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5.77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7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00827" calcext:value-type="float">
            <text:p>23,000,827</text:p>
          </table:table-cell>
          <table:table-cell table:style-name="ce25" table:formula="of:=[.D6]+[.D7]" office:value-type="float" office:value="1036189" calcext:value-type="float">
            <text:p>1,036,189</text:p>
          </table:table-cell>
          <table:table-cell table:style-name="ce25" table:formula="of:=[.E6]+[.E7]" office:value-type="float" office:value="192418" calcext:value-type="float">
            <text:p>192,418</text:p>
          </table:table-cell>
          <table:table-cell table:style-name="ce25" table:formula="of:=[.F6]+[.F7]" office:value-type="float" office:value="203711" calcext:value-type="float">
            <text:p>203,711</text:p>
          </table:table-cell>
          <table:table-cell table:style-name="ce25" table:formula="of:=[.G6]+[.G7]" office:value-type="float" office:value="205791" calcext:value-type="float">
            <text:p>205,791</text:p>
          </table:table-cell>
          <table:table-cell table:style-name="ce25" table:formula="of:=[.H6]+[.H7]" office:value-type="float" office:value="214673" calcext:value-type="float">
            <text:p>214,673</text:p>
          </table:table-cell>
          <table:table-cell table:style-name="ce25" table:formula="of:=[.I6]+[.I7]" office:value-type="float" office:value="219596" calcext:value-type="float">
            <text:p>219,596</text:p>
          </table:table-cell>
          <table:table-cell table:style-name="ce25" table:formula="of:=[.J6]+[.J7]" office:value-type="float" office:value="1334210" calcext:value-type="float">
            <text:p>1,334,210</text:p>
          </table:table-cell>
          <table:table-cell table:style-name="ce25" table:formula="of:=[.K6]+[.K7]" office:value-type="float" office:value="236846" calcext:value-type="float">
            <text:p>236,846</text:p>
          </table:table-cell>
          <table:table-cell table:style-name="ce25" table:formula="of:=[.L6]+[.L7]" office:value-type="float" office:value="247989" calcext:value-type="float">
            <text:p>247,989</text:p>
          </table:table-cell>
          <table:table-cell table:style-name="ce25" table:formula="of:=[.M6]+[.M7]" office:value-type="float" office:value="285568" calcext:value-type="float">
            <text:p>285,568</text:p>
          </table:table-cell>
          <table:table-cell table:style-name="ce25" table:formula="of:=[.N6]+[.N7]" office:value-type="float" office:value="288262" calcext:value-type="float">
            <text:p>288,262</text:p>
          </table:table-cell>
          <table:table-cell table:style-name="ce49" table:formula="of:=[.O6]+[.O7]" office:value-type="float" office:value="275545" calcext:value-type="float">
            <text:p>275,545</text:p>
          </table:table-cell>
          <table:table-cell table:style-name="ce25" table:formula="of:=[.P6]+[.P7]" office:value-type="float" office:value="1591938" calcext:value-type="float">
            <text:p>1,591,938</text:p>
          </table:table-cell>
          <table:table-cell table:style-name="ce25" table:formula="of:=[.Q6]+[.Q7]" office:value-type="float" office:value="297535" calcext:value-type="float">
            <text:p>297,535</text:p>
          </table:table-cell>
          <table:table-cell table:style-name="ce25" table:formula="of:=[.R6]+[.R7]" office:value-type="float" office:value="323443" calcext:value-type="float">
            <text:p>323,443</text:p>
          </table:table-cell>
          <table:table-cell table:style-name="ce25" table:formula="of:=[.S6]+[.S7]" office:value-type="float" office:value="323550" calcext:value-type="float">
            <text:p>323,550</text:p>
          </table:table-cell>
          <table:table-cell table:style-name="ce25" table:formula="of:=[.T6]+[.T7]" office:value-type="float" office:value="323234" calcext:value-type="float">
            <text:p>323,234</text:p>
          </table:table-cell>
          <table:table-cell table:style-name="ce49" table:formula="of:=[.U6]+[.U7]" office:value-type="float" office:value="324176" calcext:value-type="float">
            <text:p>324,176</text:p>
          </table:table-cell>
          <table:table-cell table:style-name="ce25" table:formula="of:=[.V6]+[.V7]" office:value-type="float" office:value="1616015" calcext:value-type="float">
            <text:p>1,616,015</text:p>
          </table:table-cell>
          <table:table-cell table:style-name="ce25" table:formula="of:=[.W6]+[.W7]" office:value-type="float" office:value="323662" calcext:value-type="float">
            <text:p>323,662</text:p>
          </table:table-cell>
          <table:table-cell table:style-name="ce25" table:formula="of:=[.X6]+[.X7]" office:value-type="float" office:value="318699" calcext:value-type="float">
            <text:p>318,699</text:p>
          </table:table-cell>
          <table:table-cell table:style-name="ce25" table:formula="of:=[.Y6]+[.Y7]" office:value-type="float" office:value="324075" calcext:value-type="float">
            <text:p>324,075</text:p>
          </table:table-cell>
          <table:table-cell table:style-name="ce25" table:formula="of:=[.Z6]+[.Z7]" office:value-type="float" office:value="325518" calcext:value-type="float">
            <text:p>325,518</text:p>
          </table:table-cell>
          <table:table-cell table:style-name="ce49" table:formula="of:=[.AA6]+[.AA7]" office:value-type="float" office:value="324061" calcext:value-type="float">
            <text:p>324,061</text:p>
          </table:table-cell>
          <table:table-cell table:style-name="ce25" table:formula="of:=[.AB6]+[.AB7]" office:value-type="float" office:value="1652004" calcext:value-type="float">
            <text:p>1,652,004</text:p>
          </table:table-cell>
          <table:table-cell table:style-name="ce25" table:formula="of:=[.AC6]+[.AC7]" office:value-type="float" office:value="317385" calcext:value-type="float">
            <text:p>317,385</text:p>
          </table:table-cell>
          <table:table-cell table:style-name="ce25" table:formula="of:=[.AD6]+[.AD7]" office:value-type="float" office:value="304660" calcext:value-type="float">
            <text:p>304,660</text:p>
          </table:table-cell>
          <table:table-cell table:style-name="ce25" table:formula="of:=[.AE6]+[.AE7]" office:value-type="float" office:value="316407" calcext:value-type="float">
            <text:p>316,407</text:p>
          </table:table-cell>
          <table:table-cell table:style-name="ce25" table:formula="of:=[.AF6]+[.AF7]" office:value-type="float" office:value="352845" calcext:value-type="float">
            <text:p>352,845</text:p>
          </table:table-cell>
          <table:table-cell table:style-name="ce49" table:formula="of:=[.AG6]+[.AG7]" office:value-type="float" office:value="360707" calcext:value-type="float">
            <text:p>360,707</text:p>
          </table:table-cell>
          <table:table-cell table:style-name="ce25" table:formula="of:=[.AH6]+[.AH7]" office:value-type="float" office:value="2010787" calcext:value-type="float">
            <text:p>2,010,787</text:p>
          </table:table-cell>
          <table:table-cell table:style-name="ce25" table:formula="of:=[.AI6]+[.AI7]" office:value-type="float" office:value="387428" calcext:value-type="float">
            <text:p>387,428</text:p>
          </table:table-cell>
          <table:table-cell table:style-name="ce25" table:formula="of:=[.AJ6]+[.AJ7]" office:value-type="float" office:value="399649" calcext:value-type="float">
            <text:p>399,649</text:p>
          </table:table-cell>
          <table:table-cell table:style-name="ce25" table:formula="of:=[.AK6]+[.AK7]" office:value-type="float" office:value="406957" calcext:value-type="float">
            <text:p>406,957</text:p>
          </table:table-cell>
          <table:table-cell table:style-name="ce25" table:formula="of:=[.AL6]+[.AL7]" office:value-type="float" office:value="409221" calcext:value-type="float">
            <text:p>409,221</text:p>
          </table:table-cell>
          <table:table-cell table:style-name="ce49" table:formula="of:=[.AM6]+[.AM7]" office:value-type="float" office:value="407532" calcext:value-type="float">
            <text:p>407,532</text:p>
          </table:table-cell>
          <table:table-cell table:style-name="ce25" table:formula="of:=[.AN6]+[.AN7]" office:value-type="float" office:value="1889330" calcext:value-type="float">
            <text:p>1,889,330</text:p>
          </table:table-cell>
          <table:table-cell table:style-name="ce25" table:formula="of:=[.AO6]+[.AO7]" office:value-type="float" office:value="389051" calcext:value-type="float">
            <text:p>389,051</text:p>
          </table:table-cell>
          <table:table-cell table:style-name="ce25" table:formula="of:=[.AP6]+[.AP7]" office:value-type="float" office:value="408951" calcext:value-type="float">
            <text:p>408,951</text:p>
          </table:table-cell>
          <table:table-cell table:style-name="ce25" table:formula="of:=[.AQ6]+[.AQ7]" office:value-type="float" office:value="381323" calcext:value-type="float">
            <text:p>381,323</text:p>
          </table:table-cell>
          <table:table-cell table:style-name="ce25" table:formula="of:=[.AR6]+[.AR7]" office:value-type="float" office:value="358807" calcext:value-type="float">
            <text:p>358,807</text:p>
          </table:table-cell>
          <table:table-cell table:style-name="ce49" table:formula="of:=[.AS6]+[.AS7]" office:value-type="float" office:value="351198" calcext:value-type="float">
            <text:p>351,198</text:p>
          </table:table-cell>
          <table:table-cell table:style-name="ce25" table:formula="of:=[.AT6]+[.AT7]" office:value-type="float" office:value="1831878" calcext:value-type="float">
            <text:p>1,831,878</text:p>
          </table:table-cell>
          <table:table-cell table:style-name="ce25" table:formula="of:=[.AU6]+[.AU7]" office:value-type="float" office:value="354407" calcext:value-type="float">
            <text:p>354,407</text:p>
          </table:table-cell>
          <table:table-cell table:style-name="ce25" table:formula="of:=[.AV6]+[.AV7]" office:value-type="float" office:value="358590" calcext:value-type="float">
            <text:p>358,590</text:p>
          </table:table-cell>
          <table:table-cell table:style-name="ce25" table:formula="of:=[.AW6]+[.AW7]" office:value-type="float" office:value="369241" calcext:value-type="float">
            <text:p>369,241</text:p>
          </table:table-cell>
          <table:table-cell table:style-name="ce25" table:formula="of:=[.AX6]+[.AX7]" office:value-type="float" office:value="376017" calcext:value-type="float">
            <text:p>376,017</text:p>
          </table:table-cell>
          <table:table-cell table:style-name="ce49" table:formula="of:=[.AY6]+[.AY7]" office:value-type="float" office:value="373623" calcext:value-type="float">
            <text:p>373,623</text:p>
          </table:table-cell>
          <table:table-cell table:style-name="ce25" table:formula="of:=[.AZ6]+[.AZ7]" office:value-type="float" office:value="1884009" calcext:value-type="float">
            <text:p>1,884,009</text:p>
          </table:table-cell>
          <table:table-cell table:style-name="ce25" table:formula="of:=[.BA6]+[.BA7]" office:value-type="float" office:value="370143" calcext:value-type="float">
            <text:p>370,143</text:p>
          </table:table-cell>
          <table:table-cell table:style-name="ce25" table:formula="of:=[.BB6]+[.BB7]" office:value-type="float" office:value="368357" calcext:value-type="float">
            <text:p>368,357</text:p>
          </table:table-cell>
          <table:table-cell table:style-name="ce25" table:formula="of:=[.BC6]+[.BC7]" office:value-type="float" office:value="377343" calcext:value-type="float">
            <text:p>377,343</text:p>
          </table:table-cell>
          <table:table-cell table:style-name="ce25" table:formula="of:=[.BD6]+[.BD7]" office:value-type="float" office:value="384095" calcext:value-type="float">
            <text:p>384,095</text:p>
          </table:table-cell>
          <table:table-cell table:style-name="ce49" table:formula="of:=[.BE6]+[.BE7]" office:value-type="float" office:value="384071" calcext:value-type="float">
            <text:p>384,071</text:p>
          </table:table-cell>
          <table:table-cell table:style-name="ce25" table:formula="of:=[.BF6]+[.BF7]" office:value-type="float" office:value="1890450" calcext:value-type="float">
            <text:p>1,890,450</text:p>
          </table:table-cell>
          <table:table-cell table:style-name="ce25" table:formula="of:=[.BG6]+[.BG7]" office:value-type="float" office:value="388006" calcext:value-type="float">
            <text:p>388,006</text:p>
          </table:table-cell>
          <table:table-cell table:style-name="ce25" table:formula="of:=[.BH6]+[.BH7]" office:value-type="float" office:value="384566" calcext:value-type="float">
            <text:p>384,566</text:p>
          </table:table-cell>
          <table:table-cell table:style-name="ce25" table:formula="of:=[.BI6]+[.BI7]" office:value-type="float" office:value="376463" calcext:value-type="float">
            <text:p>376,463</text:p>
          </table:table-cell>
          <table:table-cell table:style-name="ce25" table:formula="of:=[.BJ6]+[.BJ7]" office:value-type="float" office:value="369739" calcext:value-type="float">
            <text:p>369,739</text:p>
          </table:table-cell>
          <table:table-cell table:style-name="ce49" table:formula="of:=[.BK6]+[.BK7]" office:value-type="float" office:value="371676" calcext:value-type="float">
            <text:p>371,676</text:p>
          </table:table-cell>
          <table:table-cell table:style-name="ce25" table:formula="of:=[.BL6]+[.BL7]" office:value-type="float" office:value="1696549" calcext:value-type="float">
            <text:p>1,696,549</text:p>
          </table:table-cell>
          <table:table-cell table:style-name="ce25" table:formula="of:=[.BM6]+[.BM7]" office:value-type="float" office:value="349501" calcext:value-type="float">
            <text:p>349,501</text:p>
          </table:table-cell>
          <table:table-cell table:style-name="ce25" table:formula="of:=[.BN6]+[.BN7]" office:value-type="float" office:value="342727" calcext:value-type="float">
            <text:p>342,727</text:p>
          </table:table-cell>
          <table:table-cell table:style-name="ce25" table:formula="of:=[.BO6]+[.BO7]" office:value-type="float" office:value="345910" calcext:value-type="float">
            <text:p>345,910</text:p>
          </table:table-cell>
          <table:table-cell table:style-name="ce25" table:formula="of:=[.BP6]+[.BP7]" office:value-type="float" office:value="340813" calcext:value-type="float">
            <text:p>340,813</text:p>
          </table:table-cell>
          <table:table-cell table:style-name="ce49" table:formula="of:=[.BQ6]+[.BQ7]" office:value-type="float" office:value="317598" calcext:value-type="float">
            <text:p>317,598</text:p>
          </table:table-cell>
          <table:table-cell table:style-name="ce25" table:formula="of:=[.BR6]+[.BR7]" office:value-type="float" office:value="1384606" calcext:value-type="float">
            <text:p>1,384,606</text:p>
          </table:table-cell>
          <table:table-cell table:style-name="ce25" table:formula="of:=[.BS6]+[.BS7]" office:value-type="float" office:value="308117" calcext:value-type="float">
            <text:p>308,117</text:p>
          </table:table-cell>
          <table:table-cell table:style-name="ce25" table:formula="of:=[.BT6]+[.BT7]" office:value-type="float" office:value="306394" calcext:value-type="float">
            <text:p>306,394</text:p>
          </table:table-cell>
          <table:table-cell table:style-name="ce25" table:formula="of:=[.BU6]+[.BU7]" office:value-type="float" office:value="292224" calcext:value-type="float">
            <text:p>292,224</text:p>
          </table:table-cell>
          <table:table-cell table:style-name="ce25" table:formula="of:=[.BV6]+[.BV7]" office:value-type="float" office:value="244971" calcext:value-type="float">
            <text:p>244,971</text:p>
          </table:table-cell>
          <table:table-cell table:style-name="ce49" table:formula="of:=[.BW6]+[.BW7]" office:value-type="float" office:value="232900" calcext:value-type="float">
            <text:p>232,900</text:p>
          </table:table-cell>
          <table:table-cell table:style-name="ce25" table:formula="of:=[.BX6]+[.BX7]" office:value-type="float" office:value="811665" calcext:value-type="float">
            <text:p>811,665</text:p>
          </table:table-cell>
          <table:table-cell table:style-name="ce25" table:formula="of:=[.BY6]+[.BY7]" office:value-type="float" office:value="200418" calcext:value-type="float">
            <text:p>200,418</text:p>
          </table:table-cell>
          <table:table-cell table:style-name="ce25" table:formula="of:=[.BZ6]+[.BZ7]" office:value-type="float" office:value="172378" calcext:value-type="float">
            <text:p>172,378</text:p>
          </table:table-cell>
          <table:table-cell table:style-name="ce25" table:formula="of:=[.CA6]+[.CA7]" office:value-type="float" office:value="130241" calcext:value-type="float">
            <text:p>130,241</text:p>
          </table:table-cell>
          <table:table-cell table:style-name="ce25" table:formula="of:=[.CB6]+[.CB7]" office:value-type="float" office:value="148253" calcext:value-type="float">
            <text:p>148,253</text:p>
          </table:table-cell>
          <table:table-cell table:style-name="ce49" table:formula="of:=[.CC6]+[.CC7]" office:value-type="float" office:value="160375" calcext:value-type="float">
            <text:p>160,375</text:p>
          </table:table-cell>
          <table:table-cell table:style-name="ce25" table:formula="of:=[.CD6]+[.CD7]" office:value-type="float" office:value="755476" calcext:value-type="float">
            <text:p>755,476</text:p>
          </table:table-cell>
          <table:table-cell table:style-name="ce25" table:formula="of:=[.CE6]+[.CE7]" office:value-type="float" office:value="155095" calcext:value-type="float">
            <text:p>155,095</text:p>
          </table:table-cell>
          <table:table-cell table:style-name="ce25" table:formula="of:=[.CF6]+[.CF7]" office:value-type="float" office:value="155141" calcext:value-type="float">
            <text:p>155,141</text:p>
          </table:table-cell>
          <table:table-cell table:style-name="ce25" table:formula="of:=[.CG6]+[.CG7]" office:value-type="float" office:value="154474" calcext:value-type="float">
            <text:p>154,474</text:p>
          </table:table-cell>
          <table:table-cell table:style-name="ce25" table:formula="of:=[.CH6]+[.CH7]" office:value-type="float" office:value="150417" calcext:value-type="float">
            <text:p>150,417</text:p>
          </table:table-cell>
          <table:table-cell table:style-name="ce49" table:formula="of:=[.CI6]+[.CI7]" office:value-type="float" office:value="140349" calcext:value-type="float">
            <text:p>140,349</text:p>
          </table:table-cell>
          <table:table-cell table:style-name="ce25" table:formula="of:=[.CJ6]+[.CJ7]" office:value-type="float" office:value="603768" calcext:value-type="float">
            <text:p>603,768</text:p>
          </table:table-cell>
          <table:table-cell table:style-name="ce25" table:formula="of:=[.CK6]+[.CK7]" office:value-type="float" office:value="131844" calcext:value-type="float">
            <text:p>131,844</text:p>
          </table:table-cell>
          <table:table-cell table:style-name="ce25" table:formula="of:=[.CL6]+[.CL7]" office:value-type="float" office:value="127613" calcext:value-type="float">
            <text:p>127,613</text:p>
          </table:table-cell>
          <table:table-cell table:style-name="ce25" table:formula="of:=[.CM6]+[.CM7]" office:value-type="float" office:value="119455" calcext:value-type="float">
            <text:p>119,455</text:p>
          </table:table-cell>
          <table:table-cell table:style-name="ce25" table:formula="of:=[.CN6]+[.CN7]" office:value-type="float" office:value="116664" calcext:value-type="float">
            <text:p>116,664</text:p>
          </table:table-cell>
          <table:table-cell table:style-name="ce49" table:formula="of:=[.CO6]+[.CO7]" office:value-type="float" office:value="108192" calcext:value-type="float">
            <text:p>108,192</text:p>
          </table:table-cell>
          <table:table-cell table:style-name="ce25" table:formula="of:=[.CP6]+[.CP7]" office:value-type="float" office:value="494699" calcext:value-type="float">
            <text:p>494,699</text:p>
          </table:table-cell>
          <table:table-cell table:style-name="ce25" table:formula="of:=[.CQ6]+[.CQ7]" office:value-type="float" office:value="104352" calcext:value-type="float">
            <text:p>104,352</text:p>
          </table:table-cell>
          <table:table-cell table:style-name="ce25" table:formula="of:=[.CR6]+[.CR7]" office:value-type="float" office:value="103965" calcext:value-type="float">
            <text:p>103,965</text:p>
          </table:table-cell>
          <table:table-cell table:style-name="ce25" table:formula="of:=[.CS6]+[.CS7]" office:value-type="float" office:value="101596" calcext:value-type="float">
            <text:p>101,596</text:p>
          </table:table-cell>
          <table:table-cell table:style-name="ce25" table:formula="of:=[.CT6]+[.CT7]" office:value-type="float" office:value="95892" calcext:value-type="float">
            <text:p>95,892</text:p>
          </table:table-cell>
          <table:table-cell table:style-name="ce49" table:formula="of:=[.CU6]+[.CU7]" office:value-type="float" office:value="88894" calcext:value-type="float">
            <text:p>88,894</text:p>
          </table:table-cell>
          <table:table-cell table:style-name="ce25" table:formula="of:=[.CV6]+[.CV7]" office:value-type="float" office:value="320942" calcext:value-type="float">
            <text:p>320,942</text:p>
          </table:table-cell>
          <table:table-cell table:style-name="ce25" table:formula="of:=[.CW6]+[.CW7]" office:value-type="float" office:value="80761" calcext:value-type="float">
            <text:p>80,761</text:p>
          </table:table-cell>
          <table:table-cell table:style-name="ce25" table:formula="of:=[.CX6]+[.CX7]" office:value-type="float" office:value="73047" calcext:value-type="float">
            <text:p>73,047</text:p>
          </table:table-cell>
          <table:table-cell table:style-name="ce25" table:formula="of:=[.CY6]+[.CY7]" office:value-type="float" office:value="65428" calcext:value-type="float">
            <text:p>65,428</text:p>
          </table:table-cell>
          <table:table-cell table:style-name="ce25" table:formula="of:=[.CZ6]+[.CZ7]" office:value-type="float" office:value="54424" calcext:value-type="float">
            <text:p>54,424</text:p>
          </table:table-cell>
          <table:table-cell table:style-name="ce49" table:formula="of:=[.DA6]+[.DA7]" office:value-type="float" office:value="47282" calcext:value-type="float">
            <text:p>47,282</text:p>
          </table:table-cell>
          <table:table-cell table:style-name="ce25" table:formula="of:=[.DB6]+[.DB7]" office:value-type="float" office:value="141517" calcext:value-type="float">
            <text:p>141,517</text:p>
          </table:table-cell>
          <table:table-cell table:style-name="ce25" table:formula="of:=[.DC6]+[.DC7]" office:value-type="float" office:value="38910" calcext:value-type="float">
            <text:p>38,910</text:p>
          </table:table-cell>
          <table:table-cell table:style-name="ce25" table:formula="of:=[.DD6]+[.DD7]" office:value-type="float" office:value="35476" calcext:value-type="float">
            <text:p>35,476</text:p>
          </table:table-cell>
          <table:table-cell table:style-name="ce25" table:formula="of:=[.DE6]+[.DE7]" office:value-type="float" office:value="28516" calcext:value-type="float">
            <text:p>28,516</text:p>
          </table:table-cell>
          <table:table-cell table:style-name="ce25" table:formula="of:=[.DF6]+[.DF7]" office:value-type="float" office:value="21740" calcext:value-type="float">
            <text:p>21,740</text:p>
          </table:table-cell>
          <table:table-cell table:style-name="ce49" table:formula="of:=[.DG6]+[.DG7]" office:value-type="float" office:value="16875" calcext:value-type="float">
            <text:p>16,875</text:p>
          </table:table-cell>
          <table:table-cell table:style-name="ce25" table:formula="of:=[.DH6]+[.DH7]" office:value-type="float" office:value="43050" calcext:value-type="float">
            <text:p>43,050</text:p>
          </table:table-cell>
          <table:table-cell table:style-name="ce25" table:formula="of:=[.DI6]+[.DI7]" office:value-type="float" office:value="13513" calcext:value-type="float">
            <text:p>13,513</text:p>
          </table:table-cell>
          <table:table-cell table:style-name="ce25" table:formula="of:=[.DJ6]+[.DJ7]" office:value-type="float" office:value="10634" calcext:value-type="float">
            <text:p>10,634</text:p>
          </table:table-cell>
          <table:table-cell table:style-name="ce25" table:formula="of:=[.DK6]+[.DK7]" office:value-type="float" office:value="7766" calcext:value-type="float">
            <text:p>7,766</text:p>
          </table:table-cell>
          <table:table-cell table:style-name="ce25" table:formula="of:=[.DL6]+[.DL7]" office:value-type="float" office:value="6297" calcext:value-type="float">
            <text:p>6,297</text:p>
          </table:table-cell>
          <table:table-cell table:style-name="ce49" table:formula="of:=[.DM6]+[.DM7]" office:value-type="float" office:value="4840" calcext:value-type="float">
            <text:p>4,840</text:p>
          </table:table-cell>
          <table:table-cell table:style-name="ce25" table:formula="of:=[.DN6]+[.DN7]" office:value-type="float" office:value="9854" calcext:value-type="float">
            <text:p>9,854</text:p>
          </table:table-cell>
          <table:table-cell table:style-name="ce25" table:formula="of:=[.DO6]+[.DO7]" office:value-type="float" office:value="3623" calcext:value-type="float">
            <text:p>3,623</text:p>
          </table:table-cell>
          <table:table-cell table:style-name="ce25" table:formula="of:=[.DP6]+[.DP7]" office:value-type="float" office:value="2623" calcext:value-type="float">
            <text:p>2,623</text:p>
          </table:table-cell>
          <table:table-cell table:style-name="ce25" table:formula="of:=[.DQ6]+[.DQ7]" office:value-type="float" office:value="1727" calcext:value-type="float">
            <text:p>1,727</text:p>
          </table:table-cell>
          <table:table-cell table:style-name="ce25" table:formula="of:=[.DR6]+[.DR7]" office:value-type="float" office:value="1089" calcext:value-type="float">
            <text:p>1,089</text:p>
          </table:table-cell>
          <table:table-cell table:style-name="ce49" table:formula="of:=[.DS6]+[.DS7]" office:value-type="float" office:value="792" calcext:value-type="float">
            <text:p>792</text:p>
          </table:table-cell>
          <table:table-cell table:style-name="ce25" table:formula="of:=[.DT6]+[.DT7]" office:value-type="float" office:value="1891" calcext:value-type="float">
            <text:p>1,89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7437" calcext:value-type="float">
            <text:p>11,617,437</text:p>
          </table:table-cell>
          <table:table-cell table:style-name="ce25" table:formula="of:=[.D9]+[.D84]" office:value-type="float" office:value="542128" calcext:value-type="float">
            <text:p>542,128</text:p>
          </table:table-cell>
          <table:table-cell table:style-name="ce25" table:formula="of:=[.E9]+[.E84]" office:value-type="float" office:value="100747" calcext:value-type="float">
            <text:p>100,747</text:p>
          </table:table-cell>
          <table:table-cell table:style-name="ce25" table:formula="of:=[.F9]+[.F84]" office:value-type="float" office:value="106289" calcext:value-type="float">
            <text:p>106,289</text:p>
          </table:table-cell>
          <table:table-cell table:style-name="ce25" table:formula="of:=[.G9]+[.G84]" office:value-type="float" office:value="107620" calcext:value-type="float">
            <text:p>107,620</text:p>
          </table:table-cell>
          <table:table-cell table:style-name="ce25" table:formula="of:=[.H9]+[.H84]" office:value-type="float" office:value="111980" calcext:value-type="float">
            <text:p>111,980</text:p>
          </table:table-cell>
          <table:table-cell table:style-name="ce25" table:formula="of:=[.I9]+[.I84]" office:value-type="float" office:value="115492" calcext:value-type="float">
            <text:p>115,492</text:p>
          </table:table-cell>
          <table:table-cell table:style-name="ce25" table:formula="of:=[.J9]+[.J84]" office:value-type="float" office:value="696160" calcext:value-type="float">
            <text:p>696,160</text:p>
          </table:table-cell>
          <table:table-cell table:style-name="ce25" table:formula="of:=[.K9]+[.K84]" office:value-type="float" office:value="123927" calcext:value-type="float">
            <text:p>123,927</text:p>
          </table:table-cell>
          <table:table-cell table:style-name="ce25" table:formula="of:=[.L9]+[.L84]" office:value-type="float" office:value="129144" calcext:value-type="float">
            <text:p>129,144</text:p>
          </table:table-cell>
          <table:table-cell table:style-name="ce25" table:formula="of:=[.M9]+[.M84]" office:value-type="float" office:value="148670" calcext:value-type="float">
            <text:p>148,670</text:p>
          </table:table-cell>
          <table:table-cell table:style-name="ce25" table:formula="of:=[.N9]+[.N84]" office:value-type="float" office:value="150955" calcext:value-type="float">
            <text:p>150,955</text:p>
          </table:table-cell>
          <table:table-cell table:style-name="ce49" table:formula="of:=[.O9]+[.O84]" office:value-type="float" office:value="143464" calcext:value-type="float">
            <text:p>143,464</text:p>
          </table:table-cell>
          <table:table-cell table:style-name="ce25" table:formula="of:=[.P9]+[.P84]" office:value-type="float" office:value="827773" calcext:value-type="float">
            <text:p>827,773</text:p>
          </table:table-cell>
          <table:table-cell table:style-name="ce25" table:formula="of:=[.Q9]+[.Q84]" office:value-type="float" office:value="155062" calcext:value-type="float">
            <text:p>155,062</text:p>
          </table:table-cell>
          <table:table-cell table:style-name="ce25" table:formula="of:=[.R9]+[.R84]" office:value-type="float" office:value="168339" calcext:value-type="float">
            <text:p>168,339</text:p>
          </table:table-cell>
          <table:table-cell table:style-name="ce25" table:formula="of:=[.S9]+[.S84]" office:value-type="float" office:value="167976" calcext:value-type="float">
            <text:p>167,976</text:p>
          </table:table-cell>
          <table:table-cell table:style-name="ce25" table:formula="of:=[.T9]+[.T84]" office:value-type="float" office:value="167931" calcext:value-type="float">
            <text:p>167,931</text:p>
          </table:table-cell>
          <table:table-cell table:style-name="ce49" table:formula="of:=[.U9]+[.U84]" office:value-type="float" office:value="168465" calcext:value-type="float">
            <text:p>168,465</text:p>
          </table:table-cell>
          <table:table-cell table:style-name="ce25" table:formula="of:=[.V9]+[.V84]" office:value-type="float" office:value="842449" calcext:value-type="float">
            <text:p>842,449</text:p>
          </table:table-cell>
          <table:table-cell table:style-name="ce25" table:formula="of:=[.W9]+[.W84]" office:value-type="float" office:value="168325" calcext:value-type="float">
            <text:p>168,325</text:p>
          </table:table-cell>
          <table:table-cell table:style-name="ce25" table:formula="of:=[.X9]+[.X84]" office:value-type="float" office:value="166758" calcext:value-type="float">
            <text:p>166,758</text:p>
          </table:table-cell>
          <table:table-cell table:style-name="ce25" table:formula="of:=[.Y9]+[.Y84]" office:value-type="float" office:value="169697" calcext:value-type="float">
            <text:p>169,697</text:p>
          </table:table-cell>
          <table:table-cell table:style-name="ce25" table:formula="of:=[.Z9]+[.Z84]" office:value-type="float" office:value="169371" calcext:value-type="float">
            <text:p>169,371</text:p>
          </table:table-cell>
          <table:table-cell table:style-name="ce49" table:formula="of:=[.AA9]+[.AA84]" office:value-type="float" office:value="168298" calcext:value-type="float">
            <text:p>168,298</text:p>
          </table:table-cell>
          <table:table-cell table:style-name="ce25" table:formula="of:=[.AB9]+[.AB84]" office:value-type="float" office:value="849240" calcext:value-type="float">
            <text:p>849,240</text:p>
          </table:table-cell>
          <table:table-cell table:style-name="ce25" table:formula="of:=[.AC9]+[.AC84]" office:value-type="float" office:value="164340" calcext:value-type="float">
            <text:p>164,340</text:p>
          </table:table-cell>
          <table:table-cell table:style-name="ce25" table:formula="of:=[.AD9]+[.AD84]" office:value-type="float" office:value="157079" calcext:value-type="float">
            <text:p>157,079</text:p>
          </table:table-cell>
          <table:table-cell table:style-name="ce25" table:formula="of:=[.AE9]+[.AE84]" office:value-type="float" office:value="162474" calcext:value-type="float">
            <text:p>162,474</text:p>
          </table:table-cell>
          <table:table-cell table:style-name="ce25" table:formula="of:=[.AF9]+[.AF84]" office:value-type="float" office:value="180809" calcext:value-type="float">
            <text:p>180,809</text:p>
          </table:table-cell>
          <table:table-cell table:style-name="ce49" table:formula="of:=[.AG9]+[.AG84]" office:value-type="float" office:value="184538" calcext:value-type="float">
            <text:p>184,538</text:p>
          </table:table-cell>
          <table:table-cell table:style-name="ce25" table:formula="of:=[.AH9]+[.AH84]" office:value-type="float" office:value="1018091" calcext:value-type="float">
            <text:p>1,018,091</text:p>
          </table:table-cell>
          <table:table-cell table:style-name="ce25" table:formula="of:=[.AI9]+[.AI84]" office:value-type="float" office:value="197366" calcext:value-type="float">
            <text:p>197,366</text:p>
          </table:table-cell>
          <table:table-cell table:style-name="ce25" table:formula="of:=[.AJ9]+[.AJ84]" office:value-type="float" office:value="202706" calcext:value-type="float">
            <text:p>202,706</text:p>
          </table:table-cell>
          <table:table-cell table:style-name="ce25" table:formula="of:=[.AK9]+[.AK84]" office:value-type="float" office:value="205732" calcext:value-type="float">
            <text:p>205,732</text:p>
          </table:table-cell>
          <table:table-cell table:style-name="ce25" table:formula="of:=[.AL9]+[.AL84]" office:value-type="float" office:value="206598" calcext:value-type="float">
            <text:p>206,598</text:p>
          </table:table-cell>
          <table:table-cell table:style-name="ce49" table:formula="of:=[.AM9]+[.AM84]" office:value-type="float" office:value="205689" calcext:value-type="float">
            <text:p>205,689</text:p>
          </table:table-cell>
          <table:table-cell table:style-name="ce25" table:formula="of:=[.AN9]+[.AN84]" office:value-type="float" office:value="948356" calcext:value-type="float">
            <text:p>948,356</text:p>
          </table:table-cell>
          <table:table-cell table:style-name="ce25" table:formula="of:=[.AO9]+[.AO84]" office:value-type="float" office:value="196014" calcext:value-type="float">
            <text:p>196,014</text:p>
          </table:table-cell>
          <table:table-cell table:style-name="ce25" table:formula="of:=[.AP9]+[.AP84]" office:value-type="float" office:value="205294" calcext:value-type="float">
            <text:p>205,294</text:p>
          </table:table-cell>
          <table:table-cell table:style-name="ce25" table:formula="of:=[.AQ9]+[.AQ84]" office:value-type="float" office:value="191712" calcext:value-type="float">
            <text:p>191,712</text:p>
          </table:table-cell>
          <table:table-cell table:style-name="ce25" table:formula="of:=[.AR9]+[.AR84]" office:value-type="float" office:value="179357" calcext:value-type="float">
            <text:p>179,357</text:p>
          </table:table-cell>
          <table:table-cell table:style-name="ce49" table:formula="of:=[.AS9]+[.AS84]" office:value-type="float" office:value="175979" calcext:value-type="float">
            <text:p>175,979</text:p>
          </table:table-cell>
          <table:table-cell table:style-name="ce25" table:formula="of:=[.AT9]+[.AT84]" office:value-type="float" office:value="918246" calcext:value-type="float">
            <text:p>918,246</text:p>
          </table:table-cell>
          <table:table-cell table:style-name="ce25" table:formula="of:=[.AU9]+[.AU84]" office:value-type="float" office:value="177072" calcext:value-type="float">
            <text:p>177,072</text:p>
          </table:table-cell>
          <table:table-cell table:style-name="ce25" table:formula="of:=[.AV9]+[.AV84]" office:value-type="float" office:value="179109" calcext:value-type="float">
            <text:p>179,109</text:p>
          </table:table-cell>
          <table:table-cell table:style-name="ce25" table:formula="of:=[.AW9]+[.AW84]" office:value-type="float" office:value="185243" calcext:value-type="float">
            <text:p>185,243</text:p>
          </table:table-cell>
          <table:table-cell table:style-name="ce25" table:formula="of:=[.AX9]+[.AX84]" office:value-type="float" office:value="188895" calcext:value-type="float">
            <text:p>188,895</text:p>
          </table:table-cell>
          <table:table-cell table:style-name="ce49" table:formula="of:=[.AY9]+[.AY84]" office:value-type="float" office:value="187927" calcext:value-type="float">
            <text:p>187,927</text:p>
          </table:table-cell>
          <table:table-cell table:style-name="ce25" table:formula="of:=[.AZ9]+[.AZ84]" office:value-type="float" office:value="948924" calcext:value-type="float">
            <text:p>948,924</text:p>
          </table:table-cell>
          <table:table-cell table:style-name="ce25" table:formula="of:=[.BA9]+[.BA84]" office:value-type="float" office:value="186412" calcext:value-type="float">
            <text:p>186,412</text:p>
          </table:table-cell>
          <table:table-cell table:style-name="ce25" table:formula="of:=[.BB9]+[.BB84]" office:value-type="float" office:value="185755" calcext:value-type="float">
            <text:p>185,755</text:p>
          </table:table-cell>
          <table:table-cell table:style-name="ce25" table:formula="of:=[.BC9]+[.BC84]" office:value-type="float" office:value="190101" calcext:value-type="float">
            <text:p>190,101</text:p>
          </table:table-cell>
          <table:table-cell table:style-name="ce25" table:formula="of:=[.BD9]+[.BD84]" office:value-type="float" office:value="193239" calcext:value-type="float">
            <text:p>193,239</text:p>
          </table:table-cell>
          <table:table-cell table:style-name="ce49" table:formula="of:=[.BE9]+[.BE84]" office:value-type="float" office:value="193417" calcext:value-type="float">
            <text:p>193,417</text:p>
          </table:table-cell>
          <table:table-cell table:style-name="ce25" table:formula="of:=[.BF9]+[.BF84]" office:value-type="float" office:value="948017" calcext:value-type="float">
            <text:p>948,017</text:p>
          </table:table-cell>
          <table:table-cell table:style-name="ce25" table:formula="of:=[.BG9]+[.BG84]" office:value-type="float" office:value="194783" calcext:value-type="float">
            <text:p>194,783</text:p>
          </table:table-cell>
          <table:table-cell table:style-name="ce25" table:formula="of:=[.BH9]+[.BH84]" office:value-type="float" office:value="193175" calcext:value-type="float">
            <text:p>193,175</text:p>
          </table:table-cell>
          <table:table-cell table:style-name="ce25" table:formula="of:=[.BI9]+[.BI84]" office:value-type="float" office:value="189227" calcext:value-type="float">
            <text:p>189,227</text:p>
          </table:table-cell>
          <table:table-cell table:style-name="ce25" table:formula="of:=[.BJ9]+[.BJ84]" office:value-type="float" office:value="185128" calcext:value-type="float">
            <text:p>185,128</text:p>
          </table:table-cell>
          <table:table-cell table:style-name="ce49" table:formula="of:=[.BK9]+[.BK84]" office:value-type="float" office:value="185704" calcext:value-type="float">
            <text:p>185,704</text:p>
          </table:table-cell>
          <table:table-cell table:style-name="ce25" table:formula="of:=[.BL9]+[.BL84]" office:value-type="float" office:value="844121" calcext:value-type="float">
            <text:p>844,121</text:p>
          </table:table-cell>
          <table:table-cell table:style-name="ce25" table:formula="of:=[.BM9]+[.BM84]" office:value-type="float" office:value="174500" calcext:value-type="float">
            <text:p>174,500</text:p>
          </table:table-cell>
          <table:table-cell table:style-name="ce25" table:formula="of:=[.BN9]+[.BN84]" office:value-type="float" office:value="170362" calcext:value-type="float">
            <text:p>170,362</text:p>
          </table:table-cell>
          <table:table-cell table:style-name="ce25" table:formula="of:=[.BO9]+[.BO84]" office:value-type="float" office:value="172433" calcext:value-type="float">
            <text:p>172,433</text:p>
          </table:table-cell>
          <table:table-cell table:style-name="ce25" table:formula="of:=[.BP9]+[.BP84]" office:value-type="float" office:value="169482" calcext:value-type="float">
            <text:p>169,482</text:p>
          </table:table-cell>
          <table:table-cell table:style-name="ce49" table:formula="of:=[.BQ9]+[.BQ84]" office:value-type="float" office:value="157344" calcext:value-type="float">
            <text:p>157,344</text:p>
          </table:table-cell>
          <table:table-cell table:style-name="ce25" table:formula="of:=[.BR9]+[.BR84]" office:value-type="float" office:value="683657" calcext:value-type="float">
            <text:p>683,657</text:p>
          </table:table-cell>
          <table:table-cell table:style-name="ce25" table:formula="of:=[.BS9]+[.BS84]" office:value-type="float" office:value="152754" calcext:value-type="float">
            <text:p>152,754</text:p>
          </table:table-cell>
          <table:table-cell table:style-name="ce25" table:formula="of:=[.BT9]+[.BT84]" office:value-type="float" office:value="151677" calcext:value-type="float">
            <text:p>151,677</text:p>
          </table:table-cell>
          <table:table-cell table:style-name="ce25" table:formula="of:=[.BU9]+[.BU84]" office:value-type="float" office:value="144213" calcext:value-type="float">
            <text:p>144,213</text:p>
          </table:table-cell>
          <table:table-cell table:style-name="ce25" table:formula="of:=[.BV9]+[.BV84]" office:value-type="float" office:value="120873" calcext:value-type="float">
            <text:p>120,873</text:p>
          </table:table-cell>
          <table:table-cell table:style-name="ce49" table:formula="of:=[.BW9]+[.BW84]" office:value-type="float" office:value="114140" calcext:value-type="float">
            <text:p>114,140</text:p>
          </table:table-cell>
          <table:table-cell table:style-name="ce25" table:formula="of:=[.BX9]+[.BX84]" office:value-type="float" office:value="395987" calcext:value-type="float">
            <text:p>395,987</text:p>
          </table:table-cell>
          <table:table-cell table:style-name="ce25" table:formula="of:=[.BY9]+[.BY84]" office:value-type="float" office:value="98720" calcext:value-type="float">
            <text:p>98,720</text:p>
          </table:table-cell>
          <table:table-cell table:style-name="ce25" table:formula="of:=[.BZ9]+[.BZ84]" office:value-type="float" office:value="84213" calcext:value-type="float">
            <text:p>84,213</text:p>
          </table:table-cell>
          <table:table-cell table:style-name="ce25" table:formula="of:=[.CA9]+[.CA84]" office:value-type="float" office:value="63549" calcext:value-type="float">
            <text:p>63,549</text:p>
          </table:table-cell>
          <table:table-cell table:style-name="ce25" table:formula="of:=[.CB9]+[.CB84]" office:value-type="float" office:value="71705" calcext:value-type="float">
            <text:p>71,705</text:p>
          </table:table-cell>
          <table:table-cell table:style-name="ce49" table:formula="of:=[.CC9]+[.CC84]" office:value-type="float" office:value="77800" calcext:value-type="float">
            <text:p>77,800</text:p>
          </table:table-cell>
          <table:table-cell table:style-name="ce25" table:formula="of:=[.CD9]+[.CD84]" office:value-type="float" office:value="358858" calcext:value-type="float">
            <text:p>358,858</text:p>
          </table:table-cell>
          <table:table-cell table:style-name="ce25" table:formula="of:=[.CE9]+[.CE84]" office:value-type="float" office:value="74594" calcext:value-type="float">
            <text:p>74,594</text:p>
          </table:table-cell>
          <table:table-cell table:style-name="ce25" table:formula="of:=[.CF9]+[.CF84]" office:value-type="float" office:value="74279" calcext:value-type="float">
            <text:p>74,279</text:p>
          </table:table-cell>
          <table:table-cell table:style-name="ce25" table:formula="of:=[.CG9]+[.CG84]" office:value-type="float" office:value="73710" calcext:value-type="float">
            <text:p>73,710</text:p>
          </table:table-cell>
          <table:table-cell table:style-name="ce25" table:formula="of:=[.CH9]+[.CH84]" office:value-type="float" office:value="70751" calcext:value-type="float">
            <text:p>70,751</text:p>
          </table:table-cell>
          <table:table-cell table:style-name="ce49" table:formula="of:=[.CI9]+[.CI84]" office:value-type="float" office:value="65524" calcext:value-type="float">
            <text:p>65,524</text:p>
          </table:table-cell>
          <table:table-cell table:style-name="ce25" table:formula="of:=[.CJ9]+[.CJ84]" office:value-type="float" office:value="281569" calcext:value-type="float">
            <text:p>281,569</text:p>
          </table:table-cell>
          <table:table-cell table:style-name="ce25" table:formula="of:=[.CK9]+[.CK84]" office:value-type="float" office:value="61437" calcext:value-type="float">
            <text:p>61,437</text:p>
          </table:table-cell>
          <table:table-cell table:style-name="ce25" table:formula="of:=[.CL9]+[.CL84]" office:value-type="float" office:value="59510" calcext:value-type="float">
            <text:p>59,510</text:p>
          </table:table-cell>
          <table:table-cell table:style-name="ce25" table:formula="of:=[.CM9]+[.CM84]" office:value-type="float" office:value="55201" calcext:value-type="float">
            <text:p>55,201</text:p>
          </table:table-cell>
          <table:table-cell table:style-name="ce25" table:formula="of:=[.CN9]+[.CN84]" office:value-type="float" office:value="54406" calcext:value-type="float">
            <text:p>54,406</text:p>
          </table:table-cell>
          <table:table-cell table:style-name="ce49" table:formula="of:=[.CO9]+[.CO84]" office:value-type="float" office:value="51015" calcext:value-type="float">
            <text:p>51,015</text:p>
          </table:table-cell>
          <table:table-cell table:style-name="ce25" table:formula="of:=[.CP9]+[.CP84]" office:value-type="float" office:value="253434" calcext:value-type="float">
            <text:p>253,434</text:p>
          </table:table-cell>
          <table:table-cell table:style-name="ce25" table:formula="of:=[.CQ9]+[.CQ84]" office:value-type="float" office:value="50699" calcext:value-type="float">
            <text:p>50,699</text:p>
          </table:table-cell>
          <table:table-cell table:style-name="ce25" table:formula="of:=[.CR9]+[.CR84]" office:value-type="float" office:value="52293" calcext:value-type="float">
            <text:p>52,293</text:p>
          </table:table-cell>
          <table:table-cell table:style-name="ce25" table:formula="of:=[.CS9]+[.CS84]" office:value-type="float" office:value="52664" calcext:value-type="float">
            <text:p>52,664</text:p>
          </table:table-cell>
          <table:table-cell table:style-name="ce25" table:formula="of:=[.CT9]+[.CT84]" office:value-type="float" office:value="50747" calcext:value-type="float">
            <text:p>50,747</text:p>
          </table:table-cell>
          <table:table-cell table:style-name="ce49" table:formula="of:=[.CU9]+[.CU84]" office:value-type="float" office:value="47031" calcext:value-type="float">
            <text:p>47,031</text:p>
          </table:table-cell>
          <table:table-cell table:style-name="ce25" table:formula="of:=[.CV9]+[.CV84]" office:value-type="float" office:value="168563" calcext:value-type="float">
            <text:p>168,563</text:p>
          </table:table-cell>
          <table:table-cell table:style-name="ce25" table:formula="of:=[.CW9]+[.CW84]" office:value-type="float" office:value="43164" calcext:value-type="float">
            <text:p>43,164</text:p>
          </table:table-cell>
          <table:table-cell table:style-name="ce25" table:formula="of:=[.CX9]+[.CX84]" office:value-type="float" office:value="38572" calcext:value-type="float">
            <text:p>38,572</text:p>
          </table:table-cell>
          <table:table-cell table:style-name="ce25" table:formula="of:=[.CY9]+[.CY84]" office:value-type="float" office:value="34522" calcext:value-type="float">
            <text:p>34,522</text:p>
          </table:table-cell>
          <table:table-cell table:style-name="ce25" table:formula="of:=[.CZ9]+[.CZ84]" office:value-type="float" office:value="28535" calcext:value-type="float">
            <text:p>28,535</text:p>
          </table:table-cell>
          <table:table-cell table:style-name="ce49" table:formula="of:=[.DA9]+[.DA84]" office:value-type="float" office:value="23770" calcext:value-type="float">
            <text:p>23,770</text:p>
          </table:table-cell>
          <table:table-cell table:style-name="ce25" table:formula="of:=[.DB9]+[.DB84]" office:value-type="float" office:value="67873" calcext:value-type="float">
            <text:p>67,873</text:p>
          </table:table-cell>
          <table:table-cell table:style-name="ce25" table:formula="of:=[.DC9]+[.DC84]" office:value-type="float" office:value="19098" calcext:value-type="float">
            <text:p>19,098</text:p>
          </table:table-cell>
          <table:table-cell table:style-name="ce25" table:formula="of:=[.DD9]+[.DD84]" office:value-type="float" office:value="17222" calcext:value-type="float">
            <text:p>17,222</text:p>
          </table:table-cell>
          <table:table-cell table:style-name="ce25" table:formula="of:=[.DE9]+[.DE84]" office:value-type="float" office:value="13636" calcext:value-type="float">
            <text:p>13,636</text:p>
          </table:table-cell>
          <table:table-cell table:style-name="ce25" table:formula="of:=[.DF9]+[.DF84]" office:value-type="float" office:value="10264" calcext:value-type="float">
            <text:p>10,264</text:p>
          </table:table-cell>
          <table:table-cell table:style-name="ce49" table:formula="of:=[.DG9]+[.DG84]" office:value-type="float" office:value="7653" calcext:value-type="float">
            <text:p>7,653</text:p>
          </table:table-cell>
          <table:table-cell table:style-name="ce25" table:formula="of:=[.DH9]+[.DH84]" office:value-type="float" office:value="18778" calcext:value-type="float">
            <text:p>18,778</text:p>
          </table:table-cell>
          <table:table-cell table:style-name="ce25" table:formula="of:=[.DI9]+[.DI84]" office:value-type="float" office:value="5973" calcext:value-type="float">
            <text:p>5,973</text:p>
          </table:table-cell>
          <table:table-cell table:style-name="ce25" table:formula="of:=[.DJ9]+[.DJ84]" office:value-type="float" office:value="4619" calcext:value-type="float">
            <text:p>4,619</text:p>
          </table:table-cell>
          <table:table-cell table:style-name="ce25" table:formula="of:=[.DK9]+[.DK84]" office:value-type="float" office:value="3346" calcext:value-type="float">
            <text:p>3,346</text:p>
          </table:table-cell>
          <table:table-cell table:style-name="ce25" table:formula="of:=[.DL9]+[.DL84]" office:value-type="float" office:value="2701" calcext:value-type="float">
            <text:p>2,701</text:p>
          </table:table-cell>
          <table:table-cell table:style-name="ce49" table:formula="of:=[.DM9]+[.DM84]" office:value-type="float" office:value="2139" calcext:value-type="float">
            <text:p>2,139</text:p>
          </table:table-cell>
          <table:table-cell table:style-name="ce25" table:formula="of:=[.DN9]+[.DN84]" office:value-type="float" office:value="4250" calcext:value-type="float">
            <text:p>4,250</text:p>
          </table:table-cell>
          <table:table-cell table:style-name="ce25" table:formula="of:=[.DO9]+[.DO84]" office:value-type="float" office:value="1519" calcext:value-type="float">
            <text:p>1,519</text:p>
          </table:table-cell>
          <table:table-cell table:style-name="ce25" table:formula="of:=[.DP9]+[.DP84]" office:value-type="float" office:value="1233" calcext:value-type="float">
            <text:p>1,233</text:p>
          </table:table-cell>
          <table:table-cell table:style-name="ce25" table:formula="of:=[.DQ9]+[.DQ84]" office:value-type="float" office:value="697" calcext:value-type="float">
            <text:p>697</text:p>
          </table:table-cell>
          <table:table-cell table:style-name="ce25" table:formula="of:=[.DR9]+[.DR84]" office:value-type="float" office:value="470" calcext:value-type="float">
            <text:p>470</text:p>
          </table:table-cell>
          <table:table-cell table:style-name="ce49" table:formula="of:=[.DS9]+[.DS84]" office:value-type="float" office:value="331" calcext:value-type="float">
            <text:p>331</text:p>
          </table:table-cell>
          <table:table-cell table:style-name="ce25" table:formula="of:=[.DT9]+[.DT84]" office:value-type="float" office:value="963" calcext:value-type="float">
            <text:p>96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83390" calcext:value-type="float">
            <text:p>11,383,390</text:p>
          </table:table-cell>
          <table:table-cell table:style-name="ce26" table:formula="of:=[.D10]+[.D85]" office:value-type="float" office:value="494061" calcext:value-type="float">
            <text:p>494,061</text:p>
          </table:table-cell>
          <table:table-cell table:style-name="ce26" table:formula="of:=[.E10]+[.E85]" office:value-type="float" office:value="91671" calcext:value-type="float">
            <text:p>91,671</text:p>
          </table:table-cell>
          <table:table-cell table:style-name="ce26" table:formula="of:=[.F10]+[.F85]" office:value-type="float" office:value="97422" calcext:value-type="float">
            <text:p>97,422</text:p>
          </table:table-cell>
          <table:table-cell table:style-name="ce26" table:formula="of:=[.G10]+[.G85]" office:value-type="float" office:value="98171" calcext:value-type="float">
            <text:p>98,171</text:p>
          </table:table-cell>
          <table:table-cell table:style-name="ce26" table:formula="of:=[.H10]+[.H85]" office:value-type="float" office:value="102693" calcext:value-type="float">
            <text:p>102,693</text:p>
          </table:table-cell>
          <table:table-cell table:style-name="ce26" table:formula="of:=[.I10]+[.I85]" office:value-type="float" office:value="104104" calcext:value-type="float">
            <text:p>104,104</text:p>
          </table:table-cell>
          <table:table-cell table:style-name="ce26" table:formula="of:=[.J10]+[.J85]" office:value-type="float" office:value="638050" calcext:value-type="float">
            <text:p>638,050</text:p>
          </table:table-cell>
          <table:table-cell table:style-name="ce26" table:formula="of:=[.K10]+[.K85]" office:value-type="float" office:value="112919" calcext:value-type="float">
            <text:p>112,919</text:p>
          </table:table-cell>
          <table:table-cell table:style-name="ce26" table:formula="of:=[.L10]+[.L85]" office:value-type="float" office:value="118845" calcext:value-type="float">
            <text:p>118,845</text:p>
          </table:table-cell>
          <table:table-cell table:style-name="ce26" table:formula="of:=[.M10]+[.M85]" office:value-type="float" office:value="136898" calcext:value-type="float">
            <text:p>136,898</text:p>
          </table:table-cell>
          <table:table-cell table:style-name="ce26" table:formula="of:=[.N10]+[.N85]" office:value-type="float" office:value="137307" calcext:value-type="float">
            <text:p>137,307</text:p>
          </table:table-cell>
          <table:table-cell table:style-name="ce38" table:formula="of:=[.O10]+[.O85]" office:value-type="float" office:value="132081" calcext:value-type="float">
            <text:p>132,081</text:p>
          </table:table-cell>
          <table:table-cell table:style-name="ce26" table:formula="of:=[.P10]+[.P85]" office:value-type="float" office:value="764165" calcext:value-type="float">
            <text:p>764,165</text:p>
          </table:table-cell>
          <table:table-cell table:style-name="ce26" table:formula="of:=[.Q10]+[.Q85]" office:value-type="float" office:value="142473" calcext:value-type="float">
            <text:p>142,473</text:p>
          </table:table-cell>
          <table:table-cell table:style-name="ce26" table:formula="of:=[.R10]+[.R85]" office:value-type="float" office:value="155104" calcext:value-type="float">
            <text:p>155,104</text:p>
          </table:table-cell>
          <table:table-cell table:style-name="ce26" table:formula="of:=[.S10]+[.S85]" office:value-type="float" office:value="155574" calcext:value-type="float">
            <text:p>155,574</text:p>
          </table:table-cell>
          <table:table-cell table:style-name="ce26" table:formula="of:=[.T10]+[.T85]" office:value-type="float" office:value="155303" calcext:value-type="float">
            <text:p>155,303</text:p>
          </table:table-cell>
          <table:table-cell table:style-name="ce38" table:formula="of:=[.U10]+[.U85]" office:value-type="float" office:value="155711" calcext:value-type="float">
            <text:p>155,711</text:p>
          </table:table-cell>
          <table:table-cell table:style-name="ce26" table:formula="of:=[.V10]+[.V85]" office:value-type="float" office:value="773566" calcext:value-type="float">
            <text:p>773,566</text:p>
          </table:table-cell>
          <table:table-cell table:style-name="ce26" table:formula="of:=[.W10]+[.W85]" office:value-type="float" office:value="155337" calcext:value-type="float">
            <text:p>155,337</text:p>
          </table:table-cell>
          <table:table-cell table:style-name="ce26" table:formula="of:=[.X10]+[.X85]" office:value-type="float" office:value="151941" calcext:value-type="float">
            <text:p>151,941</text:p>
          </table:table-cell>
          <table:table-cell table:style-name="ce26" table:formula="of:=[.Y10]+[.Y85]" office:value-type="float" office:value="154378" calcext:value-type="float">
            <text:p>154,378</text:p>
          </table:table-cell>
          <table:table-cell table:style-name="ce26" table:formula="of:=[.Z10]+[.Z85]" office:value-type="float" office:value="156147" calcext:value-type="float">
            <text:p>156,147</text:p>
          </table:table-cell>
          <table:table-cell table:style-name="ce38" table:formula="of:=[.AA10]+[.AA85]" office:value-type="float" office:value="155763" calcext:value-type="float">
            <text:p>155,763</text:p>
          </table:table-cell>
          <table:table-cell table:style-name="ce26" table:formula="of:=[.AB10]+[.AB85]" office:value-type="float" office:value="802764" calcext:value-type="float">
            <text:p>802,764</text:p>
          </table:table-cell>
          <table:table-cell table:style-name="ce26" table:formula="of:=[.AC10]+[.AC85]" office:value-type="float" office:value="153045" calcext:value-type="float">
            <text:p>153,045</text:p>
          </table:table-cell>
          <table:table-cell table:style-name="ce26" table:formula="of:=[.AD10]+[.AD85]" office:value-type="float" office:value="147581" calcext:value-type="float">
            <text:p>147,581</text:p>
          </table:table-cell>
          <table:table-cell table:style-name="ce26" table:formula="of:=[.AE10]+[.AE85]" office:value-type="float" office:value="153933" calcext:value-type="float">
            <text:p>153,933</text:p>
          </table:table-cell>
          <table:table-cell table:style-name="ce26" table:formula="of:=[.AF10]+[.AF85]" office:value-type="float" office:value="172036" calcext:value-type="float">
            <text:p>172,036</text:p>
          </table:table-cell>
          <table:table-cell table:style-name="ce38" table:formula="of:=[.AG10]+[.AG85]" office:value-type="float" office:value="176169" calcext:value-type="float">
            <text:p>176,169</text:p>
          </table:table-cell>
          <table:table-cell table:style-name="ce26" table:formula="of:=[.AH10]+[.AH85]" office:value-type="float" office:value="992696" calcext:value-type="float">
            <text:p>992,696</text:p>
          </table:table-cell>
          <table:table-cell table:style-name="ce26" table:formula="of:=[.AI10]+[.AI85]" office:value-type="float" office:value="190062" calcext:value-type="float">
            <text:p>190,062</text:p>
          </table:table-cell>
          <table:table-cell table:style-name="ce26" table:formula="of:=[.AJ10]+[.AJ85]" office:value-type="float" office:value="196943" calcext:value-type="float">
            <text:p>196,943</text:p>
          </table:table-cell>
          <table:table-cell table:style-name="ce26" table:formula="of:=[.AK10]+[.AK85]" office:value-type="float" office:value="201225" calcext:value-type="float">
            <text:p>201,225</text:p>
          </table:table-cell>
          <table:table-cell table:style-name="ce26" table:formula="of:=[.AL10]+[.AL85]" office:value-type="float" office:value="202623" calcext:value-type="float">
            <text:p>202,623</text:p>
          </table:table-cell>
          <table:table-cell table:style-name="ce38" table:formula="of:=[.AM10]+[.AM85]" office:value-type="float" office:value="201843" calcext:value-type="float">
            <text:p>201,843</text:p>
          </table:table-cell>
          <table:table-cell table:style-name="ce26" table:formula="of:=[.AN10]+[.AN85]" office:value-type="float" office:value="940974" calcext:value-type="float">
            <text:p>940,974</text:p>
          </table:table-cell>
          <table:table-cell table:style-name="ce26" table:formula="of:=[.AO10]+[.AO85]" office:value-type="float" office:value="193037" calcext:value-type="float">
            <text:p>193,037</text:p>
          </table:table-cell>
          <table:table-cell table:style-name="ce26" table:formula="of:=[.AP10]+[.AP85]" office:value-type="float" office:value="203657" calcext:value-type="float">
            <text:p>203,657</text:p>
          </table:table-cell>
          <table:table-cell table:style-name="ce26" table:formula="of:=[.AQ10]+[.AQ85]" office:value-type="float" office:value="189611" calcext:value-type="float">
            <text:p>189,611</text:p>
          </table:table-cell>
          <table:table-cell table:style-name="ce26" table:formula="of:=[.AR10]+[.AR85]" office:value-type="float" office:value="179450" calcext:value-type="float">
            <text:p>179,450</text:p>
          </table:table-cell>
          <table:table-cell table:style-name="ce38" table:formula="of:=[.AS10]+[.AS85]" office:value-type="float" office:value="175219" calcext:value-type="float">
            <text:p>175,219</text:p>
          </table:table-cell>
          <table:table-cell table:style-name="ce26" table:formula="of:=[.AT10]+[.AT85]" office:value-type="float" office:value="913632" calcext:value-type="float">
            <text:p>913,632</text:p>
          </table:table-cell>
          <table:table-cell table:style-name="ce26" table:formula="of:=[.AU10]+[.AU85]" office:value-type="float" office:value="177335" calcext:value-type="float">
            <text:p>177,335</text:p>
          </table:table-cell>
          <table:table-cell table:style-name="ce26" table:formula="of:=[.AV10]+[.AV85]" office:value-type="float" office:value="179481" calcext:value-type="float">
            <text:p>179,481</text:p>
          </table:table-cell>
          <table:table-cell table:style-name="ce26" table:formula="of:=[.AW10]+[.AW85]" office:value-type="float" office:value="183998" calcext:value-type="float">
            <text:p>183,998</text:p>
          </table:table-cell>
          <table:table-cell table:style-name="ce26" table:formula="of:=[.AX10]+[.AX85]" office:value-type="float" office:value="187122" calcext:value-type="float">
            <text:p>187,122</text:p>
          </table:table-cell>
          <table:table-cell table:style-name="ce38" table:formula="of:=[.AY10]+[.AY85]" office:value-type="float" office:value="185696" calcext:value-type="float">
            <text:p>185,696</text:p>
          </table:table-cell>
          <table:table-cell table:style-name="ce26" table:formula="of:=[.AZ10]+[.AZ85]" office:value-type="float" office:value="935085" calcext:value-type="float">
            <text:p>935,085</text:p>
          </table:table-cell>
          <table:table-cell table:style-name="ce26" table:formula="of:=[.BA10]+[.BA85]" office:value-type="float" office:value="183731" calcext:value-type="float">
            <text:p>183,731</text:p>
          </table:table-cell>
          <table:table-cell table:style-name="ce26" table:formula="of:=[.BB10]+[.BB85]" office:value-type="float" office:value="182602" calcext:value-type="float">
            <text:p>182,602</text:p>
          </table:table-cell>
          <table:table-cell table:style-name="ce26" table:formula="of:=[.BC10]+[.BC85]" office:value-type="float" office:value="187242" calcext:value-type="float">
            <text:p>187,242</text:p>
          </table:table-cell>
          <table:table-cell table:style-name="ce26" table:formula="of:=[.BD10]+[.BD85]" office:value-type="float" office:value="190856" calcext:value-type="float">
            <text:p>190,856</text:p>
          </table:table-cell>
          <table:table-cell table:style-name="ce38" table:formula="of:=[.BE10]+[.BE85]" office:value-type="float" office:value="190654" calcext:value-type="float">
            <text:p>190,654</text:p>
          </table:table-cell>
          <table:table-cell table:style-name="ce26" table:formula="of:=[.BF10]+[.BF85]" office:value-type="float" office:value="942433" calcext:value-type="float">
            <text:p>942,433</text:p>
          </table:table-cell>
          <table:table-cell table:style-name="ce26" table:formula="of:=[.BG10]+[.BG85]" office:value-type="float" office:value="193223" calcext:value-type="float">
            <text:p>193,223</text:p>
          </table:table-cell>
          <table:table-cell table:style-name="ce26" table:formula="of:=[.BH10]+[.BH85]" office:value-type="float" office:value="191391" calcext:value-type="float">
            <text:p>191,391</text:p>
          </table:table-cell>
          <table:table-cell table:style-name="ce26" table:formula="of:=[.BI10]+[.BI85]" office:value-type="float" office:value="187236" calcext:value-type="float">
            <text:p>187,236</text:p>
          </table:table-cell>
          <table:table-cell table:style-name="ce26" table:formula="of:=[.BJ10]+[.BJ85]" office:value-type="float" office:value="184611" calcext:value-type="float">
            <text:p>184,611</text:p>
          </table:table-cell>
          <table:table-cell table:style-name="ce38" table:formula="of:=[.BK10]+[.BK85]" office:value-type="float" office:value="185972" calcext:value-type="float">
            <text:p>185,972</text:p>
          </table:table-cell>
          <table:table-cell table:style-name="ce26" table:formula="of:=[.BL10]+[.BL85]" office:value-type="float" office:value="852428" calcext:value-type="float">
            <text:p>852,428</text:p>
          </table:table-cell>
          <table:table-cell table:style-name="ce26" table:formula="of:=[.BM10]+[.BM85]" office:value-type="float" office:value="175001" calcext:value-type="float">
            <text:p>175,001</text:p>
          </table:table-cell>
          <table:table-cell table:style-name="ce26" table:formula="of:=[.BN10]+[.BN85]" office:value-type="float" office:value="172365" calcext:value-type="float">
            <text:p>172,365</text:p>
          </table:table-cell>
          <table:table-cell table:style-name="ce26" table:formula="of:=[.BO10]+[.BO85]" office:value-type="float" office:value="173477" calcext:value-type="float">
            <text:p>173,477</text:p>
          </table:table-cell>
          <table:table-cell table:style-name="ce26" table:formula="of:=[.BP10]+[.BP85]" office:value-type="float" office:value="171331" calcext:value-type="float">
            <text:p>171,331</text:p>
          </table:table-cell>
          <table:table-cell table:style-name="ce38" table:formula="of:=[.BQ10]+[.BQ85]" office:value-type="float" office:value="160254" calcext:value-type="float">
            <text:p>160,254</text:p>
          </table:table-cell>
          <table:table-cell table:style-name="ce26" table:formula="of:=[.BR10]+[.BR85]" office:value-type="float" office:value="700949" calcext:value-type="float">
            <text:p>700,949</text:p>
          </table:table-cell>
          <table:table-cell table:style-name="ce26" table:formula="of:=[.BS10]+[.BS85]" office:value-type="float" office:value="155363" calcext:value-type="float">
            <text:p>155,363</text:p>
          </table:table-cell>
          <table:table-cell table:style-name="ce26" table:formula="of:=[.BT10]+[.BT85]" office:value-type="float" office:value="154717" calcext:value-type="float">
            <text:p>154,717</text:p>
          </table:table-cell>
          <table:table-cell table:style-name="ce26" table:formula="of:=[.BU10]+[.BU85]" office:value-type="float" office:value="148011" calcext:value-type="float">
            <text:p>148,011</text:p>
          </table:table-cell>
          <table:table-cell table:style-name="ce26" table:formula="of:=[.BV10]+[.BV85]" office:value-type="float" office:value="124098" calcext:value-type="float">
            <text:p>124,098</text:p>
          </table:table-cell>
          <table:table-cell table:style-name="ce38" table:formula="of:=[.BW10]+[.BW85]" office:value-type="float" office:value="118760" calcext:value-type="float">
            <text:p>118,760</text:p>
          </table:table-cell>
          <table:table-cell table:style-name="ce26" table:formula="of:=[.BX10]+[.BX85]" office:value-type="float" office:value="415678" calcext:value-type="float">
            <text:p>415,678</text:p>
          </table:table-cell>
          <table:table-cell table:style-name="ce26" table:formula="of:=[.BY10]+[.BY85]" office:value-type="float" office:value="101698" calcext:value-type="float">
            <text:p>101,698</text:p>
          </table:table-cell>
          <table:table-cell table:style-name="ce26" table:formula="of:=[.BZ10]+[.BZ85]" office:value-type="float" office:value="88165" calcext:value-type="float">
            <text:p>88,165</text:p>
          </table:table-cell>
          <table:table-cell table:style-name="ce26" table:formula="of:=[.CA10]+[.CA85]" office:value-type="float" office:value="66692" calcext:value-type="float">
            <text:p>66,692</text:p>
          </table:table-cell>
          <table:table-cell table:style-name="ce26" table:formula="of:=[.CB10]+[.CB85]" office:value-type="float" office:value="76548" calcext:value-type="float">
            <text:p>76,548</text:p>
          </table:table-cell>
          <table:table-cell table:style-name="ce38" table:formula="of:=[.CC10]+[.CC85]" office:value-type="float" office:value="82575" calcext:value-type="float">
            <text:p>82,575</text:p>
          </table:table-cell>
          <table:table-cell table:style-name="ce26" table:formula="of:=[.CD10]+[.CD85]" office:value-type="float" office:value="396618" calcext:value-type="float">
            <text:p>396,618</text:p>
          </table:table-cell>
          <table:table-cell table:style-name="ce26" table:formula="of:=[.CE10]+[.CE85]" office:value-type="float" office:value="80501" calcext:value-type="float">
            <text:p>80,501</text:p>
          </table:table-cell>
          <table:table-cell table:style-name="ce26" table:formula="of:=[.CF10]+[.CF85]" office:value-type="float" office:value="80862" calcext:value-type="float">
            <text:p>80,862</text:p>
          </table:table-cell>
          <table:table-cell table:style-name="ce26" table:formula="of:=[.CG10]+[.CG85]" office:value-type="float" office:value="80764" calcext:value-type="float">
            <text:p>80,764</text:p>
          </table:table-cell>
          <table:table-cell table:style-name="ce26" table:formula="of:=[.CH10]+[.CH85]" office:value-type="float" office:value="79666" calcext:value-type="float">
            <text:p>79,666</text:p>
          </table:table-cell>
          <table:table-cell table:style-name="ce38" table:formula="of:=[.CI10]+[.CI85]" office:value-type="float" office:value="74825" calcext:value-type="float">
            <text:p>74,825</text:p>
          </table:table-cell>
          <table:table-cell table:style-name="ce26" table:formula="of:=[.CJ10]+[.CJ85]" office:value-type="float" office:value="322199" calcext:value-type="float">
            <text:p>322,199</text:p>
          </table:table-cell>
          <table:table-cell table:style-name="ce26" table:formula="of:=[.CK10]+[.CK85]" office:value-type="float" office:value="70407" calcext:value-type="float">
            <text:p>70,407</text:p>
          </table:table-cell>
          <table:table-cell table:style-name="ce26" table:formula="of:=[.CL10]+[.CL85]" office:value-type="float" office:value="68103" calcext:value-type="float">
            <text:p>68,103</text:p>
          </table:table-cell>
          <table:table-cell table:style-name="ce26" table:formula="of:=[.CM10]+[.CM85]" office:value-type="float" office:value="64254" calcext:value-type="float">
            <text:p>64,254</text:p>
          </table:table-cell>
          <table:table-cell table:style-name="ce26" table:formula="of:=[.CN10]+[.CN85]" office:value-type="float" office:value="62258" calcext:value-type="float">
            <text:p>62,258</text:p>
          </table:table-cell>
          <table:table-cell table:style-name="ce38" table:formula="of:=[.CO10]+[.CO85]" office:value-type="float" office:value="57177" calcext:value-type="float">
            <text:p>57,177</text:p>
          </table:table-cell>
          <table:table-cell table:style-name="ce26" table:formula="of:=[.CP10]+[.CP85]" office:value-type="float" office:value="241265" calcext:value-type="float">
            <text:p>241,265</text:p>
          </table:table-cell>
          <table:table-cell table:style-name="ce26" table:formula="of:=[.CQ10]+[.CQ85]" office:value-type="float" office:value="53653" calcext:value-type="float">
            <text:p>53,653</text:p>
          </table:table-cell>
          <table:table-cell table:style-name="ce26" table:formula="of:=[.CR10]+[.CR85]" office:value-type="float" office:value="51672" calcext:value-type="float">
            <text:p>51,672</text:p>
          </table:table-cell>
          <table:table-cell table:style-name="ce26" table:formula="of:=[.CS10]+[.CS85]" office:value-type="float" office:value="48932" calcext:value-type="float">
            <text:p>48,932</text:p>
          </table:table-cell>
          <table:table-cell table:style-name="ce26" table:formula="of:=[.CT10]+[.CT85]" office:value-type="float" office:value="45145" calcext:value-type="float">
            <text:p>45,145</text:p>
          </table:table-cell>
          <table:table-cell table:style-name="ce38" table:formula="of:=[.CU10]+[.CU85]" office:value-type="float" office:value="41863" calcext:value-type="float">
            <text:p>41,863</text:p>
          </table:table-cell>
          <table:table-cell table:style-name="ce26" table:formula="of:=[.CV10]+[.CV85]" office:value-type="float" office:value="152379" calcext:value-type="float">
            <text:p>152,379</text:p>
          </table:table-cell>
          <table:table-cell table:style-name="ce26" table:formula="of:=[.CW10]+[.CW85]" office:value-type="float" office:value="37597" calcext:value-type="float">
            <text:p>37,597</text:p>
          </table:table-cell>
          <table:table-cell table:style-name="ce26" table:formula="of:=[.CX10]+[.CX85]" office:value-type="float" office:value="34475" calcext:value-type="float">
            <text:p>34,475</text:p>
          </table:table-cell>
          <table:table-cell table:style-name="ce26" table:formula="of:=[.CY10]+[.CY85]" office:value-type="float" office:value="30906" calcext:value-type="float">
            <text:p>30,906</text:p>
          </table:table-cell>
          <table:table-cell table:style-name="ce26" table:formula="of:=[.CZ10]+[.CZ85]" office:value-type="float" office:value="25889" calcext:value-type="float">
            <text:p>25,889</text:p>
          </table:table-cell>
          <table:table-cell table:style-name="ce38" table:formula="of:=[.DA10]+[.DA85]" office:value-type="float" office:value="23512" calcext:value-type="float">
            <text:p>23,512</text:p>
          </table:table-cell>
          <table:table-cell table:style-name="ce26" table:formula="of:=[.DB10]+[.DB85]" office:value-type="float" office:value="73644" calcext:value-type="float">
            <text:p>73,644</text:p>
          </table:table-cell>
          <table:table-cell table:style-name="ce26" table:formula="of:=[.DC10]+[.DC85]" office:value-type="float" office:value="19812" calcext:value-type="float">
            <text:p>19,812</text:p>
          </table:table-cell>
          <table:table-cell table:style-name="ce26" table:formula="of:=[.DD10]+[.DD85]" office:value-type="float" office:value="18254" calcext:value-type="float">
            <text:p>18,254</text:p>
          </table:table-cell>
          <table:table-cell table:style-name="ce26" table:formula="of:=[.DE10]+[.DE85]" office:value-type="float" office:value="14880" calcext:value-type="float">
            <text:p>14,880</text:p>
          </table:table-cell>
          <table:table-cell table:style-name="ce26" table:formula="of:=[.DF10]+[.DF85]" office:value-type="float" office:value="11476" calcext:value-type="float">
            <text:p>11,476</text:p>
          </table:table-cell>
          <table:table-cell table:style-name="ce38" table:formula="of:=[.DG10]+[.DG85]" office:value-type="float" office:value="9222" calcext:value-type="float">
            <text:p>9,222</text:p>
          </table:table-cell>
          <table:table-cell table:style-name="ce26" table:formula="of:=[.DH10]+[.DH85]" office:value-type="float" office:value="24272" calcext:value-type="float">
            <text:p>24,272</text:p>
          </table:table-cell>
          <table:table-cell table:style-name="ce26" table:formula="of:=[.DI10]+[.DI85]" office:value-type="float" office:value="7540" calcext:value-type="float">
            <text:p>7,540</text:p>
          </table:table-cell>
          <table:table-cell table:style-name="ce26" table:formula="of:=[.DJ10]+[.DJ85]" office:value-type="float" office:value="6015" calcext:value-type="float">
            <text:p>6,015</text:p>
          </table:table-cell>
          <table:table-cell table:style-name="ce26" table:formula="of:=[.DK10]+[.DK85]" office:value-type="float" office:value="4420" calcext:value-type="float">
            <text:p>4,420</text:p>
          </table:table-cell>
          <table:table-cell table:style-name="ce26" table:formula="of:=[.DL10]+[.DL85]" office:value-type="float" office:value="3596" calcext:value-type="float">
            <text:p>3,596</text:p>
          </table:table-cell>
          <table:table-cell table:style-name="ce38" table:formula="of:=[.DM10]+[.DM85]" office:value-type="float" office:value="2701" calcext:value-type="float">
            <text:p>2,701</text:p>
          </table:table-cell>
          <table:table-cell table:style-name="ce26" table:formula="of:=[.DN10]+[.DN85]" office:value-type="float" office:value="5604" calcext:value-type="float">
            <text:p>5,604</text:p>
          </table:table-cell>
          <table:table-cell table:style-name="ce26" table:formula="of:=[.DO10]+[.DO85]" office:value-type="float" office:value="2104" calcext:value-type="float">
            <text:p>2,104</text:p>
          </table:table-cell>
          <table:table-cell table:style-name="ce26" table:formula="of:=[.DP10]+[.DP85]" office:value-type="float" office:value="1390" calcext:value-type="float">
            <text:p>1,390</text:p>
          </table:table-cell>
          <table:table-cell table:style-name="ce26" table:formula="of:=[.DQ10]+[.DQ85]" office:value-type="float" office:value="1030" calcext:value-type="float">
            <text:p>1,030</text:p>
          </table:table-cell>
          <table:table-cell table:style-name="ce26" table:formula="of:=[.DR10]+[.DR85]" office:value-type="float" office:value="619" calcext:value-type="float">
            <text:p>619</text:p>
          </table:table-cell>
          <table:table-cell table:style-name="ce38" table:formula="of:=[.DS10]+[.DS85]" office:value-type="float" office:value="461" calcext:value-type="float">
            <text:p>461</text:p>
          </table:table-cell>
          <table:table-cell table:style-name="ce26" table:formula="of:=[.DT10]+[.DT85]" office:value-type="float" office:value="928" calcext:value-type="float">
            <text:p>9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07614" calcext:value-type="float">
            <text:p>22,907,614</text:p>
          </table:table-cell>
          <table:table-cell table:style-name="ce25" table:formula="of:=[.D9]+[.D10]" office:value-type="float" office:value="1031547" calcext:value-type="float">
            <text:p>1,031,547</text:p>
          </table:table-cell>
          <table:table-cell table:style-name="ce25" table:formula="of:=[.E9]+[.E10]" office:value-type="float" office:value="191413" calcext:value-type="float">
            <text:p>191,413</text:p>
          </table:table-cell>
          <table:table-cell table:style-name="ce25" table:formula="of:=[.F9]+[.F10]" office:value-type="float" office:value="202684" calcext:value-type="float">
            <text:p>202,684</text:p>
          </table:table-cell>
          <table:table-cell table:style-name="ce25" table:formula="of:=[.G9]+[.G10]" office:value-type="float" office:value="204909" calcext:value-type="float">
            <text:p>204,909</text:p>
          </table:table-cell>
          <table:table-cell table:style-name="ce25" table:formula="of:=[.H9]+[.H10]" office:value-type="float" office:value="213788" calcext:value-type="float">
            <text:p>213,788</text:p>
          </table:table-cell>
          <table:table-cell table:style-name="ce25" table:formula="of:=[.I9]+[.I10]" office:value-type="float" office:value="218753" calcext:value-type="float">
            <text:p>218,753</text:p>
          </table:table-cell>
          <table:table-cell table:style-name="ce25" table:formula="of:=[.J9]+[.J10]" office:value-type="float" office:value="1330093" calcext:value-type="float">
            <text:p>1,330,093</text:p>
          </table:table-cell>
          <table:table-cell table:style-name="ce25" table:formula="of:=[.K9]+[.K10]" office:value-type="float" office:value="236005" calcext:value-type="float">
            <text:p>236,005</text:p>
          </table:table-cell>
          <table:table-cell table:style-name="ce25" table:formula="of:=[.L9]+[.L10]" office:value-type="float" office:value="247222" calcext:value-type="float">
            <text:p>247,222</text:p>
          </table:table-cell>
          <table:table-cell table:style-name="ce25" table:formula="of:=[.M9]+[.M10]" office:value-type="float" office:value="284704" calcext:value-type="float">
            <text:p>284,704</text:p>
          </table:table-cell>
          <table:table-cell table:style-name="ce25" table:formula="of:=[.N9]+[.N10]" office:value-type="float" office:value="287428" calcext:value-type="float">
            <text:p>287,428</text:p>
          </table:table-cell>
          <table:table-cell table:style-name="ce49" table:formula="of:=[.O9]+[.O10]" office:value-type="float" office:value="274734" calcext:value-type="float">
            <text:p>274,734</text:p>
          </table:table-cell>
          <table:table-cell table:style-name="ce25" table:formula="of:=[.P9]+[.P10]" office:value-type="float" office:value="1587577" calcext:value-type="float">
            <text:p>1,587,577</text:p>
          </table:table-cell>
          <table:table-cell table:style-name="ce25" table:formula="of:=[.Q9]+[.Q10]" office:value-type="float" office:value="296735" calcext:value-type="float">
            <text:p>296,735</text:p>
          </table:table-cell>
          <table:table-cell table:style-name="ce25" table:formula="of:=[.R9]+[.R10]" office:value-type="float" office:value="322579" calcext:value-type="float">
            <text:p>322,579</text:p>
          </table:table-cell>
          <table:table-cell table:style-name="ce25" table:formula="of:=[.S9]+[.S10]" office:value-type="float" office:value="322659" calcext:value-type="float">
            <text:p>322,659</text:p>
          </table:table-cell>
          <table:table-cell table:style-name="ce25" table:formula="of:=[.T9]+[.T10]" office:value-type="float" office:value="322338" calcext:value-type="float">
            <text:p>322,338</text:p>
          </table:table-cell>
          <table:table-cell table:style-name="ce49" table:formula="of:=[.U9]+[.U10]" office:value-type="float" office:value="323266" calcext:value-type="float">
            <text:p>323,266</text:p>
          </table:table-cell>
          <table:table-cell table:style-name="ce25" table:formula="of:=[.V9]+[.V10]" office:value-type="float" office:value="1610642" calcext:value-type="float">
            <text:p>1,610,642</text:p>
          </table:table-cell>
          <table:table-cell table:style-name="ce25" table:formula="of:=[.W9]+[.W10]" office:value-type="float" office:value="322752" calcext:value-type="float">
            <text:p>322,752</text:p>
          </table:table-cell>
          <table:table-cell table:style-name="ce25" table:formula="of:=[.X9]+[.X10]" office:value-type="float" office:value="317721" calcext:value-type="float">
            <text:p>317,721</text:p>
          </table:table-cell>
          <table:table-cell table:style-name="ce25" table:formula="of:=[.Y9]+[.Y10]" office:value-type="float" office:value="323098" calcext:value-type="float">
            <text:p>323,098</text:p>
          </table:table-cell>
          <table:table-cell table:style-name="ce25" table:formula="of:=[.Z9]+[.Z10]" office:value-type="float" office:value="324416" calcext:value-type="float">
            <text:p>324,416</text:p>
          </table:table-cell>
          <table:table-cell table:style-name="ce49" table:formula="of:=[.AA9]+[.AA10]" office:value-type="float" office:value="322655" calcext:value-type="float">
            <text:p>322,655</text:p>
          </table:table-cell>
          <table:table-cell table:style-name="ce25" table:formula="of:=[.AB9]+[.AB10]" office:value-type="float" office:value="1644933" calcext:value-type="float">
            <text:p>1,644,933</text:p>
          </table:table-cell>
          <table:table-cell table:style-name="ce25" table:formula="of:=[.AC9]+[.AC10]" office:value-type="float" office:value="315981" calcext:value-type="float">
            <text:p>315,981</text:p>
          </table:table-cell>
          <table:table-cell table:style-name="ce25" table:formula="of:=[.AD9]+[.AD10]" office:value-type="float" office:value="303341" calcext:value-type="float">
            <text:p>303,341</text:p>
          </table:table-cell>
          <table:table-cell table:style-name="ce25" table:formula="of:=[.AE9]+[.AE10]" office:value-type="float" office:value="315069" calcext:value-type="float">
            <text:p>315,069</text:p>
          </table:table-cell>
          <table:table-cell table:style-name="ce25" table:formula="of:=[.AF9]+[.AF10]" office:value-type="float" office:value="351362" calcext:value-type="float">
            <text:p>351,362</text:p>
          </table:table-cell>
          <table:table-cell table:style-name="ce49" table:formula="of:=[.AG9]+[.AG10]" office:value-type="float" office:value="359180" calcext:value-type="float">
            <text:p>359,180</text:p>
          </table:table-cell>
          <table:table-cell table:style-name="ce25" table:formula="of:=[.AH9]+[.AH10]" office:value-type="float" office:value="2003100" calcext:value-type="float">
            <text:p>2,003,100</text:p>
          </table:table-cell>
          <table:table-cell table:style-name="ce25" table:formula="of:=[.AI9]+[.AI10]" office:value-type="float" office:value="385897" calcext:value-type="float">
            <text:p>385,897</text:p>
          </table:table-cell>
          <table:table-cell table:style-name="ce25" table:formula="of:=[.AJ9]+[.AJ10]" office:value-type="float" office:value="398159" calcext:value-type="float">
            <text:p>398,159</text:p>
          </table:table-cell>
          <table:table-cell table:style-name="ce25" table:formula="of:=[.AK9]+[.AK10]" office:value-type="float" office:value="405442" calcext:value-type="float">
            <text:p>405,442</text:p>
          </table:table-cell>
          <table:table-cell table:style-name="ce25" table:formula="of:=[.AL9]+[.AL10]" office:value-type="float" office:value="407664" calcext:value-type="float">
            <text:p>407,664</text:p>
          </table:table-cell>
          <table:table-cell table:style-name="ce49" table:formula="of:=[.AM9]+[.AM10]" office:value-type="float" office:value="405938" calcext:value-type="float">
            <text:p>405,938</text:p>
          </table:table-cell>
          <table:table-cell table:style-name="ce25" table:formula="of:=[.AN9]+[.AN10]" office:value-type="float" office:value="1881583" calcext:value-type="float">
            <text:p>1,881,583</text:p>
          </table:table-cell>
          <table:table-cell table:style-name="ce25" table:formula="of:=[.AO9]+[.AO10]" office:value-type="float" office:value="387429" calcext:value-type="float">
            <text:p>387,429</text:p>
          </table:table-cell>
          <table:table-cell table:style-name="ce25" table:formula="of:=[.AP9]+[.AP10]" office:value-type="float" office:value="407321" calcext:value-type="float">
            <text:p>407,321</text:p>
          </table:table-cell>
          <table:table-cell table:style-name="ce25" table:formula="of:=[.AQ9]+[.AQ10]" office:value-type="float" office:value="379799" calcext:value-type="float">
            <text:p>379,799</text:p>
          </table:table-cell>
          <table:table-cell table:style-name="ce25" table:formula="of:=[.AR9]+[.AR10]" office:value-type="float" office:value="357315" calcext:value-type="float">
            <text:p>357,315</text:p>
          </table:table-cell>
          <table:table-cell table:style-name="ce49" table:formula="of:=[.AS9]+[.AS10]" office:value-type="float" office:value="349719" calcext:value-type="float">
            <text:p>349,719</text:p>
          </table:table-cell>
          <table:table-cell table:style-name="ce25" table:formula="of:=[.AT9]+[.AT10]" office:value-type="float" office:value="1824513" calcext:value-type="float">
            <text:p>1,824,513</text:p>
          </table:table-cell>
          <table:table-cell table:style-name="ce25" table:formula="of:=[.AU9]+[.AU10]" office:value-type="float" office:value="352911" calcext:value-type="float">
            <text:p>352,911</text:p>
          </table:table-cell>
          <table:table-cell table:style-name="ce25" table:formula="of:=[.AV9]+[.AV10]" office:value-type="float" office:value="357136" calcext:value-type="float">
            <text:p>357,136</text:p>
          </table:table-cell>
          <table:table-cell table:style-name="ce25" table:formula="of:=[.AW9]+[.AW10]" office:value-type="float" office:value="367742" calcext:value-type="float">
            <text:p>367,742</text:p>
          </table:table-cell>
          <table:table-cell table:style-name="ce25" table:formula="of:=[.AX9]+[.AX10]" office:value-type="float" office:value="374520" calcext:value-type="float">
            <text:p>374,520</text:p>
          </table:table-cell>
          <table:table-cell table:style-name="ce49" table:formula="of:=[.AY9]+[.AY10]" office:value-type="float" office:value="372204" calcext:value-type="float">
            <text:p>372,204</text:p>
          </table:table-cell>
          <table:table-cell table:style-name="ce25" table:formula="of:=[.AZ9]+[.AZ10]" office:value-type="float" office:value="1876284" calcext:value-type="float">
            <text:p>1,876,284</text:p>
          </table:table-cell>
          <table:table-cell table:style-name="ce25" table:formula="of:=[.BA9]+[.BA10]" office:value-type="float" office:value="368712" calcext:value-type="float">
            <text:p>368,712</text:p>
          </table:table-cell>
          <table:table-cell table:style-name="ce25" table:formula="of:=[.BB9]+[.BB10]" office:value-type="float" office:value="366872" calcext:value-type="float">
            <text:p>366,872</text:p>
          </table:table-cell>
          <table:table-cell table:style-name="ce25" table:formula="of:=[.BC9]+[.BC10]" office:value-type="float" office:value="375766" calcext:value-type="float">
            <text:p>375,766</text:p>
          </table:table-cell>
          <table:table-cell table:style-name="ce25" table:formula="of:=[.BD9]+[.BD10]" office:value-type="float" office:value="382493" calcext:value-type="float">
            <text:p>382,493</text:p>
          </table:table-cell>
          <table:table-cell table:style-name="ce49" table:formula="of:=[.BE9]+[.BE10]" office:value-type="float" office:value="382441" calcext:value-type="float">
            <text:p>382,441</text:p>
          </table:table-cell>
          <table:table-cell table:style-name="ce25" table:formula="of:=[.BF9]+[.BF10]" office:value-type="float" office:value="1882795" calcext:value-type="float">
            <text:p>1,882,795</text:p>
          </table:table-cell>
          <table:table-cell table:style-name="ce25" table:formula="of:=[.BG9]+[.BG10]" office:value-type="float" office:value="386475" calcext:value-type="float">
            <text:p>386,475</text:p>
          </table:table-cell>
          <table:table-cell table:style-name="ce25" table:formula="of:=[.BH9]+[.BH10]" office:value-type="float" office:value="383025" calcext:value-type="float">
            <text:p>383,025</text:p>
          </table:table-cell>
          <table:table-cell table:style-name="ce25" table:formula="of:=[.BI9]+[.BI10]" office:value-type="float" office:value="374987" calcext:value-type="float">
            <text:p>374,987</text:p>
          </table:table-cell>
          <table:table-cell table:style-name="ce25" table:formula="of:=[.BJ9]+[.BJ10]" office:value-type="float" office:value="368101" calcext:value-type="float">
            <text:p>368,101</text:p>
          </table:table-cell>
          <table:table-cell table:style-name="ce49" table:formula="of:=[.BK9]+[.BK10]" office:value-type="float" office:value="370207" calcext:value-type="float">
            <text:p>370,207</text:p>
          </table:table-cell>
          <table:table-cell table:style-name="ce25" table:formula="of:=[.BL9]+[.BL10]" office:value-type="float" office:value="1688532" calcext:value-type="float">
            <text:p>1,688,532</text:p>
          </table:table-cell>
          <table:table-cell table:style-name="ce25" table:formula="of:=[.BM9]+[.BM10]" office:value-type="float" office:value="347750" calcext:value-type="float">
            <text:p>347,750</text:p>
          </table:table-cell>
          <table:table-cell table:style-name="ce25" table:formula="of:=[.BN9]+[.BN10]" office:value-type="float" office:value="341095" calcext:value-type="float">
            <text:p>341,095</text:p>
          </table:table-cell>
          <table:table-cell table:style-name="ce25" table:formula="of:=[.BO9]+[.BO10]" office:value-type="float" office:value="344303" calcext:value-type="float">
            <text:p>344,303</text:p>
          </table:table-cell>
          <table:table-cell table:style-name="ce25" table:formula="of:=[.BP9]+[.BP10]" office:value-type="float" office:value="339298" calcext:value-type="float">
            <text:p>339,298</text:p>
          </table:table-cell>
          <table:table-cell table:style-name="ce49" table:formula="of:=[.BQ9]+[.BQ10]" office:value-type="float" office:value="316086" calcext:value-type="float">
            <text:p>316,086</text:p>
          </table:table-cell>
          <table:table-cell table:style-name="ce25" table:formula="of:=[.BR9]+[.BR10]" office:value-type="float" office:value="1378735" calcext:value-type="float">
            <text:p>1,378,735</text:p>
          </table:table-cell>
          <table:table-cell table:style-name="ce25" table:formula="of:=[.BS9]+[.BS10]" office:value-type="float" office:value="306730" calcext:value-type="float">
            <text:p>306,730</text:p>
          </table:table-cell>
          <table:table-cell table:style-name="ce25" table:formula="of:=[.BT9]+[.BT10]" office:value-type="float" office:value="305091" calcext:value-type="float">
            <text:p>305,091</text:p>
          </table:table-cell>
          <table:table-cell table:style-name="ce25" table:formula="of:=[.BU9]+[.BU10]" office:value-type="float" office:value="291025" calcext:value-type="float">
            <text:p>291,025</text:p>
          </table:table-cell>
          <table:table-cell table:style-name="ce25" table:formula="of:=[.BV9]+[.BV10]" office:value-type="float" office:value="243989" calcext:value-type="float">
            <text:p>243,989</text:p>
          </table:table-cell>
          <table:table-cell table:style-name="ce49" table:formula="of:=[.BW9]+[.BW10]" office:value-type="float" office:value="231900" calcext:value-type="float">
            <text:p>231,900</text:p>
          </table:table-cell>
          <table:table-cell table:style-name="ce25" table:formula="of:=[.BX9]+[.BX10]" office:value-type="float" office:value="807622" calcext:value-type="float">
            <text:p>807,622</text:p>
          </table:table-cell>
          <table:table-cell table:style-name="ce25" table:formula="of:=[.BY9]+[.BY10]" office:value-type="float" office:value="199499" calcext:value-type="float">
            <text:p>199,499</text:p>
          </table:table-cell>
          <table:table-cell table:style-name="ce25" table:formula="of:=[.BZ9]+[.BZ10]" office:value-type="float" office:value="171598" calcext:value-type="float">
            <text:p>171,598</text:p>
          </table:table-cell>
          <table:table-cell table:style-name="ce25" table:formula="of:=[.CA9]+[.CA10]" office:value-type="float" office:value="129534" calcext:value-type="float">
            <text:p>129,534</text:p>
          </table:table-cell>
          <table:table-cell table:style-name="ce25" table:formula="of:=[.CB9]+[.CB10]" office:value-type="float" office:value="147470" calcext:value-type="float">
            <text:p>147,470</text:p>
          </table:table-cell>
          <table:table-cell table:style-name="ce49" table:formula="of:=[.CC9]+[.CC10]" office:value-type="float" office:value="159521" calcext:value-type="float">
            <text:p>159,521</text:p>
          </table:table-cell>
          <table:table-cell table:style-name="ce25" table:formula="of:=[.CD9]+[.CD10]" office:value-type="float" office:value="751933" calcext:value-type="float">
            <text:p>751,933</text:p>
          </table:table-cell>
          <table:table-cell table:style-name="ce25" table:formula="of:=[.CE9]+[.CE10]" office:value-type="float" office:value="154341" calcext:value-type="float">
            <text:p>154,341</text:p>
          </table:table-cell>
          <table:table-cell table:style-name="ce25" table:formula="of:=[.CF9]+[.CF10]" office:value-type="float" office:value="154389" calcext:value-type="float">
            <text:p>154,389</text:p>
          </table:table-cell>
          <table:table-cell table:style-name="ce25" table:formula="of:=[.CG9]+[.CG10]" office:value-type="float" office:value="153795" calcext:value-type="float">
            <text:p>153,795</text:p>
          </table:table-cell>
          <table:table-cell table:style-name="ce25" table:formula="of:=[.CH9]+[.CH10]" office:value-type="float" office:value="149722" calcext:value-type="float">
            <text:p>149,722</text:p>
          </table:table-cell>
          <table:table-cell table:style-name="ce49" table:formula="of:=[.CI9]+[.CI10]" office:value-type="float" office:value="139686" calcext:value-type="float">
            <text:p>139,686</text:p>
          </table:table-cell>
          <table:table-cell table:style-name="ce25" table:formula="of:=[.CJ9]+[.CJ10]" office:value-type="float" office:value="600580" calcext:value-type="float">
            <text:p>600,580</text:p>
          </table:table-cell>
          <table:table-cell table:style-name="ce25" table:formula="of:=[.CK9]+[.CK10]" office:value-type="float" office:value="131103" calcext:value-type="float">
            <text:p>131,103</text:p>
          </table:table-cell>
          <table:table-cell table:style-name="ce25" table:formula="of:=[.CL9]+[.CL10]" office:value-type="float" office:value="126947" calcext:value-type="float">
            <text:p>126,947</text:p>
          </table:table-cell>
          <table:table-cell table:style-name="ce25" table:formula="of:=[.CM9]+[.CM10]" office:value-type="float" office:value="118853" calcext:value-type="float">
            <text:p>118,853</text:p>
          </table:table-cell>
          <table:table-cell table:style-name="ce25" table:formula="of:=[.CN9]+[.CN10]" office:value-type="float" office:value="116105" calcext:value-type="float">
            <text:p>116,105</text:p>
          </table:table-cell>
          <table:table-cell table:style-name="ce49" table:formula="of:=[.CO9]+[.CO10]" office:value-type="float" office:value="107572" calcext:value-type="float">
            <text:p>107,572</text:p>
          </table:table-cell>
          <table:table-cell table:style-name="ce25" table:formula="of:=[.CP9]+[.CP10]" office:value-type="float" office:value="492478" calcext:value-type="float">
            <text:p>492,478</text:p>
          </table:table-cell>
          <table:table-cell table:style-name="ce25" table:formula="of:=[.CQ9]+[.CQ10]" office:value-type="float" office:value="103808" calcext:value-type="float">
            <text:p>103,808</text:p>
          </table:table-cell>
          <table:table-cell table:style-name="ce25" table:formula="of:=[.CR9]+[.CR10]" office:value-type="float" office:value="103489" calcext:value-type="float">
            <text:p>103,489</text:p>
          </table:table-cell>
          <table:table-cell table:style-name="ce25" table:formula="of:=[.CS9]+[.CS10]" office:value-type="float" office:value="101180" calcext:value-type="float">
            <text:p>101,180</text:p>
          </table:table-cell>
          <table:table-cell table:style-name="ce25" table:formula="of:=[.CT9]+[.CT10]" office:value-type="float" office:value="95493" calcext:value-type="float">
            <text:p>95,493</text:p>
          </table:table-cell>
          <table:table-cell table:style-name="ce49" table:formula="of:=[.CU9]+[.CU10]" office:value-type="float" office:value="88508" calcext:value-type="float">
            <text:p>88,508</text:p>
          </table:table-cell>
          <table:table-cell table:style-name="ce25" table:formula="of:=[.CV9]+[.CV10]" office:value-type="float" office:value="319582" calcext:value-type="float">
            <text:p>319,582</text:p>
          </table:table-cell>
          <table:table-cell table:style-name="ce25" table:formula="of:=[.CW9]+[.CW10]" office:value-type="float" office:value="80487" calcext:value-type="float">
            <text:p>80,487</text:p>
          </table:table-cell>
          <table:table-cell table:style-name="ce25" table:formula="of:=[.CX9]+[.CX10]" office:value-type="float" office:value="72755" calcext:value-type="float">
            <text:p>72,755</text:p>
          </table:table-cell>
          <table:table-cell table:style-name="ce25" table:formula="of:=[.CY9]+[.CY10]" office:value-type="float" office:value="65132" calcext:value-type="float">
            <text:p>65,132</text:p>
          </table:table-cell>
          <table:table-cell table:style-name="ce25" table:formula="of:=[.CZ9]+[.CZ10]" office:value-type="float" office:value="54148" calcext:value-type="float">
            <text:p>54,148</text:p>
          </table:table-cell>
          <table:table-cell table:style-name="ce49" table:formula="of:=[.DA9]+[.DA10]" office:value-type="float" office:value="47060" calcext:value-type="float">
            <text:p>47,060</text:p>
          </table:table-cell>
          <table:table-cell table:style-name="ce25" table:formula="of:=[.DB9]+[.DB10]" office:value-type="float" office:value="140737" calcext:value-type="float">
            <text:p>140,737</text:p>
          </table:table-cell>
          <table:table-cell table:style-name="ce25" table:formula="of:=[.DC9]+[.DC10]" office:value-type="float" office:value="38709" calcext:value-type="float">
            <text:p>38,709</text:p>
          </table:table-cell>
          <table:table-cell table:style-name="ce25" table:formula="of:=[.DD9]+[.DD10]" office:value-type="float" office:value="35286" calcext:value-type="float">
            <text:p>35,286</text:p>
          </table:table-cell>
          <table:table-cell table:style-name="ce25" table:formula="of:=[.DE9]+[.DE10]" office:value-type="float" office:value="28348" calcext:value-type="float">
            <text:p>28,348</text:p>
          </table:table-cell>
          <table:table-cell table:style-name="ce25" table:formula="of:=[.DF9]+[.DF10]" office:value-type="float" office:value="21618" calcext:value-type="float">
            <text:p>21,618</text:p>
          </table:table-cell>
          <table:table-cell table:style-name="ce49" table:formula="of:=[.DG9]+[.DG10]" office:value-type="float" office:value="16776" calcext:value-type="float">
            <text:p>16,776</text:p>
          </table:table-cell>
          <table:table-cell table:style-name="ce25" table:formula="of:=[.DH9]+[.DH10]" office:value-type="float" office:value="42755" calcext:value-type="float">
            <text:p>42,755</text:p>
          </table:table-cell>
          <table:table-cell table:style-name="ce25" table:formula="of:=[.DI9]+[.DI10]" office:value-type="float" office:value="13420" calcext:value-type="float">
            <text:p>13,420</text:p>
          </table:table-cell>
          <table:table-cell table:style-name="ce25" table:formula="of:=[.DJ9]+[.DJ10]" office:value-type="float" office:value="10568" calcext:value-type="float">
            <text:p>10,568</text:p>
          </table:table-cell>
          <table:table-cell table:style-name="ce25" table:formula="of:=[.DK9]+[.DK10]" office:value-type="float" office:value="7711" calcext:value-type="float">
            <text:p>7,711</text:p>
          </table:table-cell>
          <table:table-cell table:style-name="ce25" table:formula="of:=[.DL9]+[.DL10]" office:value-type="float" office:value="6253" calcext:value-type="float">
            <text:p>6,253</text:p>
          </table:table-cell>
          <table:table-cell table:style-name="ce49" table:formula="of:=[.DM9]+[.DM10]" office:value-type="float" office:value="4803" calcext:value-type="float">
            <text:p>4,803</text:p>
          </table:table-cell>
          <table:table-cell table:style-name="ce25" table:formula="of:=[.DN9]+[.DN10]" office:value-type="float" office:value="9731" calcext:value-type="float">
            <text:p>9,731</text:p>
          </table:table-cell>
          <table:table-cell table:style-name="ce25" table:formula="of:=[.DO9]+[.DO10]" office:value-type="float" office:value="3585" calcext:value-type="float">
            <text:p>3,585</text:p>
          </table:table-cell>
          <table:table-cell table:style-name="ce25" table:formula="of:=[.DP9]+[.DP10]" office:value-type="float" office:value="2586" calcext:value-type="float">
            <text:p>2,586</text:p>
          </table:table-cell>
          <table:table-cell table:style-name="ce25" table:formula="of:=[.DQ9]+[.DQ10]" office:value-type="float" office:value="1706" calcext:value-type="float">
            <text:p>1,706</text:p>
          </table:table-cell>
          <table:table-cell table:style-name="ce25" table:formula="of:=[.DR9]+[.DR10]" office:value-type="float" office:value="1078" calcext:value-type="float">
            <text:p>1,078</text:p>
          </table:table-cell>
          <table:table-cell table:style-name="ce49" table:formula="of:=[.DS9]+[.DS10]" office:value-type="float" office:value="776" calcext:value-type="float">
            <text:p>776</text:p>
          </table:table-cell>
          <table:table-cell table:style-name="ce25" table:formula="of:=[.DT9]+[.DT10]" office:value-type="float" office:value="1862" calcext:value-type="float">
            <text:p>1,86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7417" calcext:value-type="float">
            <text:p>11,567,417</text:p>
          </table:table-cell>
          <table:table-cell table:style-name="ce25" table:formula="of:=[.D12]+[.D78]+[.D81]" office:value-type="float" office:value="539676" calcext:value-type="float">
            <text:p>539,676</text:p>
          </table:table-cell>
          <table:table-cell table:style-name="ce25" table:formula="of:=[.E12]+[.E78]+[.E81]" office:value-type="float" office:value="100210" calcext:value-type="float">
            <text:p>100,210</text:p>
          </table:table-cell>
          <table:table-cell table:style-name="ce25" table:formula="of:=[.F12]+[.F78]+[.F81]" office:value-type="float" office:value="105735" calcext:value-type="float">
            <text:p>105,735</text:p>
          </table:table-cell>
          <table:table-cell table:style-name="ce25" table:formula="of:=[.G12]+[.G78]+[.G81]" office:value-type="float" office:value="107157" calcext:value-type="float">
            <text:p>107,157</text:p>
          </table:table-cell>
          <table:table-cell table:style-name="ce25" table:formula="of:=[.H12]+[.H78]+[.H81]" office:value-type="float" office:value="111533" calcext:value-type="float">
            <text:p>111,533</text:p>
          </table:table-cell>
          <table:table-cell table:style-name="ce25" table:formula="of:=[.I12]+[.I78]+[.I81]" office:value-type="float" office:value="115041" calcext:value-type="float">
            <text:p>115,041</text:p>
          </table:table-cell>
          <table:table-cell table:style-name="ce25" table:formula="of:=[.J12]+[.J78]+[.J81]" office:value-type="float" office:value="693994" calcext:value-type="float">
            <text:p>693,994</text:p>
          </table:table-cell>
          <table:table-cell table:style-name="ce25" table:formula="of:=[.K12]+[.K78]+[.K81]" office:value-type="float" office:value="123476" calcext:value-type="float">
            <text:p>123,476</text:p>
          </table:table-cell>
          <table:table-cell table:style-name="ce25" table:formula="of:=[.L12]+[.L78]+[.L81]" office:value-type="float" office:value="128738" calcext:value-type="float">
            <text:p>128,738</text:p>
          </table:table-cell>
          <table:table-cell table:style-name="ce25" table:formula="of:=[.M12]+[.M78]+[.M81]" office:value-type="float" office:value="148203" calcext:value-type="float">
            <text:p>148,203</text:p>
          </table:table-cell>
          <table:table-cell table:style-name="ce25" table:formula="of:=[.N12]+[.N78]+[.N81]" office:value-type="float" office:value="150543" calcext:value-type="float">
            <text:p>150,543</text:p>
          </table:table-cell>
          <table:table-cell table:style-name="ce49" table:formula="of:=[.O12]+[.O78]+[.O81]" office:value-type="float" office:value="143034" calcext:value-type="float">
            <text:p>143,034</text:p>
          </table:table-cell>
          <table:table-cell table:style-name="ce25" table:formula="of:=[.P12]+[.P78]+[.P81]" office:value-type="float" office:value="825528" calcext:value-type="float">
            <text:p>825,528</text:p>
          </table:table-cell>
          <table:table-cell table:style-name="ce25" table:formula="of:=[.Q12]+[.Q78]+[.Q81]" office:value-type="float" office:value="154657" calcext:value-type="float">
            <text:p>154,657</text:p>
          </table:table-cell>
          <table:table-cell table:style-name="ce25" table:formula="of:=[.R12]+[.R78]+[.R81]" office:value-type="float" office:value="167895" calcext:value-type="float">
            <text:p>167,895</text:p>
          </table:table-cell>
          <table:table-cell table:style-name="ce25" table:formula="of:=[.S12]+[.S78]+[.S81]" office:value-type="float" office:value="167505" calcext:value-type="float">
            <text:p>167,505</text:p>
          </table:table-cell>
          <table:table-cell table:style-name="ce25" table:formula="of:=[.T12]+[.T78]+[.T81]" office:value-type="float" office:value="167463" calcext:value-type="float">
            <text:p>167,463</text:p>
          </table:table-cell>
          <table:table-cell table:style-name="ce49" table:formula="of:=[.U12]+[.U78]+[.U81]" office:value-type="float" office:value="168008" calcext:value-type="float">
            <text:p>168,008</text:p>
          </table:table-cell>
          <table:table-cell table:style-name="ce25" table:formula="of:=[.V12]+[.V78]+[.V81]" office:value-type="float" office:value="839658" calcext:value-type="float">
            <text:p>839,658</text:p>
          </table:table-cell>
          <table:table-cell table:style-name="ce25" table:formula="of:=[.W12]+[.W78]+[.W81]" office:value-type="float" office:value="167867" calcext:value-type="float">
            <text:p>167,867</text:p>
          </table:table-cell>
          <table:table-cell table:style-name="ce25" table:formula="of:=[.X12]+[.X78]+[.X81]" office:value-type="float" office:value="166232" calcext:value-type="float">
            <text:p>166,232</text:p>
          </table:table-cell>
          <table:table-cell table:style-name="ce25" table:formula="of:=[.Y12]+[.Y78]+[.Y81]" office:value-type="float" office:value="169186" calcext:value-type="float">
            <text:p>169,186</text:p>
          </table:table-cell>
          <table:table-cell table:style-name="ce25" table:formula="of:=[.Z12]+[.Z78]+[.Z81]" office:value-type="float" office:value="168796" calcext:value-type="float">
            <text:p>168,796</text:p>
          </table:table-cell>
          <table:table-cell table:style-name="ce49" table:formula="of:=[.AA12]+[.AA78]+[.AA81]" office:value-type="float" office:value="167577" calcext:value-type="float">
            <text:p>167,577</text:p>
          </table:table-cell>
          <table:table-cell table:style-name="ce25" table:formula="of:=[.AB12]+[.AB78]+[.AB81]" office:value-type="float" office:value="845633" calcext:value-type="float">
            <text:p>845,633</text:p>
          </table:table-cell>
          <table:table-cell table:style-name="ce25" table:formula="of:=[.AC12]+[.AC78]+[.AC81]" office:value-type="float" office:value="163638" calcext:value-type="float">
            <text:p>163,638</text:p>
          </table:table-cell>
          <table:table-cell table:style-name="ce25" table:formula="of:=[.AD12]+[.AD78]+[.AD81]" office:value-type="float" office:value="156404" calcext:value-type="float">
            <text:p>156,404</text:p>
          </table:table-cell>
          <table:table-cell table:style-name="ce25" table:formula="of:=[.AE12]+[.AE78]+[.AE81]" office:value-type="float" office:value="161795" calcext:value-type="float">
            <text:p>161,795</text:p>
          </table:table-cell>
          <table:table-cell table:style-name="ce25" table:formula="of:=[.AF12]+[.AF78]+[.AF81]" office:value-type="float" office:value="180049" calcext:value-type="float">
            <text:p>180,049</text:p>
          </table:table-cell>
          <table:table-cell table:style-name="ce49" table:formula="of:=[.AG12]+[.AG78]+[.AG81]" office:value-type="float" office:value="183747" calcext:value-type="float">
            <text:p>183,747</text:p>
          </table:table-cell>
          <table:table-cell table:style-name="ce25" table:formula="of:=[.AH12]+[.AH78]+[.AH81]" office:value-type="float" office:value="1014198" calcext:value-type="float">
            <text:p>1,014,198</text:p>
          </table:table-cell>
          <table:table-cell table:style-name="ce25" table:formula="of:=[.AI12]+[.AI78]+[.AI81]" office:value-type="float" office:value="196592" calcext:value-type="float">
            <text:p>196,592</text:p>
          </table:table-cell>
          <table:table-cell table:style-name="ce25" table:formula="of:=[.AJ12]+[.AJ78]+[.AJ81]" office:value-type="float" office:value="201925" calcext:value-type="float">
            <text:p>201,925</text:p>
          </table:table-cell>
          <table:table-cell table:style-name="ce25" table:formula="of:=[.AK12]+[.AK78]+[.AK81]" office:value-type="float" office:value="204982" calcext:value-type="float">
            <text:p>204,982</text:p>
          </table:table-cell>
          <table:table-cell table:style-name="ce25" table:formula="of:=[.AL12]+[.AL78]+[.AL81]" office:value-type="float" office:value="205813" calcext:value-type="float">
            <text:p>205,813</text:p>
          </table:table-cell>
          <table:table-cell table:style-name="ce49" table:formula="of:=[.AM12]+[.AM78]+[.AM81]" office:value-type="float" office:value="204886" calcext:value-type="float">
            <text:p>204,886</text:p>
          </table:table-cell>
          <table:table-cell table:style-name="ce25" table:formula="of:=[.AN12]+[.AN78]+[.AN81]" office:value-type="float" office:value="944366" calcext:value-type="float">
            <text:p>944,366</text:p>
          </table:table-cell>
          <table:table-cell table:style-name="ce25" table:formula="of:=[.AO12]+[.AO78]+[.AO81]" office:value-type="float" office:value="195239" calcext:value-type="float">
            <text:p>195,239</text:p>
          </table:table-cell>
          <table:table-cell table:style-name="ce25" table:formula="of:=[.AP12]+[.AP78]+[.AP81]" office:value-type="float" office:value="204469" calcext:value-type="float">
            <text:p>204,469</text:p>
          </table:table-cell>
          <table:table-cell table:style-name="ce25" table:formula="of:=[.AQ12]+[.AQ78]+[.AQ81]" office:value-type="float" office:value="190910" calcext:value-type="float">
            <text:p>190,910</text:p>
          </table:table-cell>
          <table:table-cell table:style-name="ce25" table:formula="of:=[.AR12]+[.AR78]+[.AR81]" office:value-type="float" office:value="178592" calcext:value-type="float">
            <text:p>178,592</text:p>
          </table:table-cell>
          <table:table-cell table:style-name="ce49" table:formula="of:=[.AS12]+[.AS78]+[.AS81]" office:value-type="float" office:value="175156" calcext:value-type="float">
            <text:p>175,156</text:p>
          </table:table-cell>
          <table:table-cell table:style-name="ce25" table:formula="of:=[.AT12]+[.AT78]+[.AT81]" office:value-type="float" office:value="913994" calcext:value-type="float">
            <text:p>913,994</text:p>
          </table:table-cell>
          <table:table-cell table:style-name="ce25" table:formula="of:=[.AU12]+[.AU78]+[.AU81]" office:value-type="float" office:value="176243" calcext:value-type="float">
            <text:p>176,243</text:p>
          </table:table-cell>
          <table:table-cell table:style-name="ce25" table:formula="of:=[.AV12]+[.AV78]+[.AV81]" office:value-type="float" office:value="178283" calcext:value-type="float">
            <text:p>178,283</text:p>
          </table:table-cell>
          <table:table-cell table:style-name="ce25" table:formula="of:=[.AW12]+[.AW78]+[.AW81]" office:value-type="float" office:value="184394" calcext:value-type="float">
            <text:p>184,394</text:p>
          </table:table-cell>
          <table:table-cell table:style-name="ce25" table:formula="of:=[.AX12]+[.AX78]+[.AX81]" office:value-type="float" office:value="187998" calcext:value-type="float">
            <text:p>187,998</text:p>
          </table:table-cell>
          <table:table-cell table:style-name="ce49" table:formula="of:=[.AY12]+[.AY78]+[.AY81]" office:value-type="float" office:value="187076" calcext:value-type="float">
            <text:p>187,076</text:p>
          </table:table-cell>
          <table:table-cell table:style-name="ce25" table:formula="of:=[.AZ12]+[.AZ78]+[.AZ81]" office:value-type="float" office:value="944373" calcext:value-type="float">
            <text:p>944,373</text:p>
          </table:table-cell>
          <table:table-cell table:style-name="ce25" table:formula="of:=[.BA12]+[.BA78]+[.BA81]" office:value-type="float" office:value="185590" calcext:value-type="float">
            <text:p>185,590</text:p>
          </table:table-cell>
          <table:table-cell table:style-name="ce25" table:formula="of:=[.BB12]+[.BB78]+[.BB81]" office:value-type="float" office:value="184905" calcext:value-type="float">
            <text:p>184,905</text:p>
          </table:table-cell>
          <table:table-cell table:style-name="ce25" table:formula="of:=[.BC12]+[.BC78]+[.BC81]" office:value-type="float" office:value="189164" calcext:value-type="float">
            <text:p>189,164</text:p>
          </table:table-cell>
          <table:table-cell table:style-name="ce25" table:formula="of:=[.BD12]+[.BD78]+[.BD81]" office:value-type="float" office:value="192251" calcext:value-type="float">
            <text:p>192,251</text:p>
          </table:table-cell>
          <table:table-cell table:style-name="ce49" table:formula="of:=[.BE12]+[.BE78]+[.BE81]" office:value-type="float" office:value="192463" calcext:value-type="float">
            <text:p>192,463</text:p>
          </table:table-cell>
          <table:table-cell table:style-name="ce25" table:formula="of:=[.BF12]+[.BF78]+[.BF81]" office:value-type="float" office:value="943537" calcext:value-type="float">
            <text:p>943,537</text:p>
          </table:table-cell>
          <table:table-cell table:style-name="ce25" table:formula="of:=[.BG12]+[.BG78]+[.BG81]" office:value-type="float" office:value="193887" calcext:value-type="float">
            <text:p>193,887</text:p>
          </table:table-cell>
          <table:table-cell table:style-name="ce25" table:formula="of:=[.BH12]+[.BH78]+[.BH81]" office:value-type="float" office:value="192267" calcext:value-type="float">
            <text:p>192,267</text:p>
          </table:table-cell>
          <table:table-cell table:style-name="ce25" table:formula="of:=[.BI12]+[.BI78]+[.BI81]" office:value-type="float" office:value="188357" calcext:value-type="float">
            <text:p>188,357</text:p>
          </table:table-cell>
          <table:table-cell table:style-name="ce25" table:formula="of:=[.BJ12]+[.BJ78]+[.BJ81]" office:value-type="float" office:value="184185" calcext:value-type="float">
            <text:p>184,185</text:p>
          </table:table-cell>
          <table:table-cell table:style-name="ce49" table:formula="of:=[.BK12]+[.BK78]+[.BK81]" office:value-type="float" office:value="184841" calcext:value-type="float">
            <text:p>184,841</text:p>
          </table:table-cell>
          <table:table-cell table:style-name="ce25" table:formula="of:=[.BL12]+[.BL78]+[.BL81]" office:value-type="float" office:value="839712" calcext:value-type="float">
            <text:p>839,712</text:p>
          </table:table-cell>
          <table:table-cell table:style-name="ce25" table:formula="of:=[.BM12]+[.BM78]+[.BM81]" office:value-type="float" office:value="173500" calcext:value-type="float">
            <text:p>173,500</text:p>
          </table:table-cell>
          <table:table-cell table:style-name="ce25" table:formula="of:=[.BN12]+[.BN78]+[.BN81]" office:value-type="float" office:value="169459" calcext:value-type="float">
            <text:p>169,459</text:p>
          </table:table-cell>
          <table:table-cell table:style-name="ce25" table:formula="of:=[.BO12]+[.BO78]+[.BO81]" office:value-type="float" office:value="171574" calcext:value-type="float">
            <text:p>171,574</text:p>
          </table:table-cell>
          <table:table-cell table:style-name="ce25" table:formula="of:=[.BP12]+[.BP78]+[.BP81]" office:value-type="float" office:value="168648" calcext:value-type="float">
            <text:p>168,648</text:p>
          </table:table-cell>
          <table:table-cell table:style-name="ce49" table:formula="of:=[.BQ12]+[.BQ78]+[.BQ81]" office:value-type="float" office:value="156531" calcext:value-type="float">
            <text:p>156,531</text:p>
          </table:table-cell>
          <table:table-cell table:style-name="ce25" table:formula="of:=[.BR12]+[.BR78]+[.BR81]" office:value-type="float" office:value="680484" calcext:value-type="float">
            <text:p>680,484</text:p>
          </table:table-cell>
          <table:table-cell table:style-name="ce25" table:formula="of:=[.BS12]+[.BS78]+[.BS81]" office:value-type="float" office:value="151985" calcext:value-type="float">
            <text:p>151,985</text:p>
          </table:table-cell>
          <table:table-cell table:style-name="ce25" table:formula="of:=[.BT12]+[.BT78]+[.BT81]" office:value-type="float" office:value="151010" calcext:value-type="float">
            <text:p>151,010</text:p>
          </table:table-cell>
          <table:table-cell table:style-name="ce25" table:formula="of:=[.BU12]+[.BU78]+[.BU81]" office:value-type="float" office:value="143565" calcext:value-type="float">
            <text:p>143,565</text:p>
          </table:table-cell>
          <table:table-cell table:style-name="ce25" table:formula="of:=[.BV12]+[.BV78]+[.BV81]" office:value-type="float" office:value="120336" calcext:value-type="float">
            <text:p>120,336</text:p>
          </table:table-cell>
          <table:table-cell table:style-name="ce49" table:formula="of:=[.BW12]+[.BW78]+[.BW81]" office:value-type="float" office:value="113588" calcext:value-type="float">
            <text:p>113,588</text:p>
          </table:table-cell>
          <table:table-cell table:style-name="ce25" table:formula="of:=[.BX12]+[.BX78]+[.BX81]" office:value-type="float" office:value="393768" calcext:value-type="float">
            <text:p>393,768</text:p>
          </table:table-cell>
          <table:table-cell table:style-name="ce25" table:formula="of:=[.BY12]+[.BY78]+[.BY81]" office:value-type="float" office:value="98225" calcext:value-type="float">
            <text:p>98,225</text:p>
          </table:table-cell>
          <table:table-cell table:style-name="ce25" table:formula="of:=[.BZ12]+[.BZ78]+[.BZ81]" office:value-type="float" office:value="83791" calcext:value-type="float">
            <text:p>83,791</text:p>
          </table:table-cell>
          <table:table-cell table:style-name="ce25" table:formula="of:=[.CA12]+[.CA78]+[.CA81]" office:value-type="float" office:value="63172" calcext:value-type="float">
            <text:p>63,172</text:p>
          </table:table-cell>
          <table:table-cell table:style-name="ce25" table:formula="of:=[.CB12]+[.CB78]+[.CB81]" office:value-type="float" office:value="71271" calcext:value-type="float">
            <text:p>71,271</text:p>
          </table:table-cell>
          <table:table-cell table:style-name="ce49" table:formula="of:=[.CC12]+[.CC78]+[.CC81]" office:value-type="float" office:value="77309" calcext:value-type="float">
            <text:p>77,309</text:p>
          </table:table-cell>
          <table:table-cell table:style-name="ce25" table:formula="of:=[.CD12]+[.CD78]+[.CD81]" office:value-type="float" office:value="356883" calcext:value-type="float">
            <text:p>356,883</text:p>
          </table:table-cell>
          <table:table-cell table:style-name="ce25" table:formula="of:=[.CE12]+[.CE78]+[.CE81]" office:value-type="float" office:value="74173" calcext:value-type="float">
            <text:p>74,173</text:p>
          </table:table-cell>
          <table:table-cell table:style-name="ce25" table:formula="of:=[.CF12]+[.CF78]+[.CF81]" office:value-type="float" office:value="73871" calcext:value-type="float">
            <text:p>73,871</text:p>
          </table:table-cell>
          <table:table-cell table:style-name="ce25" table:formula="of:=[.CG12]+[.CG78]+[.CG81]" office:value-type="float" office:value="73326" calcext:value-type="float">
            <text:p>73,326</text:p>
          </table:table-cell>
          <table:table-cell table:style-name="ce25" table:formula="of:=[.CH12]+[.CH78]+[.CH81]" office:value-type="float" office:value="70360" calcext:value-type="float">
            <text:p>70,360</text:p>
          </table:table-cell>
          <table:table-cell table:style-name="ce49" table:formula="of:=[.CI12]+[.CI78]+[.CI81]" office:value-type="float" office:value="65153" calcext:value-type="float">
            <text:p>65,153</text:p>
          </table:table-cell>
          <table:table-cell table:style-name="ce25" table:formula="of:=[.CJ12]+[.CJ78]+[.CJ81]" office:value-type="float" office:value="279764" calcext:value-type="float">
            <text:p>279,764</text:p>
          </table:table-cell>
          <table:table-cell table:style-name="ce25" table:formula="of:=[.CK12]+[.CK78]+[.CK81]" office:value-type="float" office:value="61008" calcext:value-type="float">
            <text:p>61,008</text:p>
          </table:table-cell>
          <table:table-cell table:style-name="ce25" table:formula="of:=[.CL12]+[.CL78]+[.CL81]" office:value-type="float" office:value="59123" calcext:value-type="float">
            <text:p>59,123</text:p>
          </table:table-cell>
          <table:table-cell table:style-name="ce25" table:formula="of:=[.CM12]+[.CM78]+[.CM81]" office:value-type="float" office:value="54874" calcext:value-type="float">
            <text:p>54,874</text:p>
          </table:table-cell>
          <table:table-cell table:style-name="ce25" table:formula="of:=[.CN12]+[.CN78]+[.CN81]" office:value-type="float" office:value="54092" calcext:value-type="float">
            <text:p>54,092</text:p>
          </table:table-cell>
          <table:table-cell table:style-name="ce49" table:formula="of:=[.CO12]+[.CO78]+[.CO81]" office:value-type="float" office:value="50667" calcext:value-type="float">
            <text:p>50,667</text:p>
          </table:table-cell>
          <table:table-cell table:style-name="ce25" table:formula="of:=[.CP12]+[.CP78]+[.CP81]" office:value-type="float" office:value="252378" calcext:value-type="float">
            <text:p>252,378</text:p>
          </table:table-cell>
          <table:table-cell table:style-name="ce25" table:formula="of:=[.CQ12]+[.CQ78]+[.CQ81]" office:value-type="float" office:value="50413" calcext:value-type="float">
            <text:p>50,413</text:p>
          </table:table-cell>
          <table:table-cell table:style-name="ce25" table:formula="of:=[.CR12]+[.CR78]+[.CR81]" office:value-type="float" office:value="52051" calcext:value-type="float">
            <text:p>52,051</text:p>
          </table:table-cell>
          <table:table-cell table:style-name="ce25" table:formula="of:=[.CS12]+[.CS78]+[.CS81]" office:value-type="float" office:value="52457" calcext:value-type="float">
            <text:p>52,457</text:p>
          </table:table-cell>
          <table:table-cell table:style-name="ce25" table:formula="of:=[.CT12]+[.CT78]+[.CT81]" office:value-type="float" office:value="50570" calcext:value-type="float">
            <text:p>50,570</text:p>
          </table:table-cell>
          <table:table-cell table:style-name="ce49" table:formula="of:=[.CU12]+[.CU78]+[.CU81]" office:value-type="float" office:value="46887" calcext:value-type="float">
            <text:p>46,887</text:p>
          </table:table-cell>
          <table:table-cell table:style-name="ce25" table:formula="of:=[.CV12]+[.CV78]+[.CV81]" office:value-type="float" office:value="168042" calcext:value-type="float">
            <text:p>168,042</text:p>
          </table:table-cell>
          <table:table-cell table:style-name="ce25" table:formula="of:=[.CW12]+[.CW78]+[.CW81]" office:value-type="float" office:value="43043" calcext:value-type="float">
            <text:p>43,043</text:p>
          </table:table-cell>
          <table:table-cell table:style-name="ce25" table:formula="of:=[.CX12]+[.CX78]+[.CX81]" office:value-type="float" office:value="38471" calcext:value-type="float">
            <text:p>38,471</text:p>
          </table:table-cell>
          <table:table-cell table:style-name="ce25" table:formula="of:=[.CY12]+[.CY78]+[.CY81]" office:value-type="float" office:value="34420" calcext:value-type="float">
            <text:p>34,420</text:p>
          </table:table-cell>
          <table:table-cell table:style-name="ce25" table:formula="of:=[.CZ12]+[.CZ78]+[.CZ81]" office:value-type="float" office:value="28421" calcext:value-type="float">
            <text:p>28,421</text:p>
          </table:table-cell>
          <table:table-cell table:style-name="ce49" table:formula="of:=[.DA12]+[.DA78]+[.DA81]" office:value-type="float" office:value="23687" calcext:value-type="float">
            <text:p>23,687</text:p>
          </table:table-cell>
          <table:table-cell table:style-name="ce25" table:formula="of:=[.DB12]+[.DB78]+[.DB81]" office:value-type="float" office:value="67579" calcext:value-type="float">
            <text:p>67,579</text:p>
          </table:table-cell>
          <table:table-cell table:style-name="ce25" table:formula="of:=[.DC12]+[.DC78]+[.DC81]" office:value-type="float" office:value="19038" calcext:value-type="float">
            <text:p>19,038</text:p>
          </table:table-cell>
          <table:table-cell table:style-name="ce25" table:formula="of:=[.DD12]+[.DD78]+[.DD81]" office:value-type="float" office:value="17147" calcext:value-type="float">
            <text:p>17,147</text:p>
          </table:table-cell>
          <table:table-cell table:style-name="ce25" table:formula="of:=[.DE12]+[.DE78]+[.DE81]" office:value-type="float" office:value="13564" calcext:value-type="float">
            <text:p>13,564</text:p>
          </table:table-cell>
          <table:table-cell table:style-name="ce25" table:formula="of:=[.DF12]+[.DF78]+[.DF81]" office:value-type="float" office:value="10220" calcext:value-type="float">
            <text:p>10,220</text:p>
          </table:table-cell>
          <table:table-cell table:style-name="ce49" table:formula="of:=[.DG12]+[.DG78]+[.DG81]" office:value-type="float" office:value="7610" calcext:value-type="float">
            <text:p>7,610</text:p>
          </table:table-cell>
          <table:table-cell table:style-name="ce25" table:formula="of:=[.DH12]+[.DH78]+[.DH81]" office:value-type="float" office:value="18687" calcext:value-type="float">
            <text:p>18,687</text:p>
          </table:table-cell>
          <table:table-cell table:style-name="ce25" table:formula="of:=[.DI12]+[.DI78]+[.DI81]" office:value-type="float" office:value="5938" calcext:value-type="float">
            <text:p>5,938</text:p>
          </table:table-cell>
          <table:table-cell table:style-name="ce25" table:formula="of:=[.DJ12]+[.DJ78]+[.DJ81]" office:value-type="float" office:value="4608" calcext:value-type="float">
            <text:p>4,608</text:p>
          </table:table-cell>
          <table:table-cell table:style-name="ce25" table:formula="of:=[.DK12]+[.DK78]+[.DK81]" office:value-type="float" office:value="3329" calcext:value-type="float">
            <text:p>3,329</text:p>
          </table:table-cell>
          <table:table-cell table:style-name="ce25" table:formula="of:=[.DL12]+[.DL78]+[.DL81]" office:value-type="float" office:value="2683" calcext:value-type="float">
            <text:p>2,683</text:p>
          </table:table-cell>
          <table:table-cell table:style-name="ce49" table:formula="of:=[.DM12]+[.DM78]+[.DM81]" office:value-type="float" office:value="2129" calcext:value-type="float">
            <text:p>2,129</text:p>
          </table:table-cell>
          <table:table-cell table:style-name="ce25" table:formula="of:=[.DN12]+[.DN78]+[.DN81]" office:value-type="float" office:value="4209" calcext:value-type="float">
            <text:p>4,209</text:p>
          </table:table-cell>
          <table:table-cell table:style-name="ce25" table:formula="of:=[.DO12]+[.DO78]+[.DO81]" office:value-type="float" office:value="1506" calcext:value-type="float">
            <text:p>1,506</text:p>
          </table:table-cell>
          <table:table-cell table:style-name="ce25" table:formula="of:=[.DP12]+[.DP78]+[.DP81]" office:value-type="float" office:value="1222" calcext:value-type="float">
            <text:p>1,222</text:p>
          </table:table-cell>
          <table:table-cell table:style-name="ce25" table:formula="of:=[.DQ12]+[.DQ78]+[.DQ81]" office:value-type="float" office:value="689" calcext:value-type="float">
            <text:p>689</text:p>
          </table:table-cell>
          <table:table-cell table:style-name="ce25" table:formula="of:=[.DR12]+[.DR78]+[.DR81]" office:value-type="float" office:value="465" calcext:value-type="float">
            <text:p>465</text:p>
          </table:table-cell>
          <table:table-cell table:style-name="ce49" table:formula="of:=[.DS12]+[.DS78]+[.DS81]" office:value-type="float" office:value="327" calcext:value-type="float">
            <text:p>327</text:p>
          </table:table-cell>
          <table:table-cell table:style-name="ce25" table:formula="of:=[.DT12]+[.DT78]+[.DT81]" office:value-type="float" office:value="954" calcext:value-type="float">
            <text:p>95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40197" calcext:value-type="float">
            <text:p>11,340,197</text:p>
          </table:table-cell>
          <table:table-cell table:style-name="ce26" table:formula="of:=[.D13]+[.D79]+[.D82]" office:value-type="float" office:value="491871" calcext:value-type="float">
            <text:p>491,871</text:p>
          </table:table-cell>
          <table:table-cell table:style-name="ce26" table:formula="of:=[.E13]+[.E79]+[.E82]" office:value-type="float" office:value="91203" calcext:value-type="float">
            <text:p>91,203</text:p>
          </table:table-cell>
          <table:table-cell table:style-name="ce26" table:formula="of:=[.F13]+[.F79]+[.F82]" office:value-type="float" office:value="96949" calcext:value-type="float">
            <text:p>96,949</text:p>
          </table:table-cell>
          <table:table-cell table:style-name="ce26" table:formula="of:=[.G13]+[.G79]+[.G82]" office:value-type="float" office:value="97752" calcext:value-type="float">
            <text:p>97,752</text:p>
          </table:table-cell>
          <table:table-cell table:style-name="ce26" table:formula="of:=[.H13]+[.H79]+[.H82]" office:value-type="float" office:value="102255" calcext:value-type="float">
            <text:p>102,255</text:p>
          </table:table-cell>
          <table:table-cell table:style-name="ce26" table:formula="of:=[.I13]+[.I79]+[.I82]" office:value-type="float" office:value="103712" calcext:value-type="float">
            <text:p>103,712</text:p>
          </table:table-cell>
          <table:table-cell table:style-name="ce26" table:formula="of:=[.J13]+[.J79]+[.J82]" office:value-type="float" office:value="636099" calcext:value-type="float">
            <text:p>636,099</text:p>
          </table:table-cell>
          <table:table-cell table:style-name="ce26" table:formula="of:=[.K13]+[.K79]+[.K82]" office:value-type="float" office:value="112529" calcext:value-type="float">
            <text:p>112,529</text:p>
          </table:table-cell>
          <table:table-cell table:style-name="ce26" table:formula="of:=[.L13]+[.L79]+[.L82]" office:value-type="float" office:value="118484" calcext:value-type="float">
            <text:p>118,484</text:p>
          </table:table-cell>
          <table:table-cell table:style-name="ce26" table:formula="of:=[.M13]+[.M79]+[.M82]" office:value-type="float" office:value="136501" calcext:value-type="float">
            <text:p>136,501</text:p>
          </table:table-cell>
          <table:table-cell table:style-name="ce26" table:formula="of:=[.N13]+[.N79]+[.N82]" office:value-type="float" office:value="136885" calcext:value-type="float">
            <text:p>136,885</text:p>
          </table:table-cell>
          <table:table-cell table:style-name="ce38" table:formula="of:=[.O13]+[.O79]+[.O82]" office:value-type="float" office:value="131700" calcext:value-type="float">
            <text:p>131,700</text:p>
          </table:table-cell>
          <table:table-cell table:style-name="ce26" table:formula="of:=[.P13]+[.P79]+[.P82]" office:value-type="float" office:value="762049" calcext:value-type="float">
            <text:p>762,049</text:p>
          </table:table-cell>
          <table:table-cell table:style-name="ce26" table:formula="of:=[.Q13]+[.Q79]+[.Q82]" office:value-type="float" office:value="142078" calcext:value-type="float">
            <text:p>142,078</text:p>
          </table:table-cell>
          <table:table-cell table:style-name="ce26" table:formula="of:=[.R13]+[.R79]+[.R82]" office:value-type="float" office:value="154684" calcext:value-type="float">
            <text:p>154,684</text:p>
          </table:table-cell>
          <table:table-cell table:style-name="ce26" table:formula="of:=[.S13]+[.S79]+[.S82]" office:value-type="float" office:value="155154" calcext:value-type="float">
            <text:p>155,154</text:p>
          </table:table-cell>
          <table:table-cell table:style-name="ce26" table:formula="of:=[.T13]+[.T79]+[.T82]" office:value-type="float" office:value="154875" calcext:value-type="float">
            <text:p>154,875</text:p>
          </table:table-cell>
          <table:table-cell table:style-name="ce38" table:formula="of:=[.U13]+[.U79]+[.U82]" office:value-type="float" office:value="155258" calcext:value-type="float">
            <text:p>155,258</text:p>
          </table:table-cell>
          <table:table-cell table:style-name="ce26" table:formula="of:=[.V13]+[.V79]+[.V82]" office:value-type="float" office:value="770984" calcext:value-type="float">
            <text:p>770,984</text:p>
          </table:table-cell>
          <table:table-cell table:style-name="ce26" table:formula="of:=[.W13]+[.W79]+[.W82]" office:value-type="float" office:value="154885" calcext:value-type="float">
            <text:p>154,885</text:p>
          </table:table-cell>
          <table:table-cell table:style-name="ce26" table:formula="of:=[.X13]+[.X79]+[.X82]" office:value-type="float" office:value="151489" calcext:value-type="float">
            <text:p>151,489</text:p>
          </table:table-cell>
          <table:table-cell table:style-name="ce26" table:formula="of:=[.Y13]+[.Y79]+[.Y82]" office:value-type="float" office:value="153912" calcext:value-type="float">
            <text:p>153,912</text:p>
          </table:table-cell>
          <table:table-cell table:style-name="ce26" table:formula="of:=[.Z13]+[.Z79]+[.Z82]" office:value-type="float" office:value="155620" calcext:value-type="float">
            <text:p>155,620</text:p>
          </table:table-cell>
          <table:table-cell table:style-name="ce38" table:formula="of:=[.AA13]+[.AA79]+[.AA82]" office:value-type="float" office:value="155078" calcext:value-type="float">
            <text:p>155,078</text:p>
          </table:table-cell>
          <table:table-cell table:style-name="ce26" table:formula="of:=[.AB13]+[.AB79]+[.AB82]" office:value-type="float" office:value="799300" calcext:value-type="float">
            <text:p>799,300</text:p>
          </table:table-cell>
          <table:table-cell table:style-name="ce26" table:formula="of:=[.AC13]+[.AC79]+[.AC82]" office:value-type="float" office:value="152343" calcext:value-type="float">
            <text:p>152,343</text:p>
          </table:table-cell>
          <table:table-cell table:style-name="ce26" table:formula="of:=[.AD13]+[.AD79]+[.AD82]" office:value-type="float" office:value="146937" calcext:value-type="float">
            <text:p>146,937</text:p>
          </table:table-cell>
          <table:table-cell table:style-name="ce26" table:formula="of:=[.AE13]+[.AE79]+[.AE82]" office:value-type="float" office:value="153274" calcext:value-type="float">
            <text:p>153,274</text:p>
          </table:table-cell>
          <table:table-cell table:style-name="ce26" table:formula="of:=[.AF13]+[.AF79]+[.AF82]" office:value-type="float" office:value="171313" calcext:value-type="float">
            <text:p>171,313</text:p>
          </table:table-cell>
          <table:table-cell table:style-name="ce38" table:formula="of:=[.AG13]+[.AG79]+[.AG82]" office:value-type="float" office:value="175433" calcext:value-type="float">
            <text:p>175,433</text:p>
          </table:table-cell>
          <table:table-cell table:style-name="ce26" table:formula="of:=[.AH13]+[.AH79]+[.AH82]" office:value-type="float" office:value="988902" calcext:value-type="float">
            <text:p>988,902</text:p>
          </table:table-cell>
          <table:table-cell table:style-name="ce26" table:formula="of:=[.AI13]+[.AI79]+[.AI82]" office:value-type="float" office:value="189305" calcext:value-type="float">
            <text:p>189,305</text:p>
          </table:table-cell>
          <table:table-cell table:style-name="ce26" table:formula="of:=[.AJ13]+[.AJ79]+[.AJ82]" office:value-type="float" office:value="196234" calcext:value-type="float">
            <text:p>196,234</text:p>
          </table:table-cell>
          <table:table-cell table:style-name="ce26" table:formula="of:=[.AK13]+[.AK79]+[.AK82]" office:value-type="float" office:value="200460" calcext:value-type="float">
            <text:p>200,460</text:p>
          </table:table-cell>
          <table:table-cell table:style-name="ce26" table:formula="of:=[.AL13]+[.AL79]+[.AL82]" office:value-type="float" office:value="201851" calcext:value-type="float">
            <text:p>201,851</text:p>
          </table:table-cell>
          <table:table-cell table:style-name="ce38" table:formula="of:=[.AM13]+[.AM79]+[.AM82]" office:value-type="float" office:value="201052" calcext:value-type="float">
            <text:p>201,052</text:p>
          </table:table-cell>
          <table:table-cell table:style-name="ce26" table:formula="of:=[.AN13]+[.AN79]+[.AN82]" office:value-type="float" office:value="937217" calcext:value-type="float">
            <text:p>937,217</text:p>
          </table:table-cell>
          <table:table-cell table:style-name="ce26" table:formula="of:=[.AO13]+[.AO79]+[.AO82]" office:value-type="float" office:value="192190" calcext:value-type="float">
            <text:p>192,190</text:p>
          </table:table-cell>
          <table:table-cell table:style-name="ce26" table:formula="of:=[.AP13]+[.AP79]+[.AP82]" office:value-type="float" office:value="202852" calcext:value-type="float">
            <text:p>202,852</text:p>
          </table:table-cell>
          <table:table-cell table:style-name="ce26" table:formula="of:=[.AQ13]+[.AQ79]+[.AQ82]" office:value-type="float" office:value="188889" calcext:value-type="float">
            <text:p>188,889</text:p>
          </table:table-cell>
          <table:table-cell table:style-name="ce26" table:formula="of:=[.AR13]+[.AR79]+[.AR82]" office:value-type="float" office:value="178723" calcext:value-type="float">
            <text:p>178,723</text:p>
          </table:table-cell>
          <table:table-cell table:style-name="ce38" table:formula="of:=[.AS13]+[.AS79]+[.AS82]" office:value-type="float" office:value="174563" calcext:value-type="float">
            <text:p>174,563</text:p>
          </table:table-cell>
          <table:table-cell table:style-name="ce26" table:formula="of:=[.AT13]+[.AT79]+[.AT82]" office:value-type="float" office:value="910519" calcext:value-type="float">
            <text:p>910,519</text:p>
          </table:table-cell>
          <table:table-cell table:style-name="ce26" table:formula="of:=[.AU13]+[.AU79]+[.AU82]" office:value-type="float" office:value="176668" calcext:value-type="float">
            <text:p>176,668</text:p>
          </table:table-cell>
          <table:table-cell table:style-name="ce26" table:formula="of:=[.AV13]+[.AV79]+[.AV82]" office:value-type="float" office:value="178853" calcext:value-type="float">
            <text:p>178,853</text:p>
          </table:table-cell>
          <table:table-cell table:style-name="ce26" table:formula="of:=[.AW13]+[.AW79]+[.AW82]" office:value-type="float" office:value="183348" calcext:value-type="float">
            <text:p>183,348</text:p>
          </table:table-cell>
          <table:table-cell table:style-name="ce26" table:formula="of:=[.AX13]+[.AX79]+[.AX82]" office:value-type="float" office:value="186522" calcext:value-type="float">
            <text:p>186,522</text:p>
          </table:table-cell>
          <table:table-cell table:style-name="ce38" table:formula="of:=[.AY13]+[.AY79]+[.AY82]" office:value-type="float" office:value="185128" calcext:value-type="float">
            <text:p>185,128</text:p>
          </table:table-cell>
          <table:table-cell table:style-name="ce26" table:formula="of:=[.AZ13]+[.AZ79]+[.AZ82]" office:value-type="float" office:value="931911" calcext:value-type="float">
            <text:p>931,911</text:p>
          </table:table-cell>
          <table:table-cell table:style-name="ce26" table:formula="of:=[.BA13]+[.BA79]+[.BA82]" office:value-type="float" office:value="183122" calcext:value-type="float">
            <text:p>183,122</text:p>
          </table:table-cell>
          <table:table-cell table:style-name="ce26" table:formula="of:=[.BB13]+[.BB79]+[.BB82]" office:value-type="float" office:value="181967" calcext:value-type="float">
            <text:p>181,967</text:p>
          </table:table-cell>
          <table:table-cell table:style-name="ce26" table:formula="of:=[.BC13]+[.BC79]+[.BC82]" office:value-type="float" office:value="186602" calcext:value-type="float">
            <text:p>186,602</text:p>
          </table:table-cell>
          <table:table-cell table:style-name="ce26" table:formula="of:=[.BD13]+[.BD79]+[.BD82]" office:value-type="float" office:value="190242" calcext:value-type="float">
            <text:p>190,242</text:p>
          </table:table-cell>
          <table:table-cell table:style-name="ce38" table:formula="of:=[.BE13]+[.BE79]+[.BE82]" office:value-type="float" office:value="189978" calcext:value-type="float">
            <text:p>189,978</text:p>
          </table:table-cell>
          <table:table-cell table:style-name="ce26" table:formula="of:=[.BF13]+[.BF79]+[.BF82]" office:value-type="float" office:value="939258" calcext:value-type="float">
            <text:p>939,258</text:p>
          </table:table-cell>
          <table:table-cell table:style-name="ce26" table:formula="of:=[.BG13]+[.BG79]+[.BG82]" office:value-type="float" office:value="192588" calcext:value-type="float">
            <text:p>192,588</text:p>
          </table:table-cell>
          <table:table-cell table:style-name="ce26" table:formula="of:=[.BH13]+[.BH79]+[.BH82]" office:value-type="float" office:value="190758" calcext:value-type="float">
            <text:p>190,758</text:p>
          </table:table-cell>
          <table:table-cell table:style-name="ce26" table:formula="of:=[.BI13]+[.BI79]+[.BI82]" office:value-type="float" office:value="186630" calcext:value-type="float">
            <text:p>186,630</text:p>
          </table:table-cell>
          <table:table-cell table:style-name="ce26" table:formula="of:=[.BJ13]+[.BJ79]+[.BJ82]" office:value-type="float" office:value="183916" calcext:value-type="float">
            <text:p>183,916</text:p>
          </table:table-cell>
          <table:table-cell table:style-name="ce38" table:formula="of:=[.BK13]+[.BK79]+[.BK82]" office:value-type="float" office:value="185366" calcext:value-type="float">
            <text:p>185,366</text:p>
          </table:table-cell>
          <table:table-cell table:style-name="ce26" table:formula="of:=[.BL13]+[.BL79]+[.BL82]" office:value-type="float" office:value="848820" calcext:value-type="float">
            <text:p>848,820</text:p>
          </table:table-cell>
          <table:table-cell table:style-name="ce26" table:formula="of:=[.BM13]+[.BM79]+[.BM82]" office:value-type="float" office:value="174250" calcext:value-type="float">
            <text:p>174,250</text:p>
          </table:table-cell>
          <table:table-cell table:style-name="ce26" table:formula="of:=[.BN13]+[.BN79]+[.BN82]" office:value-type="float" office:value="171636" calcext:value-type="float">
            <text:p>171,636</text:p>
          </table:table-cell>
          <table:table-cell table:style-name="ce26" table:formula="of:=[.BO13]+[.BO79]+[.BO82]" office:value-type="float" office:value="172729" calcext:value-type="float">
            <text:p>172,729</text:p>
          </table:table-cell>
          <table:table-cell table:style-name="ce26" table:formula="of:=[.BP13]+[.BP79]+[.BP82]" office:value-type="float" office:value="170650" calcext:value-type="float">
            <text:p>170,650</text:p>
          </table:table-cell>
          <table:table-cell table:style-name="ce38" table:formula="of:=[.BQ13]+[.BQ79]+[.BQ82]" office:value-type="float" office:value="159555" calcext:value-type="float">
            <text:p>159,555</text:p>
          </table:table-cell>
          <table:table-cell table:style-name="ce26" table:formula="of:=[.BR13]+[.BR79]+[.BR82]" office:value-type="float" office:value="698251" calcext:value-type="float">
            <text:p>698,251</text:p>
          </table:table-cell>
          <table:table-cell table:style-name="ce26" table:formula="of:=[.BS13]+[.BS79]+[.BS82]" office:value-type="float" office:value="154745" calcext:value-type="float">
            <text:p>154,745</text:p>
          </table:table-cell>
          <table:table-cell table:style-name="ce26" table:formula="of:=[.BT13]+[.BT79]+[.BT82]" office:value-type="float" office:value="154081" calcext:value-type="float">
            <text:p>154,081</text:p>
          </table:table-cell>
          <table:table-cell table:style-name="ce26" table:formula="of:=[.BU13]+[.BU79]+[.BU82]" office:value-type="float" office:value="147460" calcext:value-type="float">
            <text:p>147,460</text:p>
          </table:table-cell>
          <table:table-cell table:style-name="ce26" table:formula="of:=[.BV13]+[.BV79]+[.BV82]" office:value-type="float" office:value="123653" calcext:value-type="float">
            <text:p>123,653</text:p>
          </table:table-cell>
          <table:table-cell table:style-name="ce38" table:formula="of:=[.BW13]+[.BW79]+[.BW82]" office:value-type="float" office:value="118312" calcext:value-type="float">
            <text:p>118,312</text:p>
          </table:table-cell>
          <table:table-cell table:style-name="ce26" table:formula="of:=[.BX13]+[.BX79]+[.BX82]" office:value-type="float" office:value="413854" calcext:value-type="float">
            <text:p>413,854</text:p>
          </table:table-cell>
          <table:table-cell table:style-name="ce26" table:formula="of:=[.BY13]+[.BY79]+[.BY82]" office:value-type="float" office:value="101274" calcext:value-type="float">
            <text:p>101,274</text:p>
          </table:table-cell>
          <table:table-cell table:style-name="ce26" table:formula="of:=[.BZ13]+[.BZ79]+[.BZ82]" office:value-type="float" office:value="87807" calcext:value-type="float">
            <text:p>87,807</text:p>
          </table:table-cell>
          <table:table-cell table:style-name="ce26" table:formula="of:=[.CA13]+[.CA79]+[.CA82]" office:value-type="float" office:value="66362" calcext:value-type="float">
            <text:p>66,362</text:p>
          </table:table-cell>
          <table:table-cell table:style-name="ce26" table:formula="of:=[.CB13]+[.CB79]+[.CB82]" office:value-type="float" office:value="76199" calcext:value-type="float">
            <text:p>76,199</text:p>
          </table:table-cell>
          <table:table-cell table:style-name="ce38" table:formula="of:=[.CC13]+[.CC79]+[.CC82]" office:value-type="float" office:value="82212" calcext:value-type="float">
            <text:p>82,212</text:p>
          </table:table-cell>
          <table:table-cell table:style-name="ce26" table:formula="of:=[.CD13]+[.CD79]+[.CD82]" office:value-type="float" office:value="395050" calcext:value-type="float">
            <text:p>395,050</text:p>
          </table:table-cell>
          <table:table-cell table:style-name="ce26" table:formula="of:=[.CE13]+[.CE79]+[.CE82]" office:value-type="float" office:value="80168" calcext:value-type="float">
            <text:p>80,168</text:p>
          </table:table-cell>
          <table:table-cell table:style-name="ce26" table:formula="of:=[.CF13]+[.CF79]+[.CF82]" office:value-type="float" office:value="80518" calcext:value-type="float">
            <text:p>80,518</text:p>
          </table:table-cell>
          <table:table-cell table:style-name="ce26" table:formula="of:=[.CG13]+[.CG79]+[.CG82]" office:value-type="float" office:value="80469" calcext:value-type="float">
            <text:p>80,469</text:p>
          </table:table-cell>
          <table:table-cell table:style-name="ce26" table:formula="of:=[.CH13]+[.CH79]+[.CH82]" office:value-type="float" office:value="79362" calcext:value-type="float">
            <text:p>79,362</text:p>
          </table:table-cell>
          <table:table-cell table:style-name="ce38" table:formula="of:=[.CI13]+[.CI79]+[.CI82]" office:value-type="float" office:value="74533" calcext:value-type="float">
            <text:p>74,533</text:p>
          </table:table-cell>
          <table:table-cell table:style-name="ce26" table:formula="of:=[.CJ13]+[.CJ79]+[.CJ82]" office:value-type="float" office:value="320816" calcext:value-type="float">
            <text:p>320,816</text:p>
          </table:table-cell>
          <table:table-cell table:style-name="ce26" table:formula="of:=[.CK13]+[.CK79]+[.CK82]" office:value-type="float" office:value="70095" calcext:value-type="float">
            <text:p>70,095</text:p>
          </table:table-cell>
          <table:table-cell table:style-name="ce26" table:formula="of:=[.CL13]+[.CL79]+[.CL82]" office:value-type="float" office:value="67824" calcext:value-type="float">
            <text:p>67,824</text:p>
          </table:table-cell>
          <table:table-cell table:style-name="ce26" table:formula="of:=[.CM13]+[.CM79]+[.CM82]" office:value-type="float" office:value="63979" calcext:value-type="float">
            <text:p>63,979</text:p>
          </table:table-cell>
          <table:table-cell table:style-name="ce26" table:formula="of:=[.CN13]+[.CN79]+[.CN82]" office:value-type="float" office:value="62013" calcext:value-type="float">
            <text:p>62,013</text:p>
          </table:table-cell>
          <table:table-cell table:style-name="ce38" table:formula="of:=[.CO13]+[.CO79]+[.CO82]" office:value-type="float" office:value="56905" calcext:value-type="float">
            <text:p>56,905</text:p>
          </table:table-cell>
          <table:table-cell table:style-name="ce26" table:formula="of:=[.CP13]+[.CP79]+[.CP82]" office:value-type="float" office:value="240100" calcext:value-type="float">
            <text:p>240,100</text:p>
          </table:table-cell>
          <table:table-cell table:style-name="ce26" table:formula="of:=[.CQ13]+[.CQ79]+[.CQ82]" office:value-type="float" office:value="53395" calcext:value-type="float">
            <text:p>53,395</text:p>
          </table:table-cell>
          <table:table-cell table:style-name="ce26" table:formula="of:=[.CR13]+[.CR79]+[.CR82]" office:value-type="float" office:value="51438" calcext:value-type="float">
            <text:p>51,438</text:p>
          </table:table-cell>
          <table:table-cell table:style-name="ce26" table:formula="of:=[.CS13]+[.CS79]+[.CS82]" office:value-type="float" office:value="48723" calcext:value-type="float">
            <text:p>48,723</text:p>
          </table:table-cell>
          <table:table-cell table:style-name="ce26" table:formula="of:=[.CT13]+[.CT79]+[.CT82]" office:value-type="float" office:value="44923" calcext:value-type="float">
            <text:p>44,923</text:p>
          </table:table-cell>
          <table:table-cell table:style-name="ce38" table:formula="of:=[.CU13]+[.CU79]+[.CU82]" office:value-type="float" office:value="41621" calcext:value-type="float">
            <text:p>41,621</text:p>
          </table:table-cell>
          <table:table-cell table:style-name="ce26" table:formula="of:=[.CV13]+[.CV79]+[.CV82]" office:value-type="float" office:value="151540" calcext:value-type="float">
            <text:p>151,540</text:p>
          </table:table-cell>
          <table:table-cell table:style-name="ce26" table:formula="of:=[.CW13]+[.CW79]+[.CW82]" office:value-type="float" office:value="37444" calcext:value-type="float">
            <text:p>37,444</text:p>
          </table:table-cell>
          <table:table-cell table:style-name="ce26" table:formula="of:=[.CX13]+[.CX79]+[.CX82]" office:value-type="float" office:value="34284" calcext:value-type="float">
            <text:p>34,284</text:p>
          </table:table-cell>
          <table:table-cell table:style-name="ce26" table:formula="of:=[.CY13]+[.CY79]+[.CY82]" office:value-type="float" office:value="30712" calcext:value-type="float">
            <text:p>30,712</text:p>
          </table:table-cell>
          <table:table-cell table:style-name="ce26" table:formula="of:=[.CZ13]+[.CZ79]+[.CZ82]" office:value-type="float" office:value="25727" calcext:value-type="float">
            <text:p>25,727</text:p>
          </table:table-cell>
          <table:table-cell table:style-name="ce38" table:formula="of:=[.DA13]+[.DA79]+[.DA82]" office:value-type="float" office:value="23373" calcext:value-type="float">
            <text:p>23,373</text:p>
          </table:table-cell>
          <table:table-cell table:style-name="ce26" table:formula="of:=[.DB13]+[.DB79]+[.DB82]" office:value-type="float" office:value="73158" calcext:value-type="float">
            <text:p>73,158</text:p>
          </table:table-cell>
          <table:table-cell table:style-name="ce26" table:formula="of:=[.DC13]+[.DC79]+[.DC82]" office:value-type="float" office:value="19671" calcext:value-type="float">
            <text:p>19,671</text:p>
          </table:table-cell>
          <table:table-cell table:style-name="ce26" table:formula="of:=[.DD13]+[.DD79]+[.DD82]" office:value-type="float" office:value="18139" calcext:value-type="float">
            <text:p>18,139</text:p>
          </table:table-cell>
          <table:table-cell table:style-name="ce26" table:formula="of:=[.DE13]+[.DE79]+[.DE82]" office:value-type="float" office:value="14784" calcext:value-type="float">
            <text:p>14,784</text:p>
          </table:table-cell>
          <table:table-cell table:style-name="ce26" table:formula="of:=[.DF13]+[.DF79]+[.DF82]" office:value-type="float" office:value="11398" calcext:value-type="float">
            <text:p>11,398</text:p>
          </table:table-cell>
          <table:table-cell table:style-name="ce38" table:formula="of:=[.DG13]+[.DG79]+[.DG82]" office:value-type="float" office:value="9166" calcext:value-type="float">
            <text:p>9,166</text:p>
          </table:table-cell>
          <table:table-cell table:style-name="ce26" table:formula="of:=[.DH13]+[.DH79]+[.DH82]" office:value-type="float" office:value="24068" calcext:value-type="float">
            <text:p>24,068</text:p>
          </table:table-cell>
          <table:table-cell table:style-name="ce26" table:formula="of:=[.DI13]+[.DI79]+[.DI82]" office:value-type="float" office:value="7482" calcext:value-type="float">
            <text:p>7,482</text:p>
          </table:table-cell>
          <table:table-cell table:style-name="ce26" table:formula="of:=[.DJ13]+[.DJ79]+[.DJ82]" office:value-type="float" office:value="5960" calcext:value-type="float">
            <text:p>5,960</text:p>
          </table:table-cell>
          <table:table-cell table:style-name="ce26" table:formula="of:=[.DK13]+[.DK79]+[.DK82]" office:value-type="float" office:value="4382" calcext:value-type="float">
            <text:p>4,382</text:p>
          </table:table-cell>
          <table:table-cell table:style-name="ce26" table:formula="of:=[.DL13]+[.DL79]+[.DL82]" office:value-type="float" office:value="3570" calcext:value-type="float">
            <text:p>3,570</text:p>
          </table:table-cell>
          <table:table-cell table:style-name="ce38" table:formula="of:=[.DM13]+[.DM79]+[.DM82]" office:value-type="float" office:value="2674" calcext:value-type="float">
            <text:p>2,674</text:p>
          </table:table-cell>
          <table:table-cell table:style-name="ce26" table:formula="of:=[.DN13]+[.DN79]+[.DN82]" office:value-type="float" office:value="5522" calcext:value-type="float">
            <text:p>5,522</text:p>
          </table:table-cell>
          <table:table-cell table:style-name="ce26" table:formula="of:=[.DO13]+[.DO79]+[.DO82]" office:value-type="float" office:value="2079" calcext:value-type="float">
            <text:p>2,079</text:p>
          </table:table-cell>
          <table:table-cell table:style-name="ce26" table:formula="of:=[.DP13]+[.DP79]+[.DP82]" office:value-type="float" office:value="1364" calcext:value-type="float">
            <text:p>1,364</text:p>
          </table:table-cell>
          <table:table-cell table:style-name="ce26" table:formula="of:=[.DQ13]+[.DQ79]+[.DQ82]" office:value-type="float" office:value="1017" calcext:value-type="float">
            <text:p>1,017</text:p>
          </table:table-cell>
          <table:table-cell table:style-name="ce26" table:formula="of:=[.DR13]+[.DR79]+[.DR82]" office:value-type="float" office:value="613" calcext:value-type="float">
            <text:p>613</text:p>
          </table:table-cell>
          <table:table-cell table:style-name="ce38" table:formula="of:=[.DS13]+[.DS79]+[.DS82]" office:value-type="float" office:value="449" calcext:value-type="float">
            <text:p>449</text:p>
          </table:table-cell>
          <table:table-cell table:style-name="ce26" table:formula="of:=[.DT13]+[.DT79]+[.DT82]" office:value-type="float" office:value="908" calcext:value-type="float">
            <text:p>90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55266" calcext:value-type="float">
            <text:p>18,755,266</text:p>
          </table:table-cell>
          <table:table-cell table:style-name="ce25" table:formula="of:=[.D12]+[.D13]" office:value-type="float" office:value="858964" calcext:value-type="float">
            <text:p>858,964</text:p>
          </table:table-cell>
          <table:table-cell table:style-name="ce25" table:formula="of:=[.E12]+[.E13]" office:value-type="float" office:value="159209" calcext:value-type="float">
            <text:p>159,209</text:p>
          </table:table-cell>
          <table:table-cell table:style-name="ce25" table:formula="of:=[.F12]+[.F13]" office:value-type="float" office:value="168274" calcext:value-type="float">
            <text:p>168,274</text:p>
          </table:table-cell>
          <table:table-cell table:style-name="ce25" table:formula="of:=[.G12]+[.G13]" office:value-type="float" office:value="170707" calcext:value-type="float">
            <text:p>170,707</text:p>
          </table:table-cell>
          <table:table-cell table:style-name="ce25" table:formula="of:=[.H12]+[.H13]" office:value-type="float" office:value="177966" calcext:value-type="float">
            <text:p>177,966</text:p>
          </table:table-cell>
          <table:table-cell table:style-name="ce25" table:formula="of:=[.I12]+[.I13]" office:value-type="float" office:value="182808" calcext:value-type="float">
            <text:p>182,808</text:p>
          </table:table-cell>
          <table:table-cell table:style-name="ce25" table:formula="of:=[.J12]+[.J13]" office:value-type="float" office:value="1109204" calcext:value-type="float">
            <text:p>1,109,204</text:p>
          </table:table-cell>
          <table:table-cell table:style-name="ce25" table:formula="of:=[.K12]+[.K13]" office:value-type="float" office:value="196705" calcext:value-type="float">
            <text:p>196,705</text:p>
          </table:table-cell>
          <table:table-cell table:style-name="ce25" table:formula="of:=[.L12]+[.L13]" office:value-type="float" office:value="207409" calcext:value-type="float">
            <text:p>207,409</text:p>
          </table:table-cell>
          <table:table-cell table:style-name="ce25" table:formula="of:=[.M12]+[.M13]" office:value-type="float" office:value="237727" calcext:value-type="float">
            <text:p>237,727</text:p>
          </table:table-cell>
          <table:table-cell table:style-name="ce25" table:formula="of:=[.N12]+[.N13]" office:value-type="float" office:value="239054" calcext:value-type="float">
            <text:p>239,054</text:p>
          </table:table-cell>
          <table:table-cell table:style-name="ce49" table:formula="of:=[.O12]+[.O13]" office:value-type="float" office:value="228309" calcext:value-type="float">
            <text:p>228,309</text:p>
          </table:table-cell>
          <table:table-cell table:style-name="ce25" table:formula="of:=[.P12]+[.P13]" office:value-type="float" office:value="1313860" calcext:value-type="float">
            <text:p>1,313,860</text:p>
          </table:table-cell>
          <table:table-cell table:style-name="ce25" table:formula="of:=[.Q12]+[.Q13]" office:value-type="float" office:value="245595" calcext:value-type="float">
            <text:p>245,595</text:p>
          </table:table-cell>
          <table:table-cell table:style-name="ce25" table:formula="of:=[.R12]+[.R13]" office:value-type="float" office:value="266842" calcext:value-type="float">
            <text:p>266,842</text:p>
          </table:table-cell>
          <table:table-cell table:style-name="ce25" table:formula="of:=[.S12]+[.S13]" office:value-type="float" office:value="266062" calcext:value-type="float">
            <text:p>266,062</text:p>
          </table:table-cell>
          <table:table-cell table:style-name="ce25" table:formula="of:=[.T12]+[.T13]" office:value-type="float" office:value="266823" calcext:value-type="float">
            <text:p>266,823</text:p>
          </table:table-cell>
          <table:table-cell table:style-name="ce49" table:formula="of:=[.U12]+[.U13]" office:value-type="float" office:value="268538" calcext:value-type="float">
            <text:p>268,538</text:p>
          </table:table-cell>
          <table:table-cell table:style-name="ce25" table:formula="of:=[.V12]+[.V13]" office:value-type="float" office:value="1347165" calcext:value-type="float">
            <text:p>1,347,165</text:p>
          </table:table-cell>
          <table:table-cell table:style-name="ce25" table:formula="of:=[.W12]+[.W13]" office:value-type="float" office:value="269214" calcext:value-type="float">
            <text:p>269,214</text:p>
          </table:table-cell>
          <table:table-cell table:style-name="ce25" table:formula="of:=[.X12]+[.X13]" office:value-type="float" office:value="266106" calcext:value-type="float">
            <text:p>266,106</text:p>
          </table:table-cell>
          <table:table-cell table:style-name="ce25" table:formula="of:=[.Y12]+[.Y13]" office:value-type="float" office:value="270439" calcext:value-type="float">
            <text:p>270,439</text:p>
          </table:table-cell>
          <table:table-cell table:style-name="ce25" table:formula="of:=[.Z12]+[.Z13]" office:value-type="float" office:value="271207" calcext:value-type="float">
            <text:p>271,207</text:p>
          </table:table-cell>
          <table:table-cell table:style-name="ce49" table:formula="of:=[.AA12]+[.AA13]" office:value-type="float" office:value="270199" calcext:value-type="float">
            <text:p>270,199</text:p>
          </table:table-cell>
          <table:table-cell table:style-name="ce25" table:formula="of:=[.AB12]+[.AB13]" office:value-type="float" office:value="1376143" calcext:value-type="float">
            <text:p>1,376,143</text:p>
          </table:table-cell>
          <table:table-cell table:style-name="ce25" table:formula="of:=[.AC12]+[.AC13]" office:value-type="float" office:value="264819" calcext:value-type="float">
            <text:p>264,819</text:p>
          </table:table-cell>
          <table:table-cell table:style-name="ce25" table:formula="of:=[.AD12]+[.AD13]" office:value-type="float" office:value="254356" calcext:value-type="float">
            <text:p>254,356</text:p>
          </table:table-cell>
          <table:table-cell table:style-name="ce25" table:formula="of:=[.AE12]+[.AE13]" office:value-type="float" office:value="263669" calcext:value-type="float">
            <text:p>263,669</text:p>
          </table:table-cell>
          <table:table-cell table:style-name="ce25" table:formula="of:=[.AF12]+[.AF13]" office:value-type="float" office:value="293454" calcext:value-type="float">
            <text:p>293,454</text:p>
          </table:table-cell>
          <table:table-cell table:style-name="ce49" table:formula="of:=[.AG12]+[.AG13]" office:value-type="float" office:value="299845" calcext:value-type="float">
            <text:p>299,845</text:p>
          </table:table-cell>
          <table:table-cell table:style-name="ce25" table:formula="of:=[.AH12]+[.AH13]" office:value-type="float" office:value="1670343" calcext:value-type="float">
            <text:p>1,670,343</text:p>
          </table:table-cell>
          <table:table-cell table:style-name="ce25" table:formula="of:=[.AI12]+[.AI13]" office:value-type="float" office:value="322544" calcext:value-type="float">
            <text:p>322,544</text:p>
          </table:table-cell>
          <table:table-cell table:style-name="ce25" table:formula="of:=[.AJ12]+[.AJ13]" office:value-type="float" office:value="332184" calcext:value-type="float">
            <text:p>332,184</text:p>
          </table:table-cell>
          <table:table-cell table:style-name="ce25" table:formula="of:=[.AK12]+[.AK13]" office:value-type="float" office:value="338329" calcext:value-type="float">
            <text:p>338,329</text:p>
          </table:table-cell>
          <table:table-cell table:style-name="ce25" table:formula="of:=[.AL12]+[.AL13]" office:value-type="float" office:value="339554" calcext:value-type="float">
            <text:p>339,554</text:p>
          </table:table-cell>
          <table:table-cell table:style-name="ce49" table:formula="of:=[.AM12]+[.AM13]" office:value-type="float" office:value="337732" calcext:value-type="float">
            <text:p>337,732</text:p>
          </table:table-cell>
          <table:table-cell table:style-name="ce25" table:formula="of:=[.AN12]+[.AN13]" office:value-type="float" office:value="1551907" calcext:value-type="float">
            <text:p>1,551,907</text:p>
          </table:table-cell>
          <table:table-cell table:style-name="ce25" table:formula="of:=[.AO12]+[.AO13]" office:value-type="float" office:value="322630" calcext:value-type="float">
            <text:p>322,630</text:p>
          </table:table-cell>
          <table:table-cell table:style-name="ce25" table:formula="of:=[.AP12]+[.AP13]" office:value-type="float" office:value="336244" calcext:value-type="float">
            <text:p>336,244</text:p>
          </table:table-cell>
          <table:table-cell table:style-name="ce25" table:formula="of:=[.AQ12]+[.AQ13]" office:value-type="float" office:value="313009" calcext:value-type="float">
            <text:p>313,009</text:p>
          </table:table-cell>
          <table:table-cell table:style-name="ce25" table:formula="of:=[.AR12]+[.AR13]" office:value-type="float" office:value="293441" calcext:value-type="float">
            <text:p>293,441</text:p>
          </table:table-cell>
          <table:table-cell table:style-name="ce49" table:formula="of:=[.AS12]+[.AS13]" office:value-type="float" office:value="286583" calcext:value-type="float">
            <text:p>286,583</text:p>
          </table:table-cell>
          <table:table-cell table:style-name="ce25" table:formula="of:=[.AT12]+[.AT13]" office:value-type="float" office:value="1486959" calcext:value-type="float">
            <text:p>1,486,959</text:p>
          </table:table-cell>
          <table:table-cell table:style-name="ce25" table:formula="of:=[.AU12]+[.AU13]" office:value-type="float" office:value="288852" calcext:value-type="float">
            <text:p>288,852</text:p>
          </table:table-cell>
          <table:table-cell table:style-name="ce25" table:formula="of:=[.AV12]+[.AV13]" office:value-type="float" office:value="291380" calcext:value-type="float">
            <text:p>291,380</text:p>
          </table:table-cell>
          <table:table-cell table:style-name="ce25" table:formula="of:=[.AW12]+[.AW13]" office:value-type="float" office:value="299548" calcext:value-type="float">
            <text:p>299,548</text:p>
          </table:table-cell>
          <table:table-cell table:style-name="ce25" table:formula="of:=[.AX12]+[.AX13]" office:value-type="float" office:value="304747" calcext:value-type="float">
            <text:p>304,747</text:p>
          </table:table-cell>
          <table:table-cell table:style-name="ce49" table:formula="of:=[.AY12]+[.AY13]" office:value-type="float" office:value="302432" calcext:value-type="float">
            <text:p>302,432</text:p>
          </table:table-cell>
          <table:table-cell table:style-name="ce25" table:formula="of:=[.AZ12]+[.AZ13]" office:value-type="float" office:value="1529175" calcext:value-type="float">
            <text:p>1,529,175</text:p>
          </table:table-cell>
          <table:table-cell table:style-name="ce25" table:formula="of:=[.BA12]+[.BA13]" office:value-type="float" office:value="300142" calcext:value-type="float">
            <text:p>300,142</text:p>
          </table:table-cell>
          <table:table-cell table:style-name="ce25" table:formula="of:=[.BB12]+[.BB13]" office:value-type="float" office:value="298970" calcext:value-type="float">
            <text:p>298,970</text:p>
          </table:table-cell>
          <table:table-cell table:style-name="ce25" table:formula="of:=[.BC12]+[.BC13]" office:value-type="float" office:value="306503" calcext:value-type="float">
            <text:p>306,503</text:p>
          </table:table-cell>
          <table:table-cell table:style-name="ce25" table:formula="of:=[.BD12]+[.BD13]" office:value-type="float" office:value="311589" calcext:value-type="float">
            <text:p>311,589</text:p>
          </table:table-cell>
          <table:table-cell table:style-name="ce49" table:formula="of:=[.BE12]+[.BE13]" office:value-type="float" office:value="311971" calcext:value-type="float">
            <text:p>311,971</text:p>
          </table:table-cell>
          <table:table-cell table:style-name="ce25" table:formula="of:=[.BF12]+[.BF13]" office:value-type="float" office:value="1531785" calcext:value-type="float">
            <text:p>1,531,785</text:p>
          </table:table-cell>
          <table:table-cell table:style-name="ce25" table:formula="of:=[.BG12]+[.BG13]" office:value-type="float" office:value="314999" calcext:value-type="float">
            <text:p>314,999</text:p>
          </table:table-cell>
          <table:table-cell table:style-name="ce25" table:formula="of:=[.BH12]+[.BH13]" office:value-type="float" office:value="312599" calcext:value-type="float">
            <text:p>312,599</text:p>
          </table:table-cell>
          <table:table-cell table:style-name="ce25" table:formula="of:=[.BI12]+[.BI13]" office:value-type="float" office:value="305590" calcext:value-type="float">
            <text:p>305,590</text:p>
          </table:table-cell>
          <table:table-cell table:style-name="ce25" table:formula="of:=[.BJ12]+[.BJ13]" office:value-type="float" office:value="298624" calcext:value-type="float">
            <text:p>298,624</text:p>
          </table:table-cell>
          <table:table-cell table:style-name="ce49" table:formula="of:=[.BK12]+[.BK13]" office:value-type="float" office:value="299973" calcext:value-type="float">
            <text:p>299,973</text:p>
          </table:table-cell>
          <table:table-cell table:style-name="ce25" table:formula="of:=[.BL12]+[.BL13]" office:value-type="float" office:value="1351215" calcext:value-type="float">
            <text:p>1,351,215</text:p>
          </table:table-cell>
          <table:table-cell table:style-name="ce25" table:formula="of:=[.BM12]+[.BM13]" office:value-type="float" office:value="279455" calcext:value-type="float">
            <text:p>279,455</text:p>
          </table:table-cell>
          <table:table-cell table:style-name="ce25" table:formula="of:=[.BN12]+[.BN13]" office:value-type="float" office:value="274102" calcext:value-type="float">
            <text:p>274,102</text:p>
          </table:table-cell>
          <table:table-cell table:style-name="ce25" table:formula="of:=[.BO12]+[.BO13]" office:value-type="float" office:value="274965" calcext:value-type="float">
            <text:p>274,965</text:p>
          </table:table-cell>
          <table:table-cell table:style-name="ce25" table:formula="of:=[.BP12]+[.BP13]" office:value-type="float" office:value="271055" calcext:value-type="float">
            <text:p>271,055</text:p>
          </table:table-cell>
          <table:table-cell table:style-name="ce49" table:formula="of:=[.BQ12]+[.BQ13]" office:value-type="float" office:value="251638" calcext:value-type="float">
            <text:p>251,638</text:p>
          </table:table-cell>
          <table:table-cell table:style-name="ce25" table:formula="of:=[.BR12]+[.BR13]" office:value-type="float" office:value="1089756" calcext:value-type="float">
            <text:p>1,089,756</text:p>
          </table:table-cell>
          <table:table-cell table:style-name="ce25" table:formula="of:=[.BS12]+[.BS13]" office:value-type="float" office:value="243041" calcext:value-type="float">
            <text:p>243,041</text:p>
          </table:table-cell>
          <table:table-cell table:style-name="ce25" table:formula="of:=[.BT12]+[.BT13]" office:value-type="float" office:value="241944" calcext:value-type="float">
            <text:p>241,944</text:p>
          </table:table-cell>
          <table:table-cell table:style-name="ce25" table:formula="of:=[.BU12]+[.BU13]" office:value-type="float" office:value="229723" calcext:value-type="float">
            <text:p>229,723</text:p>
          </table:table-cell>
          <table:table-cell table:style-name="ce25" table:formula="of:=[.BV12]+[.BV13]" office:value-type="float" office:value="191712" calcext:value-type="float">
            <text:p>191,712</text:p>
          </table:table-cell>
          <table:table-cell table:style-name="ce49" table:formula="of:=[.BW12]+[.BW13]" office:value-type="float" office:value="183336" calcext:value-type="float">
            <text:p>183,336</text:p>
          </table:table-cell>
          <table:table-cell table:style-name="ce25" table:formula="of:=[.BX12]+[.BX13]" office:value-type="float" office:value="640820" calcext:value-type="float">
            <text:p>640,820</text:p>
          </table:table-cell>
          <table:table-cell table:style-name="ce25" table:formula="of:=[.BY12]+[.BY13]" office:value-type="float" office:value="157139" calcext:value-type="float">
            <text:p>157,139</text:p>
          </table:table-cell>
          <table:table-cell table:style-name="ce25" table:formula="of:=[.BZ12]+[.BZ13]" office:value-type="float" office:value="135071" calcext:value-type="float">
            <text:p>135,071</text:p>
          </table:table-cell>
          <table:table-cell table:style-name="ce25" table:formula="of:=[.CA12]+[.CA13]" office:value-type="float" office:value="103043" calcext:value-type="float">
            <text:p>103,043</text:p>
          </table:table-cell>
          <table:table-cell table:style-name="ce25" table:formula="of:=[.CB12]+[.CB13]" office:value-type="float" office:value="118130" calcext:value-type="float">
            <text:p>118,130</text:p>
          </table:table-cell>
          <table:table-cell table:style-name="ce49" table:formula="of:=[.CC12]+[.CC13]" office:value-type="float" office:value="127437" calcext:value-type="float">
            <text:p>127,437</text:p>
          </table:table-cell>
          <table:table-cell table:style-name="ce25" table:formula="of:=[.CD12]+[.CD13]" office:value-type="float" office:value="605689" calcext:value-type="float">
            <text:p>605,689</text:p>
          </table:table-cell>
          <table:table-cell table:style-name="ce25" table:formula="of:=[.CE12]+[.CE13]" office:value-type="float" office:value="123512" calcext:value-type="float">
            <text:p>123,512</text:p>
          </table:table-cell>
          <table:table-cell table:style-name="ce25" table:formula="of:=[.CF12]+[.CF13]" office:value-type="float" office:value="124026" calcext:value-type="float">
            <text:p>124,026</text:p>
          </table:table-cell>
          <table:table-cell table:style-name="ce25" table:formula="of:=[.CG12]+[.CG13]" office:value-type="float" office:value="123811" calcext:value-type="float">
            <text:p>123,811</text:p>
          </table:table-cell>
          <table:table-cell table:style-name="ce25" table:formula="of:=[.CH12]+[.CH13]" office:value-type="float" office:value="121174" calcext:value-type="float">
            <text:p>121,174</text:p>
          </table:table-cell>
          <table:table-cell table:style-name="ce49" table:formula="of:=[.CI12]+[.CI13]" office:value-type="float" office:value="113166" calcext:value-type="float">
            <text:p>113,166</text:p>
          </table:table-cell>
          <table:table-cell table:style-name="ce25" table:formula="of:=[.CJ12]+[.CJ13]" office:value-type="float" office:value="489900" calcext:value-type="float">
            <text:p>489,900</text:p>
          </table:table-cell>
          <table:table-cell table:style-name="ce25" table:formula="of:=[.CK12]+[.CK13]" office:value-type="float" office:value="106372" calcext:value-type="float">
            <text:p>106,372</text:p>
          </table:table-cell>
          <table:table-cell table:style-name="ce25" table:formula="of:=[.CL12]+[.CL13]" office:value-type="float" office:value="103907" calcext:value-type="float">
            <text:p>103,907</text:p>
          </table:table-cell>
          <table:table-cell table:style-name="ce25" table:formula="of:=[.CM12]+[.CM13]" office:value-type="float" office:value="96794" calcext:value-type="float">
            <text:p>96,794</text:p>
          </table:table-cell>
          <table:table-cell table:style-name="ce25" table:formula="of:=[.CN12]+[.CN13]" office:value-type="float" office:value="94947" calcext:value-type="float">
            <text:p>94,947</text:p>
          </table:table-cell>
          <table:table-cell table:style-name="ce49" table:formula="of:=[.CO12]+[.CO13]" office:value-type="float" office:value="87880" calcext:value-type="float">
            <text:p>87,880</text:p>
          </table:table-cell>
          <table:table-cell table:style-name="ce25" table:formula="of:=[.CP12]+[.CP13]" office:value-type="float" office:value="399323" calcext:value-type="float">
            <text:p>399,323</text:p>
          </table:table-cell>
          <table:table-cell table:style-name="ce25" table:formula="of:=[.CQ12]+[.CQ13]" office:value-type="float" office:value="84564" calcext:value-type="float">
            <text:p>84,564</text:p>
          </table:table-cell>
          <table:table-cell table:style-name="ce25" table:formula="of:=[.CR12]+[.CR13]" office:value-type="float" office:value="84155" calcext:value-type="float">
            <text:p>84,155</text:p>
          </table:table-cell>
          <table:table-cell table:style-name="ce25" table:formula="of:=[.CS12]+[.CS13]" office:value-type="float" office:value="82234" calcext:value-type="float">
            <text:p>82,234</text:p>
          </table:table-cell>
          <table:table-cell table:style-name="ce25" table:formula="of:=[.CT12]+[.CT13]" office:value-type="float" office:value="77216" calcext:value-type="float">
            <text:p>77,216</text:p>
          </table:table-cell>
          <table:table-cell table:style-name="ce49" table:formula="of:=[.CU12]+[.CU13]" office:value-type="float" office:value="71154" calcext:value-type="float">
            <text:p>71,154</text:p>
          </table:table-cell>
          <table:table-cell table:style-name="ce25" table:formula="of:=[.CV12]+[.CV13]" office:value-type="float" office:value="252622" calcext:value-type="float">
            <text:p>252,622</text:p>
          </table:table-cell>
          <table:table-cell table:style-name="ce25" table:formula="of:=[.CW12]+[.CW13]" office:value-type="float" office:value="64371" calcext:value-type="float">
            <text:p>64,371</text:p>
          </table:table-cell>
          <table:table-cell table:style-name="ce25" table:formula="of:=[.CX12]+[.CX13]" office:value-type="float" office:value="58086" calcext:value-type="float">
            <text:p>58,086</text:p>
          </table:table-cell>
          <table:table-cell table:style-name="ce25" table:formula="of:=[.CY12]+[.CY13]" office:value-type="float" office:value="51227" calcext:value-type="float">
            <text:p>51,227</text:p>
          </table:table-cell>
          <table:table-cell table:style-name="ce25" table:formula="of:=[.CZ12]+[.CZ13]" office:value-type="float" office:value="42155" calcext:value-type="float">
            <text:p>42,155</text:p>
          </table:table-cell>
          <table:table-cell table:style-name="ce49" table:formula="of:=[.DA12]+[.DA13]" office:value-type="float" office:value="36783" calcext:value-type="float">
            <text:p>36,783</text:p>
          </table:table-cell>
          <table:table-cell table:style-name="ce25" table:formula="of:=[.DB12]+[.DB13]" office:value-type="float" office:value="109008" calcext:value-type="float">
            <text:p>109,008</text:p>
          </table:table-cell>
          <table:table-cell table:style-name="ce25" table:formula="of:=[.DC12]+[.DC13]" office:value-type="float" office:value="30041" calcext:value-type="float">
            <text:p>30,041</text:p>
          </table:table-cell>
          <table:table-cell table:style-name="ce25" table:formula="of:=[.DD12]+[.DD13]" office:value-type="float" office:value="27471" calcext:value-type="float">
            <text:p>27,471</text:p>
          </table:table-cell>
          <table:table-cell table:style-name="ce25" table:formula="of:=[.DE12]+[.DE13]" office:value-type="float" office:value="21863" calcext:value-type="float">
            <text:p>21,863</text:p>
          </table:table-cell>
          <table:table-cell table:style-name="ce25" table:formula="of:=[.DF12]+[.DF13]" office:value-type="float" office:value="16699" calcext:value-type="float">
            <text:p>16,699</text:p>
          </table:table-cell>
          <table:table-cell table:style-name="ce49" table:formula="of:=[.DG12]+[.DG13]" office:value-type="float" office:value="12934" calcext:value-type="float">
            <text:p>12,934</text:p>
          </table:table-cell>
          <table:table-cell table:style-name="ce25" table:formula="of:=[.DH12]+[.DH13]" office:value-type="float" office:value="32845" calcext:value-type="float">
            <text:p>32,845</text:p>
          </table:table-cell>
          <table:table-cell table:style-name="ce25" table:formula="of:=[.DI12]+[.DI13]" office:value-type="float" office:value="10397" calcext:value-type="float">
            <text:p>10,397</text:p>
          </table:table-cell>
          <table:table-cell table:style-name="ce25" table:formula="of:=[.DJ12]+[.DJ13]" office:value-type="float" office:value="8175" calcext:value-type="float">
            <text:p>8,175</text:p>
          </table:table-cell>
          <table:table-cell table:style-name="ce25" table:formula="of:=[.DK12]+[.DK13]" office:value-type="float" office:value="5908" calcext:value-type="float">
            <text:p>5,908</text:p>
          </table:table-cell>
          <table:table-cell table:style-name="ce25" table:formula="of:=[.DL12]+[.DL13]" office:value-type="float" office:value="4795" calcext:value-type="float">
            <text:p>4,795</text:p>
          </table:table-cell>
          <table:table-cell table:style-name="ce49" table:formula="of:=[.DM12]+[.DM13]" office:value-type="float" office:value="3570" calcext:value-type="float">
            <text:p>3,570</text:p>
          </table:table-cell>
          <table:table-cell table:style-name="ce25" table:formula="of:=[.DN12]+[.DN13]" office:value-type="float" office:value="7314" calcext:value-type="float">
            <text:p>7,314</text:p>
          </table:table-cell>
          <table:table-cell table:style-name="ce25" table:formula="of:=[.DO12]+[.DO13]" office:value-type="float" office:value="2682" calcext:value-type="float">
            <text:p>2,682</text:p>
          </table:table-cell>
          <table:table-cell table:style-name="ce25" table:formula="of:=[.DP12]+[.DP13]" office:value-type="float" office:value="1878" calcext:value-type="float">
            <text:p>1,878</text:p>
          </table:table-cell>
          <table:table-cell table:style-name="ce25" table:formula="of:=[.DQ12]+[.DQ13]" office:value-type="float" office:value="1338" calcext:value-type="float">
            <text:p>1,338</text:p>
          </table:table-cell>
          <table:table-cell table:style-name="ce25" table:formula="of:=[.DR12]+[.DR13]" office:value-type="float" office:value="819" calcext:value-type="float">
            <text:p>819</text:p>
          </table:table-cell>
          <table:table-cell table:style-name="ce49" table:formula="of:=[.DS12]+[.DS13]" office:value-type="float" office:value="597" calcext:value-type="float">
            <text:p>597</text:p>
          </table:table-cell>
          <table:table-cell table:style-name="ce25" table:formula="of:=[.DT12]+[.DT13]" office:value-type="float" office:value="1269" calcext:value-type="float">
            <text:p>1,26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35128" calcext:value-type="float">
            <text:p>9,535,128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49567" calcext:value-type="float">
            <text:p>449,567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3437" calcext:value-type="float">
            <text:p>83,437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7972" calcext:value-type="float">
            <text:p>87,972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274" calcext:value-type="float">
            <text:p>89,274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2645" calcext:value-type="float">
            <text:p>92,645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6239" calcext:value-type="float">
            <text:p>96,239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78877" calcext:value-type="float">
            <text:p>578,877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2991" calcext:value-type="float">
            <text:p>102,991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8046" calcext:value-type="float">
            <text:p>108,046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23846" calcext:value-type="float">
            <text:p>123,846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5168" calcext:value-type="float">
            <text:p>125,168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8826" calcext:value-type="float">
            <text:p>118,826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83237" calcext:value-type="float">
            <text:p>683,237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28055" calcext:value-type="float">
            <text:p>128,055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9019" calcext:value-type="float">
            <text:p>139,019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110" calcext:value-type="float">
            <text:p>138,110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557" calcext:value-type="float">
            <text:p>138,557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496" calcext:value-type="float">
            <text:p>139,496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2257" calcext:value-type="float">
            <text:p>702,257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046" calcext:value-type="float">
            <text:p>140,046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9188" calcext:value-type="float">
            <text:p>139,188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1588" calcext:value-type="float">
            <text:p>141,588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1186" calcext:value-type="float">
            <text:p>141,186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40249" calcext:value-type="float">
            <text:p>140,249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8276" calcext:value-type="float">
            <text:p>708,276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7375" calcext:value-type="float">
            <text:p>137,375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1142" calcext:value-type="float">
            <text:p>131,142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5546" calcext:value-type="float">
            <text:p>135,546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50426" calcext:value-type="float">
            <text:p>150,426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3787" calcext:value-type="float">
            <text:p>153,787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49222" calcext:value-type="float">
            <text:p>849,222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4504" calcext:value-type="float">
            <text:p>164,504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8883" calcext:value-type="float">
            <text:p>168,883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1762" calcext:value-type="float">
            <text:p>171,762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2323" calcext:value-type="float">
            <text:p>172,323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1750" calcext:value-type="float">
            <text:p>171,750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88075" calcext:value-type="float">
            <text:p>788,075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4019" calcext:value-type="float">
            <text:p>164,019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70509" calcext:value-type="float">
            <text:p>170,509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59330" calcext:value-type="float">
            <text:p>159,330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8736" calcext:value-type="float">
            <text:p>148,736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5481" calcext:value-type="float">
            <text:p>145,481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6850" calcext:value-type="float">
            <text:p>756,850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361" calcext:value-type="float">
            <text:p>146,361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7819" calcext:value-type="float">
            <text:p>147,819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2662" calcext:value-type="float">
            <text:p>152,662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422" calcext:value-type="float">
            <text:p>155,422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4586" calcext:value-type="float">
            <text:p>154,586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1055" calcext:value-type="float">
            <text:p>781,055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3586" calcext:value-type="float">
            <text:p>153,586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2961" calcext:value-type="float">
            <text:p>152,961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6680" calcext:value-type="float">
            <text:p>156,680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8630" calcext:value-type="float">
            <text:p>158,630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198" calcext:value-type="float">
            <text:p>159,198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7135" calcext:value-type="float">
            <text:p>777,135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59940" calcext:value-type="float">
            <text:p>159,940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914" calcext:value-type="float">
            <text:p>158,914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5370" calcext:value-type="float">
            <text:p>155,370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1258" calcext:value-type="float">
            <text:p>151,258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1653" calcext:value-type="float">
            <text:p>151,653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79088" calcext:value-type="float">
            <text:p>679,088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40969" calcext:value-type="float">
            <text:p>140,969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7924" calcext:value-type="float">
            <text:p>137,924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38511" calcext:value-type="float">
            <text:p>138,511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6000" calcext:value-type="float">
            <text:p>136,000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5684" calcext:value-type="float">
            <text:p>125,684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42856" calcext:value-type="float">
            <text:p>542,856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1495" calcext:value-type="float">
            <text:p>121,495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0794" calcext:value-type="float">
            <text:p>120,794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14390" calcext:value-type="float">
            <text:p>114,390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5748" calcext:value-type="float">
            <text:p>95,748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0429" calcext:value-type="float">
            <text:p>90,429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14757" calcext:value-type="float">
            <text:p>314,757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7902" calcext:value-type="float">
            <text:p>77,902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6336" calcext:value-type="float">
            <text:p>66,336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0561" calcext:value-type="float">
            <text:p>50,561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7658" calcext:value-type="float">
            <text:p>57,658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2300" calcext:value-type="float">
            <text:p>62,300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0013" calcext:value-type="float">
            <text:p>290,013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59775" calcext:value-type="float">
            <text:p>59,775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807" calcext:value-type="float">
            <text:p>59,807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519" calcext:value-type="float">
            <text:p>59,519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7655" calcext:value-type="float">
            <text:p>57,655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3257" calcext:value-type="float">
            <text:p>53,257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0062" calcext:value-type="float">
            <text:p>230,062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144" calcext:value-type="float">
            <text:p>50,144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874" calcext:value-type="float">
            <text:p>48,874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070" calcext:value-type="float">
            <text:p>45,070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539" calcext:value-type="float">
            <text:p>44,539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1435" calcext:value-type="float">
            <text:p>41,435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4038" calcext:value-type="float">
            <text:p>204,038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1156" calcext:value-type="float">
            <text:p>41,156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2307" calcext:value-type="float">
            <text:p>42,307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2391" calcext:value-type="float">
            <text:p>42,391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698" calcext:value-type="float">
            <text:p>40,698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486" calcext:value-type="float">
            <text:p>37,486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1578" calcext:value-type="float">
            <text:p>131,578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4294" calcext:value-type="float">
            <text:p>34,294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464" calcext:value-type="float">
            <text:p>30,464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774" calcext:value-type="float">
            <text:p>26,774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1884" calcext:value-type="float">
            <text:p>21,884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8162" calcext:value-type="float">
            <text:p>18,162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0744" calcext:value-type="float">
            <text:p>50,744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388" calcext:value-type="float">
            <text:p>14,388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959" calcext:value-type="float">
            <text:p>12,959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0161" calcext:value-type="float">
            <text:p>10,161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635" calcext:value-type="float">
            <text:p>7,635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601" calcext:value-type="float">
            <text:p>5,601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3800" calcext:value-type="float">
            <text:p>13,800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460" calcext:value-type="float">
            <text:p>4,460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413" calcext:value-type="float">
            <text:p>3,413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50" calcext:value-type="float">
            <text:p>2,450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65" calcext:value-type="float">
            <text:p>1,965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12" calcext:value-type="float">
            <text:p>1,512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2998" calcext:value-type="float">
            <text:p>2,998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077" calcext:value-type="float">
            <text:p>1,077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845" calcext:value-type="float">
            <text:p>845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520" calcext:value-type="float">
            <text:p>520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28" calcext:value-type="float">
            <text:p>328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28" calcext:value-type="float">
            <text:p>228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43" calcext:value-type="float">
            <text:p>6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20138" calcext:value-type="float">
            <text:p>9,220,138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9397" calcext:value-type="float">
            <text:p>409,397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5772" calcext:value-type="float">
            <text:p>75,772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302" calcext:value-type="float">
            <text:p>80,302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433" calcext:value-type="float">
            <text:p>81,433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5321" calcext:value-type="float">
            <text:p>85,321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6569" calcext:value-type="float">
            <text:p>86,569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30327" calcext:value-type="float">
            <text:p>530,327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3714" calcext:value-type="float">
            <text:p>93,714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9363" calcext:value-type="float">
            <text:p>99,363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13881" calcext:value-type="float">
            <text:p>113,881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3886" calcext:value-type="float">
            <text:p>113,886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09483" calcext:value-type="float">
            <text:p>109,483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30623" calcext:value-type="float">
            <text:p>630,623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17540" calcext:value-type="float">
            <text:p>117,540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823" calcext:value-type="float">
            <text:p>127,823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7952" calcext:value-type="float">
            <text:p>127,952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266" calcext:value-type="float">
            <text:p>128,266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9042" calcext:value-type="float">
            <text:p>129,042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4908" calcext:value-type="float">
            <text:p>644,908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9168" calcext:value-type="float">
            <text:p>129,168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6918" calcext:value-type="float">
            <text:p>126,918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8851" calcext:value-type="float">
            <text:p>128,851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30021" calcext:value-type="float">
            <text:p>130,021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9950" calcext:value-type="float">
            <text:p>129,950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7867" calcext:value-type="float">
            <text:p>667,867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7444" calcext:value-type="float">
            <text:p>127,444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3214" calcext:value-type="float">
            <text:p>123,214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28123" calcext:value-type="float">
            <text:p>128,123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3028" calcext:value-type="float">
            <text:p>143,028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058" calcext:value-type="float">
            <text:p>146,058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21121" calcext:value-type="float">
            <text:p>821,121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8040" calcext:value-type="float">
            <text:p>158,040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3301" calcext:value-type="float">
            <text:p>163,301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6567" calcext:value-type="float">
            <text:p>166,567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7231" calcext:value-type="float">
            <text:p>167,231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5982" calcext:value-type="float">
            <text:p>165,982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63832" calcext:value-type="float">
            <text:p>763,832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58611" calcext:value-type="float">
            <text:p>158,611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5735" calcext:value-type="float">
            <text:p>165,735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53679" calcext:value-type="float">
            <text:p>153,679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4705" calcext:value-type="float">
            <text:p>144,705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1102" calcext:value-type="float">
            <text:p>141,102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30109" calcext:value-type="float">
            <text:p>730,109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2491" calcext:value-type="float">
            <text:p>142,491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3561" calcext:value-type="float">
            <text:p>143,561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6886" calcext:value-type="float">
            <text:p>146,886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325" calcext:value-type="float">
            <text:p>149,325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7846" calcext:value-type="float">
            <text:p>147,846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8120" calcext:value-type="float">
            <text:p>748,120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6556" calcext:value-type="float">
            <text:p>146,556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6009" calcext:value-type="float">
            <text:p>146,009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9823" calcext:value-type="float">
            <text:p>149,823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2959" calcext:value-type="float">
            <text:p>152,959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2773" calcext:value-type="float">
            <text:p>152,773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4650" calcext:value-type="float">
            <text:p>754,650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5059" calcext:value-type="float">
            <text:p>155,059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3685" calcext:value-type="float">
            <text:p>153,685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0220" calcext:value-type="float">
            <text:p>150,220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7366" calcext:value-type="float">
            <text:p>147,366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8320" calcext:value-type="float">
            <text:p>148,320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72127" calcext:value-type="float">
            <text:p>672,127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38486" calcext:value-type="float">
            <text:p>138,486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6178" calcext:value-type="float">
            <text:p>136,178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6454" calcext:value-type="float">
            <text:p>136,454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5055" calcext:value-type="float">
            <text:p>135,055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5954" calcext:value-type="float">
            <text:p>125,954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46900" calcext:value-type="float">
            <text:p>546,900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1546" calcext:value-type="float">
            <text:p>121,546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1150" calcext:value-type="float">
            <text:p>121,150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15333" calcext:value-type="float">
            <text:p>115,333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5964" calcext:value-type="float">
            <text:p>95,964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2907" calcext:value-type="float">
            <text:p>92,907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26063" calcext:value-type="float">
            <text:p>326,063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79237" calcext:value-type="float">
            <text:p>79,237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68735" calcext:value-type="float">
            <text:p>68,735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2482" calcext:value-type="float">
            <text:p>52,482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60472" calcext:value-type="float">
            <text:p>60,472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5137" calcext:value-type="float">
            <text:p>65,137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5676" calcext:value-type="float">
            <text:p>315,676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3737" calcext:value-type="float">
            <text:p>63,737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4219" calcext:value-type="float">
            <text:p>64,219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292" calcext:value-type="float">
            <text:p>64,292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519" calcext:value-type="float">
            <text:p>63,519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59909" calcext:value-type="float">
            <text:p>59,909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59838" calcext:value-type="float">
            <text:p>259,838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228" calcext:value-type="float">
            <text:p>56,228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5033" calcext:value-type="float">
            <text:p>55,033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724" calcext:value-type="float">
            <text:p>51,724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408" calcext:value-type="float">
            <text:p>50,408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6445" calcext:value-type="float">
            <text:p>46,445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5285" calcext:value-type="float">
            <text:p>195,285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3408" calcext:value-type="float">
            <text:p>43,408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1848" calcext:value-type="float">
            <text:p>41,848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843" calcext:value-type="float">
            <text:p>39,843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6518" calcext:value-type="float">
            <text:p>36,518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3668" calcext:value-type="float">
            <text:p>33,668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1044" calcext:value-type="float">
            <text:p>121,044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0077" calcext:value-type="float">
            <text:p>30,077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622" calcext:value-type="float">
            <text:p>27,622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4453" calcext:value-type="float">
            <text:p>24,453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271" calcext:value-type="float">
            <text:p>20,271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621" calcext:value-type="float">
            <text:p>18,621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8264" calcext:value-type="float">
            <text:p>58,264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653" calcext:value-type="float">
            <text:p>15,653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512" calcext:value-type="float">
            <text:p>14,512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702" calcext:value-type="float">
            <text:p>11,702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9064" calcext:value-type="float">
            <text:p>9,064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333" calcext:value-type="float">
            <text:p>7,333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045" calcext:value-type="float">
            <text:p>19,045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5937" calcext:value-type="float">
            <text:p>5,937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762" calcext:value-type="float">
            <text:p>4,762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458" calcext:value-type="float">
            <text:p>3,458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30" calcext:value-type="float">
            <text:p>2,830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58" calcext:value-type="float">
            <text:p>2,058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316" calcext:value-type="float">
            <text:p>4,316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05" calcext:value-type="float">
            <text:p>1,605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33" calcext:value-type="float">
            <text:p>1,033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818" calcext:value-type="float">
            <text:p>818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491" calcext:value-type="float">
            <text:p>491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69" calcext:value-type="float">
            <text:p>369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26" calcext:value-type="float">
            <text:p>6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14784" calcext:value-type="float">
            <text:p>3,814,784</text:p>
          </table:table-cell>
          <table:table-cell table:style-name="ce29" table:formula="of:=SUM([.E14:.I14])" office:value-type="float" office:value="164578" calcext:value-type="float">
            <text:p>164,578</text:p>
          </table:table-cell>
          <table:table-cell table:style-name="ce29" office:value-type="float" office:value="30907" calcext:value-type="float">
            <text:p>30,907</text:p>
          </table:table-cell>
          <table:table-cell table:style-name="ce29" office:value-type="float" office:value="32421" calcext:value-type="float">
            <text:p>32,421</text:p>
          </table:table-cell>
          <table:table-cell table:style-name="ce29" office:value-type="float" office:value="32341" calcext:value-type="float">
            <text:p>32,341</text:p>
          </table:table-cell>
          <table:table-cell table:style-name="ce29" office:value-type="float" office:value="33796" calcext:value-type="float">
            <text:p>33,796</text:p>
          </table:table-cell>
          <table:table-cell table:style-name="ce29" office:value-type="float" office:value="35113" calcext:value-type="float">
            <text:p>35,113</text:p>
          </table:table-cell>
          <table:table-cell table:style-name="ce29" office:value-type="float" office:value="215964" calcext:value-type="float">
            <text:p>215,964</text:p>
          </table:table-cell>
          <table:table-cell table:style-name="ce29" office:value-type="float" office:value="37601" calcext:value-type="float">
            <text:p>37,601</text:p>
          </table:table-cell>
          <table:table-cell table:style-name="ce29" office:value-type="float" office:value="40663" calcext:value-type="float">
            <text:p>40,663</text:p>
          </table:table-cell>
          <table:table-cell table:style-name="ce29" office:value-type="float" office:value="46738" calcext:value-type="float">
            <text:p>46,738</text:p>
          </table:table-cell>
          <table:table-cell table:style-name="ce29" office:value-type="float" office:value="46744" calcext:value-type="float">
            <text:p>46,744</text:p>
          </table:table-cell>
          <table:table-cell table:style-name="ce52" office:value-type="float" office:value="44218" calcext:value-type="float">
            <text:p>44,218</text:p>
          </table:table-cell>
          <table:table-cell table:style-name="ce29" office:value-type="float" office:value="255546" calcext:value-type="float">
            <text:p>255,546</text:p>
          </table:table-cell>
          <table:table-cell table:style-name="ce29" office:value-type="float" office:value="47192" calcext:value-type="float">
            <text:p>47,192</text:p>
          </table:table-cell>
          <table:table-cell table:style-name="ce29" office:value-type="float" office:value="51172" calcext:value-type="float">
            <text:p>51,172</text:p>
          </table:table-cell>
          <table:table-cell table:style-name="ce29" office:value-type="float" office:value="51304" calcext:value-type="float">
            <text:p>51,304</text:p>
          </table:table-cell>
          <table:table-cell table:style-name="ce29" office:value-type="float" office:value="52238" calcext:value-type="float">
            <text:p>52,238</text:p>
          </table:table-cell>
          <table:table-cell table:style-name="ce52" office:value-type="float" office:value="53640" calcext:value-type="float">
            <text:p>53,640</text:p>
          </table:table-cell>
          <table:table-cell table:style-name="ce29" office:value-type="float" office:value="276761" calcext:value-type="float">
            <text:p>276,761</text:p>
          </table:table-cell>
          <table:table-cell table:style-name="ce29" office:value-type="float" office:value="54565" calcext:value-type="float">
            <text:p>54,565</text:p>
          </table:table-cell>
          <table:table-cell table:style-name="ce29" office:value-type="float" office:value="54371" calcext:value-type="float">
            <text:p>54,371</text:p>
          </table:table-cell>
          <table:table-cell table:style-name="ce29" office:value-type="float" office:value="55530" calcext:value-type="float">
            <text:p>55,530</text:p>
          </table:table-cell>
          <table:table-cell table:style-name="ce29" office:value-type="float" office:value="56228" calcext:value-type="float">
            <text:p>56,228</text:p>
          </table:table-cell>
          <table:table-cell table:style-name="ce52" office:value-type="float" office:value="56067" calcext:value-type="float">
            <text:p>56,067</text:p>
          </table:table-cell>
          <table:table-cell table:style-name="ce29" office:value-type="float" office:value="285529" calcext:value-type="float">
            <text:p>285,529</text:p>
          </table:table-cell>
          <table:table-cell table:style-name="ce29" office:value-type="float" office:value="54539" calcext:value-type="float">
            <text:p>54,539</text:p>
          </table:table-cell>
          <table:table-cell table:style-name="ce29" office:value-type="float" office:value="52259" calcext:value-type="float">
            <text:p>52,259</text:p>
          </table:table-cell>
          <table:table-cell table:style-name="ce29" office:value-type="float" office:value="54555" calcext:value-type="float">
            <text:p>54,555</text:p>
          </table:table-cell>
          <table:table-cell table:style-name="ce29" office:value-type="float" office:value="61227" calcext:value-type="float">
            <text:p>61,227</text:p>
          </table:table-cell>
          <table:table-cell table:style-name="ce52" office:value-type="float" office:value="62949" calcext:value-type="float">
            <text:p>62,949</text:p>
          </table:table-cell>
          <table:table-cell table:style-name="ce29" office:value-type="float" office:value="356946" calcext:value-type="float">
            <text:p>356,946</text:p>
          </table:table-cell>
          <table:table-cell table:style-name="ce29" office:value-type="float" office:value="68334" calcext:value-type="float">
            <text:p>68,334</text:p>
          </table:table-cell>
          <table:table-cell table:style-name="ce29" office:value-type="float" office:value="70831" calcext:value-type="float">
            <text:p>70,831</text:p>
          </table:table-cell>
          <table:table-cell table:style-name="ce29" office:value-type="float" office:value="72142" calcext:value-type="float">
            <text:p>72,142</text:p>
          </table:table-cell>
          <table:table-cell table:style-name="ce29" office:value-type="float" office:value="72902" calcext:value-type="float">
            <text:p>72,902</text:p>
          </table:table-cell>
          <table:table-cell table:style-name="ce52" office:value-type="float" office:value="72737" calcext:value-type="float">
            <text:p>72,737</text:p>
          </table:table-cell>
          <table:table-cell table:style-name="ce29" office:value-type="float" office:value="337589" calcext:value-type="float">
            <text:p>337,589</text:p>
          </table:table-cell>
          <table:table-cell table:style-name="ce29" office:value-type="float" office:value="69625" calcext:value-type="float">
            <text:p>69,625</text:p>
          </table:table-cell>
          <table:table-cell table:style-name="ce29" office:value-type="float" office:value="73528" calcext:value-type="float">
            <text:p>73,528</text:p>
          </table:table-cell>
          <table:table-cell table:style-name="ce29" office:value-type="float" office:value="67658" calcext:value-type="float">
            <text:p>67,658</text:p>
          </table:table-cell>
          <table:table-cell table:style-name="ce29" office:value-type="float" office:value="64405" calcext:value-type="float">
            <text:p>64,405</text:p>
          </table:table-cell>
          <table:table-cell table:style-name="ce52" office:value-type="float" office:value="62373" calcext:value-type="float">
            <text:p>62,373</text:p>
          </table:table-cell>
          <table:table-cell table:style-name="ce29" office:value-type="float" office:value="317029" calcext:value-type="float">
            <text:p>317,029</text:p>
          </table:table-cell>
          <table:table-cell table:style-name="ce29" office:value-type="float" office:value="62490" calcext:value-type="float">
            <text:p>62,490</text:p>
          </table:table-cell>
          <table:table-cell table:style-name="ce29" office:value-type="float" office:value="62382" calcext:value-type="float">
            <text:p>62,382</text:p>
          </table:table-cell>
          <table:table-cell table:style-name="ce29" office:value-type="float" office:value="63703" calcext:value-type="float">
            <text:p>63,703</text:p>
          </table:table-cell>
          <table:table-cell table:style-name="ce29" office:value-type="float" office:value="64520" calcext:value-type="float">
            <text:p>64,520</text:p>
          </table:table-cell>
          <table:table-cell table:style-name="ce52" office:value-type="float" office:value="63934" calcext:value-type="float">
            <text:p>63,934</text:p>
          </table:table-cell>
          <table:table-cell table:style-name="ce29" office:value-type="float" office:value="322398" calcext:value-type="float">
            <text:p>322,398</text:p>
          </table:table-cell>
          <table:table-cell table:style-name="ce29" office:value-type="float" office:value="62370" calcext:value-type="float">
            <text:p>62,370</text:p>
          </table:table-cell>
          <table:table-cell table:style-name="ce29" office:value-type="float" office:value="62957" calcext:value-type="float">
            <text:p>62,957</text:p>
          </table:table-cell>
          <table:table-cell table:style-name="ce29" office:value-type="float" office:value="64340" calcext:value-type="float">
            <text:p>64,340</text:p>
          </table:table-cell>
          <table:table-cell table:style-name="ce29" office:value-type="float" office:value="66044" calcext:value-type="float">
            <text:p>66,044</text:p>
          </table:table-cell>
          <table:table-cell table:style-name="ce52" office:value-type="float" office:value="66687" calcext:value-type="float">
            <text:p>66,687</text:p>
          </table:table-cell>
          <table:table-cell table:style-name="ce29" office:value-type="float" office:value="330574" calcext:value-type="float">
            <text:p>330,574</text:p>
          </table:table-cell>
          <table:table-cell table:style-name="ce29" office:value-type="float" office:value="67687" calcext:value-type="float">
            <text:p>67,687</text:p>
          </table:table-cell>
          <table:table-cell table:style-name="ce29" office:value-type="float" office:value="66529" calcext:value-type="float">
            <text:p>66,529</text:p>
          </table:table-cell>
          <table:table-cell table:style-name="ce29" office:value-type="float" office:value="65832" calcext:value-type="float">
            <text:p>65,832</text:p>
          </table:table-cell>
          <table:table-cell table:style-name="ce29" office:value-type="float" office:value="64704" calcext:value-type="float">
            <text:p>64,704</text:p>
          </table:table-cell>
          <table:table-cell table:style-name="ce52" office:value-type="float" office:value="65822" calcext:value-type="float">
            <text:p>65,822</text:p>
          </table:table-cell>
          <table:table-cell table:style-name="ce29" office:value-type="float" office:value="299793" calcext:value-type="float">
            <text:p>299,793</text:p>
          </table:table-cell>
          <table:table-cell table:style-name="ce29" office:value-type="float" office:value="61776" calcext:value-type="float">
            <text:p>61,776</text:p>
          </table:table-cell>
          <table:table-cell table:style-name="ce29" office:value-type="float" office:value="60865" calcext:value-type="float">
            <text:p>60,865</text:p>
          </table:table-cell>
          <table:table-cell table:style-name="ce29" office:value-type="float" office:value="61037" calcext:value-type="float">
            <text:p>61,037</text:p>
          </table:table-cell>
          <table:table-cell table:style-name="ce29" office:value-type="float" office:value="60285" calcext:value-type="float">
            <text:p>60,285</text:p>
          </table:table-cell>
          <table:table-cell table:style-name="ce52" office:value-type="float" office:value="55830" calcext:value-type="float">
            <text:p>55,830</text:p>
          </table:table-cell>
          <table:table-cell table:style-name="ce29" office:value-type="float" office:value="235696" calcext:value-type="float">
            <text:p>235,696</text:p>
          </table:table-cell>
          <table:table-cell table:style-name="ce29" office:value-type="float" office:value="54023" calcext:value-type="float">
            <text:p>54,023</text:p>
          </table:table-cell>
          <table:table-cell table:style-name="ce29" office:value-type="float" office:value="53224" calcext:value-type="float">
            <text:p>53,224</text:p>
          </table:table-cell>
          <table:table-cell table:style-name="ce29" office:value-type="float" office:value="48963" calcext:value-type="float">
            <text:p>48,963</text:p>
          </table:table-cell>
          <table:table-cell table:style-name="ce29" office:value-type="float" office:value="40990" calcext:value-type="float">
            <text:p>40,990</text:p>
          </table:table-cell>
          <table:table-cell table:style-name="ce52" office:value-type="float" office:value="38496" calcext:value-type="float">
            <text:p>38,496</text:p>
          </table:table-cell>
          <table:table-cell table:style-name="ce29" office:value-type="float" office:value="124770" calcext:value-type="float">
            <text:p>124,770</text:p>
          </table:table-cell>
          <table:table-cell table:style-name="ce29" office:value-type="float" office:value="31796" calcext:value-type="float">
            <text:p>31,796</text:p>
          </table:table-cell>
          <table:table-cell table:style-name="ce29" office:value-type="float" office:value="27616" calcext:value-type="float">
            <text:p>27,616</text:p>
          </table:table-cell>
          <table:table-cell table:style-name="ce29" office:value-type="float" office:value="19703" calcext:value-type="float">
            <text:p>19,703</text:p>
          </table:table-cell>
          <table:table-cell table:style-name="ce29" office:value-type="float" office:value="22226" calcext:value-type="float">
            <text:p>22,226</text:p>
          </table:table-cell>
          <table:table-cell table:style-name="ce52" office:value-type="float" office:value="23429" calcext:value-type="float">
            <text:p>23,429</text:p>
          </table:table-cell>
          <table:table-cell table:style-name="ce29" office:value-type="float" office:value="100957" calcext:value-type="float">
            <text:p>100,957</text:p>
          </table:table-cell>
          <table:table-cell table:style-name="ce29" office:value-type="float" office:value="22054" calcext:value-type="float">
            <text:p>22,054</text:p>
          </table:table-cell>
          <table:table-cell table:style-name="ce29" office:value-type="float" office:value="21359" calcext:value-type="float">
            <text:p>21,359</text:p>
          </table:table-cell>
          <table:table-cell table:style-name="ce29" office:value-type="float" office:value="20679" calcext:value-type="float">
            <text:p>20,679</text:p>
          </table:table-cell>
          <table:table-cell table:style-name="ce29" office:value-type="float" office:value="19575" calcext:value-type="float">
            <text:p>19,575</text:p>
          </table:table-cell>
          <table:table-cell table:style-name="ce52" office:value-type="float" office:value="17290" calcext:value-type="float">
            <text:p>17,290</text:p>
          </table:table-cell>
          <table:table-cell table:style-name="ce29" office:value-type="float" office:value="70601" calcext:value-type="float">
            <text:p>70,601</text:p>
          </table:table-cell>
          <table:table-cell table:style-name="ce29" office:value-type="float" office:value="16036" calcext:value-type="float">
            <text:p>16,036</text:p>
          </table:table-cell>
          <table:table-cell table:style-name="ce29" office:value-type="float" office:value="15241" calcext:value-type="float">
            <text:p>15,241</text:p>
          </table:table-cell>
          <table:table-cell table:style-name="ce29" office:value-type="float" office:value="13845" calcext:value-type="float">
            <text:p>13,845</text:p>
          </table:table-cell>
          <table:table-cell table:style-name="ce29" office:value-type="float" office:value="13315" calcext:value-type="float">
            <text:p>13,315</text:p>
          </table:table-cell>
          <table:table-cell table:style-name="ce52" office:value-type="float" office:value="12164" calcext:value-type="float">
            <text:p>12,164</text:p>
          </table:table-cell>
          <table:table-cell table:style-name="ce29" office:value-type="float" office:value="56817" calcext:value-type="float">
            <text:p>56,817</text:p>
          </table:table-cell>
          <table:table-cell table:style-name="ce29" office:value-type="float" office:value="11996" calcext:value-type="float">
            <text:p>11,996</text:p>
          </table:table-cell>
          <table:table-cell table:style-name="ce29" office:value-type="float" office:value="11928" calcext:value-type="float">
            <text:p>11,928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29" office:value-type="float" office:value="11144" calcext:value-type="float">
            <text:p>11,144</text:p>
          </table:table-cell>
          <table:table-cell table:style-name="ce52" office:value-type="float" office:value="10324" calcext:value-type="float">
            <text:p>10,324</text:p>
          </table:table-cell>
          <table:table-cell table:style-name="ce29" office:value-type="float" office:value="38414" calcext:value-type="float">
            <text:p>38,414</text:p>
          </table:table-cell>
          <table:table-cell table:style-name="ce29" office:value-type="float" office:value="9547" calcext:value-type="float">
            <text:p>9,547</text:p>
          </table:table-cell>
          <table:table-cell table:style-name="ce29" office:value-type="float" office:value="8731" calcext:value-type="float">
            <text:p>8,731</text:p>
          </table:table-cell>
          <table:table-cell table:style-name="ce29" office:value-type="float" office:value="7749" calcext:value-type="float">
            <text:p>7,749</text:p>
          </table:table-cell>
          <table:table-cell table:style-name="ce29" office:value-type="float" office:value="6699" calcext:value-type="float">
            <text:p>6,699</text:p>
          </table:table-cell>
          <table:table-cell table:style-name="ce52" office:value-type="float" office:value="5688" calcext:value-type="float">
            <text:p>5,688</text:p>
          </table:table-cell>
          <table:table-cell table:style-name="ce29" office:value-type="float" office:value="17336" calcext:value-type="float">
            <text:p>17,336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2746" calcext:value-type="float">
            <text:p>2,746</text:p>
          </table:table-cell>
          <table:table-cell table:style-name="ce52" office:value-type="float" office:value="1998" calcext:value-type="float">
            <text:p>1,998</text:p>
          </table:table-cell>
          <table:table-cell table:style-name="ce29" office:value-type="float" office:value="5606" calcext:value-type="float">
            <text:p>5,606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818" calcext:value-type="float">
            <text:p>818</text:p>
          </table:table-cell>
          <table:table-cell table:style-name="ce52" office:value-type="float" office:value="665" calcext:value-type="float">
            <text:p>665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435" calcext:value-type="float">
            <text:p>4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5382" calcext:value-type="float">
            <text:p>1,905,382</text:p>
          </table:table-cell>
          <table:table-cell table:style-name="ce29" table:formula="of:=SUM([.E15:.I15])" office:value-type="float" office:value="86160" calcext:value-type="float">
            <text:p>86,160</text:p>
          </table:table-cell>
          <table:table-cell table:style-name="ce29" office:value-type="float" office:value="16217" calcext:value-type="float">
            <text:p>16,217</text:p>
          </table:table-cell>
          <table:table-cell table:style-name="ce29" office:value-type="float" office:value="17037" calcext:value-type="float">
            <text:p>17,037</text:p>
          </table:table-cell>
          <table:table-cell table:style-name="ce29" office:value-type="float" office:value="16828" calcext:value-type="float">
            <text:p>16,828</text:p>
          </table:table-cell>
          <table:table-cell table:style-name="ce29" office:value-type="float" office:value="17516" calcext:value-type="float">
            <text:p>17,516</text:p>
          </table:table-cell>
          <table:table-cell table:style-name="ce29" office:value-type="float" office:value="18562" calcext:value-type="float">
            <text:p>18,562</text:p>
          </table:table-cell>
          <table:table-cell table:style-name="ce29" office:value-type="float" office:value="112340" calcext:value-type="float">
            <text:p>112,340</text:p>
          </table:table-cell>
          <table:table-cell table:style-name="ce29" office:value-type="float" office:value="19696" calcext:value-type="float">
            <text:p>19,696</text:p>
          </table:table-cell>
          <table:table-cell table:style-name="ce29" office:value-type="float" office:value="21217" calcext:value-type="float">
            <text:p>21,217</text:p>
          </table:table-cell>
          <table:table-cell table:style-name="ce29" office:value-type="float" office:value="24152" calcext:value-type="float">
            <text:p>24,152</text:p>
          </table:table-cell>
          <table:table-cell table:style-name="ce29" office:value-type="float" office:value="24484" calcext:value-type="float">
            <text:p>24,484</text:p>
          </table:table-cell>
          <table:table-cell table:style-name="ce52" office:value-type="float" office:value="22791" calcext:value-type="float">
            <text:p>22,791</text:p>
          </table:table-cell>
          <table:table-cell table:style-name="ce29" office:value-type="float" office:value="132434" calcext:value-type="float">
            <text:p>132,434</text:p>
          </table:table-cell>
          <table:table-cell table:style-name="ce29" office:value-type="float" office:value="24513" calcext:value-type="float">
            <text:p>24,513</text:p>
          </table:table-cell>
          <table:table-cell table:style-name="ce29" office:value-type="float" office:value="26573" calcext:value-type="float">
            <text:p>26,573</text:p>
          </table:table-cell>
          <table:table-cell table:style-name="ce29" office:value-type="float" office:value="26344" calcext:value-type="float">
            <text:p>26,344</text:p>
          </table:table-cell>
          <table:table-cell table:style-name="ce29" office:value-type="float" office:value="27054" calcext:value-type="float">
            <text:p>27,054</text:p>
          </table:table-cell>
          <table:table-cell table:style-name="ce52" office:value-type="float" office:value="27950" calcext:value-type="float">
            <text:p>27,950</text:p>
          </table:table-cell>
          <table:table-cell table:style-name="ce29" office:value-type="float" office:value="144548" calcext:value-type="float">
            <text:p>144,548</text:p>
          </table:table-cell>
          <table:table-cell table:style-name="ce29" office:value-type="float" office:value="28540" calcext:value-type="float">
            <text:p>28,540</text:p>
          </table:table-cell>
          <table:table-cell table:style-name="ce29" office:value-type="float" office:value="28382" calcext:value-type="float">
            <text:p>28,382</text:p>
          </table:table-cell>
          <table:table-cell table:style-name="ce29" office:value-type="float" office:value="29198" calcext:value-type="float">
            <text:p>29,198</text:p>
          </table:table-cell>
          <table:table-cell table:style-name="ce29" office:value-type="float" office:value="29392" calcext:value-type="float">
            <text:p>29,392</text:p>
          </table:table-cell>
          <table:table-cell table:style-name="ce52" office:value-type="float" office:value="29036" calcext:value-type="float">
            <text:p>29,036</text:p>
          </table:table-cell>
          <table:table-cell table:style-name="ce29" office:value-type="float" office:value="146503" calcext:value-type="float">
            <text:p>146,503</text:p>
          </table:table-cell>
          <table:table-cell table:style-name="ce29" office:value-type="float" office:value="28158" calcext:value-type="float">
            <text:p>28,158</text:p>
          </table:table-cell>
          <table:table-cell table:style-name="ce29" office:value-type="float" office:value="26837" calcext:value-type="float">
            <text:p>26,837</text:p>
          </table:table-cell>
          <table:table-cell table:style-name="ce29" office:value-type="float" office:value="27869" calcext:value-type="float">
            <text:p>27,869</text:p>
          </table:table-cell>
          <table:table-cell table:style-name="ce29" office:value-type="float" office:value="31330" calcext:value-type="float">
            <text:p>31,330</text:p>
          </table:table-cell>
          <table:table-cell table:style-name="ce52" office:value-type="float" office:value="32309" calcext:value-type="float">
            <text:p>32,309</text:p>
          </table:table-cell>
          <table:table-cell table:style-name="ce29" office:value-type="float" office:value="180771" calcext:value-type="float">
            <text:p>180,771</text:p>
          </table:table-cell>
          <table:table-cell table:style-name="ce29" office:value-type="float" office:value="34881" calcext:value-type="float">
            <text:p>34,881</text:p>
          </table:table-cell>
          <table:table-cell table:style-name="ce29" office:value-type="float" office:value="35917" calcext:value-type="float">
            <text:p>35,917</text:p>
          </table:table-cell>
          <table:table-cell table:style-name="ce29" office:value-type="float" office:value="36553" calcext:value-type="float">
            <text:p>36,553</text:p>
          </table:table-cell>
          <table:table-cell table:style-name="ce29" office:value-type="float" office:value="36835" calcext:value-type="float">
            <text:p>36,835</text:p>
          </table:table-cell>
          <table:table-cell table:style-name="ce52" office:value-type="float" office:value="36585" calcext:value-type="float">
            <text:p>36,585</text:p>
          </table:table-cell>
          <table:table-cell table:style-name="ce29" office:value-type="float" office:value="169002" calcext:value-type="float">
            <text:p>169,002</text:p>
          </table:table-cell>
          <table:table-cell table:style-name="ce29" office:value-type="float" office:value="35070" calcext:value-type="float">
            <text:p>35,070</text:p>
          </table:table-cell>
          <table:table-cell table:style-name="ce29" office:value-type="float" office:value="36817" calcext:value-type="float">
            <text:p>36,817</text:p>
          </table:table-cell>
          <table:table-cell table:style-name="ce29" office:value-type="float" office:value="33850" calcext:value-type="float">
            <text:p>33,850</text:p>
          </table:table-cell>
          <table:table-cell table:style-name="ce29" office:value-type="float" office:value="32032" calcext:value-type="float">
            <text:p>32,032</text:p>
          </table:table-cell>
          <table:table-cell table:style-name="ce52" office:value-type="float" office:value="31233" calcext:value-type="float">
            <text:p>31,233</text:p>
          </table:table-cell>
          <table:table-cell table:style-name="ce29" office:value-type="float" office:value="157645" calcext:value-type="float">
            <text:p>157,645</text:p>
          </table:table-cell>
          <table:table-cell table:style-name="ce29" office:value-type="float" office:value="31392" calcext:value-type="float">
            <text:p>31,392</text:p>
          </table:table-cell>
          <table:table-cell table:style-name="ce29" office:value-type="float" office:value="31098" calcext:value-type="float">
            <text:p>31,098</text:p>
          </table:table-cell>
          <table:table-cell table:style-name="ce29" office:value-type="float" office:value="31845" calcext:value-type="float">
            <text:p>31,845</text:p>
          </table:table-cell>
          <table:table-cell table:style-name="ce29" office:value-type="float" office:value="31901" calcext:value-type="float">
            <text:p>31,901</text:p>
          </table:table-cell>
          <table:table-cell table:style-name="ce52" office:value-type="float" office:value="31409" calcext:value-type="float">
            <text:p>31,409</text:p>
          </table:table-cell>
          <table:table-cell table:style-name="ce29" office:value-type="float" office:value="155809" calcext:value-type="float">
            <text:p>155,809</text:p>
          </table:table-cell>
          <table:table-cell table:style-name="ce29" office:value-type="float" office:value="30419" calcext:value-type="float">
            <text:p>30,419</text:p>
          </table:table-cell>
          <table:table-cell table:style-name="ce29" office:value-type="float" office:value="30648" calcext:value-type="float">
            <text:p>30,648</text:p>
          </table:table-cell>
          <table:table-cell table:style-name="ce29" office:value-type="float" office:value="30911" calcext:value-type="float">
            <text:p>30,911</text:p>
          </table:table-cell>
          <table:table-cell table:style-name="ce29" office:value-type="float" office:value="31805" calcext:value-type="float">
            <text:p>31,805</text:p>
          </table:table-cell>
          <table:table-cell table:style-name="ce52" office:value-type="float" office:value="32026" calcext:value-type="float">
            <text:p>32,026</text:p>
          </table:table-cell>
          <table:table-cell table:style-name="ce29" office:value-type="float" office:value="158287" calcext:value-type="float">
            <text:p>158,287</text:p>
          </table:table-cell>
          <table:table-cell table:style-name="ce29" office:value-type="float" office:value="32337" calcext:value-type="float">
            <text:p>32,337</text:p>
          </table:table-cell>
          <table:table-cell table:style-name="ce29" office:value-type="float" office:value="31949" calcext:value-type="float">
            <text:p>31,949</text:p>
          </table:table-cell>
          <table:table-cell table:style-name="ce29" office:value-type="float" office:value="31507" calcext:value-type="float">
            <text:p>31,507</text:p>
          </table:table-cell>
          <table:table-cell table:style-name="ce29" office:value-type="float" office:value="30985" calcext:value-type="float">
            <text:p>30,985</text:p>
          </table:table-cell>
          <table:table-cell table:style-name="ce52" office:value-type="float" office:value="31509" calcext:value-type="float">
            <text:p>31,509</text:p>
          </table:table-cell>
          <table:table-cell table:style-name="ce29" office:value-type="float" office:value="143476" calcext:value-type="float">
            <text:p>143,476</text:p>
          </table:table-cell>
          <table:table-cell table:style-name="ce29" office:value-type="float" office:value="29413" calcext:value-type="float">
            <text:p>29,413</text:p>
          </table:table-cell>
          <table:table-cell table:style-name="ce29" office:value-type="float" office:value="29099" calcext:value-type="float">
            <text:p>29,099</text:p>
          </table:table-cell>
          <table:table-cell table:style-name="ce29" office:value-type="float" office:value="29335" calcext:value-type="float">
            <text:p>29,335</text:p>
          </table:table-cell>
          <table:table-cell table:style-name="ce29" office:value-type="float" office:value="28839" calcext:value-type="float">
            <text:p>28,839</text:p>
          </table:table-cell>
          <table:table-cell table:style-name="ce52" office:value-type="float" office:value="26790" calcext:value-type="float">
            <text:p>26,790</text:p>
          </table:table-cell>
          <table:table-cell table:style-name="ce29" office:value-type="float" office:value="113605" calcext:value-type="float">
            <text:p>113,605</text:p>
          </table:table-cell>
          <table:table-cell table:style-name="ce29" office:value-type="float" office:value="25943" calcext:value-type="float">
            <text:p>25,943</text:p>
          </table:table-cell>
          <table:table-cell table:style-name="ce29" office:value-type="float" office:value="25620" calcext:value-type="float">
            <text:p>25,620</text:p>
          </table:table-cell>
          <table:table-cell table:style-name="ce29" office:value-type="float" office:value="23637" calcext:value-type="float">
            <text:p>23,637</text:p>
          </table:table-cell>
          <table:table-cell table:style-name="ce29" office:value-type="float" office:value="19769" calcext:value-type="float">
            <text:p>19,769</text:p>
          </table:table-cell>
          <table:table-cell table:style-name="ce52" office:value-type="float" office:value="18636" calcext:value-type="float">
            <text:p>18,636</text:p>
          </table:table-cell>
          <table:table-cell table:style-name="ce29" office:value-type="float" office:value="60593" calcext:value-type="float">
            <text:p>60,593</text:p>
          </table:table-cell>
          <table:table-cell table:style-name="ce29" office:value-type="float" office:value="15431" calcext:value-type="float">
            <text:p>15,431</text:p>
          </table:table-cell>
          <table:table-cell table:style-name="ce29" office:value-type="float" office:value="13370" calcext:value-type="float">
            <text:p>13,370</text:p>
          </table:table-cell>
          <table:table-cell table:style-name="ce29" office:value-type="float" office:value="9589" calcext:value-type="float">
            <text:p>9,589</text:p>
          </table:table-cell>
          <table:table-cell table:style-name="ce29" office:value-type="float" office:value="10826" calcext:value-type="float">
            <text:p>10,826</text:p>
          </table:table-cell>
          <table:table-cell table:style-name="ce52" office:value-type="float" office:value="11377" calcext:value-type="float">
            <text:p>11,377</text:p>
          </table:table-cell>
          <table:table-cell table:style-name="ce29" office:value-type="float" office:value="47531" calcext:value-type="float">
            <text:p>47,531</text:p>
          </table:table-cell>
          <table:table-cell table:style-name="ce29" office:value-type="float" office:value="10613" calcext:value-type="float">
            <text:p>10,613</text:p>
          </table:table-cell>
          <table:table-cell table:style-name="ce29" office:value-type="float" office:value="10113" calcext:value-type="float">
            <text:p>10,113</text:p>
          </table:table-cell>
          <table:table-cell table:style-name="ce29" office:value-type="float" office:value="9820" calcext:value-type="float">
            <text:p>9,820</text:p>
          </table:table-cell>
          <table:table-cell table:style-name="ce29" office:value-type="float" office:value="9079" calcext:value-type="float">
            <text:p>9,079</text:p>
          </table:table-cell>
          <table:table-cell table:style-name="ce52" office:value-type="float" office:value="7906" calcext:value-type="float">
            <text:p>7,906</text:p>
          </table:table-cell>
          <table:table-cell table:style-name="ce29" office:value-type="float" office:value="32446" calcext:value-type="float">
            <text:p>32,446</text:p>
          </table:table-cell>
          <table:table-cell table:style-name="ce29" office:value-type="float" office:value="7231" calcext:value-type="float">
            <text:p>7,231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6317" calcext:value-type="float">
            <text:p>6,317</text:p>
          </table:table-cell>
          <table:table-cell table:style-name="ce29" office:value-type="float" office:value="6202" calcext:value-type="float">
            <text:p>6,202</text:p>
          </table:table-cell>
          <table:table-cell table:style-name="ce52" office:value-type="float" office:value="5697" calcext:value-type="float">
            <text:p>5,697</text:p>
          </table:table-cell>
          <table:table-cell table:style-name="ce29" office:value-type="float" office:value="30437" calcext:value-type="float">
            <text:p>30,437</text:p>
          </table:table-cell>
          <table:table-cell table:style-name="ce29" office:value-type="float" office:value="5944" calcext:value-type="float">
            <text:p>5,944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6281" calcext:value-type="float">
            <text:p>6,281</text:p>
          </table:table-cell>
          <table:table-cell table:style-name="ce52" office:value-type="float" office:value="5722" calcext:value-type="float">
            <text:p>5,722</text:p>
          </table:table-cell>
          <table:table-cell table:style-name="ce29" office:value-type="float" office:value="21053" calcext:value-type="float">
            <text:p>21,053</text:p>
          </table:table-cell>
          <table:table-cell table:style-name="ce29" office:value-type="float" office:value="5344" calcext:value-type="float">
            <text:p>5,344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3683" calcext:value-type="float">
            <text:p>3,683</text:p>
          </table:table-cell>
          <table:table-cell table:style-name="ce52" office:value-type="float" office:value="2978" calcext:value-type="float">
            <text:p>2,978</text:p>
          </table:table-cell>
          <table:table-cell table:style-name="ce29" office:value-type="float" office:value="9098" calcext:value-type="float">
            <text:p>9,098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423" calcext:value-type="float">
            <text:p>1,423</text:p>
          </table:table-cell>
          <table:table-cell table:style-name="ce52" office:value-type="float" office:value="984" calcext:value-type="float">
            <text:p>984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373" calcext:value-type="float">
            <text:p>373</text:p>
          </table:table-cell>
          <table:table-cell table:style-name="ce52" office:value-type="float" office:value="304" calcext:value-type="float">
            <text:p>304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09402" calcext:value-type="float">
            <text:p>1,909,402</text:p>
          </table:table-cell>
          <table:table-cell table:style-name="ce37" table:formula="of:=SUM([.E16:.I16])" office:value-type="float" office:value="78418" calcext:value-type="float">
            <text:p>78,418</text:p>
          </table:table-cell>
          <table:table-cell table:style-name="ce30" office:value-type="float" office:value="14690" calcext:value-type="float">
            <text:p>14,690</text:p>
          </table:table-cell>
          <table:table-cell table:style-name="ce30" office:value-type="float" office:value="15384" calcext:value-type="float">
            <text:p>15,384</text:p>
          </table:table-cell>
          <table:table-cell table:style-name="ce30" office:value-type="float" office:value="15513" calcext:value-type="float">
            <text:p>15,513</text:p>
          </table:table-cell>
          <table:table-cell table:style-name="ce30" office:value-type="float" office:value="16280" calcext:value-type="float">
            <text:p>16,280</text:p>
          </table:table-cell>
          <table:table-cell table:style-name="ce30" office:value-type="float" office:value="16551" calcext:value-type="float">
            <text:p>16,551</text:p>
          </table:table-cell>
          <table:table-cell table:style-name="ce30" office:value-type="float" office:value="103624" calcext:value-type="float">
            <text:p>103,624</text:p>
          </table:table-cell>
          <table:table-cell table:style-name="ce30" office:value-type="float" office:value="17905" calcext:value-type="float">
            <text:p>17,905</text:p>
          </table:table-cell>
          <table:table-cell table:style-name="ce30" office:value-type="float" office:value="19446" calcext:value-type="float">
            <text:p>19,446</text:p>
          </table:table-cell>
          <table:table-cell table:style-name="ce30" office:value-type="float" office:value="22586" calcext:value-type="float">
            <text:p>22,586</text:p>
          </table:table-cell>
          <table:table-cell table:style-name="ce30" office:value-type="float" office:value="22260" calcext:value-type="float">
            <text:p>22,260</text:p>
          </table:table-cell>
          <table:table-cell table:style-name="ce37" office:value-type="float" office:value="21427" calcext:value-type="float">
            <text:p>21,427</text:p>
          </table:table-cell>
          <table:table-cell table:style-name="ce30" office:value-type="float" office:value="123112" calcext:value-type="float">
            <text:p>123,112</text:p>
          </table:table-cell>
          <table:table-cell table:style-name="ce30" office:value-type="float" office:value="22679" calcext:value-type="float">
            <text:p>22,679</text:p>
          </table:table-cell>
          <table:table-cell table:style-name="ce30" office:value-type="float" office:value="24599" calcext:value-type="float">
            <text:p>24,599</text:p>
          </table:table-cell>
          <table:table-cell table:style-name="ce30" office:value-type="float" office:value="24960" calcext:value-type="float">
            <text:p>24,960</text:p>
          </table:table-cell>
          <table:table-cell table:style-name="ce30" office:value-type="float" office:value="25184" calcext:value-type="float">
            <text:p>25,184</text:p>
          </table:table-cell>
          <table:table-cell table:style-name="ce37" office:value-type="float" office:value="25690" calcext:value-type="float">
            <text:p>25,690</text:p>
          </table:table-cell>
          <table:table-cell table:style-name="ce30" office:value-type="float" office:value="132213" calcext:value-type="float">
            <text:p>132,213</text:p>
          </table:table-cell>
          <table:table-cell table:style-name="ce30" office:value-type="float" office:value="26025" calcext:value-type="float">
            <text:p>26,025</text:p>
          </table:table-cell>
          <table:table-cell table:style-name="ce30" office:value-type="float" office:value="25989" calcext:value-type="float">
            <text:p>25,989</text:p>
          </table:table-cell>
          <table:table-cell table:style-name="ce30" office:value-type="float" office:value="26332" calcext:value-type="float">
            <text:p>26,332</text:p>
          </table:table-cell>
          <table:table-cell table:style-name="ce30" office:value-type="float" office:value="26836" calcext:value-type="float">
            <text:p>26,836</text:p>
          </table:table-cell>
          <table:table-cell table:style-name="ce37" office:value-type="float" office:value="27031" calcext:value-type="float">
            <text:p>27,031</text:p>
          </table:table-cell>
          <table:table-cell table:style-name="ce30" office:value-type="float" office:value="139026" calcext:value-type="float">
            <text:p>139,026</text:p>
          </table:table-cell>
          <table:table-cell table:style-name="ce30" office:value-type="float" office:value="26381" calcext:value-type="float">
            <text:p>26,381</text:p>
          </table:table-cell>
          <table:table-cell table:style-name="ce30" office:value-type="float" office:value="25422" calcext:value-type="float">
            <text:p>25,422</text:p>
          </table:table-cell>
          <table:table-cell table:style-name="ce30" office:value-type="float" office:value="26686" calcext:value-type="float">
            <text:p>26,686</text:p>
          </table:table-cell>
          <table:table-cell table:style-name="ce30" office:value-type="float" office:value="29897" calcext:value-type="float">
            <text:p>29,897</text:p>
          </table:table-cell>
          <table:table-cell table:style-name="ce37" office:value-type="float" office:value="30640" calcext:value-type="float">
            <text:p>30,640</text:p>
          </table:table-cell>
          <table:table-cell table:style-name="ce30" office:value-type="float" office:value="176175" calcext:value-type="float">
            <text:p>176,175</text:p>
          </table:table-cell>
          <table:table-cell table:style-name="ce30" office:value-type="float" office:value="33453" calcext:value-type="float">
            <text:p>33,453</text:p>
          </table:table-cell>
          <table:table-cell table:style-name="ce30" office:value-type="float" office:value="34914" calcext:value-type="float">
            <text:p>34,914</text:p>
          </table:table-cell>
          <table:table-cell table:style-name="ce30" office:value-type="float" office:value="35589" calcext:value-type="float">
            <text:p>35,589</text:p>
          </table:table-cell>
          <table:table-cell table:style-name="ce30" office:value-type="float" office:value="36067" calcext:value-type="float">
            <text:p>36,067</text:p>
          </table:table-cell>
          <table:table-cell table:style-name="ce37" office:value-type="float" office:value="36152" calcext:value-type="float">
            <text:p>36,152</text:p>
          </table:table-cell>
          <table:table-cell table:style-name="ce30" office:value-type="float" office:value="168587" calcext:value-type="float">
            <text:p>168,587</text:p>
          </table:table-cell>
          <table:table-cell table:style-name="ce30" office:value-type="float" office:value="34555" calcext:value-type="float">
            <text:p>34,555</text:p>
          </table:table-cell>
          <table:table-cell table:style-name="ce30" office:value-type="float" office:value="36711" calcext:value-type="float">
            <text:p>36,711</text:p>
          </table:table-cell>
          <table:table-cell table:style-name="ce30" office:value-type="float" office:value="33808" calcext:value-type="float">
            <text:p>33,808</text:p>
          </table:table-cell>
          <table:table-cell table:style-name="ce30" office:value-type="float" office:value="32373" calcext:value-type="float">
            <text:p>32,373</text:p>
          </table:table-cell>
          <table:table-cell table:style-name="ce37" office:value-type="float" office:value="31140" calcext:value-type="float">
            <text:p>31,140</text:p>
          </table:table-cell>
          <table:table-cell table:style-name="ce30" office:value-type="float" office:value="159384" calcext:value-type="float">
            <text:p>159,384</text:p>
          </table:table-cell>
          <table:table-cell table:style-name="ce30" office:value-type="float" office:value="31098" calcext:value-type="float">
            <text:p>31,098</text:p>
          </table:table-cell>
          <table:table-cell table:style-name="ce30" office:value-type="float" office:value="31284" calcext:value-type="float">
            <text:p>31,284</text:p>
          </table:table-cell>
          <table:table-cell table:style-name="ce30" office:value-type="float" office:value="31858" calcext:value-type="float">
            <text:p>31,858</text:p>
          </table:table-cell>
          <table:table-cell table:style-name="ce30" office:value-type="float" office:value="32619" calcext:value-type="float">
            <text:p>32,619</text:p>
          </table:table-cell>
          <table:table-cell table:style-name="ce37" office:value-type="float" office:value="32525" calcext:value-type="float">
            <text:p>32,525</text:p>
          </table:table-cell>
          <table:table-cell table:style-name="ce30" office:value-type="float" office:value="166589" calcext:value-type="float">
            <text:p>166,589</text:p>
          </table:table-cell>
          <table:table-cell table:style-name="ce30" office:value-type="float" office:value="31951" calcext:value-type="float">
            <text:p>31,951</text:p>
          </table:table-cell>
          <table:table-cell table:style-name="ce30" office:value-type="float" office:value="32309" calcext:value-type="float">
            <text:p>32,309</text:p>
          </table:table-cell>
          <table:table-cell table:style-name="ce30" office:value-type="float" office:value="33429" calcext:value-type="float">
            <text:p>33,429</text:p>
          </table:table-cell>
          <table:table-cell table:style-name="ce30" office:value-type="float" office:value="34239" calcext:value-type="float">
            <text:p>34,239</text:p>
          </table:table-cell>
          <table:table-cell table:style-name="ce37" office:value-type="float" office:value="34661" calcext:value-type="float">
            <text:p>34,661</text:p>
          </table:table-cell>
          <table:table-cell table:style-name="ce30" office:value-type="float" office:value="172287" calcext:value-type="float">
            <text:p>172,287</text:p>
          </table:table-cell>
          <table:table-cell table:style-name="ce30" office:value-type="float" office:value="35350" calcext:value-type="float">
            <text:p>35,350</text:p>
          </table:table-cell>
          <table:table-cell table:style-name="ce30" office:value-type="float" office:value="34580" calcext:value-type="float">
            <text:p>34,580</text:p>
          </table:table-cell>
          <table:table-cell table:style-name="ce30" office:value-type="float" office:value="34325" calcext:value-type="float">
            <text:p>34,325</text:p>
          </table:table-cell>
          <table:table-cell table:style-name="ce30" office:value-type="float" office:value="33719" calcext:value-type="float">
            <text:p>33,719</text:p>
          </table:table-cell>
          <table:table-cell table:style-name="ce37" office:value-type="float" office:value="34313" calcext:value-type="float">
            <text:p>34,313</text:p>
          </table:table-cell>
          <table:table-cell table:style-name="ce30" office:value-type="float" office:value="156317" calcext:value-type="float">
            <text:p>156,317</text:p>
          </table:table-cell>
          <table:table-cell table:style-name="ce30" office:value-type="float" office:value="32363" calcext:value-type="float">
            <text:p>32,363</text:p>
          </table:table-cell>
          <table:table-cell table:style-name="ce30" office:value-type="float" office:value="31766" calcext:value-type="float">
            <text:p>31,766</text:p>
          </table:table-cell>
          <table:table-cell table:style-name="ce30" office:value-type="float" office:value="31702" calcext:value-type="float">
            <text:p>31,702</text:p>
          </table:table-cell>
          <table:table-cell table:style-name="ce30" office:value-type="float" office:value="31446" calcext:value-type="float">
            <text:p>31,446</text:p>
          </table:table-cell>
          <table:table-cell table:style-name="ce37" office:value-type="float" office:value="29040" calcext:value-type="float">
            <text:p>29,040</text:p>
          </table:table-cell>
          <table:table-cell table:style-name="ce30" office:value-type="float" office:value="122091" calcext:value-type="float">
            <text:p>122,091</text:p>
          </table:table-cell>
          <table:table-cell table:style-name="ce30" office:value-type="float" office:value="28080" calcext:value-type="float">
            <text:p>28,080</text:p>
          </table:table-cell>
          <table:table-cell table:style-name="ce30" office:value-type="float" office:value="27604" calcext:value-type="float">
            <text:p>27,604</text:p>
          </table:table-cell>
          <table:table-cell table:style-name="ce30" office:value-type="float" office:value="25326" calcext:value-type="float">
            <text:p>25,326</text:p>
          </table:table-cell>
          <table:table-cell table:style-name="ce30" office:value-type="float" office:value="21221" calcext:value-type="float">
            <text:p>21,221</text:p>
          </table:table-cell>
          <table:table-cell table:style-name="ce37" office:value-type="float" office:value="19860" calcext:value-type="float">
            <text:p>19,860</text:p>
          </table:table-cell>
          <table:table-cell table:style-name="ce30" office:value-type="float" office:value="64177" calcext:value-type="float">
            <text:p>64,177</text:p>
          </table:table-cell>
          <table:table-cell table:style-name="ce30" office:value-type="float" office:value="16365" calcext:value-type="float">
            <text:p>16,365</text:p>
          </table:table-cell>
          <table:table-cell table:style-name="ce30" office:value-type="float" office:value="14246" calcext:value-type="float">
            <text:p>14,246</text:p>
          </table:table-cell>
          <table:table-cell table:style-name="ce30" office:value-type="float" office:value="10114" calcext:value-type="float">
            <text:p>10,114</text:p>
          </table:table-cell>
          <table:table-cell table:style-name="ce30" office:value-type="float" office:value="11400" calcext:value-type="float">
            <text:p>11,400</text:p>
          </table:table-cell>
          <table:table-cell table:style-name="ce37" office:value-type="float" office:value="12052" calcext:value-type="float">
            <text:p>12,052</text:p>
          </table:table-cell>
          <table:table-cell table:style-name="ce30" office:value-type="float" office:value="53426" calcext:value-type="float">
            <text:p>53,426</text:p>
          </table:table-cell>
          <table:table-cell table:style-name="ce30" office:value-type="float" office:value="11441" calcext:value-type="float">
            <text:p>11,441</text:p>
          </table:table-cell>
          <table:table-cell table:style-name="ce30" office:value-type="float" office:value="11246" calcext:value-type="float">
            <text:p>11,246</text:p>
          </table:table-cell>
          <table:table-cell table:style-name="ce30" office:value-type="float" office:value="10859" calcext:value-type="float">
            <text:p>10,859</text:p>
          </table:table-cell>
          <table:table-cell table:style-name="ce30" office:value-type="float" office:value="10496" calcext:value-type="float">
            <text:p>10,496</text:p>
          </table:table-cell>
          <table:table-cell table:style-name="ce37" office:value-type="float" office:value="9384" calcext:value-type="float">
            <text:p>9,384</text:p>
          </table:table-cell>
          <table:table-cell table:style-name="ce30" office:value-type="float" office:value="38155" calcext:value-type="float">
            <text:p>38,155</text:p>
          </table:table-cell>
          <table:table-cell table:style-name="ce30" office:value-type="float" office:value="8805" calcext:value-type="float">
            <text:p>8,805</text:p>
          </table:table-cell>
          <table:table-cell table:style-name="ce30" office:value-type="float" office:value="8242" calcext:value-type="float">
            <text:p>8,242</text:p>
          </table:table-cell>
          <table:table-cell table:style-name="ce30" office:value-type="float" office:value="7528" calcext:value-type="float">
            <text:p>7,528</text:p>
          </table:table-cell>
          <table:table-cell table:style-name="ce30" office:value-type="float" office:value="7113" calcext:value-type="float">
            <text:p>7,113</text:p>
          </table:table-cell>
          <table:table-cell table:style-name="ce37" office:value-type="float" office:value="6467" calcext:value-type="float">
            <text:p>6,467</text:p>
          </table:table-cell>
          <table:table-cell table:style-name="ce30" office:value-type="float" office:value="26380" calcext:value-type="float">
            <text:p>26,380</text:p>
          </table:table-cell>
          <table:table-cell table:style-name="ce30" office:value-type="float" office:value="6052" calcext:value-type="float">
            <text:p>6,052</text:p>
          </table:table-cell>
          <table:table-cell table:style-name="ce30" office:value-type="float" office:value="5589" calcext:value-type="float">
            <text:p>5,589</text:p>
          </table:table-cell>
          <table:table-cell table:style-name="ce30" office:value-type="float" office:value="5274" calcext:value-type="float">
            <text:p>5,274</text:p>
          </table:table-cell>
          <table:table-cell table:style-name="ce30" office:value-type="float" office:value="4863" calcext:value-type="float">
            <text:p>4,863</text:p>
          </table:table-cell>
          <table:table-cell table:style-name="ce37" office:value-type="float" office:value="4602" calcext:value-type="float">
            <text:p>4,602</text:p>
          </table:table-cell>
          <table:table-cell table:style-name="ce30" office:value-type="float" office:value="17361" calcext:value-type="float">
            <text:p>17,361</text:p>
          </table:table-cell>
          <table:table-cell table:style-name="ce30" office:value-type="float" office:value="4203" calcext:value-type="float">
            <text:p>4,203</text:p>
          </table:table-cell>
          <table:table-cell table:style-name="ce30" office:value-type="float" office:value="3987" calcext:value-type="float">
            <text:p>3,987</text:p>
          </table:table-cell>
          <table:table-cell table:style-name="ce30" office:value-type="float" office:value="3445" calcext:value-type="float">
            <text:p>3,445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7" office:value-type="float" office:value="2710" calcext:value-type="float">
            <text:p>2,710</text:p>
          </table:table-cell>
          <table:table-cell table:style-name="ce30" office:value-type="float" office:value="8238" calcext:value-type="float">
            <text:p>8,238</text:p>
          </table:table-cell>
          <table:table-cell table:style-name="ce30" office:value-type="float" office:value="2178" calcext:value-type="float">
            <text:p>2,178</text:p>
          </table:table-cell>
          <table:table-cell table:style-name="ce30" office:value-type="float" office:value="2064" calcext:value-type="float">
            <text:p>2,064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7" office:value-type="float" office:value="1014" calcext:value-type="float">
            <text:p>1,014</text:p>
          </table:table-cell>
          <table:table-cell table:style-name="ce30" office:value-type="float" office:value="2935" calcext:value-type="float">
            <text:p>2,935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45" calcext:value-type="float">
            <text:p>445</text:p>
          </table:table-cell>
          <table:table-cell table:style-name="ce37" office:value-type="float" office:value="361" calcext:value-type="float">
            <text:p>361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1126" calcext:value-type="float">
            <text:p>461,126</text:p>
          </table:table-cell>
          <table:table-cell table:style-name="ce29" table:formula="of:=SUM([.E17:.I17])" office:value-type="float" office:value="19619" calcext:value-type="float">
            <text:p>19,619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25696" calcext:value-type="float">
            <text:p>25,696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686" calcext:value-type="float">
            <text:p>4,686</text:p>
          </table:table-cell>
          <table:table-cell table:style-name="ce29" office:value-type="float" office:value="5439" calcext:value-type="float">
            <text:p>5,439</text:p>
          </table:table-cell>
          <table:table-cell table:style-name="ce29" office:value-type="float" office:value="5556" calcext:value-type="float">
            <text:p>5,556</text:p>
          </table:table-cell>
          <table:table-cell table:style-name="ce52" office:value-type="float" office:value="5479" calcext:value-type="float">
            <text:p>5,479</text:p>
          </table:table-cell>
          <table:table-cell table:style-name="ce29" office:value-type="float" office:value="32812" calcext:value-type="float">
            <text:p>32,812</text:p>
          </table:table-cell>
          <table:table-cell table:style-name="ce29" office:value-type="float" office:value="6056" calcext:value-type="float">
            <text:p>6,056</text:p>
          </table:table-cell>
          <table:table-cell table:style-name="ce29" office:value-type="float" office:value="6606" calcext:value-type="float">
            <text:p>6,606</text:p>
          </table:table-cell>
          <table:table-cell table:style-name="ce29" office:value-type="float" office:value="6712" calcext:value-type="float">
            <text:p>6,712</text:p>
          </table:table-cell>
          <table:table-cell table:style-name="ce29" office:value-type="float" office:value="6635" calcext:value-type="float">
            <text:p>6,635</text:p>
          </table:table-cell>
          <table:table-cell table:style-name="ce52" office:value-type="float" office:value="6803" calcext:value-type="float">
            <text:p>6,803</text:p>
          </table:table-cell>
          <table:table-cell table:style-name="ce29" office:value-type="float" office:value="33852" calcext:value-type="float">
            <text:p>33,852</text:p>
          </table:table-cell>
          <table:table-cell table:style-name="ce29" office:value-type="float" office:value="6788" calcext:value-type="float">
            <text:p>6,788</text:p>
          </table:table-cell>
          <table:table-cell table:style-name="ce29" office:value-type="float" office:value="6719" calcext:value-type="float">
            <text:p>6,719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6745" calcext:value-type="float">
            <text:p>6,745</text:p>
          </table:table-cell>
          <table:table-cell table:style-name="ce52" office:value-type="float" office:value="6867" calcext:value-type="float">
            <text:p>6,867</text:p>
          </table:table-cell>
          <table:table-cell table:style-name="ce29" office:value-type="float" office:value="33777" calcext:value-type="float">
            <text:p>33,777</text:p>
          </table:table-cell>
          <table:table-cell table:style-name="ce29" office:value-type="float" office:value="6659" calcext:value-type="float">
            <text:p>6,659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543" calcext:value-type="float">
            <text:p>6,543</text:p>
          </table:table-cell>
          <table:table-cell table:style-name="ce29" office:value-type="float" office:value="6969" calcext:value-type="float">
            <text:p>6,969</text:p>
          </table:table-cell>
          <table:table-cell table:style-name="ce52" office:value-type="float" office:value="7398" calcext:value-type="float">
            <text:p>7,398</text:p>
          </table:table-cell>
          <table:table-cell table:style-name="ce29" office:value-type="float" office:value="39302" calcext:value-type="float">
            <text:p>39,302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851" calcext:value-type="float">
            <text:p>7,851</text:p>
          </table:table-cell>
          <table:table-cell table:style-name="ce29" office:value-type="float" office:value="8184" calcext:value-type="float">
            <text:p>8,184</text:p>
          </table:table-cell>
          <table:table-cell table:style-name="ce29" office:value-type="float" office:value="7701" calcext:value-type="float">
            <text:p>7,701</text:p>
          </table:table-cell>
          <table:table-cell table:style-name="ce52" office:value-type="float" office:value="7717" calcext:value-type="float">
            <text:p>7,717</text:p>
          </table:table-cell>
          <table:table-cell table:style-name="ce29" office:value-type="float" office:value="34961" calcext:value-type="float">
            <text:p>34,961</text:p>
          </table:table-cell>
          <table:table-cell table:style-name="ce29" office:value-type="float" office:value="7275" calcext:value-type="float">
            <text:p>7,275</text:p>
          </table:table-cell>
          <table:table-cell table:style-name="ce29" office:value-type="float" office:value="7539" calcext:value-type="float">
            <text:p>7,539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6672" calcext:value-type="float">
            <text:p>6,672</text:p>
          </table:table-cell>
          <table:table-cell table:style-name="ce52" office:value-type="float" office:value="6605" calcext:value-type="float">
            <text:p>6,605</text:p>
          </table:table-cell>
          <table:table-cell table:style-name="ce29" office:value-type="float" office:value="34764" calcext:value-type="float">
            <text:p>34,764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6601" calcext:value-type="float">
            <text:p>6,601</text:p>
          </table:table-cell>
          <table:table-cell table:style-name="ce29" office:value-type="float" office:value="7104" calcext:value-type="float">
            <text:p>7,104</text:p>
          </table:table-cell>
          <table:table-cell table:style-name="ce29" office:value-type="float" office:value="7320" calcext:value-type="float">
            <text:p>7,320</text:p>
          </table:table-cell>
          <table:table-cell table:style-name="ce52" office:value-type="float" office:value="7123" calcext:value-type="float">
            <text:p>7,123</text:p>
          </table:table-cell>
          <table:table-cell table:style-name="ce29" office:value-type="float" office:value="36520" calcext:value-type="float">
            <text:p>36,520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7091" calcext:value-type="float">
            <text:p>7,091</text:p>
          </table:table-cell>
          <table:table-cell table:style-name="ce29" office:value-type="float" office:value="7120" calcext:value-type="float">
            <text:p>7,120</text:p>
          </table:table-cell>
          <table:table-cell table:style-name="ce29" office:value-type="float" office:value="7436" calcext:value-type="float">
            <text:p>7,436</text:p>
          </table:table-cell>
          <table:table-cell table:style-name="ce52" office:value-type="float" office:value="7562" calcext:value-type="float">
            <text:p>7,562</text:p>
          </table:table-cell>
          <table:table-cell table:style-name="ce29" office:value-type="float" office:value="36549" calcext:value-type="float">
            <text:p>36,549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7518" calcext:value-type="float">
            <text:p>7,518</text:p>
          </table:table-cell>
          <table:table-cell table:style-name="ce29" office:value-type="float" office:value="7338" calcext:value-type="float">
            <text:p>7,338</text:p>
          </table:table-cell>
          <table:table-cell table:style-name="ce29" office:value-type="float" office:value="7173" calcext:value-type="float">
            <text:p>7,173</text:p>
          </table:table-cell>
          <table:table-cell table:style-name="ce52" office:value-type="float" office:value="7076" calcext:value-type="float">
            <text:p>7,076</text:p>
          </table:table-cell>
          <table:table-cell table:style-name="ce29" office:value-type="float" office:value="32161" calcext:value-type="float">
            <text:p>32,161</text:p>
          </table:table-cell>
          <table:table-cell table:style-name="ce29" office:value-type="float" office:value="6594" calcext:value-type="float">
            <text:p>6,594</text:p>
          </table:table-cell>
          <table:table-cell table:style-name="ce29" office:value-type="float" office:value="6477" calcext:value-type="float">
            <text:p>6,477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512" calcext:value-type="float">
            <text:p>6,512</text:p>
          </table:table-cell>
          <table:table-cell table:style-name="ce52" office:value-type="float" office:value="5971" calcext:value-type="float">
            <text:p>5,971</text:p>
          </table:table-cell>
          <table:table-cell table:style-name="ce29" office:value-type="float" office:value="26074" calcext:value-type="float">
            <text:p>26,074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4468" calcext:value-type="float">
            <text:p>4,468</text:p>
          </table:table-cell>
          <table:table-cell table:style-name="ce52" office:value-type="float" office:value="4438" calcext:value-type="float">
            <text:p>4,438</text:p>
          </table:table-cell>
          <table:table-cell table:style-name="ce29" office:value-type="float" office:value="16496" calcext:value-type="float">
            <text:p>16,496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2627" calcext:value-type="float">
            <text:p>2,627</text:p>
          </table:table-cell>
          <table:table-cell table:style-name="ce29" office:value-type="float" office:value="3383" calcext:value-type="float">
            <text:p>3,383</text:p>
          </table:table-cell>
          <table:table-cell table:style-name="ce52" office:value-type="float" office:value="3568" calcext:value-type="float">
            <text:p>3,56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4005" calcext:value-type="float">
            <text:p>4,005</text:p>
          </table:table-cell>
          <table:table-cell table:style-name="ce52" office:value-type="float" office:value="3512" calcext:value-type="float">
            <text:p>3,512</text:p>
          </table:table-cell>
          <table:table-cell table:style-name="ce29" office:value-type="float" office:value="15761" calcext:value-type="float">
            <text:p>15,761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2981" calcext:value-type="float">
            <text:p>2,981</text:p>
          </table:table-cell>
          <table:table-cell table:style-name="ce52" office:value-type="float" office:value="2795" calcext:value-type="float">
            <text:p>2,795</text:p>
          </table:table-cell>
          <table:table-cell table:style-name="ce29" office:value-type="float" office:value="12141" calcext:value-type="float">
            <text:p>12,141</text:p>
          </table:table-cell>
          <table:table-cell table:style-name="ce29" office:value-type="float" office:value="2666" calcext:value-type="float">
            <text:p>2,666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265" calcext:value-type="float">
            <text:p>2,265</text:p>
          </table:table-cell>
          <table:table-cell table:style-name="ce52" office:value-type="float" office:value="2080" calcext:value-type="float">
            <text:p>2,080</text:p>
          </table:table-cell>
          <table:table-cell table:style-name="ce29" office:value-type="float" office:value="7321" calcext:value-type="float">
            <text:p>7,321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164" calcext:value-type="float">
            <text:p>1,164</text:p>
          </table:table-cell>
          <table:table-cell table:style-name="ce52" office:value-type="float" office:value="1101" calcext:value-type="float">
            <text:p>1,101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566" calcext:value-type="float">
            <text:p>566</text:p>
          </table:table-cell>
          <table:table-cell table:style-name="ce52" office:value-type="float" office:value="402" calcext:value-type="float">
            <text:p>402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927" calcext:value-type="float">
            <text:p>235,927</text:p>
          </table:table-cell>
          <table:table-cell table:style-name="ce29" table:formula="of:=SUM([.E18:.I18])" office:value-type="float" office:value="10210" calcext:value-type="float">
            <text:p>10,210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13398" calcext:value-type="float">
            <text:p>13,398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933" calcext:value-type="float">
            <text:p>2,933</text:p>
          </table:table-cell>
          <table:table-cell table:style-name="ce52" office:value-type="float" office:value="2839" calcext:value-type="float">
            <text:p>2,839</text:p>
          </table:table-cell>
          <table:table-cell table:style-name="ce29" office:value-type="float" office:value="17035" calcext:value-type="float">
            <text:p>17,035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547" calcext:value-type="float">
            <text:p>3,547</text:p>
          </table:table-cell>
          <table:table-cell table:style-name="ce29" office:value-type="float" office:value="3407" calcext:value-type="float">
            <text:p>3,407</text:p>
          </table:table-cell>
          <table:table-cell table:style-name="ce52" office:value-type="float" office:value="3472" calcext:value-type="float">
            <text:p>3,472</text:p>
          </table:table-cell>
          <table:table-cell table:style-name="ce29" office:value-type="float" office:value="17649" calcext:value-type="float">
            <text:p>17,649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513" calcext:value-type="float">
            <text:p>3,513</text:p>
          </table:table-cell>
          <table:table-cell table:style-name="ce52" office:value-type="float" office:value="3543" calcext:value-type="float">
            <text:p>3,543</text:p>
          </table:table-cell>
          <table:table-cell table:style-name="ce29" office:value-type="float" office:value="17369" calcext:value-type="float">
            <text:p>17,369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499" calcext:value-type="float">
            <text:p>3,499</text:p>
          </table:table-cell>
          <table:table-cell table:style-name="ce52" office:value-type="float" office:value="3744" calcext:value-type="float">
            <text:p>3,744</text:p>
          </table:table-cell>
          <table:table-cell table:style-name="ce29" office:value-type="float" office:value="20071" calcext:value-type="float">
            <text:p>20,071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3969" calcext:value-type="float">
            <text:p>3,969</text:p>
          </table:table-cell>
          <table:table-cell table:style-name="ce52" office:value-type="float" office:value="3889" calcext:value-type="float">
            <text:p>3,889</text:p>
          </table:table-cell>
          <table:table-cell table:style-name="ce29" office:value-type="float" office:value="18024" calcext:value-type="float">
            <text:p>18,024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411" calcext:value-type="float">
            <text:p>3,411</text:p>
          </table:table-cell>
          <table:table-cell table:style-name="ce52" office:value-type="float" office:value="3359" calcext:value-type="float">
            <text:p>3,359</text:p>
          </table:table-cell>
          <table:table-cell table:style-name="ce29" office:value-type="float" office:value="18183" calcext:value-type="float">
            <text:p>18,183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837" calcext:value-type="float">
            <text:p>3,837</text:p>
          </table:table-cell>
          <table:table-cell table:style-name="ce52" office:value-type="float" office:value="3790" calcext:value-type="float">
            <text:p>3,790</text:p>
          </table:table-cell>
          <table:table-cell table:style-name="ce29" office:value-type="float" office:value="19147" calcext:value-type="float">
            <text:p>19,147</text:p>
          </table:table-cell>
          <table:table-cell table:style-name="ce29" office:value-type="float" office:value="3786" calcext:value-type="float">
            <text:p>3,786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911" calcext:value-type="float">
            <text:p>3,911</text:p>
          </table:table-cell>
          <table:table-cell table:style-name="ce29" office:value-type="float" office:value="18856" calcext:value-type="float">
            <text:p>18,856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639" calcext:value-type="float">
            <text:p>3,639</text:p>
          </table:table-cell>
          <table:table-cell table:style-name="ce52" office:value-type="float" office:value="3592" calcext:value-type="float">
            <text:p>3,592</text:p>
          </table:table-cell>
          <table:table-cell table:style-name="ce29" office:value-type="float" office:value="16338" calcext:value-type="float">
            <text:p>16,338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323" calcext:value-type="float">
            <text:p>3,323</text:p>
          </table:table-cell>
          <table:table-cell table:style-name="ce52" office:value-type="float" office:value="2959" calcext:value-type="float">
            <text:p>2,959</text:p>
          </table:table-cell>
          <table:table-cell table:style-name="ce29" office:value-type="float" office:value="13096" calcext:value-type="float">
            <text:p>13,096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254" calcext:value-type="float">
            <text:p>2,254</text:p>
          </table:table-cell>
          <table:table-cell table:style-name="ce52" office:value-type="float" office:value="2210" calcext:value-type="float">
            <text:p>2,210</text:p>
          </table:table-cell>
          <table:table-cell table:style-name="ce29" office:value-type="float" office:value="8220" calcext:value-type="float">
            <text:p>8,220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637" calcext:value-type="float">
            <text:p>1,637</text:p>
          </table:table-cell>
          <table:table-cell table:style-name="ce52" office:value-type="float" office:value="1813" calcext:value-type="float">
            <text:p>1,813</text:p>
          </table:table-cell>
          <table:table-cell table:style-name="ce29" office:value-type="float" office:value="9116" calcext:value-type="float">
            <text:p>9,116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977" calcext:value-type="float">
            <text:p>1,977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7620" calcext:value-type="float">
            <text:p>7,620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66" calcext:value-type="float">
            <text:p>1,466</text:p>
          </table:table-cell>
          <table:table-cell table:style-name="ce52" office:value-type="float" office:value="1340" calcext:value-type="float">
            <text:p>1,340</text:p>
          </table:table-cell>
          <table:table-cell table:style-name="ce29" office:value-type="float" office:value="5991" calcext:value-type="float">
            <text:p>5,991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169" calcext:value-type="float">
            <text:p>1,169</text:p>
          </table:table-cell>
          <table:table-cell table:style-name="ce52" office:value-type="float" office:value="1042" calcext:value-type="float">
            <text:p>1,042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598" calcext:value-type="float">
            <text:p>598</text:p>
          </table:table-cell>
          <table:table-cell table:style-name="ce52" office:value-type="float" office:value="493" calcext:value-type="float">
            <text:p>493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65" calcext:value-type="float">
            <text:p>265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199" calcext:value-type="float">
            <text:p>225,199</text:p>
          </table:table-cell>
          <table:table-cell table:style-name="ce37" table:formula="of:=SUM([.E19:.I19])" office:value-type="float" office:value="9409" calcext:value-type="float">
            <text:p>9,409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0" office:value-type="float" office:value="12298" calcext:value-type="float">
            <text:p>12,298</text:p>
          </table:table-cell>
          <table:table-cell table:style-name="ce30" office:value-type="float" office:value="2162" calcext:value-type="float">
            <text:p>2,162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567" calcext:value-type="float">
            <text:p>2,567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7" office:value-type="float" office:value="2640" calcext:value-type="float">
            <text:p>2,640</text:p>
          </table:table-cell>
          <table:table-cell table:style-name="ce30" office:value-type="float" office:value="15777" calcext:value-type="float">
            <text:p>15,777</text:p>
          </table:table-cell>
          <table:table-cell table:style-name="ce30" office:value-type="float" office:value="2893" calcext:value-type="float">
            <text:p>2,893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228" calcext:value-type="float">
            <text:p>3,228</text:p>
          </table:table-cell>
          <table:table-cell table:style-name="ce37" office:value-type="float" office:value="3331" calcext:value-type="float">
            <text:p>3,331</text:p>
          </table:table-cell>
          <table:table-cell table:style-name="ce30" office:value-type="float" office:value="16203" calcext:value-type="float">
            <text:p>16,203</text:p>
          </table:table-cell>
          <table:table-cell table:style-name="ce30" office:value-type="float" office:value="3270" calcext:value-type="float">
            <text:p>3,270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232" calcext:value-type="float">
            <text:p>3,232</text:p>
          </table:table-cell>
          <table:table-cell table:style-name="ce37" office:value-type="float" office:value="3324" calcext:value-type="float">
            <text:p>3,324</text:p>
          </table:table-cell>
          <table:table-cell table:style-name="ce30" office:value-type="float" office:value="16408" calcext:value-type="float">
            <text:p>16,408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7" office:value-type="float" office:value="3654" calcext:value-type="float">
            <text:p>3,654</text:p>
          </table:table-cell>
          <table:table-cell table:style-name="ce30" office:value-type="float" office:value="19231" calcext:value-type="float">
            <text:p>19,231</text:p>
          </table:table-cell>
          <table:table-cell table:style-name="ce30" office:value-type="float" office:value="3873" calcext:value-type="float">
            <text:p>3,873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3973" calcext:value-type="float">
            <text:p>3,973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7" office:value-type="float" office:value="3828" calcext:value-type="float">
            <text:p>3,828</text:p>
          </table:table-cell>
          <table:table-cell table:style-name="ce30" office:value-type="float" office:value="16937" calcext:value-type="float">
            <text:p>16,937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3303" calcext:value-type="float">
            <text:p>3,303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7" office:value-type="float" office:value="3246" calcext:value-type="float">
            <text:p>3,246</text:p>
          </table:table-cell>
          <table:table-cell table:style-name="ce30" office:value-type="float" office:value="16581" calcext:value-type="float">
            <text:p>16,581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7" office:value-type="float" office:value="3333" calcext:value-type="float">
            <text:p>3,333</text:p>
          </table:table-cell>
          <table:table-cell table:style-name="ce30" office:value-type="float" office:value="17373" calcext:value-type="float">
            <text:p>17,373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3494" calcext:value-type="float">
            <text:p>3,494</text:p>
          </table:table-cell>
          <table:table-cell table:style-name="ce37" office:value-type="float" office:value="3651" calcext:value-type="float">
            <text:p>3,651</text:p>
          </table:table-cell>
          <table:table-cell table:style-name="ce30" office:value-type="float" office:value="17693" calcext:value-type="float">
            <text:p>17,693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0" office:value-type="float" office:value="3621" calcext:value-type="float">
            <text:p>3,621</text:p>
          </table:table-cell>
          <table:table-cell table:number-columns-repeated="2" table:style-name="ce30" office:value-type="float" office:value="3534" calcext:value-type="float">
            <text:p>3,534</text:p>
          </table:table-cell>
          <table:table-cell table:style-name="ce37" office:value-type="float" office:value="3484" calcext:value-type="float">
            <text:p>3,484</text:p>
          </table:table-cell>
          <table:table-cell table:style-name="ce30" office:value-type="float" office:value="15823" calcext:value-type="float">
            <text:p>15,823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7" office:value-type="float" office:value="3012" calcext:value-type="float">
            <text:p>3,012</text:p>
          </table:table-cell>
          <table:table-cell table:style-name="ce30" office:value-type="float" office:value="12978" calcext:value-type="float">
            <text:p>12,978</text:p>
          </table:table-cell>
          <table:table-cell table:style-name="ce30" office:value-type="float" office:value="2827" calcext:value-type="float">
            <text:p>2,827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2743" calcext:value-type="float">
            <text:p>2,743</text:p>
          </table:table-cell>
          <table:table-cell table:style-name="ce30" office:value-type="float" office:value="2214" calcext:value-type="float">
            <text:p>2,214</text:p>
          </table:table-cell>
          <table:table-cell table:style-name="ce37" office:value-type="float" office:value="2228" calcext:value-type="float">
            <text:p>2,228</text:p>
          </table:table-cell>
          <table:table-cell table:style-name="ce30" office:value-type="float" office:value="8276" calcext:value-type="float">
            <text:p>8,276</text:p>
          </table:table-cell>
          <table:table-cell table:style-name="ce30" office:value-type="float" office:value="1874" calcext:value-type="float">
            <text:p>1,874</text:p>
          </table:table-cell>
          <table:table-cell table:style-name="ce30" office:value-type="float" office:value="1635" calcext:value-type="float">
            <text:p>1,635</text:p>
          </table:table-cell>
          <table:table-cell table:style-name="ce30" office:value-type="float" office:value="1266" calcext:value-type="float">
            <text:p>1,266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7" office:value-type="float" office:value="1755" calcext:value-type="float">
            <text:p>1,755</text:p>
          </table:table-cell>
          <table:table-cell table:style-name="ce30" office:value-type="float" office:value="9587" calcext:value-type="float">
            <text:p>9,587</text:p>
          </table:table-cell>
          <table:table-cell table:style-name="ce30" office:value-type="float" office:value="1905" calcext:value-type="float">
            <text:p>1,905</text:p>
          </table:table-cell>
          <table:table-cell table:style-name="ce30" office:value-type="float" office:value="1933" calcext:value-type="float">
            <text:p>1,933</text:p>
          </table:table-cell>
          <table:table-cell table:style-name="ce30" office:value-type="float" office:value="1921" calcext:value-type="float">
            <text:p>1,921</text:p>
          </table:table-cell>
          <table:table-cell table:style-name="ce30" office:value-type="float" office:value="2028" calcext:value-type="float">
            <text:p>2,028</text:p>
          </table:table-cell>
          <table:table-cell table:style-name="ce37" office:value-type="float" office:value="1800" calcext:value-type="float">
            <text:p>1,800</text:p>
          </table:table-cell>
          <table:table-cell table:style-name="ce30" office:value-type="float" office:value="8141" calcext:value-type="float">
            <text:p>8,141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0" office:value-type="float" office:value="1515" calcext:value-type="float">
            <text:p>1,515</text:p>
          </table:table-cell>
          <table:table-cell table:style-name="ce37" office:value-type="float" office:value="1455" calcext:value-type="float">
            <text:p>1,455</text:p>
          </table:table-cell>
          <table:table-cell table:style-name="ce30" office:value-type="float" office:value="6150" calcext:value-type="float">
            <text:p>6,150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1277" calcext:value-type="float">
            <text:p>1,277</text:p>
          </table:table-cell>
          <table:table-cell table:style-name="ce30" office:value-type="float" office:value="1096" calcext:value-type="float">
            <text:p>1,096</text:p>
          </table:table-cell>
          <table:table-cell table:style-name="ce37" office:value-type="float" office:value="1038" calcext:value-type="float">
            <text:p>1,038</text:p>
          </table:table-cell>
          <table:table-cell table:style-name="ce30" office:value-type="float" office:value="3682" calcext:value-type="float">
            <text:p>3,682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566" calcext:value-type="float">
            <text:p>566</text:p>
          </table:table-cell>
          <table:table-cell table:style-name="ce37" office:value-type="float" office:value="608" calcext:value-type="float">
            <text:p>608</text:p>
          </table:table-cell>
          <table:table-cell table:style-name="ce30" office:value-type="float" office:value="1889" calcext:value-type="float">
            <text:p>1,889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01" calcext:value-type="float">
            <text:p>301</text:p>
          </table:table-cell>
          <table:table-cell table:style-name="ce37" office:value-type="float" office:value="241" calcext:value-type="float">
            <text:p>241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48004" calcext:value-type="float">
            <text:p>1,948,004</text:p>
          </table:table-cell>
          <table:table-cell table:style-name="ce29" table:formula="of:=SUM([.E20:.I20])" office:value-type="float" office:value="101221" calcext:value-type="float">
            <text:p>101,221</text:p>
          </table:table-cell>
          <table:table-cell table:style-name="ce29" office:value-type="float" office:value="18720" calcext:value-type="float">
            <text:p>18,720</text:p>
          </table:table-cell>
          <table:table-cell table:style-name="ce29" office:value-type="float" office:value="19568" calcext:value-type="float">
            <text:p>19,568</text:p>
          </table:table-cell>
          <table:table-cell table:style-name="ce29" office:value-type="float" office:value="19909" calcext:value-type="float">
            <text:p>19,909</text:p>
          </table:table-cell>
          <table:table-cell table:style-name="ce29" office:value-type="float" office:value="21230" calcext:value-type="float">
            <text:p>21,230</text:p>
          </table:table-cell>
          <table:table-cell table:style-name="ce29" office:value-type="float" office:value="21794" calcext:value-type="float">
            <text:p>21,794</text:p>
          </table:table-cell>
          <table:table-cell table:style-name="ce29" office:value-type="float" office:value="134703" calcext:value-type="float">
            <text:p>134,703</text:p>
          </table:table-cell>
          <table:table-cell table:style-name="ce29" office:value-type="float" office:value="23703" calcext:value-type="float">
            <text:p>23,703</text:p>
          </table:table-cell>
          <table:table-cell table:style-name="ce29" office:value-type="float" office:value="25575" calcext:value-type="float">
            <text:p>25,575</text:p>
          </table:table-cell>
          <table:table-cell table:style-name="ce29" office:value-type="float" office:value="28859" calcext:value-type="float">
            <text:p>28,859</text:p>
          </table:table-cell>
          <table:table-cell table:style-name="ce29" office:value-type="float" office:value="28841" calcext:value-type="float">
            <text:p>28,841</text:p>
          </table:table-cell>
          <table:table-cell table:style-name="ce52" office:value-type="float" office:value="27725" calcext:value-type="float">
            <text:p>27,725</text:p>
          </table:table-cell>
          <table:table-cell table:style-name="ce29" office:value-type="float" office:value="154130" calcext:value-type="float">
            <text:p>154,130</text:p>
          </table:table-cell>
          <table:table-cell table:style-name="ce29" office:value-type="float" office:value="29431" calcext:value-type="float">
            <text:p>29,431</text:p>
          </table:table-cell>
          <table:table-cell table:style-name="ce29" office:value-type="float" office:value="31369" calcext:value-type="float">
            <text:p>31,369</text:p>
          </table:table-cell>
          <table:table-cell table:style-name="ce29" office:value-type="float" office:value="31368" calcext:value-type="float">
            <text:p>31,368</text:p>
          </table:table-cell>
          <table:table-cell table:style-name="ce29" office:value-type="float" office:value="31011" calcext:value-type="float">
            <text:p>31,011</text:p>
          </table:table-cell>
          <table:table-cell table:style-name="ce52" office:value-type="float" office:value="30951" calcext:value-type="float">
            <text:p>30,951</text:p>
          </table:table-cell>
          <table:table-cell table:style-name="ce29" office:value-type="float" office:value="148269" calcext:value-type="float">
            <text:p>148,269</text:p>
          </table:table-cell>
          <table:table-cell table:style-name="ce29" office:value-type="float" office:value="30332" calcext:value-type="float">
            <text:p>30,332</text:p>
          </table:table-cell>
          <table:table-cell table:style-name="ce29" office:value-type="float" office:value="29531" calcext:value-type="float">
            <text:p>29,531</text:p>
          </table:table-cell>
          <table:table-cell table:style-name="ce29" office:value-type="float" office:value="30062" calcext:value-type="float">
            <text:p>30,062</text:p>
          </table:table-cell>
          <table:table-cell table:style-name="ce29" office:value-type="float" office:value="29372" calcext:value-type="float">
            <text:p>29,372</text:p>
          </table:table-cell>
          <table:table-cell table:style-name="ce52" office:value-type="float" office:value="28972" calcext:value-type="float">
            <text:p>28,972</text:p>
          </table:table-cell>
          <table:table-cell table:style-name="ce29" office:value-type="float" office:value="140883" calcext:value-type="float">
            <text:p>140,883</text:p>
          </table:table-cell>
          <table:table-cell table:style-name="ce29" office:value-type="float" office:value="27552" calcext:value-type="float">
            <text:p>27,552</text:p>
          </table:table-cell>
          <table:table-cell table:style-name="ce29" office:value-type="float" office:value="25902" calcext:value-type="float">
            <text:p>25,902</text:p>
          </table:table-cell>
          <table:table-cell table:style-name="ce29" office:value-type="float" office:value="26860" calcext:value-type="float">
            <text:p>26,860</text:p>
          </table:table-cell>
          <table:table-cell table:style-name="ce29" office:value-type="float" office:value="29810" calcext:value-type="float">
            <text:p>29,810</text:p>
          </table:table-cell>
          <table:table-cell table:style-name="ce52" office:value-type="float" office:value="30759" calcext:value-type="float">
            <text:p>30,759</text:p>
          </table:table-cell>
          <table:table-cell table:style-name="ce29" office:value-type="float" office:value="171630" calcext:value-type="float">
            <text:p>171,630</text:p>
          </table:table-cell>
          <table:table-cell table:style-name="ce29" office:value-type="float" office:value="33043" calcext:value-type="float">
            <text:p>33,043</text:p>
          </table:table-cell>
          <table:table-cell table:style-name="ce29" office:value-type="float" office:value="34288" calcext:value-type="float">
            <text:p>34,288</text:p>
          </table:table-cell>
          <table:table-cell table:style-name="ce29" office:value-type="float" office:value="34772" calcext:value-type="float">
            <text:p>34,772</text:p>
          </table:table-cell>
          <table:table-cell table:style-name="ce29" office:value-type="float" office:value="34543" calcext:value-type="float">
            <text:p>34,543</text:p>
          </table:table-cell>
          <table:table-cell table:style-name="ce52" office:value-type="float" office:value="34984" calcext:value-type="float">
            <text:p>34,984</text:p>
          </table:table-cell>
          <table:table-cell table:style-name="ce29" office:value-type="float" office:value="166980" calcext:value-type="float">
            <text:p>166,980</text:p>
          </table:table-cell>
          <table:table-cell table:style-name="ce29" office:value-type="float" office:value="33591" calcext:value-type="float">
            <text:p>33,591</text:p>
          </table:table-cell>
          <table:table-cell table:style-name="ce29" office:value-type="float" office:value="35692" calcext:value-type="float">
            <text:p>35,692</text:p>
          </table:table-cell>
          <table:table-cell table:style-name="ce29" office:value-type="float" office:value="33687" calcext:value-type="float">
            <text:p>33,687</text:p>
          </table:table-cell>
          <table:table-cell table:style-name="ce29" office:value-type="float" office:value="32161" calcext:value-type="float">
            <text:p>32,161</text:p>
          </table:table-cell>
          <table:table-cell table:style-name="ce52" office:value-type="float" office:value="31849" calcext:value-type="float">
            <text:p>31,849</text:p>
          </table:table-cell>
          <table:table-cell table:style-name="ce29" office:value-type="float" office:value="166574" calcext:value-type="float">
            <text:p>166,574</text:p>
          </table:table-cell>
          <table:table-cell table:style-name="ce29" office:value-type="float" office:value="31883" calcext:value-type="float">
            <text:p>31,883</text:p>
          </table:table-cell>
          <table:table-cell table:style-name="ce29" office:value-type="float" office:value="32842" calcext:value-type="float">
            <text:p>32,842</text:p>
          </table:table-cell>
          <table:table-cell table:style-name="ce29" office:value-type="float" office:value="33804" calcext:value-type="float">
            <text:p>33,804</text:p>
          </table:table-cell>
          <table:table-cell table:style-name="ce29" office:value-type="float" office:value="34288" calcext:value-type="float">
            <text:p>34,288</text:p>
          </table:table-cell>
          <table:table-cell table:style-name="ce52" office:value-type="float" office:value="33757" calcext:value-type="float">
            <text:p>33,757</text:p>
          </table:table-cell>
          <table:table-cell table:style-name="ce29" office:value-type="float" office:value="166249" calcext:value-type="float">
            <text:p>166,249</text:p>
          </table:table-cell>
          <table:table-cell table:style-name="ce29" office:value-type="float" office:value="33038" calcext:value-type="float">
            <text:p>33,038</text:p>
          </table:table-cell>
          <table:table-cell table:style-name="ce29" office:value-type="float" office:value="32709" calcext:value-type="float">
            <text:p>32,709</text:p>
          </table:table-cell>
          <table:table-cell table:style-name="ce29" office:value-type="float" office:value="33285" calcext:value-type="float">
            <text:p>33,285</text:p>
          </table:table-cell>
          <table:table-cell table:style-name="ce29" office:value-type="float" office:value="34074" calcext:value-type="float">
            <text:p>34,074</text:p>
          </table:table-cell>
          <table:table-cell table:style-name="ce52" office:value-type="float" office:value="33143" calcext:value-type="float">
            <text:p>33,143</text:p>
          </table:table-cell>
          <table:table-cell table:style-name="ce29" office:value-type="float" office:value="156211" calcext:value-type="float">
            <text:p>156,211</text:p>
          </table:table-cell>
          <table:table-cell table:style-name="ce29" office:value-type="float" office:value="33301" calcext:value-type="float">
            <text:p>33,301</text:p>
          </table:table-cell>
          <table:table-cell table:style-name="ce29" office:value-type="float" office:value="32228" calcext:value-type="float">
            <text:p>32,228</text:p>
          </table:table-cell>
          <table:table-cell table:style-name="ce29" office:value-type="float" office:value="30718" calcext:value-type="float">
            <text:p>30,718</text:p>
          </table:table-cell>
          <table:table-cell table:style-name="ce29" office:value-type="float" office:value="30196" calcext:value-type="float">
            <text:p>30,196</text:p>
          </table:table-cell>
          <table:table-cell table:style-name="ce52" office:value-type="float" office:value="29768" calcext:value-type="float">
            <text:p>29,768</text:p>
          </table:table-cell>
          <table:table-cell table:style-name="ce29" office:value-type="float" office:value="131601" calcext:value-type="float">
            <text:p>131,601</text:p>
          </table:table-cell>
          <table:table-cell table:style-name="ce29" office:value-type="float" office:value="27751" calcext:value-type="float">
            <text:p>27,751</text:p>
          </table:table-cell>
          <table:table-cell table:style-name="ce29" office:value-type="float" office:value="27244" calcext:value-type="float">
            <text:p>27,244</text:p>
          </table:table-cell>
          <table:table-cell table:style-name="ce29" office:value-type="float" office:value="26665" calcext:value-type="float">
            <text:p>26,665</text:p>
          </table:table-cell>
          <table:table-cell table:style-name="ce29" office:value-type="float" office:value="26041" calcext:value-type="float">
            <text:p>26,041</text:p>
          </table:table-cell>
          <table:table-cell table:style-name="ce52" office:value-type="float" office:value="23900" calcext:value-type="float">
            <text:p>23,900</text:p>
          </table:table-cell>
          <table:table-cell table:style-name="ce29" office:value-type="float" office:value="99474" calcext:value-type="float">
            <text:p>99,474</text:p>
          </table:table-cell>
          <table:table-cell table:style-name="ce29" office:value-type="float" office:value="22835" calcext:value-type="float">
            <text:p>22,835</text:p>
          </table:table-cell>
          <table:table-cell table:style-name="ce29" office:value-type="float" office:value="22524" calcext:value-type="float">
            <text:p>22,524</text:p>
          </table:table-cell>
          <table:table-cell table:style-name="ce29" office:value-type="float" office:value="20584" calcext:value-type="float">
            <text:p>20,584</text:p>
          </table:table-cell>
          <table:table-cell table:style-name="ce29" office:value-type="float" office:value="17188" calcext:value-type="float">
            <text:p>17,188</text:p>
          </table:table-cell>
          <table:table-cell table:style-name="ce52" office:value-type="float" office:value="16343" calcext:value-type="float">
            <text:p>16,343</text:p>
          </table:table-cell>
          <table:table-cell table:style-name="ce29" office:value-type="float" office:value="54725" calcext:value-type="float">
            <text:p>54,725</text:p>
          </table:table-cell>
          <table:table-cell table:style-name="ce29" office:value-type="float" office:value="13245" calcext:value-type="float">
            <text:p>13,245</text:p>
          </table:table-cell>
          <table:table-cell table:style-name="ce29" office:value-type="float" office:value="11970" calcext:value-type="float">
            <text:p>11,970</text:p>
          </table:table-cell>
          <table:table-cell table:style-name="ce29" office:value-type="float" office:value="8976" calcext:value-type="float">
            <text:p>8,976</text:p>
          </table:table-cell>
          <table:table-cell table:style-name="ce29" office:value-type="float" office:value="10041" calcext:value-type="float">
            <text:p>10,041</text:p>
          </table:table-cell>
          <table:table-cell table:style-name="ce52" office:value-type="float" office:value="10493" calcext:value-type="float">
            <text:p>10,493</text:p>
          </table:table-cell>
          <table:table-cell table:style-name="ce29" office:value-type="float" office:value="47372" calcext:value-type="float">
            <text:p>47,372</text:p>
          </table:table-cell>
          <table:table-cell table:style-name="ce29" office:value-type="float" office:value="10062" calcext:value-type="float">
            <text:p>10,062</text:p>
          </table:table-cell>
          <table:table-cell table:style-name="ce29" office:value-type="float" office:value="9898" calcext:value-type="float">
            <text:p>9,898</text:p>
          </table:table-cell>
          <table:table-cell table:style-name="ce29" office:value-type="float" office:value="9680" calcext:value-type="float">
            <text:p>9,680</text:p>
          </table:table-cell>
          <table:table-cell table:style-name="ce29" office:value-type="float" office:value="9247" calcext:value-type="float">
            <text:p>9,247</text:p>
          </table:table-cell>
          <table:table-cell table:style-name="ce52" office:value-type="float" office:value="8485" calcext:value-type="float">
            <text:p>8,485</text:p>
          </table:table-cell>
          <table:table-cell table:style-name="ce29" office:value-type="float" office:value="35780" calcext:value-type="float">
            <text:p>35,780</text:p>
          </table:table-cell>
          <table:table-cell table:style-name="ce29" office:value-type="float" office:value="8208" calcext:value-type="float">
            <text:p>8,208</text:p>
          </table:table-cell>
          <table:table-cell table:style-name="ce29" office:value-type="float" office:value="7461" calcext:value-type="float">
            <text:p>7,461</text:p>
          </table:table-cell>
          <table:table-cell table:style-name="ce29" office:value-type="float" office:value="6952" calcext:value-type="float">
            <text:p>6,952</text:p>
          </table:table-cell>
          <table:table-cell table:style-name="ce29" office:value-type="float" office:value="6767" calcext:value-type="float">
            <text:p>6,767</text:p>
          </table:table-cell>
          <table:table-cell table:style-name="ce52" office:value-type="float" office:value="6392" calcext:value-type="float">
            <text:p>6,392</text:p>
          </table:table-cell>
          <table:table-cell table:style-name="ce29" office:value-type="float" office:value="35151" calcext:value-type="float">
            <text:p>35,151</text:p>
          </table:table-cell>
          <table:table-cell table:style-name="ce29" office:value-type="float" office:value="6578" calcext:value-type="float">
            <text:p>6,578</text:p>
          </table:table-cell>
          <table:table-cell table:style-name="ce29" office:value-type="float" office:value="6900" calcext:value-type="float">
            <text:p>6,900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7390" calcext:value-type="float">
            <text:p>7,390</text:p>
          </table:table-cell>
          <table:table-cell table:style-name="ce52" office:value-type="float" office:value="6953" calcext:value-type="float">
            <text:p>6,953</text:p>
          </table:table-cell>
          <table:table-cell table:style-name="ce29" office:value-type="float" office:value="24141" calcext:value-type="float">
            <text:p>24,141</text:p>
          </table:table-cell>
          <table:table-cell table:style-name="ce29" office:value-type="float" office:value="6336" calcext:value-type="float">
            <text:p>6,336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4841" calcext:value-type="float">
            <text:p>4,841</text:p>
          </table:table-cell>
          <table:table-cell table:style-name="ce29" office:value-type="float" office:value="4115" calcext:value-type="float">
            <text:p>4,115</text:p>
          </table:table-cell>
          <table:table-cell table:style-name="ce52" office:value-type="float" office:value="3375" calcext:value-type="float">
            <text:p>3,375</text:p>
          </table:table-cell>
          <table:table-cell table:style-name="ce29" office:value-type="float" office:value="9309" calcext:value-type="float">
            <text:p>9,309</text:p>
          </table:table-cell>
          <table:table-cell table:style-name="ce29" office:value-type="float" office:value="2605" calcext:value-type="float">
            <text:p>2,605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385" calcext:value-type="float">
            <text:p>1,385</text:p>
          </table:table-cell>
          <table:table-cell table:style-name="ce52" office:value-type="float" office:value="1121" calcext:value-type="float">
            <text:p>1,121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07" calcext:value-type="float">
            <text:p>407</text:p>
          </table:table-cell>
          <table:table-cell table:style-name="ce52" office:value-type="float" office:value="300" calcext:value-type="float">
            <text:p>300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6996" calcext:value-type="float">
            <text:p>986,996</text:p>
          </table:table-cell>
          <table:table-cell table:style-name="ce29" table:formula="of:=SUM([.E21:.I21])" office:value-type="float" office:value="53121" calcext:value-type="float">
            <text:p>53,121</text:p>
          </table:table-cell>
          <table:table-cell table:style-name="ce42" office:value-type="float" office:value="9772" calcext:value-type="float">
            <text:p>9,772</text:p>
          </table:table-cell>
          <table:table-cell table:style-name="ce42" office:value-type="float" office:value="10263" calcext:value-type="float">
            <text:p>10,263</text:p>
          </table:table-cell>
          <table:table-cell table:style-name="ce42" office:value-type="float" office:value="10485" calcext:value-type="float">
            <text:p>10,485</text:p>
          </table:table-cell>
          <table:table-cell table:style-name="ce42" office:value-type="float" office:value="11099" calcext:value-type="float">
            <text:p>11,099</text:p>
          </table:table-cell>
          <table:table-cell table:style-name="ce42" office:value-type="float" office:value="11502" calcext:value-type="float">
            <text:p>11,502</text:p>
          </table:table-cell>
          <table:table-cell table:style-name="ce42" office:value-type="float" office:value="70394" calcext:value-type="float">
            <text:p>70,394</text:p>
          </table:table-cell>
          <table:table-cell table:style-name="ce42" office:value-type="float" office:value="12294" calcext:value-type="float">
            <text:p>12,294</text:p>
          </table:table-cell>
          <table:table-cell table:style-name="ce42" office:value-type="float" office:value="13405" calcext:value-type="float">
            <text:p>13,405</text:p>
          </table:table-cell>
          <table:table-cell table:style-name="ce42" office:value-type="float" office:value="15095" calcext:value-type="float">
            <text:p>15,095</text:p>
          </table:table-cell>
          <table:table-cell table:style-name="ce42" office:value-type="float" office:value="15078" calcext:value-type="float">
            <text:p>15,078</text:p>
          </table:table-cell>
          <table:table-cell table:style-name="ce53" office:value-type="float" office:value="14522" calcext:value-type="float">
            <text:p>14,522</text:p>
          </table:table-cell>
          <table:table-cell table:style-name="ce42" office:value-type="float" office:value="80403" calcext:value-type="float">
            <text:p>80,403</text:p>
          </table:table-cell>
          <table:table-cell table:style-name="ce42" office:value-type="float" office:value="15297" calcext:value-type="float">
            <text:p>15,297</text:p>
          </table:table-cell>
          <table:table-cell table:style-name="ce42" office:value-type="float" office:value="16368" calcext:value-type="float">
            <text:p>16,368</text:p>
          </table:table-cell>
          <table:table-cell table:style-name="ce42" office:value-type="float" office:value="16334" calcext:value-type="float">
            <text:p>16,334</text:p>
          </table:table-cell>
          <table:table-cell table:style-name="ce42" office:value-type="float" office:value="16238" calcext:value-type="float">
            <text:p>16,238</text:p>
          </table:table-cell>
          <table:table-cell table:style-name="ce53" office:value-type="float" office:value="16166" calcext:value-type="float">
            <text:p>16,166</text:p>
          </table:table-cell>
          <table:table-cell table:style-name="ce42" office:value-type="float" office:value="77521" calcext:value-type="float">
            <text:p>77,521</text:p>
          </table:table-cell>
          <table:table-cell table:style-name="ce42" office:value-type="float" office:value="15893" calcext:value-type="float">
            <text:p>15,893</text:p>
          </table:table-cell>
          <table:table-cell table:style-name="ce42" office:value-type="float" office:value="15573" calcext:value-type="float">
            <text:p>15,573</text:p>
          </table:table-cell>
          <table:table-cell table:style-name="ce42" office:value-type="float" office:value="15708" calcext:value-type="float">
            <text:p>15,708</text:p>
          </table:table-cell>
          <table:table-cell table:style-name="ce42" office:value-type="float" office:value="15322" calcext:value-type="float">
            <text:p>15,322</text:p>
          </table:table-cell>
          <table:table-cell table:style-name="ce53" office:value-type="float" office:value="15025" calcext:value-type="float">
            <text:p>15,025</text:p>
          </table:table-cell>
          <table:table-cell table:style-name="ce42" office:value-type="float" office:value="72651" calcext:value-type="float">
            <text:p>72,651</text:p>
          </table:table-cell>
          <table:table-cell table:style-name="ce42" office:value-type="float" office:value="14420" calcext:value-type="float">
            <text:p>14,420</text:p>
          </table:table-cell>
          <table:table-cell table:style-name="ce42" office:value-type="float" office:value="13440" calcext:value-type="float">
            <text:p>13,440</text:p>
          </table:table-cell>
          <table:table-cell table:style-name="ce42" office:value-type="float" office:value="13878" calcext:value-type="float">
            <text:p>13,878</text:p>
          </table:table-cell>
          <table:table-cell table:style-name="ce42" office:value-type="float" office:value="15293" calcext:value-type="float">
            <text:p>15,293</text:p>
          </table:table-cell>
          <table:table-cell table:style-name="ce53" office:value-type="float" office:value="15620" calcext:value-type="float">
            <text:p>15,620</text:p>
          </table:table-cell>
          <table:table-cell table:style-name="ce42" office:value-type="float" office:value="85744" calcext:value-type="float">
            <text:p>85,744</text:p>
          </table:table-cell>
          <table:table-cell table:style-name="ce42" office:value-type="float" office:value="16790" calcext:value-type="float">
            <text:p>16,790</text:p>
          </table:table-cell>
          <table:table-cell table:style-name="ce42" office:value-type="float" office:value="17230" calcext:value-type="float">
            <text:p>17,230</text:p>
          </table:table-cell>
          <table:table-cell table:style-name="ce42" office:value-type="float" office:value="17320" calcext:value-type="float">
            <text:p>17,320</text:p>
          </table:table-cell>
          <table:table-cell table:style-name="ce42" office:value-type="float" office:value="17038" calcext:value-type="float">
            <text:p>17,038</text:p>
          </table:table-cell>
          <table:table-cell table:style-name="ce53" office:value-type="float" office:value="17366" calcext:value-type="float">
            <text:p>17,366</text:p>
          </table:table-cell>
          <table:table-cell table:style-name="ce42" office:value-type="float" office:value="83107" calcext:value-type="float">
            <text:p>83,107</text:p>
          </table:table-cell>
          <table:table-cell table:style-name="ce42" office:value-type="float" office:value="16745" calcext:value-type="float">
            <text:p>16,745</text:p>
          </table:table-cell>
          <table:table-cell table:style-name="ce42" office:value-type="float" office:value="17738" calcext:value-type="float">
            <text:p>17,738</text:p>
          </table:table-cell>
          <table:table-cell table:style-name="ce42" office:value-type="float" office:value="16772" calcext:value-type="float">
            <text:p>16,772</text:p>
          </table:table-cell>
          <table:table-cell table:style-name="ce42" office:value-type="float" office:value="15904" calcext:value-type="float">
            <text:p>15,904</text:p>
          </table:table-cell>
          <table:table-cell table:style-name="ce53" office:value-type="float" office:value="15948" calcext:value-type="float">
            <text:p>15,948</text:p>
          </table:table-cell>
          <table:table-cell table:style-name="ce42" office:value-type="float" office:value="82673" calcext:value-type="float">
            <text:p>82,673</text:p>
          </table:table-cell>
          <table:table-cell table:style-name="ce42" office:value-type="float" office:value="15745" calcext:value-type="float">
            <text:p>15,745</text:p>
          </table:table-cell>
          <table:table-cell table:style-name="ce42" office:value-type="float" office:value="16214" calcext:value-type="float">
            <text:p>16,214</text:p>
          </table:table-cell>
          <table:table-cell table:style-name="ce42" office:value-type="float" office:value="16728" calcext:value-type="float">
            <text:p>16,728</text:p>
          </table:table-cell>
          <table:table-cell table:style-name="ce42" office:value-type="float" office:value="17141" calcext:value-type="float">
            <text:p>17,141</text:p>
          </table:table-cell>
          <table:table-cell table:style-name="ce53" office:value-type="float" office:value="16845" calcext:value-type="float">
            <text:p>16,845</text:p>
          </table:table-cell>
          <table:table-cell table:style-name="ce42" office:value-type="float" office:value="82802" calcext:value-type="float">
            <text:p>82,802</text:p>
          </table:table-cell>
          <table:table-cell table:style-name="ce42" office:value-type="float" office:value="16430" calcext:value-type="float">
            <text:p>16,430</text:p>
          </table:table-cell>
          <table:table-cell table:style-name="ce42" office:value-type="float" office:value="16279" calcext:value-type="float">
            <text:p>16,279</text:p>
          </table:table-cell>
          <table:table-cell table:style-name="ce42" office:value-type="float" office:value="16613" calcext:value-type="float">
            <text:p>16,613</text:p>
          </table:table-cell>
          <table:table-cell table:style-name="ce42" office:value-type="float" office:value="16908" calcext:value-type="float">
            <text:p>16,908</text:p>
          </table:table-cell>
          <table:table-cell table:style-name="ce53" office:value-type="float" office:value="16572" calcext:value-type="float">
            <text:p>16,572</text:p>
          </table:table-cell>
          <table:table-cell table:style-name="ce42" office:value-type="float" office:value="77813" calcext:value-type="float">
            <text:p>77,813</text:p>
          </table:table-cell>
          <table:table-cell table:style-name="ce42" office:value-type="float" office:value="16625" calcext:value-type="float">
            <text:p>16,625</text:p>
          </table:table-cell>
          <table:table-cell table:style-name="ce42" office:value-type="float" office:value="16028" calcext:value-type="float">
            <text:p>16,028</text:p>
          </table:table-cell>
          <table:table-cell table:style-name="ce42" office:value-type="float" office:value="15339" calcext:value-type="float">
            <text:p>15,339</text:p>
          </table:table-cell>
          <table:table-cell table:style-name="ce42" office:value-type="float" office:value="15058" calcext:value-type="float">
            <text:p>15,058</text:p>
          </table:table-cell>
          <table:table-cell table:style-name="ce53" office:value-type="float" office:value="14763" calcext:value-type="float">
            <text:p>14,763</text:p>
          </table:table-cell>
          <table:table-cell table:style-name="ce42" office:value-type="float" office:value="64718" calcext:value-type="float">
            <text:p>64,718</text:p>
          </table:table-cell>
          <table:table-cell table:style-name="ce42" office:value-type="float" office:value="13827" calcext:value-type="float">
            <text:p>13,827</text:p>
          </table:table-cell>
          <table:table-cell table:style-name="ce42" office:value-type="float" office:value="13366" calcext:value-type="float">
            <text:p>13,366</text:p>
          </table:table-cell>
          <table:table-cell table:style-name="ce42" office:value-type="float" office:value="13144" calcext:value-type="float">
            <text:p>13,144</text:p>
          </table:table-cell>
          <table:table-cell table:style-name="ce42" office:value-type="float" office:value="12894" calcext:value-type="float">
            <text:p>12,894</text:p>
          </table:table-cell>
          <table:table-cell table:style-name="ce53" office:value-type="float" office:value="11487" calcext:value-type="float">
            <text:p>11,487</text:p>
          </table:table-cell>
          <table:table-cell table:style-name="ce42" office:value-type="float" office:value="47896" calcext:value-type="float">
            <text:p>47,896</text:p>
          </table:table-cell>
          <table:table-cell table:style-name="ce42" office:value-type="float" office:value="11112" calcext:value-type="float">
            <text:p>11,112</text:p>
          </table:table-cell>
          <table:table-cell table:style-name="ce42" office:value-type="float" office:value="10930" calcext:value-type="float">
            <text:p>10,930</text:p>
          </table:table-cell>
          <table:table-cell table:style-name="ce42" office:value-type="float" office:value="9791" calcext:value-type="float">
            <text:p>9,791</text:p>
          </table:table-cell>
          <table:table-cell table:style-name="ce42" office:value-type="float" office:value="8269" calcext:value-type="float">
            <text:p>8,269</text:p>
          </table:table-cell>
          <table:table-cell table:style-name="ce53" office:value-type="float" office:value="7794" calcext:value-type="float">
            <text:p>7,794</text:p>
          </table:table-cell>
          <table:table-cell table:style-name="ce42" office:value-type="float" office:value="25699" calcext:value-type="float">
            <text:p>25,699</text:p>
          </table:table-cell>
          <table:table-cell table:style-name="ce42" office:value-type="float" office:value="6240" calcext:value-type="float">
            <text:p>6,240</text:p>
          </table:table-cell>
          <table:table-cell table:style-name="ce42" office:value-type="float" office:value="5678" calcext:value-type="float">
            <text:p>5,678</text:p>
          </table:table-cell>
          <table:table-cell table:style-name="ce42" office:value-type="float" office:value="4190" calcext:value-type="float">
            <text:p>4,190</text:p>
          </table:table-cell>
          <table:table-cell table:style-name="ce42" office:value-type="float" office:value="4708" calcext:value-type="float">
            <text:p>4,708</text:p>
          </table:table-cell>
          <table:table-cell table:style-name="ce53" office:value-type="float" office:value="4883" calcext:value-type="float">
            <text:p>4,883</text:p>
          </table:table-cell>
          <table:table-cell table:style-name="ce42" office:value-type="float" office:value="21626" calcext:value-type="float">
            <text:p>21,626</text:p>
          </table:table-cell>
          <table:table-cell table:style-name="ce42" office:value-type="float" office:value="4604" calcext:value-type="float">
            <text:p>4,604</text:p>
          </table:table-cell>
          <table:table-cell table:style-name="ce42" office:value-type="float" office:value="4564" calcext:value-type="float">
            <text:p>4,564</text:p>
          </table:table-cell>
          <table:table-cell table:style-name="ce42" office:value-type="float" office:value="4477" calcext:value-type="float">
            <text:p>4,477</text:p>
          </table:table-cell>
          <table:table-cell table:style-name="ce42" office:value-type="float" office:value="4204" calcext:value-type="float">
            <text:p>4,204</text:p>
          </table:table-cell>
          <table:table-cell table:style-name="ce53" office:value-type="float" office:value="3777" calcext:value-type="float">
            <text:p>3,777</text:p>
          </table:table-cell>
          <table:table-cell table:style-name="ce42" office:value-type="float" office:value="16687" calcext:value-type="float">
            <text:p>16,687</text:p>
          </table:table-cell>
          <table:table-cell table:style-name="ce42" office:value-type="float" office:value="3666" calcext:value-type="float">
            <text:p>3,666</text:p>
          </table:table-cell>
          <table:table-cell table:style-name="ce42" office:value-type="float" office:value="3356" calcext:value-type="float">
            <text:p>3,356</text:p>
          </table:table-cell>
          <table:table-cell table:style-name="ce42" office:value-type="float" office:value="3200" calcext:value-type="float">
            <text:p>3,200</text:p>
          </table:table-cell>
          <table:table-cell table:style-name="ce42" office:value-type="float" office:value="3201" calcext:value-type="float">
            <text:p>3,201</text:p>
          </table:table-cell>
          <table:table-cell table:style-name="ce53" office:value-type="float" office:value="3264" calcext:value-type="float">
            <text:p>3,264</text:p>
          </table:table-cell>
          <table:table-cell table:style-name="ce42" office:value-type="float" office:value="21748" calcext:value-type="float">
            <text:p>21,748</text:p>
          </table:table-cell>
          <table:table-cell table:style-name="ce42" office:value-type="float" office:value="3606" calcext:value-type="float">
            <text:p>3,606</text:p>
          </table:table-cell>
          <table:table-cell table:style-name="ce42" office:value-type="float" office:value="4134" calcext:value-type="float">
            <text:p>4,134</text:p>
          </table:table-cell>
          <table:table-cell table:style-name="ce42" office:value-type="float" office:value="4614" calcext:value-type="float">
            <text:p>4,614</text:p>
          </table:table-cell>
          <table:table-cell table:style-name="ce42" office:value-type="float" office:value="4840" calcext:value-type="float">
            <text:p>4,840</text:p>
          </table:table-cell>
          <table:table-cell table:style-name="ce53" office:value-type="float" office:value="4554" calcext:value-type="float">
            <text:p>4,554</text:p>
          </table:table-cell>
          <table:table-cell table:style-name="ce42" office:value-type="float" office:value="15537" calcext:value-type="float">
            <text:p>15,537</text:p>
          </table:table-cell>
          <table:table-cell table:style-name="ce42" office:value-type="float" office:value="4210" calcext:value-type="float">
            <text:p>4,210</text:p>
          </table:table-cell>
          <table:table-cell table:style-name="ce42" office:value-type="float" office:value="3573" calcext:value-type="float">
            <text:p>3,573</text:p>
          </table:table-cell>
          <table:table-cell table:style-name="ce42" office:value-type="float" office:value="3122" calcext:value-type="float">
            <text:p>3,122</text:p>
          </table:table-cell>
          <table:table-cell table:style-name="ce42" office:value-type="float" office:value="2614" calcext:value-type="float">
            <text:p>2,614</text:p>
          </table:table-cell>
          <table:table-cell table:style-name="ce53" office:value-type="float" office:value="2018" calcext:value-type="float">
            <text:p>2,018</text:p>
          </table:table-cell>
          <table:table-cell table:style-name="ce42" office:value-type="float" office:value="5148" calcext:value-type="float">
            <text:p>5,148</text:p>
          </table:table-cell>
          <table:table-cell table:style-name="ce42" office:value-type="float" office:value="1498" calcext:value-type="float">
            <text:p>1,498</text:p>
          </table:table-cell>
          <table:table-cell table:style-name="ce42" office:value-type="float" office:value="1314" calcext:value-type="float">
            <text:p>1,314</text:p>
          </table:table-cell>
          <table:table-cell table:style-name="ce42" office:value-type="float" office:value="1036" calcext:value-type="float">
            <text:p>1,036</text:p>
          </table:table-cell>
          <table:table-cell table:style-name="ce42" office:value-type="float" office:value="747" calcext:value-type="float">
            <text:p>747</text:p>
          </table:table-cell>
          <table:table-cell table:style-name="ce53" office:value-type="float" office:value="553" calcext:value-type="float">
            <text:p>553</text:p>
          </table:table-cell>
          <table:table-cell table:style-name="ce42" office:value-type="float" office:value="1374" calcext:value-type="float">
            <text:p>1,374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189" calcext:value-type="float">
            <text:p>189</text:p>
          </table:table-cell>
          <table:table-cell table:style-name="ce53" office:value-type="float" office:value="142" calcext:value-type="float">
            <text:p>142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9" calcext:value-type="float">
            <text:p>29</text:p>
          </table:table-cell>
          <table:table-cell table:style-name="ce53" office:value-type="float" office:value="24" calcext:value-type="float">
            <text:p>24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61008" calcext:value-type="float">
            <text:p>961,008</text:p>
          </table:table-cell>
          <table:table-cell table:style-name="ce37" table:formula="of:=SUM([.E22:.I22])" office:value-type="float" office:value="48100" calcext:value-type="float">
            <text:p>48,100</text:p>
          </table:table-cell>
          <table:table-cell table:style-name="ce43" office:value-type="float" office:value="8948" calcext:value-type="float">
            <text:p>8,948</text:p>
          </table:table-cell>
          <table:table-cell table:style-name="ce43" office:value-type="float" office:value="9305" calcext:value-type="float">
            <text:p>9,305</text:p>
          </table:table-cell>
          <table:table-cell table:style-name="ce43" office:value-type="float" office:value="9424" calcext:value-type="float">
            <text:p>9,424</text:p>
          </table:table-cell>
          <table:table-cell table:style-name="ce43" office:value-type="float" office:value="10131" calcext:value-type="float">
            <text:p>10,131</text:p>
          </table:table-cell>
          <table:table-cell table:style-name="ce43" office:value-type="float" office:value="10292" calcext:value-type="float">
            <text:p>10,292</text:p>
          </table:table-cell>
          <table:table-cell table:style-name="ce43" office:value-type="float" office:value="64309" calcext:value-type="float">
            <text:p>64,309</text:p>
          </table:table-cell>
          <table:table-cell table:style-name="ce43" office:value-type="float" office:value="11409" calcext:value-type="float">
            <text:p>11,409</text:p>
          </table:table-cell>
          <table:table-cell table:style-name="ce43" office:value-type="float" office:value="12170" calcext:value-type="float">
            <text:p>12,170</text:p>
          </table:table-cell>
          <table:table-cell table:style-name="ce43" office:value-type="float" office:value="13764" calcext:value-type="float">
            <text:p>13,764</text:p>
          </table:table-cell>
          <table:table-cell table:style-name="ce43" office:value-type="float" office:value="13763" calcext:value-type="float">
            <text:p>13,763</text:p>
          </table:table-cell>
          <table:table-cell table:style-name="ce54" office:value-type="float" office:value="13203" calcext:value-type="float">
            <text:p>13,203</text:p>
          </table:table-cell>
          <table:table-cell table:style-name="ce43" office:value-type="float" office:value="73727" calcext:value-type="float">
            <text:p>73,727</text:p>
          </table:table-cell>
          <table:table-cell table:style-name="ce43" office:value-type="float" office:value="14134" calcext:value-type="float">
            <text:p>14,134</text:p>
          </table:table-cell>
          <table:table-cell table:style-name="ce43" office:value-type="float" office:value="15001" calcext:value-type="float">
            <text:p>15,001</text:p>
          </table:table-cell>
          <table:table-cell table:style-name="ce43" office:value-type="float" office:value="15034" calcext:value-type="float">
            <text:p>15,034</text:p>
          </table:table-cell>
          <table:table-cell table:style-name="ce43" office:value-type="float" office:value="14773" calcext:value-type="float">
            <text:p>14,773</text:p>
          </table:table-cell>
          <table:table-cell table:style-name="ce54" office:value-type="float" office:value="14785" calcext:value-type="float">
            <text:p>14,785</text:p>
          </table:table-cell>
          <table:table-cell table:style-name="ce43" office:value-type="float" office:value="70748" calcext:value-type="float">
            <text:p>70,748</text:p>
          </table:table-cell>
          <table:table-cell table:style-name="ce43" office:value-type="float" office:value="14439" calcext:value-type="float">
            <text:p>14,439</text:p>
          </table:table-cell>
          <table:table-cell table:style-name="ce43" office:value-type="float" office:value="13958" calcext:value-type="float">
            <text:p>13,958</text:p>
          </table:table-cell>
          <table:table-cell table:style-name="ce43" office:value-type="float" office:value="14354" calcext:value-type="float">
            <text:p>14,354</text:p>
          </table:table-cell>
          <table:table-cell table:style-name="ce43" office:value-type="float" office:value="14050" calcext:value-type="float">
            <text:p>14,050</text:p>
          </table:table-cell>
          <table:table-cell table:style-name="ce54" office:value-type="float" office:value="13947" calcext:value-type="float">
            <text:p>13,947</text:p>
          </table:table-cell>
          <table:table-cell table:style-name="ce43" office:value-type="float" office:value="68232" calcext:value-type="float">
            <text:p>68,232</text:p>
          </table:table-cell>
          <table:table-cell table:style-name="ce43" office:value-type="float" office:value="13132" calcext:value-type="float">
            <text:p>13,132</text:p>
          </table:table-cell>
          <table:table-cell table:style-name="ce43" office:value-type="float" office:value="12462" calcext:value-type="float">
            <text:p>12,462</text:p>
          </table:table-cell>
          <table:table-cell table:style-name="ce43" office:value-type="float" office:value="12982" calcext:value-type="float">
            <text:p>12,982</text:p>
          </table:table-cell>
          <table:table-cell table:style-name="ce43" office:value-type="float" office:value="14517" calcext:value-type="float">
            <text:p>14,517</text:p>
          </table:table-cell>
          <table:table-cell table:style-name="ce54" office:value-type="float" office:value="15139" calcext:value-type="float">
            <text:p>15,139</text:p>
          </table:table-cell>
          <table:table-cell table:style-name="ce43" office:value-type="float" office:value="85886" calcext:value-type="float">
            <text:p>85,886</text:p>
          </table:table-cell>
          <table:table-cell table:style-name="ce43" office:value-type="float" office:value="16253" calcext:value-type="float">
            <text:p>16,253</text:p>
          </table:table-cell>
          <table:table-cell table:style-name="ce43" office:value-type="float" office:value="17058" calcext:value-type="float">
            <text:p>17,058</text:p>
          </table:table-cell>
          <table:table-cell table:style-name="ce43" office:value-type="float" office:value="17452" calcext:value-type="float">
            <text:p>17,452</text:p>
          </table:table-cell>
          <table:table-cell table:style-name="ce43" office:value-type="float" office:value="17505" calcext:value-type="float">
            <text:p>17,505</text:p>
          </table:table-cell>
          <table:table-cell table:style-name="ce54" office:value-type="float" office:value="17618" calcext:value-type="float">
            <text:p>17,618</text:p>
          </table:table-cell>
          <table:table-cell table:style-name="ce43" office:value-type="float" office:value="83873" calcext:value-type="float">
            <text:p>83,873</text:p>
          </table:table-cell>
          <table:table-cell table:style-name="ce43" office:value-type="float" office:value="16846" calcext:value-type="float">
            <text:p>16,846</text:p>
          </table:table-cell>
          <table:table-cell table:style-name="ce43" office:value-type="float" office:value="17954" calcext:value-type="float">
            <text:p>17,954</text:p>
          </table:table-cell>
          <table:table-cell table:style-name="ce43" office:value-type="float" office:value="16915" calcext:value-type="float">
            <text:p>16,915</text:p>
          </table:table-cell>
          <table:table-cell table:style-name="ce43" office:value-type="float" office:value="16257" calcext:value-type="float">
            <text:p>16,257</text:p>
          </table:table-cell>
          <table:table-cell table:style-name="ce54" office:value-type="float" office:value="15901" calcext:value-type="float">
            <text:p>15,901</text:p>
          </table:table-cell>
          <table:table-cell table:style-name="ce43" office:value-type="float" office:value="83901" calcext:value-type="float">
            <text:p>83,901</text:p>
          </table:table-cell>
          <table:table-cell table:style-name="ce43" office:value-type="float" office:value="16138" calcext:value-type="float">
            <text:p>16,138</text:p>
          </table:table-cell>
          <table:table-cell table:style-name="ce43" office:value-type="float" office:value="16628" calcext:value-type="float">
            <text:p>16,628</text:p>
          </table:table-cell>
          <table:table-cell table:style-name="ce43" office:value-type="float" office:value="17076" calcext:value-type="float">
            <text:p>17,076</text:p>
          </table:table-cell>
          <table:table-cell table:style-name="ce43" office:value-type="float" office:value="17147" calcext:value-type="float">
            <text:p>17,147</text:p>
          </table:table-cell>
          <table:table-cell table:style-name="ce54" office:value-type="float" office:value="16912" calcext:value-type="float">
            <text:p>16,912</text:p>
          </table:table-cell>
          <table:table-cell table:style-name="ce43" office:value-type="float" office:value="83447" calcext:value-type="float">
            <text:p>83,447</text:p>
          </table:table-cell>
          <table:table-cell table:style-name="ce43" office:value-type="float" office:value="16608" calcext:value-type="float">
            <text:p>16,608</text:p>
          </table:table-cell>
          <table:table-cell table:style-name="ce43" office:value-type="float" office:value="16430" calcext:value-type="float">
            <text:p>16,430</text:p>
          </table:table-cell>
          <table:table-cell table:style-name="ce43" office:value-type="float" office:value="16672" calcext:value-type="float">
            <text:p>16,672</text:p>
          </table:table-cell>
          <table:table-cell table:style-name="ce43" office:value-type="float" office:value="17166" calcext:value-type="float">
            <text:p>17,166</text:p>
          </table:table-cell>
          <table:table-cell table:style-name="ce54" office:value-type="float" office:value="16571" calcext:value-type="float">
            <text:p>16,571</text:p>
          </table:table-cell>
          <table:table-cell table:style-name="ce43" office:value-type="float" office:value="78398" calcext:value-type="float">
            <text:p>78,398</text:p>
          </table:table-cell>
          <table:table-cell table:style-name="ce43" office:value-type="float" office:value="16676" calcext:value-type="float">
            <text:p>16,676</text:p>
          </table:table-cell>
          <table:table-cell table:style-name="ce43" office:value-type="float" office:value="16200" calcext:value-type="float">
            <text:p>16,200</text:p>
          </table:table-cell>
          <table:table-cell table:style-name="ce43" office:value-type="float" office:value="15379" calcext:value-type="float">
            <text:p>15,379</text:p>
          </table:table-cell>
          <table:table-cell table:style-name="ce43" office:value-type="float" office:value="15138" calcext:value-type="float">
            <text:p>15,138</text:p>
          </table:table-cell>
          <table:table-cell table:style-name="ce54" office:value-type="float" office:value="15005" calcext:value-type="float">
            <text:p>15,005</text:p>
          </table:table-cell>
          <table:table-cell table:style-name="ce43" office:value-type="float" office:value="66883" calcext:value-type="float">
            <text:p>66,883</text:p>
          </table:table-cell>
          <table:table-cell table:style-name="ce43" office:value-type="float" office:value="13924" calcext:value-type="float">
            <text:p>13,924</text:p>
          </table:table-cell>
          <table:table-cell table:style-name="ce43" office:value-type="float" office:value="13878" calcext:value-type="float">
            <text:p>13,878</text:p>
          </table:table-cell>
          <table:table-cell table:style-name="ce43" office:value-type="float" office:value="13521" calcext:value-type="float">
            <text:p>13,521</text:p>
          </table:table-cell>
          <table:table-cell table:style-name="ce43" office:value-type="float" office:value="13147" calcext:value-type="float">
            <text:p>13,147</text:p>
          </table:table-cell>
          <table:table-cell table:style-name="ce54" office:value-type="float" office:value="12413" calcext:value-type="float">
            <text:p>12,413</text:p>
          </table:table-cell>
          <table:table-cell table:style-name="ce43" office:value-type="float" office:value="51578" calcext:value-type="float">
            <text:p>51,578</text:p>
          </table:table-cell>
          <table:table-cell table:style-name="ce43" office:value-type="float" office:value="11723" calcext:value-type="float">
            <text:p>11,723</text:p>
          </table:table-cell>
          <table:table-cell table:style-name="ce43" office:value-type="float" office:value="11594" calcext:value-type="float">
            <text:p>11,594</text:p>
          </table:table-cell>
          <table:table-cell table:style-name="ce43" office:value-type="float" office:value="10793" calcext:value-type="float">
            <text:p>10,793</text:p>
          </table:table-cell>
          <table:table-cell table:style-name="ce43" office:value-type="float" office:value="8919" calcext:value-type="float">
            <text:p>8,919</text:p>
          </table:table-cell>
          <table:table-cell table:style-name="ce54" office:value-type="float" office:value="8549" calcext:value-type="float">
            <text:p>8,549</text:p>
          </table:table-cell>
          <table:table-cell table:style-name="ce43" office:value-type="float" office:value="29026" calcext:value-type="float">
            <text:p>29,026</text:p>
          </table:table-cell>
          <table:table-cell table:style-name="ce43" office:value-type="float" office:value="7005" calcext:value-type="float">
            <text:p>7,005</text:p>
          </table:table-cell>
          <table:table-cell table:style-name="ce43" office:value-type="float" office:value="6292" calcext:value-type="float">
            <text:p>6,292</text:p>
          </table:table-cell>
          <table:table-cell table:style-name="ce43" office:value-type="float" office:value="4786" calcext:value-type="float">
            <text:p>4,786</text:p>
          </table:table-cell>
          <table:table-cell table:style-name="ce43" office:value-type="float" office:value="5333" calcext:value-type="float">
            <text:p>5,333</text:p>
          </table:table-cell>
          <table:table-cell table:style-name="ce54" office:value-type="float" office:value="5610" calcext:value-type="float">
            <text:p>5,610</text:p>
          </table:table-cell>
          <table:table-cell table:style-name="ce43" office:value-type="float" office:value="25746" calcext:value-type="float">
            <text:p>25,746</text:p>
          </table:table-cell>
          <table:table-cell table:style-name="ce43" office:value-type="float" office:value="5458" calcext:value-type="float">
            <text:p>5,458</text:p>
          </table:table-cell>
          <table:table-cell table:style-name="ce43" office:value-type="float" office:value="5334" calcext:value-type="float">
            <text:p>5,334</text:p>
          </table:table-cell>
          <table:table-cell table:style-name="ce43" office:value-type="float" office:value="5203" calcext:value-type="float">
            <text:p>5,203</text:p>
          </table:table-cell>
          <table:table-cell table:style-name="ce43" office:value-type="float" office:value="5043" calcext:value-type="float">
            <text:p>5,043</text:p>
          </table:table-cell>
          <table:table-cell table:style-name="ce54" office:value-type="float" office:value="4708" calcext:value-type="float">
            <text:p>4,708</text:p>
          </table:table-cell>
          <table:table-cell table:style-name="ce43" office:value-type="float" office:value="19093" calcext:value-type="float">
            <text:p>19,093</text:p>
          </table:table-cell>
          <table:table-cell table:style-name="ce43" office:value-type="float" office:value="4542" calcext:value-type="float">
            <text:p>4,542</text:p>
          </table:table-cell>
          <table:table-cell table:style-name="ce43" office:value-type="float" office:value="4105" calcext:value-type="float">
            <text:p>4,105</text:p>
          </table:table-cell>
          <table:table-cell table:style-name="ce43" office:value-type="float" office:value="3752" calcext:value-type="float">
            <text:p>3,752</text:p>
          </table:table-cell>
          <table:table-cell table:style-name="ce43" office:value-type="float" office:value="3566" calcext:value-type="float">
            <text:p>3,566</text:p>
          </table:table-cell>
          <table:table-cell table:style-name="ce54" office:value-type="float" office:value="3128" calcext:value-type="float">
            <text:p>3,128</text:p>
          </table:table-cell>
          <table:table-cell table:style-name="ce43" office:value-type="float" office:value="13403" calcext:value-type="float">
            <text:p>13,403</text:p>
          </table:table-cell>
          <table:table-cell table:style-name="ce43" office:value-type="float" office:value="2972" calcext:value-type="float">
            <text:p>2,972</text:p>
          </table:table-cell>
          <table:table-cell table:style-name="ce43" office:value-type="float" office:value="2766" calcext:value-type="float">
            <text:p>2,766</text:p>
          </table:table-cell>
          <table:table-cell table:style-name="ce43" office:value-type="float" office:value="2716" calcext:value-type="float">
            <text:p>2,716</text:p>
          </table:table-cell>
          <table:table-cell table:style-name="ce43" office:value-type="float" office:value="2550" calcext:value-type="float">
            <text:p>2,550</text:p>
          </table:table-cell>
          <table:table-cell table:style-name="ce54" office:value-type="float" office:value="2399" calcext:value-type="float">
            <text:p>2,399</text:p>
          </table:table-cell>
          <table:table-cell table:style-name="ce43" office:value-type="float" office:value="8604" calcext:value-type="float">
            <text:p>8,604</text:p>
          </table:table-cell>
          <table:table-cell table:style-name="ce43" office:value-type="float" office:value="2126" calcext:value-type="float">
            <text:p>2,126</text:p>
          </table:table-cell>
          <table:table-cell table:style-name="ce43" office:value-type="float" office:value="1901" calcext:value-type="float">
            <text:p>1,901</text:p>
          </table:table-cell>
          <table:table-cell table:style-name="ce43" office:value-type="float" office:value="1719" calcext:value-type="float">
            <text:p>1,719</text:p>
          </table:table-cell>
          <table:table-cell table:style-name="ce43" office:value-type="float" office:value="1501" calcext:value-type="float">
            <text:p>1,501</text:p>
          </table:table-cell>
          <table:table-cell table:style-name="ce54" office:value-type="float" office:value="1357" calcext:value-type="float">
            <text:p>1,357</text:p>
          </table:table-cell>
          <table:table-cell table:style-name="ce43" office:value-type="float" office:value="4161" calcext:value-type="float">
            <text:p>4,161</text:p>
          </table:table-cell>
          <table:table-cell table:style-name="ce43" office:value-type="float" office:value="1107" calcext:value-type="float">
            <text:p>1,107</text:p>
          </table:table-cell>
          <table:table-cell table:style-name="ce43" office:value-type="float" office:value="1029" calcext:value-type="float">
            <text:p>1,029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638" calcext:value-type="float">
            <text:p>638</text:p>
          </table:table-cell>
          <table:table-cell table:style-name="ce54" office:value-type="float" office:value="568" calcext:value-type="float">
            <text:p>568</text:p>
          </table:table-cell>
          <table:table-cell table:style-name="ce43" office:value-type="float" office:value="1494" calcext:value-type="float">
            <text:p>1,494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218" calcext:value-type="float">
            <text:p>218</text:p>
          </table:table-cell>
          <table:table-cell table:style-name="ce54" office:value-type="float" office:value="158" calcext:value-type="float">
            <text:p>158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9" calcext:value-type="float">
            <text:p>39</text:p>
          </table:table-cell>
          <table:table-cell table:style-name="ce54" office:value-type="float" office:value="27" calcext:value-type="float">
            <text:p>27</text:p>
          </table:table-cell>
          <table:table-cell table:style-name="ce4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0025" calcext:value-type="float">
            <text:p>500,025</text:p>
          </table:table-cell>
          <table:table-cell table:style-name="ce29" table:formula="of:=SUM([.E23:.I23])" office:value-type="float" office:value="30216" calcext:value-type="float">
            <text:p>30,216</text:p>
          </table:table-cell>
          <table:table-cell table:style-name="ce29" office:value-type="float" office:value="5939" calcext:value-type="float">
            <text:p>5,939</text:p>
          </table:table-cell>
          <table:table-cell table:style-name="ce29" office:value-type="float" office:value="6066" calcext:value-type="float">
            <text:p>6,066</text:p>
          </table:table-cell>
          <table:table-cell table:style-name="ce29" office:value-type="float" office:value="6017" calcext:value-type="float">
            <text:p>6,017</text:p>
          </table:table-cell>
          <table:table-cell table:style-name="ce29" office:value-type="float" office:value="5985" calcext:value-type="float">
            <text:p>5,985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34433" calcext:value-type="float">
            <text:p>34,433</text:p>
          </table:table-cell>
          <table:table-cell table:style-name="ce29" office:value-type="float" office:value="6386" calcext:value-type="float">
            <text:p>6,386</text:p>
          </table:table-cell>
          <table:table-cell table:style-name="ce29" office:value-type="float" office:value="6669" calcext:value-type="float">
            <text:p>6,669</text:p>
          </table:table-cell>
          <table:table-cell table:style-name="ce29" office:value-type="float" office:value="7435" calcext:value-type="float">
            <text:p>7,435</text:p>
          </table:table-cell>
          <table:table-cell table:style-name="ce29" office:value-type="float" office:value="7131" calcext:value-type="float">
            <text:p>7,131</text:p>
          </table:table-cell>
          <table:table-cell table:style-name="ce52" office:value-type="float" office:value="6812" calcext:value-type="float">
            <text:p>6,812</text:p>
          </table:table-cell>
          <table:table-cell table:style-name="ce29" office:value-type="float" office:value="37105" calcext:value-type="float">
            <text:p>37,105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7654" calcext:value-type="float">
            <text:p>7,654</text:p>
          </table:table-cell>
          <table:table-cell table:style-name="ce29" office:value-type="float" office:value="7323" calcext:value-type="float">
            <text:p>7,323</text:p>
          </table:table-cell>
          <table:table-cell table:style-name="ce29" office:value-type="float" office:value="7523" calcext:value-type="float">
            <text:p>7,523</text:p>
          </table:table-cell>
          <table:table-cell table:style-name="ce52" office:value-type="float" office:value="7497" calcext:value-type="float">
            <text:p>7,497</text:p>
          </table:table-cell>
          <table:table-cell table:style-name="ce29" office:value-type="float" office:value="36032" calcext:value-type="float">
            <text:p>36,032</text:p>
          </table:table-cell>
          <table:table-cell table:style-name="ce29" office:value-type="float" office:value="7325" calcext:value-type="float">
            <text:p>7,325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7016" calcext:value-type="float">
            <text:p>7,016</text:p>
          </table:table-cell>
          <table:table-cell table:style-name="ce52" office:value-type="float" office:value="6907" calcext:value-type="float">
            <text:p>6,907</text:p>
          </table:table-cell>
          <table:table-cell table:style-name="ce29" office:value-type="float" office:value="33060" calcext:value-type="float">
            <text:p>33,060</text:p>
          </table:table-cell>
          <table:table-cell table:style-name="ce29" office:value-type="float" office:value="6481" calcext:value-type="float">
            <text:p>6,481</text:p>
          </table:table-cell>
          <table:table-cell table:style-name="ce29" office:value-type="float" office:value="6212" calcext:value-type="float">
            <text:p>6,212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6818" calcext:value-type="float">
            <text:p>6,818</text:p>
          </table:table-cell>
          <table:table-cell table:style-name="ce52" office:value-type="float" office:value="7210" calcext:value-type="float">
            <text:p>7,210</text:p>
          </table:table-cell>
          <table:table-cell table:style-name="ce29" office:value-type="float" office:value="40856" calcext:value-type="float">
            <text:p>40,856</text:p>
          </table:table-cell>
          <table:table-cell table:style-name="ce29" office:value-type="float" office:value="7584" calcext:value-type="float">
            <text:p>7,584</text:p>
          </table:table-cell>
          <table:table-cell table:style-name="ce29" office:value-type="float" office:value="7986" calcext:value-type="float">
            <text:p>7,986</text:p>
          </table:table-cell>
          <table:table-cell table:style-name="ce29" office:value-type="float" office:value="8188" calcext:value-type="float">
            <text:p>8,188</text:p>
          </table:table-cell>
          <table:table-cell table:style-name="ce29" office:value-type="float" office:value="8438" calcext:value-type="float">
            <text:p>8,438</text:p>
          </table:table-cell>
          <table:table-cell table:style-name="ce52" office:value-type="float" office:value="8660" calcext:value-type="float">
            <text:p>8,660</text:p>
          </table:table-cell>
          <table:table-cell table:style-name="ce29" office:value-type="float" office:value="43457" calcext:value-type="float">
            <text:p>43,457</text:p>
          </table:table-cell>
          <table:table-cell table:style-name="ce29" office:value-type="float" office:value="8584" calcext:value-type="float">
            <text:p>8,584</text:p>
          </table:table-cell>
          <table:table-cell table:style-name="ce29" office:value-type="float" office:value="9176" calcext:value-type="float">
            <text:p>9,176</text:p>
          </table:table-cell>
          <table:table-cell table:style-name="ce29" office:value-type="float" office:value="8811" calcext:value-type="float">
            <text:p>8,811</text:p>
          </table:table-cell>
          <table:table-cell table:style-name="ce29" office:value-type="float" office:value="8325" calcext:value-type="float">
            <text:p>8,325</text:p>
          </table:table-cell>
          <table:table-cell table:style-name="ce52" office:value-type="float" office:value="8561" calcext:value-type="float">
            <text:p>8,561</text:p>
          </table:table-cell>
          <table:table-cell table:style-name="ce29" office:value-type="float" office:value="42920" calcext:value-type="float">
            <text:p>42,920</text:p>
          </table:table-cell>
          <table:table-cell table:style-name="ce29" office:value-type="float" office:value="8648" calcext:value-type="float">
            <text:p>8,648</text:p>
          </table:table-cell>
          <table:table-cell table:style-name="ce29" office:value-type="float" office:value="8532" calcext:value-type="float">
            <text:p>8,532</text:p>
          </table:table-cell>
          <table:table-cell table:style-name="ce29" office:value-type="float" office:value="8656" calcext:value-type="float">
            <text:p>8,656</text:p>
          </table:table-cell>
          <table:table-cell table:style-name="ce29" office:value-type="float" office:value="8687" calcext:value-type="float">
            <text:p>8,687</text:p>
          </table:table-cell>
          <table:table-cell table:style-name="ce52" office:value-type="float" office:value="8397" calcext:value-type="float">
            <text:p>8,397</text:p>
          </table:table-cell>
          <table:table-cell table:style-name="ce29" office:value-type="float" office:value="40008" calcext:value-type="float">
            <text:p>40,008</text:p>
          </table:table-cell>
          <table:table-cell table:style-name="ce29" office:value-type="float" office:value="8054" calcext:value-type="float">
            <text:p>8,054</text:p>
          </table:table-cell>
          <table:table-cell table:style-name="ce29" office:value-type="float" office:value="7749" calcext:value-type="float">
            <text:p>7,749</text:p>
          </table:table-cell>
          <table:table-cell table:style-name="ce29" office:value-type="float" office:value="8198" calcext:value-type="float">
            <text:p>8,198</text:p>
          </table:table-cell>
          <table:table-cell table:style-name="ce29" office:value-type="float" office:value="8024" calcext:value-type="float">
            <text:p>8,024</text:p>
          </table:table-cell>
          <table:table-cell table:style-name="ce52" office:value-type="float" office:value="7983" calcext:value-type="float">
            <text:p>7,983</text:p>
          </table:table-cell>
          <table:table-cell table:style-name="ce29" office:value-type="float" office:value="36924" calcext:value-type="float">
            <text:p>36,924</text:p>
          </table:table-cell>
          <table:table-cell table:style-name="ce29" office:value-type="float" office:value="7848" calcext:value-type="float">
            <text:p>7,848</text:p>
          </table:table-cell>
          <table:table-cell table:style-name="ce29" office:value-type="float" office:value="7631" calcext:value-type="float">
            <text:p>7,631</text:p>
          </table:table-cell>
          <table:table-cell table:style-name="ce29" office:value-type="float" office:value="7507" calcext:value-type="float">
            <text:p>7,507</text:p>
          </table:table-cell>
          <table:table-cell table:style-name="ce29" office:value-type="float" office:value="6987" calcext:value-type="float">
            <text:p>6,987</text:p>
          </table:table-cell>
          <table:table-cell table:style-name="ce52" office:value-type="float" office:value="6951" calcext:value-type="float">
            <text:p>6,951</text:p>
          </table:table-cell>
          <table:table-cell table:style-name="ce29" office:value-type="float" office:value="30041" calcext:value-type="float">
            <text:p>30,041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6173" calcext:value-type="float">
            <text:p>6,173</text:p>
          </table:table-cell>
          <table:table-cell table:style-name="ce29" office:value-type="float" office:value="5937" calcext:value-type="float">
            <text:p>5,937</text:p>
          </table:table-cell>
          <table:table-cell table:style-name="ce52" office:value-type="float" office:value="5531" calcext:value-type="float">
            <text:p>5,531</text:p>
          </table:table-cell>
          <table:table-cell table:style-name="ce29" office:value-type="float" office:value="23682" calcext:value-type="float">
            <text:p>23,682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5317" calcext:value-type="float">
            <text:p>5,317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4249" calcext:value-type="float">
            <text:p>4,249</text:p>
          </table:table-cell>
          <table:table-cell table:style-name="ce52" office:value-type="float" office:value="4051" calcext:value-type="float">
            <text:p>4,051</text:p>
          </table:table-cell>
          <table:table-cell table:style-name="ce29" office:value-type="float" office:value="15454" calcext:value-type="float">
            <text:p>15,454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3040" calcext:value-type="float">
            <text:p>3,040</text:p>
          </table:table-cell>
          <table:table-cell table:style-name="ce52" office:value-type="float" office:value="3386" calcext:value-type="float">
            <text:p>3,386</text:p>
          </table:table-cell>
          <table:table-cell table:style-name="ce29" office:value-type="float" office:value="17661" calcext:value-type="float">
            <text:p>17,661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499" calcext:value-type="float">
            <text:p>3,499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14526" calcext:value-type="float">
            <text:p>14,526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754" calcext:value-type="float">
            <text:p>2,754</text:p>
          </table:table-cell>
          <table:table-cell table:style-name="ce52" office:value-type="float" office:value="2543" calcext:value-type="float">
            <text:p>2,543</text:p>
          </table:table-cell>
          <table:table-cell table:style-name="ce29" office:value-type="float" office:value="11584" calcext:value-type="float">
            <text:p>11,584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203" calcext:value-type="float">
            <text:p>2,203</text:p>
          </table:table-cell>
          <table:table-cell table:style-name="ce52" office:value-type="float" office:value="2104" calcext:value-type="float">
            <text:p>2,104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210" calcext:value-type="float">
            <text:p>1,210</text:p>
          </table:table-cell>
          <table:table-cell table:style-name="ce52" office:value-type="float" office:value="1118" calcext:value-type="float">
            <text:p>1,118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55" calcext:value-type="float">
            <text:p>555</text:p>
          </table:table-cell>
          <table:table-cell table:style-name="ce52" office:value-type="float" office:value="388" calcext:value-type="float">
            <text:p>388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46" calcext:value-type="float">
            <text:p>146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8533" calcext:value-type="float">
            <text:p>258,533</text:p>
          </table:table-cell>
          <table:table-cell table:style-name="ce29" table:formula="of:=SUM([.E24:.I24])" office:value-type="float" office:value="15850" calcext:value-type="float">
            <text:p>15,850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18077" calcext:value-type="float">
            <text:p>18,077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722" calcext:value-type="float">
            <text:p>3,722</text:p>
          </table:table-cell>
          <table:table-cell table:style-name="ce52" office:value-type="float" office:value="3600" calcext:value-type="float">
            <text:p>3,600</text:p>
          </table:table-cell>
          <table:table-cell table:style-name="ce29" office:value-type="float" office:value="19369" calcext:value-type="float">
            <text:p>19,369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3870" calcext:value-type="float">
            <text:p>3,870</text:p>
          </table:table-cell>
          <table:table-cell table:style-name="ce52" office:value-type="float" office:value="3923" calcext:value-type="float">
            <text:p>3,923</text:p>
          </table:table-cell>
          <table:table-cell table:style-name="ce29" office:value-type="float" office:value="18888" calcext:value-type="float">
            <text:p>18,888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682" calcext:value-type="float">
            <text:p>3,682</text:p>
          </table:table-cell>
          <table:table-cell table:style-name="ce52" office:value-type="float" office:value="3550" calcext:value-type="float">
            <text:p>3,550</text:p>
          </table:table-cell>
          <table:table-cell table:style-name="ce29" office:value-type="float" office:value="16896" calcext:value-type="float">
            <text:p>16,896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478" calcext:value-type="float">
            <text:p>3,478</text:p>
          </table:table-cell>
          <table:table-cell table:style-name="ce52" office:value-type="float" office:value="3635" calcext:value-type="float">
            <text:p>3,635</text:p>
          </table:table-cell>
          <table:table-cell table:style-name="ce29" office:value-type="float" office:value="20191" calcext:value-type="float">
            <text:p>20,191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088" calcext:value-type="float">
            <text:p>4,088</text:p>
          </table:table-cell>
          <table:table-cell table:style-name="ce52" office:value-type="float" office:value="4238" calcext:value-type="float">
            <text:p>4,238</text:p>
          </table:table-cell>
          <table:table-cell table:style-name="ce29" office:value-type="float" office:value="21624" calcext:value-type="float">
            <text:p>21,624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4454" calcext:value-type="float">
            <text:p>4,454</text:p>
          </table:table-cell>
          <table:table-cell table:style-name="ce29" office:value-type="float" office:value="4409" calcext:value-type="float">
            <text:p>4,409</text:p>
          </table:table-cell>
          <table:table-cell table:style-name="ce29" office:value-type="float" office:value="4258" calcext:value-type="float">
            <text:p>4,258</text:p>
          </table:table-cell>
          <table:table-cell table:style-name="ce52" office:value-type="float" office:value="4358" calcext:value-type="float">
            <text:p>4,358</text:p>
          </table:table-cell>
          <table:table-cell table:style-name="ce29" office:value-type="float" office:value="22433" calcext:value-type="float">
            <text:p>22,433</text:p>
          </table:table-cell>
          <table:table-cell table:style-name="ce29" office:value-type="float" office:value="4458" calcext:value-type="float">
            <text:p>4,458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4574" calcext:value-type="float">
            <text:p>4,574</text:p>
          </table:table-cell>
          <table:table-cell table:style-name="ce52" office:value-type="float" office:value="4410" calcext:value-type="float">
            <text:p>4,410</text:p>
          </table:table-cell>
          <table:table-cell table:style-name="ce29" office:value-type="float" office:value="21352" calcext:value-type="float">
            <text:p>21,352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276" calcext:value-type="float">
            <text:p>4,276</text:p>
          </table:table-cell>
          <table:table-cell table:style-name="ce52" office:value-type="float" office:value="4278" calcext:value-type="float">
            <text:p>4,278</text:p>
          </table:table-cell>
          <table:table-cell table:style-name="ce29" office:value-type="float" office:value="19896" calcext:value-type="float">
            <text:p>19,896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3758" calcext:value-type="float">
            <text:p>3,758</text:p>
          </table:table-cell>
          <table:table-cell table:style-name="ce52" office:value-type="float" office:value="3800" calcext:value-type="float">
            <text:p>3,800</text:p>
          </table:table-cell>
          <table:table-cell table:style-name="ce29" office:value-type="float" office:value="15804" calcext:value-type="float">
            <text:p>15,804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079" calcext:value-type="float">
            <text:p>3,079</text:p>
          </table:table-cell>
          <table:table-cell table:style-name="ce52" office:value-type="float" office:value="2882" calcext:value-type="float">
            <text:p>2,882</text:p>
          </table:table-cell>
          <table:table-cell table:style-name="ce29" office:value-type="float" office:value="12210" calcext:value-type="float">
            <text:p>12,210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515" calcext:value-type="float">
            <text:p>2,515</text:p>
          </table:table-cell>
          <table:table-cell table:style-name="ce29" office:value-type="float" office:value="2223" calcext:value-type="float">
            <text:p>2,223</text:p>
          </table:table-cell>
          <table:table-cell table:style-name="ce52" office:value-type="float" office:value="2045" calcext:value-type="float">
            <text:p>2,045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537" calcext:value-type="float">
            <text:p>1,537</text:p>
          </table:table-cell>
          <table:table-cell table:style-name="ce52" office:value-type="float" office:value="1713" calcext:value-type="float">
            <text:p>1,713</text:p>
          </table:table-cell>
          <table:table-cell table:style-name="ce29" office:value-type="float" office:value="8909" calcext:value-type="float">
            <text:p>8,909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750" calcext:value-type="float">
            <text:p>1,750</text:p>
          </table:table-cell>
          <table:table-cell table:style-name="ce52" office:value-type="float" office:value="1691" calcext:value-type="float">
            <text:p>1,691</text:p>
          </table:table-cell>
          <table:table-cell table:style-name="ce29" office:value-type="float" office:value="7260" calcext:value-type="float">
            <text:p>7,260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366" calcext:value-type="float">
            <text:p>1,366</text:p>
          </table:table-cell>
          <table:table-cell table:style-name="ce52" office:value-type="float" office:value="1278" calcext:value-type="float">
            <text:p>1,278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162" calcext:value-type="float">
            <text:p>1,162</text:p>
          </table:table-cell>
          <table:table-cell table:style-name="ce52" office:value-type="float" office:value="1104" calcext:value-type="float">
            <text:p>1,104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46" calcext:value-type="float">
            <text:p>646</text:p>
          </table:table-cell>
          <table:table-cell table:style-name="ce52" office:value-type="float" office:value="548" calcext:value-type="float">
            <text:p>548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52" calcext:value-type="float">
            <text:p>252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1492" calcext:value-type="float">
            <text:p>241,492</text:p>
          </table:table-cell>
          <table:table-cell table:style-name="ce37" table:formula="of:=SUM([.E25:.I25])" office:value-type="float" office:value="14366" calcext:value-type="float">
            <text:p>14,366</text:p>
          </table:table-cell>
          <table:table-cell table:style-name="ce30" office:value-type="float" office:value="2768" calcext:value-type="float">
            <text:p>2,768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2869" calcext:value-type="float">
            <text:p>2,869</text:p>
          </table:table-cell>
          <table:table-cell table:style-name="ce30" office:value-type="float" office:value="2839" calcext:value-type="float">
            <text:p>2,839</text:p>
          </table:table-cell>
          <table:table-cell table:style-name="ce30" office:value-type="float" office:value="2975" calcext:value-type="float">
            <text:p>2,975</text:p>
          </table:table-cell>
          <table:table-cell table:style-name="ce30" office:value-type="float" office:value="16356" calcext:value-type="float">
            <text:p>16,356</text:p>
          </table:table-cell>
          <table:table-cell table:style-name="ce30" office:value-type="float" office:value="3066" calcext:value-type="float">
            <text:p>3,066</text:p>
          </table:table-cell>
          <table:table-cell table:style-name="ce30" office:value-type="float" office:value="3079" calcext:value-type="float">
            <text:p>3,079</text:p>
          </table:table-cell>
          <table:table-cell table:style-name="ce30" office:value-type="float" office:value="3590" calcext:value-type="float">
            <text:p>3,590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7" office:value-type="float" office:value="3212" calcext:value-type="float">
            <text:p>3,212</text:p>
          </table:table-cell>
          <table:table-cell table:style-name="ce30" office:value-type="float" office:value="17736" calcext:value-type="float">
            <text:p>17,736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7" office:value-type="float" office:value="3574" calcext:value-type="float">
            <text:p>3,574</text:p>
          </table:table-cell>
          <table:table-cell table:style-name="ce30" office:value-type="float" office:value="17144" calcext:value-type="float">
            <text:p>17,144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3478" calcext:value-type="float">
            <text:p>3,478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7" office:value-type="float" office:value="3357" calcext:value-type="float">
            <text:p>3,357</text:p>
          </table:table-cell>
          <table:table-cell table:style-name="ce30" office:value-type="float" office:value="16164" calcext:value-type="float">
            <text:p>16,164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2994" calcext:value-type="float">
            <text:p>2,994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7" office:value-type="float" office:value="3575" calcext:value-type="float">
            <text:p>3,575</text:p>
          </table:table-cell>
          <table:table-cell table:style-name="ce30" office:value-type="float" office:value="20665" calcext:value-type="float">
            <text:p>20,665</text:p>
          </table:table-cell>
          <table:table-cell table:style-name="ce30" office:value-type="float" office:value="3762" calcext:value-type="float">
            <text:p>3,762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4126" calcext:value-type="float">
            <text:p>4,126</text:p>
          </table:table-cell>
          <table:table-cell table:style-name="ce30" office:value-type="float" office:value="4350" calcext:value-type="float">
            <text:p>4,350</text:p>
          </table:table-cell>
          <table:table-cell table:style-name="ce37" office:value-type="float" office:value="4422" calcext:value-type="float">
            <text:p>4,422</text:p>
          </table:table-cell>
          <table:table-cell table:style-name="ce30" office:value-type="float" office:value="21833" calcext:value-type="float">
            <text:p>21,833</text:p>
          </table:table-cell>
          <table:table-cell table:style-name="ce30" office:value-type="float" office:value="4439" calcext:value-type="float">
            <text:p>4,439</text:p>
          </table:table-cell>
          <table:table-cell table:style-name="ce30" office:value-type="float" office:value="4722" calcext:value-type="float">
            <text:p>4,722</text:p>
          </table:table-cell>
          <table:table-cell table:style-name="ce30" office:value-type="float" office:value="4402" calcext:value-type="float">
            <text:p>4,402</text:p>
          </table:table-cell>
          <table:table-cell table:style-name="ce30" office:value-type="float" office:value="4067" calcext:value-type="float">
            <text:p>4,067</text:p>
          </table:table-cell>
          <table:table-cell table:style-name="ce37" office:value-type="float" office:value="4203" calcext:value-type="float">
            <text:p>4,203</text:p>
          </table:table-cell>
          <table:table-cell table:style-name="ce30" office:value-type="float" office:value="20487" calcext:value-type="float">
            <text:p>20,487</text:p>
          </table:table-cell>
          <table:table-cell table:style-name="ce30" office:value-type="float" office:value="4190" calcext:value-type="float">
            <text:p>4,190</text:p>
          </table:table-cell>
          <table:table-cell table:style-name="ce30" office:value-type="float" office:value="4079" calcext:value-type="float">
            <text:p>4,079</text:p>
          </table:table-cell>
          <table:table-cell table:style-name="ce30" office:value-type="float" office:value="4118" calcext:value-type="float">
            <text:p>4,118</text:p>
          </table:table-cell>
          <table:table-cell table:style-name="ce30" office:value-type="float" office:value="4113" calcext:value-type="float">
            <text:p>4,113</text:p>
          </table:table-cell>
          <table:table-cell table:style-name="ce37" office:value-type="float" office:value="3987" calcext:value-type="float">
            <text:p>3,987</text:p>
          </table:table-cell>
          <table:table-cell table:style-name="ce30" office:value-type="float" office:value="18656" calcext:value-type="float">
            <text:p>18,656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0" office:value-type="float" office:value="3670" calcext:value-type="float">
            <text:p>3,670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7" office:value-type="float" office:value="3705" calcext:value-type="float">
            <text:p>3,705</text:p>
          </table:table-cell>
          <table:table-cell table:style-name="ce30" office:value-type="float" office:value="17028" calcext:value-type="float">
            <text:p>17,028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7" office:value-type="float" office:value="3151" calcext:value-type="float">
            <text:p>3,151</text:p>
          </table:table-cell>
          <table:table-cell table:style-name="ce30" office:value-type="float" office:value="14237" calcext:value-type="float">
            <text:p>14,237</text:p>
          </table:table-cell>
          <table:table-cell table:style-name="ce30" office:value-type="float" office:value="2958" calcext:value-type="float">
            <text:p>2,958</text:p>
          </table:table-cell>
          <table:table-cell table:style-name="ce30" office:value-type="float" office:value="2885" calcext:value-type="float">
            <text:p>2,885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2858" calcext:value-type="float">
            <text:p>2,858</text:p>
          </table:table-cell>
          <table:table-cell table:style-name="ce37" office:value-type="float" office:value="2649" calcext:value-type="float">
            <text:p>2,649</text:p>
          </table:table-cell>
          <table:table-cell table:style-name="ce30" office:value-type="float" office:value="11472" calcext:value-type="float">
            <text:p>11,472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0" office:value-type="float" office:value="2612" calcext:value-type="float">
            <text:p>2,612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0" office:value-type="float" office:value="2026" calcext:value-type="float">
            <text:p>2,026</text:p>
          </table:table-cell>
          <table:table-cell table:style-name="ce37" office:value-type="float" office:value="2006" calcext:value-type="float">
            <text:p>2,006</text:p>
          </table:table-cell>
          <table:table-cell table:style-name="ce30" office:value-type="float" office:value="7639" calcext:value-type="float">
            <text:p>7,639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7" office:value-type="float" office:value="1673" calcext:value-type="float">
            <text:p>1,673</text:p>
          </table:table-cell>
          <table:table-cell table:style-name="ce30" office:value-type="float" office:value="8752" calcext:value-type="float">
            <text:p>8,752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0" office:value-type="float" office:value="1805" calcext:value-type="float">
            <text:p>1,805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7" office:value-type="float" office:value="1675" calcext:value-type="float">
            <text:p>1,675</text:p>
          </table:table-cell>
          <table:table-cell table:style-name="ce30" office:value-type="float" office:value="7266" calcext:value-type="float">
            <text:p>7,266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7" office:value-type="float" office:value="1265" calcext:value-type="float">
            <text:p>1,265</text:p>
          </table:table-cell>
          <table:table-cell table:style-name="ce30" office:value-type="float" office:value="5543" calcext:value-type="float">
            <text:p>5,543</text:p>
          </table:table-cell>
          <table:table-cell table:style-name="ce30" office:value-type="float" office:value="1270" calcext:value-type="float">
            <text:p>1,270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1070" calcext:value-type="float">
            <text:p>1,070</text:p>
          </table:table-cell>
          <table:table-cell table:style-name="ce30" office:value-type="float" office:value="1041" calcext:value-type="float">
            <text:p>1,041</text:p>
          </table:table-cell>
          <table:table-cell table:style-name="ce37" office:value-type="float" office:value="1000" calcext:value-type="float">
            <text:p>1,000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564" calcext:value-type="float">
            <text:p>564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03" calcext:value-type="float">
            <text:p>303</text:p>
          </table:table-cell>
          <table:table-cell table:style-name="ce37" office:value-type="float" office:value="216" calcext:value-type="float">
            <text:p>216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59914" calcext:value-type="float">
            <text:p>559,914</text:p>
          </table:table-cell>
          <table:table-cell table:style-name="ce29" table:formula="of:=SUM([.E26:.I26])" office:value-type="float" office:value="26252" calcext:value-type="float">
            <text:p>26,252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5220" calcext:value-type="float">
            <text:p>5,220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465" calcext:value-type="float">
            <text:p>5,465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32633" calcext:value-type="float">
            <text:p>32,633</text:p>
          </table:table-cell>
          <table:table-cell table:style-name="ce29" office:value-type="float" office:value="6126" calcext:value-type="float">
            <text:p>6,126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6911" calcext:value-type="float">
            <text:p>6,911</text:p>
          </table:table-cell>
          <table:table-cell table:style-name="ce52" office:value-type="float" office:value="6465" calcext:value-type="float">
            <text:p>6,465</text:p>
          </table:table-cell>
          <table:table-cell table:style-name="ce29" office:value-type="float" office:value="38217" calcext:value-type="float">
            <text:p>38,217</text:p>
          </table:table-cell>
          <table:table-cell table:style-name="ce29" office:value-type="float" office:value="7025" calcext:value-type="float">
            <text:p>7,025</text:p>
          </table:table-cell>
          <table:table-cell table:style-name="ce29" office:value-type="float" office:value="7746" calcext:value-type="float">
            <text:p>7,746</text:p>
          </table:table-cell>
          <table:table-cell table:style-name="ce29" office:value-type="float" office:value="7612" calcext:value-type="float">
            <text:p>7,612</text:p>
          </table:table-cell>
          <table:table-cell table:style-name="ce29" office:value-type="float" office:value="7809" calcext:value-type="float">
            <text:p>7,809</text:p>
          </table:table-cell>
          <table:table-cell table:style-name="ce52" office:value-type="float" office:value="8025" calcext:value-type="float">
            <text:p>8,025</text:p>
          </table:table-cell>
          <table:table-cell table:style-name="ce29" office:value-type="float" office:value="40672" calcext:value-type="float">
            <text:p>40,672</text:p>
          </table:table-cell>
          <table:table-cell table:style-name="ce29" office:value-type="float" office:value="8018" calcext:value-type="float">
            <text:p>8,018</text:p>
          </table:table-cell>
          <table:table-cell table:style-name="ce29" office:value-type="float" office:value="8042" calcext:value-type="float">
            <text:p>8,042</text:p>
          </table:table-cell>
          <table:table-cell table:style-name="ce29" office:value-type="float" office:value="8162" calcext:value-type="float">
            <text:p>8,162</text:p>
          </table:table-cell>
          <table:table-cell table:style-name="ce29" office:value-type="float" office:value="8324" calcext:value-type="float">
            <text:p>8,324</text:p>
          </table:table-cell>
          <table:table-cell table:style-name="ce52" office:value-type="float" office:value="8126" calcext:value-type="float">
            <text:p>8,126</text:p>
          </table:table-cell>
          <table:table-cell table:style-name="ce29" office:value-type="float" office:value="42028" calcext:value-type="float">
            <text:p>42,028</text:p>
          </table:table-cell>
          <table:table-cell table:style-name="ce29" office:value-type="float" office:value="8179" calcext:value-type="float">
            <text:p>8,179</text:p>
          </table:table-cell>
          <table:table-cell table:style-name="ce29" office:value-type="float" office:value="7813" calcext:value-type="float">
            <text:p>7,813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8757" calcext:value-type="float">
            <text:p>8,757</text:p>
          </table:table-cell>
          <table:table-cell table:style-name="ce52" office:value-type="float" office:value="9215" calcext:value-type="float">
            <text:p>9,215</text:p>
          </table:table-cell>
          <table:table-cell table:style-name="ce29" office:value-type="float" office:value="48674" calcext:value-type="float">
            <text:p>48,674</text:p>
          </table:table-cell>
          <table:table-cell table:style-name="ce29" office:value-type="float" office:value="9779" calcext:value-type="float">
            <text:p>9,779</text:p>
          </table:table-cell>
          <table:table-cell table:style-name="ce29" office:value-type="float" office:value="9959" calcext:value-type="float">
            <text:p>9,959</text:p>
          </table:table-cell>
          <table:table-cell table:style-name="ce29" office:value-type="float" office:value="9766" calcext:value-type="float">
            <text:p>9,766</text:p>
          </table:table-cell>
          <table:table-cell table:style-name="ce29" office:value-type="float" office:value="9689" calcext:value-type="float">
            <text:p>9,689</text:p>
          </table:table-cell>
          <table:table-cell table:style-name="ce52" office:value-type="float" office:value="9481" calcext:value-type="float">
            <text:p>9,481</text:p>
          </table:table-cell>
          <table:table-cell table:style-name="ce29" office:value-type="float" office:value="41887" calcext:value-type="float">
            <text:p>41,887</text:p>
          </table:table-cell>
          <table:table-cell table:style-name="ce29" office:value-type="float" office:value="8834" calcext:value-type="float">
            <text:p>8,834</text:p>
          </table:table-cell>
          <table:table-cell table:style-name="ce29" office:value-type="float" office:value="8959" calcext:value-type="float">
            <text:p>8,959</text:p>
          </table:table-cell>
          <table:table-cell table:style-name="ce29" office:value-type="float" office:value="8352" calcext:value-type="float">
            <text:p>8,352</text:p>
          </table:table-cell>
          <table:table-cell table:style-name="ce29" office:value-type="float" office:value="7876" calcext:value-type="float">
            <text:p>7,876</text:p>
          </table:table-cell>
          <table:table-cell table:style-name="ce52" office:value-type="float" office:value="7866" calcext:value-type="float">
            <text:p>7,866</text:p>
          </table:table-cell>
          <table:table-cell table:style-name="ce29" office:value-type="float" office:value="41182" calcext:value-type="float">
            <text:p>41,182</text:p>
          </table:table-cell>
          <table:table-cell table:style-name="ce29" office:value-type="float" office:value="7967" calcext:value-type="float">
            <text:p>7,967</text:p>
          </table:table-cell>
          <table:table-cell table:style-name="ce29" office:value-type="float" office:value="8029" calcext:value-type="float">
            <text:p>8,029</text:p>
          </table:table-cell>
          <table:table-cell table:style-name="ce29" office:value-type="float" office:value="8317" calcext:value-type="float">
            <text:p>8,317</text:p>
          </table:table-cell>
          <table:table-cell table:style-name="ce29" office:value-type="float" office:value="8390" calcext:value-type="float">
            <text:p>8,390</text:p>
          </table:table-cell>
          <table:table-cell table:style-name="ce52" office:value-type="float" office:value="8479" calcext:value-type="float">
            <text:p>8,479</text:p>
          </table:table-cell>
          <table:table-cell table:style-name="ce29" office:value-type="float" office:value="41854" calcext:value-type="float">
            <text:p>41,854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8392" calcext:value-type="float">
            <text:p>8,392</text:p>
          </table:table-cell>
          <table:table-cell table:style-name="ce29" office:value-type="float" office:value="8578" calcext:value-type="float">
            <text:p>8,578</text:p>
          </table:table-cell>
          <table:table-cell table:style-name="ce52" office:value-type="float" office:value="8741" calcext:value-type="float">
            <text:p>8,741</text:p>
          </table:table-cell>
          <table:table-cell table:style-name="ce29" office:value-type="float" office:value="43786" calcext:value-type="float">
            <text:p>43,786</text:p>
          </table:table-cell>
          <table:table-cell table:style-name="ce29" office:value-type="float" office:value="8966" calcext:value-type="float">
            <text:p>8,966</text:p>
          </table:table-cell>
          <table:table-cell table:style-name="ce29" office:value-type="float" office:value="8798" calcext:value-type="float">
            <text:p>8,798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8472" calcext:value-type="float">
            <text:p>8,472</text:p>
          </table:table-cell>
          <table:table-cell table:style-name="ce52" office:value-type="float" office:value="8676" calcext:value-type="float">
            <text:p>8,676</text:p>
          </table:table-cell>
          <table:table-cell table:style-name="ce29" office:value-type="float" office:value="37618" calcext:value-type="float">
            <text:p>37,618</text:p>
          </table:table-cell>
          <table:table-cell table:style-name="ce29" office:value-type="float" office:value="7725" calcext:value-type="float">
            <text:p>7,725</text:p>
          </table:table-cell>
          <table:table-cell table:style-name="ce29" office:value-type="float" office:value="7781" calcext:value-type="float">
            <text:p>7,781</text:p>
          </table:table-cell>
          <table:table-cell table:style-name="ce29" office:value-type="float" office:value="7467" calcext:value-type="float">
            <text:p>7,467</text:p>
          </table:table-cell>
          <table:table-cell table:style-name="ce29" office:value-type="float" office:value="7627" calcext:value-type="float">
            <text:p>7,627</text:p>
          </table:table-cell>
          <table:table-cell table:style-name="ce52" office:value-type="float" office:value="7018" calcext:value-type="float">
            <text:p>7,018</text:p>
          </table:table-cell>
          <table:table-cell table:style-name="ce29" office:value-type="float" office:value="31277" calcext:value-type="float">
            <text:p>31,277</text:p>
          </table:table-cell>
          <table:table-cell table:style-name="ce29" office:value-type="float" office:value="6921" calcext:value-type="float">
            <text:p>6,921</text:p>
          </table:table-cell>
          <table:table-cell table:style-name="ce29" office:value-type="float" office:value="6880" calcext:value-type="float">
            <text:p>6,880</text:p>
          </table:table-cell>
          <table:table-cell table:style-name="ce29" office:value-type="float" office:value="6478" calcext:value-type="float">
            <text:p>6,478</text:p>
          </table:table-cell>
          <table:table-cell table:style-name="ce29" office:value-type="float" office:value="5608" calcext:value-type="float">
            <text:p>5,608</text:p>
          </table:table-cell>
          <table:table-cell table:style-name="ce52" office:value-type="float" office:value="5390" calcext:value-type="float">
            <text:p>5,390</text:p>
          </table:table-cell>
          <table:table-cell table:style-name="ce29" office:value-type="float" office:value="20517" calcext:value-type="float">
            <text:p>20,517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365" calcext:value-type="float">
            <text:p>4,365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4094" calcext:value-type="float">
            <text:p>4,094</text:p>
          </table:table-cell>
          <table:table-cell table:style-name="ce52" office:value-type="float" office:value="4174" calcext:value-type="float">
            <text:p>4,174</text:p>
          </table:table-cell>
          <table:table-cell table:style-name="ce29" office:value-type="float" office:value="22176" calcext:value-type="float">
            <text:p>22,176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700" calcext:value-type="float">
            <text:p>4,700</text:p>
          </table:table-cell>
          <table:table-cell table:style-name="ce52" office:value-type="float" office:value="4234" calcext:value-type="float">
            <text:p>4,234</text:p>
          </table:table-cell>
          <table:table-cell table:style-name="ce29" office:value-type="float" office:value="19317" calcext:value-type="float">
            <text:p>19,317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885" calcext:value-type="float">
            <text:p>3,885</text:p>
          </table:table-cell>
          <table:table-cell table:style-name="ce52" office:value-type="float" office:value="3493" calcext:value-type="float">
            <text:p>3,493</text:p>
          </table:table-cell>
          <table:table-cell table:style-name="ce29" office:value-type="float" office:value="15779" calcext:value-type="float">
            <text:p>15,779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2994" calcext:value-type="float">
            <text:p>2,994</text:p>
          </table:table-cell>
          <table:table-cell table:style-name="ce52" office:value-type="float" office:value="2867" calcext:value-type="float">
            <text:p>2,867</text:p>
          </table:table-cell>
          <table:table-cell table:style-name="ce29" office:value-type="float" office:value="9731" calcext:value-type="float">
            <text:p>9,731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560" calcext:value-type="float">
            <text:p>1,560</text:p>
          </table:table-cell>
          <table:table-cell table:style-name="ce52" office:value-type="float" office:value="1421" calcext:value-type="float">
            <text:p>1,421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711" calcext:value-type="float">
            <text:p>711</text:p>
          </table:table-cell>
          <table:table-cell table:style-name="ce52" office:value-type="float" office:value="580" calcext:value-type="float">
            <text:p>580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47" calcext:value-type="float">
            <text:p>247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250" calcext:value-type="float">
            <text:p>292,250</text:p>
          </table:table-cell>
          <table:table-cell table:style-name="ce29" table:formula="of:=SUM([.E27:.I27])" office:value-type="float" office:value="13903" calcext:value-type="float">
            <text:p>13,903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17242" calcext:value-type="float">
            <text:p>17,242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609" calcext:value-type="float">
            <text:p>3,609</text:p>
          </table:table-cell>
          <table:table-cell table:style-name="ce52" office:value-type="float" office:value="3425" calcext:value-type="float">
            <text:p>3,425</text:p>
          </table:table-cell>
          <table:table-cell table:style-name="ce29" office:value-type="float" office:value="19931" calcext:value-type="float">
            <text:p>19,931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4057" calcext:value-type="float">
            <text:p>4,057</text:p>
          </table:table-cell>
          <table:table-cell table:style-name="ce52" office:value-type="float" office:value="4226" calcext:value-type="float">
            <text:p>4,226</text:p>
          </table:table-cell>
          <table:table-cell table:style-name="ce29" office:value-type="float" office:value="21133" calcext:value-type="float">
            <text:p>21,133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4282" calcext:value-type="float">
            <text:p>4,282</text:p>
          </table:table-cell>
          <table:table-cell table:style-name="ce52" office:value-type="float" office:value="4214" calcext:value-type="float">
            <text:p>4,214</text:p>
          </table:table-cell>
          <table:table-cell table:style-name="ce29" office:value-type="float" office:value="21582" calcext:value-type="float">
            <text:p>21,582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4541" calcext:value-type="float">
            <text:p>4,541</text:p>
          </table:table-cell>
          <table:table-cell table:style-name="ce52" office:value-type="float" office:value="4726" calcext:value-type="float">
            <text:p>4,726</text:p>
          </table:table-cell>
          <table:table-cell table:style-name="ce29" office:value-type="float" office:value="25198" calcext:value-type="float">
            <text:p>25,198</text:p>
          </table:table-cell>
          <table:table-cell table:style-name="ce29" office:value-type="float" office:value="5050" calcext:value-type="float">
            <text:p>5,050</text:p>
          </table:table-cell>
          <table:table-cell table:style-name="ce29" office:value-type="float" office:value="5123" calcext:value-type="float">
            <text:p>5,123</text:p>
          </table:table-cell>
          <table:table-cell table:style-name="ce29" office:value-type="float" office:value="5080" calcext:value-type="float">
            <text:p>5,080</text:p>
          </table:table-cell>
          <table:table-cell table:style-name="ce29" office:value-type="float" office:value="4974" calcext:value-type="float">
            <text:p>4,974</text:p>
          </table:table-cell>
          <table:table-cell table:style-name="ce52" office:value-type="float" office:value="4971" calcext:value-type="float">
            <text:p>4,971</text:p>
          </table:table-cell>
          <table:table-cell table:style-name="ce29" office:value-type="float" office:value="22257" calcext:value-type="float">
            <text:p>22,257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224" calcext:value-type="float">
            <text:p>4,224</text:p>
          </table:table-cell>
          <table:table-cell table:style-name="ce52" office:value-type="float" office:value="4282" calcext:value-type="float">
            <text:p>4,282</text:p>
          </table:table-cell>
          <table:table-cell table:style-name="ce29" office:value-type="float" office:value="22289" calcext:value-type="float">
            <text:p>22,289</text:p>
          </table:table-cell>
          <table:table-cell table:style-name="ce29" office:value-type="float" office:value="4290" calcext:value-type="float">
            <text:p>4,290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525" calcext:value-type="float">
            <text:p>4,525</text:p>
          </table:table-cell>
          <table:table-cell table:style-name="ce52" office:value-type="float" office:value="4621" calcext:value-type="float">
            <text:p>4,621</text:p>
          </table:table-cell>
          <table:table-cell table:style-name="ce29" office:value-type="float" office:value="22765" calcext:value-type="float">
            <text:p>22,765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648" calcext:value-type="float">
            <text:p>4,648</text:p>
          </table:table-cell>
          <table:table-cell table:style-name="ce52" office:value-type="float" office:value="4714" calcext:value-type="float">
            <text:p>4,714</text:p>
          </table:table-cell>
          <table:table-cell table:style-name="ce29" office:value-type="float" office:value="23635" calcext:value-type="float">
            <text:p>23,635</text:p>
          </table:table-cell>
          <table:table-cell table:style-name="ce29" office:value-type="float" office:value="4872" calcext:value-type="float">
            <text:p>4,872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2" office:value-type="float" office:value="4635" calcext:value-type="float">
            <text:p>4,635</text:p>
          </table:table-cell>
          <table:table-cell table:style-name="ce29" office:value-type="float" office:value="20014" calcext:value-type="float">
            <text:p>20,014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4199" calcext:value-type="float">
            <text:p>4,199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4040" calcext:value-type="float">
            <text:p>4,040</text:p>
          </table:table-cell>
          <table:table-cell table:style-name="ce52" office:value-type="float" office:value="3681" calcext:value-type="float">
            <text:p>3,681</text:p>
          </table:table-cell>
          <table:table-cell table:style-name="ce29" office:value-type="float" office:value="16088" calcext:value-type="float">
            <text:p>16,088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2907" calcext:value-type="float">
            <text:p>2,907</text:p>
          </table:table-cell>
          <table:table-cell table:style-name="ce52" office:value-type="float" office:value="2755" calcext:value-type="float">
            <text:p>2,755</text:p>
          </table:table-cell>
          <table:table-cell table:style-name="ce29" office:value-type="float" office:value="10494" calcext:value-type="float">
            <text:p>10,494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2116" calcext:value-type="float">
            <text:p>2,116</text:p>
          </table:table-cell>
          <table:table-cell table:style-name="ce52" office:value-type="float" office:value="2134" calcext:value-type="float">
            <text:p>2,134</text:p>
          </table:table-cell>
          <table:table-cell table:style-name="ce29" office:value-type="float" office:value="11228" calcext:value-type="float">
            <text:p>11,228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2383" calcext:value-type="float">
            <text:p>2,383</text:p>
          </table:table-cell>
          <table:table-cell table:style-name="ce52" office:value-type="float" office:value="2142" calcext:value-type="float">
            <text:p>2,142</text:p>
          </table:table-cell>
          <table:table-cell table:style-name="ce29" office:value-type="float" office:value="9538" calcext:value-type="float">
            <text:p>9,538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896" calcext:value-type="float">
            <text:p>1,896</text:p>
          </table:table-cell>
          <table:table-cell table:style-name="ce52" office:value-type="float" office:value="1654" calcext:value-type="float">
            <text:p>1,654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447" calcext:value-type="float">
            <text:p>1,447</text:p>
          </table:table-cell>
          <table:table-cell table:style-name="ce52" office:value-type="float" office:value="1394" calcext:value-type="float">
            <text:p>1,394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672" calcext:value-type="float">
            <text:p>672</text:p>
          </table:table-cell>
          <table:table-cell table:style-name="ce52" office:value-type="float" office:value="661" calcext:value-type="float">
            <text:p>661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21" calcext:value-type="float">
            <text:p>321</text:p>
          </table:table-cell>
          <table:table-cell table:style-name="ce52" office:value-type="float" office:value="237" calcext:value-type="float">
            <text:p>237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664" calcext:value-type="float">
            <text:p>267,664</text:p>
          </table:table-cell>
          <table:table-cell table:style-name="ce37" table:formula="of:=SUM([.E28:.I28])" office:value-type="float" office:value="12349" calcext:value-type="float">
            <text:p>12,349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0" office:value-type="float" office:value="2483" calcext:value-type="float">
            <text:p>2,483</text:p>
          </table:table-cell>
          <table:table-cell table:style-name="ce30" office:value-type="float" office:value="2463" calcext:value-type="float">
            <text:p>2,463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15391" calcext:value-type="float">
            <text:p>15,391</text:p>
          </table:table-cell>
          <table:table-cell table:style-name="ce30" office:value-type="float" office:value="2796" calcext:value-type="float">
            <text:p>2,796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3302" calcext:value-type="float">
            <text:p>3,302</text:p>
          </table:table-cell>
          <table:table-cell table:style-name="ce37" office:value-type="float" office:value="3040" calcext:value-type="float">
            <text:p>3,040</text:p>
          </table:table-cell>
          <table:table-cell table:style-name="ce30" office:value-type="float" office:value="18286" calcext:value-type="float">
            <text:p>18,286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0" office:value-type="float" office:value="3752" calcext:value-type="float">
            <text:p>3,752</text:p>
          </table:table-cell>
          <table:table-cell table:style-name="ce37" office:value-type="float" office:value="3799" calcext:value-type="float">
            <text:p>3,799</text:p>
          </table:table-cell>
          <table:table-cell table:style-name="ce30" office:value-type="float" office:value="19539" calcext:value-type="float">
            <text:p>19,539</text:p>
          </table:table-cell>
          <table:table-cell table:style-name="ce30" office:value-type="float" office:value="3838" calcext:value-type="float">
            <text:p>3,838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0" office:value-type="float" office:value="3918" calcext:value-type="float">
            <text:p>3,918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7" office:value-type="float" office:value="3912" calcext:value-type="float">
            <text:p>3,912</text:p>
          </table:table-cell>
          <table:table-cell table:style-name="ce30" office:value-type="float" office:value="20446" calcext:value-type="float">
            <text:p>20,446</text:p>
          </table:table-cell>
          <table:table-cell table:style-name="ce30" office:value-type="float" office:value="3929" calcext:value-type="float">
            <text:p>3,929</text:p>
          </table:table-cell>
          <table:table-cell table:style-name="ce30" office:value-type="float" office:value="3833" calcext:value-type="float">
            <text:p>3,833</text:p>
          </table:table-cell>
          <table:table-cell table:style-name="ce30" office:value-type="float" office:value="3979" calcext:value-type="float">
            <text:p>3,979</text:p>
          </table:table-cell>
          <table:table-cell table:style-name="ce30" office:value-type="float" office:value="4216" calcext:value-type="float">
            <text:p>4,216</text:p>
          </table:table-cell>
          <table:table-cell table:style-name="ce37" office:value-type="float" office:value="4489" calcext:value-type="float">
            <text:p>4,489</text:p>
          </table:table-cell>
          <table:table-cell table:style-name="ce30" office:value-type="float" office:value="23476" calcext:value-type="float">
            <text:p>23,476</text:p>
          </table:table-cell>
          <table:table-cell table:style-name="ce30" office:value-type="float" office:value="4729" calcext:value-type="float">
            <text:p>4,729</text:p>
          </table:table-cell>
          <table:table-cell table:style-name="ce30" office:value-type="float" office:value="4836" calcext:value-type="float">
            <text:p>4,836</text:p>
          </table:table-cell>
          <table:table-cell table:style-name="ce30" office:value-type="float" office:value="4686" calcext:value-type="float">
            <text:p>4,686</text:p>
          </table:table-cell>
          <table:table-cell table:style-name="ce30" office:value-type="float" office:value="4715" calcext:value-type="float">
            <text:p>4,715</text:p>
          </table:table-cell>
          <table:table-cell table:style-name="ce37" office:value-type="float" office:value="4510" calcext:value-type="float">
            <text:p>4,510</text:p>
          </table:table-cell>
          <table:table-cell table:style-name="ce30" office:value-type="float" office:value="19630" calcext:value-type="float">
            <text:p>19,630</text:p>
          </table:table-cell>
          <table:table-cell table:style-name="ce30" office:value-type="float" office:value="4205" calcext:value-type="float">
            <text:p>4,205</text:p>
          </table:table-cell>
          <table:table-cell table:style-name="ce30" office:value-type="float" office:value="4220" calcext:value-type="float">
            <text:p>4,220</text:p>
          </table:table-cell>
          <table:table-cell table:style-name="ce30" office:value-type="float" office:value="3969" calcext:value-type="float">
            <text:p>3,969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7" office:value-type="float" office:value="3584" calcext:value-type="float">
            <text:p>3,584</text:p>
          </table:table-cell>
          <table:table-cell table:style-name="ce30" office:value-type="float" office:value="18893" calcext:value-type="float">
            <text:p>18,893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0" office:value-type="float" office:value="3679" calcext:value-type="float">
            <text:p>3,679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3865" calcext:value-type="float">
            <text:p>3,865</text:p>
          </table:table-cell>
          <table:table-cell table:style-name="ce37" office:value-type="float" office:value="3858" calcext:value-type="float">
            <text:p>3,858</text:p>
          </table:table-cell>
          <table:table-cell table:style-name="ce30" office:value-type="float" office:value="19089" calcext:value-type="float">
            <text:p>19,089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813" calcext:value-type="float">
            <text:p>3,813</text:p>
          </table:table-cell>
          <table:table-cell table:style-name="ce30" office:value-type="float" office:value="3930" calcext:value-type="float">
            <text:p>3,930</text:p>
          </table:table-cell>
          <table:table-cell table:style-name="ce37" office:value-type="float" office:value="4027" calcext:value-type="float">
            <text:p>4,027</text:p>
          </table:table-cell>
          <table:table-cell table:style-name="ce30" office:value-type="float" office:value="20151" calcext:value-type="float">
            <text:p>20,151</text:p>
          </table:table-cell>
          <table:table-cell table:style-name="ce30" office:value-type="float" office:value="4094" calcext:value-type="float">
            <text:p>4,094</text:p>
          </table:table-cell>
          <table:table-cell table:style-name="ce30" office:value-type="float" office:value="4083" calcext:value-type="float">
            <text:p>4,083</text:p>
          </table:table-cell>
          <table:table-cell table:style-name="ce30" office:value-type="float" office:value="4032" calcext:value-type="float">
            <text:p>4,032</text:p>
          </table:table-cell>
          <table:table-cell table:style-name="ce30" office:value-type="float" office:value="3901" calcext:value-type="float">
            <text:p>3,901</text:p>
          </table:table-cell>
          <table:table-cell table:style-name="ce37" office:value-type="float" office:value="4041" calcext:value-type="float">
            <text:p>4,041</text:p>
          </table:table-cell>
          <table:table-cell table:style-name="ce30" office:value-type="float" office:value="17604" calcext:value-type="float">
            <text:p>17,604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7" office:value-type="float" office:value="3337" calcext:value-type="float">
            <text:p>3,337</text:p>
          </table:table-cell>
          <table:table-cell table:style-name="ce30" office:value-type="float" office:value="15189" calcext:value-type="float">
            <text:p>15,189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0" office:value-type="float" office:value="3376" calcext:value-type="float">
            <text:p>3,376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2701" calcext:value-type="float">
            <text:p>2,701</text:p>
          </table:table-cell>
          <table:table-cell table:style-name="ce37" office:value-type="float" office:value="2635" calcext:value-type="float">
            <text:p>2,635</text:p>
          </table:table-cell>
          <table:table-cell table:style-name="ce30" office:value-type="float" office:value="10023" calcext:value-type="float">
            <text:p>10,023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1636" calcext:value-type="float">
            <text:p>1,636</text:p>
          </table:table-cell>
          <table:table-cell table:style-name="ce30" office:value-type="float" office:value="1978" calcext:value-type="float">
            <text:p>1,978</text:p>
          </table:table-cell>
          <table:table-cell table:style-name="ce37" office:value-type="float" office:value="2040" calcext:value-type="float">
            <text:p>2,040</text:p>
          </table:table-cell>
          <table:table-cell table:style-name="ce30" office:value-type="float" office:value="10948" calcext:value-type="float">
            <text:p>10,948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2220" calcext:value-type="float">
            <text:p>2,220</text:p>
          </table:table-cell>
          <table:table-cell table:style-name="ce30" office:value-type="float" office:value="2204" calcext:value-type="float">
            <text:p>2,204</text:p>
          </table:table-cell>
          <table:table-cell table:style-name="ce30" office:value-type="float" office:value="2317" calcext:value-type="float">
            <text:p>2,317</text:p>
          </table:table-cell>
          <table:table-cell table:style-name="ce37" office:value-type="float" office:value="2092" calcext:value-type="float">
            <text:p>2,092</text:p>
          </table:table-cell>
          <table:table-cell table:style-name="ce30" office:value-type="float" office:value="9779" calcext:value-type="float">
            <text:p>9,779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2076" calcext:value-type="float">
            <text:p>2,076</text:p>
          </table:table-cell>
          <table:table-cell table:style-name="ce30" office:value-type="float" office:value="1786" calcext:value-type="float">
            <text:p>1,786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7" office:value-type="float" office:value="1839" calcext:value-type="float">
            <text:p>1,839</text:p>
          </table:table-cell>
          <table:table-cell table:style-name="ce30" office:value-type="float" office:value="8066" calcext:value-type="float">
            <text:p>8,066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7" office:value-type="float" office:value="1473" calcext:value-type="float">
            <text:p>1,473</text:p>
          </table:table-cell>
          <table:table-cell table:style-name="ce30" office:value-type="float" office:value="5147" calcext:value-type="float">
            <text:p>5,147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204" calcext:value-type="float">
            <text:p>1,204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888" calcext:value-type="float">
            <text:p>888</text:p>
          </table:table-cell>
          <table:table-cell table:style-name="ce37" office:value-type="float" office:value="760" calcext:value-type="float">
            <text:p>760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507" calcext:value-type="float">
            <text:p>507</text:p>
          </table:table-cell>
          <table:table-cell table:style-name="ce30" office:value-type="float" office:value="390" calcext:value-type="float">
            <text:p>390</text:p>
          </table:table-cell>
          <table:table-cell table:style-name="ce37" office:value-type="float" office:value="343" calcext:value-type="float">
            <text:p>343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48" calcext:value-type="float">
            <text:p>148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4266" calcext:value-type="float">
            <text:p>1,554,266</text:p>
          </table:table-cell>
          <table:table-cell table:style-name="ce29" table:formula="of:=SUM([.E29:.I29])" office:value-type="float" office:value="76504" calcext:value-type="float">
            <text:p>76,504</text:p>
          </table:table-cell>
          <table:table-cell table:style-name="ce29" office:value-type="float" office:value="14268" calcext:value-type="float">
            <text:p>14,268</text:p>
          </table:table-cell>
          <table:table-cell table:style-name="ce29" office:value-type="float" office:value="15041" calcext:value-type="float">
            <text:p>15,041</text:p>
          </table:table-cell>
          <table:table-cell table:style-name="ce29" office:value-type="float" office:value="15173" calcext:value-type="float">
            <text:p>15,173</text:p>
          </table:table-cell>
          <table:table-cell table:style-name="ce29" office:value-type="float" office:value="15755" calcext:value-type="float">
            <text:p>15,755</text:p>
          </table:table-cell>
          <table:table-cell table:style-name="ce29" office:value-type="float" office:value="16267" calcext:value-type="float">
            <text:p>16,267</text:p>
          </table:table-cell>
          <table:table-cell table:style-name="ce29" office:value-type="float" office:value="98041" calcext:value-type="float">
            <text:p>98,041</text:p>
          </table:table-cell>
          <table:table-cell table:style-name="ce29" office:value-type="float" office:value="17432" calcext:value-type="float">
            <text:p>17,432</text:p>
          </table:table-cell>
          <table:table-cell table:style-name="ce29" office:value-type="float" office:value="18206" calcext:value-type="float">
            <text:p>18,206</text:p>
          </table:table-cell>
          <table:table-cell table:style-name="ce29" office:value-type="float" office:value="21035" calcext:value-type="float">
            <text:p>21,035</text:p>
          </table:table-cell>
          <table:table-cell table:style-name="ce29" office:value-type="float" office:value="21016" calcext:value-type="float">
            <text:p>21,016</text:p>
          </table:table-cell>
          <table:table-cell table:style-name="ce52" office:value-type="float" office:value="20352" calcext:value-type="float">
            <text:p>20,352</text:p>
          </table:table-cell>
          <table:table-cell table:style-name="ce29" office:value-type="float" office:value="116726" calcext:value-type="float">
            <text:p>116,726</text:p>
          </table:table-cell>
          <table:table-cell table:style-name="ce29" office:value-type="float" office:value="21727" calcext:value-type="float">
            <text:p>21,727</text:p>
          </table:table-cell>
          <table:table-cell table:style-name="ce29" office:value-type="float" office:value="23775" calcext:value-type="float">
            <text:p>23,775</text:p>
          </table:table-cell>
          <table:table-cell table:style-name="ce29" office:value-type="float" office:value="23619" calcext:value-type="float">
            <text:p>23,619</text:p>
          </table:table-cell>
          <table:table-cell table:style-name="ce29" office:value-type="float" office:value="23649" calcext:value-type="float">
            <text:p>23,649</text:p>
          </table:table-cell>
          <table:table-cell table:style-name="ce52" office:value-type="float" office:value="23956" calcext:value-type="float">
            <text:p>23,956</text:p>
          </table:table-cell>
          <table:table-cell table:style-name="ce29" office:value-type="float" office:value="121068" calcext:value-type="float">
            <text:p>121,068</text:p>
          </table:table-cell>
          <table:table-cell table:style-name="ce29" office:value-type="float" office:value="24181" calcext:value-type="float">
            <text:p>24,181</text:p>
          </table:table-cell>
          <table:table-cell table:style-name="ce29" office:value-type="float" office:value="24104" calcext:value-type="float">
            <text:p>24,104</text:p>
          </table:table-cell>
          <table:table-cell table:style-name="ce29" office:value-type="float" office:value="24105" calcext:value-type="float">
            <text:p>24,105</text:p>
          </table:table-cell>
          <table:table-cell table:style-name="ce29" office:value-type="float" office:value="24489" calcext:value-type="float">
            <text:p>24,489</text:p>
          </table:table-cell>
          <table:table-cell table:style-name="ce52" office:value-type="float" office:value="24189" calcext:value-type="float">
            <text:p>24,189</text:p>
          </table:table-cell>
          <table:table-cell table:style-name="ce29" office:value-type="float" office:value="124904" calcext:value-type="float">
            <text:p>124,904</text:p>
          </table:table-cell>
          <table:table-cell table:style-name="ce29" office:value-type="float" office:value="23929" calcext:value-type="float">
            <text:p>23,929</text:p>
          </table:table-cell>
          <table:table-cell table:style-name="ce29" office:value-type="float" office:value="23016" calcext:value-type="float">
            <text:p>23,016</text:p>
          </table:table-cell>
          <table:table-cell table:style-name="ce29" office:value-type="float" office:value="23958" calcext:value-type="float">
            <text:p>23,958</text:p>
          </table:table-cell>
          <table:table-cell table:style-name="ce29" office:value-type="float" office:value="27040" calcext:value-type="float">
            <text:p>27,040</text:p>
          </table:table-cell>
          <table:table-cell table:style-name="ce52" office:value-type="float" office:value="26961" calcext:value-type="float">
            <text:p>26,961</text:p>
          </table:table-cell>
          <table:table-cell table:style-name="ce29" office:value-type="float" office:value="148289" calcext:value-type="float">
            <text:p>148,289</text:p>
          </table:table-cell>
          <table:table-cell table:style-name="ce29" office:value-type="float" office:value="28835" calcext:value-type="float">
            <text:p>28,835</text:p>
          </table:table-cell>
          <table:table-cell table:style-name="ce29" office:value-type="float" office:value="29857" calcext:value-type="float">
            <text:p>29,857</text:p>
          </table:table-cell>
          <table:table-cell table:style-name="ce29" office:value-type="float" office:value="30022" calcext:value-type="float">
            <text:p>30,022</text:p>
          </table:table-cell>
          <table:table-cell table:style-name="ce29" office:value-type="float" office:value="30187" calcext:value-type="float">
            <text:p>30,187</text:p>
          </table:table-cell>
          <table:table-cell table:style-name="ce52" office:value-type="float" office:value="29388" calcext:value-type="float">
            <text:p>29,388</text:p>
          </table:table-cell>
          <table:table-cell table:style-name="ce29" office:value-type="float" office:value="129761" calcext:value-type="float">
            <text:p>129,761</text:p>
          </table:table-cell>
          <table:table-cell table:style-name="ce29" office:value-type="float" office:value="28139" calcext:value-type="float">
            <text:p>28,139</text:p>
          </table:table-cell>
          <table:table-cell table:style-name="ce29" office:value-type="float" office:value="28416" calcext:value-type="float">
            <text:p>28,416</text:p>
          </table:table-cell>
          <table:table-cell table:style-name="ce29" office:value-type="float" office:value="26232" calcext:value-type="float">
            <text:p>26,232</text:p>
          </table:table-cell>
          <table:table-cell table:style-name="ce29" office:value-type="float" office:value="24040" calcext:value-type="float">
            <text:p>24,040</text:p>
          </table:table-cell>
          <table:table-cell table:style-name="ce52" office:value-type="float" office:value="22934" calcext:value-type="float">
            <text:p>22,934</text:p>
          </table:table-cell>
          <table:table-cell table:style-name="ce29" office:value-type="float" office:value="117936" calcext:value-type="float">
            <text:p>117,936</text:p>
          </table:table-cell>
          <table:table-cell table:style-name="ce29" office:value-type="float" office:value="23374" calcext:value-type="float">
            <text:p>23,374</text:p>
          </table:table-cell>
          <table:table-cell table:style-name="ce29" office:value-type="float" office:value="22916" calcext:value-type="float">
            <text:p>22,916</text:p>
          </table:table-cell>
          <table:table-cell table:style-name="ce29" office:value-type="float" office:value="23662" calcext:value-type="float">
            <text:p>23,662</text:p>
          </table:table-cell>
          <table:table-cell table:style-name="ce29" office:value-type="float" office:value="23923" calcext:value-type="float">
            <text:p>23,923</text:p>
          </table:table-cell>
          <table:table-cell table:style-name="ce52" office:value-type="float" office:value="24061" calcext:value-type="float">
            <text:p>24,061</text:p>
          </table:table-cell>
          <table:table-cell table:style-name="ce29" office:value-type="float" office:value="122795" calcext:value-type="float">
            <text:p>122,795</text:p>
          </table:table-cell>
          <table:table-cell table:style-name="ce29" office:value-type="float" office:value="24149" calcext:value-type="float">
            <text:p>24,149</text:p>
          </table:table-cell>
          <table:table-cell table:style-name="ce29" office:value-type="float" office:value="23756" calcext:value-type="float">
            <text:p>23,756</text:p>
          </table:table-cell>
          <table:table-cell table:style-name="ce29" office:value-type="float" office:value="24746" calcext:value-type="float">
            <text:p>24,746</text:p>
          </table:table-cell>
          <table:table-cell table:style-name="ce29" office:value-type="float" office:value="24939" calcext:value-type="float">
            <text:p>24,939</text:p>
          </table:table-cell>
          <table:table-cell table:style-name="ce52" office:value-type="float" office:value="25205" calcext:value-type="float">
            <text:p>25,205</text:p>
          </table:table-cell>
          <table:table-cell table:style-name="ce29" office:value-type="float" office:value="122812" calcext:value-type="float">
            <text:p>122,812</text:p>
          </table:table-cell>
          <table:table-cell table:style-name="ce29" office:value-type="float" office:value="25300" calcext:value-type="float">
            <text:p>25,300</text:p>
          </table:table-cell>
          <table:table-cell table:style-name="ce29" office:value-type="float" office:value="24875" calcext:value-type="float">
            <text:p>24,875</text:p>
          </table:table-cell>
          <table:table-cell table:style-name="ce29" office:value-type="float" office:value="24534" calcext:value-type="float">
            <text:p>24,534</text:p>
          </table:table-cell>
          <table:table-cell table:style-name="ce29" office:value-type="float" office:value="23995" calcext:value-type="float">
            <text:p>23,995</text:p>
          </table:table-cell>
          <table:table-cell table:style-name="ce52" office:value-type="float" office:value="24108" calcext:value-type="float">
            <text:p>24,108</text:p>
          </table:table-cell>
          <table:table-cell table:style-name="ce29" office:value-type="float" office:value="108480" calcext:value-type="float">
            <text:p>108,480</text:p>
          </table:table-cell>
          <table:table-cell table:style-name="ce29" office:value-type="float" office:value="22219" calcext:value-type="float">
            <text:p>22,219</text:p>
          </table:table-cell>
          <table:table-cell table:style-name="ce29" office:value-type="float" office:value="22016" calcext:value-type="float">
            <text:p>22,016</text:p>
          </table:table-cell>
          <table:table-cell table:style-name="ce29" office:value-type="float" office:value="21942" calcext:value-type="float">
            <text:p>21,942</text:p>
          </table:table-cell>
          <table:table-cell table:style-name="ce29" office:value-type="float" office:value="21797" calcext:value-type="float">
            <text:p>21,797</text:p>
          </table:table-cell>
          <table:table-cell table:style-name="ce52" office:value-type="float" office:value="20506" calcext:value-type="float">
            <text:p>20,506</text:p>
          </table:table-cell>
          <table:table-cell table:style-name="ce29" office:value-type="float" office:value="84791" calcext:value-type="float">
            <text:p>84,791</text:p>
          </table:table-cell>
          <table:table-cell table:style-name="ce29" office:value-type="float" office:value="19081" calcext:value-type="float">
            <text:p>19,081</text:p>
          </table:table-cell>
          <table:table-cell table:style-name="ce29" office:value-type="float" office:value="18881" calcext:value-type="float">
            <text:p>18,881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14920" calcext:value-type="float">
            <text:p>14,920</text:p>
          </table:table-cell>
          <table:table-cell table:style-name="ce52" office:value-type="float" office:value="13906" calcext:value-type="float">
            <text:p>13,906</text:p>
          </table:table-cell>
          <table:table-cell table:style-name="ce29" office:value-type="float" office:value="48716" calcext:value-type="float">
            <text:p>48,716</text:p>
          </table:table-cell>
          <table:table-cell table:style-name="ce29" office:value-type="float" office:value="11685" calcext:value-type="float">
            <text:p>11,685</text:p>
          </table:table-cell>
          <table:table-cell table:style-name="ce29" office:value-type="float" office:value="10332" calcext:value-type="float">
            <text:p>10,332</text:p>
          </table:table-cell>
          <table:table-cell table:style-name="ce29" office:value-type="float" office:value="8315" calcext:value-type="float">
            <text:p>8,315</text:p>
          </table:table-cell>
          <table:table-cell table:style-name="ce29" office:value-type="float" office:value="9072" calcext:value-type="float">
            <text:p>9,072</text:p>
          </table:table-cell>
          <table:table-cell table:style-name="ce52" office:value-type="float" office:value="9312" calcext:value-type="float">
            <text:p>9,312</text:p>
          </table:table-cell>
          <table:table-cell table:style-name="ce29" office:value-type="float" office:value="44363" calcext:value-type="float">
            <text:p>44,363</text:p>
          </table:table-cell>
          <table:table-cell table:style-name="ce29" office:value-type="float" office:value="9307" calcext:value-type="float">
            <text:p>9,307</text:p>
          </table:table-cell>
          <table:table-cell table:style-name="ce29" office:value-type="float" office:value="9131" calcext:value-type="float">
            <text:p>9,131</text:p>
          </table:table-cell>
          <table:table-cell table:style-name="ce29" office:value-type="float" office:value="8734" calcext:value-type="float">
            <text:p>8,734</text:p>
          </table:table-cell>
          <table:table-cell table:style-name="ce29" office:value-type="float" office:value="8901" calcext:value-type="float">
            <text:p>8,901</text:p>
          </table:table-cell>
          <table:table-cell table:style-name="ce52" office:value-type="float" office:value="8290" calcext:value-type="float">
            <text:p>8,290</text:p>
          </table:table-cell>
          <table:table-cell table:style-name="ce29" office:value-type="float" office:value="34430" calcext:value-type="float">
            <text:p>34,430</text:p>
          </table:table-cell>
          <table:table-cell table:style-name="ce29" office:value-type="float" office:value="7452" calcext:value-type="float">
            <text:p>7,452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6694" calcext:value-type="float">
            <text:p>6,694</text:p>
          </table:table-cell>
          <table:table-cell table:style-name="ce29" office:value-type="float" office:value="6628" calcext:value-type="float">
            <text:p>6,628</text:p>
          </table:table-cell>
          <table:table-cell table:style-name="ce52" office:value-type="float" office:value="6165" calcext:value-type="float">
            <text:p>6,165</text:p>
          </table:table-cell>
          <table:table-cell table:style-name="ce29" office:value-type="float" office:value="28069" calcext:value-type="float">
            <text:p>28,069</text:p>
          </table:table-cell>
          <table:table-cell table:style-name="ce29" office:value-type="float" office:value="6052" calcext:value-type="float">
            <text:p>6,052</text:p>
          </table:table-cell>
          <table:table-cell table:style-name="ce29" office:value-type="float" office:value="5897" calcext:value-type="float">
            <text:p>5,897</text:p>
          </table:table-cell>
          <table:table-cell table:style-name="ce29" office:value-type="float" office:value="5694" calcext:value-type="float">
            <text:p>5,694</text:p>
          </table:table-cell>
          <table:table-cell table:style-name="ce29" office:value-type="float" office:value="5353" calcext:value-type="float">
            <text:p>5,353</text:p>
          </table:table-cell>
          <table:table-cell table:style-name="ce52" office:value-type="float" office:value="5073" calcext:value-type="float">
            <text:p>5,073</text:p>
          </table:table-cell>
          <table:table-cell table:style-name="ce29" office:value-type="float" office:value="17205" calcext:value-type="float">
            <text:p>17,205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2776" calcext:value-type="float">
            <text:p>2,776</text:p>
          </table:table-cell>
          <table:table-cell table:style-name="ce52" office:value-type="float" office:value="2355" calcext:value-type="float">
            <text:p>2,355</text:p>
          </table:table-cell>
          <table:table-cell table:style-name="ce29" office:value-type="float" office:value="6878" calcext:value-type="float">
            <text:p>6,878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014" calcext:value-type="float">
            <text:p>1,014</text:p>
          </table:table-cell>
          <table:table-cell table:style-name="ce52" office:value-type="float" office:value="804" calcext:value-type="float">
            <text:p>804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12" calcext:value-type="float">
            <text:p>312</text:p>
          </table:table-cell>
          <table:table-cell table:style-name="ce52" office:value-type="float" office:value="225" calcext:value-type="float">
            <text:p>225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0331" calcext:value-type="float">
            <text:p>790,331</text:p>
          </table:table-cell>
          <table:table-cell table:style-name="ce29" table:formula="of:=SUM([.E30:.I30])" office:value-type="float" office:value="39598" calcext:value-type="float">
            <text:p>39,598</text:p>
          </table:table-cell>
          <table:table-cell table:style-name="ce42" office:value-type="float" office:value="7230" calcext:value-type="float">
            <text:p>7,230</text:p>
          </table:table-cell>
          <table:table-cell table:style-name="ce42" office:value-type="float" office:value="7810" calcext:value-type="float">
            <text:p>7,810</text:p>
          </table:table-cell>
          <table:table-cell table:style-name="ce42" office:value-type="float" office:value="7938" calcext:value-type="float">
            <text:p>7,938</text:p>
          </table:table-cell>
          <table:table-cell table:style-name="ce42" office:value-type="float" office:value="8176" calcext:value-type="float">
            <text:p>8,176</text:p>
          </table:table-cell>
          <table:table-cell table:style-name="ce42" office:value-type="float" office:value="8444" calcext:value-type="float">
            <text:p>8,444</text:p>
          </table:table-cell>
          <table:table-cell table:style-name="ce42" office:value-type="float" office:value="51005" calcext:value-type="float">
            <text:p>51,005</text:p>
          </table:table-cell>
          <table:table-cell table:style-name="ce42" office:value-type="float" office:value="9113" calcext:value-type="float">
            <text:p>9,113</text:p>
          </table:table-cell>
          <table:table-cell table:style-name="ce42" office:value-type="float" office:value="9395" calcext:value-type="float">
            <text:p>9,395</text:p>
          </table:table-cell>
          <table:table-cell table:style-name="ce42" office:value-type="float" office:value="10880" calcext:value-type="float">
            <text:p>10,880</text:p>
          </table:table-cell>
          <table:table-cell table:style-name="ce42" office:value-type="float" office:value="10997" calcext:value-type="float">
            <text:p>10,997</text:p>
          </table:table-cell>
          <table:table-cell table:style-name="ce53" office:value-type="float" office:value="10620" calcext:value-type="float">
            <text:p>10,620</text:p>
          </table:table-cell>
          <table:table-cell table:style-name="ce42" office:value-type="float" office:value="60647" calcext:value-type="float">
            <text:p>60,647</text:p>
          </table:table-cell>
          <table:table-cell table:style-name="ce42" office:value-type="float" office:value="11229" calcext:value-type="float">
            <text:p>11,229</text:p>
          </table:table-cell>
          <table:table-cell table:style-name="ce42" office:value-type="float" office:value="12479" calcext:value-type="float">
            <text:p>12,479</text:p>
          </table:table-cell>
          <table:table-cell table:style-name="ce42" office:value-type="float" office:value="12234" calcext:value-type="float">
            <text:p>12,234</text:p>
          </table:table-cell>
          <table:table-cell table:style-name="ce42" office:value-type="float" office:value="12231" calcext:value-type="float">
            <text:p>12,231</text:p>
          </table:table-cell>
          <table:table-cell table:style-name="ce53" office:value-type="float" office:value="12474" calcext:value-type="float">
            <text:p>12,474</text:p>
          </table:table-cell>
          <table:table-cell table:style-name="ce42" office:value-type="float" office:value="63149" calcext:value-type="float">
            <text:p>63,149</text:p>
          </table:table-cell>
          <table:table-cell table:style-name="ce42" office:value-type="float" office:value="12546" calcext:value-type="float">
            <text:p>12,546</text:p>
          </table:table-cell>
          <table:table-cell table:style-name="ce42" office:value-type="float" office:value="12686" calcext:value-type="float">
            <text:p>12,686</text:p>
          </table:table-cell>
          <table:table-cell table:style-name="ce42" office:value-type="float" office:value="12590" calcext:value-type="float">
            <text:p>12,590</text:p>
          </table:table-cell>
          <table:table-cell table:style-name="ce42" office:value-type="float" office:value="12672" calcext:value-type="float">
            <text:p>12,672</text:p>
          </table:table-cell>
          <table:table-cell table:style-name="ce53" office:value-type="float" office:value="12655" calcext:value-type="float">
            <text:p>12,655</text:p>
          </table:table-cell>
          <table:table-cell table:style-name="ce42" office:value-type="float" office:value="64390" calcext:value-type="float">
            <text:p>64,390</text:p>
          </table:table-cell>
          <table:table-cell table:style-name="ce42" office:value-type="float" office:value="12414" calcext:value-type="float">
            <text:p>12,414</text:p>
          </table:table-cell>
          <table:table-cell table:style-name="ce42" office:value-type="float" office:value="11877" calcext:value-type="float">
            <text:p>11,877</text:p>
          </table:table-cell>
          <table:table-cell table:style-name="ce42" office:value-type="float" office:value="12345" calcext:value-type="float">
            <text:p>12,345</text:p>
          </table:table-cell>
          <table:table-cell table:style-name="ce42" office:value-type="float" office:value="13899" calcext:value-type="float">
            <text:p>13,899</text:p>
          </table:table-cell>
          <table:table-cell table:style-name="ce53" office:value-type="float" office:value="13855" calcext:value-type="float">
            <text:p>13,855</text:p>
          </table:table-cell>
          <table:table-cell table:style-name="ce42" office:value-type="float" office:value="75769" calcext:value-type="float">
            <text:p>75,769</text:p>
          </table:table-cell>
          <table:table-cell table:style-name="ce42" office:value-type="float" office:value="14620" calcext:value-type="float">
            <text:p>14,620</text:p>
          </table:table-cell>
          <table:table-cell table:style-name="ce42" office:value-type="float" office:value="15208" calcext:value-type="float">
            <text:p>15,208</text:p>
          </table:table-cell>
          <table:table-cell table:style-name="ce42" office:value-type="float" office:value="15481" calcext:value-type="float">
            <text:p>15,481</text:p>
          </table:table-cell>
          <table:table-cell table:style-name="ce42" office:value-type="float" office:value="15354" calcext:value-type="float">
            <text:p>15,354</text:p>
          </table:table-cell>
          <table:table-cell table:style-name="ce53" office:value-type="float" office:value="15106" calcext:value-type="float">
            <text:p>15,106</text:p>
          </table:table-cell>
          <table:table-cell table:style-name="ce42" office:value-type="float" office:value="66378" calcext:value-type="float">
            <text:p>66,378</text:p>
          </table:table-cell>
          <table:table-cell table:style-name="ce42" office:value-type="float" office:value="14495" calcext:value-type="float">
            <text:p>14,495</text:p>
          </table:table-cell>
          <table:table-cell table:style-name="ce42" office:value-type="float" office:value="14506" calcext:value-type="float">
            <text:p>14,506</text:p>
          </table:table-cell>
          <table:table-cell table:style-name="ce42" office:value-type="float" office:value="13492" calcext:value-type="float">
            <text:p>13,492</text:p>
          </table:table-cell>
          <table:table-cell table:style-name="ce42" office:value-type="float" office:value="12240" calcext:value-type="float">
            <text:p>12,240</text:p>
          </table:table-cell>
          <table:table-cell table:style-name="ce53" office:value-type="float" office:value="11645" calcext:value-type="float">
            <text:p>11,645</text:p>
          </table:table-cell>
          <table:table-cell table:style-name="ce42" office:value-type="float" office:value="59866" calcext:value-type="float">
            <text:p>59,866</text:p>
          </table:table-cell>
          <table:table-cell table:style-name="ce42" office:value-type="float" office:value="11839" calcext:value-type="float">
            <text:p>11,839</text:p>
          </table:table-cell>
          <table:table-cell table:style-name="ce42" office:value-type="float" office:value="11555" calcext:value-type="float">
            <text:p>11,555</text:p>
          </table:table-cell>
          <table:table-cell table:style-name="ce42" office:value-type="float" office:value="12116" calcext:value-type="float">
            <text:p>12,116</text:p>
          </table:table-cell>
          <table:table-cell table:style-name="ce42" office:value-type="float" office:value="12133" calcext:value-type="float">
            <text:p>12,133</text:p>
          </table:table-cell>
          <table:table-cell table:style-name="ce53" office:value-type="float" office:value="12223" calcext:value-type="float">
            <text:p>12,223</text:p>
          </table:table-cell>
          <table:table-cell table:style-name="ce42" office:value-type="float" office:value="61601" calcext:value-type="float">
            <text:p>61,601</text:p>
          </table:table-cell>
          <table:table-cell table:style-name="ce42" office:value-type="float" office:value="12189" calcext:value-type="float">
            <text:p>12,189</text:p>
          </table:table-cell>
          <table:table-cell table:style-name="ce42" office:value-type="float" office:value="11908" calcext:value-type="float">
            <text:p>11,908</text:p>
          </table:table-cell>
          <table:table-cell table:style-name="ce42" office:value-type="float" office:value="12512" calcext:value-type="float">
            <text:p>12,512</text:p>
          </table:table-cell>
          <table:table-cell table:style-name="ce42" office:value-type="float" office:value="12373" calcext:value-type="float">
            <text:p>12,373</text:p>
          </table:table-cell>
          <table:table-cell table:style-name="ce53" office:value-type="float" office:value="12619" calcext:value-type="float">
            <text:p>12,619</text:p>
          </table:table-cell>
          <table:table-cell table:style-name="ce42" office:value-type="float" office:value="61275" calcext:value-type="float">
            <text:p>61,275</text:p>
          </table:table-cell>
          <table:table-cell table:style-name="ce42" office:value-type="float" office:value="12563" calcext:value-type="float">
            <text:p>12,563</text:p>
          </table:table-cell>
          <table:table-cell table:style-name="ce42" office:value-type="float" office:value="12390" calcext:value-type="float">
            <text:p>12,390</text:p>
          </table:table-cell>
          <table:table-cell table:style-name="ce42" office:value-type="float" office:value="12362" calcext:value-type="float">
            <text:p>12,362</text:p>
          </table:table-cell>
          <table:table-cell table:style-name="ce42" office:value-type="float" office:value="12031" calcext:value-type="float">
            <text:p>12,031</text:p>
          </table:table-cell>
          <table:table-cell table:style-name="ce53" office:value-type="float" office:value="11929" calcext:value-type="float">
            <text:p>11,929</text:p>
          </table:table-cell>
          <table:table-cell table:style-name="ce42" office:value-type="float" office:value="54186" calcext:value-type="float">
            <text:p>54,186</text:p>
          </table:table-cell>
          <table:table-cell table:style-name="ce42" office:value-type="float" office:value="11150" calcext:value-type="float">
            <text:p>11,150</text:p>
          </table:table-cell>
          <table:table-cell table:style-name="ce42" office:value-type="float" office:value="11042" calcext:value-type="float">
            <text:p>11,042</text:p>
          </table:table-cell>
          <table:table-cell table:style-name="ce42" office:value-type="float" office:value="10984" calcext:value-type="float">
            <text:p>10,984</text:p>
          </table:table-cell>
          <table:table-cell table:style-name="ce42" office:value-type="float" office:value="10808" calcext:value-type="float">
            <text:p>10,808</text:p>
          </table:table-cell>
          <table:table-cell table:style-name="ce53" office:value-type="float" office:value="10202" calcext:value-type="float">
            <text:p>10,202</text:p>
          </table:table-cell>
          <table:table-cell table:style-name="ce42" office:value-type="float" office:value="42373" calcext:value-type="float">
            <text:p>42,373</text:p>
          </table:table-cell>
          <table:table-cell table:style-name="ce42" office:value-type="float" office:value="9463" calcext:value-type="float">
            <text:p>9,463</text:p>
          </table:table-cell>
          <table:table-cell table:style-name="ce42" office:value-type="float" office:value="9544" calcext:value-type="float">
            <text:p>9,544</text:p>
          </table:table-cell>
          <table:table-cell table:style-name="ce42" office:value-type="float" office:value="8911" calcext:value-type="float">
            <text:p>8,911</text:p>
          </table:table-cell>
          <table:table-cell table:style-name="ce42" office:value-type="float" office:value="7508" calcext:value-type="float">
            <text:p>7,508</text:p>
          </table:table-cell>
          <table:table-cell table:style-name="ce53" office:value-type="float" office:value="6947" calcext:value-type="float">
            <text:p>6,947</text:p>
          </table:table-cell>
          <table:table-cell table:style-name="ce42" office:value-type="float" office:value="24092" calcext:value-type="float">
            <text:p>24,092</text:p>
          </table:table-cell>
          <table:table-cell table:style-name="ce42" office:value-type="float" office:value="5920" calcext:value-type="float">
            <text:p>5,920</text:p>
          </table:table-cell>
          <table:table-cell table:style-name="ce42" office:value-type="float" office:value="5074" calcext:value-type="float">
            <text:p>5,074</text:p>
          </table:table-cell>
          <table:table-cell table:style-name="ce42" office:value-type="float" office:value="4103" calcext:value-type="float">
            <text:p>4,103</text:p>
          </table:table-cell>
          <table:table-cell table:style-name="ce42" office:value-type="float" office:value="4458" calcext:value-type="float">
            <text:p>4,458</text:p>
          </table:table-cell>
          <table:table-cell table:style-name="ce53" office:value-type="float" office:value="4537" calcext:value-type="float">
            <text:p>4,537</text:p>
          </table:table-cell>
          <table:table-cell table:style-name="ce42" office:value-type="float" office:value="21535" calcext:value-type="float">
            <text:p>21,535</text:p>
          </table:table-cell>
          <table:table-cell table:style-name="ce42" office:value-type="float" office:value="4550" calcext:value-type="float">
            <text:p>4,550</text:p>
          </table:table-cell>
          <table:table-cell table:style-name="ce42" office:value-type="float" office:value="4473" calcext:value-type="float">
            <text:p>4,473</text:p>
          </table:table-cell>
          <table:table-cell table:style-name="ce42" office:value-type="float" office:value="4238" calcext:value-type="float">
            <text:p>4,238</text:p>
          </table:table-cell>
          <table:table-cell table:style-name="ce42" office:value-type="float" office:value="4357" calcext:value-type="float">
            <text:p>4,357</text:p>
          </table:table-cell>
          <table:table-cell table:style-name="ce53" office:value-type="float" office:value="3917" calcext:value-type="float">
            <text:p>3,917</text:p>
          </table:table-cell>
          <table:table-cell table:style-name="ce42" office:value-type="float" office:value="16367" calcext:value-type="float">
            <text:p>16,367</text:p>
          </table:table-cell>
          <table:table-cell table:style-name="ce42" office:value-type="float" office:value="3516" calcext:value-type="float">
            <text:p>3,516</text:p>
          </table:table-cell>
          <table:table-cell table:style-name="ce42" office:value-type="float" office:value="3612" calcext:value-type="float">
            <text:p>3,612</text:p>
          </table:table-cell>
          <table:table-cell table:style-name="ce42" office:value-type="float" office:value="3051" calcext:value-type="float">
            <text:p>3,051</text:p>
          </table:table-cell>
          <table:table-cell table:style-name="ce42" office:value-type="float" office:value="3183" calcext:value-type="float">
            <text:p>3,183</text:p>
          </table:table-cell>
          <table:table-cell table:style-name="ce53" office:value-type="float" office:value="3005" calcext:value-type="float">
            <text:p>3,005</text:p>
          </table:table-cell>
          <table:table-cell table:style-name="ce42" office:value-type="float" office:value="14659" calcext:value-type="float">
            <text:p>14,659</text:p>
          </table:table-cell>
          <table:table-cell table:style-name="ce42" office:value-type="float" office:value="2965" calcext:value-type="float">
            <text:p>2,965</text:p>
          </table:table-cell>
          <table:table-cell table:style-name="ce42" office:value-type="float" office:value="2997" calcext:value-type="float">
            <text:p>2,997</text:p>
          </table:table-cell>
          <table:table-cell table:style-name="ce42" office:value-type="float" office:value="3117" calcext:value-type="float">
            <text:p>3,117</text:p>
          </table:table-cell>
          <table:table-cell table:style-name="ce42" office:value-type="float" office:value="2856" calcext:value-type="float">
            <text:p>2,856</text:p>
          </table:table-cell>
          <table:table-cell table:style-name="ce53" office:value-type="float" office:value="2724" calcext:value-type="float">
            <text:p>2,724</text:p>
          </table:table-cell>
          <table:table-cell table:style-name="ce42" office:value-type="float" office:value="9290" calcext:value-type="float">
            <text:p>9,290</text:p>
          </table:table-cell>
          <table:table-cell table:style-name="ce42" office:value-type="float" office:value="2543" calcext:value-type="float">
            <text:p>2,543</text:p>
          </table:table-cell>
          <table:table-cell table:style-name="ce42" office:value-type="float" office:value="2162" calcext:value-type="float">
            <text:p>2,162</text:p>
          </table:table-cell>
          <table:table-cell table:style-name="ce42" office:value-type="float" office:value="1895" calcext:value-type="float">
            <text:p>1,895</text:p>
          </table:table-cell>
          <table:table-cell table:style-name="ce42" office:value-type="float" office:value="1440" calcext:value-type="float">
            <text:p>1,440</text:p>
          </table:table-cell>
          <table:table-cell table:style-name="ce53" office:value-type="float" office:value="1250" calcext:value-type="float">
            <text:p>1,250</text:p>
          </table:table-cell>
          <table:table-cell table:style-name="ce42" office:value-type="float" office:value="3209" calcext:value-type="float">
            <text:p>3,209</text:p>
          </table:table-cell>
          <table:table-cell table:style-name="ce42" office:value-type="float" office:value="923" calcext:value-type="float">
            <text:p>923</text:p>
          </table:table-cell>
          <table:table-cell table:style-name="ce42" office:value-type="float" office:value="846" calcext:value-type="float">
            <text:p>846</text:p>
          </table:table-cell>
          <table:table-cell table:style-name="ce42" office:value-type="float" office:value="617" calcext:value-type="float">
            <text:p>617</text:p>
          </table:table-cell>
          <table:table-cell table:style-name="ce42" office:value-type="float" office:value="471" calcext:value-type="float">
            <text:p>471</text:p>
          </table:table-cell>
          <table:table-cell table:style-name="ce53" office:value-type="float" office:value="352" calcext:value-type="float">
            <text:p>352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06" calcext:value-type="float">
            <text:p>106</text:p>
          </table:table-cell>
          <table:table-cell table:style-name="ce53" office:value-type="float" office:value="85" calcext:value-type="float">
            <text:p>85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3935" calcext:value-type="float">
            <text:p>763,935</text:p>
          </table:table-cell>
          <table:table-cell table:style-name="ce37" table:formula="of:=SUM([.E31:.I31])" office:value-type="float" office:value="36906" calcext:value-type="float">
            <text:p>36,906</text:p>
          </table:table-cell>
          <table:table-cell table:style-name="ce43" office:value-type="float" office:value="7038" calcext:value-type="float">
            <text:p>7,038</text:p>
          </table:table-cell>
          <table:table-cell table:style-name="ce43" office:value-type="float" office:value="7231" calcext:value-type="float">
            <text:p>7,231</text:p>
          </table:table-cell>
          <table:table-cell table:style-name="ce43" office:value-type="float" office:value="7235" calcext:value-type="float">
            <text:p>7,235</text:p>
          </table:table-cell>
          <table:table-cell table:style-name="ce43" office:value-type="float" office:value="7579" calcext:value-type="float">
            <text:p>7,579</text:p>
          </table:table-cell>
          <table:table-cell table:style-name="ce43" office:value-type="float" office:value="7823" calcext:value-type="float">
            <text:p>7,823</text:p>
          </table:table-cell>
          <table:table-cell table:style-name="ce43" office:value-type="float" office:value="47036" calcext:value-type="float">
            <text:p>47,036</text:p>
          </table:table-cell>
          <table:table-cell table:style-name="ce43" office:value-type="float" office:value="8319" calcext:value-type="float">
            <text:p>8,319</text:p>
          </table:table-cell>
          <table:table-cell table:style-name="ce43" office:value-type="float" office:value="8811" calcext:value-type="float">
            <text:p>8,811</text:p>
          </table:table-cell>
          <table:table-cell table:style-name="ce43" office:value-type="float" office:value="10155" calcext:value-type="float">
            <text:p>10,155</text:p>
          </table:table-cell>
          <table:table-cell table:style-name="ce43" office:value-type="float" office:value="10019" calcext:value-type="float">
            <text:p>10,019</text:p>
          </table:table-cell>
          <table:table-cell table:style-name="ce54" office:value-type="float" office:value="9732" calcext:value-type="float">
            <text:p>9,732</text:p>
          </table:table-cell>
          <table:table-cell table:style-name="ce43" office:value-type="float" office:value="56079" calcext:value-type="float">
            <text:p>56,079</text:p>
          </table:table-cell>
          <table:table-cell table:style-name="ce43" office:value-type="float" office:value="10498" calcext:value-type="float">
            <text:p>10,498</text:p>
          </table:table-cell>
          <table:table-cell table:style-name="ce43" office:value-type="float" office:value="11296" calcext:value-type="float">
            <text:p>11,296</text:p>
          </table:table-cell>
          <table:table-cell table:style-name="ce43" office:value-type="float" office:value="11385" calcext:value-type="float">
            <text:p>11,385</text:p>
          </table:table-cell>
          <table:table-cell table:style-name="ce43" office:value-type="float" office:value="11418" calcext:value-type="float">
            <text:p>11,418</text:p>
          </table:table-cell>
          <table:table-cell table:style-name="ce54" office:value-type="float" office:value="11482" calcext:value-type="float">
            <text:p>11,482</text:p>
          </table:table-cell>
          <table:table-cell table:style-name="ce43" office:value-type="float" office:value="57919" calcext:value-type="float">
            <text:p>57,919</text:p>
          </table:table-cell>
          <table:table-cell table:style-name="ce43" office:value-type="float" office:value="11635" calcext:value-type="float">
            <text:p>11,635</text:p>
          </table:table-cell>
          <table:table-cell table:style-name="ce43" office:value-type="float" office:value="11418" calcext:value-type="float">
            <text:p>11,418</text:p>
          </table:table-cell>
          <table:table-cell table:style-name="ce43" office:value-type="float" office:value="11515" calcext:value-type="float">
            <text:p>11,515</text:p>
          </table:table-cell>
          <table:table-cell table:style-name="ce43" office:value-type="float" office:value="11817" calcext:value-type="float">
            <text:p>11,817</text:p>
          </table:table-cell>
          <table:table-cell table:style-name="ce54" office:value-type="float" office:value="11534" calcext:value-type="float">
            <text:p>11,534</text:p>
          </table:table-cell>
          <table:table-cell table:style-name="ce43" office:value-type="float" office:value="60514" calcext:value-type="float">
            <text:p>60,514</text:p>
          </table:table-cell>
          <table:table-cell table:style-name="ce43" office:value-type="float" office:value="11515" calcext:value-type="float">
            <text:p>11,515</text:p>
          </table:table-cell>
          <table:table-cell table:style-name="ce43" office:value-type="float" office:value="11139" calcext:value-type="float">
            <text:p>11,139</text:p>
          </table:table-cell>
          <table:table-cell table:style-name="ce43" office:value-type="float" office:value="11613" calcext:value-type="float">
            <text:p>11,613</text:p>
          </table:table-cell>
          <table:table-cell table:style-name="ce43" office:value-type="float" office:value="13141" calcext:value-type="float">
            <text:p>13,141</text:p>
          </table:table-cell>
          <table:table-cell table:style-name="ce54" office:value-type="float" office:value="13106" calcext:value-type="float">
            <text:p>13,106</text:p>
          </table:table-cell>
          <table:table-cell table:style-name="ce43" office:value-type="float" office:value="72520" calcext:value-type="float">
            <text:p>72,520</text:p>
          </table:table-cell>
          <table:table-cell table:style-name="ce43" office:value-type="float" office:value="14215" calcext:value-type="float">
            <text:p>14,215</text:p>
          </table:table-cell>
          <table:table-cell table:style-name="ce43" office:value-type="float" office:value="14649" calcext:value-type="float">
            <text:p>14,649</text:p>
          </table:table-cell>
          <table:table-cell table:style-name="ce43" office:value-type="float" office:value="14541" calcext:value-type="float">
            <text:p>14,541</text:p>
          </table:table-cell>
          <table:table-cell table:style-name="ce43" office:value-type="float" office:value="14833" calcext:value-type="float">
            <text:p>14,833</text:p>
          </table:table-cell>
          <table:table-cell table:style-name="ce54" office:value-type="float" office:value="14282" calcext:value-type="float">
            <text:p>14,282</text:p>
          </table:table-cell>
          <table:table-cell table:style-name="ce43" office:value-type="float" office:value="63383" calcext:value-type="float">
            <text:p>63,383</text:p>
          </table:table-cell>
          <table:table-cell table:style-name="ce43" office:value-type="float" office:value="13644" calcext:value-type="float">
            <text:p>13,644</text:p>
          </table:table-cell>
          <table:table-cell table:style-name="ce43" office:value-type="float" office:value="13910" calcext:value-type="float">
            <text:p>13,910</text:p>
          </table:table-cell>
          <table:table-cell table:style-name="ce43" office:value-type="float" office:value="12740" calcext:value-type="float">
            <text:p>12,740</text:p>
          </table:table-cell>
          <table:table-cell table:style-name="ce43" office:value-type="float" office:value="11800" calcext:value-type="float">
            <text:p>11,800</text:p>
          </table:table-cell>
          <table:table-cell table:style-name="ce54" office:value-type="float" office:value="11289" calcext:value-type="float">
            <text:p>11,289</text:p>
          </table:table-cell>
          <table:table-cell table:style-name="ce43" office:value-type="float" office:value="58070" calcext:value-type="float">
            <text:p>58,070</text:p>
          </table:table-cell>
          <table:table-cell table:style-name="ce43" office:value-type="float" office:value="11535" calcext:value-type="float">
            <text:p>11,535</text:p>
          </table:table-cell>
          <table:table-cell table:style-name="ce43" office:value-type="float" office:value="11361" calcext:value-type="float">
            <text:p>11,361</text:p>
          </table:table-cell>
          <table:table-cell table:style-name="ce43" office:value-type="float" office:value="11546" calcext:value-type="float">
            <text:p>11,546</text:p>
          </table:table-cell>
          <table:table-cell table:style-name="ce43" office:value-type="float" office:value="11790" calcext:value-type="float">
            <text:p>11,790</text:p>
          </table:table-cell>
          <table:table-cell table:style-name="ce54" office:value-type="float" office:value="11838" calcext:value-type="float">
            <text:p>11,838</text:p>
          </table:table-cell>
          <table:table-cell table:style-name="ce43" office:value-type="float" office:value="61194" calcext:value-type="float">
            <text:p>61,194</text:p>
          </table:table-cell>
          <table:table-cell table:style-name="ce43" office:value-type="float" office:value="11960" calcext:value-type="float">
            <text:p>11,960</text:p>
          </table:table-cell>
          <table:table-cell table:style-name="ce43" office:value-type="float" office:value="11848" calcext:value-type="float">
            <text:p>11,848</text:p>
          </table:table-cell>
          <table:table-cell table:style-name="ce43" office:value-type="float" office:value="12234" calcext:value-type="float">
            <text:p>12,234</text:p>
          </table:table-cell>
          <table:table-cell table:style-name="ce43" office:value-type="float" office:value="12566" calcext:value-type="float">
            <text:p>12,566</text:p>
          </table:table-cell>
          <table:table-cell table:style-name="ce54" office:value-type="float" office:value="12586" calcext:value-type="float">
            <text:p>12,586</text:p>
          </table:table-cell>
          <table:table-cell table:style-name="ce43" office:value-type="float" office:value="61537" calcext:value-type="float">
            <text:p>61,537</text:p>
          </table:table-cell>
          <table:table-cell table:style-name="ce43" office:value-type="float" office:value="12737" calcext:value-type="float">
            <text:p>12,737</text:p>
          </table:table-cell>
          <table:table-cell table:style-name="ce43" office:value-type="float" office:value="12485" calcext:value-type="float">
            <text:p>12,485</text:p>
          </table:table-cell>
          <table:table-cell table:style-name="ce43" office:value-type="float" office:value="12172" calcext:value-type="float">
            <text:p>12,172</text:p>
          </table:table-cell>
          <table:table-cell table:style-name="ce43" office:value-type="float" office:value="11964" calcext:value-type="float">
            <text:p>11,964</text:p>
          </table:table-cell>
          <table:table-cell table:style-name="ce54" office:value-type="float" office:value="12179" calcext:value-type="float">
            <text:p>12,179</text:p>
          </table:table-cell>
          <table:table-cell table:style-name="ce43" office:value-type="float" office:value="54294" calcext:value-type="float">
            <text:p>54,294</text:p>
          </table:table-cell>
          <table:table-cell table:style-name="ce43" office:value-type="float" office:value="11069" calcext:value-type="float">
            <text:p>11,069</text:p>
          </table:table-cell>
          <table:table-cell table:style-name="ce43" office:value-type="float" office:value="10974" calcext:value-type="float">
            <text:p>10,974</text:p>
          </table:table-cell>
          <table:table-cell table:style-name="ce43" office:value-type="float" office:value="10958" calcext:value-type="float">
            <text:p>10,958</text:p>
          </table:table-cell>
          <table:table-cell table:style-name="ce43" office:value-type="float" office:value="10989" calcext:value-type="float">
            <text:p>10,989</text:p>
          </table:table-cell>
          <table:table-cell table:style-name="ce54" office:value-type="float" office:value="10304" calcext:value-type="float">
            <text:p>10,304</text:p>
          </table:table-cell>
          <table:table-cell table:style-name="ce43" office:value-type="float" office:value="42418" calcext:value-type="float">
            <text:p>42,418</text:p>
          </table:table-cell>
          <table:table-cell table:style-name="ce43" office:value-type="float" office:value="9618" calcext:value-type="float">
            <text:p>9,618</text:p>
          </table:table-cell>
          <table:table-cell table:style-name="ce43" office:value-type="float" office:value="9337" calcext:value-type="float">
            <text:p>9,337</text:p>
          </table:table-cell>
          <table:table-cell table:style-name="ce43" office:value-type="float" office:value="9092" calcext:value-type="float">
            <text:p>9,092</text:p>
          </table:table-cell>
          <table:table-cell table:style-name="ce43" office:value-type="float" office:value="7412" calcext:value-type="float">
            <text:p>7,412</text:p>
          </table:table-cell>
          <table:table-cell table:style-name="ce54" office:value-type="float" office:value="6959" calcext:value-type="float">
            <text:p>6,959</text:p>
          </table:table-cell>
          <table:table-cell table:style-name="ce43" office:value-type="float" office:value="24624" calcext:value-type="float">
            <text:p>24,624</text:p>
          </table:table-cell>
          <table:table-cell table:style-name="ce43" office:value-type="float" office:value="5765" calcext:value-type="float">
            <text:p>5,765</text:p>
          </table:table-cell>
          <table:table-cell table:style-name="ce43" office:value-type="float" office:value="5258" calcext:value-type="float">
            <text:p>5,258</text:p>
          </table:table-cell>
          <table:table-cell table:style-name="ce43" office:value-type="float" office:value="4212" calcext:value-type="float">
            <text:p>4,212</text:p>
          </table:table-cell>
          <table:table-cell table:style-name="ce43" office:value-type="float" office:value="4614" calcext:value-type="float">
            <text:p>4,614</text:p>
          </table:table-cell>
          <table:table-cell table:style-name="ce54" office:value-type="float" office:value="4775" calcext:value-type="float">
            <text:p>4,775</text:p>
          </table:table-cell>
          <table:table-cell table:style-name="ce43" office:value-type="float" office:value="22828" calcext:value-type="float">
            <text:p>22,828</text:p>
          </table:table-cell>
          <table:table-cell table:style-name="ce43" office:value-type="float" office:value="4757" calcext:value-type="float">
            <text:p>4,757</text:p>
          </table:table-cell>
          <table:table-cell table:style-name="ce43" office:value-type="float" office:value="4658" calcext:value-type="float">
            <text:p>4,658</text:p>
          </table:table-cell>
          <table:table-cell table:style-name="ce43" office:value-type="float" office:value="4496" calcext:value-type="float">
            <text:p>4,496</text:p>
          </table:table-cell>
          <table:table-cell table:style-name="ce43" office:value-type="float" office:value="4544" calcext:value-type="float">
            <text:p>4,544</text:p>
          </table:table-cell>
          <table:table-cell table:style-name="ce54" office:value-type="float" office:value="4373" calcext:value-type="float">
            <text:p>4,373</text:p>
          </table:table-cell>
          <table:table-cell table:style-name="ce43" office:value-type="float" office:value="18063" calcext:value-type="float">
            <text:p>18,063</text:p>
          </table:table-cell>
          <table:table-cell table:style-name="ce43" office:value-type="float" office:value="3936" calcext:value-type="float">
            <text:p>3,936</text:p>
          </table:table-cell>
          <table:table-cell table:style-name="ce43" office:value-type="float" office:value="3879" calcext:value-type="float">
            <text:p>3,879</text:p>
          </table:table-cell>
          <table:table-cell table:style-name="ce43" office:value-type="float" office:value="3643" calcext:value-type="float">
            <text:p>3,643</text:p>
          </table:table-cell>
          <table:table-cell table:style-name="ce43" office:value-type="float" office:value="3445" calcext:value-type="float">
            <text:p>3,445</text:p>
          </table:table-cell>
          <table:table-cell table:style-name="ce54" office:value-type="float" office:value="3160" calcext:value-type="float">
            <text:p>3,160</text:p>
          </table:table-cell>
          <table:table-cell table:style-name="ce43" office:value-type="float" office:value="13410" calcext:value-type="float">
            <text:p>13,410</text:p>
          </table:table-cell>
          <table:table-cell table:style-name="ce43" office:value-type="float" office:value="3087" calcext:value-type="float">
            <text:p>3,087</text:p>
          </table:table-cell>
          <table:table-cell table:style-name="ce43" office:value-type="float" office:value="2900" calcext:value-type="float">
            <text:p>2,900</text:p>
          </table:table-cell>
          <table:table-cell table:style-name="ce43" office:value-type="float" office:value="2577" calcext:value-type="float">
            <text:p>2,577</text:p>
          </table:table-cell>
          <table:table-cell table:style-name="ce43" office:value-type="float" office:value="2497" calcext:value-type="float">
            <text:p>2,497</text:p>
          </table:table-cell>
          <table:table-cell table:style-name="ce54" office:value-type="float" office:value="2349" calcext:value-type="float">
            <text:p>2,349</text:p>
          </table:table-cell>
          <table:table-cell table:style-name="ce43" office:value-type="float" office:value="7915" calcext:value-type="float">
            <text:p>7,915</text:p>
          </table:table-cell>
          <table:table-cell table:style-name="ce43" office:value-type="float" office:value="1972" calcext:value-type="float">
            <text:p>1,972</text:p>
          </table:table-cell>
          <table:table-cell table:style-name="ce43" office:value-type="float" office:value="1845" calcext:value-type="float">
            <text:p>1,845</text:p>
          </table:table-cell>
          <table:table-cell table:style-name="ce43" office:value-type="float" office:value="1657" calcext:value-type="float">
            <text:p>1,657</text:p>
          </table:table-cell>
          <table:table-cell table:style-name="ce43" office:value-type="float" office:value="1336" calcext:value-type="float">
            <text:p>1,336</text:p>
          </table:table-cell>
          <table:table-cell table:style-name="ce54" office:value-type="float" office:value="1105" calcext:value-type="float">
            <text:p>1,105</text:p>
          </table:table-cell>
          <table:table-cell table:style-name="ce43" office:value-type="float" office:value="3669" calcext:value-type="float">
            <text:p>3,669</text:p>
          </table:table-cell>
          <table:table-cell table:style-name="ce43" office:value-type="float" office:value="1003" calcext:value-type="float">
            <text:p>1,003</text:p>
          </table:table-cell>
          <table:table-cell table:style-name="ce43" office:value-type="float" office:value="935" calcext:value-type="float">
            <text:p>935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543" calcext:value-type="float">
            <text:p>543</text:p>
          </table:table-cell>
          <table:table-cell table:style-name="ce54" office:value-type="float" office:value="452" calcext:value-type="float">
            <text:p>452</text:p>
          </table:table-cell>
          <table:table-cell table:style-name="ce43" office:value-type="float" office:value="1274" calcext:value-type="float">
            <text:p>1,274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206" calcext:value-type="float">
            <text:p>206</text:p>
          </table:table-cell>
          <table:table-cell table:style-name="ce54" office:value-type="float" office:value="140" calcext:value-type="float">
            <text:p>140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19" calcext:value-type="float">
            <text:p>19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2737" calcext:value-type="float">
            <text:p>1,312,737</text:p>
          </table:table-cell>
          <table:table-cell table:style-name="ce29" table:formula="of:=SUM([.E32:.I32])" office:value-type="float" office:value="63286" calcext:value-type="float">
            <text:p>63,286</text:p>
          </table:table-cell>
          <table:table-cell table:style-name="ce29" office:value-type="float" office:value="11432" calcext:value-type="float">
            <text:p>11,432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12623" calcext:value-type="float">
            <text:p>12,623</text:p>
          </table:table-cell>
          <table:table-cell table:style-name="ce29" office:value-type="float" office:value="13182" calcext:value-type="float">
            <text:p>13,182</text:p>
          </table:table-cell>
          <table:table-cell table:style-name="ce29" office:value-type="float" office:value="13685" calcext:value-type="float">
            <text:p>13,685</text:p>
          </table:table-cell>
          <table:table-cell table:style-name="ce29" office:value-type="float" office:value="79097" calcext:value-type="float">
            <text:p>79,097</text:p>
          </table:table-cell>
          <table:table-cell table:style-name="ce29" office:value-type="float" office:value="14272" calcext:value-type="float">
            <text:p>14,272</text:p>
          </table:table-cell>
          <table:table-cell table:style-name="ce29" office:value-type="float" office:value="14880" calcext:value-type="float">
            <text:p>14,880</text:p>
          </table:table-cell>
          <table:table-cell table:style-name="ce29" office:value-type="float" office:value="16820" calcext:value-type="float">
            <text:p>16,820</text:p>
          </table:table-cell>
          <table:table-cell table:style-name="ce29" office:value-type="float" office:value="16834" calcext:value-type="float">
            <text:p>16,834</text:p>
          </table:table-cell>
          <table:table-cell table:style-name="ce52" office:value-type="float" office:value="16291" calcext:value-type="float">
            <text:p>16,291</text:p>
          </table:table-cell>
          <table:table-cell table:style-name="ce29" office:value-type="float" office:value="90462" calcext:value-type="float">
            <text:p>90,462</text:p>
          </table:table-cell>
          <table:table-cell table:style-name="ce29" office:value-type="float" office:value="17274" calcext:value-type="float">
            <text:p>17,274</text:p>
          </table:table-cell>
          <table:table-cell table:style-name="ce29" office:value-type="float" office:value="18676" calcext:value-type="float">
            <text:p>18,676</text:p>
          </table:table-cell>
          <table:table-cell table:style-name="ce29" office:value-type="float" office:value="18023" calcext:value-type="float">
            <text:p>18,023</text:p>
          </table:table-cell>
          <table:table-cell table:style-name="ce29" office:value-type="float" office:value="18137" calcext:value-type="float">
            <text:p>18,137</text:p>
          </table:table-cell>
          <table:table-cell table:style-name="ce52" office:value-type="float" office:value="18352" calcext:value-type="float">
            <text:p>18,352</text:p>
          </table:table-cell>
          <table:table-cell table:style-name="ce29" office:value-type="float" office:value="95646" calcext:value-type="float">
            <text:p>95,646</text:p>
          </table:table-cell>
          <table:table-cell table:style-name="ce29" office:value-type="float" office:value="18853" calcext:value-type="float">
            <text:p>18,853</text:p>
          </table:table-cell>
          <table:table-cell table:style-name="ce29" office:value-type="float" office:value="18716" calcext:value-type="float">
            <text:p>18,716</text:p>
          </table:table-cell>
          <table:table-cell table:style-name="ce29" office:value-type="float" office:value="19058" calcext:value-type="float">
            <text:p>19,058</text:p>
          </table:table-cell>
          <table:table-cell table:style-name="ce29" office:value-type="float" office:value="19526" calcext:value-type="float">
            <text:p>19,526</text:p>
          </table:table-cell>
          <table:table-cell table:style-name="ce52" office:value-type="float" office:value="19493" calcext:value-type="float">
            <text:p>19,493</text:p>
          </table:table-cell>
          <table:table-cell table:style-name="ce29" office:value-type="float" office:value="104186" calcext:value-type="float">
            <text:p>104,186</text:p>
          </table:table-cell>
          <table:table-cell table:style-name="ce29" office:value-type="float" office:value="19355" calcext:value-type="float">
            <text:p>19,355</text:p>
          </table:table-cell>
          <table:table-cell table:style-name="ce29" office:value-type="float" office:value="19307" calcext:value-type="float">
            <text:p>19,307</text:p>
          </table:table-cell>
          <table:table-cell table:style-name="ce29" office:value-type="float" office:value="20279" calcext:value-type="float">
            <text:p>20,279</text:p>
          </table:table-cell>
          <table:table-cell table:style-name="ce29" office:value-type="float" office:value="22445" calcext:value-type="float">
            <text:p>22,445</text:p>
          </table:table-cell>
          <table:table-cell table:style-name="ce52" office:value-type="float" office:value="22800" calcext:value-type="float">
            <text:p>22,800</text:p>
          </table:table-cell>
          <table:table-cell table:style-name="ce29" office:value-type="float" office:value="123415" calcext:value-type="float">
            <text:p>123,415</text:p>
          </table:table-cell>
          <table:table-cell table:style-name="ce29" office:value-type="float" office:value="24262" calcext:value-type="float">
            <text:p>24,262</text:p>
          </table:table-cell>
          <table:table-cell table:style-name="ce29" office:value-type="float" office:value="24827" calcext:value-type="float">
            <text:p>24,827</text:p>
          </table:table-cell>
          <table:table-cell table:style-name="ce29" office:value-type="float" office:value="24965" calcext:value-type="float">
            <text:p>24,965</text:p>
          </table:table-cell>
          <table:table-cell table:style-name="ce29" office:value-type="float" office:value="24959" calcext:value-type="float">
            <text:p>24,959</text:p>
          </table:table-cell>
          <table:table-cell table:style-name="ce52" office:value-type="float" office:value="24402" calcext:value-type="float">
            <text:p>24,402</text:p>
          </table:table-cell>
          <table:table-cell table:style-name="ce29" office:value-type="float" office:value="106203" calcext:value-type="float">
            <text:p>106,203</text:p>
          </table:table-cell>
          <table:table-cell table:style-name="ce29" office:value-type="float" office:value="23177" calcext:value-type="float">
            <text:p>23,177</text:p>
          </table:table-cell>
          <table:table-cell table:style-name="ce29" office:value-type="float" office:value="23315" calcext:value-type="float">
            <text:p>23,315</text:p>
          </table:table-cell>
          <table:table-cell table:style-name="ce29" office:value-type="float" office:value="21361" calcext:value-type="float">
            <text:p>21,361</text:p>
          </table:table-cell>
          <table:table-cell table:style-name="ce29" office:value-type="float" office:value="19690" calcext:value-type="float">
            <text:p>19,690</text:p>
          </table:table-cell>
          <table:table-cell table:style-name="ce52" office:value-type="float" office:value="18660" calcext:value-type="float">
            <text:p>18,660</text:p>
          </table:table-cell>
          <table:table-cell table:style-name="ce29" office:value-type="float" office:value="92984" calcext:value-type="float">
            <text:p>92,984</text:p>
          </table:table-cell>
          <table:table-cell table:style-name="ce29" office:value-type="float" office:value="18700" calcext:value-type="float">
            <text:p>18,700</text:p>
          </table:table-cell>
          <table:table-cell table:style-name="ce29" office:value-type="float" office:value="18238" calcext:value-type="float">
            <text:p>18,238</text:p>
          </table:table-cell>
          <table:table-cell table:style-name="ce29" office:value-type="float" office:value="18647" calcext:value-type="float">
            <text:p>18,647</text:p>
          </table:table-cell>
          <table:table-cell table:style-name="ce29" office:value-type="float" office:value="18910" calcext:value-type="float">
            <text:p>18,910</text:p>
          </table:table-cell>
          <table:table-cell table:style-name="ce52" office:value-type="float" office:value="18489" calcext:value-type="float">
            <text:p>18,489</text:p>
          </table:table-cell>
          <table:table-cell table:style-name="ce29" office:value-type="float" office:value="96842" calcext:value-type="float">
            <text:p>96,842</text:p>
          </table:table-cell>
          <table:table-cell table:style-name="ce29" office:value-type="float" office:value="18849" calcext:value-type="float">
            <text:p>18,849</text:p>
          </table:table-cell>
          <table:table-cell table:style-name="ce29" office:value-type="float" office:value="18997" calcext:value-type="float">
            <text:p>18,997</text:p>
          </table:table-cell>
          <table:table-cell table:style-name="ce29" office:value-type="float" office:value="19047" calcext:value-type="float">
            <text:p>19,047</text:p>
          </table:table-cell>
          <table:table-cell table:style-name="ce29" office:value-type="float" office:value="19988" calcext:value-type="float">
            <text:p>19,988</text:p>
          </table:table-cell>
          <table:table-cell table:style-name="ce52" office:value-type="float" office:value="19961" calcext:value-type="float">
            <text:p>19,961</text:p>
          </table:table-cell>
          <table:table-cell table:style-name="ce29" office:value-type="float" office:value="99721" calcext:value-type="float">
            <text:p>99,721</text:p>
          </table:table-cell>
          <table:table-cell table:style-name="ce29" office:value-type="float" office:value="20381" calcext:value-type="float">
            <text:p>20,381</text:p>
          </table:table-cell>
          <table:table-cell table:style-name="ce29" office:value-type="float" office:value="20065" calcext:value-type="float">
            <text:p>20,065</text:p>
          </table:table-cell>
          <table:table-cell table:style-name="ce29" office:value-type="float" office:value="20224" calcext:value-type="float">
            <text:p>20,224</text:p>
          </table:table-cell>
          <table:table-cell table:style-name="ce29" office:value-type="float" office:value="19372" calcext:value-type="float">
            <text:p>19,372</text:p>
          </table:table-cell>
          <table:table-cell table:style-name="ce52" office:value-type="float" office:value="19679" calcext:value-type="float">
            <text:p>19,679</text:p>
          </table:table-cell>
          <table:table-cell table:style-name="ce29" office:value-type="float" office:value="88590" calcext:value-type="float">
            <text:p>88,590</text:p>
          </table:table-cell>
          <table:table-cell table:style-name="ce29" office:value-type="float" office:value="18510" calcext:value-type="float">
            <text:p>18,510</text:p>
          </table:table-cell>
          <table:table-cell table:style-name="ce29" office:value-type="float" office:value="17828" calcext:value-type="float">
            <text:p>17,828</text:p>
          </table:table-cell>
          <table:table-cell table:style-name="ce29" office:value-type="float" office:value="18017" calcext:value-type="float">
            <text:p>18,017</text:p>
          </table:table-cell>
          <table:table-cell table:style-name="ce29" office:value-type="float" office:value="17758" calcext:value-type="float">
            <text:p>17,758</text:p>
          </table:table-cell>
          <table:table-cell table:style-name="ce52" office:value-type="float" office:value="16477" calcext:value-type="float">
            <text:p>16,477</text:p>
          </table:table-cell>
          <table:table-cell table:style-name="ce29" office:value-type="float" office:value="73420" calcext:value-type="float">
            <text:p>73,420</text:p>
          </table:table-cell>
          <table:table-cell table:style-name="ce29" office:value-type="float" office:value="16077" calcext:value-type="float">
            <text:p>16,077</text:p>
          </table:table-cell>
          <table:table-cell table:style-name="ce29" office:value-type="float" office:value="16181" calcext:value-type="float">
            <text:p>16,181</text:p>
          </table:table-cell>
          <table:table-cell table:style-name="ce29" office:value-type="float" office:value="15456" calcext:value-type="float">
            <text:p>15,456</text:p>
          </table:table-cell>
          <table:table-cell table:style-name="ce29" office:value-type="float" office:value="12990" calcext:value-type="float">
            <text:p>12,990</text:p>
          </table:table-cell>
          <table:table-cell table:style-name="ce52" office:value-type="float" office:value="12716" calcext:value-type="float">
            <text:p>12,716</text:p>
          </table:table-cell>
          <table:table-cell table:style-name="ce29" office:value-type="float" office:value="45732" calcext:value-type="float">
            <text:p>45,732</text:p>
          </table:table-cell>
          <table:table-cell table:style-name="ce29" office:value-type="float" office:value="11059" calcext:value-type="float">
            <text:p>11,059</text:p>
          </table:table-cell>
          <table:table-cell table:style-name="ce29" office:value-type="float" office:value="9788" calcext:value-type="float">
            <text:p>9,788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8444" calcext:value-type="float">
            <text:p>8,444</text:p>
          </table:table-cell>
          <table:table-cell table:style-name="ce52" office:value-type="float" office:value="9442" calcext:value-type="float">
            <text:p>9,442</text:p>
          </table:table-cell>
          <table:table-cell table:style-name="ce29" office:value-type="float" office:value="47856" calcext:value-type="float">
            <text:p>47,856</text:p>
          </table:table-cell>
          <table:table-cell table:style-name="ce29" office:value-type="float" office:value="9395" calcext:value-type="float">
            <text:p>9,395</text:p>
          </table:table-cell>
          <table:table-cell table:style-name="ce29" office:value-type="float" office:value="9578" calcext:value-type="float">
            <text:p>9,578</text:p>
          </table:table-cell>
          <table:table-cell table:style-name="ce29" office:value-type="float" office:value="9538" calcext:value-type="float">
            <text:p>9,538</text:p>
          </table:table-cell>
          <table:table-cell table:style-name="ce29" office:value-type="float" office:value="9944" calcext:value-type="float">
            <text:p>9,944</text:p>
          </table:table-cell>
          <table:table-cell table:style-name="ce52" office:value-type="float" office:value="9401" calcext:value-type="float">
            <text:p>9,401</text:p>
          </table:table-cell>
          <table:table-cell table:style-name="ce29" office:value-type="float" office:value="41810" calcext:value-type="float">
            <text:p>41,810</text:p>
          </table:table-cell>
          <table:table-cell table:style-name="ce29" office:value-type="float" office:value="8628" calcext:value-type="float">
            <text:p>8,628</text:p>
          </table:table-cell>
          <table:table-cell table:style-name="ce29" office:value-type="float" office:value="8882" calcext:value-type="float">
            <text:p>8,882</text:p>
          </table:table-cell>
          <table:table-cell table:style-name="ce29" office:value-type="float" office:value="8445" calcext:value-type="float">
            <text:p>8,445</text:p>
          </table:table-cell>
          <table:table-cell table:style-name="ce29" office:value-type="float" office:value="8058" calcext:value-type="float">
            <text:p>8,058</text:p>
          </table:table-cell>
          <table:table-cell table:style-name="ce52" office:value-type="float" office:value="7797" calcext:value-type="float">
            <text:p>7,797</text:p>
          </table:table-cell>
          <table:table-cell table:style-name="ce29" office:value-type="float" office:value="32398" calcext:value-type="float">
            <text:p>32,398</text:p>
          </table:table-cell>
          <table:table-cell table:style-name="ce29" office:value-type="float" office:value="7209" calcext:value-type="float">
            <text:p>7,209</text:p>
          </table:table-cell>
          <table:table-cell table:style-name="ce29" office:value-type="float" office:value="7161" calcext:value-type="float">
            <text:p>7,161</text:p>
          </table:table-cell>
          <table:table-cell table:style-name="ce29" office:value-type="float" office:value="6693" calcext:value-type="float">
            <text:p>6,693</text:p>
          </table:table-cell>
          <table:table-cell table:style-name="ce29" office:value-type="float" office:value="6038" calcext:value-type="float">
            <text:p>6,038</text:p>
          </table:table-cell>
          <table:table-cell table:style-name="ce52" office:value-type="float" office:value="5297" calcext:value-type="float">
            <text:p>5,297</text:p>
          </table:table-cell>
          <table:table-cell table:style-name="ce29" office:value-type="float" office:value="19236" calcext:value-type="float">
            <text:p>19,236</text:p>
          </table:table-cell>
          <table:table-cell table:style-name="ce29" office:value-type="float" office:value="4953" calcext:value-type="float">
            <text:p>4,953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3127" calcext:value-type="float">
            <text:p>3,127</text:p>
          </table:table-cell>
          <table:table-cell table:style-name="ce52" office:value-type="float" office:value="2787" calcext:value-type="float">
            <text:p>2,787</text:p>
          </table:table-cell>
          <table:table-cell table:style-name="ce29" office:value-type="float" office:value="8644" calcext:value-type="float">
            <text:p>8,644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398" calcext:value-type="float">
            <text:p>1,398</text:p>
          </table:table-cell>
          <table:table-cell table:style-name="ce52" office:value-type="float" office:value="1056" calcext:value-type="float">
            <text:p>1,056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286" calcext:value-type="float">
            <text:p>286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555" calcext:value-type="float">
            <text:p>676,555</text:p>
          </table:table-cell>
          <table:table-cell table:style-name="ce29" table:formula="of:=SUM([.E33:.I33])" office:value-type="float" office:value="33334" calcext:value-type="float">
            <text:p>33,334</text:p>
          </table:table-cell>
          <table:table-cell table:style-name="ce29" office:value-type="float" office:value="6035" calcext:value-type="float">
            <text:p>6,035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6685" calcext:value-type="float">
            <text:p>6,685</text:p>
          </table:table-cell>
          <table:table-cell table:style-name="ce29" office:value-type="float" office:value="6831" calcext:value-type="float">
            <text:p>6,831</text:p>
          </table:table-cell>
          <table:table-cell table:style-name="ce29" office:value-type="float" office:value="7279" calcext:value-type="float">
            <text:p>7,279</text:p>
          </table:table-cell>
          <table:table-cell table:style-name="ce29" office:value-type="float" office:value="41530" calcext:value-type="float">
            <text:p>41,530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7767" calcext:value-type="float">
            <text:p>7,767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8903" calcext:value-type="float">
            <text:p>8,903</text:p>
          </table:table-cell>
          <table:table-cell table:style-name="ce52" office:value-type="float" office:value="8446" calcext:value-type="float">
            <text:p>8,446</text:p>
          </table:table-cell>
          <table:table-cell table:style-name="ce29" office:value-type="float" office:value="47329" calcext:value-type="float">
            <text:p>47,329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9804" calcext:value-type="float">
            <text:p>9,804</text:p>
          </table:table-cell>
          <table:table-cell table:style-name="ce29" office:value-type="float" office:value="9480" calcext:value-type="float">
            <text:p>9,480</text:p>
          </table:table-cell>
          <table:table-cell table:style-name="ce29" office:value-type="float" office:value="9512" calcext:value-type="float">
            <text:p>9,512</text:p>
          </table:table-cell>
          <table:table-cell table:style-name="ce52" office:value-type="float" office:value="9539" calcext:value-type="float">
            <text:p>9,539</text:p>
          </table:table-cell>
          <table:table-cell table:style-name="ce29" office:value-type="float" office:value="50341" calcext:value-type="float">
            <text:p>50,341</text:p>
          </table:table-cell>
          <table:table-cell table:style-name="ce29" office:value-type="float" office:value="9896" calcext:value-type="float">
            <text:p>9,896</text:p>
          </table:table-cell>
          <table:table-cell table:style-name="ce29" office:value-type="float" office:value="9884" calcext:value-type="float">
            <text:p>9,884</text:p>
          </table:table-cell>
          <table:table-cell table:style-name="ce29" office:value-type="float" office:value="10000" calcext:value-type="float">
            <text:p>10,000</text:p>
          </table:table-cell>
          <table:table-cell table:style-name="ce29" office:value-type="float" office:value="10251" calcext:value-type="float">
            <text:p>10,251</text:p>
          </table:table-cell>
          <table:table-cell table:style-name="ce52" office:value-type="float" office:value="10310" calcext:value-type="float">
            <text:p>10,310</text:p>
          </table:table-cell>
          <table:table-cell table:style-name="ce29" office:value-type="float" office:value="54079" calcext:value-type="float">
            <text:p>54,079</text:p>
          </table:table-cell>
          <table:table-cell table:style-name="ce29" office:value-type="float" office:value="10195" calcext:value-type="float">
            <text:p>10,195</text:p>
          </table:table-cell>
          <table:table-cell table:style-name="ce29" office:value-type="float" office:value="10130" calcext:value-type="float">
            <text:p>10,130</text:p>
          </table:table-cell>
          <table:table-cell table:style-name="ce29" office:value-type="float" office:value="10473" calcext:value-type="float">
            <text:p>10,473</text:p>
          </table:table-cell>
          <table:table-cell table:style-name="ce29" office:value-type="float" office:value="11696" calcext:value-type="float">
            <text:p>11,696</text:p>
          </table:table-cell>
          <table:table-cell table:style-name="ce52" office:value-type="float" office:value="11585" calcext:value-type="float">
            <text:p>11,585</text:p>
          </table:table-cell>
          <table:table-cell table:style-name="ce29" office:value-type="float" office:value="63503" calcext:value-type="float">
            <text:p>63,503</text:p>
          </table:table-cell>
          <table:table-cell table:style-name="ce29" office:value-type="float" office:value="12327" calcext:value-type="float">
            <text:p>12,327</text:p>
          </table:table-cell>
          <table:table-cell table:style-name="ce29" office:value-type="float" office:value="12763" calcext:value-type="float">
            <text:p>12,763</text:p>
          </table:table-cell>
          <table:table-cell table:style-name="ce29" office:value-type="float" office:value="12816" calcext:value-type="float">
            <text:p>12,816</text:p>
          </table:table-cell>
          <table:table-cell table:style-name="ce29" office:value-type="float" office:value="12987" calcext:value-type="float">
            <text:p>12,987</text:p>
          </table:table-cell>
          <table:table-cell table:style-name="ce52" office:value-type="float" office:value="12610" calcext:value-type="float">
            <text:p>12,610</text:p>
          </table:table-cell>
          <table:table-cell table:style-name="ce29" office:value-type="float" office:value="55476" calcext:value-type="float">
            <text:p>55,476</text:p>
          </table:table-cell>
          <table:table-cell table:style-name="ce29" office:value-type="float" office:value="12077" calcext:value-type="float">
            <text:p>12,077</text:p>
          </table:table-cell>
          <table:table-cell table:style-name="ce29" office:value-type="float" office:value="12133" calcext:value-type="float">
            <text:p>12,133</text:p>
          </table:table-cell>
          <table:table-cell table:style-name="ce29" office:value-type="float" office:value="11183" calcext:value-type="float">
            <text:p>11,183</text:p>
          </table:table-cell>
          <table:table-cell table:style-name="ce29" office:value-type="float" office:value="10352" calcext:value-type="float">
            <text:p>10,352</text:p>
          </table:table-cell>
          <table:table-cell table:style-name="ce52" office:value-type="float" office:value="9731" calcext:value-type="float">
            <text:p>9,731</text:p>
          </table:table-cell>
          <table:table-cell table:style-name="ce29" office:value-type="float" office:value="49020" calcext:value-type="float">
            <text:p>49,020</text:p>
          </table:table-cell>
          <table:table-cell table:style-name="ce29" office:value-type="float" office:value="9846" calcext:value-type="float">
            <text:p>9,846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9968" calcext:value-type="float">
            <text:p>9,968</text:p>
          </table:table-cell>
          <table:table-cell table:style-name="ce52" office:value-type="float" office:value="9816" calcext:value-type="float">
            <text:p>9,816</text:p>
          </table:table-cell>
          <table:table-cell table:style-name="ce29" office:value-type="float" office:value="51151" calcext:value-type="float">
            <text:p>51,151</text:p>
          </table:table-cell>
          <table:table-cell table:style-name="ce29" office:value-type="float" office:value="9978" calcext:value-type="float">
            <text:p>9,978</text:p>
          </table:table-cell>
          <table:table-cell table:style-name="ce29" office:value-type="float" office:value="9960" calcext:value-type="float">
            <text:p>9,960</text:p>
          </table:table-cell>
          <table:table-cell table:style-name="ce29" office:value-type="float" office:value="10123" calcext:value-type="float">
            <text:p>10,123</text:p>
          </table:table-cell>
          <table:table-cell table:style-name="ce29" office:value-type="float" office:value="10617" calcext:value-type="float">
            <text:p>10,617</text:p>
          </table:table-cell>
          <table:table-cell table:style-name="ce52" office:value-type="float" office:value="10473" calcext:value-type="float">
            <text:p>10,473</text:p>
          </table:table-cell>
          <table:table-cell table:style-name="ce29" office:value-type="float" office:value="52369" calcext:value-type="float">
            <text:p>52,369</text:p>
          </table:table-cell>
          <table:table-cell table:style-name="ce29" office:value-type="float" office:value="10684" calcext:value-type="float">
            <text:p>10,684</text:p>
          </table:table-cell>
          <table:table-cell table:style-name="ce29" office:value-type="float" office:value="10619" calcext:value-type="float">
            <text:p>10,619</text:p>
          </table:table-cell>
          <table:table-cell table:style-name="ce29" office:value-type="float" office:value="10647" calcext:value-type="float">
            <text:p>10,647</text:p>
          </table:table-cell>
          <table:table-cell table:style-name="ce29" office:value-type="float" office:value="10060" calcext:value-type="float">
            <text:p>10,060</text:p>
          </table:table-cell>
          <table:table-cell table:style-name="ce52" office:value-type="float" office:value="10359" calcext:value-type="float">
            <text:p>10,359</text:p>
          </table:table-cell>
          <table:table-cell table:style-name="ce29" office:value-type="float" office:value="46261" calcext:value-type="float">
            <text:p>46,261</text:p>
          </table:table-cell>
          <table:table-cell table:style-name="ce29" office:value-type="float" office:value="9739" calcext:value-type="float">
            <text:p>9,739</text:p>
          </table:table-cell>
          <table:table-cell table:style-name="ce29" office:value-type="float" office:value="9322" calcext:value-type="float">
            <text:p>9,322</text:p>
          </table:table-cell>
          <table:table-cell table:style-name="ce29" office:value-type="float" office:value="9434" calcext:value-type="float">
            <text:p>9,434</text:p>
          </table:table-cell>
          <table:table-cell table:style-name="ce29" office:value-type="float" office:value="9230" calcext:value-type="float">
            <text:p>9,230</text:p>
          </table:table-cell>
          <table:table-cell table:style-name="ce52" office:value-type="float" office:value="8536" calcext:value-type="float">
            <text:p>8,536</text:p>
          </table:table-cell>
          <table:table-cell table:style-name="ce29" office:value-type="float" office:value="37732" calcext:value-type="float">
            <text:p>37,732</text:p>
          </table:table-cell>
          <table:table-cell table:style-name="ce29" office:value-type="float" office:value="8278" calcext:value-type="float">
            <text:p>8,278</text:p>
          </table:table-cell>
          <table:table-cell table:style-name="ce29" office:value-type="float" office:value="8327" calcext:value-type="float">
            <text:p>8,327</text:p>
          </table:table-cell>
          <table:table-cell table:style-name="ce29" office:value-type="float" office:value="7966" calcext:value-type="float">
            <text:p>7,966</text:p>
          </table:table-cell>
          <table:table-cell table:style-name="ce29" office:value-type="float" office:value="6715" calcext:value-type="float">
            <text:p>6,715</text:p>
          </table:table-cell>
          <table:table-cell table:style-name="ce52" office:value-type="float" office:value="6446" calcext:value-type="float">
            <text:p>6,446</text:p>
          </table:table-cell>
          <table:table-cell table:style-name="ce29" office:value-type="float" office:value="23232" calcext:value-type="float">
            <text:p>23,232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4198" calcext:value-type="float">
            <text:p>4,198</text:p>
          </table:table-cell>
          <table:table-cell table:style-name="ce52" office:value-type="float" office:value="4814" calcext:value-type="float">
            <text:p>4,814</text:p>
          </table:table-cell>
          <table:table-cell table:style-name="ce29" office:value-type="float" office:value="23761" calcext:value-type="float">
            <text:p>23,761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4898" calcext:value-type="float">
            <text:p>4,898</text:p>
          </table:table-cell>
          <table:table-cell table:style-name="ce52" office:value-type="float" office:value="4575" calcext:value-type="float">
            <text:p>4,575</text:p>
          </table:table-cell>
          <table:table-cell table:style-name="ce29" office:value-type="float" office:value="19732" calcext:value-type="float">
            <text:p>19,732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4271" calcext:value-type="float">
            <text:p>4,271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778" calcext:value-type="float">
            <text:p>3,778</text:p>
          </table:table-cell>
          <table:table-cell table:style-name="ce52" office:value-type="float" office:value="3547" calcext:value-type="float">
            <text:p>3,547</text:p>
          </table:table-cell>
          <table:table-cell table:style-name="ce29" office:value-type="float" office:value="15077" calcext:value-type="float">
            <text:p>15,077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2828" calcext:value-type="float">
            <text:p>2,828</text:p>
          </table:table-cell>
          <table:table-cell table:style-name="ce52" office:value-type="float" office:value="2461" calcext:value-type="float">
            <text:p>2,461</text:p>
          </table:table-cell>
          <table:table-cell table:style-name="ce29" office:value-type="float" office:value="8295" calcext:value-type="float">
            <text:p>8,295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313" calcext:value-type="float">
            <text:p>1,313</text:p>
          </table:table-cell>
          <table:table-cell table:style-name="ce52" office:value-type="float" office:value="1112" calcext:value-type="float">
            <text:p>1,112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504" calcext:value-type="float">
            <text:p>504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182" calcext:value-type="float">
            <text:p>636,182</text:p>
          </table:table-cell>
          <table:table-cell table:style-name="ce37" table:formula="of:=SUM([.E34:.I34])" office:value-type="float" office:value="29952" calcext:value-type="float">
            <text:p>29,952</text:p>
          </table:table-cell>
          <table:table-cell table:style-name="ce30" office:value-type="float" office:value="5397" calcext:value-type="float">
            <text:p>5,397</text:p>
          </table:table-cell>
          <table:table-cell table:style-name="ce30" office:value-type="float" office:value="5860" calcext:value-type="float">
            <text:p>5,860</text:p>
          </table:table-cell>
          <table:table-cell table:style-name="ce30" office:value-type="float" office:value="5938" calcext:value-type="float">
            <text:p>5,938</text:p>
          </table:table-cell>
          <table:table-cell table:style-name="ce30" office:value-type="float" office:value="6351" calcext:value-type="float">
            <text:p>6,351</text:p>
          </table:table-cell>
          <table:table-cell table:style-name="ce30" office:value-type="float" office:value="6406" calcext:value-type="float">
            <text:p>6,406</text:p>
          </table:table-cell>
          <table:table-cell table:style-name="ce30" office:value-type="float" office:value="37567" calcext:value-type="float">
            <text:p>37,567</text:p>
          </table:table-cell>
          <table:table-cell table:style-name="ce30" office:value-type="float" office:value="6689" calcext:value-type="float">
            <text:p>6,689</text:p>
          </table:table-cell>
          <table:table-cell table:style-name="ce30" office:value-type="float" office:value="7113" calcext:value-type="float">
            <text:p>7,113</text:p>
          </table:table-cell>
          <table:table-cell table:style-name="ce30" office:value-type="float" office:value="7989" calcext:value-type="float">
            <text:p>7,989</text:p>
          </table:table-cell>
          <table:table-cell table:style-name="ce30" office:value-type="float" office:value="7931" calcext:value-type="float">
            <text:p>7,931</text:p>
          </table:table-cell>
          <table:table-cell table:style-name="ce37" office:value-type="float" office:value="7845" calcext:value-type="float">
            <text:p>7,845</text:p>
          </table:table-cell>
          <table:table-cell table:style-name="ce30" office:value-type="float" office:value="43133" calcext:value-type="float">
            <text:p>43,133</text:p>
          </table:table-cell>
          <table:table-cell table:style-name="ce30" office:value-type="float" office:value="8280" calcext:value-type="float">
            <text:p>8,280</text:p>
          </table:table-cell>
          <table:table-cell table:style-name="ce30" office:value-type="float" office:value="8872" calcext:value-type="float">
            <text:p>8,872</text:p>
          </table:table-cell>
          <table:table-cell table:style-name="ce30" office:value-type="float" office:value="8543" calcext:value-type="float">
            <text:p>8,543</text:p>
          </table:table-cell>
          <table:table-cell table:style-name="ce30" office:value-type="float" office:value="8625" calcext:value-type="float">
            <text:p>8,625</text:p>
          </table:table-cell>
          <table:table-cell table:style-name="ce37" office:value-type="float" office:value="8813" calcext:value-type="float">
            <text:p>8,813</text:p>
          </table:table-cell>
          <table:table-cell table:style-name="ce30" office:value-type="float" office:value="45305" calcext:value-type="float">
            <text:p>45,305</text:p>
          </table:table-cell>
          <table:table-cell table:style-name="ce30" office:value-type="float" office:value="8957" calcext:value-type="float">
            <text:p>8,957</text:p>
          </table:table-cell>
          <table:table-cell table:style-name="ce30" office:value-type="float" office:value="8832" calcext:value-type="float">
            <text:p>8,832</text:p>
          </table:table-cell>
          <table:table-cell table:style-name="ce30" office:value-type="float" office:value="9058" calcext:value-type="float">
            <text:p>9,058</text:p>
          </table:table-cell>
          <table:table-cell table:style-name="ce30" office:value-type="float" office:value="9275" calcext:value-type="float">
            <text:p>9,275</text:p>
          </table:table-cell>
          <table:table-cell table:style-name="ce37" office:value-type="float" office:value="9183" calcext:value-type="float">
            <text:p>9,183</text:p>
          </table:table-cell>
          <table:table-cell table:style-name="ce30" office:value-type="float" office:value="50107" calcext:value-type="float">
            <text:p>50,107</text:p>
          </table:table-cell>
          <table:table-cell table:style-name="ce30" office:value-type="float" office:value="9160" calcext:value-type="float">
            <text:p>9,160</text:p>
          </table:table-cell>
          <table:table-cell table:style-name="ce30" office:value-type="float" office:value="9177" calcext:value-type="float">
            <text:p>9,177</text:p>
          </table:table-cell>
          <table:table-cell table:style-name="ce30" office:value-type="float" office:value="9806" calcext:value-type="float">
            <text:p>9,806</text:p>
          </table:table-cell>
          <table:table-cell table:style-name="ce30" office:value-type="float" office:value="10749" calcext:value-type="float">
            <text:p>10,749</text:p>
          </table:table-cell>
          <table:table-cell table:style-name="ce37" office:value-type="float" office:value="11215" calcext:value-type="float">
            <text:p>11,215</text:p>
          </table:table-cell>
          <table:table-cell table:style-name="ce30" office:value-type="float" office:value="59912" calcext:value-type="float">
            <text:p>59,912</text:p>
          </table:table-cell>
          <table:table-cell table:style-name="ce30" office:value-type="float" office:value="11935" calcext:value-type="float">
            <text:p>11,935</text:p>
          </table:table-cell>
          <table:table-cell table:style-name="ce30" office:value-type="float" office:value="12064" calcext:value-type="float">
            <text:p>12,064</text:p>
          </table:table-cell>
          <table:table-cell table:style-name="ce30" office:value-type="float" office:value="12149" calcext:value-type="float">
            <text:p>12,149</text:p>
          </table:table-cell>
          <table:table-cell table:style-name="ce30" office:value-type="float" office:value="11972" calcext:value-type="float">
            <text:p>11,972</text:p>
          </table:table-cell>
          <table:table-cell table:style-name="ce37" office:value-type="float" office:value="11792" calcext:value-type="float">
            <text:p>11,792</text:p>
          </table:table-cell>
          <table:table-cell table:style-name="ce30" office:value-type="float" office:value="50727" calcext:value-type="float">
            <text:p>50,727</text:p>
          </table:table-cell>
          <table:table-cell table:style-name="ce30" office:value-type="float" office:value="11100" calcext:value-type="float">
            <text:p>11,100</text:p>
          </table:table-cell>
          <table:table-cell table:style-name="ce30" office:value-type="float" office:value="11182" calcext:value-type="float">
            <text:p>11,182</text:p>
          </table:table-cell>
          <table:table-cell table:style-name="ce30" office:value-type="float" office:value="10178" calcext:value-type="float">
            <text:p>10,178</text:p>
          </table:table-cell>
          <table:table-cell table:style-name="ce30" office:value-type="float" office:value="9338" calcext:value-type="float">
            <text:p>9,338</text:p>
          </table:table-cell>
          <table:table-cell table:style-name="ce37" office:value-type="float" office:value="8929" calcext:value-type="float">
            <text:p>8,929</text:p>
          </table:table-cell>
          <table:table-cell table:style-name="ce30" office:value-type="float" office:value="43964" calcext:value-type="float">
            <text:p>43,964</text:p>
          </table:table-cell>
          <table:table-cell table:style-name="ce30" office:value-type="float" office:value="8854" calcext:value-type="float">
            <text:p>8,854</text:p>
          </table:table-cell>
          <table:table-cell table:style-name="ce30" office:value-type="float" office:value="8711" calcext:value-type="float">
            <text:p>8,711</text:p>
          </table:table-cell>
          <table:table-cell table:style-name="ce30" office:value-type="float" office:value="8784" calcext:value-type="float">
            <text:p>8,784</text:p>
          </table:table-cell>
          <table:table-cell table:style-name="ce30" office:value-type="float" office:value="8942" calcext:value-type="float">
            <text:p>8,942</text:p>
          </table:table-cell>
          <table:table-cell table:style-name="ce37" office:value-type="float" office:value="8673" calcext:value-type="float">
            <text:p>8,673</text:p>
          </table:table-cell>
          <table:table-cell table:style-name="ce30" office:value-type="float" office:value="45691" calcext:value-type="float">
            <text:p>45,691</text:p>
          </table:table-cell>
          <table:table-cell table:style-name="ce30" office:value-type="float" office:value="8871" calcext:value-type="float">
            <text:p>8,871</text:p>
          </table:table-cell>
          <table:table-cell table:style-name="ce30" office:value-type="float" office:value="9037" calcext:value-type="float">
            <text:p>9,037</text:p>
          </table:table-cell>
          <table:table-cell table:style-name="ce30" office:value-type="float" office:value="8924" calcext:value-type="float">
            <text:p>8,924</text:p>
          </table:table-cell>
          <table:table-cell table:style-name="ce30" office:value-type="float" office:value="9371" calcext:value-type="float">
            <text:p>9,371</text:p>
          </table:table-cell>
          <table:table-cell table:style-name="ce37" office:value-type="float" office:value="9488" calcext:value-type="float">
            <text:p>9,488</text:p>
          </table:table-cell>
          <table:table-cell table:style-name="ce30" office:value-type="float" office:value="47352" calcext:value-type="float">
            <text:p>47,352</text:p>
          </table:table-cell>
          <table:table-cell table:style-name="ce30" office:value-type="float" office:value="9697" calcext:value-type="float">
            <text:p>9,697</text:p>
          </table:table-cell>
          <table:table-cell table:style-name="ce30" office:value-type="float" office:value="9446" calcext:value-type="float">
            <text:p>9,446</text:p>
          </table:table-cell>
          <table:table-cell table:style-name="ce30" office:value-type="float" office:value="9577" calcext:value-type="float">
            <text:p>9,577</text:p>
          </table:table-cell>
          <table:table-cell table:style-name="ce30" office:value-type="float" office:value="9312" calcext:value-type="float">
            <text:p>9,312</text:p>
          </table:table-cell>
          <table:table-cell table:style-name="ce37" office:value-type="float" office:value="9320" calcext:value-type="float">
            <text:p>9,320</text:p>
          </table:table-cell>
          <table:table-cell table:style-name="ce30" office:value-type="float" office:value="42329" calcext:value-type="float">
            <text:p>42,329</text:p>
          </table:table-cell>
          <table:table-cell table:style-name="ce30" office:value-type="float" office:value="8771" calcext:value-type="float">
            <text:p>8,771</text:p>
          </table:table-cell>
          <table:table-cell table:style-name="ce30" office:value-type="float" office:value="8506" calcext:value-type="float">
            <text:p>8,506</text:p>
          </table:table-cell>
          <table:table-cell table:style-name="ce30" office:value-type="float" office:value="8583" calcext:value-type="float">
            <text:p>8,583</text:p>
          </table:table-cell>
          <table:table-cell table:style-name="ce30" office:value-type="float" office:value="8528" calcext:value-type="float">
            <text:p>8,528</text:p>
          </table:table-cell>
          <table:table-cell table:style-name="ce37" office:value-type="float" office:value="7941" calcext:value-type="float">
            <text:p>7,941</text:p>
          </table:table-cell>
          <table:table-cell table:style-name="ce30" office:value-type="float" office:value="35688" calcext:value-type="float">
            <text:p>35,688</text:p>
          </table:table-cell>
          <table:table-cell table:style-name="ce30" office:value-type="float" office:value="7799" calcext:value-type="float">
            <text:p>7,799</text:p>
          </table:table-cell>
          <table:table-cell table:style-name="ce30" office:value-type="float" office:value="7854" calcext:value-type="float">
            <text:p>7,854</text:p>
          </table:table-cell>
          <table:table-cell table:style-name="ce30" office:value-type="float" office:value="7490" calcext:value-type="float">
            <text:p>7,490</text:p>
          </table:table-cell>
          <table:table-cell table:style-name="ce30" office:value-type="float" office:value="6275" calcext:value-type="float">
            <text:p>6,275</text:p>
          </table:table-cell>
          <table:table-cell table:style-name="ce37" office:value-type="float" office:value="6270" calcext:value-type="float">
            <text:p>6,270</text:p>
          </table:table-cell>
          <table:table-cell table:style-name="ce30" office:value-type="float" office:value="22500" calcext:value-type="float">
            <text:p>22,500</text:p>
          </table:table-cell>
          <table:table-cell table:style-name="ce30" office:value-type="float" office:value="5357" calcext:value-type="float">
            <text:p>5,357</text:p>
          </table:table-cell>
          <table:table-cell table:style-name="ce30" office:value-type="float" office:value="4818" calcext:value-type="float">
            <text:p>4,818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4246" calcext:value-type="float">
            <text:p>4,246</text:p>
          </table:table-cell>
          <table:table-cell table:style-name="ce37" office:value-type="float" office:value="4628" calcext:value-type="float">
            <text:p>4,628</text:p>
          </table:table-cell>
          <table:table-cell table:style-name="ce30" office:value-type="float" office:value="24095" calcext:value-type="float">
            <text:p>24,095</text:p>
          </table:table-cell>
          <table:table-cell table:style-name="ce30" office:value-type="float" office:value="4717" calcext:value-type="float">
            <text:p>4,717</text:p>
          </table:table-cell>
          <table:table-cell table:style-name="ce30" office:value-type="float" office:value="4772" calcext:value-type="float">
            <text:p>4,772</text:p>
          </table:table-cell>
          <table:table-cell table:style-name="ce30" office:value-type="float" office:value="4734" calcext:value-type="float">
            <text:p>4,734</text:p>
          </table:table-cell>
          <table:table-cell table:style-name="ce30" office:value-type="float" office:value="5046" calcext:value-type="float">
            <text:p>5,046</text:p>
          </table:table-cell>
          <table:table-cell table:style-name="ce37" office:value-type="float" office:value="4826" calcext:value-type="float">
            <text:p>4,826</text:p>
          </table:table-cell>
          <table:table-cell table:style-name="ce30" office:value-type="float" office:value="22078" calcext:value-type="float">
            <text:p>22,078</text:p>
          </table:table-cell>
          <table:table-cell table:style-name="ce30" office:value-type="float" office:value="4449" calcext:value-type="float">
            <text:p>4,449</text:p>
          </table:table-cell>
          <table:table-cell table:style-name="ce30" office:value-type="float" office:value="4611" calcext:value-type="float">
            <text:p>4,611</text:p>
          </table:table-cell>
          <table:table-cell table:style-name="ce30" office:value-type="float" office:value="4488" calcext:value-type="float">
            <text:p>4,488</text:p>
          </table:table-cell>
          <table:table-cell table:style-name="ce30" office:value-type="float" office:value="4280" calcext:value-type="float">
            <text:p>4,280</text:p>
          </table:table-cell>
          <table:table-cell table:style-name="ce37" office:value-type="float" office:value="4250" calcext:value-type="float">
            <text:p>4,250</text:p>
          </table:table-cell>
          <table:table-cell table:style-name="ce30" office:value-type="float" office:value="17321" calcext:value-type="float">
            <text:p>17,321</text:p>
          </table:table-cell>
          <table:table-cell table:style-name="ce30" office:value-type="float" office:value="3813" calcext:value-type="float">
            <text:p>3,813</text:p>
          </table:table-cell>
          <table:table-cell table:style-name="ce30" office:value-type="float" office:value="3821" calcext:value-type="float">
            <text:p>3,821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7" office:value-type="float" office:value="2836" calcext:value-type="float">
            <text:p>2,836</text:p>
          </table:table-cell>
          <table:table-cell table:style-name="ce30" office:value-type="float" office:value="10941" calcext:value-type="float">
            <text:p>10,941</text:p>
          </table:table-cell>
          <table:table-cell table:style-name="ce30" office:value-type="float" office:value="2716" calcext:value-type="float">
            <text:p>2,716</text:p>
          </table:table-cell>
          <table:table-cell table:style-name="ce30" office:value-type="float" office:value="2459" calcext:value-type="float">
            <text:p>2,459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7" office:value-type="float" office:value="1675" calcext:value-type="float">
            <text:p>1,675</text:p>
          </table:table-cell>
          <table:table-cell table:style-name="ce30" office:value-type="float" office:value="5386" calcext:value-type="float">
            <text:p>5,386</text:p>
          </table:table-cell>
          <table:table-cell table:style-name="ce30" office:value-type="float" office:value="1427" calcext:value-type="float">
            <text:p>1,427</text:p>
          </table:table-cell>
          <table:table-cell table:style-name="ce30" office:value-type="float" office:value="1288" calcext:value-type="float">
            <text:p>1,288</text:p>
          </table:table-cell>
          <table:table-cell table:style-name="ce30" office:value-type="float" office:value="1061" calcext:value-type="float">
            <text:p>1,061</text:p>
          </table:table-cell>
          <table:table-cell table:style-name="ce30" office:value-type="float" office:value="894" calcext:value-type="float">
            <text:p>894</text:p>
          </table:table-cell>
          <table:table-cell table:style-name="ce37" office:value-type="float" office:value="716" calcext:value-type="float">
            <text:p>716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49" calcext:value-type="float">
            <text:p>249</text:p>
          </table:table-cell>
          <table:table-cell table:style-name="ce37" office:value-type="float" office:value="190" calcext:value-type="float">
            <text:p>190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2615" calcext:value-type="float">
            <text:p>532,615</text:p>
          </table:table-cell>
          <table:table-cell table:style-name="ce29" table:formula="of:=SUM([.E35:.I35])" office:value-type="float" office:value="23070" calcext:value-type="float">
            <text:p>23,070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4942" calcext:value-type="float">
            <text:p>4,942</text:p>
          </table:table-cell>
          <table:table-cell table:style-name="ce29" office:value-type="float" office:value="29588" calcext:value-type="float">
            <text:p>29,588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5591" calcext:value-type="float">
            <text:p>5,591</text:p>
          </table:table-cell>
          <table:table-cell table:style-name="ce29" office:value-type="float" office:value="6189" calcext:value-type="float">
            <text:p>6,189</text:p>
          </table:table-cell>
          <table:table-cell table:style-name="ce29" office:value-type="float" office:value="6308" calcext:value-type="float">
            <text:p>6,308</text:p>
          </table:table-cell>
          <table:table-cell table:style-name="ce52" office:value-type="float" office:value="6185" calcext:value-type="float">
            <text:p>6,185</text:p>
          </table:table-cell>
          <table:table-cell table:style-name="ce29" office:value-type="float" office:value="35916" calcext:value-type="float">
            <text:p>35,916</text:p>
          </table:table-cell>
          <table:table-cell table:style-name="ce29" office:value-type="float" office:value="6622" calcext:value-type="float">
            <text:p>6,622</text:p>
          </table:table-cell>
          <table:table-cell table:style-name="ce29" office:value-type="float" office:value="7244" calcext:value-type="float">
            <text:p>7,244</text:p>
          </table:table-cell>
          <table:table-cell table:style-name="ce29" office:value-type="float" office:value="7257" calcext:value-type="float">
            <text:p>7,257</text:p>
          </table:table-cell>
          <table:table-cell table:style-name="ce29" office:value-type="float" office:value="7411" calcext:value-type="float">
            <text:p>7,411</text:p>
          </table:table-cell>
          <table:table-cell table:style-name="ce52" office:value-type="float" office:value="7382" calcext:value-type="float">
            <text:p>7,382</text:p>
          </table:table-cell>
          <table:table-cell table:style-name="ce29" office:value-type="float" office:value="37735" calcext:value-type="float">
            <text:p>37,735</text:p>
          </table:table-cell>
          <table:table-cell table:style-name="ce29" office:value-type="float" office:value="7493" calcext:value-type="float">
            <text:p>7,493</text:p>
          </table:table-cell>
          <table:table-cell table:number-columns-repeated="2" table:style-name="ce29" office:value-type="float" office:value="7510" calcext:value-type="float">
            <text:p>7,510</text:p>
          </table:table-cell>
          <table:table-cell table:style-name="ce29" office:value-type="float" office:value="7609" calcext:value-type="float">
            <text:p>7,609</text:p>
          </table:table-cell>
          <table:table-cell table:style-name="ce52" office:value-type="float" office:value="7613" calcext:value-type="float">
            <text:p>7,613</text:p>
          </table:table-cell>
          <table:table-cell table:style-name="ce29" office:value-type="float" office:value="39585" calcext:value-type="float">
            <text:p>39,585</text:p>
          </table:table-cell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7379" calcext:value-type="float">
            <text:p>7,379</text:p>
          </table:table-cell>
          <table:table-cell table:style-name="ce29" office:value-type="float" office:value="7667" calcext:value-type="float">
            <text:p>7,667</text:p>
          </table:table-cell>
          <table:table-cell table:style-name="ce29" office:value-type="float" office:value="8351" calcext:value-type="float">
            <text:p>8,351</text:p>
          </table:table-cell>
          <table:table-cell table:style-name="ce52" office:value-type="float" office:value="8558" calcext:value-type="float">
            <text:p>8,558</text:p>
          </table:table-cell>
          <table:table-cell table:style-name="ce29" office:value-type="float" office:value="45642" calcext:value-type="float">
            <text:p>45,642</text:p>
          </table:table-cell>
          <table:table-cell table:style-name="ce29" office:value-type="float" office:value="9056" calcext:value-type="float">
            <text:p>9,056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9317" calcext:value-type="float">
            <text:p>9,317</text:p>
          </table:table-cell>
          <table:table-cell table:style-name="ce29" office:value-type="float" office:value="9125" calcext:value-type="float">
            <text:p>9,125</text:p>
          </table:table-cell>
          <table:table-cell table:style-name="ce52" office:value-type="float" office:value="8821" calcext:value-type="float">
            <text:p>8,821</text:p>
          </table:table-cell>
          <table:table-cell table:style-name="ce29" office:value-type="float" office:value="38489" calcext:value-type="float">
            <text:p>38,489</text:p>
          </table:table-cell>
          <table:table-cell table:style-name="ce29" office:value-type="float" office:value="8246" calcext:value-type="float">
            <text:p>8,246</text:p>
          </table:table-cell>
          <table:table-cell table:style-name="ce29" office:value-type="float" office:value="8234" calcext:value-type="float">
            <text:p>8,234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7138" calcext:value-type="float">
            <text:p>7,138</text:p>
          </table:table-cell>
          <table:table-cell table:style-name="ce52" office:value-type="float" office:value="6948" calcext:value-type="float">
            <text:p>6,948</text:p>
          </table:table-cell>
          <table:table-cell table:style-name="ce29" office:value-type="float" office:value="38219" calcext:value-type="float">
            <text:p>38,219</text:p>
          </table:table-cell>
          <table:table-cell table:style-name="ce29" office:value-type="float" office:value="7141" calcext:value-type="float">
            <text:p>7,141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7683" calcext:value-type="float">
            <text:p>7,683</text:p>
          </table:table-cell>
          <table:table-cell table:style-name="ce29" office:value-type="float" office:value="7803" calcext:value-type="float">
            <text:p>7,803</text:p>
          </table:table-cell>
          <table:table-cell table:style-name="ce52" office:value-type="float" office:value="8191" calcext:value-type="float">
            <text:p>8,191</text:p>
          </table:table-cell>
          <table:table-cell table:style-name="ce29" office:value-type="float" office:value="41188" calcext:value-type="float">
            <text:p>41,188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8101" calcext:value-type="float">
            <text:p>8,101</text:p>
          </table:table-cell>
          <table:table-cell table:style-name="ce29" office:value-type="float" office:value="8120" calcext:value-type="float">
            <text:p>8,120</text:p>
          </table:table-cell>
          <table:table-cell table:style-name="ce29" office:value-type="float" office:value="8509" calcext:value-type="float">
            <text:p>8,509</text:p>
          </table:table-cell>
          <table:table-cell table:style-name="ce52" office:value-type="float" office:value="8556" calcext:value-type="float">
            <text:p>8,556</text:p>
          </table:table-cell>
          <table:table-cell table:style-name="ce29" office:value-type="float" office:value="43330" calcext:value-type="float">
            <text:p>43,330</text:p>
          </table:table-cell>
          <table:table-cell table:style-name="ce29" office:value-type="float" office:value="8937" calcext:value-type="float">
            <text:p>8,937</text:p>
          </table:table-cell>
          <table:table-cell table:style-name="ce29" office:value-type="float" office:value="8702" calcext:value-type="float">
            <text:p>8,702</text:p>
          </table:table-cell>
          <table:table-cell table:style-name="ce29" office:value-type="float" office:value="8666" calcext:value-type="float">
            <text:p>8,666</text:p>
          </table:table-cell>
          <table:table-cell table:style-name="ce29" office:value-type="float" office:value="8512" calcext:value-type="float">
            <text:p>8,512</text:p>
          </table:table-cell>
          <table:table-cell table:style-name="ce52" office:value-type="float" office:value="8513" calcext:value-type="float">
            <text:p>8,513</text:p>
          </table:table-cell>
          <table:table-cell table:style-name="ce29" office:value-type="float" office:value="37923" calcext:value-type="float">
            <text:p>37,923</text:p>
          </table:table-cell>
          <table:table-cell table:style-name="ce29" office:value-type="float" office:value="7787" calcext:value-type="float">
            <text:p>7,787</text:p>
          </table:table-cell>
          <table:table-cell table:style-name="ce29" office:value-type="float" office:value="7562" calcext:value-type="float">
            <text:p>7,562</text:p>
          </table:table-cell>
          <table:table-cell table:style-name="ce29" office:value-type="float" office:value="7686" calcext:value-type="float">
            <text:p>7,686</text:p>
          </table:table-cell>
          <table:table-cell table:style-name="ce29" office:value-type="float" office:value="7681" calcext:value-type="float">
            <text:p>7,681</text:p>
          </table:table-cell>
          <table:table-cell table:style-name="ce52" office:value-type="float" office:value="7207" calcext:value-type="float">
            <text:p>7,207</text:p>
          </table:table-cell>
          <table:table-cell table:style-name="ce29" office:value-type="float" office:value="31878" calcext:value-type="float">
            <text:p>31,878</text:p>
          </table:table-cell>
          <table:table-cell table:style-name="ce29" office:value-type="float" office:value="6801" calcext:value-type="float">
            <text:p>6,801</text:p>
          </table:table-cell>
          <table:table-cell table:style-name="ce29" office:value-type="float" office:value="7097" calcext:value-type="float">
            <text:p>7,097</text:p>
          </table:table-cell>
          <table:table-cell table:style-name="ce29" office:value-type="float" office:value="6636" calcext:value-type="float">
            <text:p>6,636</text:p>
          </table:table-cell>
          <table:table-cell table:style-name="ce29" office:value-type="float" office:value="5771" calcext:value-type="float">
            <text:p>5,771</text:p>
          </table:table-cell>
          <table:table-cell table:style-name="ce52" office:value-type="float" office:value="5573" calcext:value-type="float">
            <text:p>5,573</text:p>
          </table:table-cell>
          <table:table-cell table:style-name="ce29" office:value-type="float" office:value="20156" calcext:value-type="float">
            <text:p>20,156</text:p>
          </table:table-cell>
          <table:table-cell table:style-name="ce29" office:value-type="float" office:value="4720" calcext:value-type="float">
            <text:p>4,720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908" calcext:value-type="float">
            <text:p>3,908</text:p>
          </table:table-cell>
          <table:table-cell table:style-name="ce52" office:value-type="float" office:value="3963" calcext:value-type="float">
            <text:p>3,963</text:p>
          </table:table-cell>
          <table:table-cell table:style-name="ce29" office:value-type="float" office:value="21792" calcext:value-type="float">
            <text:p>21,792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344" calcext:value-type="float">
            <text:p>4,344</text:p>
          </table:table-cell>
          <table:table-cell table:style-name="ce29" office:value-type="float" office:value="4477" calcext:value-type="float">
            <text:p>4,477</text:p>
          </table:table-cell>
          <table:table-cell table:style-name="ce29" office:value-type="float" office:value="4519" calcext:value-type="float">
            <text:p>4,519</text:p>
          </table:table-cell>
          <table:table-cell table:style-name="ce52" office:value-type="float" office:value="4241" calcext:value-type="float">
            <text:p>4,241</text:p>
          </table:table-cell>
          <table:table-cell table:style-name="ce29" office:value-type="float" office:value="18692" calcext:value-type="float">
            <text:p>18,692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547" calcext:value-type="float">
            <text:p>3,547</text:p>
          </table:table-cell>
          <table:table-cell table:style-name="ce52" office:value-type="float" office:value="3401" calcext:value-type="float">
            <text:p>3,401</text:p>
          </table:table-cell>
          <table:table-cell table:style-name="ce29" office:value-type="float" office:value="14998" calcext:value-type="float">
            <text:p>14,998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2782" calcext:value-type="float">
            <text:p>2,782</text:p>
          </table:table-cell>
          <table:table-cell table:style-name="ce52" office:value-type="float" office:value="2562" calcext:value-type="float">
            <text:p>2,562</text:p>
          </table:table-cell>
          <table:table-cell table:style-name="ce29" office:value-type="float" office:value="9075" calcext:value-type="float">
            <text:p>9,075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479" calcext:value-type="float">
            <text:p>1,479</text:p>
          </table:table-cell>
          <table:table-cell table:style-name="ce52" office:value-type="float" office:value="1298" calcext:value-type="float">
            <text:p>1,298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590" calcext:value-type="float">
            <text:p>590</text:p>
          </table:table-cell>
          <table:table-cell table:style-name="ce52" office:value-type="float" office:value="449" calcext:value-type="float">
            <text:p>449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30" calcext:value-type="float">
            <text:p>130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5465" calcext:value-type="float">
            <text:p>275,465</text:p>
          </table:table-cell>
          <table:table-cell table:style-name="ce29" table:formula="of:=SUM([.E36:.I36])" office:value-type="float" office:value="11956" calcext:value-type="float">
            <text:p>11,956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15420" calcext:value-type="float">
            <text:p>15,420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52" office:value-type="float" office:value="3214" calcext:value-type="float">
            <text:p>3,214</text:p>
          </table:table-cell>
          <table:table-cell table:style-name="ce29" office:value-type="float" office:value="18516" calcext:value-type="float">
            <text:p>18,516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3834" calcext:value-type="float">
            <text:p>3,834</text:p>
          </table:table-cell>
          <table:table-cell table:style-name="ce52" office:value-type="float" office:value="3782" calcext:value-type="float">
            <text:p>3,782</text:p>
          </table:table-cell>
          <table:table-cell table:style-name="ce29" office:value-type="float" office:value="19702" calcext:value-type="float">
            <text:p>19,702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923" calcext:value-type="float">
            <text:p>3,923</text:p>
          </table:table-cell>
          <table:table-cell table:style-name="ce52" office:value-type="float" office:value="4050" calcext:value-type="float">
            <text:p>4,050</text:p>
          </table:table-cell>
          <table:table-cell table:style-name="ce29" office:value-type="float" office:value="20409" calcext:value-type="float">
            <text:p>20,409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4226" calcext:value-type="float">
            <text:p>4,226</text:p>
          </table:table-cell>
          <table:table-cell table:style-name="ce52" office:value-type="float" office:value="4511" calcext:value-type="float">
            <text:p>4,511</text:p>
          </table:table-cell>
          <table:table-cell table:style-name="ce29" office:value-type="float" office:value="23598" calcext:value-type="float">
            <text:p>23,598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750" calcext:value-type="float">
            <text:p>4,750</text:p>
          </table:table-cell>
          <table:table-cell table:style-name="ce52" office:value-type="float" office:value="4632" calcext:value-type="float">
            <text:p>4,632</text:p>
          </table:table-cell>
          <table:table-cell table:style-name="ce29" office:value-type="float" office:value="20146" calcext:value-type="float">
            <text:p>20,146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3781" calcext:value-type="float">
            <text:p>3,781</text:p>
          </table:table-cell>
          <table:table-cell table:style-name="ce52" office:value-type="float" office:value="3546" calcext:value-type="float">
            <text:p>3,546</text:p>
          </table:table-cell>
          <table:table-cell table:style-name="ce29" office:value-type="float" office:value="20220" calcext:value-type="float">
            <text:p>20,220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4126" calcext:value-type="float">
            <text:p>4,126</text:p>
          </table:table-cell>
          <table:table-cell table:style-name="ce52" office:value-type="float" office:value="4417" calcext:value-type="float">
            <text:p>4,417</text:p>
          </table:table-cell>
          <table:table-cell table:style-name="ce29" office:value-type="float" office:value="22157" calcext:value-type="float">
            <text:p>22,157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4479" calcext:value-type="float">
            <text:p>4,479</text:p>
          </table:table-cell>
          <table:table-cell table:style-name="ce52" office:value-type="float" office:value="4678" calcext:value-type="float">
            <text:p>4,678</text:p>
          </table:table-cell>
          <table:table-cell table:style-name="ce29" office:value-type="float" office:value="23070" calcext:value-type="float">
            <text:p>23,070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4616" calcext:value-type="float">
            <text:p>4,616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4574" calcext:value-type="float">
            <text:p>4,574</text:p>
          </table:table-cell>
          <table:table-cell table:style-name="ce52" office:value-type="float" office:value="4559" calcext:value-type="float">
            <text:p>4,559</text:p>
          </table:table-cell>
          <table:table-cell table:style-name="ce29" office:value-type="float" office:value="19943" calcext:value-type="float">
            <text:p>19,943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4063" calcext:value-type="float">
            <text:p>4,063</text:p>
          </table:table-cell>
          <table:table-cell table:style-name="ce52" office:value-type="float" office:value="3811" calcext:value-type="float">
            <text:p>3,811</text:p>
          </table:table-cell>
          <table:table-cell table:style-name="ce29" office:value-type="float" office:value="16656" calcext:value-type="float">
            <text:p>16,656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012" calcext:value-type="float">
            <text:p>3,012</text:p>
          </table:table-cell>
          <table:table-cell table:style-name="ce52" office:value-type="float" office:value="2855" calcext:value-type="float">
            <text:p>2,855</text:p>
          </table:table-cell>
          <table:table-cell table:style-name="ce29" office:value-type="float" office:value="10165" calcext:value-type="float">
            <text:p>10,165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985" calcext:value-type="float">
            <text:p>1,985</text:p>
          </table:table-cell>
          <table:table-cell table:style-name="ce52" office:value-type="float" office:value="2033" calcext:value-type="float">
            <text:p>2,033</text:p>
          </table:table-cell>
          <table:table-cell table:style-name="ce29" office:value-type="float" office:value="10732" calcext:value-type="float">
            <text:p>10,732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2214" calcext:value-type="float">
            <text:p>2,214</text:p>
          </table:table-cell>
          <table:table-cell table:style-name="ce52" office:value-type="float" office:value="2133" calcext:value-type="float">
            <text:p>2,133</text:p>
          </table:table-cell>
          <table:table-cell table:style-name="ce29" office:value-type="float" office:value="9031" calcext:value-type="float">
            <text:p>9,031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692" calcext:value-type="float">
            <text:p>1,692</text:p>
          </table:table-cell>
          <table:table-cell table:style-name="ce52" office:value-type="float" office:value="1659" calcext:value-type="float">
            <text:p>1,659</text:p>
          </table:table-cell>
          <table:table-cell table:style-name="ce29" office:value-type="float" office:value="7233" calcext:value-type="float">
            <text:p>7,233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359" calcext:value-type="float">
            <text:p>1,359</text:p>
          </table:table-cell>
          <table:table-cell table:style-name="ce52" office:value-type="float" office:value="1209" calcext:value-type="float">
            <text:p>1,209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03" calcext:value-type="float">
            <text:p>703</text:p>
          </table:table-cell>
          <table:table-cell table:style-name="ce52" office:value-type="float" office:value="560" calcext:value-type="float">
            <text:p>560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150" calcext:value-type="float">
            <text:p>257,150</text:p>
          </table:table-cell>
          <table:table-cell table:style-name="ce37" table:formula="of:=SUM([.E37:.I37])" office:value-type="float" office:value="11114" calcext:value-type="float">
            <text:p>11,114</text:p>
          </table:table-cell>
          <table:table-cell table:style-name="ce30" office:value-type="float" office:value="1983" calcext:value-type="float">
            <text:p>1,983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2178" calcext:value-type="float">
            <text:p>2,178</text:p>
          </table:table-cell>
          <table:table-cell table:number-columns-repeated="2" table:style-name="ce30" office:value-type="float" office:value="2377" calcext:value-type="float">
            <text:p>2,377</text:p>
          </table:table-cell>
          <table:table-cell table:style-name="ce30" office:value-type="float" office:value="14168" calcext:value-type="float">
            <text:p>14,168</text:p>
          </table:table-cell>
          <table:table-cell table:style-name="ce30" office:value-type="float" office:value="2530" calcext:value-type="float">
            <text:p>2,530</text:p>
          </table:table-cell>
          <table:table-cell table:style-name="ce30" office:value-type="float" office:value="2684" calcext:value-type="float">
            <text:p>2,684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0" office:value-type="float" office:value="2974" calcext:value-type="float">
            <text:p>2,974</text:p>
          </table:table-cell>
          <table:table-cell table:style-name="ce37" office:value-type="float" office:value="2971" calcext:value-type="float">
            <text:p>2,971</text:p>
          </table:table-cell>
          <table:table-cell table:style-name="ce30" office:value-type="float" office:value="17400" calcext:value-type="float">
            <text:p>17,400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3531" calcext:value-type="float">
            <text:p>3,531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7" office:value-type="float" office:value="3600" calcext:value-type="float">
            <text:p>3,600</text:p>
          </table:table-cell>
          <table:table-cell table:style-name="ce30" office:value-type="float" office:value="18033" calcext:value-type="float">
            <text:p>18,033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686" calcext:value-type="float">
            <text:p>3,686</text:p>
          </table:table-cell>
          <table:table-cell table:style-name="ce37" office:value-type="float" office:value="3563" calcext:value-type="float">
            <text:p>3,563</text:p>
          </table:table-cell>
          <table:table-cell table:style-name="ce30" office:value-type="float" office:value="19176" calcext:value-type="float">
            <text:p>19,176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0" office:value-type="float" office:value="3726" calcext:value-type="float">
            <text:p>3,726</text:p>
          </table:table-cell>
          <table:table-cell table:style-name="ce30" office:value-type="float" office:value="4125" calcext:value-type="float">
            <text:p>4,125</text:p>
          </table:table-cell>
          <table:table-cell table:style-name="ce37" office:value-type="float" office:value="4047" calcext:value-type="float">
            <text:p>4,047</text:p>
          </table:table-cell>
          <table:table-cell table:style-name="ce30" office:value-type="float" office:value="22044" calcext:value-type="float">
            <text:p>22,044</text:p>
          </table:table-cell>
          <table:table-cell table:style-name="ce30" office:value-type="float" office:value="4395" calcext:value-type="float">
            <text:p>4,395</text:p>
          </table:table-cell>
          <table:table-cell table:style-name="ce30" office:value-type="float" office:value="4547" calcext:value-type="float">
            <text:p>4,547</text:p>
          </table:table-cell>
          <table:table-cell table:style-name="ce30" office:value-type="float" office:value="4538" calcext:value-type="float">
            <text:p>4,538</text:p>
          </table:table-cell>
          <table:table-cell table:style-name="ce30" office:value-type="float" office:value="4375" calcext:value-type="float">
            <text:p>4,375</text:p>
          </table:table-cell>
          <table:table-cell table:style-name="ce37" office:value-type="float" office:value="4189" calcext:value-type="float">
            <text:p>4,189</text:p>
          </table:table-cell>
          <table:table-cell table:style-name="ce30" office:value-type="float" office:value="18343" calcext:value-type="float">
            <text:p>18,343</text:p>
          </table:table-cell>
          <table:table-cell table:style-name="ce30" office:value-type="float" office:value="3945" calcext:value-type="float">
            <text:p>3,945</text:p>
          </table:table-cell>
          <table:table-cell table:style-name="ce30" office:value-type="float" office:value="3925" calcext:value-type="float">
            <text:p>3,925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7" office:value-type="float" office:value="3402" calcext:value-type="float">
            <text:p>3,402</text:p>
          </table:table-cell>
          <table:table-cell table:style-name="ce30" office:value-type="float" office:value="17999" calcext:value-type="float">
            <text:p>17,999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7" office:value-type="float" office:value="3774" calcext:value-type="float">
            <text:p>3,774</text:p>
          </table:table-cell>
          <table:table-cell table:style-name="ce30" office:value-type="float" office:value="19031" calcext:value-type="float">
            <text:p>19,031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7" office:value-type="float" office:value="3878" calcext:value-type="float">
            <text:p>3,878</text:p>
          </table:table-cell>
          <table:table-cell table:style-name="ce30" office:value-type="float" office:value="20260" calcext:value-type="float">
            <text:p>20,260</text:p>
          </table:table-cell>
          <table:table-cell table:style-name="ce30" office:value-type="float" office:value="4227" calcext:value-type="float">
            <text:p>4,227</text:p>
          </table:table-cell>
          <table:table-cell table:style-name="ce30" office:value-type="float" office:value="4086" calcext:value-type="float">
            <text:p>4,086</text:p>
          </table:table-cell>
          <table:table-cell table:style-name="ce30" office:value-type="float" office:value="4055" calcext:value-type="float">
            <text:p>4,055</text:p>
          </table:table-cell>
          <table:table-cell table:style-name="ce30" office:value-type="float" office:value="3938" calcext:value-type="float">
            <text:p>3,938</text:p>
          </table:table-cell>
          <table:table-cell table:style-name="ce37" office:value-type="float" office:value="3954" calcext:value-type="float">
            <text:p>3,954</text:p>
          </table:table-cell>
          <table:table-cell table:style-name="ce30" office:value-type="float" office:value="17980" calcext:value-type="float">
            <text:p>17,980</text:p>
          </table:table-cell>
          <table:table-cell table:style-name="ce30" office:value-type="float" office:value="3708" calcext:value-type="float">
            <text:p>3,708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700" calcext:value-type="float">
            <text:p>3,700</text:p>
          </table:table-cell>
          <table:table-cell table:style-name="ce30" office:value-type="float" office:value="3618" calcext:value-type="float">
            <text:p>3,618</text:p>
          </table:table-cell>
          <table:table-cell table:style-name="ce37" office:value-type="float" office:value="3396" calcext:value-type="float">
            <text:p>3,396</text:p>
          </table:table-cell>
          <table:table-cell table:style-name="ce30" office:value-type="float" office:value="15222" calcext:value-type="float">
            <text:p>15,222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326" calcext:value-type="float">
            <text:p>3,326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2759" calcext:value-type="float">
            <text:p>2,759</text:p>
          </table:table-cell>
          <table:table-cell table:style-name="ce37" office:value-type="float" office:value="2718" calcext:value-type="float">
            <text:p>2,718</text:p>
          </table:table-cell>
          <table:table-cell table:style-name="ce30" office:value-type="float" office:value="9991" calcext:value-type="float">
            <text:p>9,991</text:p>
          </table:table-cell>
          <table:table-cell table:style-name="ce30" office:value-type="float" office:value="2352" calcext:value-type="float">
            <text:p>2,352</text:p>
          </table:table-cell>
          <table:table-cell table:style-name="ce30" office:value-type="float" office:value="2061" calcext:value-type="float">
            <text:p>2,061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7" office:value-type="float" office:value="1930" calcext:value-type="float">
            <text:p>1,930</text:p>
          </table:table-cell>
          <table:table-cell table:style-name="ce30" office:value-type="float" office:value="11060" calcext:value-type="float">
            <text:p>11,060</text:p>
          </table:table-cell>
          <table:table-cell table:style-name="ce30" office:value-type="float" office:value="2159" calcext:value-type="float">
            <text:p>2,159</text:p>
          </table:table-cell>
          <table:table-cell table:style-name="ce30" office:value-type="float" office:value="2151" calcext:value-type="float">
            <text:p>2,151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2305" calcext:value-type="float">
            <text:p>2,305</text:p>
          </table:table-cell>
          <table:table-cell table:style-name="ce37" office:value-type="float" office:value="2108" calcext:value-type="float">
            <text:p>2,108</text:p>
          </table:table-cell>
          <table:table-cell table:style-name="ce30" office:value-type="float" office:value="9661" calcext:value-type="float">
            <text:p>9,661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1997" calcext:value-type="float">
            <text:p>1,997</text:p>
          </table:table-cell>
          <table:table-cell table:style-name="ce30" office:value-type="float" office:value="1855" calcext:value-type="float">
            <text:p>1,855</text:p>
          </table:table-cell>
          <table:table-cell table:style-name="ce37" office:value-type="float" office:value="1742" calcext:value-type="float">
            <text:p>1,742</text:p>
          </table:table-cell>
          <table:table-cell table:style-name="ce30" office:value-type="float" office:value="7765" calcext:value-type="float">
            <text:p>7,765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660" calcext:value-type="float">
            <text:p>1,660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7" office:value-type="float" office:value="1353" calcext:value-type="float">
            <text:p>1,353</text:p>
          </table:table-cell>
          <table:table-cell table:style-name="ce30" office:value-type="float" office:value="4748" calcext:value-type="float">
            <text:p>4,748</text:p>
          </table:table-cell>
          <table:table-cell table:style-name="ce30" office:value-type="float" office:value="1178" calcext:value-type="float">
            <text:p>1,178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992" calcext:value-type="float">
            <text:p>992</text:p>
          </table:table-cell>
          <table:table-cell table:style-name="ce30" office:value-type="float" office:value="776" calcext:value-type="float">
            <text:p>776</text:p>
          </table:table-cell>
          <table:table-cell table:style-name="ce37" office:value-type="float" office:value="738" calcext:value-type="float">
            <text:p>738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352" calcext:value-type="float">
            <text:p>352</text:p>
          </table:table-cell>
          <table:table-cell table:style-name="ce37" office:value-type="float" office:value="279" calcext:value-type="float">
            <text:p>279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08" calcext:value-type="float">
            <text:p>108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4994" calcext:value-type="float">
            <text:p>724,994</text:p>
          </table:table-cell>
          <table:table-cell table:style-name="ce29" table:formula="of:=SUM([.E38:.I38])" office:value-type="float" office:value="33209" calcext:value-type="float">
            <text:p>33,209</text:p>
          </table:table-cell>
          <table:table-cell table:style-name="ce29" office:value-type="float" office:value="6020" calcext:value-type="float">
            <text:p>6,020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721" calcext:value-type="float">
            <text:p>6,721</text:p>
          </table:table-cell>
          <table:table-cell table:style-name="ce29" office:value-type="float" office:value="6955" calcext:value-type="float">
            <text:p>6,955</text:p>
          </table:table-cell>
          <table:table-cell table:style-name="ce29" office:value-type="float" office:value="7070" calcext:value-type="float">
            <text:p>7,070</text:p>
          </table:table-cell>
          <table:table-cell table:style-name="ce29" office:value-type="float" office:value="40982" calcext:value-type="float">
            <text:p>40,982</text:p>
          </table:table-cell>
          <table:table-cell table:style-name="ce29" office:value-type="float" office:value="7552" calcext:value-type="float">
            <text:p>7,552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8680" calcext:value-type="float">
            <text:p>8,680</text:p>
          </table:table-cell>
          <table:table-cell table:style-name="ce29" office:value-type="float" office:value="8841" calcext:value-type="float">
            <text:p>8,841</text:p>
          </table:table-cell>
          <table:table-cell table:style-name="ce52" office:value-type="float" office:value="8258" calcext:value-type="float">
            <text:p>8,258</text:p>
          </table:table-cell>
          <table:table-cell table:style-name="ce29" office:value-type="float" office:value="46408" calcext:value-type="float">
            <text:p>46,408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9511" calcext:value-type="float">
            <text:p>9,511</text:p>
          </table:table-cell>
          <table:table-cell table:style-name="ce29" office:value-type="float" office:value="9644" calcext:value-type="float">
            <text:p>9,644</text:p>
          </table:table-cell>
          <table:table-cell table:style-name="ce29" office:value-type="float" office:value="9406" calcext:value-type="float">
            <text:p>9,406</text:p>
          </table:table-cell>
          <table:table-cell table:style-name="ce52" office:value-type="float" office:value="9059" calcext:value-type="float">
            <text:p>9,059</text:p>
          </table:table-cell>
          <table:table-cell table:style-name="ce29" office:value-type="float" office:value="45129" calcext:value-type="float">
            <text:p>45,129</text:p>
          </table:table-cell>
          <table:table-cell table:style-name="ce29" office:value-type="float" office:value="8920" calcext:value-type="float">
            <text:p>8,920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9025" calcext:value-type="float">
            <text:p>9,025</text:p>
          </table:table-cell>
          <table:table-cell table:style-name="ce29" office:value-type="float" office:value="9044" calcext:value-type="float">
            <text:p>9,044</text:p>
          </table:table-cell>
          <table:table-cell table:style-name="ce52" office:value-type="float" office:value="9280" calcext:value-type="float">
            <text:p>9,280</text:p>
          </table:table-cell>
          <table:table-cell table:style-name="ce29" office:value-type="float" office:value="50980" calcext:value-type="float">
            <text:p>50,980</text:p>
          </table:table-cell>
          <table:table-cell table:style-name="ce29" office:value-type="float" office:value="9276" calcext:value-type="float">
            <text:p>9,276</text:p>
          </table:table-cell>
          <table:table-cell table:style-name="ce29" office:value-type="float" office:value="9632" calcext:value-type="float">
            <text:p>9,632</text:p>
          </table:table-cell>
          <table:table-cell table:style-name="ce29" office:value-type="float" office:value="9911" calcext:value-type="float">
            <text:p>9,911</text:p>
          </table:table-cell>
          <table:table-cell table:style-name="ce29" office:value-type="float" office:value="10930" calcext:value-type="float">
            <text:p>10,930</text:p>
          </table:table-cell>
          <table:table-cell table:style-name="ce52" office:value-type="float" office:value="11231" calcext:value-type="float">
            <text:p>11,231</text:p>
          </table:table-cell>
          <table:table-cell table:style-name="ce29" office:value-type="float" office:value="63227" calcext:value-type="float">
            <text:p>63,227</text:p>
          </table:table-cell>
          <table:table-cell table:style-name="ce29" office:value-type="float" office:value="12209" calcext:value-type="float">
            <text:p>12,209</text:p>
          </table:table-cell>
          <table:table-cell table:style-name="ce29" office:value-type="float" office:value="12494" calcext:value-type="float">
            <text:p>12,494</text:p>
          </table:table-cell>
          <table:table-cell table:style-name="ce29" office:value-type="float" office:value="12738" calcext:value-type="float">
            <text:p>12,738</text:p>
          </table:table-cell>
          <table:table-cell table:style-name="ce29" office:value-type="float" office:value="12881" calcext:value-type="float">
            <text:p>12,881</text:p>
          </table:table-cell>
          <table:table-cell table:style-name="ce52" office:value-type="float" office:value="12905" calcext:value-type="float">
            <text:p>12,905</text:p>
          </table:table-cell>
          <table:table-cell table:style-name="ce29" office:value-type="float" office:value="57004" calcext:value-type="float">
            <text:p>57,004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12384" calcext:value-type="float">
            <text:p>12,384</text:p>
          </table:table-cell>
          <table:table-cell table:style-name="ce29" office:value-type="float" office:value="11728" calcext:value-type="float">
            <text:p>11,728</text:p>
          </table:table-cell>
          <table:table-cell table:style-name="ce29" office:value-type="float" office:value="10452" calcext:value-type="float">
            <text:p>10,452</text:p>
          </table:table-cell>
          <table:table-cell table:style-name="ce52" office:value-type="float" office:value="10170" calcext:value-type="float">
            <text:p>10,170</text:p>
          </table:table-cell>
          <table:table-cell table:style-name="ce29" office:value-type="float" office:value="52255" calcext:value-type="float">
            <text:p>52,255</text:p>
          </table:table-cell>
          <table:table-cell table:style-name="ce29" office:value-type="float" office:value="10287" calcext:value-type="float">
            <text:p>10,287</text:p>
          </table:table-cell>
          <table:table-cell table:style-name="ce29" office:value-type="float" office:value="10155" calcext:value-type="float">
            <text:p>10,155</text:p>
          </table:table-cell>
          <table:table-cell table:style-name="ce29" office:value-type="float" office:value="10299" calcext:value-type="float">
            <text:p>10,299</text:p>
          </table:table-cell>
          <table:table-cell table:style-name="ce29" office:value-type="float" office:value="10812" calcext:value-type="float">
            <text:p>10,812</text:p>
          </table:table-cell>
          <table:table-cell table:style-name="ce52" office:value-type="float" office:value="10702" calcext:value-type="float">
            <text:p>10,702</text:p>
          </table:table-cell>
          <table:table-cell table:style-name="ce29" office:value-type="float" office:value="54125" calcext:value-type="float">
            <text:p>54,125</text:p>
          </table:table-cell>
          <table:table-cell table:style-name="ce29" office:value-type="float" office:value="10440" calcext:value-type="float">
            <text:p>10,440</text:p>
          </table:table-cell>
          <table:table-cell table:style-name="ce29" office:value-type="float" office:value="10855" calcext:value-type="float">
            <text:p>10,855</text:p>
          </table:table-cell>
          <table:table-cell table:style-name="ce29" office:value-type="float" office:value="10931" calcext:value-type="float">
            <text:p>10,931</text:p>
          </table:table-cell>
          <table:table-cell table:style-name="ce29" office:value-type="float" office:value="10955" calcext:value-type="float">
            <text:p>10,955</text:p>
          </table:table-cell>
          <table:table-cell table:style-name="ce52" office:value-type="float" office:value="10944" calcext:value-type="float">
            <text:p>10,944</text:p>
          </table:table-cell>
          <table:table-cell table:style-name="ce29" office:value-type="float" office:value="54245" calcext:value-type="float">
            <text:p>54,245</text:p>
          </table:table-cell>
          <table:table-cell table:style-name="ce29" office:value-type="float" office:value="11263" calcext:value-type="float">
            <text:p>11,263</text:p>
          </table:table-cell>
          <table:table-cell table:style-name="ce29" office:value-type="float" office:value="11172" calcext:value-type="float">
            <text:p>11,172</text:p>
          </table:table-cell>
          <table:table-cell table:style-name="ce29" office:value-type="float" office:value="10565" calcext:value-type="float">
            <text:p>10,565</text:p>
          </table:table-cell>
          <table:table-cell table:style-name="ce29" office:value-type="float" office:value="10493" calcext:value-type="float">
            <text:p>10,493</text:p>
          </table:table-cell>
          <table:table-cell table:style-name="ce52" office:value-type="float" office:value="10752" calcext:value-type="float">
            <text:p>10,752</text:p>
          </table:table-cell>
          <table:table-cell table:style-name="ce29" office:value-type="float" office:value="48137" calcext:value-type="float">
            <text:p>48,137</text:p>
          </table:table-cell>
          <table:table-cell table:style-name="ce29" office:value-type="float" office:value="9645" calcext:value-type="float">
            <text:p>9,645</text:p>
          </table:table-cell>
          <table:table-cell table:style-name="ce29" office:value-type="float" office:value="9603" calcext:value-type="float">
            <text:p>9,603</text:p>
          </table:table-cell>
          <table:table-cell table:style-name="ce29" office:value-type="float" office:value="9950" calcext:value-type="float">
            <text:p>9,950</text:p>
          </table:table-cell>
          <table:table-cell table:style-name="ce29" office:value-type="float" office:value="9773" calcext:value-type="float">
            <text:p>9,773</text:p>
          </table:table-cell>
          <table:table-cell table:style-name="ce52" office:value-type="float" office:value="9166" calcext:value-type="float">
            <text:p>9,166</text:p>
          </table:table-cell>
          <table:table-cell table:style-name="ce29" office:value-type="float" office:value="42920" calcext:value-type="float">
            <text:p>42,920</text:p>
          </table:table-cell>
          <table:table-cell table:style-name="ce29" office:value-type="float" office:value="9038" calcext:value-type="float">
            <text:p>9,038</text:p>
          </table:table-cell>
          <table:table-cell table:style-name="ce29" office:value-type="float" office:value="9359" calcext:value-type="float">
            <text:p>9,359</text:p>
          </table:table-cell>
          <table:table-cell table:style-name="ce29" office:value-type="float" office:value="9106" calcext:value-type="float">
            <text:p>9,106</text:p>
          </table:table-cell>
          <table:table-cell table:style-name="ce29" office:value-type="float" office:value="7544" calcext:value-type="float">
            <text:p>7,544</text:p>
          </table:table-cell>
          <table:table-cell table:style-name="ce52" office:value-type="float" office:value="7873" calcext:value-type="float">
            <text:p>7,873</text:p>
          </table:table-cell>
          <table:table-cell table:style-name="ce29" office:value-type="float" office:value="30862" calcext:value-type="float">
            <text:p>30,862</text:p>
          </table:table-cell>
          <table:table-cell table:style-name="ce29" office:value-type="float" office:value="6946" calcext:value-type="float">
            <text:p>6,946</text:p>
          </table:table-cell>
          <table:table-cell table:style-name="ce29" office:value-type="float" office:value="6441" calcext:value-type="float">
            <text:p>6,441</text:p>
          </table:table-cell>
          <table:table-cell table:style-name="ce29" office:value-type="float" office:value="5071" calcext:value-type="float">
            <text:p>5,071</text:p>
          </table:table-cell>
          <table:table-cell table:style-name="ce29" office:value-type="float" office:value="5851" calcext:value-type="float">
            <text:p>5,851</text:p>
          </table:table-cell>
          <table:table-cell table:style-name="ce52" office:value-type="float" office:value="6553" calcext:value-type="float">
            <text:p>6,553</text:p>
          </table:table-cell>
          <table:table-cell table:style-name="ce29" office:value-type="float" office:value="33323" calcext:value-type="float">
            <text:p>33,323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6936" calcext:value-type="float">
            <text:p>6,936</text:p>
          </table:table-cell>
          <table:table-cell table:style-name="ce29" office:value-type="float" office:value="6868" calcext:value-type="float">
            <text:p>6,868</text:p>
          </table:table-cell>
          <table:table-cell table:style-name="ce52" office:value-type="float" office:value="6601" calcext:value-type="float">
            <text:p>6,601</text:p>
          </table:table-cell>
          <table:table-cell table:style-name="ce29" office:value-type="float" office:value="29227" calcext:value-type="float">
            <text:p>29,227</text:p>
          </table:table-cell>
          <table:table-cell table:style-name="ce29" office:value-type="float" office:value="6312" calcext:value-type="float">
            <text:p>6,312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5916" calcext:value-type="float">
            <text:p>5,916</text:p>
          </table:table-cell>
          <table:table-cell table:style-name="ce29" office:value-type="float" office:value="5564" calcext:value-type="float">
            <text:p>5,564</text:p>
          </table:table-cell>
          <table:table-cell table:style-name="ce52" office:value-type="float" office:value="5334" calcext:value-type="float">
            <text:p>5,334</text:p>
          </table:table-cell>
          <table:table-cell table:style-name="ce29" office:value-type="float" office:value="22460" calcext:value-type="float">
            <text:p>22,460</text:p>
          </table:table-cell>
          <table:table-cell table:style-name="ce29" office:value-type="float" office:value="5087" calcext:value-type="float">
            <text:p>5,087</text:p>
          </table:table-cell>
          <table:table-cell table:style-name="ce29" office:value-type="float" office:value="4918" calcext:value-type="float">
            <text:p>4,918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179" calcext:value-type="float">
            <text:p>4,179</text:p>
          </table:table-cell>
          <table:table-cell table:style-name="ce52" office:value-type="float" office:value="3693" calcext:value-type="float">
            <text:p>3,693</text:p>
          </table:table-cell>
          <table:table-cell table:style-name="ce29" office:value-type="float" office:value="12925" calcext:value-type="float">
            <text:p>12,925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492" calcext:value-type="float">
            <text:p>2,492</text:p>
          </table:table-cell>
          <table:table-cell table:style-name="ce29" office:value-type="float" office:value="2023" calcext:value-type="float">
            <text:p>2,023</text:p>
          </table:table-cell>
          <table:table-cell table:style-name="ce52" office:value-type="float" office:value="1948" calcext:value-type="float">
            <text:p>1,948</text:p>
          </table:table-cell>
          <table:table-cell table:style-name="ce29" office:value-type="float" office:value="5510" calcext:value-type="float">
            <text:p>5,510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863" calcext:value-type="float">
            <text:p>863</text:p>
          </table:table-cell>
          <table:table-cell table:style-name="ce52" office:value-type="float" office:value="705" calcext:value-type="float">
            <text:p>705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53" calcext:value-type="float">
            <text:p>253</text:p>
          </table:table-cell>
          <table:table-cell table:style-name="ce52" office:value-type="float" office:value="152" calcext:value-type="float">
            <text:p>152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439" calcext:value-type="float">
            <text:p>380,439</text:p>
          </table:table-cell>
          <table:table-cell table:style-name="ce29" table:formula="of:=SUM([.E39:.I39])" office:value-type="float" office:value="17615" calcext:value-type="float">
            <text:p>17,615</text:p>
          </table:table-cell>
          <table:table-cell table:style-name="ce42" office:value-type="float" office:value="3204" calcext:value-type="float">
            <text:p>3,204</text:p>
          </table:table-cell>
          <table:table-cell table:style-name="ce42" office:value-type="float" office:value="3423" calcext:value-type="float">
            <text:p>3,423</text:p>
          </table:table-cell>
          <table:table-cell table:style-name="ce42" office:value-type="float" office:value="3564" calcext:value-type="float">
            <text:p>3,564</text:p>
          </table:table-cell>
          <table:table-cell table:style-name="ce42" office:value-type="float" office:value="3631" calcext:value-type="float">
            <text:p>3,631</text:p>
          </table:table-cell>
          <table:table-cell table:style-name="ce42" office:value-type="float" office:value="3793" calcext:value-type="float">
            <text:p>3,793</text:p>
          </table:table-cell>
          <table:table-cell table:style-name="ce42" office:value-type="float" office:value="21572" calcext:value-type="float">
            <text:p>21,572</text:p>
          </table:table-cell>
          <table:table-cell table:style-name="ce42" office:value-type="float" office:value="3978" calcext:value-type="float">
            <text:p>3,978</text:p>
          </table:table-cell>
          <table:table-cell table:style-name="ce42" office:value-type="float" office:value="3951" calcext:value-type="float">
            <text:p>3,951</text:p>
          </table:table-cell>
          <table:table-cell table:style-name="ce42" office:value-type="float" office:value="4625" calcext:value-type="float">
            <text:p>4,625</text:p>
          </table:table-cell>
          <table:table-cell table:style-name="ce42" office:value-type="float" office:value="4685" calcext:value-type="float">
            <text:p>4,685</text:p>
          </table:table-cell>
          <table:table-cell table:style-name="ce53" office:value-type="float" office:value="4333" calcext:value-type="float">
            <text:p>4,333</text:p>
          </table:table-cell>
          <table:table-cell table:style-name="ce42" office:value-type="float" office:value="24191" calcext:value-type="float">
            <text:p>24,191</text:p>
          </table:table-cell>
          <table:table-cell table:style-name="ce42" office:value-type="float" office:value="4604" calcext:value-type="float">
            <text:p>4,604</text:p>
          </table:table-cell>
          <table:table-cell table:style-name="ce42" office:value-type="float" office:value="5027" calcext:value-type="float">
            <text:p>5,027</text:p>
          </table:table-cell>
          <table:table-cell table:style-name="ce42" office:value-type="float" office:value="4951" calcext:value-type="float">
            <text:p>4,951</text:p>
          </table:table-cell>
          <table:table-cell table:style-name="ce42" office:value-type="float" office:value="4916" calcext:value-type="float">
            <text:p>4,916</text:p>
          </table:table-cell>
          <table:table-cell table:style-name="ce53" office:value-type="float" office:value="4693" calcext:value-type="float">
            <text:p>4,693</text:p>
          </table:table-cell>
          <table:table-cell table:style-name="ce42" office:value-type="float" office:value="23628" calcext:value-type="float">
            <text:p>23,628</text:p>
          </table:table-cell>
          <table:table-cell table:style-name="ce42" office:value-type="float" office:value="4593" calcext:value-type="float">
            <text:p>4,593</text:p>
          </table:table-cell>
          <table:table-cell table:style-name="ce42" office:value-type="float" office:value="4660" calcext:value-type="float">
            <text:p>4,660</text:p>
          </table:table-cell>
          <table:table-cell table:style-name="ce42" office:value-type="float" office:value="4773" calcext:value-type="float">
            <text:p>4,773</text:p>
          </table:table-cell>
          <table:table-cell table:style-name="ce42" office:value-type="float" office:value="4807" calcext:value-type="float">
            <text:p>4,807</text:p>
          </table:table-cell>
          <table:table-cell table:style-name="ce53" office:value-type="float" office:value="4795" calcext:value-type="float">
            <text:p>4,795</text:p>
          </table:table-cell>
          <table:table-cell table:style-name="ce42" office:value-type="float" office:value="26279" calcext:value-type="float">
            <text:p>26,279</text:p>
          </table:table-cell>
          <table:table-cell table:style-name="ce42" office:value-type="float" office:value="4781" calcext:value-type="float">
            <text:p>4,781</text:p>
          </table:table-cell>
          <table:table-cell table:style-name="ce42" office:value-type="float" office:value="4981" calcext:value-type="float">
            <text:p>4,981</text:p>
          </table:table-cell>
          <table:table-cell table:style-name="ce42" office:value-type="float" office:value="5088" calcext:value-type="float">
            <text:p>5,088</text:p>
          </table:table-cell>
          <table:table-cell table:style-name="ce42" office:value-type="float" office:value="5599" calcext:value-type="float">
            <text:p>5,599</text:p>
          </table:table-cell>
          <table:table-cell table:style-name="ce53" office:value-type="float" office:value="5830" calcext:value-type="float">
            <text:p>5,830</text:p>
          </table:table-cell>
          <table:table-cell table:style-name="ce42" office:value-type="float" office:value="32601" calcext:value-type="float">
            <text:p>32,601</text:p>
          </table:table-cell>
          <table:table-cell table:style-name="ce42" office:value-type="float" office:value="6259" calcext:value-type="float">
            <text:p>6,259</text:p>
          </table:table-cell>
          <table:table-cell table:style-name="ce42" office:value-type="float" office:value="6473" calcext:value-type="float">
            <text:p>6,473</text:p>
          </table:table-cell>
          <table:table-cell table:style-name="ce42" office:value-type="float" office:value="6532" calcext:value-type="float">
            <text:p>6,532</text:p>
          </table:table-cell>
          <table:table-cell table:style-name="ce42" office:value-type="float" office:value="6645" calcext:value-type="float">
            <text:p>6,645</text:p>
          </table:table-cell>
          <table:table-cell table:style-name="ce53" office:value-type="float" office:value="6692" calcext:value-type="float">
            <text:p>6,692</text:p>
          </table:table-cell>
          <table:table-cell table:style-name="ce42" office:value-type="float" office:value="30250" calcext:value-type="float">
            <text:p>30,250</text:p>
          </table:table-cell>
          <table:table-cell table:style-name="ce42" office:value-type="float" office:value="6350" calcext:value-type="float">
            <text:p>6,350</text:p>
          </table:table-cell>
          <table:table-cell table:style-name="ce42" office:value-type="float" office:value="6569" calcext:value-type="float">
            <text:p>6,569</text:p>
          </table:table-cell>
          <table:table-cell table:style-name="ce42" office:value-type="float" office:value="6240" calcext:value-type="float">
            <text:p>6,240</text:p>
          </table:table-cell>
          <table:table-cell table:style-name="ce42" office:value-type="float" office:value="5687" calcext:value-type="float">
            <text:p>5,687</text:p>
          </table:table-cell>
          <table:table-cell table:style-name="ce53" office:value-type="float" office:value="5404" calcext:value-type="float">
            <text:p>5,404</text:p>
          </table:table-cell>
          <table:table-cell table:style-name="ce42" office:value-type="float" office:value="29287" calcext:value-type="float">
            <text:p>29,287</text:p>
          </table:table-cell>
          <table:table-cell table:style-name="ce42" office:value-type="float" office:value="5616" calcext:value-type="float">
            <text:p>5,616</text:p>
          </table:table-cell>
          <table:table-cell table:style-name="ce42" office:value-type="float" office:value="5515" calcext:value-type="float">
            <text:p>5,515</text:p>
          </table:table-cell>
          <table:table-cell table:style-name="ce42" office:value-type="float" office:value="5775" calcext:value-type="float">
            <text:p>5,775</text:p>
          </table:table-cell>
          <table:table-cell table:style-name="ce42" office:value-type="float" office:value="6198" calcext:value-type="float">
            <text:p>6,198</text:p>
          </table:table-cell>
          <table:table-cell table:style-name="ce53" office:value-type="float" office:value="6183" calcext:value-type="float">
            <text:p>6,183</text:p>
          </table:table-cell>
          <table:table-cell table:style-name="ce42" office:value-type="float" office:value="31320" calcext:value-type="float">
            <text:p>31,320</text:p>
          </table:table-cell>
          <table:table-cell table:style-name="ce42" office:value-type="float" office:value="5993" calcext:value-type="float">
            <text:p>5,993</text:p>
          </table:table-cell>
          <table:table-cell table:style-name="ce42" office:value-type="float" office:value="6353" calcext:value-type="float">
            <text:p>6,353</text:p>
          </table:table-cell>
          <table:table-cell table:style-name="ce42" office:value-type="float" office:value="6316" calcext:value-type="float">
            <text:p>6,316</text:p>
          </table:table-cell>
          <table:table-cell table:style-name="ce42" office:value-type="float" office:value="6258" calcext:value-type="float">
            <text:p>6,258</text:p>
          </table:table-cell>
          <table:table-cell table:style-name="ce53" office:value-type="float" office:value="6400" calcext:value-type="float">
            <text:p>6,400</text:p>
          </table:table-cell>
          <table:table-cell table:style-name="ce42" office:value-type="float" office:value="30798" calcext:value-type="float">
            <text:p>30,798</text:p>
          </table:table-cell>
          <table:table-cell table:style-name="ce42" office:value-type="float" office:value="6440" calcext:value-type="float">
            <text:p>6,440</text:p>
          </table:table-cell>
          <table:table-cell table:style-name="ce42" office:value-type="float" office:value="6383" calcext:value-type="float">
            <text:p>6,383</text:p>
          </table:table-cell>
          <table:table-cell table:style-name="ce42" office:value-type="float" office:value="5966" calcext:value-type="float">
            <text:p>5,966</text:p>
          </table:table-cell>
          <table:table-cell table:style-name="ce42" office:value-type="float" office:value="5985" calcext:value-type="float">
            <text:p>5,985</text:p>
          </table:table-cell>
          <table:table-cell table:style-name="ce53" office:value-type="float" office:value="6024" calcext:value-type="float">
            <text:p>6,024</text:p>
          </table:table-cell>
          <table:table-cell table:style-name="ce42" office:value-type="float" office:value="26239" calcext:value-type="float">
            <text:p>26,239</text:p>
          </table:table-cell>
          <table:table-cell table:style-name="ce42" office:value-type="float" office:value="5332" calcext:value-type="float">
            <text:p>5,332</text:p>
          </table:table-cell>
          <table:table-cell table:style-name="ce42" office:value-type="float" office:value="5287" calcext:value-type="float">
            <text:p>5,287</text:p>
          </table:table-cell>
          <table:table-cell table:style-name="ce42" office:value-type="float" office:value="5441" calcext:value-type="float">
            <text:p>5,441</text:p>
          </table:table-cell>
          <table:table-cell table:style-name="ce42" office:value-type="float" office:value="5296" calcext:value-type="float">
            <text:p>5,296</text:p>
          </table:table-cell>
          <table:table-cell table:style-name="ce53" office:value-type="float" office:value="4883" calcext:value-type="float">
            <text:p>4,883</text:p>
          </table:table-cell>
          <table:table-cell table:style-name="ce42" office:value-type="float" office:value="23116" calcext:value-type="float">
            <text:p>23,116</text:p>
          </table:table-cell>
          <table:table-cell table:style-name="ce42" office:value-type="float" office:value="4910" calcext:value-type="float">
            <text:p>4,910</text:p>
          </table:table-cell>
          <table:table-cell table:style-name="ce42" office:value-type="float" office:value="5053" calcext:value-type="float">
            <text:p>5,053</text:p>
          </table:table-cell>
          <table:table-cell table:style-name="ce42" office:value-type="float" office:value="4927" calcext:value-type="float">
            <text:p>4,927</text:p>
          </table:table-cell>
          <table:table-cell table:style-name="ce42" office:value-type="float" office:value="4097" calcext:value-type="float">
            <text:p>4,097</text:p>
          </table:table-cell>
          <table:table-cell table:style-name="ce53" office:value-type="float" office:value="4129" calcext:value-type="float">
            <text:p>4,129</text:p>
          </table:table-cell>
          <table:table-cell table:style-name="ce42" office:value-type="float" office:value="15653" calcext:value-type="float">
            <text:p>15,653</text:p>
          </table:table-cell>
          <table:table-cell table:style-name="ce42" office:value-type="float" office:value="3647" calcext:value-type="float">
            <text:p>3,647</text:p>
          </table:table-cell>
          <table:table-cell table:style-name="ce42" office:value-type="float" office:value="3241" calcext:value-type="float">
            <text:p>3,241</text:p>
          </table:table-cell>
          <table:table-cell table:style-name="ce42" office:value-type="float" office:value="2613" calcext:value-type="float">
            <text:p>2,613</text:p>
          </table:table-cell>
          <table:table-cell table:style-name="ce42" office:value-type="float" office:value="2953" calcext:value-type="float">
            <text:p>2,953</text:p>
          </table:table-cell>
          <table:table-cell table:style-name="ce53" office:value-type="float" office:value="3199" calcext:value-type="float">
            <text:p>3,199</text:p>
          </table:table-cell>
          <table:table-cell table:style-name="ce42" office:value-type="float" office:value="16390" calcext:value-type="float">
            <text:p>16,390</text:p>
          </table:table-cell>
          <table:table-cell table:style-name="ce42" office:value-type="float" office:value="3234" calcext:value-type="float">
            <text:p>3,234</text:p>
          </table:table-cell>
          <table:table-cell table:style-name="ce42" office:value-type="float" office:value="3216" calcext:value-type="float">
            <text:p>3,216</text:p>
          </table:table-cell>
          <table:table-cell table:style-name="ce42" office:value-type="float" office:value="3419" calcext:value-type="float">
            <text:p>3,419</text:p>
          </table:table-cell>
          <table:table-cell table:style-name="ce42" office:value-type="float" office:value="3279" calcext:value-type="float">
            <text:p>3,279</text:p>
          </table:table-cell>
          <table:table-cell table:style-name="ce53" office:value-type="float" office:value="3242" calcext:value-type="float">
            <text:p>3,242</text:p>
          </table:table-cell>
          <table:table-cell table:style-name="ce42" office:value-type="float" office:value="13648" calcext:value-type="float">
            <text:p>13,648</text:p>
          </table:table-cell>
          <table:table-cell table:style-name="ce42" office:value-type="float" office:value="2987" calcext:value-type="float">
            <text:p>2,987</text:p>
          </table:table-cell>
          <table:table-cell table:style-name="ce42" office:value-type="float" office:value="2893" calcext:value-type="float">
            <text:p>2,893</text:p>
          </table:table-cell>
          <table:table-cell table:style-name="ce42" office:value-type="float" office:value="2774" calcext:value-type="float">
            <text:p>2,774</text:p>
          </table:table-cell>
          <table:table-cell table:style-name="ce42" office:value-type="float" office:value="2591" calcext:value-type="float">
            <text:p>2,591</text:p>
          </table:table-cell>
          <table:table-cell table:style-name="ce53" office:value-type="float" office:value="2403" calcext:value-type="float">
            <text:p>2,403</text:p>
          </table:table-cell>
          <table:table-cell table:style-name="ce42" office:value-type="float" office:value="9954" calcext:value-type="float">
            <text:p>9,954</text:p>
          </table:table-cell>
          <table:table-cell table:style-name="ce42" office:value-type="float" office:value="2309" calcext:value-type="float">
            <text:p>2,309</text:p>
          </table:table-cell>
          <table:table-cell table:style-name="ce42" office:value-type="float" office:value="2204" calcext:value-type="float">
            <text:p>2,204</text:p>
          </table:table-cell>
          <table:table-cell table:style-name="ce42" office:value-type="float" office:value="2015" calcext:value-type="float">
            <text:p>2,015</text:p>
          </table:table-cell>
          <table:table-cell table:style-name="ce42" office:value-type="float" office:value="1777" calcext:value-type="float">
            <text:p>1,777</text:p>
          </table:table-cell>
          <table:table-cell table:style-name="ce53" office:value-type="float" office:value="1649" calcext:value-type="float">
            <text:p>1,649</text:p>
          </table:table-cell>
          <table:table-cell table:style-name="ce42" office:value-type="float" office:value="5392" calcext:value-type="float">
            <text:p>5,392</text:p>
          </table:table-cell>
          <table:table-cell table:style-name="ce42" office:value-type="float" office:value="1434" calcext:value-type="float">
            <text:p>1,434</text:p>
          </table:table-cell>
          <table:table-cell table:style-name="ce42" office:value-type="float" office:value="1325" calcext:value-type="float">
            <text:p>1,325</text:p>
          </table:table-cell>
          <table:table-cell table:style-name="ce42" office:value-type="float" office:value="1026" calcext:value-type="float">
            <text:p>1,026</text:p>
          </table:table-cell>
          <table:table-cell table:style-name="ce42" office:value-type="float" office:value="824" calcext:value-type="float">
            <text:p>824</text:p>
          </table:table-cell>
          <table:table-cell table:style-name="ce53" office:value-type="float" office:value="783" calcext:value-type="float">
            <text:p>783</text:p>
          </table:table-cell>
          <table:table-cell table:style-name="ce42" office:value-type="float" office:value="1886" calcext:value-type="float">
            <text:p>1,886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263" calcext:value-type="float">
            <text:p>263</text:p>
          </table:table-cell>
          <table:table-cell table:style-name="ce53" office:value-type="float" office:value="226" calcext:value-type="float">
            <text:p>226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71" calcext:value-type="float">
            <text:p>71</text:p>
          </table:table-cell>
          <table:table-cell table:style-name="ce53" office:value-type="float" office:value="45" calcext:value-type="float">
            <text:p>4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555" calcext:value-type="float">
            <text:p>344,555</text:p>
          </table:table-cell>
          <table:table-cell table:style-name="ce37" table:formula="of:=SUM([.E40:.I40])" office:value-type="float" office:value="15594" calcext:value-type="float">
            <text:p>15,594</text:p>
          </table:table-cell>
          <table:table-cell table:style-name="ce43" office:value-type="float" office:value="2816" calcext:value-type="float">
            <text:p>2,816</text:p>
          </table:table-cell>
          <table:table-cell table:style-name="ce43" office:value-type="float" office:value="3020" calcext:value-type="float">
            <text:p>3,020</text:p>
          </table:table-cell>
          <table:table-cell table:style-name="ce43" office:value-type="float" office:value="3157" calcext:value-type="float">
            <text:p>3,157</text:p>
          </table:table-cell>
          <table:table-cell table:style-name="ce43" office:value-type="float" office:value="3324" calcext:value-type="float">
            <text:p>3,324</text:p>
          </table:table-cell>
          <table:table-cell table:style-name="ce43" office:value-type="float" office:value="3277" calcext:value-type="float">
            <text:p>3,277</text:p>
          </table:table-cell>
          <table:table-cell table:style-name="ce43" office:value-type="float" office:value="19410" calcext:value-type="float">
            <text:p>19,410</text:p>
          </table:table-cell>
          <table:table-cell table:style-name="ce43" office:value-type="float" office:value="3574" calcext:value-type="float">
            <text:p>3,574</text:p>
          </table:table-cell>
          <table:table-cell table:style-name="ce43" office:value-type="float" office:value="3700" calcext:value-type="float">
            <text:p>3,700</text:p>
          </table:table-cell>
          <table:table-cell table:style-name="ce43" office:value-type="float" office:value="4055" calcext:value-type="float">
            <text:p>4,055</text:p>
          </table:table-cell>
          <table:table-cell table:style-name="ce43" office:value-type="float" office:value="4156" calcext:value-type="float">
            <text:p>4,156</text:p>
          </table:table-cell>
          <table:table-cell table:style-name="ce54" office:value-type="float" office:value="3925" calcext:value-type="float">
            <text:p>3,925</text:p>
          </table:table-cell>
          <table:table-cell table:style-name="ce43" office:value-type="float" office:value="22217" calcext:value-type="float">
            <text:p>22,217</text:p>
          </table:table-cell>
          <table:table-cell table:style-name="ce43" office:value-type="float" office:value="4184" calcext:value-type="float">
            <text:p>4,184</text:p>
          </table:table-cell>
          <table:table-cell table:style-name="ce43" office:value-type="float" office:value="4484" calcext:value-type="float">
            <text:p>4,484</text:p>
          </table:table-cell>
          <table:table-cell table:style-name="ce43" office:value-type="float" office:value="4693" calcext:value-type="float">
            <text:p>4,693</text:p>
          </table:table-cell>
          <table:table-cell table:style-name="ce43" office:value-type="float" office:value="4490" calcext:value-type="float">
            <text:p>4,490</text:p>
          </table:table-cell>
          <table:table-cell table:style-name="ce54" office:value-type="float" office:value="4366" calcext:value-type="float">
            <text:p>4,366</text:p>
          </table:table-cell>
          <table:table-cell table:style-name="ce43" office:value-type="float" office:value="21501" calcext:value-type="float">
            <text:p>21,501</text:p>
          </table:table-cell>
          <table:table-cell table:style-name="ce43" office:value-type="float" office:value="4327" calcext:value-type="float">
            <text:p>4,327</text:p>
          </table:table-cell>
          <table:table-cell table:style-name="ce43" office:value-type="float" office:value="4200" calcext:value-type="float">
            <text:p>4,200</text:p>
          </table:table-cell>
          <table:table-cell table:style-name="ce43" office:value-type="float" office:value="4252" calcext:value-type="float">
            <text:p>4,252</text:p>
          </table:table-cell>
          <table:table-cell table:style-name="ce43" office:value-type="float" office:value="4237" calcext:value-type="float">
            <text:p>4,237</text:p>
          </table:table-cell>
          <table:table-cell table:style-name="ce54" office:value-type="float" office:value="4485" calcext:value-type="float">
            <text:p>4,485</text:p>
          </table:table-cell>
          <table:table-cell table:style-name="ce43" office:value-type="float" office:value="24701" calcext:value-type="float">
            <text:p>24,701</text:p>
          </table:table-cell>
          <table:table-cell table:style-name="ce43" office:value-type="float" office:value="4495" calcext:value-type="float">
            <text:p>4,495</text:p>
          </table:table-cell>
          <table:table-cell table:style-name="ce43" office:value-type="float" office:value="4651" calcext:value-type="float">
            <text:p>4,651</text:p>
          </table:table-cell>
          <table:table-cell table:style-name="ce43" office:value-type="float" office:value="4823" calcext:value-type="float">
            <text:p>4,823</text:p>
          </table:table-cell>
          <table:table-cell table:style-name="ce43" office:value-type="float" office:value="5331" calcext:value-type="float">
            <text:p>5,331</text:p>
          </table:table-cell>
          <table:table-cell table:style-name="ce54" office:value-type="float" office:value="5401" calcext:value-type="float">
            <text:p>5,401</text:p>
          </table:table-cell>
          <table:table-cell table:style-name="ce43" office:value-type="float" office:value="30626" calcext:value-type="float">
            <text:p>30,626</text:p>
          </table:table-cell>
          <table:table-cell table:style-name="ce43" office:value-type="float" office:value="5950" calcext:value-type="float">
            <text:p>5,950</text:p>
          </table:table-cell>
          <table:table-cell table:style-name="ce43" office:value-type="float" office:value="6021" calcext:value-type="float">
            <text:p>6,021</text:p>
          </table:table-cell>
          <table:table-cell table:style-name="ce43" office:value-type="float" office:value="6206" calcext:value-type="float">
            <text:p>6,206</text:p>
          </table:table-cell>
          <table:table-cell table:style-name="ce43" office:value-type="float" office:value="6236" calcext:value-type="float">
            <text:p>6,236</text:p>
          </table:table-cell>
          <table:table-cell table:style-name="ce54" office:value-type="float" office:value="6213" calcext:value-type="float">
            <text:p>6,213</text:p>
          </table:table-cell>
          <table:table-cell table:style-name="ce43" office:value-type="float" office:value="26754" calcext:value-type="float">
            <text:p>26,754</text:p>
          </table:table-cell>
          <table:table-cell table:style-name="ce43" office:value-type="float" office:value="5920" calcext:value-type="float">
            <text:p>5,920</text:p>
          </table:table-cell>
          <table:table-cell table:style-name="ce43" office:value-type="float" office:value="5815" calcext:value-type="float">
            <text:p>5,815</text:p>
          </table:table-cell>
          <table:table-cell table:style-name="ce43" office:value-type="float" office:value="5488" calcext:value-type="float">
            <text:p>5,488</text:p>
          </table:table-cell>
          <table:table-cell table:style-name="ce43" office:value-type="float" office:value="4765" calcext:value-type="float">
            <text:p>4,765</text:p>
          </table:table-cell>
          <table:table-cell table:style-name="ce54" office:value-type="float" office:value="4766" calcext:value-type="float">
            <text:p>4,766</text:p>
          </table:table-cell>
          <table:table-cell table:style-name="ce43" office:value-type="float" office:value="22968" calcext:value-type="float">
            <text:p>22,968</text:p>
          </table:table-cell>
          <table:table-cell table:style-name="ce43" office:value-type="float" office:value="4671" calcext:value-type="float">
            <text:p>4,671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4524" calcext:value-type="float">
            <text:p>4,524</text:p>
          </table:table-cell>
          <table:table-cell table:style-name="ce43" office:value-type="float" office:value="4614" calcext:value-type="float">
            <text:p>4,614</text:p>
          </table:table-cell>
          <table:table-cell table:style-name="ce54" office:value-type="float" office:value="4519" calcext:value-type="float">
            <text:p>4,519</text:p>
          </table:table-cell>
          <table:table-cell table:style-name="ce43" office:value-type="float" office:value="22805" calcext:value-type="float">
            <text:p>22,805</text:p>
          </table:table-cell>
          <table:table-cell table:style-name="ce43" office:value-type="float" office:value="4447" calcext:value-type="float">
            <text:p>4,447</text:p>
          </table:table-cell>
          <table:table-cell table:style-name="ce43" office:value-type="float" office:value="4502" calcext:value-type="float">
            <text:p>4,502</text:p>
          </table:table-cell>
          <table:table-cell table:style-name="ce43" office:value-type="float" office:value="4615" calcext:value-type="float">
            <text:p>4,615</text:p>
          </table:table-cell>
          <table:table-cell table:style-name="ce43" office:value-type="float" office:value="4697" calcext:value-type="float">
            <text:p>4,697</text:p>
          </table:table-cell>
          <table:table-cell table:style-name="ce54" office:value-type="float" office:value="4544" calcext:value-type="float">
            <text:p>4,544</text:p>
          </table:table-cell>
          <table:table-cell table:style-name="ce43" office:value-type="float" office:value="23447" calcext:value-type="float">
            <text:p>23,447</text:p>
          </table:table-cell>
          <table:table-cell table:style-name="ce43" office:value-type="float" office:value="4823" calcext:value-type="float">
            <text:p>4,823</text:p>
          </table:table-cell>
          <table:table-cell table:style-name="ce43" office:value-type="float" office:value="4789" calcext:value-type="float">
            <text:p>4,789</text:p>
          </table:table-cell>
          <table:table-cell table:style-name="ce43" office:value-type="float" office:value="4599" calcext:value-type="float">
            <text:p>4,599</text:p>
          </table:table-cell>
          <table:table-cell table:style-name="ce43" office:value-type="float" office:value="4508" calcext:value-type="float">
            <text:p>4,508</text:p>
          </table:table-cell>
          <table:table-cell table:style-name="ce54" office:value-type="float" office:value="4728" calcext:value-type="float">
            <text:p>4,728</text:p>
          </table:table-cell>
          <table:table-cell table:style-name="ce43" office:value-type="float" office:value="21898" calcext:value-type="float">
            <text:p>21,898</text:p>
          </table:table-cell>
          <table:table-cell table:style-name="ce43" office:value-type="float" office:value="4313" calcext:value-type="float">
            <text:p>4,313</text:p>
          </table:table-cell>
          <table:table-cell table:style-name="ce43" office:value-type="float" office:value="4316" calcext:value-type="float">
            <text:p>4,316</text:p>
          </table:table-cell>
          <table:table-cell table:style-name="ce43" office:value-type="float" office:value="4509" calcext:value-type="float">
            <text:p>4,509</text:p>
          </table:table-cell>
          <table:table-cell table:style-name="ce43" office:value-type="float" office:value="4477" calcext:value-type="float">
            <text:p>4,477</text:p>
          </table:table-cell>
          <table:table-cell table:style-name="ce54" office:value-type="float" office:value="4283" calcext:value-type="float">
            <text:p>4,283</text:p>
          </table:table-cell>
          <table:table-cell table:style-name="ce43" office:value-type="float" office:value="19804" calcext:value-type="float">
            <text:p>19,804</text:p>
          </table:table-cell>
          <table:table-cell table:style-name="ce43" office:value-type="float" office:value="4128" calcext:value-type="float">
            <text:p>4,128</text:p>
          </table:table-cell>
          <table:table-cell table:style-name="ce43" office:value-type="float" office:value="4306" calcext:value-type="float">
            <text:p>4,306</text:p>
          </table:table-cell>
          <table:table-cell table:style-name="ce43" office:value-type="float" office:value="4179" calcext:value-type="float">
            <text:p>4,179</text:p>
          </table:table-cell>
          <table:table-cell table:style-name="ce43" office:value-type="float" office:value="3447" calcext:value-type="float">
            <text:p>3,447</text:p>
          </table:table-cell>
          <table:table-cell table:style-name="ce54" office:value-type="float" office:value="3744" calcext:value-type="float">
            <text:p>3,744</text:p>
          </table:table-cell>
          <table:table-cell table:style-name="ce43" office:value-type="float" office:value="15209" calcext:value-type="float">
            <text:p>15,209</text:p>
          </table:table-cell>
          <table:table-cell table:style-name="ce43" office:value-type="float" office:value="3299" calcext:value-type="float">
            <text:p>3,299</text:p>
          </table:table-cell>
          <table:table-cell table:style-name="ce43" office:value-type="float" office:value="3200" calcext:value-type="float">
            <text:p>3,200</text:p>
          </table:table-cell>
          <table:table-cell table:style-name="ce43" office:value-type="float" office:value="2458" calcext:value-type="float">
            <text:p>2,458</text:p>
          </table:table-cell>
          <table:table-cell table:style-name="ce43" office:value-type="float" office:value="2898" calcext:value-type="float">
            <text:p>2,898</text:p>
          </table:table-cell>
          <table:table-cell table:style-name="ce54" office:value-type="float" office:value="3354" calcext:value-type="float">
            <text:p>3,354</text:p>
          </table:table-cell>
          <table:table-cell table:style-name="ce43" office:value-type="float" office:value="16933" calcext:value-type="float">
            <text:p>16,933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3241" calcext:value-type="float">
            <text:p>3,241</text:p>
          </table:table-cell>
          <table:table-cell table:style-name="ce43" office:value-type="float" office:value="3517" calcext:value-type="float">
            <text:p>3,517</text:p>
          </table:table-cell>
          <table:table-cell table:style-name="ce43" office:value-type="float" office:value="3589" calcext:value-type="float">
            <text:p>3,589</text:p>
          </table:table-cell>
          <table:table-cell table:style-name="ce54" office:value-type="float" office:value="3359" calcext:value-type="float">
            <text:p>3,359</text:p>
          </table:table-cell>
          <table:table-cell table:style-name="ce43" office:value-type="float" office:value="15579" calcext:value-type="float">
            <text:p>15,579</text:p>
          </table:table-cell>
          <table:table-cell table:style-name="ce43" office:value-type="float" office:value="3325" calcext:value-type="float">
            <text:p>3,325</text:p>
          </table:table-cell>
          <table:table-cell table:style-name="ce43" office:value-type="float" office:value="3208" calcext:value-type="float">
            <text:p>3,208</text:p>
          </table:table-cell>
          <table:table-cell table:style-name="ce43" office:value-type="float" office:value="3142" calcext:value-type="float">
            <text:p>3,142</text:p>
          </table:table-cell>
          <table:table-cell table:style-name="ce43" office:value-type="float" office:value="2973" calcext:value-type="float">
            <text:p>2,973</text:p>
          </table:table-cell>
          <table:table-cell table:style-name="ce54" office:value-type="float" office:value="2931" calcext:value-type="float">
            <text:p>2,931</text:p>
          </table:table-cell>
          <table:table-cell table:style-name="ce43" office:value-type="float" office:value="12506" calcext:value-type="float">
            <text:p>12,506</text:p>
          </table:table-cell>
          <table:table-cell table:style-name="ce43" office:value-type="float" office:value="2778" calcext:value-type="float">
            <text:p>2,778</text:p>
          </table:table-cell>
          <table:table-cell table:style-name="ce43" office:value-type="float" office:value="2714" calcext:value-type="float">
            <text:p>2,714</text:p>
          </table:table-cell>
          <table:table-cell table:style-name="ce43" office:value-type="float" office:value="2568" calcext:value-type="float">
            <text:p>2,568</text:p>
          </table:table-cell>
          <table:table-cell table:style-name="ce43" office:value-type="float" office:value="2402" calcext:value-type="float">
            <text:p>2,402</text:p>
          </table:table-cell>
          <table:table-cell table:style-name="ce54" office:value-type="float" office:value="2044" calcext:value-type="float">
            <text:p>2,044</text:p>
          </table:table-cell>
          <table:table-cell table:style-name="ce43" office:value-type="float" office:value="7533" calcext:value-type="float">
            <text:p>7,533</text:p>
          </table:table-cell>
          <table:table-cell table:style-name="ce43" office:value-type="float" office:value="1939" calcext:value-type="float">
            <text:p>1,939</text:p>
          </table:table-cell>
          <table:table-cell table:style-name="ce43" office:value-type="float" office:value="1764" calcext:value-type="float">
            <text:p>1,764</text:p>
          </table:table-cell>
          <table:table-cell table:style-name="ce43" office:value-type="float" office:value="1466" calcext:value-type="float">
            <text:p>1,466</text:p>
          </table:table-cell>
          <table:table-cell table:style-name="ce43" office:value-type="float" office:value="1199" calcext:value-type="float">
            <text:p>1,199</text:p>
          </table:table-cell>
          <table:table-cell table:style-name="ce54" office:value-type="float" office:value="1165" calcext:value-type="float">
            <text:p>1,165</text:p>
          </table:table-cell>
          <table:table-cell table:style-name="ce43" office:value-type="float" office:value="3624" calcext:value-type="float">
            <text:p>3,624</text:p>
          </table:table-cell>
          <table:table-cell table:style-name="ce43" office:value-type="float" office:value="927" calcext:value-type="float">
            <text:p>927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692" calcext:value-type="float">
            <text:p>692</text:p>
          </table:table-cell>
          <table:table-cell table:style-name="ce43" office:value-type="float" office:value="600" calcext:value-type="float">
            <text:p>600</text:p>
          </table:table-cell>
          <table:table-cell table:style-name="ce54" office:value-type="float" office:value="479" calcext:value-type="float">
            <text:p>479</text:p>
          </table:table-cell>
          <table:table-cell table:style-name="ce43" office:value-type="float" office:value="1172" calcext:value-type="float">
            <text:p>1,172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82" calcext:value-type="float">
            <text:p>182</text:p>
          </table:table-cell>
          <table:table-cell table:style-name="ce54" office:value-type="float" office:value="107" calcext:value-type="float">
            <text:p>107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9002" calcext:value-type="float">
            <text:p>549,002</text:p>
          </table:table-cell>
          <table:table-cell table:style-name="ce29" table:formula="of:=SUM([.E41:.I41])" office:value-type="float" office:value="24758" calcext:value-type="float">
            <text:p>24,758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693" calcext:value-type="float">
            <text:p>4,693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5150" calcext:value-type="float">
            <text:p>5,150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28907" calcext:value-type="float">
            <text:p>28,907</text:p>
          </table:table-cell>
          <table:table-cell table:style-name="ce29" office:value-type="float" office:value="5413" calcext:value-type="float">
            <text:p>5,413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6044" calcext:value-type="float">
            <text:p>6,044</text:p>
          </table:table-cell>
          <table:table-cell table:style-name="ce52" office:value-type="float" office:value="5743" calcext:value-type="float">
            <text:p>5,743</text:p>
          </table:table-cell>
          <table:table-cell table:style-name="ce29" office:value-type="float" office:value="32042" calcext:value-type="float">
            <text:p>32,042</text:p>
          </table:table-cell>
          <table:table-cell table:style-name="ce29" office:value-type="float" office:value="6327" calcext:value-type="float">
            <text:p>6,327</text:p>
          </table:table-cell>
          <table:table-cell table:style-name="ce29" office:value-type="float" office:value="6550" calcext:value-type="float">
            <text:p>6,550</text:p>
          </table:table-cell>
          <table:table-cell table:style-name="ce29" office:value-type="float" office:value="6180" calcext:value-type="float">
            <text:p>6,180</text:p>
          </table:table-cell>
          <table:table-cell table:style-name="ce29" office:value-type="float" office:value="6459" calcext:value-type="float">
            <text:p>6,459</text:p>
          </table:table-cell>
          <table:table-cell table:style-name="ce52" office:value-type="float" office:value="6526" calcext:value-type="float">
            <text:p>6,526</text:p>
          </table:table-cell>
          <table:table-cell table:style-name="ce29" office:value-type="float" office:value="35024" calcext:value-type="float">
            <text:p>35,024</text:p>
          </table:table-cell>
          <table:table-cell table:style-name="ce29" office:value-type="float" office:value="6845" calcext:value-type="float">
            <text:p>6,845</text:p>
          </table:table-cell>
          <table:table-cell table:style-name="ce29" office:value-type="float" office:value="6755" calcext:value-type="float">
            <text:p>6,755</text:p>
          </table:table-cell>
          <table:table-cell table:style-name="ce29" office:value-type="float" office:value="7123" calcext:value-type="float">
            <text:p>7,123</text:p>
          </table:table-cell>
          <table:table-cell table:style-name="ce29" office:value-type="float" office:value="7139" calcext:value-type="float">
            <text:p>7,139</text:p>
          </table:table-cell>
          <table:table-cell table:style-name="ce52" office:value-type="float" office:value="7162" calcext:value-type="float">
            <text:p>7,162</text:p>
          </table:table-cell>
          <table:table-cell table:style-name="ce29" office:value-type="float" office:value="38523" calcext:value-type="float">
            <text:p>38,523</text:p>
          </table:table-cell>
          <table:table-cell table:style-name="ce29" office:value-type="float" office:value="7294" calcext:value-type="float">
            <text:p>7,294</text:p>
          </table:table-cell>
          <table:table-cell table:style-name="ce29" office:value-type="float" office:value="7192" calcext:value-type="float">
            <text:p>7,192</text:p>
          </table:table-cell>
          <table:table-cell table:style-name="ce29" office:value-type="float" office:value="7436" calcext:value-type="float">
            <text:p>7,436</text:p>
          </table:table-cell>
          <table:table-cell table:style-name="ce29" office:value-type="float" office:value="8164" calcext:value-type="float">
            <text:p>8,164</text:p>
          </table:table-cell>
          <table:table-cell table:style-name="ce52" office:value-type="float" office:value="8437" calcext:value-type="float">
            <text:p>8,437</text:p>
          </table:table-cell>
          <table:table-cell table:style-name="ce29" office:value-type="float" office:value="46006" calcext:value-type="float">
            <text:p>46,006</text:p>
          </table:table-cell>
          <table:table-cell table:style-name="ce29" office:value-type="float" office:value="8950" calcext:value-type="float">
            <text:p>8,950</text:p>
          </table:table-cell>
          <table:table-cell table:style-name="ce29" office:value-type="float" office:value="9117" calcext:value-type="float">
            <text:p>9,117</text:p>
          </table:table-cell>
          <table:table-cell table:style-name="ce29" office:value-type="float" office:value="9441" calcext:value-type="float">
            <text:p>9,441</text:p>
          </table:table-cell>
          <table:table-cell table:style-name="ce29" office:value-type="float" office:value="9161" calcext:value-type="float">
            <text:p>9,161</text:p>
          </table:table-cell>
          <table:table-cell table:style-name="ce52" office:value-type="float" office:value="9337" calcext:value-type="float">
            <text:p>9,337</text:p>
          </table:table-cell>
          <table:table-cell table:style-name="ce29" office:value-type="float" office:value="40816" calcext:value-type="float">
            <text:p>40,816</text:p>
          </table:table-cell>
          <table:table-cell table:style-name="ce29" office:value-type="float" office:value="8717" calcext:value-type="float">
            <text:p>8,717</text:p>
          </table:table-cell>
          <table:table-cell table:style-name="ce29" office:value-type="float" office:value="8954" calcext:value-type="float">
            <text:p>8,954</text:p>
          </table:table-cell>
          <table:table-cell table:style-name="ce29" office:value-type="float" office:value="8237" calcext:value-type="float">
            <text:p>8,237</text:p>
          </table:table-cell>
          <table:table-cell table:style-name="ce29" office:value-type="float" office:value="7560" calcext:value-type="float">
            <text:p>7,560</text:p>
          </table:table-cell>
          <table:table-cell table:style-name="ce52" office:value-type="float" office:value="7348" calcext:value-type="float">
            <text:p>7,348</text:p>
          </table:table-cell>
          <table:table-cell table:style-name="ce29" office:value-type="float" office:value="39589" calcext:value-type="float">
            <text:p>39,589</text:p>
          </table:table-cell>
          <table:table-cell table:style-name="ce29" office:value-type="float" office:value="7712" calcext:value-type="float">
            <text:p>7,712</text:p>
          </table:table-cell>
          <table:table-cell table:style-name="ce29" office:value-type="float" office:value="7592" calcext:value-type="float">
            <text:p>7,592</text:p>
          </table:table-cell>
          <table:table-cell table:style-name="ce29" office:value-type="float" office:value="7978" calcext:value-type="float">
            <text:p>7,978</text:p>
          </table:table-cell>
          <table:table-cell table:style-name="ce29" office:value-type="float" office:value="8112" calcext:value-type="float">
            <text:p>8,112</text:p>
          </table:table-cell>
          <table:table-cell table:style-name="ce52" office:value-type="float" office:value="8195" calcext:value-type="float">
            <text:p>8,195</text:p>
          </table:table-cell>
          <table:table-cell table:style-name="ce29" office:value-type="float" office:value="42694" calcext:value-type="float">
            <text:p>42,694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8215" calcext:value-type="float">
            <text:p>8,215</text:p>
          </table:table-cell>
          <table:table-cell table:style-name="ce29" office:value-type="float" office:value="8746" calcext:value-type="float">
            <text:p>8,746</text:p>
          </table:table-cell>
          <table:table-cell table:style-name="ce29" office:value-type="float" office:value="8703" calcext:value-type="float">
            <text:p>8,703</text:p>
          </table:table-cell>
          <table:table-cell table:style-name="ce52" office:value-type="float" office:value="8849" calcext:value-type="float">
            <text:p>8,849</text:p>
          </table:table-cell>
          <table:table-cell table:style-name="ce29" office:value-type="float" office:value="44212" calcext:value-type="float">
            <text:p>44,212</text:p>
          </table:table-cell>
          <table:table-cell table:style-name="ce29" office:value-type="float" office:value="8992" calcext:value-type="float">
            <text:p>8,992</text:p>
          </table:table-cell>
          <table:table-cell table:style-name="ce29" office:value-type="float" office:value="9026" calcext:value-type="float">
            <text:p>9,026</text:p>
          </table:table-cell>
          <table:table-cell table:style-name="ce29" office:value-type="float" office:value="9021" calcext:value-type="float">
            <text:p>9,021</text:p>
          </table:table-cell>
          <table:table-cell table:style-name="ce29" office:value-type="float" office:value="8505" calcext:value-type="float">
            <text:p>8,505</text:p>
          </table:table-cell>
          <table:table-cell table:style-name="ce52" office:value-type="float" office:value="8668" calcext:value-type="float">
            <text:p>8,668</text:p>
          </table:table-cell>
          <table:table-cell table:style-name="ce29" office:value-type="float" office:value="38048" calcext:value-type="float">
            <text:p>38,048</text:p>
          </table:table-cell>
          <table:table-cell table:style-name="ce29" office:value-type="float" office:value="7667" calcext:value-type="float">
            <text:p>7,667</text:p>
          </table:table-cell>
          <table:table-cell table:style-name="ce29" office:value-type="float" office:value="7796" calcext:value-type="float">
            <text:p>7,796</text:p>
          </table:table-cell>
          <table:table-cell table:style-name="ce29" office:value-type="float" office:value="7689" calcext:value-type="float">
            <text:p>7,689</text:p>
          </table:table-cell>
          <table:table-cell table:style-name="ce29" office:value-type="float" office:value="7674" calcext:value-type="float">
            <text:p>7,674</text:p>
          </table:table-cell>
          <table:table-cell table:style-name="ce52" office:value-type="float" office:value="7222" calcext:value-type="float">
            <text:p>7,222</text:p>
          </table:table-cell>
          <table:table-cell table:style-name="ce29" office:value-type="float" office:value="32875" calcext:value-type="float">
            <text:p>32,875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7319" calcext:value-type="float">
            <text:p>7,319</text:p>
          </table:table-cell>
          <table:table-cell table:style-name="ce29" office:value-type="float" office:value="6982" calcext:value-type="float">
            <text:p>6,982</text:p>
          </table:table-cell>
          <table:table-cell table:style-name="ce29" office:value-type="float" office:value="5802" calcext:value-type="float">
            <text:p>5,802</text:p>
          </table:table-cell>
          <table:table-cell table:style-name="ce52" office:value-type="float" office:value="5895" calcext:value-type="float">
            <text:p>5,895</text:p>
          </table:table-cell>
          <table:table-cell table:style-name="ce29" office:value-type="float" office:value="21920" calcext:value-type="float">
            <text:p>21,920</text:p>
          </table:table-cell>
          <table:table-cell table:style-name="ce29" office:value-type="float" office:value="5285" calcext:value-type="float">
            <text:p>5,285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4240" calcext:value-type="float">
            <text:p>4,240</text:p>
          </table:table-cell>
          <table:table-cell table:style-name="ce52" office:value-type="float" office:value="4696" calcext:value-type="float">
            <text:p>4,696</text:p>
          </table:table-cell>
          <table:table-cell table:style-name="ce29" office:value-type="float" office:value="24930" calcext:value-type="float">
            <text:p>24,930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877" calcext:value-type="float">
            <text:p>4,877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5118" calcext:value-type="float">
            <text:p>5,118</text:p>
          </table:table-cell>
          <table:table-cell table:style-name="ce52" office:value-type="float" office:value="5160" calcext:value-type="float">
            <text:p>5,160</text:p>
          </table:table-cell>
          <table:table-cell table:style-name="ce29" office:value-type="float" office:value="23190" calcext:value-type="float">
            <text:p>23,190</text:p>
          </table:table-cell>
          <table:table-cell table:style-name="ce29" office:value-type="float" office:value="4813" calcext:value-type="float">
            <text:p>4,813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631" calcext:value-type="float">
            <text:p>4,631</text:p>
          </table:table-cell>
          <table:table-cell table:style-name="ce52" office:value-type="float" office:value="4463" calcext:value-type="float">
            <text:p>4,463</text:p>
          </table:table-cell>
          <table:table-cell table:style-name="ce29" office:value-type="float" office:value="18407" calcext:value-type="float">
            <text:p>18,407</text:p>
          </table:table-cell>
          <table:table-cell table:style-name="ce29" office:value-type="float" office:value="4039" calcext:value-type="float">
            <text:p>4,039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503" calcext:value-type="float">
            <text:p>3,503</text:p>
          </table:table-cell>
          <table:table-cell table:style-name="ce52" office:value-type="float" office:value="3081" calcext:value-type="float">
            <text:p>3,081</text:p>
          </table:table-cell>
          <table:table-cell table:style-name="ce29" office:value-type="float" office:value="10702" calcext:value-type="float">
            <text:p>10,702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1658" calcext:value-type="float">
            <text:p>1,658</text:p>
          </table:table-cell>
          <table:table-cell table:style-name="ce52" office:value-type="float" office:value="1557" calcext:value-type="float">
            <text:p>1,557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691" calcext:value-type="float">
            <text:p>691</text:p>
          </table:table-cell>
          <table:table-cell table:style-name="ce52" office:value-type="float" office:value="520" calcext:value-type="float">
            <text:p>520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202" calcext:value-type="float">
            <text:p>202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728" calcext:value-type="float">
            <text:p>287,728</text:p>
          </table:table-cell>
          <table:table-cell table:style-name="ce29" table:formula="of:=SUM([.E42:.I42])" office:value-type="float" office:value="12952" calcext:value-type="float">
            <text:p>12,952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459" calcext:value-type="float">
            <text:p>2,459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234" calcext:value-type="float">
            <text:p>3,234</text:p>
          </table:table-cell>
          <table:table-cell table:style-name="ce52" office:value-type="float" office:value="3013" calcext:value-type="float">
            <text:p>3,013</text:p>
          </table:table-cell>
          <table:table-cell table:style-name="ce29" office:value-type="float" office:value="16695" calcext:value-type="float">
            <text:p>16,695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343" calcext:value-type="float">
            <text:p>3,343</text:p>
          </table:table-cell>
          <table:table-cell table:style-name="ce52" office:value-type="float" office:value="3404" calcext:value-type="float">
            <text:p>3,404</text:p>
          </table:table-cell>
          <table:table-cell table:style-name="ce29" office:value-type="float" office:value="18245" calcext:value-type="float">
            <text:p>18,245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718" calcext:value-type="float">
            <text:p>3,718</text:p>
          </table:table-cell>
          <table:table-cell table:style-name="ce52" office:value-type="float" office:value="3710" calcext:value-type="float">
            <text:p>3,710</text:p>
          </table:table-cell>
          <table:table-cell table:style-name="ce29" office:value-type="float" office:value="19791" calcext:value-type="float">
            <text:p>19,791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4188" calcext:value-type="float">
            <text:p>4,188</text:p>
          </table:table-cell>
          <table:table-cell table:style-name="ce52" office:value-type="float" office:value="4382" calcext:value-type="float">
            <text:p>4,382</text:p>
          </table:table-cell>
          <table:table-cell table:style-name="ce29" office:value-type="float" office:value="23575" calcext:value-type="float">
            <text:p>23,575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4733" calcext:value-type="float">
            <text:p>4,733</text:p>
          </table:table-cell>
          <table:table-cell table:style-name="ce52" office:value-type="float" office:value="4814" calcext:value-type="float">
            <text:p>4,814</text:p>
          </table:table-cell>
          <table:table-cell table:style-name="ce29" office:value-type="float" office:value="21490" calcext:value-type="float">
            <text:p>21,490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634" calcext:value-type="float">
            <text:p>4,634</text:p>
          </table:table-cell>
          <table:table-cell table:style-name="ce29" office:value-type="float" office:value="4408" calcext:value-type="float">
            <text:p>4,408</text:p>
          </table:table-cell>
          <table:table-cell table:style-name="ce29" office:value-type="float" office:value="3965" calcext:value-type="float">
            <text:p>3,965</text:p>
          </table:table-cell>
          <table:table-cell table:style-name="ce52" office:value-type="float" office:value="3963" calcext:value-type="float">
            <text:p>3,963</text:p>
          </table:table-cell>
          <table:table-cell table:style-name="ce29" office:value-type="float" office:value="22000" calcext:value-type="float">
            <text:p>22,000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4629" calcext:value-type="float">
            <text:p>4,629</text:p>
          </table:table-cell>
          <table:table-cell table:style-name="ce52" office:value-type="float" office:value="4634" calcext:value-type="float">
            <text:p>4,634</text:p>
          </table:table-cell>
          <table:table-cell table:style-name="ce29" office:value-type="float" office:value="24557" calcext:value-type="float">
            <text:p>24,557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5091" calcext:value-type="float">
            <text:p>5,091</text:p>
          </table:table-cell>
          <table:table-cell table:style-name="ce52" office:value-type="float" office:value="5095" calcext:value-type="float">
            <text:p>5,095</text:p>
          </table:table-cell>
          <table:table-cell table:style-name="ce29" office:value-type="float" office:value="25105" calcext:value-type="float">
            <text:p>25,105</text:p>
          </table:table-cell>
          <table:table-cell table:style-name="ce29" office:value-type="float" office:value="5178" calcext:value-type="float">
            <text:p>5,178</text:p>
          </table:table-cell>
          <table:table-cell table:style-name="ce29" office:value-type="float" office:value="5124" calcext:value-type="float">
            <text:p>5,124</text:p>
          </table:table-cell>
          <table:table-cell table:style-name="ce29" office:value-type="float" office:value="5173" calcext:value-type="float">
            <text:p>5,173</text:p>
          </table:table-cell>
          <table:table-cell table:style-name="ce29" office:value-type="float" office:value="4772" calcext:value-type="float">
            <text:p>4,772</text:p>
          </table:table-cell>
          <table:table-cell table:style-name="ce52" office:value-type="float" office:value="4858" calcext:value-type="float">
            <text:p>4,858</text:p>
          </table:table-cell>
          <table:table-cell table:style-name="ce29" office:value-type="float" office:value="21080" calcext:value-type="float">
            <text:p>21,080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4208" calcext:value-type="float">
            <text:p>4,208</text:p>
          </table:table-cell>
          <table:table-cell table:style-name="ce52" office:value-type="float" office:value="3908" calcext:value-type="float">
            <text:p>3,908</text:p>
          </table:table-cell>
          <table:table-cell table:style-name="ce29" office:value-type="float" office:value="17600" calcext:value-type="float">
            <text:p>17,600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4027" calcext:value-type="float">
            <text:p>4,027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114" calcext:value-type="float">
            <text:p>3,114</text:p>
          </table:table-cell>
          <table:table-cell table:style-name="ce52" office:value-type="float" office:value="3028" calcext:value-type="float">
            <text:p>3,028</text:p>
          </table:table-cell>
          <table:table-cell table:style-name="ce29" office:value-type="float" office:value="11035" calcext:value-type="float">
            <text:p>11,035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2101" calcext:value-type="float">
            <text:p>2,101</text:p>
          </table:table-cell>
          <table:table-cell table:style-name="ce52" office:value-type="float" office:value="2320" calcext:value-type="float">
            <text:p>2,320</text:p>
          </table:table-cell>
          <table:table-cell table:style-name="ce29" office:value-type="float" office:value="11969" calcext:value-type="float">
            <text:p>11,969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458" calcext:value-type="float">
            <text:p>2,458</text:p>
          </table:table-cell>
          <table:table-cell table:style-name="ce52" office:value-type="float" office:value="2398" calcext:value-type="float">
            <text:p>2,398</text:p>
          </table:table-cell>
          <table:table-cell table:style-name="ce29" office:value-type="float" office:value="10917" calcext:value-type="float">
            <text:p>10,917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2035" calcext:value-type="float">
            <text:p>2,035</text:p>
          </table:table-cell>
          <table:table-cell table:style-name="ce29" office:value-type="float" office:value="8425" calcext:value-type="float">
            <text:p>8,425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608" calcext:value-type="float">
            <text:p>1,608</text:p>
          </table:table-cell>
          <table:table-cell table:style-name="ce52" office:value-type="float" office:value="1391" calcext:value-type="float">
            <text:p>1,391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721" calcext:value-type="float">
            <text:p>721</text:p>
          </table:table-cell>
          <table:table-cell table:style-name="ce52" office:value-type="float" office:value="653" calcext:value-type="float">
            <text:p>653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62" calcext:value-type="float">
            <text:p>262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274" calcext:value-type="float">
            <text:p>261,274</text:p>
          </table:table-cell>
          <table:table-cell table:style-name="ce37" table:formula="of:=SUM([.E43:.I43])" office:value-type="float" office:value="11806" calcext:value-type="float">
            <text:p>11,806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2234" calcext:value-type="float">
            <text:p>2,234</text:p>
          </table:table-cell>
          <table:table-cell table:style-name="ce30" office:value-type="float" office:value="2487" calcext:value-type="float">
            <text:p>2,487</text:p>
          </table:table-cell>
          <table:table-cell table:style-name="ce30" office:value-type="float" office:value="2417" calcext:value-type="float">
            <text:p>2,417</text:p>
          </table:table-cell>
          <table:table-cell table:style-name="ce30" office:value-type="float" office:value="2523" calcext:value-type="float">
            <text:p>2,523</text:p>
          </table:table-cell>
          <table:table-cell table:style-name="ce30" office:value-type="float" office:value="13756" calcext:value-type="float">
            <text:p>13,756</text:p>
          </table:table-cell>
          <table:table-cell table:style-name="ce30" office:value-type="float" office:value="2624" calcext:value-type="float">
            <text:p>2,624</text:p>
          </table:table-cell>
          <table:table-cell table:style-name="ce30" office:value-type="float" office:value="2642" calcext:value-type="float">
            <text:p>2,642</text:p>
          </table:table-cell>
          <table:table-cell table:style-name="ce30" office:value-type="float" office:value="2950" calcext:value-type="float">
            <text:p>2,950</text:p>
          </table:table-cell>
          <table:table-cell table:style-name="ce30" office:value-type="float" office:value="2810" calcext:value-type="float">
            <text:p>2,810</text:p>
          </table:table-cell>
          <table:table-cell table:style-name="ce37" office:value-type="float" office:value="2730" calcext:value-type="float">
            <text:p>2,730</text:p>
          </table:table-cell>
          <table:table-cell table:style-name="ce30" office:value-type="float" office:value="15347" calcext:value-type="float">
            <text:p>15,347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3116" calcext:value-type="float">
            <text:p>3,116</text:p>
          </table:table-cell>
          <table:table-cell table:style-name="ce37" office:value-type="float" office:value="3122" calcext:value-type="float">
            <text:p>3,122</text:p>
          </table:table-cell>
          <table:table-cell table:style-name="ce30" office:value-type="float" office:value="16779" calcext:value-type="float">
            <text:p>16,779</text:p>
          </table:table-cell>
          <table:table-cell table:style-name="ce30" office:value-type="float" office:value="3275" calcext:value-type="float">
            <text:p>3,275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7" office:value-type="float" office:value="3452" calcext:value-type="float">
            <text:p>3,452</text:p>
          </table:table-cell>
          <table:table-cell table:style-name="ce30" office:value-type="float" office:value="18732" calcext:value-type="float">
            <text:p>18,732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618" calcext:value-type="float">
            <text:p>3,618</text:p>
          </table:table-cell>
          <table:table-cell table:style-name="ce30" office:value-type="float" office:value="3976" calcext:value-type="float">
            <text:p>3,976</text:p>
          </table:table-cell>
          <table:table-cell table:style-name="ce37" office:value-type="float" office:value="4055" calcext:value-type="float">
            <text:p>4,055</text:p>
          </table:table-cell>
          <table:table-cell table:style-name="ce30" office:value-type="float" office:value="22431" calcext:value-type="float">
            <text:p>22,431</text:p>
          </table:table-cell>
          <table:table-cell table:style-name="ce30" office:value-type="float" office:value="4306" calcext:value-type="float">
            <text:p>4,306</text:p>
          </table:table-cell>
          <table:table-cell table:style-name="ce30" office:value-type="float" office:value="4508" calcext:value-type="float">
            <text:p>4,508</text:p>
          </table:table-cell>
          <table:table-cell table:style-name="ce30" office:value-type="float" office:value="4666" calcext:value-type="float">
            <text:p>4,666</text:p>
          </table:table-cell>
          <table:table-cell table:style-name="ce30" office:value-type="float" office:value="4428" calcext:value-type="float">
            <text:p>4,428</text:p>
          </table:table-cell>
          <table:table-cell table:style-name="ce37" office:value-type="float" office:value="4523" calcext:value-type="float">
            <text:p>4,523</text:p>
          </table:table-cell>
          <table:table-cell table:style-name="ce30" office:value-type="float" office:value="19326" calcext:value-type="float">
            <text:p>19,326</text:p>
          </table:table-cell>
          <table:table-cell table:style-name="ce30" office:value-type="float" office:value="4197" calcext:value-type="float">
            <text:p>4,197</text:p>
          </table:table-cell>
          <table:table-cell table:style-name="ce30" office:value-type="float" office:value="4320" calcext:value-type="float">
            <text:p>4,320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7" office:value-type="float" office:value="3385" calcext:value-type="float">
            <text:p>3,385</text:p>
          </table:table-cell>
          <table:table-cell table:style-name="ce30" office:value-type="float" office:value="17589" calcext:value-type="float">
            <text:p>17,589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443" calcext:value-type="float">
            <text:p>3,443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7" office:value-type="float" office:value="3561" calcext:value-type="float">
            <text:p>3,561</text:p>
          </table:table-cell>
          <table:table-cell table:style-name="ce30" office:value-type="float" office:value="18137" calcext:value-type="float">
            <text:p>18,137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3725" calcext:value-type="float">
            <text:p>3,725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7" office:value-type="float" office:value="3754" calcext:value-type="float">
            <text:p>3,754</text:p>
          </table:table-cell>
          <table:table-cell table:style-name="ce30" office:value-type="float" office:value="19107" calcext:value-type="float">
            <text:p>19,107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3902" calcext:value-type="float">
            <text:p>3,902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7" office:value-type="float" office:value="3810" calcext:value-type="float">
            <text:p>3,810</text:p>
          </table:table-cell>
          <table:table-cell table:style-name="ce30" office:value-type="float" office:value="16968" calcext:value-type="float">
            <text:p>16,968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7" office:value-type="float" office:value="3314" calcext:value-type="float">
            <text:p>3,314</text:p>
          </table:table-cell>
          <table:table-cell table:style-name="ce30" office:value-type="float" office:value="15275" calcext:value-type="float">
            <text:p>15,275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2688" calcext:value-type="float">
            <text:p>2,688</text:p>
          </table:table-cell>
          <table:table-cell table:style-name="ce37" office:value-type="float" office:value="2867" calcext:value-type="float">
            <text:p>2,867</text:p>
          </table:table-cell>
          <table:table-cell table:style-name="ce30" office:value-type="float" office:value="10885" calcext:value-type="float">
            <text:p>10,885</text:p>
          </table:table-cell>
          <table:table-cell table:style-name="ce30" office:value-type="float" office:value="2613" calcext:value-type="float">
            <text:p>2,613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1723" calcext:value-type="float">
            <text:p>1,723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7" office:value-type="float" office:value="2376" calcext:value-type="float">
            <text:p>2,376</text:p>
          </table:table-cell>
          <table:table-cell table:style-name="ce30" office:value-type="float" office:value="12961" calcext:value-type="float">
            <text:p>12,961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468" calcext:value-type="float">
            <text:p>2,468</text:p>
          </table:table-cell>
          <table:table-cell table:style-name="ce30" office:value-type="float" office:value="2646" calcext:value-type="float">
            <text:p>2,646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7" office:value-type="float" office:value="2762" calcext:value-type="float">
            <text:p>2,762</text:p>
          </table:table-cell>
          <table:table-cell table:style-name="ce30" office:value-type="float" office:value="12273" calcext:value-type="float">
            <text:p>12,273</text:p>
          </table:table-cell>
          <table:table-cell table:style-name="ce30" office:value-type="float" office:value="2427" calcext:value-type="float">
            <text:p>2,427</text:p>
          </table:table-cell>
          <table:table-cell table:style-name="ce30" office:value-type="float" office:value="2506" calcext:value-type="float">
            <text:p>2,506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0" office:value-type="float" office:value="2497" calcext:value-type="float">
            <text:p>2,497</text:p>
          </table:table-cell>
          <table:table-cell table:style-name="ce37" office:value-type="float" office:value="2428" calcext:value-type="float">
            <text:p>2,428</text:p>
          </table:table-cell>
          <table:table-cell table:style-name="ce30" office:value-type="float" office:value="9982" calcext:value-type="float">
            <text:p>9,982</text:p>
          </table:table-cell>
          <table:table-cell table:style-name="ce30" office:value-type="float" office:value="2161" calcext:value-type="float">
            <text:p>2,161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7" office:value-type="float" office:value="1690" calcext:value-type="float">
            <text:p>1,690</text:p>
          </table:table-cell>
          <table:table-cell table:style-name="ce30" office:value-type="float" office:value="5992" calcext:value-type="float">
            <text:p>5,992</text:p>
          </table:table-cell>
          <table:table-cell table:style-name="ce30" office:value-type="float" office:value="1543" calcext:value-type="float">
            <text:p>1,543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937" calcext:value-type="float">
            <text:p>937</text:p>
          </table:table-cell>
          <table:table-cell table:style-name="ce37" office:value-type="float" office:value="904" calcext:value-type="float">
            <text:p>904</text:p>
          </table:table-cell>
          <table:table-cell table:style-name="ce30" office:value-type="float" office:value="2830" calcext:value-type="float">
            <text:p>2,830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63" calcext:value-type="float">
            <text:p>763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429" calcext:value-type="float">
            <text:p>429</text:p>
          </table:table-cell>
          <table:table-cell table:style-name="ce37" office:value-type="float" office:value="326" calcext:value-type="float">
            <text:p>326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37" calcext:value-type="float">
            <text:p>137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386" calcext:value-type="float">
            <text:p>1,104,386</text:p>
          </table:table-cell>
          <table:table-cell table:style-name="ce29" table:formula="of:=SUM([.E44:.I44])" office:value-type="float" office:value="44932" calcext:value-type="float">
            <text:p>44,932</text:p>
          </table:table-cell>
          <table:table-cell table:style-name="ce29" office:value-type="float" office:value="8362" calcext:value-type="float">
            <text:p>8,362</text:p>
          </table:table-cell>
          <table:table-cell table:style-name="ce29" office:value-type="float" office:value="8896" calcext:value-type="float">
            <text:p>8,896</text:p>
          </table:table-cell>
          <table:table-cell table:style-name="ce29" office:value-type="float" office:value="8912" calcext:value-type="float">
            <text:p>8,912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9439" calcext:value-type="float">
            <text:p>9,439</text:p>
          </table:table-cell>
          <table:table-cell table:style-name="ce29" office:value-type="float" office:value="56862" calcext:value-type="float">
            <text:p>56,862</text:p>
          </table:table-cell>
          <table:table-cell table:style-name="ce29" office:value-type="float" office:value="9994" calcext:value-type="float">
            <text:p>9,994</text:p>
          </table:table-cell>
          <table:table-cell table:style-name="ce29" office:value-type="float" office:value="10475" calcext:value-type="float">
            <text:p>10,475</text:p>
          </table:table-cell>
          <table:table-cell table:style-name="ce29" office:value-type="float" office:value="12251" calcext:value-type="float">
            <text:p>12,251</text:p>
          </table:table-cell>
          <table:table-cell table:style-name="ce29" office:value-type="float" office:value="12419" calcext:value-type="float">
            <text:p>12,419</text:p>
          </table:table-cell>
          <table:table-cell table:style-name="ce52" office:value-type="float" office:value="11723" calcext:value-type="float">
            <text:p>11,723</text:p>
          </table:table-cell>
          <table:table-cell table:style-name="ce29" office:value-type="float" office:value="68779" calcext:value-type="float">
            <text:p>68,779</text:p>
          </table:table-cell>
          <table:table-cell table:style-name="ce29" office:value-type="float" office:value="12840" calcext:value-type="float">
            <text:p>12,840</text:p>
          </table:table-cell>
          <table:table-cell table:style-name="ce29" office:value-type="float" office:value="13681" calcext:value-type="float">
            <text:p>13,681</text:p>
          </table:table-cell>
          <table:table-cell table:style-name="ce29" office:value-type="float" office:value="13682" calcext:value-type="float">
            <text:p>13,682</text:p>
          </table:table-cell>
          <table:table-cell table:style-name="ce29" office:value-type="float" office:value="14043" calcext:value-type="float">
            <text:p>14,043</text:p>
          </table:table-cell>
          <table:table-cell table:style-name="ce52" office:value-type="float" office:value="14533" calcext:value-type="float">
            <text:p>14,533</text:p>
          </table:table-cell>
          <table:table-cell table:style-name="ce29" office:value-type="float" office:value="75952" calcext:value-type="float">
            <text:p>75,952</text:p>
          </table:table-cell>
          <table:table-cell table:style-name="ce29" office:value-type="float" office:value="14776" calcext:value-type="float">
            <text:p>14,776</text:p>
          </table:table-cell>
          <table:table-cell table:style-name="ce29" office:value-type="float" office:value="14678" calcext:value-type="float">
            <text:p>14,678</text:p>
          </table:table-cell>
          <table:table-cell table:style-name="ce29" office:value-type="float" office:value="15298" calcext:value-type="float">
            <text:p>15,298</text:p>
          </table:table-cell>
          <table:table-cell table:style-name="ce29" office:value-type="float" office:value="15479" calcext:value-type="float">
            <text:p>15,479</text:p>
          </table:table-cell>
          <table:table-cell table:style-name="ce52" office:value-type="float" office:value="15721" calcext:value-type="float">
            <text:p>15,721</text:p>
          </table:table-cell>
          <table:table-cell table:style-name="ce29" office:value-type="float" office:value="80971" calcext:value-type="float">
            <text:p>80,971</text:p>
          </table:table-cell>
          <table:table-cell table:style-name="ce29" office:value-type="float" office:value="15785" calcext:value-type="float">
            <text:p>15,785</text:p>
          </table:table-cell>
          <table:table-cell table:style-name="ce29" office:value-type="float" office:value="15090" calcext:value-type="float">
            <text:p>15,090</text:p>
          </table:table-cell>
          <table:table-cell table:style-name="ce29" office:value-type="float" office:value="15419" calcext:value-type="float">
            <text:p>15,419</text:p>
          </table:table-cell>
          <table:table-cell table:style-name="ce29" office:value-type="float" office:value="17347" calcext:value-type="float">
            <text:p>17,347</text:p>
          </table:table-cell>
          <table:table-cell table:style-name="ce52" office:value-type="float" office:value="17330" calcext:value-type="float">
            <text:p>17,330</text:p>
          </table:table-cell>
          <table:table-cell table:style-name="ce29" office:value-type="float" office:value="96817" calcext:value-type="float">
            <text:p>96,817</text:p>
          </table:table-cell>
          <table:table-cell table:style-name="ce29" office:value-type="float" office:value="18613" calcext:value-type="float">
            <text:p>18,613</text:p>
          </table:table-cell>
          <table:table-cell table:style-name="ce29" office:value-type="float" office:value="19257" calcext:value-type="float">
            <text:p>19,257</text:p>
          </table:table-cell>
          <table:table-cell table:style-name="ce29" office:value-type="float" office:value="19685" calcext:value-type="float">
            <text:p>19,685</text:p>
          </table:table-cell>
          <table:table-cell table:style-name="ce29" office:value-type="float" office:value="19795" calcext:value-type="float">
            <text:p>19,795</text:p>
          </table:table-cell>
          <table:table-cell table:style-name="ce52" office:value-type="float" office:value="19467" calcext:value-type="float">
            <text:p>19,467</text:p>
          </table:table-cell>
          <table:table-cell table:style-name="ce29" office:value-type="float" office:value="86474" calcext:value-type="float">
            <text:p>86,474</text:p>
          </table:table-cell>
          <table:table-cell table:style-name="ce29" office:value-type="float" office:value="18626" calcext:value-type="float">
            <text:p>18,626</text:p>
          </table:table-cell>
          <table:table-cell table:style-name="ce29" office:value-type="float" office:value="18932" calcext:value-type="float">
            <text:p>18,932</text:p>
          </table:table-cell>
          <table:table-cell table:style-name="ce29" office:value-type="float" office:value="17483" calcext:value-type="float">
            <text:p>17,483</text:p>
          </table:table-cell>
          <table:table-cell table:style-name="ce29" office:value-type="float" office:value="16025" calcext:value-type="float">
            <text:p>16,025</text:p>
          </table:table-cell>
          <table:table-cell table:style-name="ce52" office:value-type="float" office:value="15408" calcext:value-type="float">
            <text:p>15,408</text:p>
          </table:table-cell>
          <table:table-cell table:style-name="ce29" office:value-type="float" office:value="80569" calcext:value-type="float">
            <text:p>80,569</text:p>
          </table:table-cell>
          <table:table-cell table:style-name="ce29" office:value-type="float" office:value="15486" calcext:value-type="float">
            <text:p>15,486</text:p>
          </table:table-cell>
          <table:table-cell table:style-name="ce29" office:value-type="float" office:value="15544" calcext:value-type="float">
            <text:p>15,544</text:p>
          </table:table-cell>
          <table:table-cell table:style-name="ce29" office:value-type="float" office:value="16097" calcext:value-type="float">
            <text:p>16,097</text:p>
          </table:table-cell>
          <table:table-cell table:style-name="ce29" office:value-type="float" office:value="16705" calcext:value-type="float">
            <text:p>16,705</text:p>
          </table:table-cell>
          <table:table-cell table:style-name="ce52" office:value-type="float" office:value="16737" calcext:value-type="float">
            <text:p>16,737</text:p>
          </table:table-cell>
          <table:table-cell table:style-name="ce29" office:value-type="float" office:value="89202" calcext:value-type="float">
            <text:p>89,202</text:p>
          </table:table-cell>
          <table:table-cell table:style-name="ce29" office:value-type="float" office:value="17038" calcext:value-type="float">
            <text:p>17,038</text:p>
          </table:table-cell>
          <table:table-cell table:style-name="ce29" office:value-type="float" office:value="17098" calcext:value-type="float">
            <text:p>17,098</text:p>
          </table:table-cell>
          <table:table-cell table:style-name="ce29" office:value-type="float" office:value="18064" calcext:value-type="float">
            <text:p>18,064</text:p>
          </table:table-cell>
          <table:table-cell table:style-name="ce29" office:value-type="float" office:value="18468" calcext:value-type="float">
            <text:p>18,468</text:p>
          </table:table-cell>
          <table:table-cell table:style-name="ce52" office:value-type="float" office:value="18534" calcext:value-type="float">
            <text:p>18,534</text:p>
          </table:table-cell>
          <table:table-cell table:style-name="ce29" office:value-type="float" office:value="94629" calcext:value-type="float">
            <text:p>94,629</text:p>
          </table:table-cell>
          <table:table-cell table:style-name="ce29" office:value-type="float" office:value="19111" calcext:value-type="float">
            <text:p>19,111</text:p>
          </table:table-cell>
          <table:table-cell table:style-name="ce29" office:value-type="float" office:value="19599" calcext:value-type="float">
            <text:p>19,599</text:p>
          </table:table-cell>
          <table:table-cell table:style-name="ce29" office:value-type="float" office:value="18996" calcext:value-type="float">
            <text:p>18,996</text:p>
          </table:table-cell>
          <table:table-cell table:style-name="ce29" office:value-type="float" office:value="18467" calcext:value-type="float">
            <text:p>18,467</text:p>
          </table:table-cell>
          <table:table-cell table:style-name="ce52" office:value-type="float" office:value="18456" calcext:value-type="float">
            <text:p>18,456</text:p>
          </table:table-cell>
          <table:table-cell table:style-name="ce29" office:value-type="float" office:value="82469" calcext:value-type="float">
            <text:p>82,469</text:p>
          </table:table-cell>
          <table:table-cell table:style-name="ce29" office:value-type="float" office:value="17217" calcext:value-type="float">
            <text:p>17,217</text:p>
          </table:table-cell>
          <table:table-cell table:style-name="ce29" office:value-type="float" office:value="17098" calcext:value-type="float">
            <text:p>17,098</text:p>
          </table:table-cell>
          <table:table-cell table:style-name="ce29" office:value-type="float" office:value="16783" calcext:value-type="float">
            <text:p>16,783</text:p>
          </table:table-cell>
          <table:table-cell table:style-name="ce29" office:value-type="float" office:value="16471" calcext:value-type="float">
            <text:p>16,471</text:p>
          </table:table-cell>
          <table:table-cell table:style-name="ce52" office:value-type="float" office:value="14900" calcext:value-type="float">
            <text:p>14,900</text:p>
          </table:table-cell>
          <table:table-cell table:style-name="ce29" office:value-type="float" office:value="66746" calcext:value-type="float">
            <text:p>66,746</text:p>
          </table:table-cell>
          <table:table-cell table:style-name="ce29" office:value-type="float" office:value="14742" calcext:value-type="float">
            <text:p>14,742</text:p>
          </table:table-cell>
          <table:table-cell table:style-name="ce29" office:value-type="float" office:value="14436" calcext:value-type="float">
            <text:p>14,436</text:p>
          </table:table-cell>
          <table:table-cell table:style-name="ce29" office:value-type="float" office:value="14413" calcext:value-type="float">
            <text:p>14,413</text:p>
          </table:table-cell>
          <table:table-cell table:style-name="ce29" office:value-type="float" office:value="11655" calcext:value-type="float">
            <text:p>11,655</text:p>
          </table:table-cell>
          <table:table-cell table:style-name="ce52" office:value-type="float" office:value="11500" calcext:value-type="float">
            <text:p>11,500</text:p>
          </table:table-cell>
          <table:table-cell table:style-name="ce29" office:value-type="float" office:value="40556" calcext:value-type="float">
            <text:p>40,556</text:p>
          </table:table-cell>
          <table:table-cell table:style-name="ce29" office:value-type="float" office:value="10550" calcext:value-type="float">
            <text:p>10,550</text:p>
          </table:table-cell>
          <table:table-cell table:style-name="ce29" office:value-type="float" office:value="7690" calcext:value-type="float">
            <text:p>7,690</text:p>
          </table:table-cell>
          <table:table-cell table:style-name="ce29" office:value-type="float" office:value="6404" calcext:value-type="float">
            <text:p>6,404</text:p>
          </table:table-cell>
          <table:table-cell table:style-name="ce29" office:value-type="float" office:value="7326" calcext:value-type="float">
            <text:p>7,326</text:p>
          </table:table-cell>
          <table:table-cell table:style-name="ce52" office:value-type="float" office:value="8586" calcext:value-type="float">
            <text:p>8,586</text:p>
          </table:table-cell>
          <table:table-cell table:style-name="ce29" office:value-type="float" office:value="40843" calcext:value-type="float">
            <text:p>40,843</text:p>
          </table:table-cell>
          <table:table-cell table:style-name="ce29" office:value-type="float" office:value="7989" calcext:value-type="float">
            <text:p>7,989</text:p>
          </table:table-cell>
          <table:table-cell table:style-name="ce29" office:value-type="float" office:value="8149" calcext:value-type="float">
            <text:p>8,149</text:p>
          </table:table-cell>
          <table:table-cell table:style-name="ce29" office:value-type="float" office:value="8576" calcext:value-type="float">
            <text:p>8,576</text:p>
          </table:table-cell>
          <table:table-cell table:style-name="ce29" office:value-type="float" office:value="8198" calcext:value-type="float">
            <text:p>8,198</text:p>
          </table:table-cell>
          <table:table-cell table:style-name="ce52" office:value-type="float" office:value="7931" calcext:value-type="float">
            <text:p>7,931</text:p>
          </table:table-cell>
          <table:table-cell table:style-name="ce29" office:value-type="float" office:value="38149" calcext:value-type="float">
            <text:p>38,149</text:p>
          </table:table-cell>
          <table:table-cell table:style-name="ce29" office:value-type="float" office:value="7746" calcext:value-type="float">
            <text:p>7,746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7601" calcext:value-type="float">
            <text:p>7,601</text:p>
          </table:table-cell>
          <table:table-cell table:style-name="ce29" office:value-type="float" office:value="7926" calcext:value-type="float">
            <text:p>7,926</text:p>
          </table:table-cell>
          <table:table-cell table:style-name="ce52" office:value-type="float" office:value="7014" calcext:value-type="float">
            <text:p>7,014</text:p>
          </table:table-cell>
          <table:table-cell table:style-name="ce29" office:value-type="float" office:value="31223" calcext:value-type="float">
            <text:p>31,223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6012" calcext:value-type="float">
            <text:p>6,012</text:p>
          </table:table-cell>
          <table:table-cell table:style-name="ce52" office:value-type="float" office:value="5476" calcext:value-type="float">
            <text:p>5,476</text:p>
          </table:table-cell>
          <table:table-cell table:style-name="ce29" office:value-type="float" office:value="18361" calcext:value-type="float">
            <text:p>18,361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2935" calcext:value-type="float">
            <text:p>2,935</text:p>
          </table:table-cell>
          <table:table-cell table:style-name="ce52" office:value-type="float" office:value="2709" calcext:value-type="float">
            <text:p>2,709</text:p>
          </table:table-cell>
          <table:table-cell table:style-name="ce29" office:value-type="float" office:value="7885" calcext:value-type="float">
            <text:p>7,885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133" calcext:value-type="float">
            <text:p>1,133</text:p>
          </table:table-cell>
          <table:table-cell table:style-name="ce52" office:value-type="float" office:value="919" calcext:value-type="float">
            <text:p>919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41" calcext:value-type="float">
            <text:p>341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291" calcext:value-type="float">
            <text:p>566,291</text:p>
          </table:table-cell>
          <table:table-cell table:style-name="ce29" table:formula="of:=SUM([.E45:.I45])" office:value-type="float" office:value="23630" calcext:value-type="float">
            <text:p>23,630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688" calcext:value-type="float">
            <text:p>4,688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923" calcext:value-type="float">
            <text:p>4,923</text:p>
          </table:table-cell>
          <table:table-cell table:style-name="ce29" office:value-type="float" office:value="4941" calcext:value-type="float">
            <text:p>4,941</text:p>
          </table:table-cell>
          <table:table-cell table:style-name="ce29" office:value-type="float" office:value="29594" calcext:value-type="float">
            <text:p>29,594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6367" calcext:value-type="float">
            <text:p>6,367</text:p>
          </table:table-cell>
          <table:table-cell table:style-name="ce29" office:value-type="float" office:value="6484" calcext:value-type="float">
            <text:p>6,484</text:p>
          </table:table-cell>
          <table:table-cell table:style-name="ce52" office:value-type="float" office:value="6097" calcext:value-type="float">
            <text:p>6,097</text:p>
          </table:table-cell>
          <table:table-cell table:style-name="ce29" office:value-type="float" office:value="35882" calcext:value-type="float">
            <text:p>35,882</text:p>
          </table:table-cell>
          <table:table-cell table:style-name="ce29" office:value-type="float" office:value="6787" calcext:value-type="float">
            <text:p>6,787</text:p>
          </table:table-cell>
          <table:table-cell table:style-name="ce29" office:value-type="float" office:value="7134" calcext:value-type="float">
            <text:p>7,134</text:p>
          </table:table-cell>
          <table:table-cell table:style-name="ce29" office:value-type="float" office:value="7158" calcext:value-type="float">
            <text:p>7,158</text:p>
          </table:table-cell>
          <table:table-cell table:style-name="ce29" office:value-type="float" office:value="7271" calcext:value-type="float">
            <text:p>7,271</text:p>
          </table:table-cell>
          <table:table-cell table:style-name="ce52" office:value-type="float" office:value="7532" calcext:value-type="float">
            <text:p>7,532</text:p>
          </table:table-cell>
          <table:table-cell table:style-name="ce29" office:value-type="float" office:value="39391" calcext:value-type="float">
            <text:p>39,391</text:p>
          </table:table-cell>
          <table:table-cell table:style-name="ce29" office:value-type="float" office:value="7575" calcext:value-type="float">
            <text:p>7,575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7975" calcext:value-type="float">
            <text:p>7,975</text:p>
          </table:table-cell>
          <table:table-cell table:style-name="ce29" office:value-type="float" office:value="7980" calcext:value-type="float">
            <text:p>7,980</text:p>
          </table:table-cell>
          <table:table-cell table:style-name="ce52" office:value-type="float" office:value="8223" calcext:value-type="float">
            <text:p>8,223</text:p>
          </table:table-cell>
          <table:table-cell table:style-name="ce29" office:value-type="float" office:value="41701" calcext:value-type="float">
            <text:p>41,701</text:p>
          </table:table-cell>
          <table:table-cell table:style-name="ce29" office:value-type="float" office:value="8097" calcext:value-type="float">
            <text:p>8,097</text:p>
          </table:table-cell>
          <table:table-cell table:style-name="ce29" office:value-type="float" office:value="7878" calcext:value-type="float">
            <text:p>7,878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8883" calcext:value-type="float">
            <text:p>8,883</text:p>
          </table:table-cell>
          <table:table-cell table:style-name="ce52" office:value-type="float" office:value="8925" calcext:value-type="float">
            <text:p>8,925</text:p>
          </table:table-cell>
          <table:table-cell table:style-name="ce29" office:value-type="float" office:value="49645" calcext:value-type="float">
            <text:p>49,645</text:p>
          </table:table-cell>
          <table:table-cell table:style-name="ce29" office:value-type="float" office:value="9550" calcext:value-type="float">
            <text:p>9,550</text:p>
          </table:table-cell>
          <table:table-cell table:style-name="ce29" office:value-type="float" office:value="9792" calcext:value-type="float">
            <text:p>9,792</text:p>
          </table:table-cell>
          <table:table-cell table:style-name="ce29" office:value-type="float" office:value="10057" calcext:value-type="float">
            <text:p>10,057</text:p>
          </table:table-cell>
          <table:table-cell table:style-name="ce29" office:value-type="float" office:value="10188" calcext:value-type="float">
            <text:p>10,188</text:p>
          </table:table-cell>
          <table:table-cell table:style-name="ce52" office:value-type="float" office:value="10058" calcext:value-type="float">
            <text:p>10,058</text:p>
          </table:table-cell>
          <table:table-cell table:style-name="ce29" office:value-type="float" office:value="44756" calcext:value-type="float">
            <text:p>44,756</text:p>
          </table:table-cell>
          <table:table-cell table:style-name="ce29" office:value-type="float" office:value="9823" calcext:value-type="float">
            <text:p>9,823</text:p>
          </table:table-cell>
          <table:table-cell table:style-name="ce29" office:value-type="float" office:value="9740" calcext:value-type="float">
            <text:p>9,740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8145" calcext:value-type="float">
            <text:p>8,145</text:p>
          </table:table-cell>
          <table:table-cell table:style-name="ce52" office:value-type="float" office:value="8011" calcext:value-type="float">
            <text:p>8,011</text:p>
          </table:table-cell>
          <table:table-cell table:style-name="ce29" office:value-type="float" office:value="41603" calcext:value-type="float">
            <text:p>41,603</text:p>
          </table:table-cell>
          <table:table-cell table:style-name="ce29" office:value-type="float" office:value="7906" calcext:value-type="float">
            <text:p>7,906</text:p>
          </table:table-cell>
          <table:table-cell table:style-name="ce29" office:value-type="float" office:value="8040" calcext:value-type="float">
            <text:p>8,040</text:p>
          </table:table-cell>
          <table:table-cell table:style-name="ce29" office:value-type="float" office:value="8342" calcext:value-type="float">
            <text:p>8,342</text:p>
          </table:table-cell>
          <table:table-cell table:style-name="ce29" office:value-type="float" office:value="8690" calcext:value-type="float">
            <text:p>8,690</text:p>
          </table:table-cell>
          <table:table-cell table:style-name="ce52" office:value-type="float" office:value="8625" calcext:value-type="float">
            <text:p>8,625</text:p>
          </table:table-cell>
          <table:table-cell table:style-name="ce29" office:value-type="float" office:value="46618" calcext:value-type="float">
            <text:p>46,618</text:p>
          </table:table-cell>
          <table:table-cell table:style-name="ce29" office:value-type="float" office:value="8909" calcext:value-type="float">
            <text:p>8,909</text:p>
          </table:table-cell>
          <table:table-cell table:style-name="ce29" office:value-type="float" office:value="8834" calcext:value-type="float">
            <text:p>8,834</text:p>
          </table:table-cell>
          <table:table-cell table:style-name="ce29" office:value-type="float" office:value="9514" calcext:value-type="float">
            <text:p>9,514</text:p>
          </table:table-cell>
          <table:table-cell table:style-name="ce29" office:value-type="float" office:value="9703" calcext:value-type="float">
            <text:p>9,703</text:p>
          </table:table-cell>
          <table:table-cell table:style-name="ce52" office:value-type="float" office:value="9658" calcext:value-type="float">
            <text:p>9,658</text:p>
          </table:table-cell>
          <table:table-cell table:style-name="ce29" office:value-type="float" office:value="49906" calcext:value-type="float">
            <text:p>49,906</text:p>
          </table:table-cell>
          <table:table-cell table:style-name="ce29" office:value-type="float" office:value="10034" calcext:value-type="float">
            <text:p>10,034</text:p>
          </table:table-cell>
          <table:table-cell table:style-name="ce29" office:value-type="float" office:value="10374" calcext:value-type="float">
            <text:p>10,374</text:p>
          </table:table-cell>
          <table:table-cell table:style-name="ce29" office:value-type="float" office:value="9976" calcext:value-type="float">
            <text:p>9,976</text:p>
          </table:table-cell>
          <table:table-cell table:style-name="ce29" office:value-type="float" office:value="9723" calcext:value-type="float">
            <text:p>9,723</text:p>
          </table:table-cell>
          <table:table-cell table:style-name="ce52" office:value-type="float" office:value="9799" calcext:value-type="float">
            <text:p>9,799</text:p>
          </table:table-cell>
          <table:table-cell table:style-name="ce29" office:value-type="float" office:value="43171" calcext:value-type="float">
            <text:p>43,171</text:p>
          </table:table-cell>
          <table:table-cell table:style-name="ce29" office:value-type="float" office:value="9090" calcext:value-type="float">
            <text:p>9,090</text:p>
          </table:table-cell>
          <table:table-cell table:style-name="ce29" office:value-type="float" office:value="8972" calcext:value-type="float">
            <text:p>8,972</text:p>
          </table:table-cell>
          <table:table-cell table:style-name="ce29" office:value-type="float" office:value="8782" calcext:value-type="float">
            <text:p>8,782</text:p>
          </table:table-cell>
          <table:table-cell table:style-name="ce29" office:value-type="float" office:value="8530" calcext:value-type="float">
            <text:p>8,530</text:p>
          </table:table-cell>
          <table:table-cell table:style-name="ce52" office:value-type="float" office:value="7797" calcext:value-type="float">
            <text:p>7,797</text:p>
          </table:table-cell>
          <table:table-cell table:style-name="ce29" office:value-type="float" office:value="34469" calcext:value-type="float">
            <text:p>34,469</text:p>
          </table:table-cell>
          <table:table-cell table:style-name="ce29" office:value-type="float" office:value="7732" calcext:value-type="float">
            <text:p>7,732</text:p>
          </table:table-cell>
          <table:table-cell table:style-name="ce29" office:value-type="float" office:value="7484" calcext:value-type="float">
            <text:p>7,484</text:p>
          </table:table-cell>
          <table:table-cell table:style-name="ce29" office:value-type="float" office:value="7488" calcext:value-type="float">
            <text:p>7,488</text:p>
          </table:table-cell>
          <table:table-cell table:style-name="ce29" office:value-type="float" office:value="5961" calcext:value-type="float">
            <text:p>5,961</text:p>
          </table:table-cell>
          <table:table-cell table:style-name="ce52" office:value-type="float" office:value="5804" calcext:value-type="float">
            <text:p>5,804</text:p>
          </table:table-cell>
          <table:table-cell table:style-name="ce29" office:value-type="float" office:value="20283" calcext:value-type="float">
            <text:p>20,283</text:p>
          </table:table-cell>
          <table:table-cell table:style-name="ce29" office:value-type="float" office:value="5353" calcext:value-type="float">
            <text:p>5,353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3631" calcext:value-type="float">
            <text:p>3,631</text:p>
          </table:table-cell>
          <table:table-cell table:style-name="ce52" office:value-type="float" office:value="4291" calcext:value-type="float">
            <text:p>4,291</text:p>
          </table:table-cell>
          <table:table-cell table:style-name="ce29" office:value-type="float" office:value="19603" calcext:value-type="float">
            <text:p>19,603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3901" calcext:value-type="float">
            <text:p>3,901</text:p>
          </table:table-cell>
          <table:table-cell table:style-name="ce52" office:value-type="float" office:value="3736" calcext:value-type="float">
            <text:p>3,736</text:p>
          </table:table-cell>
          <table:table-cell table:style-name="ce29" office:value-type="float" office:value="17968" calcext:value-type="float">
            <text:p>17,968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669" calcext:value-type="float">
            <text:p>3,669</text:p>
          </table:table-cell>
          <table:table-cell table:style-name="ce52" office:value-type="float" office:value="3251" calcext:value-type="float">
            <text:p>3,251</text:p>
          </table:table-cell>
          <table:table-cell table:style-name="ce29" office:value-type="float" office:value="15043" calcext:value-type="float">
            <text:p>15,043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2972" calcext:value-type="float">
            <text:p>2,972</text:p>
          </table:table-cell>
          <table:table-cell table:style-name="ce52" office:value-type="float" office:value="2653" calcext:value-type="float">
            <text:p>2,653</text:p>
          </table:table-cell>
          <table:table-cell table:style-name="ce29" office:value-type="float" office:value="8811" calcext:value-type="float">
            <text:p>8,811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367" calcext:value-type="float">
            <text:p>1,367</text:p>
          </table:table-cell>
          <table:table-cell table:style-name="ce52" office:value-type="float" office:value="1220" calcext:value-type="float">
            <text:p>1,220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466" calcext:value-type="float">
            <text:p>466</text:p>
          </table:table-cell>
          <table:table-cell table:style-name="ce52" office:value-type="float" office:value="360" calcext:value-type="float">
            <text:p>360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095" calcext:value-type="float">
            <text:p>538,095</text:p>
          </table:table-cell>
          <table:table-cell table:style-name="ce37" table:formula="of:=SUM([.E46:.I46])" office:value-type="float" office:value="21302" calcext:value-type="float">
            <text:p>21,302</text:p>
          </table:table-cell>
          <table:table-cell table:style-name="ce30" office:value-type="float" office:value="3909" calcext:value-type="float">
            <text:p>3,909</text:p>
          </table:table-cell>
          <table:table-cell table:style-name="ce30" office:value-type="float" office:value="4208" calcext:value-type="float">
            <text:p>4,208</text:p>
          </table:table-cell>
          <table:table-cell table:style-name="ce30" office:value-type="float" office:value="4287" calcext:value-type="float">
            <text:p>4,287</text:p>
          </table:table-cell>
          <table:table-cell table:style-name="ce30" office:value-type="float" office:value="4400" calcext:value-type="float">
            <text:p>4,400</text:p>
          </table:table-cell>
          <table:table-cell table:style-name="ce30" office:value-type="float" office:value="4498" calcext:value-type="float">
            <text:p>4,498</text:p>
          </table:table-cell>
          <table:table-cell table:style-name="ce30" office:value-type="float" office:value="27268" calcext:value-type="float">
            <text:p>27,268</text:p>
          </table:table-cell>
          <table:table-cell table:style-name="ce30" office:value-type="float" office:value="4832" calcext:value-type="float">
            <text:p>4,832</text:p>
          </table:table-cell>
          <table:table-cell table:style-name="ce30" office:value-type="float" office:value="4991" calcext:value-type="float">
            <text:p>4,991</text:p>
          </table:table-cell>
          <table:table-cell table:style-name="ce30" office:value-type="float" office:value="5884" calcext:value-type="float">
            <text:p>5,884</text:p>
          </table:table-cell>
          <table:table-cell table:style-name="ce30" office:value-type="float" office:value="5935" calcext:value-type="float">
            <text:p>5,935</text:p>
          </table:table-cell>
          <table:table-cell table:style-name="ce37" office:value-type="float" office:value="5626" calcext:value-type="float">
            <text:p>5,626</text:p>
          </table:table-cell>
          <table:table-cell table:style-name="ce30" office:value-type="float" office:value="32897" calcext:value-type="float">
            <text:p>32,897</text:p>
          </table:table-cell>
          <table:table-cell table:style-name="ce30" office:value-type="float" office:value="6053" calcext:value-type="float">
            <text:p>6,053</text:p>
          </table:table-cell>
          <table:table-cell table:style-name="ce30" office:value-type="float" office:value="6547" calcext:value-type="float">
            <text:p>6,547</text:p>
          </table:table-cell>
          <table:table-cell table:style-name="ce30" office:value-type="float" office:value="6524" calcext:value-type="float">
            <text:p>6,524</text:p>
          </table:table-cell>
          <table:table-cell table:style-name="ce30" office:value-type="float" office:value="6772" calcext:value-type="float">
            <text:p>6,772</text:p>
          </table:table-cell>
          <table:table-cell table:style-name="ce37" office:value-type="float" office:value="7001" calcext:value-type="float">
            <text:p>7,001</text:p>
          </table:table-cell>
          <table:table-cell table:style-name="ce30" office:value-type="float" office:value="36561" calcext:value-type="float">
            <text:p>36,561</text:p>
          </table:table-cell>
          <table:table-cell table:style-name="ce30" office:value-type="float" office:value="7201" calcext:value-type="float">
            <text:p>7,201</text:p>
          </table:table-cell>
          <table:table-cell table:style-name="ce30" office:value-type="float" office:value="7040" calcext:value-type="float">
            <text:p>7,040</text:p>
          </table:table-cell>
          <table:table-cell table:style-name="ce30" office:value-type="float" office:value="7323" calcext:value-type="float">
            <text:p>7,323</text:p>
          </table:table-cell>
          <table:table-cell table:style-name="ce30" office:value-type="float" office:value="7499" calcext:value-type="float">
            <text:p>7,499</text:p>
          </table:table-cell>
          <table:table-cell table:style-name="ce37" office:value-type="float" office:value="7498" calcext:value-type="float">
            <text:p>7,498</text:p>
          </table:table-cell>
          <table:table-cell table:style-name="ce30" office:value-type="float" office:value="39270" calcext:value-type="float">
            <text:p>39,270</text:p>
          </table:table-cell>
          <table:table-cell table:style-name="ce30" office:value-type="float" office:value="7688" calcext:value-type="float">
            <text:p>7,688</text:p>
          </table:table-cell>
          <table:table-cell table:style-name="ce30" office:value-type="float" office:value="7212" calcext:value-type="float">
            <text:p>7,212</text:p>
          </table:table-cell>
          <table:table-cell table:style-name="ce30" office:value-type="float" office:value="7501" calcext:value-type="float">
            <text:p>7,501</text:p>
          </table:table-cell>
          <table:table-cell table:style-name="ce30" office:value-type="float" office:value="8464" calcext:value-type="float">
            <text:p>8,464</text:p>
          </table:table-cell>
          <table:table-cell table:style-name="ce37" office:value-type="float" office:value="8405" calcext:value-type="float">
            <text:p>8,405</text:p>
          </table:table-cell>
          <table:table-cell table:style-name="ce30" office:value-type="float" office:value="47172" calcext:value-type="float">
            <text:p>47,172</text:p>
          </table:table-cell>
          <table:table-cell table:style-name="ce30" office:value-type="float" office:value="9063" calcext:value-type="float">
            <text:p>9,063</text:p>
          </table:table-cell>
          <table:table-cell table:style-name="ce30" office:value-type="float" office:value="9465" calcext:value-type="float">
            <text:p>9,465</text:p>
          </table:table-cell>
          <table:table-cell table:style-name="ce30" office:value-type="float" office:value="9628" calcext:value-type="float">
            <text:p>9,628</text:p>
          </table:table-cell>
          <table:table-cell table:style-name="ce30" office:value-type="float" office:value="9607" calcext:value-type="float">
            <text:p>9,607</text:p>
          </table:table-cell>
          <table:table-cell table:style-name="ce37" office:value-type="float" office:value="9409" calcext:value-type="float">
            <text:p>9,409</text:p>
          </table:table-cell>
          <table:table-cell table:style-name="ce30" office:value-type="float" office:value="41718" calcext:value-type="float">
            <text:p>41,718</text:p>
          </table:table-cell>
          <table:table-cell table:style-name="ce30" office:value-type="float" office:value="8803" calcext:value-type="float">
            <text:p>8,803</text:p>
          </table:table-cell>
          <table:table-cell table:style-name="ce30" office:value-type="float" office:value="9192" calcext:value-type="float">
            <text:p>9,192</text:p>
          </table:table-cell>
          <table:table-cell table:style-name="ce30" office:value-type="float" office:value="8446" calcext:value-type="float">
            <text:p>8,446</text:p>
          </table:table-cell>
          <table:table-cell table:style-name="ce30" office:value-type="float" office:value="7880" calcext:value-type="float">
            <text:p>7,880</text:p>
          </table:table-cell>
          <table:table-cell table:style-name="ce37" office:value-type="float" office:value="7397" calcext:value-type="float">
            <text:p>7,397</text:p>
          </table:table-cell>
          <table:table-cell table:style-name="ce30" office:value-type="float" office:value="38966" calcext:value-type="float">
            <text:p>38,966</text:p>
          </table:table-cell>
          <table:table-cell table:style-name="ce30" office:value-type="float" office:value="7580" calcext:value-type="float">
            <text:p>7,580</text:p>
          </table:table-cell>
          <table:table-cell table:style-name="ce30" office:value-type="float" office:value="7504" calcext:value-type="float">
            <text:p>7,504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8015" calcext:value-type="float">
            <text:p>8,015</text:p>
          </table:table-cell>
          <table:table-cell table:style-name="ce37" office:value-type="float" office:value="8112" calcext:value-type="float">
            <text:p>8,112</text:p>
          </table:table-cell>
          <table:table-cell table:style-name="ce30" office:value-type="float" office:value="42584" calcext:value-type="float">
            <text:p>42,584</text:p>
          </table:table-cell>
          <table:table-cell table:style-name="ce30" office:value-type="float" office:value="8129" calcext:value-type="float">
            <text:p>8,129</text:p>
          </table:table-cell>
          <table:table-cell table:style-name="ce30" office:value-type="float" office:value="8264" calcext:value-type="float">
            <text:p>8,264</text:p>
          </table:table-cell>
          <table:table-cell table:style-name="ce30" office:value-type="float" office:value="8550" calcext:value-type="float">
            <text:p>8,550</text:p>
          </table:table-cell>
          <table:table-cell table:style-name="ce30" office:value-type="float" office:value="8765" calcext:value-type="float">
            <text:p>8,765</text:p>
          </table:table-cell>
          <table:table-cell table:style-name="ce37" office:value-type="float" office:value="8876" calcext:value-type="float">
            <text:p>8,876</text:p>
          </table:table-cell>
          <table:table-cell table:style-name="ce30" office:value-type="float" office:value="44723" calcext:value-type="float">
            <text:p>44,723</text:p>
          </table:table-cell>
          <table:table-cell table:style-name="ce30" office:value-type="float" office:value="9077" calcext:value-type="float">
            <text:p>9,077</text:p>
          </table:table-cell>
          <table:table-cell table:style-name="ce30" office:value-type="float" office:value="9225" calcext:value-type="float">
            <text:p>9,225</text:p>
          </table:table-cell>
          <table:table-cell table:style-name="ce30" office:value-type="float" office:value="9020" calcext:value-type="float">
            <text:p>9,020</text:p>
          </table:table-cell>
          <table:table-cell table:style-name="ce30" office:value-type="float" office:value="8744" calcext:value-type="float">
            <text:p>8,744</text:p>
          </table:table-cell>
          <table:table-cell table:style-name="ce37" office:value-type="float" office:value="8657" calcext:value-type="float">
            <text:p>8,657</text:p>
          </table:table-cell>
          <table:table-cell table:style-name="ce30" office:value-type="float" office:value="39298" calcext:value-type="float">
            <text:p>39,298</text:p>
          </table:table-cell>
          <table:table-cell table:style-name="ce30" office:value-type="float" office:value="8127" calcext:value-type="float">
            <text:p>8,127</text:p>
          </table:table-cell>
          <table:table-cell table:style-name="ce30" office:value-type="float" office:value="8126" calcext:value-type="float">
            <text:p>8,126</text:p>
          </table:table-cell>
          <table:table-cell table:style-name="ce30" office:value-type="float" office:value="8001" calcext:value-type="float">
            <text:p>8,001</text:p>
          </table:table-cell>
          <table:table-cell table:style-name="ce30" office:value-type="float" office:value="7941" calcext:value-type="float">
            <text:p>7,941</text:p>
          </table:table-cell>
          <table:table-cell table:style-name="ce37" office:value-type="float" office:value="7103" calcext:value-type="float">
            <text:p>7,103</text:p>
          </table:table-cell>
          <table:table-cell table:style-name="ce30" office:value-type="float" office:value="32277" calcext:value-type="float">
            <text:p>32,277</text:p>
          </table:table-cell>
          <table:table-cell table:style-name="ce30" office:value-type="float" office:value="7010" calcext:value-type="float">
            <text:p>7,010</text:p>
          </table:table-cell>
          <table:table-cell table:style-name="ce30" office:value-type="float" office:value="6952" calcext:value-type="float">
            <text:p>6,952</text:p>
          </table:table-cell>
          <table:table-cell table:style-name="ce30" office:value-type="float" office:value="6925" calcext:value-type="float">
            <text:p>6,925</text:p>
          </table:table-cell>
          <table:table-cell table:style-name="ce30" office:value-type="float" office:value="5694" calcext:value-type="float">
            <text:p>5,694</text:p>
          </table:table-cell>
          <table:table-cell table:style-name="ce37" office:value-type="float" office:value="5696" calcext:value-type="float">
            <text:p>5,696</text:p>
          </table:table-cell>
          <table:table-cell table:style-name="ce30" office:value-type="float" office:value="20273" calcext:value-type="float">
            <text:p>20,273</text:p>
          </table:table-cell>
          <table:table-cell table:style-name="ce30" office:value-type="float" office:value="5197" calcext:value-type="float">
            <text:p>5,197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7" office:value-type="float" office:value="4295" calcext:value-type="float">
            <text:p>4,295</text:p>
          </table:table-cell>
          <table:table-cell table:style-name="ce30" office:value-type="float" office:value="21240" calcext:value-type="float">
            <text:p>21,240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4254" calcext:value-type="float">
            <text:p>4,254</text:p>
          </table:table-cell>
          <table:table-cell table:style-name="ce30" office:value-type="float" office:value="4436" calcext:value-type="float">
            <text:p>4,436</text:p>
          </table:table-cell>
          <table:table-cell table:style-name="ce30" office:value-type="float" office:value="4297" calcext:value-type="float">
            <text:p>4,297</text:p>
          </table:table-cell>
          <table:table-cell table:style-name="ce37" office:value-type="float" office:value="4195" calcext:value-type="float">
            <text:p>4,195</text:p>
          </table:table-cell>
          <table:table-cell table:style-name="ce30" office:value-type="float" office:value="20181" calcext:value-type="float">
            <text:p>20,181</text:p>
          </table:table-cell>
          <table:table-cell table:style-name="ce30" office:value-type="float" office:value="3988" calcext:value-type="float">
            <text:p>3,988</text:p>
          </table:table-cell>
          <table:table-cell table:style-name="ce30" office:value-type="float" office:value="4134" calcext:value-type="float">
            <text:p>4,134</text:p>
          </table:table-cell>
          <table:table-cell table:style-name="ce30" office:value-type="float" office:value="4039" calcext:value-type="float">
            <text:p>4,039</text:p>
          </table:table-cell>
          <table:table-cell table:style-name="ce30" office:value-type="float" office:value="4257" calcext:value-type="float">
            <text:p>4,257</text:p>
          </table:table-cell>
          <table:table-cell table:style-name="ce37" office:value-type="float" office:value="3763" calcext:value-type="float">
            <text:p>3,763</text:p>
          </table:table-cell>
          <table:table-cell table:style-name="ce30" office:value-type="float" office:value="16180" calcext:value-type="float">
            <text:p>16,180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556" calcext:value-type="float">
            <text:p>3,556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7" office:value-type="float" office:value="2823" calcext:value-type="float">
            <text:p>2,823</text:p>
          </table:table-cell>
          <table:table-cell table:style-name="ce30" office:value-type="float" office:value="9550" calcext:value-type="float">
            <text:p>9,550</text:p>
          </table:table-cell>
          <table:table-cell table:style-name="ce30" office:value-type="float" office:value="2431" calcext:value-type="float">
            <text:p>2,431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7" office:value-type="float" office:value="1489" calcext:value-type="float">
            <text:p>1,489</text:p>
          </table:table-cell>
          <table:table-cell table:style-name="ce30" office:value-type="float" office:value="4683" calcext:value-type="float">
            <text:p>4,683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559" calcext:value-type="float">
            <text:p>559</text:p>
          </table:table-cell>
          <table:table-cell table:style-name="ce30" office:value-type="float" office:value="1549" calcext:value-type="float">
            <text:p>1,549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22" calcext:value-type="float">
            <text:p>222</text:p>
          </table:table-cell>
          <table:table-cell table:style-name="ce37" office:value-type="float" office:value="178" calcext:value-type="float">
            <text:p>178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000" calcext:value-type="float">
            <text:p>1,243,000</text:p>
          </table:table-cell>
          <table:table-cell table:style-name="ce29" table:formula="of:=SUM([.E47:.I47])" office:value-type="float" office:value="53873" calcext:value-type="float">
            <text:p>53,873</text:p>
          </table:table-cell>
          <table:table-cell table:style-name="ce29" office:value-type="float" office:value="10182" calcext:value-type="float">
            <text:p>10,182</text:p>
          </table:table-cell>
          <table:table-cell table:style-name="ce29" office:value-type="float" office:value="10588" calcext:value-type="float">
            <text:p>10,588</text:p>
          </table:table-cell>
          <table:table-cell table:style-name="ce29" office:value-type="float" office:value="11030" calcext:value-type="float">
            <text:p>11,030</text:p>
          </table:table-cell>
          <table:table-cell table:style-name="ce29" office:value-type="float" office:value="11012" calcext:value-type="float">
            <text:p>11,012</text:p>
          </table:table-cell>
          <table:table-cell table:style-name="ce29" office:value-type="float" office:value="11061" calcext:value-type="float">
            <text:p>11,061</text:p>
          </table:table-cell>
          <table:table-cell table:style-name="ce29" office:value-type="float" office:value="65686" calcext:value-type="float">
            <text:p>65,686</text:p>
          </table:table-cell>
          <table:table-cell table:style-name="ce29" office:value-type="float" office:value="11941" calcext:value-type="float">
            <text:p>11,941</text:p>
          </table:table-cell>
          <table:table-cell table:style-name="ce29" office:value-type="float" office:value="11968" calcext:value-type="float">
            <text:p>11,968</text:p>
          </table:table-cell>
          <table:table-cell table:style-name="ce29" office:value-type="float" office:value="14152" calcext:value-type="float">
            <text:p>14,152</text:p>
          </table:table-cell>
          <table:table-cell table:style-name="ce29" office:value-type="float" office:value="14319" calcext:value-type="float">
            <text:p>14,319</text:p>
          </table:table-cell>
          <table:table-cell table:style-name="ce52" office:value-type="float" office:value="13306" calcext:value-type="float">
            <text:p>13,306</text:p>
          </table:table-cell>
          <table:table-cell table:style-name="ce29" office:value-type="float" office:value="79400" calcext:value-type="float">
            <text:p>79,400</text:p>
          </table:table-cell>
          <table:table-cell table:style-name="ce29" office:value-type="float" office:value="14564" calcext:value-type="float">
            <text:p>14,564</text:p>
          </table:table-cell>
          <table:table-cell table:style-name="ce29" office:value-type="float" office:value="15895" calcext:value-type="float">
            <text:p>15,895</text:p>
          </table:table-cell>
          <table:table-cell table:style-name="ce29" office:value-type="float" office:value="15839" calcext:value-type="float">
            <text:p>15,839</text:p>
          </table:table-cell>
          <table:table-cell table:style-name="ce29" office:value-type="float" office:value="16424" calcext:value-type="float">
            <text:p>16,424</text:p>
          </table:table-cell>
          <table:table-cell table:style-name="ce52" office:value-type="float" office:value="16678" calcext:value-type="float">
            <text:p>16,678</text:p>
          </table:table-cell>
          <table:table-cell table:style-name="ce29" office:value-type="float" office:value="87209" calcext:value-type="float">
            <text:p>87,209</text:p>
          </table:table-cell>
          <table:table-cell table:style-name="ce29" office:value-type="float" office:value="16907" calcext:value-type="float">
            <text:p>16,907</text:p>
          </table:table-cell>
          <table:table-cell table:style-name="ce29" office:value-type="float" office:value="17249" calcext:value-type="float">
            <text:p>17,249</text:p>
          </table:table-cell>
          <table:table-cell table:style-name="ce29" office:value-type="float" office:value="17602" calcext:value-type="float">
            <text:p>17,602</text:p>
          </table:table-cell>
          <table:table-cell table:style-name="ce29" office:value-type="float" office:value="17702" calcext:value-type="float">
            <text:p>17,702</text:p>
          </table:table-cell>
          <table:table-cell table:style-name="ce52" office:value-type="float" office:value="17749" calcext:value-type="float">
            <text:p>17,749</text:p>
          </table:table-cell>
          <table:table-cell table:style-name="ce29" office:value-type="float" office:value="89843" calcext:value-type="float">
            <text:p>89,843</text:p>
          </table:table-cell>
          <table:table-cell table:style-name="ce29" office:value-type="float" office:value="17352" calcext:value-type="float">
            <text:p>17,352</text:p>
          </table:table-cell>
          <table:table-cell table:style-name="ce29" office:value-type="float" office:value="16482" calcext:value-type="float">
            <text:p>16,482</text:p>
          </table:table-cell>
          <table:table-cell table:style-name="ce29" office:value-type="float" office:value="17120" calcext:value-type="float">
            <text:p>17,120</text:p>
          </table:table-cell>
          <table:table-cell table:style-name="ce29" office:value-type="float" office:value="19136" calcext:value-type="float">
            <text:p>19,136</text:p>
          </table:table-cell>
          <table:table-cell table:style-name="ce52" office:value-type="float" office:value="19753" calcext:value-type="float">
            <text:p>19,753</text:p>
          </table:table-cell>
          <table:table-cell table:style-name="ce29" office:value-type="float" office:value="113447" calcext:value-type="float">
            <text:p>113,447</text:p>
          </table:table-cell>
          <table:table-cell table:style-name="ce29" office:value-type="float" office:value="21387" calcext:value-type="float">
            <text:p>21,387</text:p>
          </table:table-cell>
          <table:table-cell table:style-name="ce29" office:value-type="float" office:value="22306" calcext:value-type="float">
            <text:p>22,306</text:p>
          </table:table-cell>
          <table:table-cell table:style-name="ce29" office:value-type="float" office:value="22826" calcext:value-type="float">
            <text:p>22,826</text:p>
          </table:table-cell>
          <table:table-cell table:style-name="ce29" office:value-type="float" office:value="23537" calcext:value-type="float">
            <text:p>23,537</text:p>
          </table:table-cell>
          <table:table-cell table:style-name="ce52" office:value-type="float" office:value="23391" calcext:value-type="float">
            <text:p>23,391</text:p>
          </table:table-cell>
          <table:table-cell table:style-name="ce29" office:value-type="float" office:value="107843" calcext:value-type="float">
            <text:p>107,843</text:p>
          </table:table-cell>
          <table:table-cell table:style-name="ce29" office:value-type="float" office:value="22432" calcext:value-type="float">
            <text:p>22,432</text:p>
          </table:table-cell>
          <table:table-cell table:style-name="ce29" office:value-type="float" office:value="23471" calcext:value-type="float">
            <text:p>23,471</text:p>
          </table:table-cell>
          <table:table-cell table:style-name="ce29" office:value-type="float" office:value="21845" calcext:value-type="float">
            <text:p>21,845</text:p>
          </table:table-cell>
          <table:table-cell table:style-name="ce29" office:value-type="float" office:value="20372" calcext:value-type="float">
            <text:p>20,372</text:p>
          </table:table-cell>
          <table:table-cell table:style-name="ce52" office:value-type="float" office:value="19723" calcext:value-type="float">
            <text:p>19,723</text:p>
          </table:table-cell>
          <table:table-cell table:style-name="ce29" office:value-type="float" office:value="98823" calcext:value-type="float">
            <text:p>98,823</text:p>
          </table:table-cell>
          <table:table-cell table:style-name="ce29" office:value-type="float" office:value="19655" calcext:value-type="float">
            <text:p>19,655</text:p>
          </table:table-cell>
          <table:table-cell table:style-name="ce29" office:value-type="float" office:value="19604" calcext:value-type="float">
            <text:p>19,604</text:p>
          </table:table-cell>
          <table:table-cell table:style-name="ce29" office:value-type="float" office:value="19892" calcext:value-type="float">
            <text:p>19,892</text:p>
          </table:table-cell>
          <table:table-cell table:style-name="ce29" office:value-type="float" office:value="19964" calcext:value-type="float">
            <text:p>19,964</text:p>
          </table:table-cell>
          <table:table-cell table:style-name="ce52" office:value-type="float" office:value="19708" calcext:value-type="float">
            <text:p>19,708</text:p>
          </table:table-cell>
          <table:table-cell table:style-name="ce29" office:value-type="float" office:value="100468" calcext:value-type="float">
            <text:p>100,468</text:p>
          </table:table-cell>
          <table:table-cell table:style-name="ce29" office:value-type="float" office:value="19694" calcext:value-type="float">
            <text:p>19,694</text:p>
          </table:table-cell>
          <table:table-cell table:style-name="ce29" office:value-type="float" office:value="19709" calcext:value-type="float">
            <text:p>19,709</text:p>
          </table:table-cell>
          <table:table-cell table:style-name="ce29" office:value-type="float" office:value="20228" calcext:value-type="float">
            <text:p>20,228</text:p>
          </table:table-cell>
          <table:table-cell table:style-name="ce29" office:value-type="float" office:value="20391" calcext:value-type="float">
            <text:p>20,391</text:p>
          </table:table-cell>
          <table:table-cell table:style-name="ce52" office:value-type="float" office:value="20446" calcext:value-type="float">
            <text:p>20,446</text:p>
          </table:table-cell>
          <table:table-cell table:style-name="ce29" office:value-type="float" office:value="102958" calcext:value-type="float">
            <text:p>102,958</text:p>
          </table:table-cell>
          <table:table-cell table:style-name="ce29" office:value-type="float" office:value="20748" calcext:value-type="float">
            <text:p>20,748</text:p>
          </table:table-cell>
          <table:table-cell table:style-name="ce29" office:value-type="float" office:value="21087" calcext:value-type="float">
            <text:p>21,087</text:p>
          </table:table-cell>
          <table:table-cell table:style-name="ce29" office:value-type="float" office:value="20615" calcext:value-type="float">
            <text:p>20,615</text:p>
          </table:table-cell>
          <table:table-cell table:style-name="ce29" office:value-type="float" office:value="20130" calcext:value-type="float">
            <text:p>20,130</text:p>
          </table:table-cell>
          <table:table-cell table:style-name="ce52" office:value-type="float" office:value="20378" calcext:value-type="float">
            <text:p>20,378</text:p>
          </table:table-cell>
          <table:table-cell table:style-name="ce29" office:value-type="float" office:value="94356" calcext:value-type="float">
            <text:p>94,356</text:p>
          </table:table-cell>
          <table:table-cell table:style-name="ce29" office:value-type="float" office:value="19289" calcext:value-type="float">
            <text:p>19,289</text:p>
          </table:table-cell>
          <table:table-cell table:style-name="ce29" office:value-type="float" office:value="18736" calcext:value-type="float">
            <text:p>18,736</text:p>
          </table:table-cell>
          <table:table-cell table:style-name="ce29" office:value-type="float" office:value="19323" calcext:value-type="float">
            <text:p>19,323</text:p>
          </table:table-cell>
          <table:table-cell table:style-name="ce29" office:value-type="float" office:value="19179" calcext:value-type="float">
            <text:p>19,179</text:p>
          </table:table-cell>
          <table:table-cell table:style-name="ce52" office:value-type="float" office:value="17829" calcext:value-type="float">
            <text:p>17,829</text:p>
          </table:table-cell>
          <table:table-cell table:style-name="ce29" office:value-type="float" office:value="79167" calcext:value-type="float">
            <text:p>79,167</text:p>
          </table:table-cell>
          <table:table-cell table:style-name="ce29" office:value-type="float" office:value="17376" calcext:value-type="float">
            <text:p>17,376</text:p>
          </table:table-cell>
          <table:table-cell table:style-name="ce29" office:value-type="float" office:value="17286" calcext:value-type="float">
            <text:p>17,286</text:p>
          </table:table-cell>
          <table:table-cell table:style-name="ce29" office:value-type="float" office:value="17167" calcext:value-type="float">
            <text:p>17,167</text:p>
          </table:table-cell>
          <table:table-cell table:style-name="ce29" office:value-type="float" office:value="13912" calcext:value-type="float">
            <text:p>13,912</text:p>
          </table:table-cell>
          <table:table-cell table:style-name="ce52" office:value-type="float" office:value="13426" calcext:value-type="float">
            <text:p>13,426</text:p>
          </table:table-cell>
          <table:table-cell table:style-name="ce29" office:value-type="float" office:value="45761" calcext:value-type="float">
            <text:p>45,761</text:p>
          </table:table-cell>
          <table:table-cell table:style-name="ce29" office:value-type="float" office:value="11568" calcext:value-type="float">
            <text:p>11,568</text:p>
          </table:table-cell>
          <table:table-cell table:style-name="ce29" office:value-type="float" office:value="9169" calcext:value-type="float">
            <text:p>9,169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8493" calcext:value-type="float">
            <text:p>8,493</text:p>
          </table:table-cell>
          <table:table-cell table:style-name="ce52" office:value-type="float" office:value="9040" calcext:value-type="float">
            <text:p>9,040</text:p>
          </table:table-cell>
          <table:table-cell table:style-name="ce29" office:value-type="float" office:value="41142" calcext:value-type="float">
            <text:p>41,142</text:p>
          </table:table-cell>
          <table:table-cell table:style-name="ce29" office:value-type="float" office:value="8480" calcext:value-type="float">
            <text:p>8,480</text:p>
          </table:table-cell>
          <table:table-cell table:style-name="ce29" office:value-type="float" office:value="8517" calcext:value-type="float">
            <text:p>8,517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8094" calcext:value-type="float">
            <text:p>8,094</text:p>
          </table:table-cell>
          <table:table-cell table:style-name="ce52" office:value-type="float" office:value="7653" calcext:value-type="float">
            <text:p>7,653</text:p>
          </table:table-cell>
          <table:table-cell table:style-name="ce29" office:value-type="float" office:value="31950" calcext:value-type="float">
            <text:p>31,950</text:p>
          </table:table-cell>
          <table:table-cell table:style-name="ce29" office:value-type="float" office:value="7052" calcext:value-type="float">
            <text:p>7,052</text:p>
          </table:table-cell>
          <table:table-cell table:style-name="ce29" office:value-type="float" office:value="6808" calcext:value-type="float">
            <text:p>6,808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6252" calcext:value-type="float">
            <text:p>6,252</text:p>
          </table:table-cell>
          <table:table-cell table:style-name="ce52" office:value-type="float" office:value="5530" calcext:value-type="float">
            <text:p>5,530</text:p>
          </table:table-cell>
          <table:table-cell table:style-name="ce29" office:value-type="float" office:value="26053" calcext:value-type="float">
            <text:p>26,053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495" calcext:value-type="float">
            <text:p>5,495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4961" calcext:value-type="float">
            <text:p>4,961</text:p>
          </table:table-cell>
          <table:table-cell table:style-name="ce52" office:value-type="float" office:value="4723" calcext:value-type="float">
            <text:p>4,723</text:p>
          </table:table-cell>
          <table:table-cell table:style-name="ce29" office:value-type="float" office:value="16217" calcext:value-type="float">
            <text:p>16,217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2794" calcext:value-type="float">
            <text:p>2,794</text:p>
          </table:table-cell>
          <table:table-cell table:style-name="ce52" office:value-type="float" office:value="2292" calcext:value-type="float">
            <text:p>2,292</text:p>
          </table:table-cell>
          <table:table-cell table:style-name="ce29" office:value-type="float" office:value="6686" calcext:value-type="float">
            <text:p>6,686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960" calcext:value-type="float">
            <text:p>960</text:p>
          </table:table-cell>
          <table:table-cell table:style-name="ce52" office:value-type="float" office:value="831" calcext:value-type="float">
            <text:p>831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61" calcext:value-type="float">
            <text:p>261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544" calcext:value-type="float">
            <text:p>639,544</text:p>
          </table:table-cell>
          <table:table-cell table:style-name="ce29" table:formula="of:=SUM([.E48:.I48])" office:value-type="float" office:value="28055" calcext:value-type="float">
            <text:p>28,055</text:p>
          </table:table-cell>
          <table:table-cell table:style-name="ce42" office:value-type="float" office:value="5318" calcext:value-type="float">
            <text:p>5,318</text:p>
          </table:table-cell>
          <table:table-cell table:style-name="ce42" office:value-type="float" office:value="5531" calcext:value-type="float">
            <text:p>5,531</text:p>
          </table:table-cell>
          <table:table-cell table:style-name="ce42" office:value-type="float" office:value="5736" calcext:value-type="float">
            <text:p>5,736</text:p>
          </table:table-cell>
          <table:table-cell table:style-name="ce42" office:value-type="float" office:value="5708" calcext:value-type="float">
            <text:p>5,708</text:p>
          </table:table-cell>
          <table:table-cell table:style-name="ce42" office:value-type="float" office:value="5762" calcext:value-type="float">
            <text:p>5,762</text:p>
          </table:table-cell>
          <table:table-cell table:style-name="ce42" office:value-type="float" office:value="34174" calcext:value-type="float">
            <text:p>34,174</text:p>
          </table:table-cell>
          <table:table-cell table:style-name="ce42" office:value-type="float" office:value="6270" calcext:value-type="float">
            <text:p>6,270</text:p>
          </table:table-cell>
          <table:table-cell table:style-name="ce42" office:value-type="float" office:value="6232" calcext:value-type="float">
            <text:p>6,232</text:p>
          </table:table-cell>
          <table:table-cell table:style-name="ce42" office:value-type="float" office:value="7367" calcext:value-type="float">
            <text:p>7,367</text:p>
          </table:table-cell>
          <table:table-cell table:style-name="ce42" office:value-type="float" office:value="7478" calcext:value-type="float">
            <text:p>7,478</text:p>
          </table:table-cell>
          <table:table-cell table:style-name="ce53" office:value-type="float" office:value="6827" calcext:value-type="float">
            <text:p>6,827</text:p>
          </table:table-cell>
          <table:table-cell table:style-name="ce42" office:value-type="float" office:value="41376" calcext:value-type="float">
            <text:p>41,376</text:p>
          </table:table-cell>
          <table:table-cell table:style-name="ce42" office:value-type="float" office:value="7621" calcext:value-type="float">
            <text:p>7,621</text:p>
          </table:table-cell>
          <table:table-cell table:style-name="ce42" office:value-type="float" office:value="8233" calcext:value-type="float">
            <text:p>8,233</text:p>
          </table:table-cell>
          <table:table-cell table:style-name="ce42" office:value-type="float" office:value="8235" calcext:value-type="float">
            <text:p>8,235</text:p>
          </table:table-cell>
          <table:table-cell table:style-name="ce42" office:value-type="float" office:value="8584" calcext:value-type="float">
            <text:p>8,584</text:p>
          </table:table-cell>
          <table:table-cell table:style-name="ce53" office:value-type="float" office:value="8703" calcext:value-type="float">
            <text:p>8,703</text:p>
          </table:table-cell>
          <table:table-cell table:style-name="ce42" office:value-type="float" office:value="45473" calcext:value-type="float">
            <text:p>45,473</text:p>
          </table:table-cell>
          <table:table-cell table:style-name="ce42" office:value-type="float" office:value="8716" calcext:value-type="float">
            <text:p>8,716</text:p>
          </table:table-cell>
          <table:table-cell table:style-name="ce42" office:value-type="float" office:value="9045" calcext:value-type="float">
            <text:p>9,045</text:p>
          </table:table-cell>
          <table:table-cell table:style-name="ce42" office:value-type="float" office:value="9260" calcext:value-type="float">
            <text:p>9,260</text:p>
          </table:table-cell>
          <table:table-cell table:style-name="ce42" office:value-type="float" office:value="9304" calcext:value-type="float">
            <text:p>9,304</text:p>
          </table:table-cell>
          <table:table-cell table:style-name="ce53" office:value-type="float" office:value="9148" calcext:value-type="float">
            <text:p>9,148</text:p>
          </table:table-cell>
          <table:table-cell table:style-name="ce42" office:value-type="float" office:value="46314" calcext:value-type="float">
            <text:p>46,314</text:p>
          </table:table-cell>
          <table:table-cell table:style-name="ce42" office:value-type="float" office:value="9002" calcext:value-type="float">
            <text:p>9,002</text:p>
          </table:table-cell>
          <table:table-cell table:style-name="ce42" office:value-type="float" office:value="8418" calcext:value-type="float">
            <text:p>8,418</text:p>
          </table:table-cell>
          <table:table-cell table:style-name="ce42" office:value-type="float" office:value="8921" calcext:value-type="float">
            <text:p>8,921</text:p>
          </table:table-cell>
          <table:table-cell table:style-name="ce42" office:value-type="float" office:value="9806" calcext:value-type="float">
            <text:p>9,806</text:p>
          </table:table-cell>
          <table:table-cell table:style-name="ce53" office:value-type="float" office:value="10167" calcext:value-type="float">
            <text:p>10,167</text:p>
          </table:table-cell>
          <table:table-cell table:style-name="ce42" office:value-type="float" office:value="58286" calcext:value-type="float">
            <text:p>58,286</text:p>
          </table:table-cell>
          <table:table-cell table:style-name="ce42" office:value-type="float" office:value="10978" calcext:value-type="float">
            <text:p>10,978</text:p>
          </table:table-cell>
          <table:table-cell table:style-name="ce42" office:value-type="float" office:value="11445" calcext:value-type="float">
            <text:p>11,445</text:p>
          </table:table-cell>
          <table:table-cell table:style-name="ce42" office:value-type="float" office:value="11622" calcext:value-type="float">
            <text:p>11,622</text:p>
          </table:table-cell>
          <table:table-cell table:style-name="ce42" office:value-type="float" office:value="12127" calcext:value-type="float">
            <text:p>12,127</text:p>
          </table:table-cell>
          <table:table-cell table:style-name="ce53" office:value-type="float" office:value="12114" calcext:value-type="float">
            <text:p>12,114</text:p>
          </table:table-cell>
          <table:table-cell table:style-name="ce42" office:value-type="float" office:value="56532" calcext:value-type="float">
            <text:p>56,532</text:p>
          </table:table-cell>
          <table:table-cell table:style-name="ce42" office:value-type="float" office:value="11637" calcext:value-type="float">
            <text:p>11,637</text:p>
          </table:table-cell>
          <table:table-cell table:style-name="ce42" office:value-type="float" office:value="12259" calcext:value-type="float">
            <text:p>12,259</text:p>
          </table:table-cell>
          <table:table-cell table:style-name="ce42" office:value-type="float" office:value="11660" calcext:value-type="float">
            <text:p>11,660</text:p>
          </table:table-cell>
          <table:table-cell table:style-name="ce42" office:value-type="float" office:value="10707" calcext:value-type="float">
            <text:p>10,707</text:p>
          </table:table-cell>
          <table:table-cell table:style-name="ce53" office:value-type="float" office:value="10269" calcext:value-type="float">
            <text:p>10,269</text:p>
          </table:table-cell>
          <table:table-cell table:style-name="ce42" office:value-type="float" office:value="52332" calcext:value-type="float">
            <text:p>52,332</text:p>
          </table:table-cell>
          <table:table-cell table:style-name="ce42" office:value-type="float" office:value="10286" calcext:value-type="float">
            <text:p>10,286</text:p>
          </table:table-cell>
          <table:table-cell table:style-name="ce42" office:value-type="float" office:value="10429" calcext:value-type="float">
            <text:p>10,429</text:p>
          </table:table-cell>
          <table:table-cell table:style-name="ce42" office:value-type="float" office:value="10489" calcext:value-type="float">
            <text:p>10,489</text:p>
          </table:table-cell>
          <table:table-cell table:style-name="ce42" office:value-type="float" office:value="10638" calcext:value-type="float">
            <text:p>10,638</text:p>
          </table:table-cell>
          <table:table-cell table:style-name="ce53" office:value-type="float" office:value="10490" calcext:value-type="float">
            <text:p>10,490</text:p>
          </table:table-cell>
          <table:table-cell table:style-name="ce42" office:value-type="float" office:value="53385" calcext:value-type="float">
            <text:p>53,385</text:p>
          </table:table-cell>
          <table:table-cell table:style-name="ce42" office:value-type="float" office:value="10618" calcext:value-type="float">
            <text:p>10,618</text:p>
          </table:table-cell>
          <table:table-cell table:style-name="ce42" office:value-type="float" office:value="10466" calcext:value-type="float">
            <text:p>10,466</text:p>
          </table:table-cell>
          <table:table-cell table:style-name="ce42" office:value-type="float" office:value="10736" calcext:value-type="float">
            <text:p>10,736</text:p>
          </table:table-cell>
          <table:table-cell table:style-name="ce42" office:value-type="float" office:value="10845" calcext:value-type="float">
            <text:p>10,845</text:p>
          </table:table-cell>
          <table:table-cell table:style-name="ce53" office:value-type="float" office:value="10720" calcext:value-type="float">
            <text:p>10,720</text:p>
          </table:table-cell>
          <table:table-cell table:style-name="ce42" office:value-type="float" office:value="52851" calcext:value-type="float">
            <text:p>52,851</text:p>
          </table:table-cell>
          <table:table-cell table:style-name="ce42" office:value-type="float" office:value="10745" calcext:value-type="float">
            <text:p>10,745</text:p>
          </table:table-cell>
          <table:table-cell table:style-name="ce42" office:value-type="float" office:value="10870" calcext:value-type="float">
            <text:p>10,870</text:p>
          </table:table-cell>
          <table:table-cell table:style-name="ce42" office:value-type="float" office:value="10553" calcext:value-type="float">
            <text:p>10,553</text:p>
          </table:table-cell>
          <table:table-cell table:style-name="ce42" office:value-type="float" office:value="10324" calcext:value-type="float">
            <text:p>10,324</text:p>
          </table:table-cell>
          <table:table-cell table:style-name="ce53" office:value-type="float" office:value="10359" calcext:value-type="float">
            <text:p>10,359</text:p>
          </table:table-cell>
          <table:table-cell table:style-name="ce42" office:value-type="float" office:value="47050" calcext:value-type="float">
            <text:p>47,050</text:p>
          </table:table-cell>
          <table:table-cell table:style-name="ce42" office:value-type="float" office:value="9656" calcext:value-type="float">
            <text:p>9,656</text:p>
          </table:table-cell>
          <table:table-cell table:style-name="ce42" office:value-type="float" office:value="9410" calcext:value-type="float">
            <text:p>9,410</text:p>
          </table:table-cell>
          <table:table-cell table:style-name="ce42" office:value-type="float" office:value="9634" calcext:value-type="float">
            <text:p>9,634</text:p>
          </table:table-cell>
          <table:table-cell table:style-name="ce42" office:value-type="float" office:value="9460" calcext:value-type="float">
            <text:p>9,460</text:p>
          </table:table-cell>
          <table:table-cell table:style-name="ce53" office:value-type="float" office:value="8890" calcext:value-type="float">
            <text:p>8,890</text:p>
          </table:table-cell>
          <table:table-cell table:style-name="ce42" office:value-type="float" office:value="39009" calcext:value-type="float">
            <text:p>39,009</text:p>
          </table:table-cell>
          <table:table-cell table:style-name="ce42" office:value-type="float" office:value="8555" calcext:value-type="float">
            <text:p>8,555</text:p>
          </table:table-cell>
          <table:table-cell table:style-name="ce42" office:value-type="float" office:value="8538" calcext:value-type="float">
            <text:p>8,538</text:p>
          </table:table-cell>
          <table:table-cell table:style-name="ce42" office:value-type="float" office:value="8479" calcext:value-type="float">
            <text:p>8,479</text:p>
          </table:table-cell>
          <table:table-cell table:style-name="ce42" office:value-type="float" office:value="6868" calcext:value-type="float">
            <text:p>6,868</text:p>
          </table:table-cell>
          <table:table-cell table:style-name="ce53" office:value-type="float" office:value="6569" calcext:value-type="float">
            <text:p>6,569</text:p>
          </table:table-cell>
          <table:table-cell table:style-name="ce42" office:value-type="float" office:value="22589" calcext:value-type="float">
            <text:p>22,589</text:p>
          </table:table-cell>
          <table:table-cell table:style-name="ce42" office:value-type="float" office:value="5723" calcext:value-type="float">
            <text:p>5,723</text:p>
          </table:table-cell>
          <table:table-cell table:style-name="ce42" office:value-type="float" office:value="4484" calcext:value-type="float">
            <text:p>4,484</text:p>
          </table:table-cell>
          <table:table-cell table:style-name="ce42" office:value-type="float" office:value="3718" calcext:value-type="float">
            <text:p>3,718</text:p>
          </table:table-cell>
          <table:table-cell table:style-name="ce42" office:value-type="float" office:value="4187" calcext:value-type="float">
            <text:p>4,187</text:p>
          </table:table-cell>
          <table:table-cell table:style-name="ce53" office:value-type="float" office:value="4477" calcext:value-type="float">
            <text:p>4,477</text:p>
          </table:table-cell>
          <table:table-cell table:style-name="ce42" office:value-type="float" office:value="19766" calcext:value-type="float">
            <text:p>19,766</text:p>
          </table:table-cell>
          <table:table-cell table:style-name="ce42" office:value-type="float" office:value="4101" calcext:value-type="float">
            <text:p>4,101</text:p>
          </table:table-cell>
          <table:table-cell table:style-name="ce42" office:value-type="float" office:value="4200" calcext:value-type="float">
            <text:p>4,200</text:p>
          </table:table-cell>
          <table:table-cell table:style-name="ce42" office:value-type="float" office:value="4045" calcext:value-type="float">
            <text:p>4,045</text:p>
          </table:table-cell>
          <table:table-cell table:style-name="ce42" office:value-type="float" office:value="3853" calcext:value-type="float">
            <text:p>3,853</text:p>
          </table:table-cell>
          <table:table-cell table:style-name="ce53" office:value-type="float" office:value="3567" calcext:value-type="float">
            <text:p>3,567</text:p>
          </table:table-cell>
          <table:table-cell table:style-name="ce42" office:value-type="float" office:value="15178" calcext:value-type="float">
            <text:p>15,178</text:p>
          </table:table-cell>
          <table:table-cell table:style-name="ce42" office:value-type="float" office:value="3306" calcext:value-type="float">
            <text:p>3,306</text:p>
          </table:table-cell>
          <table:table-cell table:style-name="ce42" office:value-type="float" office:value="3254" calcext:value-type="float">
            <text:p>3,254</text:p>
          </table:table-cell>
          <table:table-cell table:style-name="ce42" office:value-type="float" office:value="2936" calcext:value-type="float">
            <text:p>2,936</text:p>
          </table:table-cell>
          <table:table-cell table:style-name="ce42" office:value-type="float" office:value="2988" calcext:value-type="float">
            <text:p>2,988</text:p>
          </table:table-cell>
          <table:table-cell table:style-name="ce53" office:value-type="float" office:value="2694" calcext:value-type="float">
            <text:p>2,694</text:p>
          </table:table-cell>
          <table:table-cell table:style-name="ce42" office:value-type="float" office:value="14060" calcext:value-type="float">
            <text:p>14,060</text:p>
          </table:table-cell>
          <table:table-cell table:style-name="ce42" office:value-type="float" office:value="2708" calcext:value-type="float">
            <text:p>2,708</text:p>
          </table:table-cell>
          <table:table-cell table:style-name="ce42" office:value-type="float" office:value="2934" calcext:value-type="float">
            <text:p>2,934</text:p>
          </table:table-cell>
          <table:table-cell table:style-name="ce42" office:value-type="float" office:value="2982" calcext:value-type="float">
            <text:p>2,982</text:p>
          </table:table-cell>
          <table:table-cell table:style-name="ce42" office:value-type="float" office:value="2801" calcext:value-type="float">
            <text:p>2,801</text:p>
          </table:table-cell>
          <table:table-cell table:style-name="ce53" office:value-type="float" office:value="2635" calcext:value-type="float">
            <text:p>2,635</text:p>
          </table:table-cell>
          <table:table-cell table:style-name="ce42" office:value-type="float" office:value="8939" calcext:value-type="float">
            <text:p>8,939</text:p>
          </table:table-cell>
          <table:table-cell table:style-name="ce42" office:value-type="float" office:value="2365" calcext:value-type="float">
            <text:p>2,365</text:p>
          </table:table-cell>
          <table:table-cell table:style-name="ce42" office:value-type="float" office:value="2040" calcext:value-type="float">
            <text:p>2,040</text:p>
          </table:table-cell>
          <table:table-cell table:style-name="ce42" office:value-type="float" office:value="1855" calcext:value-type="float">
            <text:p>1,855</text:p>
          </table:table-cell>
          <table:table-cell table:style-name="ce42" office:value-type="float" office:value="1507" calcext:value-type="float">
            <text:p>1,507</text:p>
          </table:table-cell>
          <table:table-cell table:style-name="ce53" office:value-type="float" office:value="1172" calcext:value-type="float">
            <text:p>1,172</text:p>
          </table:table-cell>
          <table:table-cell table:style-name="ce42" office:value-type="float" office:value="3247" calcext:value-type="float">
            <text:p>3,247</text:p>
          </table:table-cell>
          <table:table-cell table:style-name="ce42" office:value-type="float" office:value="914" calcext:value-type="float">
            <text:p>914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443" calcext:value-type="float">
            <text:p>443</text:p>
          </table:table-cell>
          <table:table-cell table:style-name="ce53" office:value-type="float" office:value="383" calcext:value-type="float">
            <text:p>383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04" calcext:value-type="float">
            <text:p>104</text:p>
          </table:table-cell>
          <table:table-cell table:style-name="ce53" office:value-type="float" office:value="77" calcext:value-type="float">
            <text:p>77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3" calcext:value-type="float">
            <text:p>23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456" calcext:value-type="float">
            <text:p>603,456</text:p>
          </table:table-cell>
          <table:table-cell table:style-name="ce37" table:formula="of:=SUM([.E49:.I49])" office:value-type="float" office:value="25818" calcext:value-type="float">
            <text:p>25,818</text:p>
          </table:table-cell>
          <table:table-cell table:style-name="ce43" office:value-type="float" office:value="4864" calcext:value-type="float">
            <text:p>4,864</text:p>
          </table:table-cell>
          <table:table-cell table:style-name="ce43" office:value-type="float" office:value="5057" calcext:value-type="float">
            <text:p>5,057</text:p>
          </table:table-cell>
          <table:table-cell table:style-name="ce43" office:value-type="float" office:value="5294" calcext:value-type="float">
            <text:p>5,294</text:p>
          </table:table-cell>
          <table:table-cell table:style-name="ce43" office:value-type="float" office:value="5304" calcext:value-type="float">
            <text:p>5,304</text:p>
          </table:table-cell>
          <table:table-cell table:style-name="ce43" office:value-type="float" office:value="5299" calcext:value-type="float">
            <text:p>5,299</text:p>
          </table:table-cell>
          <table:table-cell table:style-name="ce43" office:value-type="float" office:value="31512" calcext:value-type="float">
            <text:p>31,512</text:p>
          </table:table-cell>
          <table:table-cell table:style-name="ce43" office:value-type="float" office:value="5671" calcext:value-type="float">
            <text:p>5,671</text:p>
          </table:table-cell>
          <table:table-cell table:style-name="ce43" office:value-type="float" office:value="5736" calcext:value-type="float">
            <text:p>5,736</text:p>
          </table:table-cell>
          <table:table-cell table:style-name="ce43" office:value-type="float" office:value="6785" calcext:value-type="float">
            <text:p>6,785</text:p>
          </table:table-cell>
          <table:table-cell table:style-name="ce43" office:value-type="float" office:value="6841" calcext:value-type="float">
            <text:p>6,841</text:p>
          </table:table-cell>
          <table:table-cell table:style-name="ce54" office:value-type="float" office:value="6479" calcext:value-type="float">
            <text:p>6,479</text:p>
          </table:table-cell>
          <table:table-cell table:style-name="ce43" office:value-type="float" office:value="38024" calcext:value-type="float">
            <text:p>38,024</text:p>
          </table:table-cell>
          <table:table-cell table:style-name="ce43" office:value-type="float" office:value="6943" calcext:value-type="float">
            <text:p>6,943</text:p>
          </table:table-cell>
          <table:table-cell table:style-name="ce43" office:value-type="float" office:value="7662" calcext:value-type="float">
            <text:p>7,662</text:p>
          </table:table-cell>
          <table:table-cell table:style-name="ce43" office:value-type="float" office:value="7604" calcext:value-type="float">
            <text:p>7,604</text:p>
          </table:table-cell>
          <table:table-cell table:style-name="ce43" office:value-type="float" office:value="7840" calcext:value-type="float">
            <text:p>7,840</text:p>
          </table:table-cell>
          <table:table-cell table:style-name="ce54" office:value-type="float" office:value="7975" calcext:value-type="float">
            <text:p>7,975</text:p>
          </table:table-cell>
          <table:table-cell table:style-name="ce43" office:value-type="float" office:value="41736" calcext:value-type="float">
            <text:p>41,736</text:p>
          </table:table-cell>
          <table:table-cell table:style-name="ce43" office:value-type="float" office:value="8191" calcext:value-type="float">
            <text:p>8,191</text:p>
          </table:table-cell>
          <table:table-cell table:style-name="ce43" office:value-type="float" office:value="8204" calcext:value-type="float">
            <text:p>8,204</text:p>
          </table:table-cell>
          <table:table-cell table:style-name="ce43" office:value-type="float" office:value="8342" calcext:value-type="float">
            <text:p>8,342</text:p>
          </table:table-cell>
          <table:table-cell table:style-name="ce43" office:value-type="float" office:value="8398" calcext:value-type="float">
            <text:p>8,398</text:p>
          </table:table-cell>
          <table:table-cell table:style-name="ce54" office:value-type="float" office:value="8601" calcext:value-type="float">
            <text:p>8,601</text:p>
          </table:table-cell>
          <table:table-cell table:style-name="ce43" office:value-type="float" office:value="43529" calcext:value-type="float">
            <text:p>43,529</text:p>
          </table:table-cell>
          <table:table-cell table:style-name="ce43" office:value-type="float" office:value="8350" calcext:value-type="float">
            <text:p>8,350</text:p>
          </table:table-cell>
          <table:table-cell table:style-name="ce43" office:value-type="float" office:value="8064" calcext:value-type="float">
            <text:p>8,064</text:p>
          </table:table-cell>
          <table:table-cell table:style-name="ce43" office:value-type="float" office:value="8199" calcext:value-type="float">
            <text:p>8,199</text:p>
          </table:table-cell>
          <table:table-cell table:style-name="ce43" office:value-type="float" office:value="9330" calcext:value-type="float">
            <text:p>9,330</text:p>
          </table:table-cell>
          <table:table-cell table:style-name="ce54" office:value-type="float" office:value="9586" calcext:value-type="float">
            <text:p>9,586</text:p>
          </table:table-cell>
          <table:table-cell table:style-name="ce43" office:value-type="float" office:value="55161" calcext:value-type="float">
            <text:p>55,161</text:p>
          </table:table-cell>
          <table:table-cell table:style-name="ce43" office:value-type="float" office:value="10409" calcext:value-type="float">
            <text:p>10,409</text:p>
          </table:table-cell>
          <table:table-cell table:style-name="ce43" office:value-type="float" office:value="10861" calcext:value-type="float">
            <text:p>10,861</text:p>
          </table:table-cell>
          <table:table-cell table:style-name="ce43" office:value-type="float" office:value="11204" calcext:value-type="float">
            <text:p>11,204</text:p>
          </table:table-cell>
          <table:table-cell table:style-name="ce43" office:value-type="float" office:value="11410" calcext:value-type="float">
            <text:p>11,410</text:p>
          </table:table-cell>
          <table:table-cell table:style-name="ce54" office:value-type="float" office:value="11277" calcext:value-type="float">
            <text:p>11,277</text:p>
          </table:table-cell>
          <table:table-cell table:style-name="ce43" office:value-type="float" office:value="51311" calcext:value-type="float">
            <text:p>51,311</text:p>
          </table:table-cell>
          <table:table-cell table:style-name="ce43" office:value-type="float" office:value="10795" calcext:value-type="float">
            <text:p>10,795</text:p>
          </table:table-cell>
          <table:table-cell table:style-name="ce43" office:value-type="float" office:value="11212" calcext:value-type="float">
            <text:p>11,212</text:p>
          </table:table-cell>
          <table:table-cell table:style-name="ce43" office:value-type="float" office:value="10185" calcext:value-type="float">
            <text:p>10,185</text:p>
          </table:table-cell>
          <table:table-cell table:style-name="ce43" office:value-type="float" office:value="9665" calcext:value-type="float">
            <text:p>9,665</text:p>
          </table:table-cell>
          <table:table-cell table:style-name="ce54" office:value-type="float" office:value="9454" calcext:value-type="float">
            <text:p>9,454</text:p>
          </table:table-cell>
          <table:table-cell table:style-name="ce43" office:value-type="float" office:value="46491" calcext:value-type="float">
            <text:p>46,491</text:p>
          </table:table-cell>
          <table:table-cell table:style-name="ce43" office:value-type="float" office:value="9369" calcext:value-type="float">
            <text:p>9,369</text:p>
          </table:table-cell>
          <table:table-cell table:style-name="ce43" office:value-type="float" office:value="9175" calcext:value-type="float">
            <text:p>9,175</text:p>
          </table:table-cell>
          <table:table-cell table:style-name="ce43" office:value-type="float" office:value="9403" calcext:value-type="float">
            <text:p>9,403</text:p>
          </table:table-cell>
          <table:table-cell table:style-name="ce43" office:value-type="float" office:value="9326" calcext:value-type="float">
            <text:p>9,326</text:p>
          </table:table-cell>
          <table:table-cell table:style-name="ce54" office:value-type="float" office:value="9218" calcext:value-type="float">
            <text:p>9,218</text:p>
          </table:table-cell>
          <table:table-cell table:style-name="ce43" office:value-type="float" office:value="47083" calcext:value-type="float">
            <text:p>47,083</text:p>
          </table:table-cell>
          <table:table-cell table:style-name="ce43" office:value-type="float" office:value="9076" calcext:value-type="float">
            <text:p>9,076</text:p>
          </table:table-cell>
          <table:table-cell table:style-name="ce43" office:value-type="float" office:value="9243" calcext:value-type="float">
            <text:p>9,243</text:p>
          </table:table-cell>
          <table:table-cell table:style-name="ce43" office:value-type="float" office:value="9492" calcext:value-type="float">
            <text:p>9,492</text:p>
          </table:table-cell>
          <table:table-cell table:style-name="ce43" office:value-type="float" office:value="9546" calcext:value-type="float">
            <text:p>9,546</text:p>
          </table:table-cell>
          <table:table-cell table:style-name="ce54" office:value-type="float" office:value="9726" calcext:value-type="float">
            <text:p>9,726</text:p>
          </table:table-cell>
          <table:table-cell table:style-name="ce43" office:value-type="float" office:value="50107" calcext:value-type="float">
            <text:p>50,107</text:p>
          </table:table-cell>
          <table:table-cell table:style-name="ce43" office:value-type="float" office:value="10003" calcext:value-type="float">
            <text:p>10,003</text:p>
          </table:table-cell>
          <table:table-cell table:style-name="ce43" office:value-type="float" office:value="10217" calcext:value-type="float">
            <text:p>10,217</text:p>
          </table:table-cell>
          <table:table-cell table:style-name="ce43" office:value-type="float" office:value="10062" calcext:value-type="float">
            <text:p>10,062</text:p>
          </table:table-cell>
          <table:table-cell table:style-name="ce43" office:value-type="float" office:value="9806" calcext:value-type="float">
            <text:p>9,806</text:p>
          </table:table-cell>
          <table:table-cell table:style-name="ce54" office:value-type="float" office:value="10019" calcext:value-type="float">
            <text:p>10,019</text:p>
          </table:table-cell>
          <table:table-cell table:style-name="ce43" office:value-type="float" office:value="47306" calcext:value-type="float">
            <text:p>47,306</text:p>
          </table:table-cell>
          <table:table-cell table:style-name="ce43" office:value-type="float" office:value="9633" calcext:value-type="float">
            <text:p>9,633</text:p>
          </table:table-cell>
          <table:table-cell table:style-name="ce43" office:value-type="float" office:value="9326" calcext:value-type="float">
            <text:p>9,326</text:p>
          </table:table-cell>
          <table:table-cell table:style-name="ce43" office:value-type="float" office:value="9689" calcext:value-type="float">
            <text:p>9,689</text:p>
          </table:table-cell>
          <table:table-cell table:style-name="ce43" office:value-type="float" office:value="9719" calcext:value-type="float">
            <text:p>9,719</text:p>
          </table:table-cell>
          <table:table-cell table:style-name="ce54" office:value-type="float" office:value="8939" calcext:value-type="float">
            <text:p>8,939</text:p>
          </table:table-cell>
          <table:table-cell table:style-name="ce43" office:value-type="float" office:value="40158" calcext:value-type="float">
            <text:p>40,158</text:p>
          </table:table-cell>
          <table:table-cell table:style-name="ce43" office:value-type="float" office:value="8821" calcext:value-type="float">
            <text:p>8,821</text:p>
          </table:table-cell>
          <table:table-cell table:style-name="ce43" office:value-type="float" office:value="8748" calcext:value-type="float">
            <text:p>8,748</text:p>
          </table:table-cell>
          <table:table-cell table:style-name="ce43" office:value-type="float" office:value="8688" calcext:value-type="float">
            <text:p>8,688</text:p>
          </table:table-cell>
          <table:table-cell table:style-name="ce43" office:value-type="float" office:value="7044" calcext:value-type="float">
            <text:p>7,044</text:p>
          </table:table-cell>
          <table:table-cell table:style-name="ce54" office:value-type="float" office:value="6857" calcext:value-type="float">
            <text:p>6,857</text:p>
          </table:table-cell>
          <table:table-cell table:style-name="ce43" office:value-type="float" office:value="23172" calcext:value-type="float">
            <text:p>23,172</text:p>
          </table:table-cell>
          <table:table-cell table:style-name="ce43" office:value-type="float" office:value="5845" calcext:value-type="float">
            <text:p>5,845</text:p>
          </table:table-cell>
          <table:table-cell table:style-name="ce43" office:value-type="float" office:value="4685" calcext:value-type="float">
            <text:p>4,685</text:p>
          </table:table-cell>
          <table:table-cell table:style-name="ce43" office:value-type="float" office:value="3773" calcext:value-type="float">
            <text:p>3,773</text:p>
          </table:table-cell>
          <table:table-cell table:style-name="ce43" office:value-type="float" office:value="4306" calcext:value-type="float">
            <text:p>4,306</text:p>
          </table:table-cell>
          <table:table-cell table:style-name="ce54" office:value-type="float" office:value="4563" calcext:value-type="float">
            <text:p>4,563</text:p>
          </table:table-cell>
          <table:table-cell table:style-name="ce43" office:value-type="float" office:value="21376" calcext:value-type="float">
            <text:p>21,376</text:p>
          </table:table-cell>
          <table:table-cell table:style-name="ce43" office:value-type="float" office:value="4379" calcext:value-type="float">
            <text:p>4,379</text:p>
          </table:table-cell>
          <table:table-cell table:style-name="ce43" office:value-type="float" office:value="4317" calcext:value-type="float">
            <text:p>4,317</text:p>
          </table:table-cell>
          <table:table-cell table:style-name="ce43" office:value-type="float" office:value="4353" calcext:value-type="float">
            <text:p>4,353</text:p>
          </table:table-cell>
          <table:table-cell table:style-name="ce43" office:value-type="float" office:value="4241" calcext:value-type="float">
            <text:p>4,241</text:p>
          </table:table-cell>
          <table:table-cell table:style-name="ce54" office:value-type="float" office:value="4086" calcext:value-type="float">
            <text:p>4,086</text:p>
          </table:table-cell>
          <table:table-cell table:style-name="ce43" office:value-type="float" office:value="16772" calcext:value-type="float">
            <text:p>16,772</text:p>
          </table:table-cell>
          <table:table-cell table:style-name="ce43" office:value-type="float" office:value="3746" calcext:value-type="float">
            <text:p>3,746</text:p>
          </table:table-cell>
          <table:table-cell table:style-name="ce43" office:value-type="float" office:value="3554" calcext:value-type="float">
            <text:p>3,554</text:p>
          </table:table-cell>
          <table:table-cell table:style-name="ce43" office:value-type="float" office:value="3372" calcext:value-type="float">
            <text:p>3,372</text:p>
          </table:table-cell>
          <table:table-cell table:style-name="ce43" office:value-type="float" office:value="3264" calcext:value-type="float">
            <text:p>3,264</text:p>
          </table:table-cell>
          <table:table-cell table:style-name="ce54" office:value-type="float" office:value="2836" calcext:value-type="float">
            <text:p>2,836</text:p>
          </table:table-cell>
          <table:table-cell table:style-name="ce43" office:value-type="float" office:value="11993" calcext:value-type="float">
            <text:p>11,993</text:p>
          </table:table-cell>
          <table:table-cell table:style-name="ce43" office:value-type="float" office:value="2619" calcext:value-type="float">
            <text:p>2,619</text:p>
          </table:table-cell>
          <table:table-cell table:style-name="ce43" office:value-type="float" office:value="2561" calcext:value-type="float">
            <text:p>2,561</text:p>
          </table:table-cell>
          <table:table-cell table:style-name="ce43" office:value-type="float" office:value="2565" calcext:value-type="float">
            <text:p>2,565</text:p>
          </table:table-cell>
          <table:table-cell table:style-name="ce43" office:value-type="float" office:value="2160" calcext:value-type="float">
            <text:p>2,160</text:p>
          </table:table-cell>
          <table:table-cell table:style-name="ce54" office:value-type="float" office:value="2088" calcext:value-type="float">
            <text:p>2,088</text:p>
          </table:table-cell>
          <table:table-cell table:style-name="ce43" office:value-type="float" office:value="7278" calcext:value-type="float">
            <text:p>7,278</text:p>
          </table:table-cell>
          <table:table-cell table:style-name="ce43" office:value-type="float" office:value="1800" calcext:value-type="float">
            <text:p>1,800</text:p>
          </table:table-cell>
          <table:table-cell table:style-name="ce43" office:value-type="float" office:value="1607" calcext:value-type="float">
            <text:p>1,607</text:p>
          </table:table-cell>
          <table:table-cell table:style-name="ce43" office:value-type="float" office:value="1464" calcext:value-type="float">
            <text:p>1,464</text:p>
          </table:table-cell>
          <table:table-cell table:style-name="ce43" office:value-type="float" office:value="1287" calcext:value-type="float">
            <text:p>1,287</text:p>
          </table:table-cell>
          <table:table-cell table:style-name="ce54" office:value-type="float" office:value="1120" calcext:value-type="float">
            <text:p>1,120</text:p>
          </table:table-cell>
          <table:table-cell table:style-name="ce43" office:value-type="float" office:value="3439" calcext:value-type="float">
            <text:p>3,439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676" calcext:value-type="float">
            <text:p>676</text:p>
          </table:table-cell>
          <table:table-cell table:style-name="ce43" office:value-type="float" office:value="517" calcext:value-type="float">
            <text:p>517</text:p>
          </table:table-cell>
          <table:table-cell table:style-name="ce54" office:value-type="float" office:value="448" calcext:value-type="float">
            <text:p>448</text:p>
          </table:table-cell>
          <table:table-cell table:style-name="ce43" office:value-type="float" office:value="984" calcext:value-type="float">
            <text:p>984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7" calcext:value-type="float">
            <text:p>157</text:p>
          </table:table-cell>
          <table:table-cell table:style-name="ce54" office:value-type="float" office:value="109" calcext:value-type="float">
            <text:p>109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6514" calcext:value-type="float">
            <text:p>886,514</text:p>
          </table:table-cell>
          <table:table-cell table:style-name="ce29" table:formula="of:=SUM([.E50:.I50])" office:value-type="float" office:value="36827" calcext:value-type="float">
            <text:p>36,827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7392" calcext:value-type="float">
            <text:p>7,392</text:p>
          </table:table-cell>
          <table:table-cell table:style-name="ce29" office:value-type="float" office:value="7769" calcext:value-type="float">
            <text:p>7,769</text:p>
          </table:table-cell>
          <table:table-cell table:style-name="ce29" office:value-type="float" office:value="7884" calcext:value-type="float">
            <text:p>7,884</text:p>
          </table:table-cell>
          <table:table-cell table:style-name="ce29" office:value-type="float" office:value="48219" calcext:value-type="float">
            <text:p>48,219</text:p>
          </table:table-cell>
          <table:table-cell table:style-name="ce29" office:value-type="float" office:value="8670" calcext:value-type="float">
            <text:p>8,670</text:p>
          </table:table-cell>
          <table:table-cell table:style-name="ce29" office:value-type="float" office:value="8970" calcext:value-type="float">
            <text:p>8,970</text:p>
          </table:table-cell>
          <table:table-cell table:style-name="ce29" office:value-type="float" office:value="10146" calcext:value-type="float">
            <text:p>10,146</text:p>
          </table:table-cell>
          <table:table-cell table:style-name="ce29" office:value-type="float" office:value="10495" calcext:value-type="float">
            <text:p>10,495</text:p>
          </table:table-cell>
          <table:table-cell table:style-name="ce52" office:value-type="float" office:value="9938" calcext:value-type="float">
            <text:p>9,938</text:p>
          </table:table-cell>
          <table:table-cell table:style-name="ce29" office:value-type="float" office:value="60035" calcext:value-type="float">
            <text:p>60,035</text:p>
          </table:table-cell>
          <table:table-cell table:style-name="ce29" office:value-type="float" office:value="11120" calcext:value-type="float">
            <text:p>11,120</text:p>
          </table:table-cell>
          <table:table-cell table:style-name="ce29" office:value-type="float" office:value="12135" calcext:value-type="float">
            <text:p>12,135</text:p>
          </table:table-cell>
          <table:table-cell table:style-name="ce29" office:value-type="float" office:value="12281" calcext:value-type="float">
            <text:p>12,281</text:p>
          </table:table-cell>
          <table:table-cell table:style-name="ce29" office:value-type="float" office:value="12425" calcext:value-type="float">
            <text:p>12,425</text:p>
          </table:table-cell>
          <table:table-cell table:style-name="ce52" office:value-type="float" office:value="12074" calcext:value-type="float">
            <text:p>12,074</text:p>
          </table:table-cell>
          <table:table-cell table:style-name="ce29" office:value-type="float" office:value="60599" calcext:value-type="float">
            <text:p>60,599</text:p>
          </table:table-cell>
          <table:table-cell table:style-name="ce29" office:value-type="float" office:value="12174" calcext:value-type="float">
            <text:p>12,174</text:p>
          </table:table-cell>
          <table:table-cell table:style-name="ce29" office:value-type="float" office:value="11987" calcext:value-type="float">
            <text:p>11,987</text:p>
          </table:table-cell>
          <table:table-cell table:style-name="ce29" office:value-type="float" office:value="12004" calcext:value-type="float">
            <text:p>12,004</text:p>
          </table:table-cell>
          <table:table-cell table:style-name="ce29" office:value-type="float" office:value="12197" calcext:value-type="float">
            <text:p>12,197</text:p>
          </table:table-cell>
          <table:table-cell table:style-name="ce52" office:value-type="float" office:value="12237" calcext:value-type="float">
            <text:p>12,237</text:p>
          </table:table-cell>
          <table:table-cell table:style-name="ce29" office:value-type="float" office:value="63528" calcext:value-type="float">
            <text:p>63,528</text:p>
          </table:table-cell>
          <table:table-cell table:style-name="ce29" office:value-type="float" office:value="12488" calcext:value-type="float">
            <text:p>12,488</text:p>
          </table:table-cell>
          <table:table-cell table:style-name="ce29" office:value-type="float" office:value="11704" calcext:value-type="float">
            <text:p>11,704</text:p>
          </table:table-cell>
          <table:table-cell table:style-name="ce29" office:value-type="float" office:value="12207" calcext:value-type="float">
            <text:p>12,207</text:p>
          </table:table-cell>
          <table:table-cell table:style-name="ce29" office:value-type="float" office:value="13372" calcext:value-type="float">
            <text:p>13,372</text:p>
          </table:table-cell>
          <table:table-cell table:style-name="ce52" office:value-type="float" office:value="13757" calcext:value-type="float">
            <text:p>13,757</text:p>
          </table:table-cell>
          <table:table-cell table:style-name="ce29" office:value-type="float" office:value="76636" calcext:value-type="float">
            <text:p>76,636</text:p>
          </table:table-cell>
          <table:table-cell table:style-name="ce29" office:value-type="float" office:value="14874" calcext:value-type="float">
            <text:p>14,874</text:p>
          </table:table-cell>
          <table:table-cell table:style-name="ce29" office:value-type="float" office:value="15068" calcext:value-type="float">
            <text:p>15,068</text:p>
          </table:table-cell>
          <table:table-cell table:style-name="ce29" office:value-type="float" office:value="15463" calcext:value-type="float">
            <text:p>15,463</text:p>
          </table:table-cell>
          <table:table-cell table:style-name="ce29" office:value-type="float" office:value="15877" calcext:value-type="float">
            <text:p>15,877</text:p>
          </table:table-cell>
          <table:table-cell table:style-name="ce52" office:value-type="float" office:value="15354" calcext:value-type="float">
            <text:p>15,354</text:p>
          </table:table-cell>
          <table:table-cell table:style-name="ce29" office:value-type="float" office:value="69133" calcext:value-type="float">
            <text:p>69,133</text:p>
          </table:table-cell>
          <table:table-cell table:style-name="ce29" office:value-type="float" office:value="14846" calcext:value-type="float">
            <text:p>14,846</text:p>
          </table:table-cell>
          <table:table-cell table:style-name="ce29" office:value-type="float" office:value="15065" calcext:value-type="float">
            <text:p>15,065</text:p>
          </table:table-cell>
          <table:table-cell table:style-name="ce29" office:value-type="float" office:value="13899" calcext:value-type="float">
            <text:p>13,899</text:p>
          </table:table-cell>
          <table:table-cell table:style-name="ce29" office:value-type="float" office:value="12840" calcext:value-type="float">
            <text:p>12,840</text:p>
          </table:table-cell>
          <table:table-cell table:style-name="ce52" office:value-type="float" office:value="12483" calcext:value-type="float">
            <text:p>12,483</text:p>
          </table:table-cell>
          <table:table-cell table:style-name="ce29" office:value-type="float" office:value="65933" calcext:value-type="float">
            <text:p>65,933</text:p>
          </table:table-cell>
          <table:table-cell table:style-name="ce29" office:value-type="float" office:value="12493" calcext:value-type="float">
            <text:p>12,493</text:p>
          </table:table-cell>
          <table:table-cell table:style-name="ce29" office:value-type="float" office:value="12917" calcext:value-type="float">
            <text:p>12,917</text:p>
          </table:table-cell>
          <table:table-cell table:style-name="ce29" office:value-type="float" office:value="13470" calcext:value-type="float">
            <text:p>13,470</text:p>
          </table:table-cell>
          <table:table-cell table:style-name="ce29" office:value-type="float" office:value="13526" calcext:value-type="float">
            <text:p>13,526</text:p>
          </table:table-cell>
          <table:table-cell table:style-name="ce52" office:value-type="float" office:value="13527" calcext:value-type="float">
            <text:p>13,527</text:p>
          </table:table-cell>
          <table:table-cell table:style-name="ce29" office:value-type="float" office:value="71069" calcext:value-type="float">
            <text:p>71,069</text:p>
          </table:table-cell>
          <table:table-cell table:style-name="ce29" office:value-type="float" office:value="14055" calcext:value-type="float">
            <text:p>14,055</text:p>
          </table:table-cell>
          <table:table-cell table:style-name="ce29" office:value-type="float" office:value="13888" calcext:value-type="float">
            <text:p>13,888</text:p>
          </table:table-cell>
          <table:table-cell table:style-name="ce29" office:value-type="float" office:value="14278" calcext:value-type="float">
            <text:p>14,278</text:p>
          </table:table-cell>
          <table:table-cell table:style-name="ce29" office:value-type="float" office:value="14395" calcext:value-type="float">
            <text:p>14,395</text:p>
          </table:table-cell>
          <table:table-cell table:style-name="ce52" office:value-type="float" office:value="14453" calcext:value-type="float">
            <text:p>14,453</text:p>
          </table:table-cell>
          <table:table-cell table:style-name="ce29" office:value-type="float" office:value="71854" calcext:value-type="float">
            <text:p>71,854</text:p>
          </table:table-cell>
          <table:table-cell table:style-name="ce29" office:value-type="float" office:value="14225" calcext:value-type="float">
            <text:p>14,225</text:p>
          </table:table-cell>
          <table:table-cell table:style-name="ce29" office:value-type="float" office:value="15009" calcext:value-type="float">
            <text:p>15,009</text:p>
          </table:table-cell>
          <table:table-cell table:style-name="ce29" office:value-type="float" office:value="14118" calcext:value-type="float">
            <text:p>14,118</text:p>
          </table:table-cell>
          <table:table-cell table:style-name="ce29" office:value-type="float" office:value="14315" calcext:value-type="float">
            <text:p>14,315</text:p>
          </table:table-cell>
          <table:table-cell table:style-name="ce52" office:value-type="float" office:value="14187" calcext:value-type="float">
            <text:p>14,187</text:p>
          </table:table-cell>
          <table:table-cell table:style-name="ce29" office:value-type="float" office:value="64955" calcext:value-type="float">
            <text:p>64,955</text:p>
          </table:table-cell>
          <table:table-cell table:style-name="ce29" office:value-type="float" office:value="13168" calcext:value-type="float">
            <text:p>13,168</text:p>
          </table:table-cell>
          <table:table-cell table:style-name="ce29" office:value-type="float" office:value="13196" calcext:value-type="float">
            <text:p>13,196</text:p>
          </table:table-cell>
          <table:table-cell table:style-name="ce29" office:value-type="float" office:value="13116" calcext:value-type="float">
            <text:p>13,116</text:p>
          </table:table-cell>
          <table:table-cell table:style-name="ce29" office:value-type="float" office:value="13024" calcext:value-type="float">
            <text:p>13,024</text:p>
          </table:table-cell>
          <table:table-cell table:style-name="ce52" office:value-type="float" office:value="12451" calcext:value-type="float">
            <text:p>12,451</text:p>
          </table:table-cell>
          <table:table-cell table:style-name="ce29" office:value-type="float" office:value="55162" calcext:value-type="float">
            <text:p>55,162</text:p>
          </table:table-cell>
          <table:table-cell table:style-name="ce29" office:value-type="float" office:value="12058" calcext:value-type="float">
            <text:p>12,058</text:p>
          </table:table-cell>
          <table:table-cell table:style-name="ce29" office:value-type="float" office:value="11850" calcext:value-type="float">
            <text:p>11,850</text:p>
          </table:table-cell>
          <table:table-cell table:style-name="ce29" office:value-type="float" office:value="12023" calcext:value-type="float">
            <text:p>12,023</text:p>
          </table:table-cell>
          <table:table-cell table:style-name="ce29" office:value-type="float" office:value="9729" calcext:value-type="float">
            <text:p>9,729</text:p>
          </table:table-cell>
          <table:table-cell table:style-name="ce52" office:value-type="float" office:value="9502" calcext:value-type="float">
            <text:p>9,502</text:p>
          </table:table-cell>
          <table:table-cell table:style-name="ce29" office:value-type="float" office:value="35007" calcext:value-type="float">
            <text:p>35,007</text:p>
          </table:table-cell>
          <table:table-cell table:style-name="ce29" office:value-type="float" office:value="8988" calcext:value-type="float">
            <text:p>8,988</text:p>
          </table:table-cell>
          <table:table-cell table:style-name="ce29" office:value-type="float" office:value="6939" calcext:value-type="float">
            <text:p>6,939</text:p>
          </table:table-cell>
          <table:table-cell table:style-name="ce29" office:value-type="float" office:value="5566" calcext:value-type="float">
            <text:p>5,566</text:p>
          </table:table-cell>
          <table:table-cell table:style-name="ce29" office:value-type="float" office:value="6384" calcext:value-type="float">
            <text:p>6,384</text:p>
          </table:table-cell>
          <table:table-cell table:style-name="ce52" office:value-type="float" office:value="7130" calcext:value-type="float">
            <text:p>7,130</text:p>
          </table:table-cell>
          <table:table-cell table:style-name="ce29" office:value-type="float" office:value="34669" calcext:value-type="float">
            <text:p>34,669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7148" calcext:value-type="float">
            <text:p>7,148</text:p>
          </table:table-cell>
          <table:table-cell table:style-name="ce29" office:value-type="float" office:value="7250" calcext:value-type="float">
            <text:p>7,250</text:p>
          </table:table-cell>
          <table:table-cell table:style-name="ce29" office:value-type="float" office:value="6870" calcext:value-type="float">
            <text:p>6,870</text:p>
          </table:table-cell>
          <table:table-cell table:style-name="ce52" office:value-type="float" office:value="6612" calcext:value-type="float">
            <text:p>6,612</text:p>
          </table:table-cell>
          <table:table-cell table:style-name="ce29" office:value-type="float" office:value="29271" calcext:value-type="float">
            <text:p>29,271</text:p>
          </table:table-cell>
          <table:table-cell table:style-name="ce29" office:value-type="float" office:value="6348" calcext:value-type="float">
            <text:p>6,348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5829" calcext:value-type="float">
            <text:p>5,829</text:p>
          </table:table-cell>
          <table:table-cell table:style-name="ce29" office:value-type="float" office:value="5696" calcext:value-type="float">
            <text:p>5,696</text:p>
          </table:table-cell>
          <table:table-cell table:style-name="ce52" office:value-type="float" office:value="5187" calcext:value-type="float">
            <text:p>5,187</text:p>
          </table:table-cell>
          <table:table-cell table:style-name="ce29" office:value-type="float" office:value="22891" calcext:value-type="float">
            <text:p>22,891</text:p>
          </table:table-cell>
          <table:table-cell table:style-name="ce29" office:value-type="float" office:value="5003" calcext:value-type="float">
            <text:p>5,003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4793" calcext:value-type="float">
            <text:p>4,793</text:p>
          </table:table-cell>
          <table:table-cell table:style-name="ce29" office:value-type="float" office:value="4357" calcext:value-type="float">
            <text:p>4,357</text:p>
          </table:table-cell>
          <table:table-cell table:style-name="ce52" office:value-type="float" office:value="4009" calcext:value-type="float">
            <text:p>4,009</text:p>
          </table:table-cell>
          <table:table-cell table:style-name="ce29" office:value-type="float" office:value="13182" calcext:value-type="float">
            <text:p>13,182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110" calcext:value-type="float">
            <text:p>2,110</text:p>
          </table:table-cell>
          <table:table-cell table:style-name="ce52" office:value-type="float" office:value="1940" calcext:value-type="float">
            <text:p>1,940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869" calcext:value-type="float">
            <text:p>869</text:p>
          </table:table-cell>
          <table:table-cell table:style-name="ce52" office:value-type="float" office:value="656" calcext:value-type="float">
            <text:p>656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08" calcext:value-type="float">
            <text:p>208</text:p>
          </table:table-cell>
          <table:table-cell table:style-name="ce52" office:value-type="float" office:value="165" calcext:value-type="float">
            <text:p>165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7971" calcext:value-type="float">
            <text:p>457,971</text:p>
          </table:table-cell>
          <table:table-cell table:style-name="ce29" table:formula="of:=SUM([.E51:.I51])" office:value-type="float" office:value="19357" calcext:value-type="float">
            <text:p>19,357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4054" calcext:value-type="float">
            <text:p>4,054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24987" calcext:value-type="float">
            <text:p>24,987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5432" calcext:value-type="float">
            <text:p>5,432</text:p>
          </table:table-cell>
          <table:table-cell table:style-name="ce52" office:value-type="float" office:value="5174" calcext:value-type="float">
            <text:p>5,174</text:p>
          </table:table-cell>
          <table:table-cell table:style-name="ce29" office:value-type="float" office:value="31375" calcext:value-type="float">
            <text:p>31,375</text:p>
          </table:table-cell>
          <table:table-cell table:style-name="ce29" office:value-type="float" office:value="5809" calcext:value-type="float">
            <text:p>5,809</text:p>
          </table:table-cell>
          <table:table-cell table:style-name="ce29" office:value-type="float" office:value="6419" calcext:value-type="float">
            <text:p>6,419</text:p>
          </table:table-cell>
          <table:table-cell table:style-name="ce29" office:value-type="float" office:value="6438" calcext:value-type="float">
            <text:p>6,438</text:p>
          </table:table-cell>
          <table:table-cell table:style-name="ce29" office:value-type="float" office:value="6428" calcext:value-type="float">
            <text:p>6,428</text:p>
          </table:table-cell>
          <table:table-cell table:style-name="ce52" office:value-type="float" office:value="6281" calcext:value-type="float">
            <text:p>6,281</text:p>
          </table:table-cell>
          <table:table-cell table:style-name="ce29" office:value-type="float" office:value="31223" calcext:value-type="float">
            <text:p>31,223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6170" calcext:value-type="float">
            <text:p>6,170</text:p>
          </table:table-cell>
          <table:table-cell table:style-name="ce52" office:value-type="float" office:value="6229" calcext:value-type="float">
            <text:p>6,229</text:p>
          </table:table-cell>
          <table:table-cell table:style-name="ce29" office:value-type="float" office:value="32690" calcext:value-type="float">
            <text:p>32,690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830" calcext:value-type="float">
            <text:p>6,830</text:p>
          </table:table-cell>
          <table:table-cell table:style-name="ce52" office:value-type="float" office:value="7127" calcext:value-type="float">
            <text:p>7,127</text:p>
          </table:table-cell>
          <table:table-cell table:style-name="ce29" office:value-type="float" office:value="39438" calcext:value-type="float">
            <text:p>39,438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728" calcext:value-type="float">
            <text:p>7,728</text:p>
          </table:table-cell>
          <table:table-cell table:style-name="ce29" office:value-type="float" office:value="7915" calcext:value-type="float">
            <text:p>7,915</text:p>
          </table:table-cell>
          <table:table-cell table:style-name="ce29" office:value-type="float" office:value="8186" calcext:value-type="float">
            <text:p>8,186</text:p>
          </table:table-cell>
          <table:table-cell table:style-name="ce52" office:value-type="float" office:value="8055" calcext:value-type="float">
            <text:p>8,055</text:p>
          </table:table-cell>
          <table:table-cell table:style-name="ce29" office:value-type="float" office:value="36365" calcext:value-type="float">
            <text:p>36,365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7851" calcext:value-type="float">
            <text:p>7,851</text:p>
          </table:table-cell>
          <table:table-cell table:style-name="ce29" office:value-type="float" office:value="7384" calcext:value-type="float">
            <text:p>7,384</text:p>
          </table:table-cell>
          <table:table-cell table:style-name="ce29" office:value-type="float" office:value="6797" calcext:value-type="float">
            <text:p>6,797</text:p>
          </table:table-cell>
          <table:table-cell table:style-name="ce52" office:value-type="float" office:value="6559" calcext:value-type="float">
            <text:p>6,559</text:p>
          </table:table-cell>
          <table:table-cell table:style-name="ce29" office:value-type="float" office:value="34848" calcext:value-type="float">
            <text:p>34,848</text:p>
          </table:table-cell>
          <table:table-cell table:style-name="ce29" office:value-type="float" office:value="6597" calcext:value-type="float">
            <text:p>6,597</text:p>
          </table:table-cell>
          <table:table-cell table:style-name="ce29" office:value-type="float" office:value="6780" calcext:value-type="float">
            <text:p>6,780</text:p>
          </table:table-cell>
          <table:table-cell table:style-name="ce29" office:value-type="float" office:value="7162" calcext:value-type="float">
            <text:p>7,162</text:p>
          </table:table-cell>
          <table:table-cell table:style-name="ce29" office:value-type="float" office:value="7134" calcext:value-type="float">
            <text:p>7,134</text:p>
          </table:table-cell>
          <table:table-cell table:style-name="ce52" office:value-type="float" office:value="7175" calcext:value-type="float">
            <text:p>7,175</text:p>
          </table:table-cell>
          <table:table-cell table:style-name="ce29" office:value-type="float" office:value="38342" calcext:value-type="float">
            <text:p>38,342</text:p>
          </table:table-cell>
          <table:table-cell table:style-name="ce29" office:value-type="float" office:value="7674" calcext:value-type="float">
            <text:p>7,674</text:p>
          </table:table-cell>
          <table:table-cell table:style-name="ce29" office:value-type="float" office:value="7556" calcext:value-type="float">
            <text:p>7,556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7644" calcext:value-type="float">
            <text:p>7,644</text:p>
          </table:table-cell>
          <table:table-cell table:style-name="ce52" office:value-type="float" office:value="7781" calcext:value-type="float">
            <text:p>7,781</text:p>
          </table:table-cell>
          <table:table-cell table:style-name="ce29" office:value-type="float" office:value="37843" calcext:value-type="float">
            <text:p>37,843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7961" calcext:value-type="float">
            <text:p>7,961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7479" calcext:value-type="float">
            <text:p>7,479</text:p>
          </table:table-cell>
          <table:table-cell table:style-name="ce52" office:value-type="float" office:value="7431" calcext:value-type="float">
            <text:p>7,431</text:p>
          </table:table-cell>
          <table:table-cell table:style-name="ce29" office:value-type="float" office:value="33208" calcext:value-type="float">
            <text:p>33,208</text:p>
          </table:table-cell>
          <table:table-cell table:style-name="ce29" office:value-type="float" office:value="6745" calcext:value-type="float">
            <text:p>6,745</text:p>
          </table:table-cell>
          <table:table-cell table:style-name="ce29" office:value-type="float" office:value="6715" calcext:value-type="float">
            <text:p>6,715</text:p>
          </table:table-cell>
          <table:table-cell table:style-name="ce29" office:value-type="float" office:value="6686" calcext:value-type="float">
            <text:p>6,686</text:p>
          </table:table-cell>
          <table:table-cell table:style-name="ce29" office:value-type="float" office:value="6680" calcext:value-type="float">
            <text:p>6,680</text:p>
          </table:table-cell>
          <table:table-cell table:style-name="ce52" office:value-type="float" office:value="6382" calcext:value-type="float">
            <text:p>6,382</text:p>
          </table:table-cell>
          <table:table-cell table:style-name="ce29" office:value-type="float" office:value="28267" calcext:value-type="float">
            <text:p>28,267</text:p>
          </table:table-cell>
          <table:table-cell table:style-name="ce29" office:value-type="float" office:value="6181" calcext:value-type="float">
            <text:p>6,181</text:p>
          </table:table-cell>
          <table:table-cell table:style-name="ce29" office:value-type="float" office:value="6157" calcext:value-type="float">
            <text:p>6,157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4916" calcext:value-type="float">
            <text:p>4,916</text:p>
          </table:table-cell>
          <table:table-cell table:style-name="ce52" office:value-type="float" office:value="4821" calcext:value-type="float">
            <text:p>4,821</text:p>
          </table:table-cell>
          <table:table-cell table:style-name="ce29" office:value-type="float" office:value="17554" calcext:value-type="float">
            <text:p>17,554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3167" calcext:value-type="float">
            <text:p>3,167</text:p>
          </table:table-cell>
          <table:table-cell table:style-name="ce52" office:value-type="float" office:value="3588" calcext:value-type="float">
            <text:p>3,588</text:p>
          </table:table-cell>
          <table:table-cell table:style-name="ce29" office:value-type="float" office:value="17156" calcext:value-type="float">
            <text:p>17,156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395" calcext:value-type="float">
            <text:p>3,395</text:p>
          </table:table-cell>
          <table:table-cell table:style-name="ce52" office:value-type="float" office:value="3259" calcext:value-type="float">
            <text:p>3,259</text:p>
          </table:table-cell>
          <table:table-cell table:style-name="ce29" office:value-type="float" office:value="14146" calcext:value-type="float">
            <text:p>14,146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674" calcext:value-type="float">
            <text:p>2,674</text:p>
          </table:table-cell>
          <table:table-cell table:style-name="ce52" office:value-type="float" office:value="2466" calcext:value-type="float">
            <text:p>2,466</text:p>
          </table:table-cell>
          <table:table-cell table:style-name="ce29" office:value-type="float" office:value="11300" calcext:value-type="float">
            <text:p>11,300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148" calcext:value-type="float">
            <text:p>2,148</text:p>
          </table:table-cell>
          <table:table-cell table:style-name="ce52" office:value-type="float" office:value="2028" calcext:value-type="float">
            <text:p>2,028</text:p>
          </table:table-cell>
          <table:table-cell table:style-name="ce29" office:value-type="float" office:value="6567" calcext:value-type="float">
            <text:p>6,567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061" calcext:value-type="float">
            <text:p>1,061</text:p>
          </table:table-cell>
          <table:table-cell table:style-name="ce52" office:value-type="float" office:value="898" calcext:value-type="float">
            <text:p>898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388" calcext:value-type="float">
            <text:p>388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543" calcext:value-type="float">
            <text:p>428,543</text:p>
          </table:table-cell>
          <table:table-cell table:style-name="ce37" table:formula="of:=SUM([.E52:.I52])" office:value-type="float" office:value="17470" calcext:value-type="float">
            <text:p>17,470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0" office:value-type="float" office:value="3476" calcext:value-type="float">
            <text:p>3,476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0" office:value-type="float" office:value="3728" calcext:value-type="float">
            <text:p>3,728</text:p>
          </table:table-cell>
          <table:table-cell table:style-name="ce30" office:value-type="float" office:value="23232" calcext:value-type="float">
            <text:p>23,232</text:p>
          </table:table-cell>
          <table:table-cell table:style-name="ce30" office:value-type="float" office:value="4161" calcext:value-type="float">
            <text:p>4,161</text:p>
          </table:table-cell>
          <table:table-cell table:style-name="ce30" office:value-type="float" office:value="4396" calcext:value-type="float">
            <text:p>4,396</text:p>
          </table:table-cell>
          <table:table-cell table:style-name="ce30" office:value-type="float" office:value="4848" calcext:value-type="float">
            <text:p>4,848</text:p>
          </table:table-cell>
          <table:table-cell table:style-name="ce30" office:value-type="float" office:value="5063" calcext:value-type="float">
            <text:p>5,063</text:p>
          </table:table-cell>
          <table:table-cell table:style-name="ce37" office:value-type="float" office:value="4764" calcext:value-type="float">
            <text:p>4,764</text:p>
          </table:table-cell>
          <table:table-cell table:style-name="ce30" office:value-type="float" office:value="28660" calcext:value-type="float">
            <text:p>28,660</text:p>
          </table:table-cell>
          <table:table-cell table:style-name="ce30" office:value-type="float" office:value="5311" calcext:value-type="float">
            <text:p>5,311</text:p>
          </table:table-cell>
          <table:table-cell table:style-name="ce30" office:value-type="float" office:value="5716" calcext:value-type="float">
            <text:p>5,716</text:p>
          </table:table-cell>
          <table:table-cell table:style-name="ce30" office:value-type="float" office:value="5843" calcext:value-type="float">
            <text:p>5,843</text:p>
          </table:table-cell>
          <table:table-cell table:style-name="ce30" office:value-type="float" office:value="5997" calcext:value-type="float">
            <text:p>5,997</text:p>
          </table:table-cell>
          <table:table-cell table:style-name="ce37" office:value-type="float" office:value="5793" calcext:value-type="float">
            <text:p>5,793</text:p>
          </table:table-cell>
          <table:table-cell table:style-name="ce30" office:value-type="float" office:value="29376" calcext:value-type="float">
            <text:p>29,376</text:p>
          </table:table-cell>
          <table:table-cell table:style-name="ce30" office:value-type="float" office:value="5863" calcext:value-type="float">
            <text:p>5,863</text:p>
          </table:table-cell>
          <table:table-cell table:style-name="ce30" office:value-type="float" office:value="5747" calcext:value-type="float">
            <text:p>5,747</text:p>
          </table:table-cell>
          <table:table-cell table:style-name="ce30" office:value-type="float" office:value="5731" calcext:value-type="float">
            <text:p>5,731</text:p>
          </table:table-cell>
          <table:table-cell table:style-name="ce30" office:value-type="float" office:value="6027" calcext:value-type="float">
            <text:p>6,027</text:p>
          </table:table-cell>
          <table:table-cell table:style-name="ce37" office:value-type="float" office:value="6008" calcext:value-type="float">
            <text:p>6,008</text:p>
          </table:table-cell>
          <table:table-cell table:style-name="ce30" office:value-type="float" office:value="30838" calcext:value-type="float">
            <text:p>30,838</text:p>
          </table:table-cell>
          <table:table-cell table:style-name="ce30" office:value-type="float" office:value="6055" calcext:value-type="float">
            <text:p>6,055</text:p>
          </table:table-cell>
          <table:table-cell table:style-name="ce30" office:value-type="float" office:value="5693" calcext:value-type="float">
            <text:p>5,693</text:p>
          </table:table-cell>
          <table:table-cell table:style-name="ce30" office:value-type="float" office:value="5918" calcext:value-type="float">
            <text:p>5,918</text:p>
          </table:table-cell>
          <table:table-cell table:style-name="ce30" office:value-type="float" office:value="6542" calcext:value-type="float">
            <text:p>6,542</text:p>
          </table:table-cell>
          <table:table-cell table:style-name="ce37" office:value-type="float" office:value="6630" calcext:value-type="float">
            <text:p>6,630</text:p>
          </table:table-cell>
          <table:table-cell table:style-name="ce30" office:value-type="float" office:value="37198" calcext:value-type="float">
            <text:p>37,198</text:p>
          </table:table-cell>
          <table:table-cell table:style-name="ce30" office:value-type="float" office:value="7320" calcext:value-type="float">
            <text:p>7,320</text:p>
          </table:table-cell>
          <table:table-cell table:style-name="ce30" office:value-type="float" office:value="7340" calcext:value-type="float">
            <text:p>7,340</text:p>
          </table:table-cell>
          <table:table-cell table:style-name="ce30" office:value-type="float" office:value="7548" calcext:value-type="float">
            <text:p>7,548</text:p>
          </table:table-cell>
          <table:table-cell table:style-name="ce30" office:value-type="float" office:value="7691" calcext:value-type="float">
            <text:p>7,691</text:p>
          </table:table-cell>
          <table:table-cell table:style-name="ce37" office:value-type="float" office:value="7299" calcext:value-type="float">
            <text:p>7,299</text:p>
          </table:table-cell>
          <table:table-cell table:style-name="ce30" office:value-type="float" office:value="32768" calcext:value-type="float">
            <text:p>32,768</text:p>
          </table:table-cell>
          <table:table-cell table:style-name="ce30" office:value-type="float" office:value="7072" calcext:value-type="float">
            <text:p>7,072</text:p>
          </table:table-cell>
          <table:table-cell table:style-name="ce30" office:value-type="float" office:value="7214" calcext:value-type="float">
            <text:p>7,214</text:p>
          </table:table-cell>
          <table:table-cell table:style-name="ce30" office:value-type="float" office:value="6515" calcext:value-type="float">
            <text:p>6,515</text:p>
          </table:table-cell>
          <table:table-cell table:style-name="ce30" office:value-type="float" office:value="6043" calcext:value-type="float">
            <text:p>6,043</text:p>
          </table:table-cell>
          <table:table-cell table:style-name="ce37" office:value-type="float" office:value="5924" calcext:value-type="float">
            <text:p>5,924</text:p>
          </table:table-cell>
          <table:table-cell table:style-name="ce30" office:value-type="float" office:value="31085" calcext:value-type="float">
            <text:p>31,085</text:p>
          </table:table-cell>
          <table:table-cell table:style-name="ce30" office:value-type="float" office:value="5896" calcext:value-type="float">
            <text:p>5,896</text:p>
          </table:table-cell>
          <table:table-cell table:style-name="ce30" office:value-type="float" office:value="6137" calcext:value-type="float">
            <text:p>6,137</text:p>
          </table:table-cell>
          <table:table-cell table:style-name="ce30" office:value-type="float" office:value="6308" calcext:value-type="float">
            <text:p>6,308</text:p>
          </table:table-cell>
          <table:table-cell table:style-name="ce30" office:value-type="float" office:value="6392" calcext:value-type="float">
            <text:p>6,392</text:p>
          </table:table-cell>
          <table:table-cell table:style-name="ce37" office:value-type="float" office:value="6352" calcext:value-type="float">
            <text:p>6,352</text:p>
          </table:table-cell>
          <table:table-cell table:style-name="ce30" office:value-type="float" office:value="32727" calcext:value-type="float">
            <text:p>32,727</text:p>
          </table:table-cell>
          <table:table-cell table:style-name="ce30" office:value-type="float" office:value="6381" calcext:value-type="float">
            <text:p>6,381</text:p>
          </table:table-cell>
          <table:table-cell table:style-name="ce30" office:value-type="float" office:value="6332" calcext:value-type="float">
            <text:p>6,332</text:p>
          </table:table-cell>
          <table:table-cell table:style-name="ce30" office:value-type="float" office:value="6591" calcext:value-type="float">
            <text:p>6,591</text:p>
          </table:table-cell>
          <table:table-cell table:style-name="ce30" office:value-type="float" office:value="6751" calcext:value-type="float">
            <text:p>6,751</text:p>
          </table:table-cell>
          <table:table-cell table:style-name="ce37" office:value-type="float" office:value="6672" calcext:value-type="float">
            <text:p>6,672</text:p>
          </table:table-cell>
          <table:table-cell table:style-name="ce30" office:value-type="float" office:value="34011" calcext:value-type="float">
            <text:p>34,011</text:p>
          </table:table-cell>
          <table:table-cell table:style-name="ce30" office:value-type="float" office:value="6668" calcext:value-type="float">
            <text:p>6,668</text:p>
          </table:table-cell>
          <table:table-cell table:style-name="ce30" office:value-type="float" office:value="7048" calcext:value-type="float">
            <text:p>7,048</text:p>
          </table:table-cell>
          <table:table-cell table:style-name="ce30" office:value-type="float" office:value="6703" calcext:value-type="float">
            <text:p>6,703</text:p>
          </table:table-cell>
          <table:table-cell table:style-name="ce30" office:value-type="float" office:value="6836" calcext:value-type="float">
            <text:p>6,836</text:p>
          </table:table-cell>
          <table:table-cell table:style-name="ce37" office:value-type="float" office:value="6756" calcext:value-type="float">
            <text:p>6,756</text:p>
          </table:table-cell>
          <table:table-cell table:style-name="ce30" office:value-type="float" office:value="31747" calcext:value-type="float">
            <text:p>31,747</text:p>
          </table:table-cell>
          <table:table-cell table:style-name="ce30" office:value-type="float" office:value="6423" calcext:value-type="float">
            <text:p>6,423</text:p>
          </table:table-cell>
          <table:table-cell table:style-name="ce30" office:value-type="float" office:value="6481" calcext:value-type="float">
            <text:p>6,481</text:p>
          </table:table-cell>
          <table:table-cell table:style-name="ce30" office:value-type="float" office:value="6430" calcext:value-type="float">
            <text:p>6,430</text:p>
          </table:table-cell>
          <table:table-cell table:style-name="ce30" office:value-type="float" office:value="6344" calcext:value-type="float">
            <text:p>6,344</text:p>
          </table:table-cell>
          <table:table-cell table:style-name="ce37" office:value-type="float" office:value="6069" calcext:value-type="float">
            <text:p>6,069</text:p>
          </table:table-cell>
          <table:table-cell table:style-name="ce30" office:value-type="float" office:value="26895" calcext:value-type="float">
            <text:p>26,895</text:p>
          </table:table-cell>
          <table:table-cell table:style-name="ce30" office:value-type="float" office:value="5877" calcext:value-type="float">
            <text:p>5,877</text:p>
          </table:table-cell>
          <table:table-cell table:style-name="ce30" office:value-type="float" office:value="5693" calcext:value-type="float">
            <text:p>5,693</text:p>
          </table:table-cell>
          <table:table-cell table:style-name="ce30" office:value-type="float" office:value="5831" calcext:value-type="float">
            <text:p>5,831</text:p>
          </table:table-cell>
          <table:table-cell table:style-name="ce30" office:value-type="float" office:value="4813" calcext:value-type="float">
            <text:p>4,813</text:p>
          </table:table-cell>
          <table:table-cell table:style-name="ce37" office:value-type="float" office:value="4681" calcext:value-type="float">
            <text:p>4,681</text:p>
          </table:table-cell>
          <table:table-cell table:style-name="ce30" office:value-type="float" office:value="17453" calcext:value-type="float">
            <text:p>17,453</text:p>
          </table:table-cell>
          <table:table-cell table:style-name="ce30" office:value-type="float" office:value="4371" calcext:value-type="float">
            <text:p>4,371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2793" calcext:value-type="float">
            <text:p>2,793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7" office:value-type="float" office:value="3542" calcext:value-type="float">
            <text:p>3,542</text:p>
          </table:table-cell>
          <table:table-cell table:style-name="ce30" office:value-type="float" office:value="17513" calcext:value-type="float">
            <text:p>17,513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7" office:value-type="float" office:value="3353" calcext:value-type="float">
            <text:p>3,353</text:p>
          </table:table-cell>
          <table:table-cell table:style-name="ce30" office:value-type="float" office:value="15125" calcext:value-type="float">
            <text:p>15,125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3022" calcext:value-type="float">
            <text:p>3,022</text:p>
          </table:table-cell>
          <table:table-cell table:style-name="ce37" office:value-type="float" office:value="2721" calcext:value-type="float">
            <text:p>2,721</text:p>
          </table:table-cell>
          <table:table-cell table:style-name="ce30" office:value-type="float" office:value="11591" calcext:value-type="float">
            <text:p>11,591</text:p>
          </table:table-cell>
          <table:table-cell table:style-name="ce30" office:value-type="float" office:value="2577" calcext:value-type="float">
            <text:p>2,577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0" office:value-type="float" office:value="2375" calcext:value-type="float">
            <text:p>2,375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7" office:value-type="float" office:value="1981" calcext:value-type="float">
            <text:p>1,981</text:p>
          </table:table-cell>
          <table:table-cell table:style-name="ce30" office:value-type="float" office:value="6615" calcext:value-type="float">
            <text:p>6,615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0" office:value-type="float" office:value="1529" calcext:value-type="float">
            <text:p>1,529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7" office:value-type="float" office:value="1042" calcext:value-type="float">
            <text:p>1,042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481" calcext:value-type="float">
            <text:p>481</text:p>
          </table:table-cell>
          <table:table-cell table:style-name="ce37" office:value-type="float" office:value="383" calcext:value-type="float">
            <text:p>383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97" calcext:value-type="float">
            <text:p>97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2452" calcext:value-type="float">
            <text:p>232,452</text:p>
          </table:table-cell>
          <table:table-cell table:style-name="ce29" table:formula="of:=SUM([.E53:.I53])" office:value-type="float" office:value="10590" calcext:value-type="float">
            <text:p>10,590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13009" calcext:value-type="float">
            <text:p>13,009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806" calcext:value-type="float">
            <text:p>2,806</text:p>
          </table:table-cell>
          <table:table-cell table:style-name="ce52" office:value-type="float" office:value="2654" calcext:value-type="float">
            <text:p>2,654</text:p>
          </table:table-cell>
          <table:table-cell table:style-name="ce29" office:value-type="float" office:value="15388" calcext:value-type="float">
            <text:p>15,388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151" calcext:value-type="float">
            <text:p>3,151</text:p>
          </table:table-cell>
          <table:table-cell table:style-name="ce52" office:value-type="float" office:value="3094" calcext:value-type="float">
            <text:p>3,094</text:p>
          </table:table-cell>
          <table:table-cell table:style-name="ce29" office:value-type="float" office:value="15525" calcext:value-type="float">
            <text:p>15,525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104" calcext:value-type="float">
            <text:p>3,104</text:p>
          </table:table-cell>
          <table:table-cell table:style-name="ce52" office:value-type="float" office:value="3069" calcext:value-type="float">
            <text:p>3,069</text:p>
          </table:table-cell>
          <table:table-cell table:style-name="ce29" office:value-type="float" office:value="16101" calcext:value-type="float">
            <text:p>16,101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358" calcext:value-type="float">
            <text:p>3,358</text:p>
          </table:table-cell>
          <table:table-cell table:style-name="ce52" office:value-type="float" office:value="3555" calcext:value-type="float">
            <text:p>3,555</text:p>
          </table:table-cell>
          <table:table-cell table:style-name="ce29" office:value-type="float" office:value="19213" calcext:value-type="float">
            <text:p>19,213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715" calcext:value-type="float">
            <text:p>3,715</text:p>
          </table:table-cell>
          <table:table-cell table:style-name="ce52" office:value-type="float" office:value="3803" calcext:value-type="float">
            <text:p>3,803</text:p>
          </table:table-cell>
          <table:table-cell table:style-name="ce29" office:value-type="float" office:value="17784" calcext:value-type="float">
            <text:p>17,784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348" calcext:value-type="float">
            <text:p>3,348</text:p>
          </table:table-cell>
          <table:table-cell table:style-name="ce52" office:value-type="float" office:value="3381" calcext:value-type="float">
            <text:p>3,381</text:p>
          </table:table-cell>
          <table:table-cell table:style-name="ce29" office:value-type="float" office:value="18204" calcext:value-type="float">
            <text:p>18,204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3737" calcext:value-type="float">
            <text:p>3,737</text:p>
          </table:table-cell>
          <table:table-cell table:style-name="ce52" office:value-type="float" office:value="3599" calcext:value-type="float">
            <text:p>3,599</text:p>
          </table:table-cell>
          <table:table-cell table:style-name="ce29" office:value-type="float" office:value="18820" calcext:value-type="float">
            <text:p>18,820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806" calcext:value-type="float">
            <text:p>3,806</text:p>
          </table:table-cell>
          <table:table-cell table:style-name="ce52" office:value-type="float" office:value="3868" calcext:value-type="float">
            <text:p>3,868</text:p>
          </table:table-cell>
          <table:table-cell table:style-name="ce29" office:value-type="float" office:value="18469" calcext:value-type="float">
            <text:p>18,469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664" calcext:value-type="float">
            <text:p>3,664</text:p>
          </table:table-cell>
          <table:table-cell table:style-name="ce52" office:value-type="float" office:value="3624" calcext:value-type="float">
            <text:p>3,624</text:p>
          </table:table-cell>
          <table:table-cell table:style-name="ce29" office:value-type="float" office:value="16472" calcext:value-type="float">
            <text:p>16,472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3283" calcext:value-type="float">
            <text:p>3,283</text:p>
          </table:table-cell>
          <table:table-cell table:style-name="ce52" office:value-type="float" office:value="3012" calcext:value-type="float">
            <text:p>3,012</text:p>
          </table:table-cell>
          <table:table-cell table:style-name="ce29" office:value-type="float" office:value="13888" calcext:value-type="float">
            <text:p>13,888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522" calcext:value-type="float">
            <text:p>2,522</text:p>
          </table:table-cell>
          <table:table-cell table:style-name="ce52" office:value-type="float" office:value="2322" calcext:value-type="float">
            <text:p>2,322</text:p>
          </table:table-cell>
          <table:table-cell table:style-name="ce29" office:value-type="float" office:value="9225" calcext:value-type="float">
            <text:p>9,225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005" calcext:value-type="float">
            <text:p>2,005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711" calcext:value-type="float">
            <text:p>1,711</text:p>
          </table:table-cell>
          <table:table-cell table:style-name="ce52" office:value-type="float" office:value="1851" calcext:value-type="float">
            <text:p>1,851</text:p>
          </table:table-cell>
          <table:table-cell table:style-name="ce29" office:value-type="float" office:value="9024" calcext:value-type="float">
            <text:p>9,024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771" calcext:value-type="float">
            <text:p>1,771</text:p>
          </table:table-cell>
          <table:table-cell table:style-name="ce52" office:value-type="float" office:value="1710" calcext:value-type="float">
            <text:p>1,710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01" calcext:value-type="float">
            <text:p>1,501</text:p>
          </table:table-cell>
          <table:table-cell table:style-name="ce52" office:value-type="float" office:value="1388" calcext:value-type="float">
            <text:p>1,388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304" calcext:value-type="float">
            <text:p>1,304</text:p>
          </table:table-cell>
          <table:table-cell table:style-name="ce52" office:value-type="float" office:value="1187" calcext:value-type="float">
            <text:p>1,187</text:p>
          </table:table-cell>
          <table:table-cell table:style-name="ce29" office:value-type="float" office:value="4359" calcext:value-type="float">
            <text:p>4,359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756" calcext:value-type="float">
            <text:p>756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83" calcext:value-type="float">
            <text:p>283</text:p>
          </table:table-cell>
          <table:table-cell table:style-name="ce52" office:value-type="float" office:value="219" calcext:value-type="float">
            <text:p>219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487" calcext:value-type="float">
            <text:p>122,487</text:p>
          </table:table-cell>
          <table:table-cell table:style-name="ce29" table:formula="of:=SUM([.E54:.I54])" office:value-type="float" office:value="5605" calcext:value-type="float">
            <text:p>5,605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6702" calcext:value-type="float">
            <text:p>6,702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485" calcext:value-type="float">
            <text:p>1,485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8024" calcext:value-type="float">
            <text:p>8,024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682" calcext:value-type="float">
            <text:p>1,682</text:p>
          </table:table-cell>
          <table:table-cell table:style-name="ce52" office:value-type="float" office:value="1659" calcext:value-type="float">
            <text:p>1,659</text:p>
          </table:table-cell>
          <table:table-cell table:style-name="ce29" office:value-type="float" office:value="8152" calcext:value-type="float">
            <text:p>8,152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630" calcext:value-type="float">
            <text:p>1,630</text:p>
          </table:table-cell>
          <table:table-cell table:style-name="ce52" office:value-type="float" office:value="1612" calcext:value-type="float">
            <text:p>1,612</text:p>
          </table:table-cell>
          <table:table-cell table:style-name="ce29" office:value-type="float" office:value="8446" calcext:value-type="float">
            <text:p>8,446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776" calcext:value-type="float">
            <text:p>1,776</text:p>
          </table:table-cell>
          <table:table-cell table:style-name="ce52" office:value-type="float" office:value="1822" calcext:value-type="float">
            <text:p>1,822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1955" calcext:value-type="float">
            <text:p>1,955</text:p>
          </table:table-cell>
          <table:table-cell table:style-name="ce52" office:value-type="float" office:value="2026" calcext:value-type="float">
            <text:p>2,026</text:p>
          </table:table-cell>
          <table:table-cell table:style-name="ce29" office:value-type="float" office:value="9618" calcext:value-type="float">
            <text:p>9,618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834" calcext:value-type="float">
            <text:p>1,834</text:p>
          </table:table-cell>
          <table:table-cell table:style-name="ce52" office:value-type="float" office:value="1857" calcext:value-type="float">
            <text:p>1,857</text:p>
          </table:table-cell>
          <table:table-cell table:style-name="ce29" office:value-type="float" office:value="10154" calcext:value-type="float">
            <text:p>10,154</text:p>
          </table:table-cell>
          <table:table-cell table:style-name="ce29" office:value-type="float" office:value="1955" calcext:value-type="float">
            <text:p>1,955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141" calcext:value-type="float">
            <text:p>2,141</text:p>
          </table:table-cell>
          <table:table-cell table:style-name="ce52" office:value-type="float" office:value="2070" calcext:value-type="float">
            <text:p>2,070</text:p>
          </table:table-cell>
          <table:table-cell table:style-name="ce29" office:value-type="float" office:value="10672" calcext:value-type="float">
            <text:p>10,672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167" calcext:value-type="float">
            <text:p>2,167</text:p>
          </table:table-cell>
          <table:table-cell table:style-name="ce52" office:value-type="float" office:value="2155" calcext:value-type="float">
            <text:p>2,155</text:p>
          </table:table-cell>
          <table:table-cell table:style-name="ce29" office:value-type="float" office:value="10095" calcext:value-type="float">
            <text:p>10,095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947" calcext:value-type="float">
            <text:p>1,947</text:p>
          </table:table-cell>
          <table:table-cell table:style-name="ce52" office:value-type="float" office:value="1918" calcext:value-type="float">
            <text:p>1,918</text:p>
          </table:table-cell>
          <table:table-cell table:style-name="ce29" office:value-type="float" office:value="8611" calcext:value-type="float">
            <text:p>8,611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1526" calcext:value-type="float">
            <text:p>1,526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275" calcext:value-type="float">
            <text:p>1,275</text:p>
          </table:table-cell>
          <table:table-cell table:style-name="ce52" office:value-type="float" office:value="1108" calcext:value-type="float">
            <text:p>1,108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846" calcext:value-type="float">
            <text:p>846</text:p>
          </table:table-cell>
          <table:table-cell table:style-name="ce52" office:value-type="float" office:value="913" calcext:value-type="float">
            <text:p>913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784" calcext:value-type="float">
            <text:p>784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84" calcext:value-type="float">
            <text:p>684</text:p>
          </table:table-cell>
          <table:table-cell table:style-name="ce52" office:value-type="float" office:value="632" calcext:value-type="float">
            <text:p>632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707" calcext:value-type="float">
            <text:p>707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50" calcext:value-type="float">
            <text:p>450</text:p>
          </table:table-cell>
          <table:table-cell table:style-name="ce52" office:value-type="float" office:value="360" calcext:value-type="float">
            <text:p>360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09965" calcext:value-type="float">
            <text:p>109,965</text:p>
          </table:table-cell>
          <table:table-cell table:style-name="ce37" table:formula="of:=SUM([.E55:.I55])" office:value-type="float" office:value="4985" calcext:value-type="float">
            <text:p>4,985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6307" calcext:value-type="float">
            <text:p>6,307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1211" calcext:value-type="float">
            <text:p>1,211</text:p>
          </table:table-cell>
          <table:table-cell table:style-name="ce30" office:value-type="float" office:value="1294" calcext:value-type="float">
            <text:p>1,294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7" office:value-type="float" office:value="1312" calcext:value-type="float">
            <text:p>1,312</text:p>
          </table:table-cell>
          <table:table-cell table:style-name="ce30" office:value-type="float" office:value="7364" calcext:value-type="float">
            <text:p>7,364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0" office:value-type="float" office:value="1525" calcext:value-type="float">
            <text:p>1,525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7" office:value-type="float" office:value="1435" calcext:value-type="float">
            <text:p>1,435</text:p>
          </table:table-cell>
          <table:table-cell table:style-name="ce30" office:value-type="float" office:value="7373" calcext:value-type="float">
            <text:p>7,373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7" office:value-type="float" office:value="1457" calcext:value-type="float">
            <text:p>1,457</text:p>
          </table:table-cell>
          <table:table-cell table:style-name="ce30" office:value-type="float" office:value="7655" calcext:value-type="float">
            <text:p>7,655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523" calcext:value-type="float">
            <text:p>1,523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7" office:value-type="float" office:value="1733" calcext:value-type="float">
            <text:p>1,733</text:p>
          </table:table-cell>
          <table:table-cell table:style-name="ce30" office:value-type="float" office:value="9071" calcext:value-type="float">
            <text:p>9,071</text:p>
          </table:table-cell>
          <table:table-cell table:style-name="ce30" office:value-type="float" office:value="1884" calcext:value-type="float">
            <text:p>1,884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7" office:value-type="float" office:value="1777" calcext:value-type="float">
            <text:p>1,777</text:p>
          </table:table-cell>
          <table:table-cell table:style-name="ce30" office:value-type="float" office:value="8166" calcext:value-type="float">
            <text:p>8,166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7" office:value-type="float" office:value="1524" calcext:value-type="float">
            <text:p>1,524</text:p>
          </table:table-cell>
          <table:table-cell table:style-name="ce30" office:value-type="float" office:value="8050" calcext:value-type="float">
            <text:p>8,050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671" calcext:value-type="float">
            <text:p>1,671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7" office:value-type="float" office:value="1529" calcext:value-type="float">
            <text:p>1,529</text:p>
          </table:table-cell>
          <table:table-cell table:style-name="ce30" office:value-type="float" office:value="8148" calcext:value-type="float">
            <text:p>8,148</text:p>
          </table:table-cell>
          <table:table-cell table:style-name="ce30" office:value-type="float" office:value="1602" calcext:value-type="float">
            <text:p>1,602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612" calcext:value-type="float">
            <text:p>1,612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7" office:value-type="float" office:value="1713" calcext:value-type="float">
            <text:p>1,713</text:p>
          </table:table-cell>
          <table:table-cell table:style-name="ce30" office:value-type="float" office:value="8374" calcext:value-type="float">
            <text:p>8,374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570" calcext:value-type="float">
            <text:p>1,570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7" office:value-type="float" office:value="1706" calcext:value-type="float">
            <text:p>1,706</text:p>
          </table:table-cell>
          <table:table-cell table:style-name="ce30" office:value-type="float" office:value="7861" calcext:value-type="float">
            <text:p>7,861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7" office:value-type="float" office:value="1486" calcext:value-type="float">
            <text:p>1,486</text:p>
          </table:table-cell>
          <table:table-cell table:style-name="ce30" office:value-type="float" office:value="6996" calcext:value-type="float">
            <text:p>6,996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543" calcext:value-type="float">
            <text:p>1,543</text:p>
          </table:table-cell>
          <table:table-cell table:style-name="ce30" office:value-type="float" office:value="1472" calcext:value-type="float">
            <text:p>1,472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7" office:value-type="float" office:value="1214" calcext:value-type="float">
            <text:p>1,214</text:p>
          </table:table-cell>
          <table:table-cell table:style-name="ce30" office:value-type="float" office:value="4734" calcext:value-type="float">
            <text:p>4,734</text:p>
          </table:table-cell>
          <table:table-cell table:style-name="ce30" office:value-type="float" office:value="1108" calcext:value-type="float">
            <text:p>1,108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865" calcext:value-type="float">
            <text:p>865</text:p>
          </table:table-cell>
          <table:table-cell table:style-name="ce37" office:value-type="float" office:value="938" calcext:value-type="float">
            <text:p>938</text:p>
          </table:table-cell>
          <table:table-cell table:style-name="ce30" office:value-type="float" office:value="4744" calcext:value-type="float">
            <text:p>4,744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948" calcext:value-type="float">
            <text:p>948</text:p>
          </table:table-cell>
          <table:table-cell table:style-name="ce37" office:value-type="float" office:value="926" calcext:value-type="float">
            <text:p>926</text:p>
          </table:table-cell>
          <table:table-cell table:style-name="ce30" office:value-type="float" office:value="4072" calcext:value-type="float">
            <text:p>4,072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817" calcext:value-type="float">
            <text:p>817</text:p>
          </table:table-cell>
          <table:table-cell table:style-name="ce37" office:value-type="float" office:value="756" calcext:value-type="float">
            <text:p>756</text:p>
          </table:table-cell>
          <table:table-cell table:style-name="ce30" office:value-type="float" office:value="3026" calcext:value-type="float">
            <text:p>3,026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597" calcext:value-type="float">
            <text:p>597</text:p>
          </table:table-cell>
          <table:table-cell table:style-name="ce37" office:value-type="float" office:value="543" calcext:value-type="float">
            <text:p>543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06" calcext:value-type="float">
            <text:p>306</text:p>
          </table:table-cell>
          <table:table-cell table:style-name="ce37" office:value-type="float" office:value="277" calcext:value-type="float">
            <text:p>277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17" calcext:value-type="float">
            <text:p>117</text:p>
          </table:table-cell>
          <table:table-cell table:style-name="ce37" office:value-type="float" office:value="105" calcext:value-type="float">
            <text:p>105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2400" calcext:value-type="float">
            <text:p>342,400</text:p>
          </table:table-cell>
          <table:table-cell table:style-name="ce29" table:formula="of:=SUM([.E56:.I56])" office:value-type="float" office:value="14866" calcext:value-type="float">
            <text:p>14,866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18760" calcext:value-type="float">
            <text:p>18,760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4061" calcext:value-type="float">
            <text:p>4,061</text:p>
          </table:table-cell>
          <table:table-cell table:style-name="ce52" office:value-type="float" office:value="3983" calcext:value-type="float">
            <text:p>3,983</text:p>
          </table:table-cell>
          <table:table-cell table:style-name="ce29" office:value-type="float" office:value="23645" calcext:value-type="float">
            <text:p>23,645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844" calcext:value-type="float">
            <text:p>4,844</text:p>
          </table:table-cell>
          <table:table-cell table:style-name="ce29" office:value-type="float" office:value="4756" calcext:value-type="float">
            <text:p>4,756</text:p>
          </table:table-cell>
          <table:table-cell table:style-name="ce29" office:value-type="float" office:value="4828" calcext:value-type="float">
            <text:p>4,828</text:p>
          </table:table-cell>
          <table:table-cell table:style-name="ce52" office:value-type="float" office:value="4897" calcext:value-type="float">
            <text:p>4,897</text:p>
          </table:table-cell>
          <table:table-cell table:style-name="ce29" office:value-type="float" office:value="23786" calcext:value-type="float">
            <text:p>23,786</text:p>
          </table:table-cell>
          <table:table-cell table:style-name="ce29" office:value-type="float" office:value="4892" calcext:value-type="float">
            <text:p>4,892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4734" calcext:value-type="float">
            <text:p>4,734</text:p>
          </table:table-cell>
          <table:table-cell table:style-name="ce52" office:value-type="float" office:value="4642" calcext:value-type="float">
            <text:p>4,642</text:p>
          </table:table-cell>
          <table:table-cell table:style-name="ce29" office:value-type="float" office:value="23886" calcext:value-type="float">
            <text:p>23,886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5135" calcext:value-type="float">
            <text:p>5,135</text:p>
          </table:table-cell>
          <table:table-cell table:style-name="ce52" office:value-type="float" office:value="5195" calcext:value-type="float">
            <text:p>5,195</text:p>
          </table:table-cell>
          <table:table-cell table:style-name="ce29" office:value-type="float" office:value="29043" calcext:value-type="float">
            <text:p>29,043</text:p>
          </table:table-cell>
          <table:table-cell table:style-name="ce29" office:value-type="float" office:value="5810" calcext:value-type="float">
            <text:p>5,810</text:p>
          </table:table-cell>
          <table:table-cell table:style-name="ce29" office:value-type="float" office:value="5845" calcext:value-type="float">
            <text:p>5,845</text:p>
          </table:table-cell>
          <table:table-cell table:style-name="ce29" office:value-type="float" office:value="5931" calcext:value-type="float">
            <text:p>5,931</text:p>
          </table:table-cell>
          <table:table-cell table:style-name="ce29" office:value-type="float" office:value="5824" calcext:value-type="float">
            <text:p>5,824</text:p>
          </table:table-cell>
          <table:table-cell table:style-name="ce52" office:value-type="float" office:value="5633" calcext:value-type="float">
            <text:p>5,633</text:p>
          </table:table-cell>
          <table:table-cell table:style-name="ce29" office:value-type="float" office:value="26494" calcext:value-type="float">
            <text:p>26,494</text:p>
          </table:table-cell>
          <table:table-cell table:style-name="ce29" office:value-type="float" office:value="5410" calcext:value-type="float">
            <text:p>5,410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5030" calcext:value-type="float">
            <text:p>5,030</text:p>
          </table:table-cell>
          <table:table-cell table:style-name="ce52" office:value-type="float" office:value="4976" calcext:value-type="float">
            <text:p>4,976</text:p>
          </table:table-cell>
          <table:table-cell table:style-name="ce29" office:value-type="float" office:value="26194" calcext:value-type="float">
            <text:p>26,194</text:p>
          </table:table-cell>
          <table:table-cell table:style-name="ce29" office:value-type="float" office:value="5053" calcext:value-type="float">
            <text:p>5,053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5377" calcext:value-type="float">
            <text:p>5,377</text:p>
          </table:table-cell>
          <table:table-cell table:style-name="ce52" office:value-type="float" office:value="5316" calcext:value-type="float">
            <text:p>5,316</text:p>
          </table:table-cell>
          <table:table-cell table:style-name="ce29" office:value-type="float" office:value="26688" calcext:value-type="float">
            <text:p>26,688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5285" calcext:value-type="float">
            <text:p>5,285</text:p>
          </table:table-cell>
          <table:table-cell table:style-name="ce29" office:value-type="float" office:value="5566" calcext:value-type="float">
            <text:p>5,566</text:p>
          </table:table-cell>
          <table:table-cell table:style-name="ce52" office:value-type="float" office:value="5372" calcext:value-type="float">
            <text:p>5,372</text:p>
          </table:table-cell>
          <table:table-cell table:style-name="ce29" office:value-type="float" office:value="27358" calcext:value-type="float">
            <text:p>27,358</text:p>
          </table:table-cell>
          <table:table-cell table:style-name="ce29" office:value-type="float" office:value="5477" calcext:value-type="float">
            <text:p>5,477</text:p>
          </table:table-cell>
          <table:table-cell table:style-name="ce29" office:value-type="float" office:value="5558" calcext:value-type="float">
            <text:p>5,558</text:p>
          </table:table-cell>
          <table:table-cell table:style-name="ce29" office:value-type="float" office:value="5368" calcext:value-type="float">
            <text:p>5,368</text:p>
          </table:table-cell>
          <table:table-cell table:style-name="ce29" office:value-type="float" office:value="5553" calcext:value-type="float">
            <text:p>5,553</text:p>
          </table:table-cell>
          <table:table-cell table:style-name="ce52" office:value-type="float" office:value="5402" calcext:value-type="float">
            <text:p>5,402</text:p>
          </table:table-cell>
          <table:table-cell table:style-name="ce29" office:value-type="float" office:value="25618" calcext:value-type="float">
            <text:p>25,618</text:p>
          </table:table-cell>
          <table:table-cell table:style-name="ce29" office:value-type="float" office:value="5230" calcext:value-type="float">
            <text:p>5,230</text:p>
          </table:table-cell>
          <table:table-cell table:style-name="ce29" office:value-type="float" office:value="5167" calcext:value-type="float">
            <text:p>5,167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5199" calcext:value-type="float">
            <text:p>5,199</text:p>
          </table:table-cell>
          <table:table-cell table:style-name="ce52" office:value-type="float" office:value="4735" calcext:value-type="float">
            <text:p>4,735</text:p>
          </table:table-cell>
          <table:table-cell table:style-name="ce29" office:value-type="float" office:value="21063" calcext:value-type="float">
            <text:p>21,063</text:p>
          </table:table-cell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3918" calcext:value-type="float">
            <text:p>3,918</text:p>
          </table:table-cell>
          <table:table-cell table:style-name="ce52" office:value-type="float" office:value="3576" calcext:value-type="float">
            <text:p>3,576</text:p>
          </table:table-cell>
          <table:table-cell table:style-name="ce29" office:value-type="float" office:value="13355" calcext:value-type="float">
            <text:p>13,355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444" calcext:value-type="float">
            <text:p>2,444</text:p>
          </table:table-cell>
          <table:table-cell table:style-name="ce52" office:value-type="float" office:value="2617" calcext:value-type="float">
            <text:p>2,617</text:p>
          </table:table-cell>
          <table:table-cell table:style-name="ce29" office:value-type="float" office:value="12656" calcext:value-type="float">
            <text:p>12,656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453" calcext:value-type="float">
            <text:p>2,453</text:p>
          </table:table-cell>
          <table:table-cell table:style-name="ce52" office:value-type="float" office:value="2347" calcext:value-type="float">
            <text:p>2,347</text:p>
          </table:table-cell>
          <table:table-cell table:style-name="ce29" office:value-type="float" office:value="10343" calcext:value-type="float">
            <text:p>10,343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1988" calcext:value-type="float">
            <text:p>1,988</text:p>
          </table:table-cell>
          <table:table-cell table:style-name="ce52" office:value-type="float" office:value="1907" calcext:value-type="float">
            <text:p>1,907</text:p>
          </table:table-cell>
          <table:table-cell table:style-name="ce29" office:value-type="float" office:value="8670" calcext:value-type="float">
            <text:p>8,670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739" calcext:value-type="float">
            <text:p>1,739</text:p>
          </table:table-cell>
          <table:table-cell table:style-name="ce52" office:value-type="float" office:value="1567" calcext:value-type="float">
            <text:p>1,567</text:p>
          </table:table-cell>
          <table:table-cell table:style-name="ce29" office:value-type="float" office:value="6205" calcext:value-type="float">
            <text:p>6,205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089" calcext:value-type="float">
            <text:p>1,089</text:p>
          </table:table-cell>
          <table:table-cell table:style-name="ce52" office:value-type="float" office:value="903" calcext:value-type="float">
            <text:p>903</text:p>
          </table:table-cell>
          <table:table-cell table:style-name="ce29" office:value-type="float" office:value="2652" calcext:value-type="float">
            <text:p>2,652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25" calcext:value-type="float">
            <text:p>425</text:p>
          </table:table-cell>
          <table:table-cell table:style-name="ce52" office:value-type="float" office:value="305" calcext:value-type="float">
            <text:p>305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90" calcext:value-type="float">
            <text:p>190</text:p>
          </table:table-cell>
          <table:table-cell table:number-columns-repeated="2" table:style-name="ce29" office:value-type="float" office:value="157" calcext:value-type="float">
            <text:p>157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676" calcext:value-type="float">
            <text:p>177,676</text:p>
          </table:table-cell>
          <table:table-cell table:style-name="ce29" table:formula="of:=SUM([.E57:.I57])" office:value-type="float" office:value="7787" calcext:value-type="float">
            <text:p>7,787</text:p>
          </table:table-cell>
          <table:table-cell table:style-name="ce42" office:value-type="float" office:value="1401" calcext:value-type="float">
            <text:p>1,401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1593" calcext:value-type="float">
            <text:p>1,593</text:p>
          </table:table-cell>
          <table:table-cell table:style-name="ce42" office:value-type="float" office:value="1585" calcext:value-type="float">
            <text:p>1,585</text:p>
          </table:table-cell>
          <table:table-cell table:style-name="ce42" office:value-type="float" office:value="1708" calcext:value-type="float">
            <text:p>1,708</text:p>
          </table:table-cell>
          <table:table-cell table:style-name="ce42" office:value-type="float" office:value="9804" calcext:value-type="float">
            <text:p>9,804</text:p>
          </table:table-cell>
          <table:table-cell table:style-name="ce42" office:value-type="float" office:value="1778" calcext:value-type="float">
            <text:p>1,778</text:p>
          </table:table-cell>
          <table:table-cell table:style-name="ce42" office:value-type="float" office:value="1784" calcext:value-type="float">
            <text:p>1,784</text:p>
          </table:table-cell>
          <table:table-cell table:style-name="ce42" office:value-type="float" office:value="2045" calcext:value-type="float">
            <text:p>2,045</text:p>
          </table:table-cell>
          <table:table-cell table:style-name="ce42" office:value-type="float" office:value="2065" calcext:value-type="float">
            <text:p>2,065</text:p>
          </table:table-cell>
          <table:table-cell table:style-name="ce53" office:value-type="float" office:value="2132" calcext:value-type="float">
            <text:p>2,132</text:p>
          </table:table-cell>
          <table:table-cell table:style-name="ce42" office:value-type="float" office:value="12190" calcext:value-type="float">
            <text:p>12,190</text:p>
          </table:table-cell>
          <table:table-cell table:style-name="ce42" office:value-type="float" office:value="2252" calcext:value-type="float">
            <text:p>2,252</text:p>
          </table:table-cell>
          <table:table-cell table:style-name="ce42" office:value-type="float" office:value="2499" calcext:value-type="float">
            <text:p>2,499</text:p>
          </table:table-cell>
          <table:table-cell table:style-name="ce42" office:value-type="float" office:value="2452" calcext:value-type="float">
            <text:p>2,452</text:p>
          </table:table-cell>
          <table:table-cell table:style-name="ce42" office:value-type="float" office:value="2466" calcext:value-type="float">
            <text:p>2,466</text:p>
          </table:table-cell>
          <table:table-cell table:style-name="ce53" office:value-type="float" office:value="2521" calcext:value-type="float">
            <text:p>2,521</text:p>
          </table:table-cell>
          <table:table-cell table:style-name="ce42" office:value-type="float" office:value="12226" calcext:value-type="float">
            <text:p>12,226</text:p>
          </table:table-cell>
          <table:table-cell table:style-name="ce42" office:value-type="float" office:value="2560" calcext:value-type="float">
            <text:p>2,560</text:p>
          </table:table-cell>
          <table:table-cell table:style-name="ce42" office:value-type="float" office:value="2402" calcext:value-type="float">
            <text:p>2,402</text:p>
          </table:table-cell>
          <table:table-cell table:style-name="ce42" office:value-type="float" office:value="2480" calcext:value-type="float">
            <text:p>2,480</text:p>
          </table:table-cell>
          <table:table-cell table:style-name="ce42" office:value-type="float" office:value="2443" calcext:value-type="float">
            <text:p>2,443</text:p>
          </table:table-cell>
          <table:table-cell table:style-name="ce53" office:value-type="float" office:value="2341" calcext:value-type="float">
            <text:p>2,341</text:p>
          </table:table-cell>
          <table:table-cell table:style-name="ce42" office:value-type="float" office:value="12407" calcext:value-type="float">
            <text:p>12,407</text:p>
          </table:table-cell>
          <table:table-cell table:style-name="ce42" office:value-type="float" office:value="2325" calcext:value-type="float">
            <text:p>2,325</text:p>
          </table:table-cell>
          <table:table-cell table:style-name="ce42" office:value-type="float" office:value="2333" calcext:value-type="float">
            <text:p>2,333</text:p>
          </table:table-cell>
          <table:table-cell table:style-name="ce42" office:value-type="float" office:value="2369" calcext:value-type="float">
            <text:p>2,369</text:p>
          </table:table-cell>
          <table:table-cell table:style-name="ce42" office:value-type="float" office:value="2658" calcext:value-type="float">
            <text:p>2,658</text:p>
          </table:table-cell>
          <table:table-cell table:style-name="ce53" office:value-type="float" office:value="2722" calcext:value-type="float">
            <text:p>2,722</text:p>
          </table:table-cell>
          <table:table-cell table:style-name="ce42" office:value-type="float" office:value="15283" calcext:value-type="float">
            <text:p>15,283</text:p>
          </table:table-cell>
          <table:table-cell table:style-name="ce42" office:value-type="float" office:value="3051" calcext:value-type="float">
            <text:p>3,051</text:p>
          </table:table-cell>
          <table:table-cell table:style-name="ce42" office:value-type="float" office:value="3025" calcext:value-type="float">
            <text:p>3,025</text:p>
          </table:table-cell>
          <table:table-cell table:style-name="ce42" office:value-type="float" office:value="3185" calcext:value-type="float">
            <text:p>3,185</text:p>
          </table:table-cell>
          <table:table-cell table:style-name="ce42" office:value-type="float" office:value="3075" calcext:value-type="float">
            <text:p>3,075</text:p>
          </table:table-cell>
          <table:table-cell table:style-name="ce53" office:value-type="float" office:value="2947" calcext:value-type="float">
            <text:p>2,947</text:p>
          </table:table-cell>
          <table:table-cell table:style-name="ce42" office:value-type="float" office:value="13900" calcext:value-type="float">
            <text:p>13,900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2971" calcext:value-type="float">
            <text:p>2,971</text:p>
          </table:table-cell>
          <table:table-cell table:style-name="ce42" office:value-type="float" office:value="2834" calcext:value-type="float">
            <text:p>2,834</text:p>
          </table:table-cell>
          <table:table-cell table:style-name="ce42" office:value-type="float" office:value="2603" calcext:value-type="float">
            <text:p>2,603</text:p>
          </table:table-cell>
          <table:table-cell table:style-name="ce53" office:value-type="float" office:value="2617" calcext:value-type="float">
            <text:p>2,617</text:p>
          </table:table-cell>
          <table:table-cell table:style-name="ce42" office:value-type="float" office:value="13899" calcext:value-type="float">
            <text:p>13,899</text:p>
          </table:table-cell>
          <table:table-cell table:style-name="ce42" office:value-type="float" office:value="2617" calcext:value-type="float">
            <text:p>2,617</text:p>
          </table:table-cell>
          <table:table-cell table:style-name="ce42" office:value-type="float" office:value="2705" calcext:value-type="float">
            <text:p>2,705</text:p>
          </table:table-cell>
          <table:table-cell table:style-name="ce42" office:value-type="float" office:value="2807" calcext:value-type="float">
            <text:p>2,807</text:p>
          </table:table-cell>
          <table:table-cell table:style-name="ce42" office:value-type="float" office:value="2929" calcext:value-type="float">
            <text:p>2,929</text:p>
          </table:table-cell>
          <table:table-cell table:style-name="ce53" office:value-type="float" office:value="2841" calcext:value-type="float">
            <text:p>2,841</text:p>
          </table:table-cell>
          <table:table-cell table:style-name="ce42" office:value-type="float" office:value="14457" calcext:value-type="float">
            <text:p>14,457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2870" calcext:value-type="float">
            <text:p>2,870</text:p>
          </table:table-cell>
          <table:table-cell table:style-name="ce42" office:value-type="float" office:value="2882" calcext:value-type="float">
            <text:p>2,882</text:p>
          </table:table-cell>
          <table:table-cell table:style-name="ce42" office:value-type="float" office:value="2950" calcext:value-type="float">
            <text:p>2,950</text:p>
          </table:table-cell>
          <table:table-cell table:style-name="ce53" office:value-type="float" office:value="2906" calcext:value-type="float">
            <text:p>2,906</text:p>
          </table:table-cell>
          <table:table-cell table:style-name="ce42" office:value-type="float" office:value="14136" calcext:value-type="float">
            <text:p>14,136</text:p>
          </table:table-cell>
          <table:table-cell table:style-name="ce42" office:value-type="float" office:value="2913" calcext:value-type="float">
            <text:p>2,913</text:p>
          </table:table-cell>
          <table:table-cell table:style-name="ce42" office:value-type="float" office:value="2835" calcext:value-type="float">
            <text:p>2,835</text:p>
          </table:table-cell>
          <table:table-cell table:style-name="ce42" office:value-type="float" office:value="2784" calcext:value-type="float">
            <text:p>2,784</text:p>
          </table:table-cell>
          <table:table-cell table:style-name="ce42" office:value-type="float" office:value="2875" calcext:value-type="float">
            <text:p>2,875</text:p>
          </table:table-cell>
          <table:table-cell table:style-name="ce53" office:value-type="float" office:value="2729" calcext:value-type="float">
            <text:p>2,729</text:p>
          </table:table-cell>
          <table:table-cell table:style-name="ce42" office:value-type="float" office:value="13285" calcext:value-type="float">
            <text:p>13,285</text:p>
          </table:table-cell>
          <table:table-cell table:style-name="ce42" office:value-type="float" office:value="2761" calcext:value-type="float">
            <text:p>2,761</text:p>
          </table:table-cell>
          <table:table-cell table:style-name="ce42" office:value-type="float" office:value="2639" calcext:value-type="float">
            <text:p>2,639</text:p>
          </table:table-cell>
          <table:table-cell table:style-name="ce42" office:value-type="float" office:value="2794" calcext:value-type="float">
            <text:p>2,794</text:p>
          </table:table-cell>
          <table:table-cell table:style-name="ce42" office:value-type="float" office:value="2649" calcext:value-type="float">
            <text:p>2,649</text:p>
          </table:table-cell>
          <table:table-cell table:style-name="ce53" office:value-type="float" office:value="2442" calcext:value-type="float">
            <text:p>2,442</text:p>
          </table:table-cell>
          <table:table-cell table:style-name="ce42" office:value-type="float" office:value="10520" calcext:value-type="float">
            <text:p>10,520</text:p>
          </table:table-cell>
          <table:table-cell table:style-name="ce42" office:value-type="float" office:value="2355" calcext:value-type="float">
            <text:p>2,355</text:p>
          </table:table-cell>
          <table:table-cell table:style-name="ce42" office:value-type="float" office:value="2291" calcext:value-type="float">
            <text:p>2,291</text:p>
          </table:table-cell>
          <table:table-cell table:style-name="ce42" office:value-type="float" office:value="2201" calcext:value-type="float">
            <text:p>2,201</text:p>
          </table:table-cell>
          <table:table-cell table:style-name="ce42" office:value-type="float" office:value="1961" calcext:value-type="float">
            <text:p>1,961</text:p>
          </table:table-cell>
          <table:table-cell table:style-name="ce53" office:value-type="float" office:value="1712" calcext:value-type="float">
            <text:p>1,712</text:p>
          </table:table-cell>
          <table:table-cell table:style-name="ce42" office:value-type="float" office:value="6452" calcext:value-type="float">
            <text:p>6,452</text:p>
          </table:table-cell>
          <table:table-cell table:style-name="ce42" office:value-type="float" office:value="1471" calcext:value-type="float">
            <text:p>1,471</text:p>
          </table:table-cell>
          <table:table-cell table:style-name="ce42" office:value-type="float" office:value="1463" calcext:value-type="float">
            <text:p>1,463</text:p>
          </table:table-cell>
          <table:table-cell table:style-name="ce42" office:value-type="float" office:value="1133" calcext:value-type="float">
            <text:p>1,133</text:p>
          </table:table-cell>
          <table:table-cell table:style-name="ce42" office:value-type="float" office:value="1159" calcext:value-type="float">
            <text:p>1,159</text:p>
          </table:table-cell>
          <table:table-cell table:style-name="ce53" office:value-type="float" office:value="1226" calcext:value-type="float">
            <text:p>1,226</text:p>
          </table:table-cell>
          <table:table-cell table:style-name="ce42" office:value-type="float" office:value="6044" calcext:value-type="float">
            <text:p>6,044</text:p>
          </table:table-cell>
          <table:table-cell table:style-name="ce42" office:value-type="float" office:value="1330" calcext:value-type="float">
            <text:p>1,330</text:p>
          </table:table-cell>
          <table:table-cell table:style-name="ce42" office:value-type="float" office:value="1224" calcext:value-type="float">
            <text:p>1,224</text:p>
          </table:table-cell>
          <table:table-cell table:style-name="ce42" office:value-type="float" office:value="1207" calcext:value-type="float">
            <text:p>1,207</text:p>
          </table:table-cell>
          <table:table-cell table:style-name="ce42" office:value-type="float" office:value="1166" calcext:value-type="float">
            <text:p>1,166</text:p>
          </table:table-cell>
          <table:table-cell table:style-name="ce53" office:value-type="float" office:value="1117" calcext:value-type="float">
            <text:p>1,117</text:p>
          </table:table-cell>
          <table:table-cell table:style-name="ce42" office:value-type="float" office:value="4844" calcext:value-type="float">
            <text:p>4,844</text:p>
          </table:table-cell>
          <table:table-cell table:style-name="ce42" office:value-type="float" office:value="1030" calcext:value-type="float">
            <text:p>1,030</text:p>
          </table:table-cell>
          <table:table-cell table:style-name="ce42" office:value-type="float" office:value="1012" calcext:value-type="float">
            <text:p>1,012</text:p>
          </table:table-cell>
          <table:table-cell table:style-name="ce42" office:value-type="float" office:value="956" calcext:value-type="float">
            <text:p>956</text:p>
          </table:table-cell>
          <table:table-cell table:style-name="ce42" office:value-type="float" office:value="943" calcext:value-type="float">
            <text:p>943</text:p>
          </table:table-cell>
          <table:table-cell table:style-name="ce53" office:value-type="float" office:value="903" calcext:value-type="float">
            <text:p>903</text:p>
          </table:table-cell>
          <table:table-cell table:style-name="ce42" office:value-type="float" office:value="4678" calcext:value-type="float">
            <text:p>4,678</text:p>
          </table:table-cell>
          <table:table-cell table:style-name="ce42" office:value-type="float" office:value="915" calcext:value-type="float">
            <text:p>915</text:p>
          </table:table-cell>
          <table:table-cell table:style-name="ce42" office:value-type="float" office:value="887" calcext:value-type="float">
            <text:p>887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990" calcext:value-type="float">
            <text:p>990</text:p>
          </table:table-cell>
          <table:table-cell table:style-name="ce53" office:value-type="float" office:value="893" calcext:value-type="float">
            <text:p>893</text:p>
          </table:table-cell>
          <table:table-cell table:style-name="ce42" office:value-type="float" office:value="3695" calcext:value-type="float">
            <text:p>3,695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667" calcext:value-type="float">
            <text:p>667</text:p>
          </table:table-cell>
          <table:table-cell table:style-name="ce53" office:value-type="float" office:value="517" calcext:value-type="float">
            <text:p>517</text:p>
          </table:table-cell>
          <table:table-cell table:style-name="ce42" office:value-type="float" office:value="1460" calcext:value-type="float">
            <text:p>1,460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235" calcext:value-type="float">
            <text:p>235</text:p>
          </table:table-cell>
          <table:table-cell table:style-name="ce53" office:value-type="float" office:value="170" calcext:value-type="float">
            <text:p>170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5" calcext:value-type="float">
            <text:p>95</text:p>
          </table:table-cell>
          <table:table-cell table:style-name="ce53" office:value-type="float" office:value="50" calcext:value-type="float">
            <text:p>50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724" calcext:value-type="float">
            <text:p>164,724</text:p>
          </table:table-cell>
          <table:table-cell table:style-name="ce37" table:formula="of:=SUM([.E58:.I58])" office:value-type="float" office:value="7079" calcext:value-type="float">
            <text:p>7,079</text:p>
          </table:table-cell>
          <table:table-cell table:style-name="ce43" office:value-type="float" office:value="1294" calcext:value-type="float">
            <text:p>1,294</text:p>
          </table:table-cell>
          <table:table-cell table:style-name="ce43" office:value-type="float" office:value="1345" calcext:value-type="float">
            <text:p>1,345</text:p>
          </table:table-cell>
          <table:table-cell table:style-name="ce43" office:value-type="float" office:value="1430" calcext:value-type="float">
            <text:p>1,430</text:p>
          </table:table-cell>
          <table:table-cell table:style-name="ce43" office:value-type="float" office:value="1496" calcext:value-type="float">
            <text:p>1,496</text:p>
          </table:table-cell>
          <table:table-cell table:style-name="ce43" office:value-type="float" office:value="1514" calcext:value-type="float">
            <text:p>1,514</text:p>
          </table:table-cell>
          <table:table-cell table:style-name="ce43" office:value-type="float" office:value="8956" calcext:value-type="float">
            <text:p>8,956</text:p>
          </table:table-cell>
          <table:table-cell table:style-name="ce43" office:value-type="float" office:value="1577" calcext:value-type="float">
            <text:p>1,577</text:p>
          </table:table-cell>
          <table:table-cell table:style-name="ce43" office:value-type="float" office:value="1670" calcext:value-type="float">
            <text:p>1,670</text:p>
          </table:table-cell>
          <table:table-cell table:style-name="ce43" office:value-type="float" office:value="1862" calcext:value-type="float">
            <text:p>1,862</text:p>
          </table:table-cell>
          <table:table-cell table:style-name="ce43" office:value-type="float" office:value="1996" calcext:value-type="float">
            <text:p>1,996</text:p>
          </table:table-cell>
          <table:table-cell table:style-name="ce54" office:value-type="float" office:value="1851" calcext:value-type="float">
            <text:p>1,851</text:p>
          </table:table-cell>
          <table:table-cell table:style-name="ce43" office:value-type="float" office:value="11455" calcext:value-type="float">
            <text:p>11,455</text:p>
          </table:table-cell>
          <table:table-cell table:style-name="ce43" office:value-type="float" office:value="2068" calcext:value-type="float">
            <text:p>2,068</text:p>
          </table:table-cell>
          <table:table-cell table:style-name="ce43" office:value-type="float" office:value="2345" calcext:value-type="float">
            <text:p>2,345</text:p>
          </table:table-cell>
          <table:table-cell table:style-name="ce43" office:value-type="float" office:value="2304" calcext:value-type="float">
            <text:p>2,304</text:p>
          </table:table-cell>
          <table:table-cell table:style-name="ce43" office:value-type="float" office:value="2362" calcext:value-type="float">
            <text:p>2,362</text:p>
          </table:table-cell>
          <table:table-cell table:style-name="ce54" office:value-type="float" office:value="2376" calcext:value-type="float">
            <text:p>2,376</text:p>
          </table:table-cell>
          <table:table-cell table:style-name="ce43" office:value-type="float" office:value="11560" calcext:value-type="float">
            <text:p>11,560</text:p>
          </table:table-cell>
          <table:table-cell table:style-name="ce43" office:value-type="float" office:value="2332" calcext:value-type="float">
            <text:p>2,332</text:p>
          </table:table-cell>
          <table:table-cell table:style-name="ce43" office:value-type="float" office:value="2328" calcext:value-type="float">
            <text:p>2,328</text:p>
          </table:table-cell>
          <table:table-cell table:style-name="ce43" office:value-type="float" office:value="2308" calcext:value-type="float">
            <text:p>2,308</text:p>
          </table:table-cell>
          <table:table-cell table:style-name="ce43" office:value-type="float" office:value="2291" calcext:value-type="float">
            <text:p>2,291</text:p>
          </table:table-cell>
          <table:table-cell table:style-name="ce54" office:value-type="float" office:value="2301" calcext:value-type="float">
            <text:p>2,301</text:p>
          </table:table-cell>
          <table:table-cell table:style-name="ce43" office:value-type="float" office:value="11479" calcext:value-type="float">
            <text:p>11,479</text:p>
          </table:table-cell>
          <table:table-cell table:style-name="ce43" office:value-type="float" office:value="2204" calcext:value-type="float">
            <text:p>2,204</text:p>
          </table:table-cell>
          <table:table-cell table:style-name="ce43" office:value-type="float" office:value="2112" calcext:value-type="float">
            <text:p>2,112</text:p>
          </table:table-cell>
          <table:table-cell table:style-name="ce43" office:value-type="float" office:value="2213" calcext:value-type="float">
            <text:p>2,213</text:p>
          </table:table-cell>
          <table:table-cell table:style-name="ce43" office:value-type="float" office:value="2477" calcext:value-type="float">
            <text:p>2,477</text:p>
          </table:table-cell>
          <table:table-cell table:style-name="ce54" office:value-type="float" office:value="2473" calcext:value-type="float">
            <text:p>2,473</text:p>
          </table:table-cell>
          <table:table-cell table:style-name="ce43" office:value-type="float" office:value="13760" calcext:value-type="float">
            <text:p>13,760</text:p>
          </table:table-cell>
          <table:table-cell table:style-name="ce43" office:value-type="float" office:value="2759" calcext:value-type="float">
            <text:p>2,759</text:p>
          </table:table-cell>
          <table:table-cell table:style-name="ce43" office:value-type="float" office:value="2820" calcext:value-type="float">
            <text:p>2,820</text:p>
          </table:table-cell>
          <table:table-cell table:style-name="ce43" office:value-type="float" office:value="2746" calcext:value-type="float">
            <text:p>2,746</text:p>
          </table:table-cell>
          <table:table-cell table:style-name="ce43" office:value-type="float" office:value="2749" calcext:value-type="float">
            <text:p>2,749</text:p>
          </table:table-cell>
          <table:table-cell table:style-name="ce54" office:value-type="float" office:value="2686" calcext:value-type="float">
            <text:p>2,686</text:p>
          </table:table-cell>
          <table:table-cell table:style-name="ce43" office:value-type="float" office:value="12594" calcext:value-type="float">
            <text:p>12,594</text:p>
          </table:table-cell>
          <table:table-cell table:style-name="ce43" office:value-type="float" office:value="2535" calcext:value-type="float">
            <text:p>2,535</text:p>
          </table:table-cell>
          <table:table-cell table:style-name="ce43" office:value-type="float" office:value="2699" calcext:value-type="float">
            <text:p>2,699</text:p>
          </table:table-cell>
          <table:table-cell table:style-name="ce43" office:value-type="float" office:value="2574" calcext:value-type="float">
            <text:p>2,574</text:p>
          </table:table-cell>
          <table:table-cell table:style-name="ce43" office:value-type="float" office:value="2427" calcext:value-type="float">
            <text:p>2,427</text:p>
          </table:table-cell>
          <table:table-cell table:style-name="ce54" office:value-type="float" office:value="2359" calcext:value-type="float">
            <text:p>2,359</text:p>
          </table:table-cell>
          <table:table-cell table:style-name="ce43" office:value-type="float" office:value="12295" calcext:value-type="float">
            <text:p>12,295</text:p>
          </table:table-cell>
          <table:table-cell table:style-name="ce43" office:value-type="float" office:value="2436" calcext:value-type="float">
            <text:p>2,436</text:p>
          </table:table-cell>
          <table:table-cell table:style-name="ce43" office:value-type="float" office:value="2423" calcext:value-type="float">
            <text:p>2,423</text:p>
          </table:table-cell>
          <table:table-cell table:style-name="ce43" office:value-type="float" office:value="2513" calcext:value-type="float">
            <text:p>2,513</text:p>
          </table:table-cell>
          <table:table-cell table:style-name="ce43" office:value-type="float" office:value="2448" calcext:value-type="float">
            <text:p>2,448</text:p>
          </table:table-cell>
          <table:table-cell table:style-name="ce54" office:value-type="float" office:value="2475" calcext:value-type="float">
            <text:p>2,475</text:p>
          </table:table-cell>
          <table:table-cell table:style-name="ce43" office:value-type="float" office:value="12231" calcext:value-type="float">
            <text:p>12,231</text:p>
          </table:table-cell>
          <table:table-cell table:style-name="ce43" office:value-type="float" office:value="2403" calcext:value-type="float">
            <text:p>2,403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2403" calcext:value-type="float">
            <text:p>2,403</text:p>
          </table:table-cell>
          <table:table-cell table:style-name="ce43" office:value-type="float" office:value="2616" calcext:value-type="float">
            <text:p>2,616</text:p>
          </table:table-cell>
          <table:table-cell table:style-name="ce54" office:value-type="float" office:value="2466" calcext:value-type="float">
            <text:p>2,466</text:p>
          </table:table-cell>
          <table:table-cell table:style-name="ce43" office:value-type="float" office:value="13222" calcext:value-type="float">
            <text:p>13,222</text:p>
          </table:table-cell>
          <table:table-cell table:style-name="ce43" office:value-type="float" office:value="2564" calcext:value-type="float">
            <text:p>2,564</text:p>
          </table:table-cell>
          <table:table-cell table:style-name="ce43" office:value-type="float" office:value="2723" calcext:value-type="float">
            <text:p>2,723</text:p>
          </table:table-cell>
          <table:table-cell table:style-name="ce43" office:value-type="float" office:value="2584" calcext:value-type="float">
            <text:p>2,584</text:p>
          </table:table-cell>
          <table:table-cell table:style-name="ce43" office:value-type="float" office:value="2678" calcext:value-type="float">
            <text:p>2,678</text:p>
          </table:table-cell>
          <table:table-cell table:style-name="ce54" office:value-type="float" office:value="2673" calcext:value-type="float">
            <text:p>2,673</text:p>
          </table:table-cell>
          <table:table-cell table:style-name="ce43" office:value-type="float" office:value="12333" calcext:value-type="float">
            <text:p>12,333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2528" calcext:value-type="float">
            <text:p>2,528</text:p>
          </table:table-cell>
          <table:table-cell table:style-name="ce43" office:value-type="float" office:value="2493" calcext:value-type="float">
            <text:p>2,493</text:p>
          </table:table-cell>
          <table:table-cell table:style-name="ce43" office:value-type="float" office:value="2550" calcext:value-type="float">
            <text:p>2,550</text:p>
          </table:table-cell>
          <table:table-cell table:style-name="ce54" office:value-type="float" office:value="2293" calcext:value-type="float">
            <text:p>2,293</text:p>
          </table:table-cell>
          <table:table-cell table:style-name="ce43" office:value-type="float" office:value="10543" calcext:value-type="float">
            <text:p>10,543</text:p>
          </table:table-cell>
          <table:table-cell table:style-name="ce43" office:value-type="float" office:value="2295" calcext:value-type="float">
            <text:p>2,295</text:p>
          </table:table-cell>
          <table:table-cell table:style-name="ce43" office:value-type="float" office:value="2234" calcext:value-type="float">
            <text:p>2,234</text:p>
          </table:table-cell>
          <table:table-cell table:style-name="ce43" office:value-type="float" office:value="2193" calcext:value-type="float">
            <text:p>2,193</text:p>
          </table:table-cell>
          <table:table-cell table:style-name="ce43" office:value-type="float" office:value="1957" calcext:value-type="float">
            <text:p>1,957</text:p>
          </table:table-cell>
          <table:table-cell table:style-name="ce54" office:value-type="float" office:value="1864" calcext:value-type="float">
            <text:p>1,864</text:p>
          </table:table-cell>
          <table:table-cell table:style-name="ce43" office:value-type="float" office:value="6903" calcext:value-type="float">
            <text:p>6,903</text:p>
          </table:table-cell>
          <table:table-cell table:style-name="ce43" office:value-type="float" office:value="1593" calcext:value-type="float">
            <text:p>1,593</text:p>
          </table:table-cell>
          <table:table-cell table:style-name="ce43" office:value-type="float" office:value="1450" calcext:value-type="float">
            <text:p>1,450</text:p>
          </table:table-cell>
          <table:table-cell table:style-name="ce43" office:value-type="float" office:value="1184" calcext:value-type="float">
            <text:p>1,184</text:p>
          </table:table-cell>
          <table:table-cell table:style-name="ce43" office:value-type="float" office:value="1285" calcext:value-type="float">
            <text:p>1,285</text:p>
          </table:table-cell>
          <table:table-cell table:style-name="ce54" office:value-type="float" office:value="1391" calcext:value-type="float">
            <text:p>1,391</text:p>
          </table:table-cell>
          <table:table-cell table:style-name="ce43" office:value-type="float" office:value="6612" calcext:value-type="float">
            <text:p>6,612</text:p>
          </table:table-cell>
          <table:table-cell table:style-name="ce43" office:value-type="float" office:value="1358" calcext:value-type="float">
            <text:p>1,358</text:p>
          </table:table-cell>
          <table:table-cell table:style-name="ce43" office:value-type="float" office:value="1418" calcext:value-type="float">
            <text:p>1,418</text:p>
          </table:table-cell>
          <table:table-cell table:style-name="ce43" office:value-type="float" office:value="1319" calcext:value-type="float">
            <text:p>1,319</text:p>
          </table:table-cell>
          <table:table-cell table:style-name="ce43" office:value-type="float" office:value="1287" calcext:value-type="float">
            <text:p>1,287</text:p>
          </table:table-cell>
          <table:table-cell table:style-name="ce54" office:value-type="float" office:value="1230" calcext:value-type="float">
            <text:p>1,230</text:p>
          </table:table-cell>
          <table:table-cell table:style-name="ce43" office:value-type="float" office:value="5499" calcext:value-type="float">
            <text:p>5,499</text:p>
          </table:table-cell>
          <table:table-cell table:style-name="ce43" office:value-type="float" office:value="1198" calcext:value-type="float">
            <text:p>1,198</text:p>
          </table:table-cell>
          <table:table-cell table:style-name="ce43" office:value-type="float" office:value="1123" calcext:value-type="float">
            <text:p>1,123</text:p>
          </table:table-cell>
          <table:table-cell table:style-name="ce43" office:value-type="float" office:value="1129" calcext:value-type="float">
            <text:p>1,129</text:p>
          </table:table-cell>
          <table:table-cell table:style-name="ce43" office:value-type="float" office:value="1045" calcext:value-type="float">
            <text:p>1,045</text:p>
          </table:table-cell>
          <table:table-cell table:style-name="ce54" office:value-type="float" office:value="1004" calcext:value-type="float">
            <text:p>1,004</text:p>
          </table:table-cell>
          <table:table-cell table:style-name="ce43" office:value-type="float" office:value="3992" calcext:value-type="float">
            <text:p>3,992</text:p>
          </table:table-cell>
          <table:table-cell table:style-name="ce43" office:value-type="float" office:value="897" calcext:value-type="float">
            <text:p>897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841" calcext:value-type="float">
            <text:p>841</text:p>
          </table:table-cell>
          <table:table-cell table:style-name="ce43" office:value-type="float" office:value="749" calcext:value-type="float">
            <text:p>749</text:p>
          </table:table-cell>
          <table:table-cell table:style-name="ce54" office:value-type="float" office:value="674" calcext:value-type="float">
            <text:p>674</text:p>
          </table:table-cell>
          <table:table-cell table:style-name="ce43" office:value-type="float" office:value="2510" calcext:value-type="float">
            <text:p>2,510</text:p>
          </table:table-cell>
          <table:table-cell table:style-name="ce43" office:value-type="float" office:value="640" calcext:value-type="float">
            <text:p>640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422" calcext:value-type="float">
            <text:p>422</text:p>
          </table:table-cell>
          <table:table-cell table:style-name="ce54" office:value-type="float" office:value="386" calcext:value-type="float">
            <text:p>386</text:p>
          </table:table-cell>
          <table:table-cell table:style-name="ce43" office:value-type="float" office:value="1192" calcext:value-type="float">
            <text:p>1,192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190" calcext:value-type="float">
            <text:p>190</text:p>
          </table:table-cell>
          <table:table-cell table:style-name="ce54" office:value-type="float" office:value="135" calcext:value-type="float">
            <text:p>135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2" calcext:value-type="float">
            <text:p>62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769" calcext:value-type="float">
            <text:p>92,769</text:p>
          </table:table-cell>
          <table:table-cell table:style-name="ce29" table:formula="of:=SUM([.E59:.I59])" office:value-type="float" office:value="4063" calcext:value-type="float">
            <text:p>4,063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4745" calcext:value-type="float">
            <text:p>4,745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990" calcext:value-type="float">
            <text:p>990</text:p>
          </table:table-cell>
          <table:table-cell table:style-name="ce52" office:value-type="float" office:value="965" calcext:value-type="float">
            <text:p>965</text:p>
          </table:table-cell>
          <table:table-cell table:style-name="ce29" office:value-type="float" office:value="5343" calcext:value-type="float">
            <text:p>5,343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055" calcext:value-type="float">
            <text:p>1,055</text:p>
          </table:table-cell>
          <table:table-cell table:style-name="ce52" office:value-type="float" office:value="1119" calcext:value-type="float">
            <text:p>1,119</text:p>
          </table:table-cell>
          <table:table-cell table:style-name="ce29" office:value-type="float" office:value="5755" calcext:value-type="float">
            <text:p>5,755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1143" calcext:value-type="float">
            <text:p>1,143</text:p>
          </table:table-cell>
          <table:table-cell table:style-name="ce52" office:value-type="float" office:value="1227" calcext:value-type="float">
            <text:p>1,227</text:p>
          </table:table-cell>
          <table:table-cell table:style-name="ce29" office:value-type="float" office:value="6591" calcext:value-type="float">
            <text:p>6,591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414" calcext:value-type="float">
            <text:p>1,414</text:p>
          </table:table-cell>
          <table:table-cell table:style-name="ce52" office:value-type="float" office:value="1468" calcext:value-type="float">
            <text:p>1,468</text:p>
          </table:table-cell>
          <table:table-cell table:style-name="ce29" office:value-type="float" office:value="7989" calcext:value-type="float">
            <text:p>7,989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633" calcext:value-type="float">
            <text:p>1,633</text:p>
          </table:table-cell>
          <table:table-cell table:style-name="ce52" office:value-type="float" office:value="1672" calcext:value-type="float">
            <text:p>1,672</text:p>
          </table:table-cell>
          <table:table-cell table:style-name="ce29" office:value-type="float" office:value="7603" calcext:value-type="float">
            <text:p>7,603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76" calcext:value-type="float">
            <text:p>1,476</text:p>
          </table:table-cell>
          <table:table-cell table:style-name="ce52" office:value-type="float" office:value="1413" calcext:value-type="float">
            <text:p>1,413</text:p>
          </table:table-cell>
          <table:table-cell table:style-name="ce29" office:value-type="float" office:value="7151" calcext:value-type="float">
            <text:p>7,151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20" calcext:value-type="float">
            <text:p>1,420</text:p>
          </table:table-cell>
          <table:table-cell table:style-name="ce52" office:value-type="float" office:value="1451" calcext:value-type="float">
            <text:p>1,451</text:p>
          </table:table-cell>
          <table:table-cell table:style-name="ce29" office:value-type="float" office:value="7147" calcext:value-type="float">
            <text:p>7,147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29" calcext:value-type="float">
            <text:p>1,429</text:p>
          </table:table-cell>
          <table:table-cell table:style-name="ce52" office:value-type="float" office:value="1431" calcext:value-type="float">
            <text:p>1,431</text:p>
          </table:table-cell>
          <table:table-cell table:style-name="ce29" office:value-type="float" office:value="7105" calcext:value-type="float">
            <text:p>7,105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428" calcext:value-type="float">
            <text:p>1,428</text:p>
          </table:table-cell>
          <table:table-cell table:style-name="ce52" office:value-type="float" office:value="1374" calcext:value-type="float">
            <text:p>1,374</text:p>
          </table:table-cell>
          <table:table-cell table:style-name="ce29" office:value-type="float" office:value="6325" calcext:value-type="float">
            <text:p>6,325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244" calcext:value-type="float">
            <text:p>1,244</text:p>
          </table:table-cell>
          <table:table-cell table:style-name="ce52" office:value-type="float" office:value="1135" calcext:value-type="float">
            <text:p>1,135</text:p>
          </table:table-cell>
          <table:table-cell table:style-name="ce29" office:value-type="float" office:value="5475" calcext:value-type="float">
            <text:p>5,475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30" calcext:value-type="float">
            <text:p>1,030</text:p>
          </table:table-cell>
          <table:table-cell table:style-name="ce52" office:value-type="float" office:value="926" calcext:value-type="float">
            <text:p>926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73" calcext:value-type="float">
            <text:p>673</text:p>
          </table:table-cell>
          <table:table-cell table:style-name="ce52" office:value-type="float" office:value="738" calcext:value-type="float">
            <text:p>738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628" calcext:value-type="float">
            <text:p>628</text:p>
          </table:table-cell>
          <table:table-cell table:number-columns-repeated="2" table:style-name="ce29" office:value-type="float" office:value="716" calcext:value-type="float">
            <text:p>716</text:p>
          </table:table-cell>
          <table:table-cell table:style-name="ce29" office:value-type="float" office:value="701" calcext:value-type="float">
            <text:p>701</text:p>
          </table:table-cell>
          <table:table-cell table:style-name="ce52" office:value-type="float" office:value="744" calcext:value-type="float">
            <text:p>744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44" calcext:value-type="float">
            <text:p>644</text:p>
          </table:table-cell>
          <table:table-cell table:style-name="ce52" office:value-type="float" office:value="550" calcext:value-type="float">
            <text:p>550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28" calcext:value-type="float">
            <text:p>328</text:p>
          </table:table-cell>
          <table:table-cell table:style-name="ce52" office:value-type="float" office:value="295" calcext:value-type="float">
            <text:p>295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875" calcext:value-type="float">
            <text:p>47,875</text:p>
          </table:table-cell>
          <table:table-cell table:style-name="ce29" table:formula="of:=SUM([.E60:.I60])" office:value-type="float" office:value="2113" calcext:value-type="float">
            <text:p>2,113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524" calcext:value-type="float">
            <text:p>524</text:p>
          </table:table-cell>
          <table:table-cell table:style-name="ce52" office:value-type="float" office:value="499" calcext:value-type="float">
            <text:p>499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556" calcext:value-type="float">
            <text:p>556</text:p>
          </table:table-cell>
          <table:table-cell table:style-name="ce52" office:value-type="float" office:value="577" calcext:value-type="float">
            <text:p>577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582" calcext:value-type="float">
            <text:p>582</text:p>
          </table:table-cell>
          <table:table-cell table:style-name="ce52" office:value-type="float" office:value="607" calcext:value-type="float">
            <text:p>607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777" calcext:value-type="float">
            <text:p>777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10" calcext:value-type="float">
            <text:p>810</text:p>
          </table:table-cell>
          <table:table-cell table:style-name="ce52" office:value-type="float" office:value="827" calcext:value-type="float">
            <text:p>827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70" calcext:value-type="float">
            <text:p>770</text:p>
          </table:table-cell>
          <table:table-cell table:style-name="ce52" office:value-type="float" office:value="734" calcext:value-type="float">
            <text:p>734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81" calcext:value-type="float">
            <text:p>781</text:p>
          </table:table-cell>
          <table:table-cell table:style-name="ce52" office:value-type="float" office:value="779" calcext:value-type="float">
            <text:p>779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15" calcext:value-type="float">
            <text:p>815</text:p>
          </table:table-cell>
          <table:table-cell table:style-name="ce52" office:value-type="float" office:value="822" calcext:value-type="float">
            <text:p>822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70" calcext:value-type="float">
            <text:p>770</text:p>
          </table:table-cell>
          <table:table-cell table:number-columns-repeated="2" table:style-name="ce29" office:value-type="float" office:value="772" calcext:value-type="float">
            <text:p>772</text:p>
          </table:table-cell>
          <table:table-cell table:style-name="ce52" office:value-type="float" office:value="746" calcext:value-type="float">
            <text:p>746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560" calcext:value-type="float">
            <text:p>560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524" calcext:value-type="float">
            <text:p>524</text:p>
          </table:table-cell>
          <table:table-cell table:style-name="ce52" office:value-type="float" office:value="447" calcext:value-type="float">
            <text:p>447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23" calcext:value-type="float">
            <text:p>323</text:p>
          </table:table-cell>
          <table:table-cell table:style-name="ce52" office:value-type="float" office:value="378" calcext:value-type="float">
            <text:p>378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38" calcext:value-type="float">
            <text:p>338</text:p>
          </table:table-cell>
          <table:table-cell table:style-name="ce52" office:value-type="float" office:value="370" calcext:value-type="float">
            <text:p>370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59" calcext:value-type="float">
            <text:p>359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07" calcext:value-type="float">
            <text:p>307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4894" calcext:value-type="float">
            <text:p>44,894</text:p>
          </table:table-cell>
          <table:table-cell table:style-name="ce37" table:formula="of:=SUM([.E61:.I61])" office:value-type="float" office:value="1950" calcext:value-type="float">
            <text:p>1,950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466" calcext:value-type="float">
            <text:p>466</text:p>
          </table:table-cell>
          <table:table-cell table:style-name="ce37" office:value-type="float" office:value="466" calcext:value-type="float">
            <text:p>466</text:p>
          </table:table-cell>
          <table:table-cell table:style-name="ce30" office:value-type="float" office:value="2567" calcext:value-type="float">
            <text:p>2,567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499" calcext:value-type="float">
            <text:p>499</text:p>
          </table:table-cell>
          <table:table-cell table:style-name="ce37" office:value-type="float" office:value="542" calcext:value-type="float">
            <text:p>542</text:p>
          </table:table-cell>
          <table:table-cell table:style-name="ce30" office:value-type="float" office:value="2810" calcext:value-type="float">
            <text:p>2,810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561" calcext:value-type="float">
            <text:p>561</text:p>
          </table:table-cell>
          <table:table-cell table:style-name="ce37" office:value-type="float" office:value="620" calcext:value-type="float">
            <text:p>620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678" calcext:value-type="float">
            <text:p>678</text:p>
          </table:table-cell>
          <table:table-cell table:style-name="ce37" office:value-type="float" office:value="691" calcext:value-type="float">
            <text:p>691</text:p>
          </table:table-cell>
          <table:table-cell table:style-name="ce30" office:value-type="float" office:value="4012" calcext:value-type="float">
            <text:p>4,012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823" calcext:value-type="float">
            <text:p>823</text:p>
          </table:table-cell>
          <table:table-cell table:style-name="ce37" office:value-type="float" office:value="845" calcext:value-type="float">
            <text:p>845</text:p>
          </table:table-cell>
          <table:table-cell table:style-name="ce30" office:value-type="float" office:value="3694" calcext:value-type="float">
            <text:p>3,694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706" calcext:value-type="float">
            <text:p>706</text:p>
          </table:table-cell>
          <table:table-cell table:style-name="ce37" office:value-type="float" office:value="679" calcext:value-type="float">
            <text:p>679</text:p>
          </table:table-cell>
          <table:table-cell table:style-name="ce30" office:value-type="float" office:value="3297" calcext:value-type="float">
            <text:p>3,297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14" calcext:value-type="float">
            <text:p>614</text:p>
          </table:table-cell>
          <table:table-cell table:style-name="ce37" office:value-type="float" office:value="609" calcext:value-type="float">
            <text:p>609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56" calcext:value-type="float">
            <text:p>656</text:p>
          </table:table-cell>
          <table:table-cell table:style-name="ce37" office:value-type="float" office:value="628" calcext:value-type="float">
            <text:p>628</text:p>
          </table:table-cell>
          <table:table-cell table:style-name="ce30" office:value-type="float" office:value="2942" calcext:value-type="float">
            <text:p>2,942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64" calcext:value-type="float">
            <text:p>564</text:p>
          </table:table-cell>
          <table:table-cell table:style-name="ce37" office:value-type="float" office:value="575" calcext:value-type="float">
            <text:p>575</text:p>
          </table:table-cell>
          <table:table-cell table:style-name="ce30" office:value-type="float" office:value="2729" calcext:value-type="float">
            <text:p>2,729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506" calcext:value-type="float">
            <text:p>506</text:p>
          </table:table-cell>
          <table:table-cell table:style-name="ce37" office:value-type="float" office:value="479" calcext:value-type="float">
            <text:p>479</text:p>
          </table:table-cell>
          <table:table-cell table:style-name="ce30" office:value-type="float" office:value="1870" calcext:value-type="float">
            <text:p>1,870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50" calcext:value-type="float">
            <text:p>350</text:p>
          </table:table-cell>
          <table:table-cell table:style-name="ce37" office:value-type="float" office:value="360" calcext:value-type="float">
            <text:p>360</text:p>
          </table:table-cell>
          <table:table-cell table:style-name="ce30" office:value-type="float" office:value="1782" calcext:value-type="float">
            <text:p>1,782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369" calcext:value-type="float">
            <text:p>369</text:p>
          </table:table-cell>
          <table:table-cell table:number-columns-repeated="2" table:style-name="ce30" office:value-type="float" office:value="363" calcext:value-type="float">
            <text:p>363</text:p>
          </table:table-cell>
          <table:table-cell table:style-name="ce37" office:value-type="float" office:value="374" calcext:value-type="float">
            <text:p>374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float" office:value="388" calcext:value-type="float">
            <text:p>388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337" calcext:value-type="float">
            <text:p>337</text:p>
          </table:table-cell>
          <table:table-cell table:style-name="ce37" office:value-type="float" office:value="265" calcext:value-type="float">
            <text:p>265</text:p>
          </table:table-cell>
          <table:table-cell table:style-name="ce30" office:value-type="float" office:value="1060" calcext:value-type="float">
            <text:p>1,060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88" calcext:value-type="float">
            <text:p>188</text:p>
          </table:table-cell>
          <table:table-cell table:style-name="ce37" office:value-type="float" office:value="151" calcext:value-type="float">
            <text:p>151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float" office:value="87" calcext:value-type="float">
            <text:p>87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213" calcext:value-type="float">
            <text:p>389,213</text:p>
          </table:table-cell>
          <table:table-cell table:style-name="ce29" table:formula="of:=SUM([.E62:.I62])" office:value-type="float" office:value="14720" calcext:value-type="float">
            <text:p>14,720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20958" calcext:value-type="float">
            <text:p>20,958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759" calcext:value-type="float">
            <text:p>4,759</text:p>
          </table:table-cell>
          <table:table-cell table:style-name="ce52" office:value-type="float" office:value="4450" calcext:value-type="float">
            <text:p>4,450</text:p>
          </table:table-cell>
          <table:table-cell table:style-name="ce29" office:value-type="float" office:value="27087" calcext:value-type="float">
            <text:p>27,087</text:p>
          </table:table-cell>
          <table:table-cell table:style-name="ce29" office:value-type="float" office:value="4796" calcext:value-type="float">
            <text:p>4,796</text:p>
          </table:table-cell>
          <table:table-cell table:style-name="ce29" office:value-type="float" office:value="5376" calcext:value-type="float">
            <text:p>5,376</text:p>
          </table:table-cell>
          <table:table-cell table:style-name="ce29" office:value-type="float" office:value="5755" calcext:value-type="float">
            <text:p>5,755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2" office:value-type="float" office:value="5660" calcext:value-type="float">
            <text:p>5,660</text:p>
          </table:table-cell>
          <table:table-cell table:style-name="ce29" office:value-type="float" office:value="27880" calcext:value-type="float">
            <text:p>27,880</text:p>
          </table:table-cell>
          <table:table-cell table:style-name="ce29" office:value-type="float" office:value="5533" calcext:value-type="float">
            <text:p>5,533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5735" calcext:value-type="float">
            <text:p>5,735</text:p>
          </table:table-cell>
          <table:table-cell table:style-name="ce29" office:value-type="float" office:value="5591" calcext:value-type="float">
            <text:p>5,591</text:p>
          </table:table-cell>
          <table:table-cell table:style-name="ce52" office:value-type="float" office:value="5483" calcext:value-type="float">
            <text:p>5,483</text:p>
          </table:table-cell>
          <table:table-cell table:style-name="ce29" office:value-type="float" office:value="26772" calcext:value-type="float">
            <text:p>26,772</text:p>
          </table:table-cell>
          <table:table-cell table:style-name="ce29" office:value-type="float" office:value="5389" calcext:value-type="float">
            <text:p>5,389</text:p>
          </table:table-cell>
          <table:table-cell table:style-name="ce29" office:value-type="float" office:value="4949" calcext:value-type="float">
            <text:p>4,949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604" calcext:value-type="float">
            <text:p>5,604</text:p>
          </table:table-cell>
          <table:table-cell table:style-name="ce52" office:value-type="float" office:value="5690" calcext:value-type="float">
            <text:p>5,690</text:p>
          </table:table-cell>
          <table:table-cell table:style-name="ce29" office:value-type="float" office:value="32223" calcext:value-type="float">
            <text:p>32,223</text:p>
          </table:table-cell>
          <table:table-cell table:style-name="ce29" office:value-type="float" office:value="6157" calcext:value-type="float">
            <text:p>6,157</text:p>
          </table:table-cell>
          <table:table-cell table:style-name="ce29" office:value-type="float" office:value="6518" calcext:value-type="float">
            <text:p>6,518</text:p>
          </table:table-cell>
          <table:table-cell table:style-name="ce29" office:value-type="float" office:value="6510" calcext:value-type="float">
            <text:p>6,510</text:p>
          </table:table-cell>
          <table:table-cell table:style-name="ce29" office:value-type="float" office:value="6529" calcext:value-type="float">
            <text:p>6,529</text:p>
          </table:table-cell>
          <table:table-cell table:style-name="ce52" office:value-type="float" office:value="6509" calcext:value-type="float">
            <text:p>6,509</text:p>
          </table:table-cell>
          <table:table-cell table:style-name="ce29" office:value-type="float" office:value="30891" calcext:value-type="float">
            <text:p>30,891</text:p>
          </table:table-cell>
          <table:table-cell table:style-name="ce29" office:value-type="float" office:value="6278" calcext:value-type="float">
            <text:p>6,278</text:p>
          </table:table-cell>
          <table:table-cell table:style-name="ce29" office:value-type="float" office:value="6591" calcext:value-type="float">
            <text:p>6,591</text:p>
          </table:table-cell>
          <table:table-cell table:style-name="ce29" office:value-type="float" office:value="6126" calcext:value-type="float">
            <text:p>6,126</text:p>
          </table:table-cell>
          <table:table-cell table:style-name="ce29" office:value-type="float" office:value="5969" calcext:value-type="float">
            <text:p>5,969</text:p>
          </table:table-cell>
          <table:table-cell table:style-name="ce52" office:value-type="float" office:value="5927" calcext:value-type="float">
            <text:p>5,927</text:p>
          </table:table-cell>
          <table:table-cell table:style-name="ce29" office:value-type="float" office:value="31678" calcext:value-type="float">
            <text:p>31,678</text:p>
          </table:table-cell>
          <table:table-cell table:style-name="ce29" office:value-type="float" office:value="6017" calcext:value-type="float">
            <text:p>6,017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517" calcext:value-type="float">
            <text:p>6,517</text:p>
          </table:table-cell>
          <table:table-cell table:style-name="ce52" office:value-type="float" office:value="6634" calcext:value-type="float">
            <text:p>6,634</text:p>
          </table:table-cell>
          <table:table-cell table:style-name="ce29" office:value-type="float" office:value="33256" calcext:value-type="float">
            <text:p>33,256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6781" calcext:value-type="float">
            <text:p>6,781</text:p>
          </table:table-cell>
          <table:table-cell table:style-name="ce52" office:value-type="float" office:value="6873" calcext:value-type="float">
            <text:p>6,873</text:p>
          </table:table-cell>
          <table:table-cell table:style-name="ce29" office:value-type="float" office:value="34024" calcext:value-type="float">
            <text:p>34,024</text:p>
          </table:table-cell>
          <table:table-cell table:style-name="ce29" office:value-type="float" office:value="6914" calcext:value-type="float">
            <text:p>6,914</text:p>
          </table:table-cell>
          <table:table-cell table:style-name="ce29" office:value-type="float" office:value="6839" calcext:value-type="float">
            <text:p>6,839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6655" calcext:value-type="float">
            <text:p>6,655</text:p>
          </table:table-cell>
          <table:table-cell table:style-name="ce52" office:value-type="float" office:value="6824" calcext:value-type="float">
            <text:p>6,824</text:p>
          </table:table-cell>
          <table:table-cell table:style-name="ce29" office:value-type="float" office:value="30573" calcext:value-type="float">
            <text:p>30,573</text:p>
          </table:table-cell>
          <table:table-cell table:style-name="ce29" office:value-type="float" office:value="6369" calcext:value-type="float">
            <text:p>6,369</text:p>
          </table:table-cell>
          <table:table-cell table:style-name="ce29" office:value-type="float" office:value="6212" calcext:value-type="float">
            <text:p>6,212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6103" calcext:value-type="float">
            <text:p>6,103</text:p>
          </table:table-cell>
          <table:table-cell table:style-name="ce52" office:value-type="float" office:value="5640" calcext:value-type="float">
            <text:p>5,640</text:p>
          </table:table-cell>
          <table:table-cell table:style-name="ce29" office:value-type="float" office:value="24589" calcext:value-type="float">
            <text:p>24,589</text:p>
          </table:table-cell>
          <table:table-cell table:style-name="ce29" office:value-type="float" office:value="5642" calcext:value-type="float">
            <text:p>5,642</text:p>
          </table:table-cell>
          <table:table-cell table:style-name="ce29" office:value-type="float" office:value="5503" calcext:value-type="float">
            <text:p>5,503</text:p>
          </table:table-cell>
          <table:table-cell table:style-name="ce29" office:value-type="float" office:value="4999" calcext:value-type="float">
            <text:p>4,999</text:p>
          </table:table-cell>
          <table:table-cell table:style-name="ce29" office:value-type="float" office:value="4405" calcext:value-type="float">
            <text:p>4,405</text:p>
          </table:table-cell>
          <table:table-cell table:style-name="ce52" office:value-type="float" office:value="4040" calcext:value-type="float">
            <text:p>4,040</text:p>
          </table:table-cell>
          <table:table-cell table:style-name="ce29" office:value-type="float" office:value="13138" calcext:value-type="float">
            <text:p>13,138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2262" calcext:value-type="float">
            <text:p>2,262</text:p>
          </table:table-cell>
          <table:table-cell table:style-name="ce52" office:value-type="float" office:value="2690" calcext:value-type="float">
            <text:p>2,690</text:p>
          </table:table-cell>
          <table:table-cell table:style-name="ce29" office:value-type="float" office:value="13235" calcext:value-type="float">
            <text:p>13,235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2758" calcext:value-type="float">
            <text:p>2,758</text:p>
          </table:table-cell>
          <table:table-cell table:style-name="ce52" office:value-type="float" office:value="2485" calcext:value-type="float">
            <text:p>2,485</text:p>
          </table:table-cell>
          <table:table-cell table:style-name="ce29" office:value-type="float" office:value="10462" calcext:value-type="float">
            <text:p>10,462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015" calcext:value-type="float">
            <text:p>2,015</text:p>
          </table:table-cell>
          <table:table-cell table:style-name="ce52" office:value-type="float" office:value="1881" calcext:value-type="float">
            <text:p>1,881</text:p>
          </table:table-cell>
          <table:table-cell table:style-name="ce29" office:value-type="float" office:value="8288" calcext:value-type="float">
            <text:p>8,288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562" calcext:value-type="float">
            <text:p>1,562</text:p>
          </table:table-cell>
          <table:table-cell table:style-name="ce52" office:value-type="float" office:value="1552" calcext:value-type="float">
            <text:p>1,552</text:p>
          </table:table-cell>
          <table:table-cell table:style-name="ce29" office:value-type="float" office:value="5807" calcext:value-type="float">
            <text:p>5,807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024" calcext:value-type="float">
            <text:p>1,024</text:p>
          </table:table-cell>
          <table:table-cell table:style-name="ce52" office:value-type="float" office:value="802" calcext:value-type="float">
            <text:p>802</text:p>
          </table:table-cell>
          <table:table-cell table:style-name="ce29" office:value-type="float" office:value="2582" calcext:value-type="float">
            <text:p>2,58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391" calcext:value-type="float">
            <text:p>391</text:p>
          </table:table-cell>
          <table:table-cell table:style-name="ce52" office:value-type="float" office:value="292" calcext:value-type="float">
            <text:p>292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7057" calcext:value-type="float">
            <text:p>197,057</text:p>
          </table:table-cell>
          <table:table-cell table:style-name="ce29" table:formula="of:=SUM([.E63:.I63])" office:value-type="float" office:value="7689" calcext:value-type="float">
            <text:p>7,689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0906" calcext:value-type="float">
            <text:p>10,906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485" calcext:value-type="float">
            <text:p>2,485</text:p>
          </table:table-cell>
          <table:table-cell table:style-name="ce52" office:value-type="float" office:value="2297" calcext:value-type="float">
            <text:p>2,297</text:p>
          </table:table-cell>
          <table:table-cell table:style-name="ce29" office:value-type="float" office:value="13983" calcext:value-type="float">
            <text:p>13,983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821" calcext:value-type="float">
            <text:p>2,821</text:p>
          </table:table-cell>
          <table:table-cell table:style-name="ce52" office:value-type="float" office:value="2865" calcext:value-type="float">
            <text:p>2,865</text:p>
          </table:table-cell>
          <table:table-cell table:style-name="ce29" office:value-type="float" office:value="14549" calcext:value-type="float">
            <text:p>14,549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2918" calcext:value-type="float">
            <text:p>2,918</text:p>
          </table:table-cell>
          <table:table-cell table:style-name="ce52" office:value-type="float" office:value="2824" calcext:value-type="float">
            <text:p>2,824</text:p>
          </table:table-cell>
          <table:table-cell table:style-name="ce29" office:value-type="float" office:value="13876" calcext:value-type="float">
            <text:p>13,876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668" calcext:value-type="float">
            <text:p>2,668</text:p>
          </table:table-cell>
          <table:table-cell table:style-name="ce29" office:value-type="float" office:value="2911" calcext:value-type="float">
            <text:p>2,911</text:p>
          </table:table-cell>
          <table:table-cell table:style-name="ce52" office:value-type="float" office:value="2974" calcext:value-type="float">
            <text:p>2,974</text:p>
          </table:table-cell>
          <table:table-cell table:style-name="ce29" office:value-type="float" office:value="16531" calcext:value-type="float">
            <text:p>16,531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341" calcext:value-type="float">
            <text:p>3,341</text:p>
          </table:table-cell>
          <table:table-cell table:style-name="ce52" office:value-type="float" office:value="3341" calcext:value-type="float">
            <text:p>3,341</text:p>
          </table:table-cell>
          <table:table-cell table:style-name="ce29" office:value-type="float" office:value="15672" calcext:value-type="float">
            <text:p>15,672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066" calcext:value-type="float">
            <text:p>3,066</text:p>
          </table:table-cell>
          <table:table-cell table:style-name="ce52" office:value-type="float" office:value="3002" calcext:value-type="float">
            <text:p>3,002</text:p>
          </table:table-cell>
          <table:table-cell table:style-name="ce29" office:value-type="float" office:value="16080" calcext:value-type="float">
            <text:p>16,080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252" calcext:value-type="float">
            <text:p>3,252</text:p>
          </table:table-cell>
          <table:table-cell table:style-name="ce52" office:value-type="float" office:value="3360" calcext:value-type="float">
            <text:p>3,360</text:p>
          </table:table-cell>
          <table:table-cell table:style-name="ce29" office:value-type="float" office:value="16980" calcext:value-type="float">
            <text:p>16,980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451" calcext:value-type="float">
            <text:p>3,451</text:p>
          </table:table-cell>
          <table:table-cell table:style-name="ce52" office:value-type="float" office:value="3514" calcext:value-type="float">
            <text:p>3,514</text:p>
          </table:table-cell>
          <table:table-cell table:style-name="ce29" office:value-type="float" office:value="17360" calcext:value-type="float">
            <text:p>17,360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355" calcext:value-type="float">
            <text:p>3,355</text:p>
          </table:table-cell>
          <table:table-cell table:style-name="ce52" office:value-type="float" office:value="3470" calcext:value-type="float">
            <text:p>3,470</text:p>
          </table:table-cell>
          <table:table-cell table:style-name="ce29" office:value-type="float" office:value="15274" calcext:value-type="float">
            <text:p>15,274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066" calcext:value-type="float">
            <text:p>3,066</text:p>
          </table:table-cell>
          <table:table-cell table:style-name="ce52" office:value-type="float" office:value="2811" calcext:value-type="float">
            <text:p>2,811</text:p>
          </table:table-cell>
          <table:table-cell table:style-name="ce29" office:value-type="float" office:value="11917" calcext:value-type="float">
            <text:p>11,917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151" calcext:value-type="float">
            <text:p>2,151</text:p>
          </table:table-cell>
          <table:table-cell table:style-name="ce52" office:value-type="float" office:value="1914" calcext:value-type="float">
            <text:p>1,914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1033" calcext:value-type="float">
            <text:p>1,033</text:p>
          </table:table-cell>
          <table:table-cell table:style-name="ce52" office:value-type="float" office:value="1269" calcext:value-type="float">
            <text:p>1,269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291" calcext:value-type="float">
            <text:p>1,291</text:p>
          </table:table-cell>
          <table:table-cell table:style-name="ce52" office:value-type="float" office:value="1067" calcext:value-type="float">
            <text:p>1,067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930" calcext:value-type="float">
            <text:p>930</text:p>
          </table:table-cell>
          <table:table-cell table:style-name="ce52" office:value-type="float" office:value="869" calcext:value-type="float">
            <text:p>869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827" calcext:value-type="float">
            <text:p>827</text:p>
          </table:table-cell>
          <table:table-cell table:style-name="ce52" office:value-type="float" office:value="829" calcext:value-type="float">
            <text:p>829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562" calcext:value-type="float">
            <text:p>562</text:p>
          </table:table-cell>
          <table:table-cell table:style-name="ce52" office:value-type="float" office:value="400" calcext:value-type="float">
            <text:p>400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156" calcext:value-type="float">
            <text:p>192,156</text:p>
          </table:table-cell>
          <table:table-cell table:style-name="ce37" table:formula="of:=SUM([.E64:.I64])" office:value-type="float" office:value="7031" calcext:value-type="float">
            <text:p>7,031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1385" calcext:value-type="float">
            <text:p>1,385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0" office:value-type="float" office:value="1450" calcext:value-type="float">
            <text:p>1,450</text:p>
          </table:table-cell>
          <table:table-cell table:style-name="ce30" office:value-type="float" office:value="10052" calcext:value-type="float">
            <text:p>10,052</text:p>
          </table:table-cell>
          <table:table-cell table:style-name="ce30" office:value-type="float" office:value="1678" calcext:value-type="float">
            <text:p>1,678</text:p>
          </table:table-cell>
          <table:table-cell table:style-name="ce30" office:value-type="float" office:value="1807" calcext:value-type="float">
            <text:p>1,807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7" office:value-type="float" office:value="2153" calcext:value-type="float">
            <text:p>2,153</text:p>
          </table:table-cell>
          <table:table-cell table:style-name="ce30" office:value-type="float" office:value="13104" calcext:value-type="float">
            <text:p>13,104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2570" calcext:value-type="float">
            <text:p>2,570</text:p>
          </table:table-cell>
          <table:table-cell table:style-name="ce30" office:value-type="float" office:value="2757" calcext:value-type="float">
            <text:p>2,757</text:p>
          </table:table-cell>
          <table:table-cell table:style-name="ce30" office:value-type="float" office:value="2679" calcext:value-type="float">
            <text:p>2,679</text:p>
          </table:table-cell>
          <table:table-cell table:style-name="ce37" office:value-type="float" office:value="2795" calcext:value-type="float">
            <text:p>2,795</text:p>
          </table:table-cell>
          <table:table-cell table:style-name="ce30" office:value-type="float" office:value="13331" calcext:value-type="float">
            <text:p>13,331</text:p>
          </table:table-cell>
          <table:table-cell table:style-name="ce30" office:value-type="float" office:value="2676" calcext:value-type="float">
            <text:p>2,676</text:p>
          </table:table-cell>
          <table:table-cell table:style-name="ce30" office:value-type="float" office:value="2587" calcext:value-type="float">
            <text:p>2,587</text:p>
          </table:table-cell>
          <table:table-cell table:style-name="ce30" office:value-type="float" office:value="2736" calcext:value-type="float">
            <text:p>2,736</text:p>
          </table:table-cell>
          <table:table-cell table:style-name="ce30" office:value-type="float" office:value="2673" calcext:value-type="float">
            <text:p>2,673</text:p>
          </table:table-cell>
          <table:table-cell table:style-name="ce37" office:value-type="float" office:value="2659" calcext:value-type="float">
            <text:p>2,659</text:p>
          </table:table-cell>
          <table:table-cell table:style-name="ce30" office:value-type="float" office:value="12896" calcext:value-type="float">
            <text:p>12,896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472" calcext:value-type="float">
            <text:p>2,472</text:p>
          </table:table-cell>
          <table:table-cell table:style-name="ce30" office:value-type="float" office:value="2693" calcext:value-type="float">
            <text:p>2,693</text:p>
          </table:table-cell>
          <table:table-cell table:style-name="ce37" office:value-type="float" office:value="2716" calcext:value-type="float">
            <text:p>2,716</text:p>
          </table:table-cell>
          <table:table-cell table:style-name="ce30" office:value-type="float" office:value="15692" calcext:value-type="float">
            <text:p>15,692</text:p>
          </table:table-cell>
          <table:table-cell table:style-name="ce30" office:value-type="float" office:value="3034" calcext:value-type="float">
            <text:p>3,034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7" office:value-type="float" office:value="3168" calcext:value-type="float">
            <text:p>3,168</text:p>
          </table:table-cell>
          <table:table-cell table:style-name="ce30" office:value-type="float" office:value="15219" calcext:value-type="float">
            <text:p>15,219</text:p>
          </table:table-cell>
          <table:table-cell table:style-name="ce30" office:value-type="float" office:value="3155" calcext:value-type="float">
            <text:p>3,155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7" office:value-type="float" office:value="2925" calcext:value-type="float">
            <text:p>2,925</text:p>
          </table:table-cell>
          <table:table-cell table:style-name="ce30" office:value-type="float" office:value="15598" calcext:value-type="float">
            <text:p>15,598</text:p>
          </table:table-cell>
          <table:table-cell table:style-name="ce30" office:value-type="float" office:value="2996" calcext:value-type="float">
            <text:p>2,996</text:p>
          </table:table-cell>
          <table:table-cell table:style-name="ce30" office:value-type="float" office:value="3001" calcext:value-type="float">
            <text:p>3,001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7" office:value-type="float" office:value="3274" calcext:value-type="float">
            <text:p>3,274</text:p>
          </table:table-cell>
          <table:table-cell table:style-name="ce30" office:value-type="float" office:value="16276" calcext:value-type="float">
            <text:p>16,276</text:p>
          </table:table-cell>
          <table:table-cell table:style-name="ce30" office:value-type="float" office:value="3155" calcext:value-type="float">
            <text:p>3,155</text:p>
          </table:table-cell>
          <table:table-cell table:style-name="ce30" office:value-type="float" office:value="3132" calcext:value-type="float">
            <text:p>3,132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7" office:value-type="float" office:value="3359" calcext:value-type="float">
            <text:p>3,359</text:p>
          </table:table-cell>
          <table:table-cell table:style-name="ce30" office:value-type="float" office:value="16664" calcext:value-type="float">
            <text:p>16,664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0" office:value-type="float" office:value="3430" calcext:value-type="float">
            <text:p>3,430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7" office:value-type="float" office:value="3354" calcext:value-type="float">
            <text:p>3,354</text:p>
          </table:table-cell>
          <table:table-cell table:style-name="ce30" office:value-type="float" office:value="15299" calcext:value-type="float">
            <text:p>15,299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7" office:value-type="float" office:value="2829" calcext:value-type="float">
            <text:p>2,829</text:p>
          </table:table-cell>
          <table:table-cell table:style-name="ce30" office:value-type="float" office:value="12672" calcext:value-type="float">
            <text:p>12,672</text:p>
          </table:table-cell>
          <table:table-cell table:style-name="ce30" office:value-type="float" office:value="2901" calcext:value-type="float">
            <text:p>2,901</text:p>
          </table:table-cell>
          <table:table-cell table:style-name="ce30" office:value-type="float" office:value="2846" calcext:value-type="float">
            <text:p>2,846</text:p>
          </table:table-cell>
          <table:table-cell table:style-name="ce30" office:value-type="float" office:value="2545" calcext:value-type="float">
            <text:p>2,545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7" office:value-type="float" office:value="2126" calcext:value-type="float">
            <text:p>2,126</text:p>
          </table:table-cell>
          <table:table-cell table:style-name="ce30" office:value-type="float" office:value="6824" calcext:value-type="float">
            <text:p>6,824</text:p>
          </table:table-cell>
          <table:table-cell table:style-name="ce30" office:value-type="float" office:value="1734" calcext:value-type="float">
            <text:p>1,734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7" office:value-type="float" office:value="1421" calcext:value-type="float">
            <text:p>1,421</text:p>
          </table:table-cell>
          <table:table-cell table:style-name="ce30" office:value-type="float" office:value="7125" calcext:value-type="float">
            <text:p>7,125</text:p>
          </table:table-cell>
          <table:table-cell table:style-name="ce30" office:value-type="float" office:value="1371" calcext:value-type="float">
            <text:p>1,371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1467" calcext:value-type="float">
            <text:p>1,467</text:p>
          </table:table-cell>
          <table:table-cell table:style-name="ce37" office:value-type="float" office:value="1418" calcext:value-type="float">
            <text:p>1,418</text:p>
          </table:table-cell>
          <table:table-cell table:style-name="ce30" office:value-type="float" office:value="5744" calcext:value-type="float">
            <text:p>5,744</text:p>
          </table:table-cell>
          <table:table-cell table:style-name="ce30" office:value-type="float" office:value="1285" calcext:value-type="float">
            <text:p>1,285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7" office:value-type="float" office:value="1012" calcext:value-type="float">
            <text:p>1,012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735" calcext:value-type="float">
            <text:p>735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2755" calcext:value-type="float">
            <text:p>2,755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462" calcext:value-type="float">
            <text:p>462</text:p>
          </table:table-cell>
          <table:table-cell table:style-name="ce37" office:value-type="float" office:value="402" calcext:value-type="float">
            <text:p>402</text:p>
          </table:table-cell>
          <table:table-cell table:style-name="ce30" office:value-type="float" office:value="1263" calcext:value-type="float">
            <text:p>1,263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19" calcext:value-type="float">
            <text:p>219</text:p>
          </table:table-cell>
          <table:table-cell table:style-name="ce37" office:value-type="float" office:value="143" calcext:value-type="float">
            <text:p>143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4" calcext:value-type="float">
            <text:p>54</text:p>
          </table:table-cell>
          <table:table-cell table:style-name="ce37" office:value-type="float" office:value="47" calcext:value-type="float">
            <text:p>47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2695" calcext:value-type="float">
            <text:p>402,695</text:p>
          </table:table-cell>
          <table:table-cell table:style-name="ce29" table:formula="of:=SUM([.E65:.I65])" office:value-type="float" office:value="23847" calcext:value-type="float">
            <text:p>23,847</text:p>
          </table:table-cell>
          <table:table-cell table:style-name="ce29" office:value-type="float" office:value="4931" calcext:value-type="float">
            <text:p>4,931</text:p>
          </table:table-cell>
          <table:table-cell table:style-name="ce29" office:value-type="float" office:value="4763" calcext:value-type="float">
            <text:p>4,763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736" calcext:value-type="float">
            <text:p>4,736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27695" calcext:value-type="float">
            <text:p>27,695</text:p>
          </table:table-cell>
          <table:table-cell table:style-name="ce29" office:value-type="float" office:value="5115" calcext:value-type="float">
            <text:p>5,115</text:p>
          </table:table-cell>
          <table:table-cell table:style-name="ce29" office:value-type="float" office:value="5340" calcext:value-type="float">
            <text:p>5,340</text:p>
          </table:table-cell>
          <table:table-cell table:style-name="ce29" office:value-type="float" office:value="6004" calcext:value-type="float">
            <text:p>6,004</text:p>
          </table:table-cell>
          <table:table-cell table:style-name="ce29" office:value-type="float" office:value="5820" calcext:value-type="float">
            <text:p>5,820</text:p>
          </table:table-cell>
          <table:table-cell table:style-name="ce52" office:value-type="float" office:value="5416" calcext:value-type="float">
            <text:p>5,416</text:p>
          </table:table-cell>
          <table:table-cell table:style-name="ce29" office:value-type="float" office:value="30154" calcext:value-type="float">
            <text:p>30,154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6272" calcext:value-type="float">
            <text:p>6,272</text:p>
          </table:table-cell>
          <table:table-cell table:style-name="ce29" office:value-type="float" office:value="6005" calcext:value-type="float">
            <text:p>6,005</text:p>
          </table:table-cell>
          <table:table-cell table:style-name="ce52" office:value-type="float" office:value="5885" calcext:value-type="float">
            <text:p>5,885</text:p>
          </table:table-cell>
          <table:table-cell table:style-name="ce29" office:value-type="float" office:value="28051" calcext:value-type="float">
            <text:p>28,051</text:p>
          </table:table-cell>
          <table:table-cell table:style-name="ce29" office:value-type="float" office:value="5766" calcext:value-type="float">
            <text:p>5,766</text:p>
          </table:table-cell>
          <table:table-cell table:style-name="ce29" office:value-type="float" office:value="5510" calcext:value-type="float">
            <text:p>5,510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5583" calcext:value-type="float">
            <text:p>5,583</text:p>
          </table:table-cell>
          <table:table-cell table:style-name="ce52" office:value-type="float" office:value="5512" calcext:value-type="float">
            <text:p>5,512</text:p>
          </table:table-cell>
          <table:table-cell table:style-name="ce29" office:value-type="float" office:value="26674" calcext:value-type="float">
            <text:p>26,674</text:p>
          </table:table-cell>
          <table:table-cell table:style-name="ce29" office:value-type="float" office:value="5197" calcext:value-type="float">
            <text:p>5,197</text:p>
          </table:table-cell>
          <table:table-cell table:style-name="ce29" office:value-type="float" office:value="4994" calcext:value-type="float">
            <text:p>4,994</text:p>
          </table:table-cell>
          <table:table-cell table:style-name="ce29" office:value-type="float" office:value="5085" calcext:value-type="float">
            <text:p>5,085</text:p>
          </table:table-cell>
          <table:table-cell table:style-name="ce29" office:value-type="float" office:value="5565" calcext:value-type="float">
            <text:p>5,565</text:p>
          </table:table-cell>
          <table:table-cell table:style-name="ce52" office:value-type="float" office:value="5833" calcext:value-type="float">
            <text:p>5,833</text:p>
          </table:table-cell>
          <table:table-cell table:style-name="ce29" office:value-type="float" office:value="33755" calcext:value-type="float">
            <text:p>33,755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6510" calcext:value-type="float">
            <text:p>6,510</text:p>
          </table:table-cell>
          <table:table-cell table:style-name="ce29" office:value-type="float" office:value="6872" calcext:value-type="float">
            <text:p>6,872</text:p>
          </table:table-cell>
          <table:table-cell table:style-name="ce29" office:value-type="float" office:value="7027" calcext:value-type="float">
            <text:p>7,027</text:p>
          </table:table-cell>
          <table:table-cell table:style-name="ce52" office:value-type="float" office:value="7169" calcext:value-type="float">
            <text:p>7,169</text:p>
          </table:table-cell>
          <table:table-cell table:style-name="ce29" office:value-type="float" office:value="35454" calcext:value-type="float">
            <text:p>35,454</text:p>
          </table:table-cell>
          <table:table-cell table:style-name="ce29" office:value-type="float" office:value="6953" calcext:value-type="float">
            <text:p>6,953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7167" calcext:value-type="float">
            <text:p>7,167</text:p>
          </table:table-cell>
          <table:table-cell table:style-name="ce29" office:value-type="float" office:value="6865" calcext:value-type="float">
            <text:p>6,865</text:p>
          </table:table-cell>
          <table:table-cell table:style-name="ce52" office:value-type="float" office:value="6912" calcext:value-type="float">
            <text:p>6,912</text:p>
          </table:table-cell>
          <table:table-cell table:style-name="ce29" office:value-type="float" office:value="35343" calcext:value-type="float">
            <text:p>35,343</text:p>
          </table:table-cell>
          <table:table-cell table:style-name="ce29" office:value-type="float" office:value="6724" calcext:value-type="float">
            <text:p>6,724</text:p>
          </table:table-cell>
          <table:table-cell table:style-name="ce29" office:value-type="float" office:value="7090" calcext:value-type="float">
            <text:p>7,090</text:p>
          </table:table-cell>
          <table:table-cell table:style-name="ce29" office:value-type="float" office:value="7144" calcext:value-type="float">
            <text:p>7,144</text:p>
          </table:table-cell>
          <table:table-cell table:style-name="ce29" office:value-type="float" office:value="7182" calcext:value-type="float">
            <text:p>7,182</text:p>
          </table:table-cell>
          <table:table-cell table:style-name="ce52" office:value-type="float" office:value="7203" calcext:value-type="float">
            <text:p>7,203</text:p>
          </table:table-cell>
          <table:table-cell table:style-name="ce29" office:value-type="float" office:value="33418" calcext:value-type="float">
            <text:p>33,418</text:p>
          </table:table-cell>
          <table:table-cell table:style-name="ce29" office:value-type="float" office:value="6850" calcext:value-type="float">
            <text:p>6,850</text:p>
          </table:table-cell>
          <table:table-cell table:style-name="ce29" office:value-type="float" office:value="6550" calcext:value-type="float">
            <text:p>6,550</text:p>
          </table:table-cell>
          <table:table-cell table:style-name="ce29" office:value-type="float" office:value="6769" calcext:value-type="float">
            <text:p>6,769</text:p>
          </table:table-cell>
          <table:table-cell table:style-name="ce29" office:value-type="float" office:value="6696" calcext:value-type="float">
            <text:p>6,696</text:p>
          </table:table-cell>
          <table:table-cell table:style-name="ce52" office:value-type="float" office:value="6553" calcext:value-type="float">
            <text:p>6,553</text:p>
          </table:table-cell>
          <table:table-cell table:style-name="ce29" office:value-type="float" office:value="31215" calcext:value-type="float">
            <text:p>31,215</text:p>
          </table:table-cell>
          <table:table-cell table:style-name="ce29" office:value-type="float" office:value="6593" calcext:value-type="float">
            <text:p>6,593</text:p>
          </table:table-cell>
          <table:table-cell table:style-name="ce29" office:value-type="float" office:value="6485" calcext:value-type="float">
            <text:p>6,485</text:p>
          </table:table-cell>
          <table:table-cell table:style-name="ce29" office:value-type="float" office:value="6113" calcext:value-type="float">
            <text:p>6,113</text:p>
          </table:table-cell>
          <table:table-cell table:style-name="ce29" office:value-type="float" office:value="6027" calcext:value-type="float">
            <text:p>6,027</text:p>
          </table:table-cell>
          <table:table-cell table:style-name="ce52" office:value-type="float" office:value="5997" calcext:value-type="float">
            <text:p>5,997</text:p>
          </table:table-cell>
          <table:table-cell table:style-name="ce29" office:value-type="float" office:value="26367" calcext:value-type="float">
            <text:p>26,367</text:p>
          </table:table-cell>
          <table:table-cell table:style-name="ce29" office:value-type="float" office:value="5555" calcext:value-type="float">
            <text:p>5,555</text:p>
          </table:table-cell>
          <table:table-cell table:style-name="ce29" office:value-type="float" office:value="5222" calcext:value-type="float">
            <text:p>5,222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5333" calcext:value-type="float">
            <text:p>5,333</text:p>
          </table:table-cell>
          <table:table-cell table:style-name="ce52" office:value-type="float" office:value="5016" calcext:value-type="float">
            <text:p>5,016</text:p>
          </table:table-cell>
          <table:table-cell table:style-name="ce29" office:value-type="float" office:value="21007" calcext:value-type="float">
            <text:p>21,007</text:p>
          </table:table-cell>
          <table:table-cell table:style-name="ce29" office:value-type="float" office:value="4711" calcext:value-type="float">
            <text:p>4,711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3681" calcext:value-type="float">
            <text:p>3,681</text:p>
          </table:table-cell>
          <table:table-cell table:style-name="ce52" office:value-type="float" office:value="3552" calcext:value-type="float">
            <text:p>3,552</text:p>
          </table:table-cell>
          <table:table-cell table:style-name="ce29" office:value-type="float" office:value="12531" calcext:value-type="float">
            <text:p>12,531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293" calcext:value-type="float">
            <text:p>2,293</text:p>
          </table:table-cell>
          <table:table-cell table:style-name="ce52" office:value-type="float" office:value="2482" calcext:value-type="float">
            <text:p>2,482</text:p>
          </table:table-cell>
          <table:table-cell table:style-name="ce29" office:value-type="float" office:value="11393" calcext:value-type="float">
            <text:p>11,393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181" calcext:value-type="float">
            <text:p>2,181</text:p>
          </table:table-cell>
          <table:table-cell table:style-name="ce52" office:value-type="float" office:value="2113" calcext:value-type="float">
            <text:p>2,113</text:p>
          </table:table-cell>
          <table:table-cell table:style-name="ce29" office:value-type="float" office:value="8775" calcext:value-type="float">
            <text:p>8,775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741" calcext:value-type="float">
            <text:p>1,741</text:p>
          </table:table-cell>
          <table:table-cell table:style-name="ce52" office:value-type="float" office:value="1533" calcext:value-type="float">
            <text:p>1,533</text:p>
          </table:table-cell>
          <table:table-cell table:style-name="ce29" office:value-type="float" office:value="7702" calcext:value-type="float">
            <text:p>7,702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587" calcext:value-type="float">
            <text:p>1,587</text:p>
          </table:table-cell>
          <table:table-cell table:style-name="ce52" office:value-type="float" office:value="1442" calcext:value-type="float">
            <text:p>1,442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014" calcext:value-type="float">
            <text:p>1,014</text:p>
          </table:table-cell>
          <table:table-cell table:style-name="ce52" office:value-type="float" office:value="874" calcext:value-type="float">
            <text:p>874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397" calcext:value-type="float">
            <text:p>397</text:p>
          </table:table-cell>
          <table:table-cell table:style-name="ce52" office:value-type="float" office:value="291" calcext:value-type="float">
            <text:p>291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1157" calcext:value-type="float">
            <text:p>201,157</text:p>
          </table:table-cell>
          <table:table-cell table:style-name="ce29" table:formula="of:=SUM([.E66:.I66])" office:value-type="float" office:value="12410" calcext:value-type="float">
            <text:p>12,410</text:p>
          </table:table-cell>
          <table:table-cell table:style-name="ce42" office:value-type="float" office:value="2611" calcext:value-type="float">
            <text:p>2,611</text:p>
          </table:table-cell>
          <table:table-cell table:style-name="ce42" office:value-type="float" office:value="2393" calcext:value-type="float">
            <text:p>2,393</text:p>
          </table:table-cell>
          <table:table-cell table:style-name="ce42" office:value-type="float" office:value="2462" calcext:value-type="float">
            <text:p>2,462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474" calcext:value-type="float">
            <text:p>2,474</text:p>
          </table:table-cell>
          <table:table-cell table:style-name="ce42" office:value-type="float" office:value="14518" calcext:value-type="float">
            <text:p>14,518</text:p>
          </table:table-cell>
          <table:table-cell table:style-name="ce42" office:value-type="float" office:value="2680" calcext:value-type="float">
            <text:p>2,680</text:p>
          </table:table-cell>
          <table:table-cell table:style-name="ce42" office:value-type="float" office:value="2798" calcext:value-type="float">
            <text:p>2,798</text:p>
          </table:table-cell>
          <table:table-cell table:style-name="ce42" office:value-type="float" office:value="3172" calcext:value-type="float">
            <text:p>3,172</text:p>
          </table:table-cell>
          <table:table-cell table:style-name="ce42" office:value-type="float" office:value="3021" calcext:value-type="float">
            <text:p>3,021</text:p>
          </table:table-cell>
          <table:table-cell table:style-name="ce53" office:value-type="float" office:value="2847" calcext:value-type="float">
            <text:p>2,847</text:p>
          </table:table-cell>
          <table:table-cell table:style-name="ce42" office:value-type="float" office:value="15543" calcext:value-type="float">
            <text:p>15,543</text:p>
          </table:table-cell>
          <table:table-cell table:style-name="ce42" office:value-type="float" office:value="2973" calcext:value-type="float">
            <text:p>2,973</text:p>
          </table:table-cell>
          <table:table-cell table:style-name="ce42" office:value-type="float" office:value="3261" calcext:value-type="float">
            <text:p>3,261</text:p>
          </table:table-cell>
          <table:table-cell table:style-name="ce42" office:value-type="float" office:value="3223" calcext:value-type="float">
            <text:p>3,223</text:p>
          </table:table-cell>
          <table:table-cell table:style-name="ce42" office:value-type="float" office:value="3095" calcext:value-type="float">
            <text:p>3,095</text:p>
          </table:table-cell>
          <table:table-cell table:style-name="ce53" office:value-type="float" office:value="2991" calcext:value-type="float">
            <text:p>2,991</text:p>
          </table:table-cell>
          <table:table-cell table:style-name="ce42" office:value-type="float" office:value="14590" calcext:value-type="float">
            <text:p>14,590</text:p>
          </table:table-cell>
          <table:table-cell table:style-name="ce42" office:value-type="float" office:value="2983" calcext:value-type="float">
            <text:p>2,983</text:p>
          </table:table-cell>
          <table:table-cell table:style-name="ce42" office:value-type="float" office:value="2835" calcext:value-type="float">
            <text:p>2,835</text:p>
          </table:table-cell>
          <table:table-cell table:style-name="ce42" office:value-type="float" office:value="3016" calcext:value-type="float">
            <text:p>3,016</text:p>
          </table:table-cell>
          <table:table-cell table:style-name="ce42" office:value-type="float" office:value="2915" calcext:value-type="float">
            <text:p>2,915</text:p>
          </table:table-cell>
          <table:table-cell table:style-name="ce53" office:value-type="float" office:value="2841" calcext:value-type="float">
            <text:p>2,841</text:p>
          </table:table-cell>
          <table:table-cell table:style-name="ce42" office:value-type="float" office:value="13675" calcext:value-type="float">
            <text:p>13,675</text:p>
          </table:table-cell>
          <table:table-cell table:style-name="ce42" office:value-type="float" office:value="2728" calcext:value-type="float">
            <text:p>2,728</text:p>
          </table:table-cell>
          <table:table-cell table:style-name="ce42" office:value-type="float" office:value="2554" calcext:value-type="float">
            <text:p>2,554</text:p>
          </table:table-cell>
          <table:table-cell table:style-name="ce42" office:value-type="float" office:value="2595" calcext:value-type="float">
            <text:p>2,595</text:p>
          </table:table-cell>
          <table:table-cell table:style-name="ce42" office:value-type="float" office:value="2836" calcext:value-type="float">
            <text:p>2,836</text:p>
          </table:table-cell>
          <table:table-cell table:style-name="ce53" office:value-type="float" office:value="2962" calcext:value-type="float">
            <text:p>2,962</text:p>
          </table:table-cell>
          <table:table-cell table:style-name="ce42" office:value-type="float" office:value="16512" calcext:value-type="float">
            <text:p>16,512</text:p>
          </table:table-cell>
          <table:table-cell table:style-name="ce42" office:value-type="float" office:value="3098" calcext:value-type="float">
            <text:p>3,098</text:p>
          </table:table-cell>
          <table:table-cell table:style-name="ce42" office:value-type="float" office:value="3243" calcext:value-type="float">
            <text:p>3,243</text:p>
          </table:table-cell>
          <table:table-cell table:style-name="ce42" office:value-type="float" office:value="3346" calcext:value-type="float">
            <text:p>3,346</text:p>
          </table:table-cell>
          <table:table-cell table:style-name="ce42" office:value-type="float" office:value="3409" calcext:value-type="float">
            <text:p>3,409</text:p>
          </table:table-cell>
          <table:table-cell table:style-name="ce53" office:value-type="float" office:value="3416" calcext:value-type="float">
            <text:p>3,416</text:p>
          </table:table-cell>
          <table:table-cell table:style-name="ce42" office:value-type="float" office:value="16921" calcext:value-type="float">
            <text:p>16,921</text:p>
          </table:table-cell>
          <table:table-cell table:style-name="ce42" office:value-type="float" office:value="3239" calcext:value-type="float">
            <text:p>3,239</text:p>
          </table:table-cell>
          <table:table-cell table:style-name="ce42" office:value-type="float" office:value="3563" calcext:value-type="float">
            <text:p>3,563</text:p>
          </table:table-cell>
          <table:table-cell table:style-name="ce42" office:value-type="float" office:value="3405" calcext:value-type="float">
            <text:p>3,405</text:p>
          </table:table-cell>
          <table:table-cell table:style-name="ce42" office:value-type="float" office:value="3314" calcext:value-type="float">
            <text:p>3,314</text:p>
          </table:table-cell>
          <table:table-cell table:style-name="ce53" office:value-type="float" office:value="3400" calcext:value-type="float">
            <text:p>3,400</text:p>
          </table:table-cell>
          <table:table-cell table:style-name="ce42" office:value-type="float" office:value="17313" calcext:value-type="float">
            <text:p>17,313</text:p>
          </table:table-cell>
          <table:table-cell table:style-name="ce42" office:value-type="float" office:value="3228" calcext:value-type="float">
            <text:p>3,228</text:p>
          </table:table-cell>
          <table:table-cell table:style-name="ce42" office:value-type="float" office:value="3462" calcext:value-type="float">
            <text:p>3,462</text:p>
          </table:table-cell>
          <table:table-cell table:style-name="ce42" office:value-type="float" office:value="3541" calcext:value-type="float">
            <text:p>3,541</text:p>
          </table:table-cell>
          <table:table-cell table:style-name="ce42" office:value-type="float" office:value="3530" calcext:value-type="float">
            <text:p>3,530</text:p>
          </table:table-cell>
          <table:table-cell table:style-name="ce53" office:value-type="float" office:value="3552" calcext:value-type="float">
            <text:p>3,552</text:p>
          </table:table-cell>
          <table:table-cell table:style-name="ce42" office:value-type="float" office:value="16882" calcext:value-type="float">
            <text:p>16,882</text:p>
          </table:table-cell>
          <table:table-cell table:style-name="ce42" office:value-type="float" office:value="3483" calcext:value-type="float">
            <text:p>3,483</text:p>
          </table:table-cell>
          <table:table-cell table:style-name="ce42" office:value-type="float" office:value="3258" calcext:value-type="float">
            <text:p>3,258</text:p>
          </table:table-cell>
          <table:table-cell table:style-name="ce42" office:value-type="float" office:value="3402" calcext:value-type="float">
            <text:p>3,402</text:p>
          </table:table-cell>
          <table:table-cell table:style-name="ce42" office:value-type="float" office:value="3404" calcext:value-type="float">
            <text:p>3,404</text:p>
          </table:table-cell>
          <table:table-cell table:style-name="ce53" office:value-type="float" office:value="3335" calcext:value-type="float">
            <text:p>3,335</text:p>
          </table:table-cell>
          <table:table-cell table:style-name="ce42" office:value-type="float" office:value="15703" calcext:value-type="float">
            <text:p>15,703</text:p>
          </table:table-cell>
          <table:table-cell table:style-name="ce42" office:value-type="float" office:value="3322" calcext:value-type="float">
            <text:p>3,322</text:p>
          </table:table-cell>
          <table:table-cell table:style-name="ce42" office:value-type="float" office:value="3273" calcext:value-type="float">
            <text:p>3,273</text:p>
          </table:table-cell>
          <table:table-cell table:style-name="ce42" office:value-type="float" office:value="3066" calcext:value-type="float">
            <text:p>3,066</text:p>
          </table:table-cell>
          <table:table-cell table:style-name="ce42" office:value-type="float" office:value="2975" calcext:value-type="float">
            <text:p>2,975</text:p>
          </table:table-cell>
          <table:table-cell table:style-name="ce53" office:value-type="float" office:value="3067" calcext:value-type="float">
            <text:p>3,067</text:p>
          </table:table-cell>
          <table:table-cell table:style-name="ce42" office:value-type="float" office:value="13034" calcext:value-type="float">
            <text:p>13,034</text:p>
          </table:table-cell>
          <table:table-cell table:style-name="ce42" office:value-type="float" office:value="2819" calcext:value-type="float">
            <text:p>2,819</text:p>
          </table:table-cell>
          <table:table-cell table:style-name="ce42" office:value-type="float" office:value="2501" calcext:value-type="float">
            <text:p>2,501</text:p>
          </table:table-cell>
          <table:table-cell table:style-name="ce42" office:value-type="float" office:value="2574" calcext:value-type="float">
            <text:p>2,574</text:p>
          </table:table-cell>
          <table:table-cell table:style-name="ce42" office:value-type="float" office:value="2629" calcext:value-type="float">
            <text:p>2,629</text:p>
          </table:table-cell>
          <table:table-cell table:style-name="ce53" office:value-type="float" office:value="2511" calcext:value-type="float">
            <text:p>2,511</text:p>
          </table:table-cell>
          <table:table-cell table:style-name="ce42" office:value-type="float" office:value="10161" calcext:value-type="float">
            <text:p>10,161</text:p>
          </table:table-cell>
          <table:table-cell table:style-name="ce42" office:value-type="float" office:value="2308" calcext:value-type="float">
            <text:p>2,308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132" calcext:value-type="float">
            <text:p>2,132</text:p>
          </table:table-cell>
          <table:table-cell table:style-name="ce42" office:value-type="float" office:value="1760" calcext:value-type="float">
            <text:p>1,760</text:p>
          </table:table-cell>
          <table:table-cell table:style-name="ce53" office:value-type="float" office:value="1690" calcext:value-type="float">
            <text:p>1,690</text:p>
          </table:table-cell>
          <table:table-cell table:style-name="ce42" office:value-type="float" office:value="5953" calcext:value-type="float">
            <text:p>5,953</text:p>
          </table:table-cell>
          <table:table-cell table:style-name="ce42" office:value-type="float" office:value="1401" calcext:value-type="float">
            <text:p>1,401</text:p>
          </table:table-cell>
          <table:table-cell table:style-name="ce42" office:value-type="float" office:value="1409" calcext:value-type="float">
            <text:p>1,409</text:p>
          </table:table-cell>
          <table:table-cell table:style-name="ce42" office:value-type="float" office:value="954" calcext:value-type="float">
            <text:p>954</text:p>
          </table:table-cell>
          <table:table-cell table:style-name="ce42" office:value-type="float" office:value="1038" calcext:value-type="float">
            <text:p>1,038</text:p>
          </table:table-cell>
          <table:table-cell table:style-name="ce53" office:value-type="float" office:value="1151" calcext:value-type="float">
            <text:p>1,151</text:p>
          </table:table-cell>
          <table:table-cell table:style-name="ce42" office:value-type="float" office:value="5035" calcext:value-type="float">
            <text:p>5,035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1096" calcext:value-type="float">
            <text:p>1,096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946" calcext:value-type="float">
            <text:p>946</text:p>
          </table:table-cell>
          <table:table-cell table:style-name="ce53" office:value-type="float" office:value="922" calcext:value-type="float">
            <text:p>922</text:p>
          </table:table-cell>
          <table:table-cell table:style-name="ce42" office:value-type="float" office:value="3927" calcext:value-type="float">
            <text:p>3,927</text:p>
          </table:table-cell>
          <table:table-cell table:style-name="ce42" office:value-type="float" office:value="856" calcext:value-type="float">
            <text:p>856</text:p>
          </table:table-cell>
          <table:table-cell table:style-name="ce42" office:value-type="float" office:value="836" calcext:value-type="float">
            <text:p>836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784" calcext:value-type="float">
            <text:p>784</text:p>
          </table:table-cell>
          <table:table-cell table:style-name="ce53" office:value-type="float" office:value="706" calcext:value-type="float">
            <text:p>706</text:p>
          </table:table-cell>
          <table:table-cell table:style-name="ce42" office:value-type="float" office:value="3888" calcext:value-type="float">
            <text:p>3,888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float" office:value="836" calcext:value-type="float">
            <text:p>836</text:p>
          </table:table-cell>
          <table:table-cell table:style-name="ce53" office:value-type="float" office:value="745" calcext:value-type="float">
            <text:p>745</text:p>
          </table:table-cell>
          <table:table-cell table:style-name="ce42" office:value-type="float" office:value="3159" calcext:value-type="float">
            <text:p>3,159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office:value-type="float" office:value="556" calcext:value-type="float">
            <text:p>556</text:p>
          </table:table-cell>
          <table:table-cell table:style-name="ce53" office:value-type="float" office:value="477" calcext:value-type="float">
            <text:p>477</text:p>
          </table:table-cell>
          <table:table-cell table:style-name="ce42" office:value-type="float" office:value="1411" calcext:value-type="float">
            <text:p>1,411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07" calcext:value-type="float">
            <text:p>207</text:p>
          </table:table-cell>
          <table:table-cell table:style-name="ce53" office:value-type="float" office:value="138" calcext:value-type="float">
            <text:p>138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9" calcext:value-type="float">
            <text:p>49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1538" calcext:value-type="float">
            <text:p>201,538</text:p>
          </table:table-cell>
          <table:table-cell table:style-name="ce37" table:formula="of:=SUM([.E67:.I67])" office:value-type="float" office:value="11437" calcext:value-type="float">
            <text:p>11,437</text:p>
          </table:table-cell>
          <table:table-cell table:style-name="ce43" office:value-type="float" office:value="2320" calcext:value-type="float">
            <text:p>2,320</text:p>
          </table:table-cell>
          <table:table-cell table:style-name="ce43" office:value-type="float" office:value="2370" calcext:value-type="float">
            <text:p>2,370</text:p>
          </table:table-cell>
          <table:table-cell table:style-name="ce43" office:value-type="float" office:value="2253" calcext:value-type="float">
            <text:p>2,253</text:p>
          </table:table-cell>
          <table:table-cell table:style-name="ce43" office:value-type="float" office:value="2266" calcext:value-type="float">
            <text:p>2,266</text:p>
          </table:table-cell>
          <table:table-cell table:style-name="ce43" office:value-type="float" office:value="2228" calcext:value-type="float">
            <text:p>2,228</text:p>
          </table:table-cell>
          <table:table-cell table:style-name="ce43" office:value-type="float" office:value="13177" calcext:value-type="float">
            <text:p>13,177</text:p>
          </table:table-cell>
          <table:table-cell table:style-name="ce43" office:value-type="float" office:value="2435" calcext:value-type="float">
            <text:p>2,435</text:p>
          </table:table-cell>
          <table:table-cell table:style-name="ce43" office:value-type="float" office:value="2542" calcext:value-type="float">
            <text:p>2,542</text:p>
          </table:table-cell>
          <table:table-cell table:style-name="ce43" office:value-type="float" office:value="2832" calcext:value-type="float">
            <text:p>2,832</text:p>
          </table:table-cell>
          <table:table-cell table:style-name="ce43" office:value-type="float" office:value="2799" calcext:value-type="float">
            <text:p>2,799</text:p>
          </table:table-cell>
          <table:table-cell table:style-name="ce54" office:value-type="float" office:value="2569" calcext:value-type="float">
            <text:p>2,569</text:p>
          </table:table-cell>
          <table:table-cell table:style-name="ce43" office:value-type="float" office:value="14611" calcext:value-type="float">
            <text:p>14,611</text:p>
          </table:table-cell>
          <table:table-cell table:style-name="ce43" office:value-type="float" office:value="2729" calcext:value-type="float">
            <text:p>2,729</text:p>
          </table:table-cell>
          <table:table-cell table:style-name="ce43" office:value-type="float" office:value="3029" calcext:value-type="float">
            <text:p>3,029</text:p>
          </table:table-cell>
          <table:table-cell table:style-name="ce43" office:value-type="float" office:value="3049" calcext:value-type="float">
            <text:p>3,049</text:p>
          </table:table-cell>
          <table:table-cell table:style-name="ce43" office:value-type="float" office:value="2910" calcext:value-type="float">
            <text:p>2,910</text:p>
          </table:table-cell>
          <table:table-cell table:style-name="ce54" office:value-type="float" office:value="2894" calcext:value-type="float">
            <text:p>2,894</text:p>
          </table:table-cell>
          <table:table-cell table:style-name="ce43" office:value-type="float" office:value="13461" calcext:value-type="float">
            <text:p>13,461</text:p>
          </table:table-cell>
          <table:table-cell table:style-name="ce43" office:value-type="float" office:value="2783" calcext:value-type="float">
            <text:p>2,783</text:p>
          </table:table-cell>
          <table:table-cell table:style-name="ce43" office:value-type="float" office:value="2675" calcext:value-type="float">
            <text:p>2,675</text:p>
          </table:table-cell>
          <table:table-cell table:style-name="ce43" office:value-type="float" office:value="2664" calcext:value-type="float">
            <text:p>2,664</text:p>
          </table:table-cell>
          <table:table-cell table:style-name="ce43" office:value-type="float" office:value="2668" calcext:value-type="float">
            <text:p>2,668</text:p>
          </table:table-cell>
          <table:table-cell table:style-name="ce54" office:value-type="float" office:value="2671" calcext:value-type="float">
            <text:p>2,671</text:p>
          </table:table-cell>
          <table:table-cell table:style-name="ce43" office:value-type="float" office:value="12999" calcext:value-type="float">
            <text:p>12,999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2440" calcext:value-type="float">
            <text:p>2,440</text:p>
          </table:table-cell>
          <table:table-cell table:style-name="ce43" office:value-type="float" office:value="2490" calcext:value-type="float">
            <text:p>2,490</text:p>
          </table:table-cell>
          <table:table-cell table:style-name="ce43" office:value-type="float" office:value="2729" calcext:value-type="float">
            <text:p>2,729</text:p>
          </table:table-cell>
          <table:table-cell table:style-name="ce54" office:value-type="float" office:value="2871" calcext:value-type="float">
            <text:p>2,871</text:p>
          </table:table-cell>
          <table:table-cell table:style-name="ce43" office:value-type="float" office:value="17243" calcext:value-type="float">
            <text:p>17,243</text:p>
          </table:table-cell>
          <table:table-cell table:style-name="ce43" office:value-type="float" office:value="3079" calcext:value-type="float">
            <text:p>3,079</text:p>
          </table:table-cell>
          <table:table-cell table:style-name="ce43" office:value-type="float" office:value="3267" calcext:value-type="float">
            <text:p>3,267</text:p>
          </table:table-cell>
          <table:table-cell table:style-name="ce43" office:value-type="float" office:value="3526" calcext:value-type="float">
            <text:p>3,526</text:p>
          </table:table-cell>
          <table:table-cell table:style-name="ce43" office:value-type="float" office:value="3618" calcext:value-type="float">
            <text:p>3,618</text:p>
          </table:table-cell>
          <table:table-cell table:style-name="ce54" office:value-type="float" office:value="3753" calcext:value-type="float">
            <text:p>3,753</text:p>
          </table:table-cell>
          <table:table-cell table:style-name="ce43" office:value-type="float" office:value="18533" calcext:value-type="float">
            <text:p>18,533</text:p>
          </table:table-cell>
          <table:table-cell table:style-name="ce43" office:value-type="float" office:value="3714" calcext:value-type="float">
            <text:p>3,714</text:p>
          </table:table-cell>
          <table:table-cell table:style-name="ce43" office:value-type="float" office:value="3994" calcext:value-type="float">
            <text:p>3,994</text:p>
          </table:table-cell>
          <table:table-cell table:style-name="ce43" office:value-type="float" office:value="3762" calcext:value-type="float">
            <text:p>3,762</text:p>
          </table:table-cell>
          <table:table-cell table:style-name="ce43" office:value-type="float" office:value="3551" calcext:value-type="float">
            <text:p>3,551</text:p>
          </table:table-cell>
          <table:table-cell table:style-name="ce54" office:value-type="float" office:value="3512" calcext:value-type="float">
            <text:p>3,512</text:p>
          </table:table-cell>
          <table:table-cell table:style-name="ce43" office:value-type="float" office:value="18030" calcext:value-type="float">
            <text:p>18,030</text:p>
          </table:table-cell>
          <table:table-cell table:style-name="ce43" office:value-type="float" office:value="3496" calcext:value-type="float">
            <text:p>3,496</text:p>
          </table:table-cell>
          <table:table-cell table:style-name="ce43" office:value-type="float" office:value="3628" calcext:value-type="float">
            <text:p>3,628</text:p>
          </table:table-cell>
          <table:table-cell table:style-name="ce43" office:value-type="float" office:value="3603" calcext:value-type="float">
            <text:p>3,603</text:p>
          </table:table-cell>
          <table:table-cell table:style-name="ce43" office:value-type="float" office:value="3652" calcext:value-type="float">
            <text:p>3,652</text:p>
          </table:table-cell>
          <table:table-cell table:style-name="ce54" office:value-type="float" office:value="3651" calcext:value-type="float">
            <text:p>3,651</text:p>
          </table:table-cell>
          <table:table-cell table:style-name="ce43" office:value-type="float" office:value="16536" calcext:value-type="float">
            <text:p>16,536</text:p>
          </table:table-cell>
          <table:table-cell table:style-name="ce43" office:value-type="float" office:value="3367" calcext:value-type="float">
            <text:p>3,367</text:p>
          </table:table-cell>
          <table:table-cell table:style-name="ce43" office:value-type="float" office:value="3292" calcext:value-type="float">
            <text:p>3,292</text:p>
          </table:table-cell>
          <table:table-cell table:style-name="ce43" office:value-type="float" office:value="3367" calcext:value-type="float">
            <text:p>3,367</text:p>
          </table:table-cell>
          <table:table-cell table:style-name="ce43" office:value-type="float" office:value="3292" calcext:value-type="float">
            <text:p>3,292</text:p>
          </table:table-cell>
          <table:table-cell table:style-name="ce54" office:value-type="float" office:value="3218" calcext:value-type="float">
            <text:p>3,218</text:p>
          </table:table-cell>
          <table:table-cell table:style-name="ce43" office:value-type="float" office:value="15512" calcext:value-type="float">
            <text:p>15,512</text:p>
          </table:table-cell>
          <table:table-cell table:style-name="ce43" office:value-type="float" office:value="3271" calcext:value-type="float">
            <text:p>3,271</text:p>
          </table:table-cell>
          <table:table-cell table:style-name="ce43" office:value-type="float" office:value="3212" calcext:value-type="float">
            <text:p>3,212</text:p>
          </table:table-cell>
          <table:table-cell table:style-name="ce43" office:value-type="float" office:value="3047" calcext:value-type="float">
            <text:p>3,047</text:p>
          </table:table-cell>
          <table:table-cell table:style-name="ce43" office:value-type="float" office:value="3052" calcext:value-type="float">
            <text:p>3,052</text:p>
          </table:table-cell>
          <table:table-cell table:style-name="ce54" office:value-type="float" office:value="2930" calcext:value-type="float">
            <text:p>2,930</text:p>
          </table:table-cell>
          <table:table-cell table:style-name="ce43" office:value-type="float" office:value="13333" calcext:value-type="float">
            <text:p>13,333</text:p>
          </table:table-cell>
          <table:table-cell table:style-name="ce43" office:value-type="float" office:value="2736" calcext:value-type="float">
            <text:p>2,736</text:p>
          </table:table-cell>
          <table:table-cell table:style-name="ce43" office:value-type="float" office:value="2721" calcext:value-type="float">
            <text:p>2,721</text:p>
          </table:table-cell>
          <table:table-cell table:style-name="ce43" office:value-type="float" office:value="2667" calcext:value-type="float">
            <text:p>2,667</text:p>
          </table:table-cell>
          <table:table-cell table:style-name="ce43" office:value-type="float" office:value="2704" calcext:value-type="float">
            <text:p>2,704</text:p>
          </table:table-cell>
          <table:table-cell table:style-name="ce54" office:value-type="float" office:value="2505" calcext:value-type="float">
            <text:p>2,505</text:p>
          </table:table-cell>
          <table:table-cell table:style-name="ce43" office:value-type="float" office:value="10846" calcext:value-type="float">
            <text:p>10,846</text:p>
          </table:table-cell>
          <table:table-cell table:style-name="ce43" office:value-type="float" office:value="2403" calcext:value-type="float">
            <text:p>2,403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261" calcext:value-type="float">
            <text:p>2,261</text:p>
          </table:table-cell>
          <table:table-cell table:style-name="ce43" office:value-type="float" office:value="1921" calcext:value-type="float">
            <text:p>1,921</text:p>
          </table:table-cell>
          <table:table-cell table:style-name="ce54" office:value-type="float" office:value="1862" calcext:value-type="float">
            <text:p>1,862</text:p>
          </table:table-cell>
          <table:table-cell table:style-name="ce43" office:value-type="float" office:value="6578" calcext:value-type="float">
            <text:p>6,578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1449" calcext:value-type="float">
            <text:p>1,449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1255" calcext:value-type="float">
            <text:p>1,255</text:p>
          </table:table-cell>
          <table:table-cell table:style-name="ce54" office:value-type="float" office:value="1331" calcext:value-type="float">
            <text:p>1,331</text:p>
          </table:table-cell>
          <table:table-cell table:style-name="ce43" office:value-type="float" office:value="6358" calcext:value-type="float">
            <text:p>6,358</text:p>
          </table:table-cell>
          <table:table-cell table:style-name="ce43" office:value-type="float" office:value="1329" calcext:value-type="float">
            <text:p>1,329</text:p>
          </table:table-cell>
          <table:table-cell table:style-name="ce43" office:value-type="float" office:value="1312" calcext:value-type="float">
            <text:p>1,312</text:p>
          </table:table-cell>
          <table:table-cell table:style-name="ce43" office:value-type="float" office:value="1291" calcext:value-type="float">
            <text:p>1,291</text:p>
          </table:table-cell>
          <table:table-cell table:style-name="ce43" office:value-type="float" office:value="1235" calcext:value-type="float">
            <text:p>1,235</text:p>
          </table:table-cell>
          <table:table-cell table:style-name="ce54" office:value-type="float" office:value="1191" calcext:value-type="float">
            <text:p>1,191</text:p>
          </table:table-cell>
          <table:table-cell table:style-name="ce43" office:value-type="float" office:value="4848" calcext:value-type="float">
            <text:p>4,848</text:p>
          </table:table-cell>
          <table:table-cell table:style-name="ce43" office:value-type="float" office:value="1071" calcext:value-type="float">
            <text:p>1,071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940" calcext:value-type="float">
            <text:p>940</text:p>
          </table:table-cell>
          <table:table-cell table:style-name="ce43" office:value-type="float" office:value="957" calcext:value-type="float">
            <text:p>957</text:p>
          </table:table-cell>
          <table:table-cell table:style-name="ce54" office:value-type="float" office:value="827" calcext:value-type="float">
            <text:p>827</text:p>
          </table:table-cell>
          <table:table-cell table:style-name="ce43" office:value-type="float" office:value="3814" calcext:value-type="float">
            <text:p>3,814</text:p>
          </table:table-cell>
          <table:table-cell table:style-name="ce43" office:value-type="float" office:value="858" calcext:value-type="float">
            <text:p>858</text:p>
          </table:table-cell>
          <table:table-cell table:style-name="ce43" office:value-type="float" office:value="742" calcext:value-type="float">
            <text:p>742</text:p>
          </table:table-cell>
          <table:table-cell table:style-name="ce43" office:value-type="float" office:value="766" calcext:value-type="float">
            <text:p>766</text:p>
          </table:table-cell>
          <table:table-cell table:style-name="ce43" office:value-type="float" office:value="751" calcext:value-type="float">
            <text:p>751</text:p>
          </table:table-cell>
          <table:table-cell table:style-name="ce54" office:value-type="float" office:value="697" calcext:value-type="float">
            <text:p>697</text:p>
          </table:table-cell>
          <table:table-cell table:style-name="ce43" office:value-type="float" office:value="2527" calcext:value-type="float">
            <text:p>2,527</text:p>
          </table:table-cell>
          <table:table-cell table:style-name="ce43" office:value-type="float" office:value="640" calcext:value-type="float">
            <text:p>640</text:p>
          </table:table-cell>
          <table:table-cell table:style-name="ce43" office:value-type="float" office:value="574" calcext:value-type="float">
            <text:p>574</text:p>
          </table:table-cell>
          <table:table-cell table:number-columns-repeated="2" table:style-name="ce43" office:value-type="float" office:value="458" calcext:value-type="float">
            <text:p>458</text:p>
          </table:table-cell>
          <table:table-cell table:style-name="ce54" office:value-type="float" office:value="397" calcext:value-type="float">
            <text:p>397</text:p>
          </table:table-cell>
          <table:table-cell table:style-name="ce43" office:value-type="float" office:value="1178" calcext:value-type="float">
            <text:p>1,178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90" calcext:value-type="float">
            <text:p>190</text:p>
          </table:table-cell>
          <table:table-cell table:style-name="ce54" office:value-type="float" office:value="153" calcext:value-type="float">
            <text:p>153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0" calcext:value-type="float">
            <text:p>50</text:p>
          </table:table-cell>
          <table:table-cell table:style-name="ce54" office:value-type="float" office:value="35" calcext:value-type="float">
            <text:p>35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2937" calcext:value-type="float">
            <text:p>1,062,937</text:p>
          </table:table-cell>
          <table:table-cell table:style-name="ce29" table:formula="of:=SUM([.E68:.I68])" office:value-type="float" office:value="48856" calcext:value-type="float">
            <text:p>48,856</text:p>
          </table:table-cell>
          <table:table-cell table:style-name="ce29" office:value-type="float" office:value="8871" calcext:value-type="float">
            <text:p>8,871</text:p>
          </table:table-cell>
          <table:table-cell table:style-name="ce29" office:value-type="float" office:value="9426" calcext:value-type="float">
            <text:p>9,426</text:p>
          </table:table-cell>
          <table:table-cell table:style-name="ce29" office:value-type="float" office:value="9608" calcext:value-type="float">
            <text:p>9,608</text:p>
          </table:table-cell>
          <table:table-cell table:style-name="ce29" office:value-type="float" office:value="10388" calcext:value-type="float">
            <text:p>10,388</text:p>
          </table:table-cell>
          <table:table-cell table:style-name="ce29" office:value-type="float" office:value="10563" calcext:value-type="float">
            <text:p>10,563</text:p>
          </table:table-cell>
          <table:table-cell table:style-name="ce29" office:value-type="float" office:value="71397" calcext:value-type="float">
            <text:p>71,397</text:p>
          </table:table-cell>
          <table:table-cell table:style-name="ce29" office:value-type="float" office:value="11999" calcext:value-type="float">
            <text:p>11,999</text:p>
          </table:table-cell>
          <table:table-cell table:style-name="ce29" office:value-type="float" office:value="13199" calcext:value-type="float">
            <text:p>13,199</text:p>
          </table:table-cell>
          <table:table-cell table:style-name="ce29" office:value-type="float" office:value="15433" calcext:value-type="float">
            <text:p>15,433</text:p>
          </table:table-cell>
          <table:table-cell table:style-name="ce29" office:value-type="float" office:value="15570" calcext:value-type="float">
            <text:p>15,570</text:p>
          </table:table-cell>
          <table:table-cell table:style-name="ce52" office:value-type="float" office:value="15196" calcext:value-type="float">
            <text:p>15,196</text:p>
          </table:table-cell>
          <table:table-cell table:style-name="ce29" office:value-type="float" office:value="86547" calcext:value-type="float">
            <text:p>86,547</text:p>
          </table:table-cell>
          <table:table-cell table:style-name="ce29" office:value-type="float" office:value="16314" calcext:value-type="float">
            <text:p>16,314</text:p>
          </table:table-cell>
          <table:table-cell table:style-name="ce29" office:value-type="float" office:value="17997" calcext:value-type="float">
            <text:p>17,997</text:p>
          </table:table-cell>
          <table:table-cell table:style-name="ce29" office:value-type="float" office:value="18052" calcext:value-type="float">
            <text:p>18,052</text:p>
          </table:table-cell>
          <table:table-cell table:style-name="ce29" office:value-type="float" office:value="17245" calcext:value-type="float">
            <text:p>17,245</text:p>
          </table:table-cell>
          <table:table-cell table:style-name="ce52" office:value-type="float" office:value="16939" calcext:value-type="float">
            <text:p>16,939</text:p>
          </table:table-cell>
          <table:table-cell table:style-name="ce29" office:value-type="float" office:value="78467" calcext:value-type="float">
            <text:p>78,467</text:p>
          </table:table-cell>
          <table:table-cell table:style-name="ce29" office:value-type="float" office:value="16430" calcext:value-type="float">
            <text:p>16,430</text:p>
          </table:table-cell>
          <table:table-cell table:style-name="ce29" office:value-type="float" office:value="15594" calcext:value-type="float">
            <text:p>15,594</text:p>
          </table:table-cell>
          <table:table-cell table:style-name="ce29" office:value-type="float" office:value="15796" calcext:value-type="float">
            <text:p>15,796</text:p>
          </table:table-cell>
          <table:table-cell table:style-name="ce29" office:value-type="float" office:value="15611" calcext:value-type="float">
            <text:p>15,611</text:p>
          </table:table-cell>
          <table:table-cell table:style-name="ce52" office:value-type="float" office:value="15036" calcext:value-type="float">
            <text:p>15,036</text:p>
          </table:table-cell>
          <table:table-cell table:style-name="ce29" office:value-type="float" office:value="73498" calcext:value-type="float">
            <text:p>73,498</text:p>
          </table:table-cell>
          <table:table-cell table:style-name="ce29" office:value-type="float" office:value="14610" calcext:value-type="float">
            <text:p>14,610</text:p>
          </table:table-cell>
          <table:table-cell table:style-name="ce29" office:value-type="float" office:value="13704" calcext:value-type="float">
            <text:p>13,704</text:p>
          </table:table-cell>
          <table:table-cell table:style-name="ce29" office:value-type="float" office:value="13919" calcext:value-type="float">
            <text:p>13,919</text:p>
          </table:table-cell>
          <table:table-cell table:style-name="ce29" office:value-type="float" office:value="15742" calcext:value-type="float">
            <text:p>15,742</text:p>
          </table:table-cell>
          <table:table-cell table:style-name="ce52" office:value-type="float" office:value="15523" calcext:value-type="float">
            <text:p>15,523</text:p>
          </table:table-cell>
          <table:table-cell table:style-name="ce29" office:value-type="float" office:value="86640" calcext:value-type="float">
            <text:p>86,640</text:p>
          </table:table-cell>
          <table:table-cell table:style-name="ce29" office:value-type="float" office:value="16606" calcext:value-type="float">
            <text:p>16,606</text:p>
          </table:table-cell>
          <table:table-cell table:style-name="ce29" office:value-type="float" office:value="16994" calcext:value-type="float">
            <text:p>16,994</text:p>
          </table:table-cell>
          <table:table-cell table:style-name="ce29" office:value-type="float" office:value="17499" calcext:value-type="float">
            <text:p>17,499</text:p>
          </table:table-cell>
          <table:table-cell table:style-name="ce29" office:value-type="float" office:value="17701" calcext:value-type="float">
            <text:p>17,701</text:p>
          </table:table-cell>
          <table:table-cell table:style-name="ce52" office:value-type="float" office:value="17840" calcext:value-type="float">
            <text:p>17,840</text:p>
          </table:table-cell>
          <table:table-cell table:style-name="ce29" office:value-type="float" office:value="87015" calcext:value-type="float">
            <text:p>87,015</text:p>
          </table:table-cell>
          <table:table-cell table:style-name="ce29" office:value-type="float" office:value="16942" calcext:value-type="float">
            <text:p>16,942</text:p>
          </table:table-cell>
          <table:table-cell table:style-name="ce29" office:value-type="float" office:value="18538" calcext:value-type="float">
            <text:p>18,538</text:p>
          </table:table-cell>
          <table:table-cell table:style-name="ce29" office:value-type="float" office:value="17492" calcext:value-type="float">
            <text:p>17,492</text:p>
          </table:table-cell>
          <table:table-cell table:style-name="ce29" office:value-type="float" office:value="16841" calcext:value-type="float">
            <text:p>16,841</text:p>
          </table:table-cell>
          <table:table-cell table:style-name="ce52" office:value-type="float" office:value="17202" calcext:value-type="float">
            <text:p>17,202</text:p>
          </table:table-cell>
          <table:table-cell table:style-name="ce29" office:value-type="float" office:value="95329" calcext:value-type="float">
            <text:p>95,329</text:p>
          </table:table-cell>
          <table:table-cell table:style-name="ce29" office:value-type="float" office:value="17613" calcext:value-type="float">
            <text:p>17,613</text:p>
          </table:table-cell>
          <table:table-cell table:style-name="ce29" office:value-type="float" office:value="18679" calcext:value-type="float">
            <text:p>18,679</text:p>
          </table:table-cell>
          <table:table-cell table:style-name="ce29" office:value-type="float" office:value="19280" calcext:value-type="float">
            <text:p>19,280</text:p>
          </table:table-cell>
          <table:table-cell table:style-name="ce29" office:value-type="float" office:value="19998" calcext:value-type="float">
            <text:p>19,998</text:p>
          </table:table-cell>
          <table:table-cell table:style-name="ce52" office:value-type="float" office:value="19759" calcext:value-type="float">
            <text:p>19,759</text:p>
          </table:table-cell>
          <table:table-cell table:style-name="ce29" office:value-type="float" office:value="97450" calcext:value-type="float">
            <text:p>97,450</text:p>
          </table:table-cell>
          <table:table-cell table:style-name="ce29" office:value-type="float" office:value="19819" calcext:value-type="float">
            <text:p>19,819</text:p>
          </table:table-cell>
          <table:table-cell table:style-name="ce29" office:value-type="float" office:value="19418" calcext:value-type="float">
            <text:p>19,418</text:p>
          </table:table-cell>
          <table:table-cell table:style-name="ce29" office:value-type="float" office:value="19438" calcext:value-type="float">
            <text:p>19,438</text:p>
          </table:table-cell>
          <table:table-cell table:style-name="ce29" office:value-type="float" office:value="19582" calcext:value-type="float">
            <text:p>19,582</text:p>
          </table:table-cell>
          <table:table-cell table:style-name="ce52" office:value-type="float" office:value="19193" calcext:value-type="float">
            <text:p>19,193</text:p>
          </table:table-cell>
          <table:table-cell table:style-name="ce29" office:value-type="float" office:value="89722" calcext:value-type="float">
            <text:p>89,722</text:p>
          </table:table-cell>
          <table:table-cell table:style-name="ce29" office:value-type="float" office:value="18990" calcext:value-type="float">
            <text:p>18,990</text:p>
          </table:table-cell>
          <table:table-cell table:style-name="ce29" office:value-type="float" office:value="18524" calcext:value-type="float">
            <text:p>18,524</text:p>
          </table:table-cell>
          <table:table-cell table:style-name="ce29" office:value-type="float" office:value="17991" calcext:value-type="float">
            <text:p>17,991</text:p>
          </table:table-cell>
          <table:table-cell table:style-name="ce29" office:value-type="float" office:value="17347" calcext:value-type="float">
            <text:p>17,347</text:p>
          </table:table-cell>
          <table:table-cell table:style-name="ce52" office:value-type="float" office:value="16870" calcext:value-type="float">
            <text:p>16,870</text:p>
          </table:table-cell>
          <table:table-cell table:style-name="ce29" office:value-type="float" office:value="74899" calcext:value-type="float">
            <text:p>74,899</text:p>
          </table:table-cell>
          <table:table-cell table:style-name="ce29" office:value-type="float" office:value="15769" calcext:value-type="float">
            <text:p>15,769</text:p>
          </table:table-cell>
          <table:table-cell table:style-name="ce29" office:value-type="float" office:value="14963" calcext:value-type="float">
            <text:p>14,963</text:p>
          </table:table-cell>
          <table:table-cell table:style-name="ce29" office:value-type="float" office:value="15378" calcext:value-type="float">
            <text:p>15,378</text:p>
          </table:table-cell>
          <table:table-cell table:style-name="ce29" office:value-type="float" office:value="14877" calcext:value-type="float">
            <text:p>14,877</text:p>
          </table:table-cell>
          <table:table-cell table:style-name="ce52" office:value-type="float" office:value="13912" calcext:value-type="float">
            <text:p>13,912</text:p>
          </table:table-cell>
          <table:table-cell table:style-name="ce29" office:value-type="float" office:value="58069" calcext:value-type="float">
            <text:p>58,069</text:p>
          </table:table-cell>
          <table:table-cell table:style-name="ce29" office:value-type="float" office:value="13157" calcext:value-type="float">
            <text:p>13,157</text:p>
          </table:table-cell>
          <table:table-cell table:style-name="ce29" office:value-type="float" office:value="12840" calcext:value-type="float">
            <text:p>12,840</text:p>
          </table:table-cell>
          <table:table-cell table:style-name="ce29" office:value-type="float" office:value="12329" calcext:value-type="float">
            <text:p>12,329</text:p>
          </table:table-cell>
          <table:table-cell table:style-name="ce29" office:value-type="float" office:value="10311" calcext:value-type="float">
            <text:p>10,311</text:p>
          </table:table-cell>
          <table:table-cell table:style-name="ce52" office:value-type="float" office:value="9432" calcext:value-type="float">
            <text:p>9,432</text:p>
          </table:table-cell>
          <table:table-cell table:style-name="ce29" office:value-type="float" office:value="31650" calcext:value-type="float">
            <text:p>31,650</text:p>
          </table:table-cell>
          <table:table-cell table:style-name="ce29" office:value-type="float" office:value="7950" calcext:value-type="float">
            <text:p>7,950</text:p>
          </table:table-cell>
          <table:table-cell table:style-name="ce29" office:value-type="float" office:value="6964" calcext:value-type="float">
            <text:p>6,964</text:p>
          </table:table-cell>
          <table:table-cell table:style-name="ce29" office:value-type="float" office:value="5093" calcext:value-type="float">
            <text:p>5,093</text:p>
          </table:table-cell>
          <table:table-cell table:style-name="ce29" office:value-type="float" office:value="5581" calcext:value-type="float">
            <text:p>5,581</text:p>
          </table:table-cell>
          <table:table-cell table:style-name="ce52" office:value-type="float" office:value="6062" calcext:value-type="float">
            <text:p>6,062</text:p>
          </table:table-cell>
          <table:table-cell table:style-name="ce29" office:value-type="float" office:value="27441" calcext:value-type="float">
            <text:p>27,441</text:p>
          </table:table-cell>
          <table:table-cell table:style-name="ce29" office:value-type="float" office:value="5723" calcext:value-type="float">
            <text:p>5,723</text:p>
          </table:table-cell>
          <table:table-cell table:style-name="ce29" office:value-type="float" office:value="5847" calcext:value-type="float">
            <text:p>5,847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5368" calcext:value-type="float">
            <text:p>5,368</text:p>
          </table:table-cell>
          <table:table-cell table:style-name="ce52" office:value-type="float" office:value="4935" calcext:value-type="float">
            <text:p>4,935</text:p>
          </table:table-cell>
          <table:table-cell table:style-name="ce29" office:value-type="float" office:value="20340" calcext:value-type="float">
            <text:p>20,340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432" calcext:value-type="float">
            <text:p>4,432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3803" calcext:value-type="float">
            <text:p>3,803</text:p>
          </table:table-cell>
          <table:table-cell table:style-name="ce52" office:value-type="float" office:value="3554" calcext:value-type="float">
            <text:p>3,554</text:p>
          </table:table-cell>
          <table:table-cell table:style-name="ce29" office:value-type="float" office:value="16895" calcext:value-type="float">
            <text:p>16,895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337" calcext:value-type="float">
            <text:p>3,337</text:p>
          </table:table-cell>
          <table:table-cell table:style-name="ce29" office:value-type="float" office:value="3455" calcext:value-type="float">
            <text:p>3,455</text:p>
          </table:table-cell>
          <table:table-cell table:style-name="ce52" office:value-type="float" office:value="3075" calcext:value-type="float">
            <text:p>3,075</text:p>
          </table:table-cell>
          <table:table-cell table:style-name="ce29" office:value-type="float" office:value="11692" calcext:value-type="float">
            <text:p>11,692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038" calcext:value-type="float">
            <text:p>2,038</text:p>
          </table:table-cell>
          <table:table-cell table:style-name="ce52" office:value-type="float" office:value="1681" calcext:value-type="float">
            <text:p>1,681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747" calcext:value-type="float">
            <text:p>747</text:p>
          </table:table-cell>
          <table:table-cell table:style-name="ce52" office:value-type="float" office:value="602" calcext:value-type="float">
            <text:p>602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35" calcext:value-type="float">
            <text:p>235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8826" calcext:value-type="float">
            <text:p>518,826</text:p>
          </table:table-cell>
          <table:table-cell table:style-name="ce29" table:formula="of:=SUM([.E69:.I69])" office:value-type="float" office:value="25488" calcext:value-type="float">
            <text:p>25,488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5081" calcext:value-type="float">
            <text:p>5,081</text:p>
          </table:table-cell>
          <table:table-cell table:style-name="ce29" office:value-type="float" office:value="5416" calcext:value-type="float">
            <text:p>5,416</text:p>
          </table:table-cell>
          <table:table-cell table:style-name="ce29" office:value-type="float" office:value="5452" calcext:value-type="float">
            <text:p>5,452</text:p>
          </table:table-cell>
          <table:table-cell table:style-name="ce29" office:value-type="float" office:value="37208" calcext:value-type="float">
            <text:p>37,208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8012" calcext:value-type="float">
            <text:p>8,012</text:p>
          </table:table-cell>
          <table:table-cell table:style-name="ce29" office:value-type="float" office:value="8114" calcext:value-type="float">
            <text:p>8,114</text:p>
          </table:table-cell>
          <table:table-cell table:style-name="ce52" office:value-type="float" office:value="7924" calcext:value-type="float">
            <text:p>7,924</text:p>
          </table:table-cell>
          <table:table-cell table:style-name="ce29" office:value-type="float" office:value="45049" calcext:value-type="float">
            <text:p>45,049</text:p>
          </table:table-cell>
          <table:table-cell table:style-name="ce29" office:value-type="float" office:value="8537" calcext:value-type="float">
            <text:p>8,537</text:p>
          </table:table-cell>
          <table:table-cell table:style-name="ce29" office:value-type="float" office:value="9304" calcext:value-type="float">
            <text:p>9,304</text:p>
          </table:table-cell>
          <table:table-cell table:style-name="ce29" office:value-type="float" office:value="9433" calcext:value-type="float">
            <text:p>9,433</text:p>
          </table:table-cell>
          <table:table-cell table:style-name="ce29" office:value-type="float" office:value="8992" calcext:value-type="float">
            <text:p>8,992</text:p>
          </table:table-cell>
          <table:table-cell table:style-name="ce52" office:value-type="float" office:value="8783" calcext:value-type="float">
            <text:p>8,783</text:p>
          </table:table-cell>
          <table:table-cell table:style-name="ce29" office:value-type="float" office:value="40657" calcext:value-type="float">
            <text:p>40,657</text:p>
          </table:table-cell>
          <table:table-cell table:style-name="ce29" office:value-type="float" office:value="8535" calcext:value-type="float">
            <text:p>8,535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8211" calcext:value-type="float">
            <text:p>8,211</text:p>
          </table:table-cell>
          <table:table-cell table:style-name="ce29" office:value-type="float" office:value="8069" calcext:value-type="float">
            <text:p>8,069</text:p>
          </table:table-cell>
          <table:table-cell table:style-name="ce52" office:value-type="float" office:value="7855" calcext:value-type="float">
            <text:p>7,855</text:p>
          </table:table-cell>
          <table:table-cell table:style-name="ce29" office:value-type="float" office:value="37539" calcext:value-type="float">
            <text:p>37,539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032" calcext:value-type="float">
            <text:p>7,032</text:p>
          </table:table-cell>
          <table:table-cell table:style-name="ce29" office:value-type="float" office:value="7096" calcext:value-type="float">
            <text:p>7,096</text:p>
          </table:table-cell>
          <table:table-cell table:style-name="ce29" office:value-type="float" office:value="7921" calcext:value-type="float">
            <text:p>7,921</text:p>
          </table:table-cell>
          <table:table-cell table:style-name="ce52" office:value-type="float" office:value="7920" calcext:value-type="float">
            <text:p>7,920</text:p>
          </table:table-cell>
          <table:table-cell table:style-name="ce29" office:value-type="float" office:value="42604" calcext:value-type="float">
            <text:p>42,604</text:p>
          </table:table-cell>
          <table:table-cell table:style-name="ce29" office:value-type="float" office:value="8366" calcext:value-type="float">
            <text:p>8,366</text:p>
          </table:table-cell>
          <table:table-cell table:style-name="ce29" office:value-type="float" office:value="8441" calcext:value-type="float">
            <text:p>8,441</text:p>
          </table:table-cell>
          <table:table-cell table:style-name="ce29" office:value-type="float" office:value="8493" calcext:value-type="float">
            <text:p>8,493</text:p>
          </table:table-cell>
          <table:table-cell table:style-name="ce29" office:value-type="float" office:value="8642" calcext:value-type="float">
            <text:p>8,642</text:p>
          </table:table-cell>
          <table:table-cell table:style-name="ce52" office:value-type="float" office:value="8662" calcext:value-type="float">
            <text:p>8,662</text:p>
          </table:table-cell>
          <table:table-cell table:style-name="ce29" office:value-type="float" office:value="40486" calcext:value-type="float">
            <text:p>40,486</text:p>
          </table:table-cell>
          <table:table-cell table:style-name="ce29" office:value-type="float" office:value="8004" calcext:value-type="float">
            <text:p>8,004</text:p>
          </table:table-cell>
          <table:table-cell table:style-name="ce29" office:value-type="float" office:value="8715" calcext:value-type="float">
            <text:p>8,715</text:p>
          </table:table-cell>
          <table:table-cell table:style-name="ce29" office:value-type="float" office:value="8115" calcext:value-type="float">
            <text:p>8,115</text:p>
          </table:table-cell>
          <table:table-cell table:style-name="ce29" office:value-type="float" office:value="7772" calcext:value-type="float">
            <text:p>7,772</text:p>
          </table:table-cell>
          <table:table-cell table:style-name="ce52" office:value-type="float" office:value="7880" calcext:value-type="float">
            <text:p>7,880</text:p>
          </table:table-cell>
          <table:table-cell table:style-name="ce29" office:value-type="float" office:value="42976" calcext:value-type="float">
            <text:p>42,976</text:p>
          </table:table-cell>
          <table:table-cell table:style-name="ce29" office:value-type="float" office:value="7835" calcext:value-type="float">
            <text:p>7,835</text:p>
          </table:table-cell>
          <table:table-cell table:style-name="ce29" office:value-type="float" office:value="8452" calcext:value-type="float">
            <text:p>8,452</text:p>
          </table:table-cell>
          <table:table-cell table:style-name="ce29" office:value-type="float" office:value="8639" calcext:value-type="float">
            <text:p>8,639</text:p>
          </table:table-cell>
          <table:table-cell table:style-name="ce29" office:value-type="float" office:value="8950" calcext:value-type="float">
            <text:p>8,950</text:p>
          </table:table-cell>
          <table:table-cell table:style-name="ce52" office:value-type="float" office:value="9100" calcext:value-type="float">
            <text:p>9,100</text:p>
          </table:table-cell>
          <table:table-cell table:style-name="ce29" office:value-type="float" office:value="45199" calcext:value-type="float">
            <text:p>45,199</text:p>
          </table:table-cell>
          <table:table-cell table:style-name="ce29" office:value-type="float" office:value="9195" calcext:value-type="float">
            <text:p>9,195</text:p>
          </table:table-cell>
          <table:table-cell table:style-name="ce29" office:value-type="float" office:value="8972" calcext:value-type="float">
            <text:p>8,972</text:p>
          </table:table-cell>
          <table:table-cell table:style-name="ce29" office:value-type="float" office:value="8975" calcext:value-type="float">
            <text:p>8,975</text:p>
          </table:table-cell>
          <table:table-cell table:style-name="ce29" office:value-type="float" office:value="9060" calcext:value-type="float">
            <text:p>9,060</text:p>
          </table:table-cell>
          <table:table-cell table:style-name="ce52" office:value-type="float" office:value="8997" calcext:value-type="float">
            <text:p>8,997</text:p>
          </table:table-cell>
          <table:table-cell table:style-name="ce29" office:value-type="float" office:value="42558" calcext:value-type="float">
            <text:p>42,558</text:p>
          </table:table-cell>
          <table:table-cell table:style-name="ce29" office:value-type="float" office:value="8827" calcext:value-type="float">
            <text:p>8,827</text:p>
          </table:table-cell>
          <table:table-cell table:style-name="ce29" office:value-type="float" office:value="8878" calcext:value-type="float">
            <text:p>8,878</text:p>
          </table:table-cell>
          <table:table-cell table:style-name="ce29" office:value-type="float" office:value="8591" calcext:value-type="float">
            <text:p>8,591</text:p>
          </table:table-cell>
          <table:table-cell table:style-name="ce29" office:value-type="float" office:value="8285" calcext:value-type="float">
            <text:p>8,285</text:p>
          </table:table-cell>
          <table:table-cell table:style-name="ce52" office:value-type="float" office:value="7977" calcext:value-type="float">
            <text:p>7,977</text:p>
          </table:table-cell>
          <table:table-cell table:style-name="ce29" office:value-type="float" office:value="35990" calcext:value-type="float">
            <text:p>35,990</text:p>
          </table:table-cell>
          <table:table-cell table:style-name="ce29" office:value-type="float" office:value="7513" calcext:value-type="float">
            <text:p>7,513</text:p>
          </table:table-cell>
          <table:table-cell table:style-name="ce29" office:value-type="float" office:value="7132" calcext:value-type="float">
            <text:p>7,132</text:p>
          </table:table-cell>
          <table:table-cell table:style-name="ce29" office:value-type="float" office:value="7396" calcext:value-type="float">
            <text:p>7,396</text:p>
          </table:table-cell>
          <table:table-cell table:style-name="ce29" office:value-type="float" office:value="7205" calcext:value-type="float">
            <text:p>7,205</text:p>
          </table:table-cell>
          <table:table-cell table:style-name="ce52" office:value-type="float" office:value="6744" calcext:value-type="float">
            <text:p>6,744</text:p>
          </table:table-cell>
          <table:table-cell table:style-name="ce29" office:value-type="float" office:value="27881" calcext:value-type="float">
            <text:p>27,881</text:p>
          </table:table-cell>
          <table:table-cell table:style-name="ce29" office:value-type="float" office:value="6397" calcext:value-type="float">
            <text:p>6,397</text:p>
          </table:table-cell>
          <table:table-cell table:style-name="ce29" office:value-type="float" office:value="6079" calcext:value-type="float">
            <text:p>6,079</text:p>
          </table:table-cell>
          <table:table-cell table:style-name="ce29" office:value-type="float" office:value="5918" calcext:value-type="float">
            <text:p>5,918</text:p>
          </table:table-cell>
          <table:table-cell table:style-name="ce29" office:value-type="float" office:value="5008" calcext:value-type="float">
            <text:p>5,008</text:p>
          </table:table-cell>
          <table:table-cell table:style-name="ce52" office:value-type="float" office:value="4479" calcext:value-type="float">
            <text:p>4,479</text:p>
          </table:table-cell>
          <table:table-cell table:style-name="ce29" office:value-type="float" office:value="14790" calcext:value-type="float">
            <text:p>14,790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592" calcext:value-type="float">
            <text:p>2,592</text:p>
          </table:table-cell>
          <table:table-cell table:style-name="ce52" office:value-type="float" office:value="2786" calcext:value-type="float">
            <text:p>2,786</text:p>
          </table:table-cell>
          <table:table-cell table:style-name="ce29" office:value-type="float" office:value="12353" calcext:value-type="float">
            <text:p>12,353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2423" calcext:value-type="float">
            <text:p>2,423</text:p>
          </table:table-cell>
          <table:table-cell table:style-name="ce52" office:value-type="float" office:value="2229" calcext:value-type="float">
            <text:p>2,229</text:p>
          </table:table-cell>
          <table:table-cell table:style-name="ce29" office:value-type="float" office:value="9106" calcext:value-type="float">
            <text:p>9,106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708" calcext:value-type="float">
            <text:p>1,708</text:p>
          </table:table-cell>
          <table:table-cell table:style-name="ce52" office:value-type="float" office:value="1622" calcext:value-type="float">
            <text:p>1,622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928" calcext:value-type="float">
            <text:p>1,928</text:p>
          </table:table-cell>
          <table:table-cell table:style-name="ce52" office:value-type="float" office:value="1697" calcext:value-type="float">
            <text:p>1,697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219" calcext:value-type="float">
            <text:p>1,219</text:p>
          </table:table-cell>
          <table:table-cell table:style-name="ce52" office:value-type="float" office:value="917" calcext:value-type="float">
            <text:p>917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367" calcext:value-type="float">
            <text:p>367</text:p>
          </table:table-cell>
          <table:table-cell table:style-name="ce52" office:value-type="float" office:value="288" calcext:value-type="float">
            <text:p>288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4111" calcext:value-type="float">
            <text:p>544,111</text:p>
          </table:table-cell>
          <table:table-cell table:style-name="ce37" table:formula="of:=SUM([.E70:.I70])" office:value-type="float" office:value="23368" calcext:value-type="float">
            <text:p>23,368</text:p>
          </table:table-cell>
          <table:table-cell table:style-name="ce30" office:value-type="float" office:value="4246" calcext:value-type="float">
            <text:p>4,246</text:p>
          </table:table-cell>
          <table:table-cell table:style-name="ce30" office:value-type="float" office:value="4512" calcext:value-type="float">
            <text:p>4,512</text:p>
          </table:table-cell>
          <table:table-cell table:style-name="ce30" office:value-type="float" office:value="4527" calcext:value-type="float">
            <text:p>4,527</text:p>
          </table:table-cell>
          <table:table-cell table:style-name="ce30" office:value-type="float" office:value="4972" calcext:value-type="float">
            <text:p>4,972</text:p>
          </table:table-cell>
          <table:table-cell table:style-name="ce30" office:value-type="float" office:value="5111" calcext:value-type="float">
            <text:p>5,111</text:p>
          </table:table-cell>
          <table:table-cell table:style-name="ce30" office:value-type="float" office:value="34189" calcext:value-type="float">
            <text:p>34,189</text:p>
          </table:table-cell>
          <table:table-cell table:style-name="ce30" office:value-type="float" office:value="5709" calcext:value-type="float">
            <text:p>5,709</text:p>
          </table:table-cell>
          <table:table-cell table:style-name="ce30" office:value-type="float" office:value="6331" calcext:value-type="float">
            <text:p>6,331</text:p>
          </table:table-cell>
          <table:table-cell table:style-name="ce30" office:value-type="float" office:value="7421" calcext:value-type="float">
            <text:p>7,421</text:p>
          </table:table-cell>
          <table:table-cell table:style-name="ce30" office:value-type="float" office:value="7456" calcext:value-type="float">
            <text:p>7,456</text:p>
          </table:table-cell>
          <table:table-cell table:style-name="ce37" office:value-type="float" office:value="7272" calcext:value-type="float">
            <text:p>7,272</text:p>
          </table:table-cell>
          <table:table-cell table:style-name="ce30" office:value-type="float" office:value="41498" calcext:value-type="float">
            <text:p>41,498</text:p>
          </table:table-cell>
          <table:table-cell table:style-name="ce30" office:value-type="float" office:value="7777" calcext:value-type="float">
            <text:p>7,777</text:p>
          </table:table-cell>
          <table:table-cell table:style-name="ce30" office:value-type="float" office:value="8693" calcext:value-type="float">
            <text:p>8,693</text:p>
          </table:table-cell>
          <table:table-cell table:style-name="ce30" office:value-type="float" office:value="8619" calcext:value-type="float">
            <text:p>8,619</text:p>
          </table:table-cell>
          <table:table-cell table:style-name="ce30" office:value-type="float" office:value="8253" calcext:value-type="float">
            <text:p>8,253</text:p>
          </table:table-cell>
          <table:table-cell table:style-name="ce37" office:value-type="float" office:value="8156" calcext:value-type="float">
            <text:p>8,156</text:p>
          </table:table-cell>
          <table:table-cell table:style-name="ce30" office:value-type="float" office:value="37810" calcext:value-type="float">
            <text:p>37,810</text:p>
          </table:table-cell>
          <table:table-cell table:style-name="ce30" office:value-type="float" office:value="7895" calcext:value-type="float">
            <text:p>7,895</text:p>
          </table:table-cell>
          <table:table-cell table:style-name="ce30" office:value-type="float" office:value="7607" calcext:value-type="float">
            <text:p>7,607</text:p>
          </table:table-cell>
          <table:table-cell table:style-name="ce30" office:value-type="float" office:value="7585" calcext:value-type="float">
            <text:p>7,585</text:p>
          </table:table-cell>
          <table:table-cell table:style-name="ce30" office:value-type="float" office:value="7542" calcext:value-type="float">
            <text:p>7,542</text:p>
          </table:table-cell>
          <table:table-cell table:style-name="ce37" office:value-type="float" office:value="7181" calcext:value-type="float">
            <text:p>7,181</text:p>
          </table:table-cell>
          <table:table-cell table:style-name="ce30" office:value-type="float" office:value="35959" calcext:value-type="float">
            <text:p>35,959</text:p>
          </table:table-cell>
          <table:table-cell table:style-name="ce30" office:value-type="float" office:value="7040" calcext:value-type="float">
            <text:p>7,040</text:p>
          </table:table-cell>
          <table:table-cell table:style-name="ce30" office:value-type="float" office:value="6672" calcext:value-type="float">
            <text:p>6,672</text:p>
          </table:table-cell>
          <table:table-cell table:style-name="ce30" office:value-type="float" office:value="6823" calcext:value-type="float">
            <text:p>6,823</text:p>
          </table:table-cell>
          <table:table-cell table:style-name="ce30" office:value-type="float" office:value="7821" calcext:value-type="float">
            <text:p>7,821</text:p>
          </table:table-cell>
          <table:table-cell table:style-name="ce37" office:value-type="float" office:value="7603" calcext:value-type="float">
            <text:p>7,603</text:p>
          </table:table-cell>
          <table:table-cell table:style-name="ce30" office:value-type="float" office:value="44036" calcext:value-type="float">
            <text:p>44,036</text:p>
          </table:table-cell>
          <table:table-cell table:style-name="ce30" office:value-type="float" office:value="8240" calcext:value-type="float">
            <text:p>8,240</text:p>
          </table:table-cell>
          <table:table-cell table:style-name="ce30" office:value-type="float" office:value="8553" calcext:value-type="float">
            <text:p>8,553</text:p>
          </table:table-cell>
          <table:table-cell table:style-name="ce30" office:value-type="float" office:value="9006" calcext:value-type="float">
            <text:p>9,006</text:p>
          </table:table-cell>
          <table:table-cell table:style-name="ce30" office:value-type="float" office:value="9059" calcext:value-type="float">
            <text:p>9,059</text:p>
          </table:table-cell>
          <table:table-cell table:style-name="ce37" office:value-type="float" office:value="9178" calcext:value-type="float">
            <text:p>9,178</text:p>
          </table:table-cell>
          <table:table-cell table:style-name="ce30" office:value-type="float" office:value="46529" calcext:value-type="float">
            <text:p>46,529</text:p>
          </table:table-cell>
          <table:table-cell table:style-name="ce30" office:value-type="float" office:value="8938" calcext:value-type="float">
            <text:p>8,938</text:p>
          </table:table-cell>
          <table:table-cell table:style-name="ce30" office:value-type="float" office:value="9823" calcext:value-type="float">
            <text:p>9,823</text:p>
          </table:table-cell>
          <table:table-cell table:style-name="ce30" office:value-type="float" office:value="9377" calcext:value-type="float">
            <text:p>9,377</text:p>
          </table:table-cell>
          <table:table-cell table:style-name="ce30" office:value-type="float" office:value="9069" calcext:value-type="float">
            <text:p>9,069</text:p>
          </table:table-cell>
          <table:table-cell table:style-name="ce37" office:value-type="float" office:value="9322" calcext:value-type="float">
            <text:p>9,322</text:p>
          </table:table-cell>
          <table:table-cell table:style-name="ce30" office:value-type="float" office:value="52353" calcext:value-type="float">
            <text:p>52,353</text:p>
          </table:table-cell>
          <table:table-cell table:style-name="ce30" office:value-type="float" office:value="9778" calcext:value-type="float">
            <text:p>9,778</text:p>
          </table:table-cell>
          <table:table-cell table:style-name="ce30" office:value-type="float" office:value="10227" calcext:value-type="float">
            <text:p>10,227</text:p>
          </table:table-cell>
          <table:table-cell table:style-name="ce30" office:value-type="float" office:value="10641" calcext:value-type="float">
            <text:p>10,641</text:p>
          </table:table-cell>
          <table:table-cell table:style-name="ce30" office:value-type="float" office:value="11048" calcext:value-type="float">
            <text:p>11,048</text:p>
          </table:table-cell>
          <table:table-cell table:style-name="ce37" office:value-type="float" office:value="10659" calcext:value-type="float">
            <text:p>10,659</text:p>
          </table:table-cell>
          <table:table-cell table:style-name="ce30" office:value-type="float" office:value="52251" calcext:value-type="float">
            <text:p>52,251</text:p>
          </table:table-cell>
          <table:table-cell table:style-name="ce30" office:value-type="float" office:value="10624" calcext:value-type="float">
            <text:p>10,624</text:p>
          </table:table-cell>
          <table:table-cell table:style-name="ce30" office:value-type="float" office:value="10446" calcext:value-type="float">
            <text:p>10,446</text:p>
          </table:table-cell>
          <table:table-cell table:style-name="ce30" office:value-type="float" office:value="10463" calcext:value-type="float">
            <text:p>10,463</text:p>
          </table:table-cell>
          <table:table-cell table:style-name="ce30" office:value-type="float" office:value="10522" calcext:value-type="float">
            <text:p>10,522</text:p>
          </table:table-cell>
          <table:table-cell table:style-name="ce37" office:value-type="float" office:value="10196" calcext:value-type="float">
            <text:p>10,196</text:p>
          </table:table-cell>
          <table:table-cell table:style-name="ce30" office:value-type="float" office:value="47164" calcext:value-type="float">
            <text:p>47,164</text:p>
          </table:table-cell>
          <table:table-cell table:style-name="ce30" office:value-type="float" office:value="10163" calcext:value-type="float">
            <text:p>10,163</text:p>
          </table:table-cell>
          <table:table-cell table:style-name="ce30" office:value-type="float" office:value="9646" calcext:value-type="float">
            <text:p>9,646</text:p>
          </table:table-cell>
          <table:table-cell table:style-name="ce30" office:value-type="float" office:value="9400" calcext:value-type="float">
            <text:p>9,400</text:p>
          </table:table-cell>
          <table:table-cell table:style-name="ce30" office:value-type="float" office:value="9062" calcext:value-type="float">
            <text:p>9,062</text:p>
          </table:table-cell>
          <table:table-cell table:style-name="ce37" office:value-type="float" office:value="8893" calcext:value-type="float">
            <text:p>8,893</text:p>
          </table:table-cell>
          <table:table-cell table:style-name="ce30" office:value-type="float" office:value="38909" calcext:value-type="float">
            <text:p>38,909</text:p>
          </table:table-cell>
          <table:table-cell table:style-name="ce30" office:value-type="float" office:value="8256" calcext:value-type="float">
            <text:p>8,256</text:p>
          </table:table-cell>
          <table:table-cell table:style-name="ce30" office:value-type="float" office:value="7831" calcext:value-type="float">
            <text:p>7,831</text:p>
          </table:table-cell>
          <table:table-cell table:style-name="ce30" office:value-type="float" office:value="7982" calcext:value-type="float">
            <text:p>7,982</text:p>
          </table:table-cell>
          <table:table-cell table:style-name="ce30" office:value-type="float" office:value="7672" calcext:value-type="float">
            <text:p>7,672</text:p>
          </table:table-cell>
          <table:table-cell table:style-name="ce37" office:value-type="float" office:value="7168" calcext:value-type="float">
            <text:p>7,168</text:p>
          </table:table-cell>
          <table:table-cell table:style-name="ce30" office:value-type="float" office:value="30188" calcext:value-type="float">
            <text:p>30,188</text:p>
          </table:table-cell>
          <table:table-cell table:style-name="ce30" office:value-type="float" office:value="6760" calcext:value-type="float">
            <text:p>6,760</text:p>
          </table:table-cell>
          <table:table-cell table:style-name="ce30" office:value-type="float" office:value="6761" calcext:value-type="float">
            <text:p>6,761</text:p>
          </table:table-cell>
          <table:table-cell table:style-name="ce30" office:value-type="float" office:value="6411" calcext:value-type="float">
            <text:p>6,411</text:p>
          </table:table-cell>
          <table:table-cell table:style-name="ce30" office:value-type="float" office:value="5303" calcext:value-type="float">
            <text:p>5,303</text:p>
          </table:table-cell>
          <table:table-cell table:style-name="ce37" office:value-type="float" office:value="4953" calcext:value-type="float">
            <text:p>4,953</text:p>
          </table:table-cell>
          <table:table-cell table:style-name="ce30" office:value-type="float" office:value="16860" calcext:value-type="float">
            <text:p>16,860</text:p>
          </table:table-cell>
          <table:table-cell table:style-name="ce30" office:value-type="float" office:value="4183" calcext:value-type="float">
            <text:p>4,183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2759" calcext:value-type="float">
            <text:p>2,759</text:p>
          </table:table-cell>
          <table:table-cell table:style-name="ce30" office:value-type="float" office:value="2989" calcext:value-type="float">
            <text:p>2,989</text:p>
          </table:table-cell>
          <table:table-cell table:style-name="ce37" office:value-type="float" office:value="3276" calcext:value-type="float">
            <text:p>3,276</text:p>
          </table:table-cell>
          <table:table-cell table:style-name="ce30" office:value-type="float" office:value="15088" calcext:value-type="float">
            <text:p>15,088</text:p>
          </table:table-cell>
          <table:table-cell table:style-name="ce30" office:value-type="float" office:value="3104" calcext:value-type="float">
            <text:p>3,104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2945" calcext:value-type="float">
            <text:p>2,945</text:p>
          </table:table-cell>
          <table:table-cell table:style-name="ce37" office:value-type="float" office:value="2706" calcext:value-type="float">
            <text:p>2,706</text:p>
          </table:table-cell>
          <table:table-cell table:style-name="ce30" office:value-type="float" office:value="11234" calcext:value-type="float">
            <text:p>11,234</text:p>
          </table:table-cell>
          <table:table-cell table:style-name="ce30" office:value-type="float" office:value="2537" calcext:value-type="float">
            <text:p>2,537</text:p>
          </table:table-cell>
          <table:table-cell table:style-name="ce30" office:value-type="float" office:value="2437" calcext:value-type="float">
            <text:p>2,437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0" office:value-type="float" office:value="2095" calcext:value-type="float">
            <text:p>2,095</text:p>
          </table:table-cell>
          <table:table-cell table:style-name="ce37" office:value-type="float" office:value="1932" calcext:value-type="float">
            <text:p>1,932</text:p>
          </table:table-cell>
          <table:table-cell table:style-name="ce30" office:value-type="float" office:value="8054" calcext:value-type="float">
            <text:p>8,054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7" office:value-type="float" office:value="1378" calcext:value-type="float">
            <text:p>1,378</text:p>
          </table:table-cell>
          <table:table-cell table:style-name="ce30" office:value-type="float" office:value="5063" calcext:value-type="float">
            <text:p>5,063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129" calcext:value-type="float">
            <text:p>1,129</text:p>
          </table:table-cell>
          <table:table-cell table:style-name="ce30" office:value-type="float" office:value="1046" calcext:value-type="float">
            <text:p>1,046</text:p>
          </table:table-cell>
          <table:table-cell table:style-name="ce30" office:value-type="float" office:value="819" calcext:value-type="float">
            <text:p>819</text:p>
          </table:table-cell>
          <table:table-cell table:style-name="ce37" office:value-type="float" office:value="764" calcext:value-type="float">
            <text:p>764</text:p>
          </table:table-cell>
          <table:table-cell table:style-name="ce30" office:value-type="float" office:value="2502" calcext:value-type="float">
            <text:p>2,502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380" calcext:value-type="float">
            <text:p>380</text:p>
          </table:table-cell>
          <table:table-cell table:style-name="ce37" office:value-type="float" office:value="314" calcext:value-type="float">
            <text:p>314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967" calcext:value-type="float">
            <text:p>273,967</text:p>
          </table:table-cell>
          <table:table-cell table:style-name="ce29" table:formula="of:=SUM([.E71:.I71])" office:value-type="float" office:value="11518" calcext:value-type="float">
            <text:p>11,518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383" calcext:value-type="float">
            <text:p>2,383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18224" calcext:value-type="float">
            <text:p>18,224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4106" calcext:value-type="float">
            <text:p>4,106</text:p>
          </table:table-cell>
          <table:table-cell table:style-name="ce52" office:value-type="float" office:value="3868" calcext:value-type="float">
            <text:p>3,868</text:p>
          </table:table-cell>
          <table:table-cell table:style-name="ce29" office:value-type="float" office:value="22651" calcext:value-type="float">
            <text:p>22,651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4548" calcext:value-type="float">
            <text:p>4,548</text:p>
          </table:table-cell>
          <table:table-cell table:style-name="ce52" office:value-type="float" office:value="4265" calcext:value-type="float">
            <text:p>4,265</text:p>
          </table:table-cell>
          <table:table-cell table:style-name="ce29" office:value-type="float" office:value="19565" calcext:value-type="float">
            <text:p>19,565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3810" calcext:value-type="float">
            <text:p>3,810</text:p>
          </table:table-cell>
          <table:table-cell table:style-name="ce52" office:value-type="float" office:value="3802" calcext:value-type="float">
            <text:p>3,802</text:p>
          </table:table-cell>
          <table:table-cell table:style-name="ce29" office:value-type="float" office:value="18821" calcext:value-type="float">
            <text:p>18,821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4058" calcext:value-type="float">
            <text:p>4,058</text:p>
          </table:table-cell>
          <table:table-cell table:style-name="ce52" office:value-type="float" office:value="4022" calcext:value-type="float">
            <text:p>4,022</text:p>
          </table:table-cell>
          <table:table-cell table:style-name="ce29" office:value-type="float" office:value="22652" calcext:value-type="float">
            <text:p>22,652</text:p>
          </table:table-cell>
          <table:table-cell table:style-name="ce29" office:value-type="float" office:value="4388" calcext:value-type="float">
            <text:p>4,388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595" calcext:value-type="float">
            <text:p>4,595</text:p>
          </table:table-cell>
          <table:table-cell table:style-name="ce52" office:value-type="float" office:value="4550" calcext:value-type="float">
            <text:p>4,550</text:p>
          </table:table-cell>
          <table:table-cell table:style-name="ce29" office:value-type="float" office:value="21563" calcext:value-type="float">
            <text:p>21,563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4158" calcext:value-type="float">
            <text:p>4,158</text:p>
          </table:table-cell>
          <table:table-cell table:style-name="ce52" office:value-type="float" office:value="3982" calcext:value-type="float">
            <text:p>3,982</text:p>
          </table:table-cell>
          <table:table-cell table:style-name="ce29" office:value-type="float" office:value="21563" calcext:value-type="float">
            <text:p>21,563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4281" calcext:value-type="float">
            <text:p>4,281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582" calcext:value-type="float">
            <text:p>4,582</text:p>
          </table:table-cell>
          <table:table-cell table:style-name="ce52" office:value-type="float" office:value="4395" calcext:value-type="float">
            <text:p>4,395</text:p>
          </table:table-cell>
          <table:table-cell table:style-name="ce29" office:value-type="float" office:value="22459" calcext:value-type="float">
            <text:p>22,459</text:p>
          </table:table-cell>
          <table:table-cell table:style-name="ce29" office:value-type="float" office:value="4483" calcext:value-type="float">
            <text:p>4,483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649" calcext:value-type="float">
            <text:p>4,649</text:p>
          </table:table-cell>
          <table:table-cell table:style-name="ce29" office:value-type="float" office:value="4403" calcext:value-type="float">
            <text:p>4,403</text:p>
          </table:table-cell>
          <table:table-cell table:style-name="ce52" office:value-type="float" office:value="4464" calcext:value-type="float">
            <text:p>4,464</text:p>
          </table:table-cell>
          <table:table-cell table:style-name="ce29" office:value-type="float" office:value="21397" calcext:value-type="float">
            <text:p>21,397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4053" calcext:value-type="float">
            <text:p>4,053</text:p>
          </table:table-cell>
          <table:table-cell table:style-name="ce52" office:value-type="float" office:value="4141" calcext:value-type="float">
            <text:p>4,141</text:p>
          </table:table-cell>
          <table:table-cell table:style-name="ce29" office:value-type="float" office:value="19036" calcext:value-type="float">
            <text:p>19,036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748" calcext:value-type="float">
            <text:p>3,748</text:p>
          </table:table-cell>
          <table:table-cell table:style-name="ce52" office:value-type="float" office:value="3606" calcext:value-type="float">
            <text:p>3,606</text:p>
          </table:table-cell>
          <table:table-cell table:style-name="ce29" office:value-type="float" office:value="15858" calcext:value-type="float">
            <text:p>15,858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2770" calcext:value-type="float">
            <text:p>2,770</text:p>
          </table:table-cell>
          <table:table-cell table:style-name="ce52" office:value-type="float" office:value="2796" calcext:value-type="float">
            <text:p>2,796</text:p>
          </table:table-cell>
          <table:table-cell table:style-name="ce29" office:value-type="float" office:value="9887" calcext:value-type="float">
            <text:p>9,887</text:p>
          </table:table-cell>
          <table:table-cell table:style-name="ce29" office:value-type="float" office:value="2505" calcext:value-type="float">
            <text:p>2,505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830" calcext:value-type="float">
            <text:p>1,830</text:p>
          </table:table-cell>
          <table:table-cell table:style-name="ce52" office:value-type="float" office:value="1964" calcext:value-type="float">
            <text:p>1,964</text:p>
          </table:table-cell>
          <table:table-cell table:style-name="ce29" office:value-type="float" office:value="9123" calcext:value-type="float">
            <text:p>9,123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857" calcext:value-type="float">
            <text:p>1,857</text:p>
          </table:table-cell>
          <table:table-cell table:style-name="ce52" office:value-type="float" office:value="1686" calcext:value-type="float">
            <text:p>1,686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369" calcext:value-type="float">
            <text:p>1,369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091" calcext:value-type="float">
            <text:p>1,091</text:p>
          </table:table-cell>
          <table:table-cell table:style-name="ce52" office:value-type="float" office:value="1036" calcext:value-type="float">
            <text:p>1,036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563" calcext:value-type="float">
            <text:p>563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219" calcext:value-type="float">
            <text:p>219</text:p>
          </table:table-cell>
          <table:table-cell table:style-name="ce52" office:value-type="float" office:value="196" calcext:value-type="float">
            <text:p>196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381" calcext:value-type="float">
            <text:p>135,381</text:p>
          </table:table-cell>
          <table:table-cell table:style-name="ce29" table:formula="of:=SUM([.E72:.I72])" office:value-type="float" office:value="6046" calcext:value-type="float">
            <text:p>6,046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9588" calcext:value-type="float">
            <text:p>9,588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170" calcext:value-type="float">
            <text:p>2,170</text:p>
          </table:table-cell>
          <table:table-cell table:style-name="ce52" office:value-type="float" office:value="2042" calcext:value-type="float">
            <text:p>2,042</text:p>
          </table:table-cell>
          <table:table-cell table:style-name="ce29" office:value-type="float" office:value="11623" calcext:value-type="float">
            <text:p>11,623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386" calcext:value-type="float">
            <text:p>2,386</text:p>
          </table:table-cell>
          <table:table-cell table:style-name="ce52" office:value-type="float" office:value="2187" calcext:value-type="float">
            <text:p>2,187</text:p>
          </table:table-cell>
          <table:table-cell table:style-name="ce29" office:value-type="float" office:value="10132" calcext:value-type="float">
            <text:p>10,132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2012" calcext:value-type="float">
            <text:p>2,012</text:p>
          </table:table-cell>
          <table:table-cell table:style-name="ce52" office:value-type="float" office:value="1938" calcext:value-type="float">
            <text:p>1,938</text:p>
          </table:table-cell>
          <table:table-cell table:style-name="ce29" office:value-type="float" office:value="9567" calcext:value-type="float">
            <text:p>9,567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2072" calcext:value-type="float">
            <text:p>2,072</text:p>
          </table:table-cell>
          <table:table-cell table:style-name="ce52" office:value-type="float" office:value="2042" calcext:value-type="float">
            <text:p>2,042</text:p>
          </table:table-cell>
          <table:table-cell table:style-name="ce29" office:value-type="float" office:value="11429" calcext:value-type="float">
            <text:p>11,429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306" calcext:value-type="float">
            <text:p>2,306</text:p>
          </table:table-cell>
          <table:table-cell table:style-name="ce52" office:value-type="float" office:value="2315" calcext:value-type="float">
            <text:p>2,315</text:p>
          </table:table-cell>
          <table:table-cell table:style-name="ce29" office:value-type="float" office:value="10363" calcext:value-type="float">
            <text:p>10,363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1935" calcext:value-type="float">
            <text:p>1,935</text:p>
          </table:table-cell>
          <table:table-cell table:style-name="ce52" office:value-type="float" office:value="1877" calcext:value-type="float">
            <text:p>1,877</text:p>
          </table:table-cell>
          <table:table-cell table:style-name="ce29" office:value-type="float" office:value="10122" calcext:value-type="float">
            <text:p>10,122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2077" calcext:value-type="float">
            <text:p>2,077</text:p>
          </table:table-cell>
          <table:table-cell table:style-name="ce29" office:value-type="float" office:value="10891" calcext:value-type="float">
            <text:p>10,891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093" calcext:value-type="float">
            <text:p>2,093</text:p>
          </table:table-cell>
          <table:table-cell table:style-name="ce52" office:value-type="float" office:value="2212" calcext:value-type="float">
            <text:p>2,212</text:p>
          </table:table-cell>
          <table:table-cell table:style-name="ce29" office:value-type="float" office:value="10501" calcext:value-type="float">
            <text:p>10,501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1991" calcext:value-type="float">
            <text:p>1,991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9398" calcext:value-type="float">
            <text:p>9,398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900" calcext:value-type="float">
            <text:p>1,900</text:p>
          </table:table-cell>
          <table:table-cell table:style-name="ce52" office:value-type="float" office:value="1755" calcext:value-type="float">
            <text:p>1,755</text:p>
          </table:table-cell>
          <table:table-cell table:style-name="ce29" office:value-type="float" office:value="7607" calcext:value-type="float">
            <text:p>7,607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343" calcext:value-type="float">
            <text:p>1,343</text:p>
          </table:table-cell>
          <table:table-cell table:style-name="ce52" office:value-type="float" office:value="1331" calcext:value-type="float">
            <text:p>1,331</text:p>
          </table:table-cell>
          <table:table-cell table:style-name="ce29" office:value-type="float" office:value="4701" calcext:value-type="float">
            <text:p>4,701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10" calcext:value-type="float">
            <text:p>810</text:p>
          </table:table-cell>
          <table:table-cell table:style-name="ce52" office:value-type="float" office:value="942" calcext:value-type="float">
            <text:p>942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43" calcext:value-type="float">
            <text:p>843</text:p>
          </table:table-cell>
          <table:table-cell table:style-name="ce52" office:value-type="float" office:value="752" calcext:value-type="float">
            <text:p>752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54" calcext:value-type="float">
            <text:p>654</text:p>
          </table:table-cell>
          <table:table-cell table:style-name="ce52" office:value-type="float" office:value="623" calcext:value-type="float">
            <text:p>623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517" calcext:value-type="float">
            <text:p>517</text:p>
          </table:table-cell>
          <table:table-cell table:style-name="ce52" office:value-type="float" office:value="503" calcext:value-type="float">
            <text:p>503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279" calcext:value-type="float">
            <text:p>279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586" calcext:value-type="float">
            <text:p>138,586</text:p>
          </table:table-cell>
          <table:table-cell table:style-name="ce37" table:formula="of:=SUM([.E73:.I73])" office:value-type="float" office:value="5472" calcext:value-type="float">
            <text:p>5,472</text:p>
          </table:table-cell>
          <table:table-cell table:style-name="ce30" office:value-type="float" office:value="945" calcext:value-type="float">
            <text:p>945</text:p>
          </table:table-cell>
          <table:table-cell table:style-name="ce30" office:value-type="float" office:value="1043" calcext:value-type="float">
            <text:p>1,043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1121" calcext:value-type="float">
            <text:p>1,121</text:p>
          </table:table-cell>
          <table:table-cell table:style-name="ce30" office:value-type="float" office:value="1284" calcext:value-type="float">
            <text:p>1,284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1440" calcext:value-type="float">
            <text:p>1,440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7" office:value-type="float" office:value="1826" calcext:value-type="float">
            <text:p>1,826</text:p>
          </table:table-cell>
          <table:table-cell table:style-name="ce30" office:value-type="float" office:value="11028" calcext:value-type="float">
            <text:p>11,028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0" office:value-type="float" office:value="2345" calcext:value-type="float">
            <text:p>2,345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162" calcext:value-type="float">
            <text:p>2,162</text:p>
          </table:table-cell>
          <table:table-cell table:style-name="ce37" office:value-type="float" office:value="2078" calcext:value-type="float">
            <text:p>2,078</text:p>
          </table:table-cell>
          <table:table-cell table:style-name="ce30" office:value-type="float" office:value="9433" calcext:value-type="float">
            <text:p>9,433</text:p>
          </table:table-cell>
          <table:table-cell table:style-name="ce30" office:value-type="float" office:value="2003" calcext:value-type="float">
            <text:p>2,003</text:p>
          </table:table-cell>
          <table:table-cell table:style-name="ce30" office:value-type="float" office:value="1886" calcext:value-type="float">
            <text:p>1,886</text:p>
          </table:table-cell>
          <table:table-cell table:style-name="ce30" office:value-type="float" office:value="1882" calcext:value-type="float">
            <text:p>1,882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7" office:value-type="float" office:value="1864" calcext:value-type="float">
            <text:p>1,864</text:p>
          </table:table-cell>
          <table:table-cell table:style-name="ce30" office:value-type="float" office:value="9254" calcext:value-type="float">
            <text:p>9,254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0" office:value-type="float" office:value="1986" calcext:value-type="float">
            <text:p>1,986</text:p>
          </table:table-cell>
          <table:table-cell table:style-name="ce37" office:value-type="float" office:value="1980" calcext:value-type="float">
            <text:p>1,980</text:p>
          </table:table-cell>
          <table:table-cell table:style-name="ce30" office:value-type="float" office:value="11223" calcext:value-type="float">
            <text:p>11,223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313" calcext:value-type="float">
            <text:p>2,313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7" office:value-type="float" office:value="2235" calcext:value-type="float">
            <text:p>2,235</text:p>
          </table:table-cell>
          <table:table-cell table:style-name="ce30" office:value-type="float" office:value="11200" calcext:value-type="float">
            <text:p>11,200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0" office:value-type="float" office:value="2421" calcext:value-type="float">
            <text:p>2,421</text:p>
          </table:table-cell>
          <table:table-cell table:number-columns-repeated="2" table:style-name="ce30" office:value-type="float" office:value="2223" calcext:value-type="float">
            <text:p>2,223</text:p>
          </table:table-cell>
          <table:table-cell table:style-name="ce37" office:value-type="float" office:value="2105" calcext:value-type="float">
            <text:p>2,105</text:p>
          </table:table-cell>
          <table:table-cell table:style-name="ce30" office:value-type="float" office:value="11441" calcext:value-type="float">
            <text:p>11,441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2272" calcext:value-type="float">
            <text:p>2,272</text:p>
          </table:table-cell>
          <table:table-cell table:style-name="ce30" office:value-type="float" office:value="2299" calcext:value-type="float">
            <text:p>2,299</text:p>
          </table:table-cell>
          <table:table-cell table:style-name="ce30" office:value-type="float" office:value="2448" calcext:value-type="float">
            <text:p>2,448</text:p>
          </table:table-cell>
          <table:table-cell table:style-name="ce37" office:value-type="float" office:value="2318" calcext:value-type="float">
            <text:p>2,318</text:p>
          </table:table-cell>
          <table:table-cell table:style-name="ce30" office:value-type="float" office:value="11568" calcext:value-type="float">
            <text:p>11,568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310" calcext:value-type="float">
            <text:p>2,310</text:p>
          </table:table-cell>
          <table:table-cell table:style-name="ce37" office:value-type="float" office:value="2252" calcext:value-type="float">
            <text:p>2,252</text:p>
          </table:table-cell>
          <table:table-cell table:style-name="ce30" office:value-type="float" office:value="10896" calcext:value-type="float">
            <text:p>10,896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264" calcext:value-type="float">
            <text:p>2,264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7" office:value-type="float" office:value="2119" calcext:value-type="float">
            <text:p>2,119</text:p>
          </table:table-cell>
          <table:table-cell table:style-name="ce30" office:value-type="float" office:value="9638" calcext:value-type="float">
            <text:p>9,638</text:p>
          </table:table-cell>
          <table:table-cell table:style-name="ce30" office:value-type="float" office:value="1993" calcext:value-type="float">
            <text:p>1,993</text:p>
          </table:table-cell>
          <table:table-cell table:style-name="ce30" office:value-type="float" office:value="1978" calcext:value-type="float">
            <text:p>1,978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7" office:value-type="float" office:value="1851" calcext:value-type="float">
            <text:p>1,851</text:p>
          </table:table-cell>
          <table:table-cell table:style-name="ce30" office:value-type="float" office:value="8251" calcext:value-type="float">
            <text:p>8,251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849" calcext:value-type="float">
            <text:p>1,849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427" calcext:value-type="float">
            <text:p>1,427</text:p>
          </table:table-cell>
          <table:table-cell table:style-name="ce37" office:value-type="float" office:value="1465" calcext:value-type="float">
            <text:p>1,465</text:p>
          </table:table-cell>
          <table:table-cell table:style-name="ce30" office:value-type="float" office:value="5186" calcext:value-type="float">
            <text:p>5,186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074" calcext:value-type="float">
            <text:p>1,074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7" office:value-type="float" office:value="1022" calcext:value-type="float">
            <text:p>1,022</text:p>
          </table:table-cell>
          <table:table-cell table:style-name="ce30" office:value-type="float" office:value="4962" calcext:value-type="float">
            <text:p>4,962</text:p>
          </table:table-cell>
          <table:table-cell table:style-name="ce30" office:value-type="float" office:value="969" calcext:value-type="float">
            <text:p>969</text:p>
          </table:table-cell>
          <table:table-cell table:style-name="ce30" office:value-type="float" office:value="1031" calcext:value-type="float">
            <text:p>1,031</text:p>
          </table:table-cell>
          <table:table-cell table:number-columns-repeated="2" table:style-name="ce30" office:value-type="float" office:value="1014" calcext:value-type="float">
            <text:p>1,014</text:p>
          </table:table-cell>
          <table:table-cell table:style-name="ce37" office:value-type="float" office:value="934" calcext:value-type="float">
            <text:p>934</text:p>
          </table:table-cell>
          <table:table-cell table:style-name="ce30" office:value-type="float" office:value="4227" calcext:value-type="float">
            <text:p>4,227</text:p>
          </table:table-cell>
          <table:table-cell table:style-name="ce30" office:value-type="float" office:value="896" calcext:value-type="float">
            <text:p>896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830" calcext:value-type="float">
            <text:p>830</text:p>
          </table:table-cell>
          <table:table-cell table:style-name="ce37" office:value-type="float" office:value="746" calcext:value-type="float">
            <text:p>746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574" calcext:value-type="float">
            <text:p>574</text:p>
          </table:table-cell>
          <table:table-cell table:style-name="ce37" office:value-type="float" office:value="533" calcext:value-type="float">
            <text:p>533</text:p>
          </table:table-cell>
          <table:table-cell table:style-name="ce30" office:value-type="float" office:value="1832" calcext:value-type="float">
            <text:p>1,832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40" calcext:value-type="float">
            <text:p>340</text:p>
          </table:table-cell>
          <table:table-cell table:style-name="ce37" office:value-type="float" office:value="284" calcext:value-type="float">
            <text:p>284</text:p>
          </table:table-cell>
          <table:table-cell table:style-name="ce30" office:value-type="float" office:value="832" calcext:value-type="float">
            <text:p>832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14" calcext:value-type="float">
            <text:p>114</text:p>
          </table:table-cell>
          <table:table-cell table:style-name="ce37" office:value-type="float" office:value="105" calcext:value-type="float">
            <text:p>105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7466" calcext:value-type="float">
            <text:p>767,466</text:p>
          </table:table-cell>
          <table:table-cell table:style-name="ce29" table:formula="of:=SUM([.E74:.I74])" office:value-type="float" office:value="32159" calcext:value-type="float">
            <text:p>32,159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6425" calcext:value-type="float">
            <text:p>6,425</text:p>
          </table:table-cell>
          <table:table-cell table:style-name="ce29" office:value-type="float" office:value="6558" calcext:value-type="float">
            <text:p>6,558</text:p>
          </table:table-cell>
          <table:table-cell table:style-name="ce29" office:value-type="float" office:value="6788" calcext:value-type="float">
            <text:p>6,788</text:p>
          </table:table-cell>
          <table:table-cell table:style-name="ce29" office:value-type="float" office:value="43605" calcext:value-type="float">
            <text:p>43,605</text:p>
          </table:table-cell>
          <table:table-cell table:style-name="ce29" office:value-type="float" office:value="7475" calcext:value-type="float">
            <text:p>7,475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9475" calcext:value-type="float">
            <text:p>9,475</text:p>
          </table:table-cell>
          <table:table-cell table:style-name="ce29" office:value-type="float" office:value="9483" calcext:value-type="float">
            <text:p>9,483</text:p>
          </table:table-cell>
          <table:table-cell table:style-name="ce52" office:value-type="float" office:value="9282" calcext:value-type="float">
            <text:p>9,282</text:p>
          </table:table-cell>
          <table:table-cell table:style-name="ce29" office:value-type="float" office:value="55467" calcext:value-type="float">
            <text:p>55,467</text:p>
          </table:table-cell>
          <table:table-cell table:style-name="ce29" office:value-type="float" office:value="10197" calcext:value-type="float">
            <text:p>10,197</text:p>
          </table:table-cell>
          <table:table-cell table:style-name="ce29" office:value-type="float" office:value="11287" calcext:value-type="float">
            <text:p>11,287</text:p>
          </table:table-cell>
          <table:table-cell table:style-name="ce29" office:value-type="float" office:value="11459" calcext:value-type="float">
            <text:p>11,459</text:p>
          </table:table-cell>
          <table:table-cell table:style-name="ce29" office:value-type="float" office:value="11321" calcext:value-type="float">
            <text:p>11,321</text:p>
          </table:table-cell>
          <table:table-cell table:style-name="ce52" office:value-type="float" office:value="11203" calcext:value-type="float">
            <text:p>11,203</text:p>
          </table:table-cell>
          <table:table-cell table:style-name="ce29" office:value-type="float" office:value="54188" calcext:value-type="float">
            <text:p>54,188</text:p>
          </table:table-cell>
          <table:table-cell table:style-name="ce29" office:value-type="float" office:value="10982" calcext:value-type="float">
            <text:p>10,982</text:p>
          </table:table-cell>
          <table:table-cell table:style-name="ce29" office:value-type="float" office:value="10589" calcext:value-type="float">
            <text:p>10,589</text:p>
          </table:table-cell>
          <table:table-cell table:style-name="ce29" office:value-type="float" office:value="10811" calcext:value-type="float">
            <text:p>10,811</text:p>
          </table:table-cell>
          <table:table-cell table:style-name="ce29" office:value-type="float" office:value="10761" calcext:value-type="float">
            <text:p>10,761</text:p>
          </table:table-cell>
          <table:table-cell table:style-name="ce52" office:value-type="float" office:value="11045" calcext:value-type="float">
            <text:p>11,045</text:p>
          </table:table-cell>
          <table:table-cell table:style-name="ce29" office:value-type="float" office:value="56003" calcext:value-type="float">
            <text:p>56,003</text:p>
          </table:table-cell>
          <table:table-cell table:style-name="ce29" office:value-type="float" office:value="10740" calcext:value-type="float">
            <text:p>10,740</text:p>
          </table:table-cell>
          <table:table-cell table:style-name="ce29" office:value-type="float" office:value="10252" calcext:value-type="float">
            <text:p>10,252</text:p>
          </table:table-cell>
          <table:table-cell table:style-name="ce29" office:value-type="float" office:value="10598" calcext:value-type="float">
            <text:p>10,598</text:p>
          </table:table-cell>
          <table:table-cell table:style-name="ce29" office:value-type="float" office:value="12212" calcext:value-type="float">
            <text:p>12,212</text:p>
          </table:table-cell>
          <table:table-cell table:style-name="ce52" office:value-type="float" office:value="12201" calcext:value-type="float">
            <text:p>12,201</text:p>
          </table:table-cell>
          <table:table-cell table:style-name="ce29" office:value-type="float" office:value="67941" calcext:value-type="float">
            <text:p>67,941</text:p>
          </table:table-cell>
          <table:table-cell table:style-name="ce29" office:value-type="float" office:value="13136" calcext:value-type="float">
            <text:p>13,136</text:p>
          </table:table-cell>
          <table:table-cell table:style-name="ce29" office:value-type="float" office:value="13294" calcext:value-type="float">
            <text:p>13,294</text:p>
          </table:table-cell>
          <table:table-cell table:style-name="ce29" office:value-type="float" office:value="13864" calcext:value-type="float">
            <text:p>13,864</text:p>
          </table:table-cell>
          <table:table-cell table:style-name="ce29" office:value-type="float" office:value="13735" calcext:value-type="float">
            <text:p>13,735</text:p>
          </table:table-cell>
          <table:table-cell table:style-name="ce52" office:value-type="float" office:value="13912" calcext:value-type="float">
            <text:p>13,912</text:p>
          </table:table-cell>
          <table:table-cell table:style-name="ce29" office:value-type="float" office:value="64506" calcext:value-type="float">
            <text:p>64,506</text:p>
          </table:table-cell>
          <table:table-cell table:style-name="ce29" office:value-type="float" office:value="13160" calcext:value-type="float">
            <text:p>13,160</text:p>
          </table:table-cell>
          <table:table-cell table:style-name="ce29" office:value-type="float" office:value="14012" calcext:value-type="float">
            <text:p>14,012</text:p>
          </table:table-cell>
          <table:table-cell table:style-name="ce29" office:value-type="float" office:value="13274" calcext:value-type="float">
            <text:p>13,274</text:p>
          </table:table-cell>
          <table:table-cell table:style-name="ce29" office:value-type="float" office:value="12198" calcext:value-type="float">
            <text:p>12,198</text:p>
          </table:table-cell>
          <table:table-cell table:style-name="ce52" office:value-type="float" office:value="11862" calcext:value-type="float">
            <text:p>11,862</text:p>
          </table:table-cell>
          <table:table-cell table:style-name="ce29" office:value-type="float" office:value="62720" calcext:value-type="float">
            <text:p>62,720</text:p>
          </table:table-cell>
          <table:table-cell table:style-name="ce29" office:value-type="float" office:value="12045" calcext:value-type="float">
            <text:p>12,045</text:p>
          </table:table-cell>
          <table:table-cell table:style-name="ce29" office:value-type="float" office:value="12201" calcext:value-type="float">
            <text:p>12,201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12974" calcext:value-type="float">
            <text:p>12,974</text:p>
          </table:table-cell>
          <table:table-cell table:style-name="ce52" office:value-type="float" office:value="12775" calcext:value-type="float">
            <text:p>12,775</text:p>
          </table:table-cell>
          <table:table-cell table:style-name="ce29" office:value-type="float" office:value="64525" calcext:value-type="float">
            <text:p>64,525</text:p>
          </table:table-cell>
          <table:table-cell table:style-name="ce29" office:value-type="float" office:value="12992" calcext:value-type="float">
            <text:p>12,992</text:p>
          </table:table-cell>
          <table:table-cell table:style-name="ce29" office:value-type="float" office:value="12565" calcext:value-type="float">
            <text:p>12,565</text:p>
          </table:table-cell>
          <table:table-cell table:style-name="ce29" office:value-type="float" office:value="12993" calcext:value-type="float">
            <text:p>12,993</text:p>
          </table:table-cell>
          <table:table-cell table:style-name="ce29" office:value-type="float" office:value="12822" calcext:value-type="float">
            <text:p>12,822</text:p>
          </table:table-cell>
          <table:table-cell table:style-name="ce52" office:value-type="float" office:value="13153" calcext:value-type="float">
            <text:p>13,153</text:p>
          </table:table-cell>
          <table:table-cell table:style-name="ce29" office:value-type="float" office:value="64690" calcext:value-type="float">
            <text:p>64,690</text:p>
          </table:table-cell>
          <table:table-cell table:style-name="ce29" office:value-type="float" office:value="13185" calcext:value-type="float">
            <text:p>13,185</text:p>
          </table:table-cell>
          <table:table-cell table:style-name="ce29" office:value-type="float" office:value="13272" calcext:value-type="float">
            <text:p>13,272</text:p>
          </table:table-cell>
          <table:table-cell table:style-name="ce29" office:value-type="float" office:value="12950" calcext:value-type="float">
            <text:p>12,950</text:p>
          </table:table-cell>
          <table:table-cell table:style-name="ce29" office:value-type="float" office:value="12576" calcext:value-type="float">
            <text:p>12,576</text:p>
          </table:table-cell>
          <table:table-cell table:style-name="ce52" office:value-type="float" office:value="12707" calcext:value-type="float">
            <text:p>12,707</text:p>
          </table:table-cell>
          <table:table-cell table:style-name="ce29" office:value-type="float" office:value="57753" calcext:value-type="float">
            <text:p>57,753</text:p>
          </table:table-cell>
          <table:table-cell table:style-name="ce29" office:value-type="float" office:value="12101" calcext:value-type="float">
            <text:p>12,101</text:p>
          </table:table-cell>
          <table:table-cell table:style-name="ce29" office:value-type="float" office:value="11845" calcext:value-type="float">
            <text:p>11,845</text:p>
          </table:table-cell>
          <table:table-cell table:style-name="ce29" office:value-type="float" office:value="11724" calcext:value-type="float">
            <text:p>11,724</text:p>
          </table:table-cell>
          <table:table-cell table:style-name="ce29" office:value-type="float" office:value="11509" calcext:value-type="float">
            <text:p>11,509</text:p>
          </table:table-cell>
          <table:table-cell table:style-name="ce52" office:value-type="float" office:value="10574" calcext:value-type="float">
            <text:p>10,574</text:p>
          </table:table-cell>
          <table:table-cell table:style-name="ce29" office:value-type="float" office:value="46645" calcext:value-type="float">
            <text:p>46,645</text:p>
          </table:table-cell>
          <table:table-cell table:style-name="ce29" office:value-type="float" office:value="10482" calcext:value-type="float">
            <text:p>10,482</text:p>
          </table:table-cell>
          <table:table-cell table:style-name="ce29" office:value-type="float" office:value="10318" calcext:value-type="float">
            <text:p>10,318</text:p>
          </table:table-cell>
          <table:table-cell table:style-name="ce29" office:value-type="float" office:value="10013" calcext:value-type="float">
            <text:p>10,013</text:p>
          </table:table-cell>
          <table:table-cell table:style-name="ce29" office:value-type="float" office:value="8249" calcext:value-type="float">
            <text:p>8,249</text:p>
          </table:table-cell>
          <table:table-cell table:style-name="ce52" office:value-type="float" office:value="7583" calcext:value-type="float">
            <text:p>7,583</text:p>
          </table:table-cell>
          <table:table-cell table:style-name="ce29" office:value-type="float" office:value="26701" calcext:value-type="float">
            <text:p>26,701</text:p>
          </table:table-cell>
          <table:table-cell table:style-name="ce29" office:value-type="float" office:value="6987" calcext:value-type="float">
            <text:p>6,987</text:p>
          </table:table-cell>
          <table:table-cell table:style-name="ce29" office:value-type="float" office:value="5351" calcext:value-type="float">
            <text:p>5,351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4834" calcext:value-type="float">
            <text:p>4,834</text:p>
          </table:table-cell>
          <table:table-cell table:style-name="ce52" office:value-type="float" office:value="5261" calcext:value-type="float">
            <text:p>5,261</text:p>
          </table:table-cell>
          <table:table-cell table:style-name="ce29" office:value-type="float" office:value="23525" calcext:value-type="float">
            <text:p>23,525</text:p>
          </table:table-cell>
          <table:table-cell table:style-name="ce29" office:value-type="float" office:value="4933" calcext:value-type="float">
            <text:p>4,933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910" calcext:value-type="float">
            <text:p>4,910</text:p>
          </table:table-cell>
          <table:table-cell table:style-name="ce29" office:value-type="float" office:value="4547" calcext:value-type="float">
            <text:p>4,547</text:p>
          </table:table-cell>
          <table:table-cell table:style-name="ce52" office:value-type="float" office:value="4370" calcext:value-type="float">
            <text:p>4,370</text:p>
          </table:table-cell>
          <table:table-cell table:style-name="ce29" office:value-type="float" office:value="18348" calcext:value-type="float">
            <text:p>18,348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650" calcext:value-type="float">
            <text:p>3,650</text:p>
          </table:table-cell>
          <table:table-cell table:style-name="ce52" office:value-type="float" office:value="3250" calcext:value-type="float">
            <text:p>3,250</text:p>
          </table:table-cell>
          <table:table-cell table:style-name="ce29" office:value-type="float" office:value="14230" calcext:value-type="float">
            <text:p>14,230</text:p>
          </table:table-cell>
          <table:table-cell table:style-name="ce29" office:value-type="float" office:value="3005" calcext:value-type="float">
            <text:p>3,005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2653" calcext:value-type="float">
            <text:p>2,653</text:p>
          </table:table-cell>
          <table:table-cell table:style-name="ce52" office:value-type="float" office:value="2503" calcext:value-type="float">
            <text:p>2,503</text:p>
          </table:table-cell>
          <table:table-cell table:style-name="ce29" office:value-type="float" office:value="9166" calcext:value-type="float">
            <text:p>9,166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598" calcext:value-type="float">
            <text:p>1,598</text:p>
          </table:table-cell>
          <table:table-cell table:style-name="ce52" office:value-type="float" office:value="1439" calcext:value-type="float">
            <text:p>1,439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02" calcext:value-type="float">
            <text:p>602</text:p>
          </table:table-cell>
          <table:table-cell table:style-name="ce52" office:value-type="float" office:value="465" calcext:value-type="float">
            <text:p>465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257" calcext:value-type="float">
            <text:p>381,257</text:p>
          </table:table-cell>
          <table:table-cell table:style-name="ce29" table:formula="of:=SUM([.E75:.I75])" office:value-type="float" office:value="16688" calcext:value-type="float">
            <text:p>16,688</text:p>
          </table:table-cell>
          <table:table-cell table:style-name="ce42" office:value-type="float" office:value="3164" calcext:value-type="float">
            <text:p>3,164</text:p>
          </table:table-cell>
          <table:table-cell table:style-name="ce42" office:value-type="float" office:value="3269" calcext:value-type="float">
            <text:p>3,269</text:p>
          </table:table-cell>
          <table:table-cell table:style-name="ce42" office:value-type="float" office:value="3329" calcext:value-type="float">
            <text:p>3,329</text:p>
          </table:table-cell>
          <table:table-cell table:style-name="ce42" office:value-type="float" office:value="3423" calcext:value-type="float">
            <text:p>3,423</text:p>
          </table:table-cell>
          <table:table-cell table:style-name="ce42" office:value-type="float" office:value="3503" calcext:value-type="float">
            <text:p>3,503</text:p>
          </table:table-cell>
          <table:table-cell table:style-name="ce42" office:value-type="float" office:value="22767" calcext:value-type="float">
            <text:p>22,767</text:p>
          </table:table-cell>
          <table:table-cell table:style-name="ce42" office:value-type="float" office:value="3939" calcext:value-type="float">
            <text:p>3,939</text:p>
          </table:table-cell>
          <table:table-cell table:style-name="ce42" office:value-type="float" office:value="4101" calcext:value-type="float">
            <text:p>4,101</text:p>
          </table:table-cell>
          <table:table-cell table:style-name="ce42" office:value-type="float" office:value="4954" calcext:value-type="float">
            <text:p>4,954</text:p>
          </table:table-cell>
          <table:table-cell table:style-name="ce42" office:value-type="float" office:value="4931" calcext:value-type="float">
            <text:p>4,931</text:p>
          </table:table-cell>
          <table:table-cell table:style-name="ce53" office:value-type="float" office:value="4842" calcext:value-type="float">
            <text:p>4,842</text:p>
          </table:table-cell>
          <table:table-cell table:style-name="ce42" office:value-type="float" office:value="28866" calcext:value-type="float">
            <text:p>28,866</text:p>
          </table:table-cell>
          <table:table-cell table:style-name="ce42" office:value-type="float" office:value="5388" calcext:value-type="float">
            <text:p>5,388</text:p>
          </table:table-cell>
          <table:table-cell table:style-name="ce42" office:value-type="float" office:value="5901" calcext:value-type="float">
            <text:p>5,901</text:p>
          </table:table-cell>
          <table:table-cell table:style-name="ce42" office:value-type="float" office:value="5995" calcext:value-type="float">
            <text:p>5,995</text:p>
          </table:table-cell>
          <table:table-cell table:style-name="ce42" office:value-type="float" office:value="5814" calcext:value-type="float">
            <text:p>5,814</text:p>
          </table:table-cell>
          <table:table-cell table:style-name="ce53" office:value-type="float" office:value="5768" calcext:value-type="float">
            <text:p>5,768</text:p>
          </table:table-cell>
          <table:table-cell table:style-name="ce42" office:value-type="float" office:value="28115" calcext:value-type="float">
            <text:p>28,115</text:p>
          </table:table-cell>
          <table:table-cell table:style-name="ce42" office:value-type="float" office:value="5689" calcext:value-type="float">
            <text:p>5,689</text:p>
          </table:table-cell>
          <table:table-cell table:style-name="ce42" office:value-type="float" office:value="5513" calcext:value-type="float">
            <text:p>5,513</text:p>
          </table:table-cell>
          <table:table-cell table:style-name="ce42" office:value-type="float" office:value="5569" calcext:value-type="float">
            <text:p>5,569</text:p>
          </table:table-cell>
          <table:table-cell table:style-name="ce42" office:value-type="float" office:value="5601" calcext:value-type="float">
            <text:p>5,601</text:p>
          </table:table-cell>
          <table:table-cell table:style-name="ce53" office:value-type="float" office:value="5743" calcext:value-type="float">
            <text:p>5,743</text:p>
          </table:table-cell>
          <table:table-cell table:style-name="ce42" office:value-type="float" office:value="28701" calcext:value-type="float">
            <text:p>28,701</text:p>
          </table:table-cell>
          <table:table-cell table:style-name="ce42" office:value-type="float" office:value="5578" calcext:value-type="float">
            <text:p>5,578</text:p>
          </table:table-cell>
          <table:table-cell table:style-name="ce42" office:value-type="float" office:value="5260" calcext:value-type="float">
            <text:p>5,260</text:p>
          </table:table-cell>
          <table:table-cell table:style-name="ce42" office:value-type="float" office:value="5463" calcext:value-type="float">
            <text:p>5,463</text:p>
          </table:table-cell>
          <table:table-cell table:style-name="ce42" office:value-type="float" office:value="6248" calcext:value-type="float">
            <text:p>6,248</text:p>
          </table:table-cell>
          <table:table-cell table:style-name="ce53" office:value-type="float" office:value="6152" calcext:value-type="float">
            <text:p>6,152</text:p>
          </table:table-cell>
          <table:table-cell table:style-name="ce42" office:value-type="float" office:value="34354" calcext:value-type="float">
            <text:p>34,354</text:p>
          </table:table-cell>
          <table:table-cell table:style-name="ce42" office:value-type="float" office:value="6657" calcext:value-type="float">
            <text:p>6,657</text:p>
          </table:table-cell>
          <table:table-cell table:style-name="ce42" office:value-type="float" office:value="6696" calcext:value-type="float">
            <text:p>6,696</text:p>
          </table:table-cell>
          <table:table-cell table:style-name="ce42" office:value-type="float" office:value="7004" calcext:value-type="float">
            <text:p>7,004</text:p>
          </table:table-cell>
          <table:table-cell table:style-name="ce42" office:value-type="float" office:value="6911" calcext:value-type="float">
            <text:p>6,911</text:p>
          </table:table-cell>
          <table:table-cell table:style-name="ce53" office:value-type="float" office:value="7086" calcext:value-type="float">
            <text:p>7,086</text:p>
          </table:table-cell>
          <table:table-cell table:style-name="ce42" office:value-type="float" office:value="31799" calcext:value-type="float">
            <text:p>31,799</text:p>
          </table:table-cell>
          <table:table-cell table:style-name="ce42" office:value-type="float" office:value="6561" calcext:value-type="float">
            <text:p>6,561</text:p>
          </table:table-cell>
          <table:table-cell table:style-name="ce42" office:value-type="float" office:value="6991" calcext:value-type="float">
            <text:p>6,991</text:p>
          </table:table-cell>
          <table:table-cell table:style-name="ce42" office:value-type="float" office:value="6502" calcext:value-type="float">
            <text:p>6,502</text:p>
          </table:table-cell>
          <table:table-cell table:style-name="ce42" office:value-type="float" office:value="5939" calcext:value-type="float">
            <text:p>5,939</text:p>
          </table:table-cell>
          <table:table-cell table:style-name="ce53" office:value-type="float" office:value="5806" calcext:value-type="float">
            <text:p>5,806</text:p>
          </table:table-cell>
          <table:table-cell table:style-name="ce42" office:value-type="float" office:value="30053" calcext:value-type="float">
            <text:p>30,053</text:p>
          </table:table-cell>
          <table:table-cell table:style-name="ce42" office:value-type="float" office:value="5746" calcext:value-type="float">
            <text:p>5,746</text:p>
          </table:table-cell>
          <table:table-cell table:style-name="ce42" office:value-type="float" office:value="5797" calcext:value-type="float">
            <text:p>5,797</text:p>
          </table:table-cell>
          <table:table-cell table:style-name="ce42" office:value-type="float" office:value="6130" calcext:value-type="float">
            <text:p>6,130</text:p>
          </table:table-cell>
          <table:table-cell table:style-name="ce42" office:value-type="float" office:value="6211" calcext:value-type="float">
            <text:p>6,211</text:p>
          </table:table-cell>
          <table:table-cell table:style-name="ce53" office:value-type="float" office:value="6169" calcext:value-type="float">
            <text:p>6,169</text:p>
          </table:table-cell>
          <table:table-cell table:style-name="ce42" office:value-type="float" office:value="30949" calcext:value-type="float">
            <text:p>30,949</text:p>
          </table:table-cell>
          <table:table-cell table:style-name="ce42" office:value-type="float" office:value="6157" calcext:value-type="float">
            <text:p>6,157</text:p>
          </table:table-cell>
          <table:table-cell table:style-name="ce42" office:value-type="float" office:value="6117" calcext:value-type="float">
            <text:p>6,117</text:p>
          </table:table-cell>
          <table:table-cell table:style-name="ce42" office:value-type="float" office:value="6242" calcext:value-type="float">
            <text:p>6,242</text:p>
          </table:table-cell>
          <table:table-cell table:style-name="ce42" office:value-type="float" office:value="6101" calcext:value-type="float">
            <text:p>6,101</text:p>
          </table:table-cell>
          <table:table-cell table:style-name="ce53" office:value-type="float" office:value="6332" calcext:value-type="float">
            <text:p>6,332</text:p>
          </table:table-cell>
          <table:table-cell table:style-name="ce42" office:value-type="float" office:value="31227" calcext:value-type="float">
            <text:p>31,227</text:p>
          </table:table-cell>
          <table:table-cell table:style-name="ce42" office:value-type="float" office:value="6370" calcext:value-type="float">
            <text:p>6,370</text:p>
          </table:table-cell>
          <table:table-cell table:style-name="ce42" office:value-type="float" office:value="6456" calcext:value-type="float">
            <text:p>6,456</text:p>
          </table:table-cell>
          <table:table-cell table:style-name="ce42" office:value-type="float" office:value="6195" calcext:value-type="float">
            <text:p>6,195</text:p>
          </table:table-cell>
          <table:table-cell table:style-name="ce42" office:value-type="float" office:value="6099" calcext:value-type="float">
            <text:p>6,099</text:p>
          </table:table-cell>
          <table:table-cell table:style-name="ce53" office:value-type="float" office:value="6107" calcext:value-type="float">
            <text:p>6,107</text:p>
          </table:table-cell>
          <table:table-cell table:style-name="ce42" office:value-type="float" office:value="28625" calcext:value-type="float">
            <text:p>28,625</text:p>
          </table:table-cell>
          <table:table-cell table:style-name="ce42" office:value-type="float" office:value="6033" calcext:value-type="float">
            <text:p>6,033</text:p>
          </table:table-cell>
          <table:table-cell table:style-name="ce42" office:value-type="float" office:value="5889" calcext:value-type="float">
            <text:p>5,889</text:p>
          </table:table-cell>
          <table:table-cell table:style-name="ce42" office:value-type="float" office:value="5817" calcext:value-type="float">
            <text:p>5,817</text:p>
          </table:table-cell>
          <table:table-cell table:style-name="ce42" office:value-type="float" office:value="5759" calcext:value-type="float">
            <text:p>5,759</text:p>
          </table:table-cell>
          <table:table-cell table:style-name="ce53" office:value-type="float" office:value="5127" calcext:value-type="float">
            <text:p>5,127</text:p>
          </table:table-cell>
          <table:table-cell table:style-name="ce42" office:value-type="float" office:value="23015" calcext:value-type="float">
            <text:p>23,015</text:p>
          </table:table-cell>
          <table:table-cell table:style-name="ce42" office:value-type="float" office:value="5162" calcext:value-type="float">
            <text:p>5,162</text:p>
          </table:table-cell>
          <table:table-cell table:style-name="ce42" office:value-type="float" office:value="5048" calcext:value-type="float">
            <text:p>5,048</text:p>
          </table:table-cell>
          <table:table-cell table:style-name="ce42" office:value-type="float" office:value="4983" calcext:value-type="float">
            <text:p>4,983</text:p>
          </table:table-cell>
          <table:table-cell table:style-name="ce42" office:value-type="float" office:value="4113" calcext:value-type="float">
            <text:p>4,113</text:p>
          </table:table-cell>
          <table:table-cell table:style-name="ce53" office:value-type="float" office:value="3709" calcext:value-type="float">
            <text:p>3,709</text:p>
          </table:table-cell>
          <table:table-cell table:style-name="ce42" office:value-type="float" office:value="12841" calcext:value-type="float">
            <text:p>12,841</text:p>
          </table:table-cell>
          <table:table-cell table:style-name="ce42" office:value-type="float" office:value="3410" calcext:value-type="float">
            <text:p>3,410</text:p>
          </table:table-cell>
          <table:table-cell table:style-name="ce42" office:value-type="float" office:value="2534" calcext:value-type="float">
            <text:p>2,534</text:p>
          </table:table-cell>
          <table:table-cell table:style-name="ce42" office:value-type="float" office:value="2088" calcext:value-type="float">
            <text:p>2,088</text:p>
          </table:table-cell>
          <table:table-cell table:style-name="ce42" office:value-type="float" office:value="2353" calcext:value-type="float">
            <text:p>2,353</text:p>
          </table:table-cell>
          <table:table-cell table:style-name="ce53" office:value-type="float" office:value="2456" calcext:value-type="float">
            <text:p>2,456</text:p>
          </table:table-cell>
          <table:table-cell table:style-name="ce42" office:value-type="float" office:value="10985" calcext:value-type="float">
            <text:p>10,985</text:p>
          </table:table-cell>
          <table:table-cell table:style-name="ce42" office:value-type="float" office:value="2414" calcext:value-type="float">
            <text:p>2,414</text:p>
          </table:table-cell>
          <table:table-cell table:style-name="ce42" office:value-type="float" office:value="2234" calcext:value-type="float">
            <text:p>2,234</text:p>
          </table:table-cell>
          <table:table-cell table:style-name="ce42" office:value-type="float" office:value="2299" calcext:value-type="float">
            <text:p>2,299</text:p>
          </table:table-cell>
          <table:table-cell table:style-name="ce42" office:value-type="float" office:value="2077" calcext:value-type="float">
            <text:p>2,077</text:p>
          </table:table-cell>
          <table:table-cell table:style-name="ce53" office:value-type="float" office:value="1961" calcext:value-type="float">
            <text:p>1,961</text:p>
          </table:table-cell>
          <table:table-cell table:style-name="ce42" office:value-type="float" office:value="8178" calcext:value-type="float">
            <text:p>8,178</text:p>
          </table:table-cell>
          <table:table-cell table:style-name="ce42" office:value-type="float" office:value="1730" calcext:value-type="float">
            <text:p>1,730</text:p>
          </table:table-cell>
          <table:table-cell table:style-name="ce42" office:value-type="float" office:value="1758" calcext:value-type="float">
            <text:p>1,758</text:p>
          </table:table-cell>
          <table:table-cell table:style-name="ce42" office:value-type="float" office:value="1598" calcext:value-type="float">
            <text:p>1,598</text:p>
          </table:table-cell>
          <table:table-cell table:style-name="ce42" office:value-type="float" office:value="1637" calcext:value-type="float">
            <text:p>1,637</text:p>
          </table:table-cell>
          <table:table-cell table:style-name="ce53" office:value-type="float" office:value="1455" calcext:value-type="float">
            <text:p>1,455</text:p>
          </table:table-cell>
          <table:table-cell table:style-name="ce42" office:value-type="float" office:value="7016" calcext:value-type="float">
            <text:p>7,016</text:p>
          </table:table-cell>
          <table:table-cell table:style-name="ce42" office:value-type="float" office:value="1406" calcext:value-type="float">
            <text:p>1,406</text:p>
          </table:table-cell>
          <table:table-cell table:style-name="ce42" office:value-type="float" office:value="1477" calcext:value-type="float">
            <text:p>1,477</text:p>
          </table:table-cell>
          <table:table-cell table:style-name="ce42" office:value-type="float" office:value="1471" calcext:value-type="float">
            <text:p>1,471</text:p>
          </table:table-cell>
          <table:table-cell table:style-name="ce42" office:value-type="float" office:value="1338" calcext:value-type="float">
            <text:p>1,338</text:p>
          </table:table-cell>
          <table:table-cell table:style-name="ce53" office:value-type="float" office:value="1324" calcext:value-type="float">
            <text:p>1,324</text:p>
          </table:table-cell>
          <table:table-cell table:style-name="ce42" office:value-type="float" office:value="4681" calcext:value-type="float">
            <text:p>4,681</text:p>
          </table:table-cell>
          <table:table-cell table:style-name="ce42" office:value-type="float" office:value="1143" calcext:value-type="float">
            <text:p>1,143</text:p>
          </table:table-cell>
          <table:table-cell table:style-name="ce42" office:value-type="float" office:value="1061" calcext:value-type="float">
            <text:p>1,061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823" calcext:value-type="float">
            <text:p>823</text:p>
          </table:table-cell>
          <table:table-cell table:style-name="ce53" office:value-type="float" office:value="722" calcext:value-type="float">
            <text:p>722</text:p>
          </table:table-cell>
          <table:table-cell table:style-name="ce42" office:value-type="float" office:value="1817" calcext:value-type="float">
            <text:p>1,817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271" calcext:value-type="float">
            <text:p>271</text:p>
          </table:table-cell>
          <table:table-cell table:style-name="ce53" office:value-type="float" office:value="198" calcext:value-type="float">
            <text:p>198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6209" calcext:value-type="float">
            <text:p>386,209</text:p>
          </table:table-cell>
          <table:table-cell table:style-name="ce37" table:formula="of:=SUM([.E76:.I76])" office:value-type="float" office:value="15471" calcext:value-type="float">
            <text:p>15,471</text:p>
          </table:table-cell>
          <table:table-cell table:style-name="ce43" office:value-type="float" office:value="2847" calcext:value-type="float">
            <text:p>2,847</text:p>
          </table:table-cell>
          <table:table-cell table:style-name="ce43" office:value-type="float" office:value="3108" calcext:value-type="float">
            <text:p>3,108</text:p>
          </table:table-cell>
          <table:table-cell table:style-name="ce43" office:value-type="float" office:value="3096" calcext:value-type="float">
            <text:p>3,096</text:p>
          </table:table-cell>
          <table:table-cell table:style-name="ce43" office:value-type="float" office:value="3135" calcext:value-type="float">
            <text:p>3,135</text:p>
          </table:table-cell>
          <table:table-cell table:style-name="ce43" office:value-type="float" office:value="3285" calcext:value-type="float">
            <text:p>3,285</text:p>
          </table:table-cell>
          <table:table-cell table:style-name="ce43" office:value-type="float" office:value="20838" calcext:value-type="float">
            <text:p>20,838</text:p>
          </table:table-cell>
          <table:table-cell table:style-name="ce43" office:value-type="float" office:value="3536" calcext:value-type="float">
            <text:p>3,536</text:p>
          </table:table-cell>
          <table:table-cell table:style-name="ce43" office:value-type="float" office:value="3789" calcext:value-type="float">
            <text:p>3,789</text:p>
          </table:table-cell>
          <table:table-cell table:style-name="ce43" office:value-type="float" office:value="4521" calcext:value-type="float">
            <text:p>4,521</text:p>
          </table:table-cell>
          <table:table-cell table:style-name="ce43" office:value-type="float" office:value="4552" calcext:value-type="float">
            <text:p>4,552</text:p>
          </table:table-cell>
          <table:table-cell table:style-name="ce54" office:value-type="float" office:value="4440" calcext:value-type="float">
            <text:p>4,440</text:p>
          </table:table-cell>
          <table:table-cell table:style-name="ce43" office:value-type="float" office:value="26601" calcext:value-type="float">
            <text:p>26,601</text:p>
          </table:table-cell>
          <table:table-cell table:style-name="ce43" office:value-type="float" office:value="4809" calcext:value-type="float">
            <text:p>4,809</text:p>
          </table:table-cell>
          <table:table-cell table:style-name="ce43" office:value-type="float" office:value="5386" calcext:value-type="float">
            <text:p>5,386</text:p>
          </table:table-cell>
          <table:table-cell table:style-name="ce43" office:value-type="float" office:value="5464" calcext:value-type="float">
            <text:p>5,464</text:p>
          </table:table-cell>
          <table:table-cell table:style-name="ce43" office:value-type="float" office:value="5507" calcext:value-type="float">
            <text:p>5,507</text:p>
          </table:table-cell>
          <table:table-cell table:style-name="ce54" office:value-type="float" office:value="5435" calcext:value-type="float">
            <text:p>5,435</text:p>
          </table:table-cell>
          <table:table-cell table:style-name="ce43" office:value-type="float" office:value="26073" calcext:value-type="float">
            <text:p>26,073</text:p>
          </table:table-cell>
          <table:table-cell table:style-name="ce43" office:value-type="float" office:value="5293" calcext:value-type="float">
            <text:p>5,293</text:p>
          </table:table-cell>
          <table:table-cell table:style-name="ce43" office:value-type="float" office:value="5076" calcext:value-type="float">
            <text:p>5,076</text:p>
          </table:table-cell>
          <table:table-cell table:style-name="ce43" office:value-type="float" office:value="5242" calcext:value-type="float">
            <text:p>5,242</text:p>
          </table:table-cell>
          <table:table-cell table:style-name="ce43" office:value-type="float" office:value="5160" calcext:value-type="float">
            <text:p>5,160</text:p>
          </table:table-cell>
          <table:table-cell table:style-name="ce54" office:value-type="float" office:value="5302" calcext:value-type="float">
            <text:p>5,302</text:p>
          </table:table-cell>
          <table:table-cell table:style-name="ce43" office:value-type="float" office:value="27302" calcext:value-type="float">
            <text:p>27,302</text:p>
          </table:table-cell>
          <table:table-cell table:style-name="ce43" office:value-type="float" office:value="5162" calcext:value-type="float">
            <text:p>5,162</text:p>
          </table:table-cell>
          <table:table-cell table:style-name="ce43" office:value-type="float" office:value="4992" calcext:value-type="float">
            <text:p>4,992</text:p>
          </table:table-cell>
          <table:table-cell table:style-name="ce43" office:value-type="float" office:value="5135" calcext:value-type="float">
            <text:p>5,135</text:p>
          </table:table-cell>
          <table:table-cell table:style-name="ce43" office:value-type="float" office:value="5964" calcext:value-type="float">
            <text:p>5,964</text:p>
          </table:table-cell>
          <table:table-cell table:style-name="ce54" office:value-type="float" office:value="6049" calcext:value-type="float">
            <text:p>6,049</text:p>
          </table:table-cell>
          <table:table-cell table:style-name="ce43" office:value-type="float" office:value="33587" calcext:value-type="float">
            <text:p>33,587</text:p>
          </table:table-cell>
          <table:table-cell table:style-name="ce43" office:value-type="float" office:value="6479" calcext:value-type="float">
            <text:p>6,479</text:p>
          </table:table-cell>
          <table:table-cell table:style-name="ce43" office:value-type="float" office:value="6598" calcext:value-type="float">
            <text:p>6,598</text:p>
          </table:table-cell>
          <table:table-cell table:style-name="ce43" office:value-type="float" office:value="6860" calcext:value-type="float">
            <text:p>6,860</text:p>
          </table:table-cell>
          <table:table-cell table:style-name="ce43" office:value-type="float" office:value="6824" calcext:value-type="float">
            <text:p>6,824</text:p>
          </table:table-cell>
          <table:table-cell table:style-name="ce54" office:value-type="float" office:value="6826" calcext:value-type="float">
            <text:p>6,826</text:p>
          </table:table-cell>
          <table:table-cell table:style-name="ce43" office:value-type="float" office:value="32707" calcext:value-type="float">
            <text:p>32,707</text:p>
          </table:table-cell>
          <table:table-cell table:style-name="ce43" office:value-type="float" office:value="6599" calcext:value-type="float">
            <text:p>6,599</text:p>
          </table:table-cell>
          <table:table-cell table:style-name="ce43" office:value-type="float" office:value="7021" calcext:value-type="float">
            <text:p>7,021</text:p>
          </table:table-cell>
          <table:table-cell table:style-name="ce43" office:value-type="float" office:value="6772" calcext:value-type="float">
            <text:p>6,772</text:p>
          </table:table-cell>
          <table:table-cell table:style-name="ce43" office:value-type="float" office:value="6259" calcext:value-type="float">
            <text:p>6,259</text:p>
          </table:table-cell>
          <table:table-cell table:style-name="ce54" office:value-type="float" office:value="6056" calcext:value-type="float">
            <text:p>6,056</text:p>
          </table:table-cell>
          <table:table-cell table:style-name="ce43" office:value-type="float" office:value="32667" calcext:value-type="float">
            <text:p>32,667</text:p>
          </table:table-cell>
          <table:table-cell table:style-name="ce43" office:value-type="float" office:value="6299" calcext:value-type="float">
            <text:p>6,299</text:p>
          </table:table-cell>
          <table:table-cell table:style-name="ce43" office:value-type="float" office:value="6404" calcext:value-type="float">
            <text:p>6,404</text:p>
          </table:table-cell>
          <table:table-cell table:style-name="ce43" office:value-type="float" office:value="6595" calcext:value-type="float">
            <text:p>6,595</text:p>
          </table:table-cell>
          <table:table-cell table:style-name="ce43" office:value-type="float" office:value="6763" calcext:value-type="float">
            <text:p>6,763</text:p>
          </table:table-cell>
          <table:table-cell table:style-name="ce54" office:value-type="float" office:value="6606" calcext:value-type="float">
            <text:p>6,606</text:p>
          </table:table-cell>
          <table:table-cell table:style-name="ce43" office:value-type="float" office:value="33576" calcext:value-type="float">
            <text:p>33,576</text:p>
          </table:table-cell>
          <table:table-cell table:style-name="ce43" office:value-type="float" office:value="6835" calcext:value-type="float">
            <text:p>6,835</text:p>
          </table:table-cell>
          <table:table-cell table:style-name="ce43" office:value-type="float" office:value="6448" calcext:value-type="float">
            <text:p>6,448</text:p>
          </table:table-cell>
          <table:table-cell table:style-name="ce43" office:value-type="float" office:value="6751" calcext:value-type="float">
            <text:p>6,751</text:p>
          </table:table-cell>
          <table:table-cell table:style-name="ce43" office:value-type="float" office:value="6721" calcext:value-type="float">
            <text:p>6,721</text:p>
          </table:table-cell>
          <table:table-cell table:style-name="ce54" office:value-type="float" office:value="6821" calcext:value-type="float">
            <text:p>6,821</text:p>
          </table:table-cell>
          <table:table-cell table:style-name="ce43" office:value-type="float" office:value="33463" calcext:value-type="float">
            <text:p>33,463</text:p>
          </table:table-cell>
          <table:table-cell table:style-name="ce43" office:value-type="float" office:value="6815" calcext:value-type="float">
            <text:p>6,815</text:p>
          </table:table-cell>
          <table:table-cell table:style-name="ce43" office:value-type="float" office:value="6816" calcext:value-type="float">
            <text:p>6,816</text:p>
          </table:table-cell>
          <table:table-cell table:style-name="ce43" office:value-type="float" office:value="6755" calcext:value-type="float">
            <text:p>6,755</text:p>
          </table:table-cell>
          <table:table-cell table:style-name="ce43" office:value-type="float" office:value="6477" calcext:value-type="float">
            <text:p>6,477</text:p>
          </table:table-cell>
          <table:table-cell table:style-name="ce54" office:value-type="float" office:value="6600" calcext:value-type="float">
            <text:p>6,600</text:p>
          </table:table-cell>
          <table:table-cell table:style-name="ce43" office:value-type="float" office:value="29128" calcext:value-type="float">
            <text:p>29,128</text:p>
          </table:table-cell>
          <table:table-cell table:style-name="ce43" office:value-type="float" office:value="6068" calcext:value-type="float">
            <text:p>6,068</text:p>
          </table:table-cell>
          <table:table-cell table:style-name="ce43" office:value-type="float" office:value="5956" calcext:value-type="float">
            <text:p>5,956</text:p>
          </table:table-cell>
          <table:table-cell table:style-name="ce43" office:value-type="float" office:value="5907" calcext:value-type="float">
            <text:p>5,907</text:p>
          </table:table-cell>
          <table:table-cell table:style-name="ce43" office:value-type="float" office:value="5750" calcext:value-type="float">
            <text:p>5,750</text:p>
          </table:table-cell>
          <table:table-cell table:style-name="ce54" office:value-type="float" office:value="5447" calcext:value-type="float">
            <text:p>5,447</text:p>
          </table:table-cell>
          <table:table-cell table:style-name="ce43" office:value-type="float" office:value="23630" calcext:value-type="float">
            <text:p>23,630</text:p>
          </table:table-cell>
          <table:table-cell table:style-name="ce43" office:value-type="float" office:value="5320" calcext:value-type="float">
            <text:p>5,320</text:p>
          </table:table-cell>
          <table:table-cell table:style-name="ce43" office:value-type="float" office:value="5270" calcext:value-type="float">
            <text:p>5,270</text:p>
          </table:table-cell>
          <table:table-cell table:style-name="ce43" office:value-type="float" office:value="5030" calcext:value-type="float">
            <text:p>5,030</text:p>
          </table:table-cell>
          <table:table-cell table:style-name="ce43" office:value-type="float" office:value="4136" calcext:value-type="float">
            <text:p>4,136</text:p>
          </table:table-cell>
          <table:table-cell table:style-name="ce54" office:value-type="float" office:value="3874" calcext:value-type="float">
            <text:p>3,874</text:p>
          </table:table-cell>
          <table:table-cell table:style-name="ce43" office:value-type="float" office:value="13860" calcext:value-type="float">
            <text:p>13,860</text:p>
          </table:table-cell>
          <table:table-cell table:style-name="ce43" office:value-type="float" office:value="3577" calcext:value-type="float">
            <text:p>3,577</text:p>
          </table:table-cell>
          <table:table-cell table:style-name="ce43" office:value-type="float" office:value="2817" calcext:value-type="float">
            <text:p>2,817</text:p>
          </table:table-cell>
          <table:table-cell table:style-name="ce43" office:value-type="float" office:value="2180" calcext:value-type="float">
            <text:p>2,180</text:p>
          </table:table-cell>
          <table:table-cell table:style-name="ce43" office:value-type="float" office:value="2481" calcext:value-type="float">
            <text:p>2,481</text:p>
          </table:table-cell>
          <table:table-cell table:style-name="ce54" office:value-type="float" office:value="2805" calcext:value-type="float">
            <text:p>2,805</text:p>
          </table:table-cell>
          <table:table-cell table:style-name="ce43" office:value-type="float" office:value="12540" calcext:value-type="float">
            <text:p>12,540</text:p>
          </table:table-cell>
          <table:table-cell table:style-name="ce43" office:value-type="float" office:value="2519" calcext:value-type="float">
            <text:p>2,519</text:p>
          </table:table-cell>
          <table:table-cell table:style-name="ce43" office:value-type="float" office:value="2531" calcext:value-type="float">
            <text:p>2,531</text:p>
          </table:table-cell>
          <table:table-cell table:style-name="ce43" office:value-type="float" office:value="2611" calcext:value-type="float">
            <text:p>2,611</text:p>
          </table:table-cell>
          <table:table-cell table:style-name="ce43" office:value-type="float" office:value="2470" calcext:value-type="float">
            <text:p>2,470</text:p>
          </table:table-cell>
          <table:table-cell table:style-name="ce54" office:value-type="float" office:value="2409" calcext:value-type="float">
            <text:p>2,409</text:p>
          </table:table-cell>
          <table:table-cell table:style-name="ce43" office:value-type="float" office:value="10170" calcext:value-type="float">
            <text:p>10,170</text:p>
          </table:table-cell>
          <table:table-cell table:style-name="ce43" office:value-type="float" office:value="2210" calcext:value-type="float">
            <text:p>2,210</text:p>
          </table:table-cell>
          <table:table-cell table:style-name="ce43" office:value-type="float" office:value="2161" calcext:value-type="float">
            <text:p>2,161</text:p>
          </table:table-cell>
          <table:table-cell table:style-name="ce43" office:value-type="float" office:value="1991" calcext:value-type="float">
            <text:p>1,991</text:p>
          </table:table-cell>
          <table:table-cell table:style-name="ce43" office:value-type="float" office:value="2013" calcext:value-type="float">
            <text:p>2,013</text:p>
          </table:table-cell>
          <table:table-cell table:style-name="ce54" office:value-type="float" office:value="1795" calcext:value-type="float">
            <text:p>1,795</text:p>
          </table:table-cell>
          <table:table-cell table:style-name="ce43" office:value-type="float" office:value="7214" calcext:value-type="float">
            <text:p>7,214</text:p>
          </table:table-cell>
          <table:table-cell table:style-name="ce43" office:value-type="float" office:value="1599" calcext:value-type="float">
            <text:p>1,599</text:p>
          </table:table-cell>
          <table:table-cell table:style-name="ce43" office:value-type="float" office:value="1616" calcext:value-type="float">
            <text:p>1,616</text:p>
          </table:table-cell>
          <table:table-cell table:style-name="ce43" office:value-type="float" office:value="1505" calcext:value-type="float">
            <text:p>1,505</text:p>
          </table:table-cell>
          <table:table-cell table:style-name="ce43" office:value-type="float" office:value="1315" calcext:value-type="float">
            <text:p>1,315</text:p>
          </table:table-cell>
          <table:table-cell table:style-name="ce54" office:value-type="float" office:value="1179" calcext:value-type="float">
            <text:p>1,179</text:p>
          </table:table-cell>
          <table:table-cell table:style-name="ce43" office:value-type="float" office:value="4485" calcext:value-type="float">
            <text:p>4,485</text:p>
          </table:table-cell>
          <table:table-cell table:style-name="ce43" office:value-type="float" office:value="1115" calcext:value-type="float">
            <text:p>1,115</text:p>
          </table:table-cell>
          <table:table-cell table:style-name="ce43" office:value-type="float" office:value="962" calcext:value-type="float">
            <text:p>962</text:p>
          </table:table-cell>
          <table:table-cell table:style-name="ce43" office:value-type="float" office:value="916" calcext:value-type="float">
            <text:p>916</text:p>
          </table:table-cell>
          <table:table-cell table:style-name="ce43" office:value-type="float" office:value="775" calcext:value-type="float">
            <text:p>775</text:p>
          </table:table-cell>
          <table:table-cell table:style-name="ce54" office:value-type="float" office:value="717" calcext:value-type="float">
            <text:p>717</text:p>
          </table:table-cell>
          <table:table-cell table:style-name="ce43" office:value-type="float" office:value="2087" calcext:value-type="float">
            <text:p>2,087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331" calcext:value-type="float">
            <text:p>331</text:p>
          </table:table-cell>
          <table:table-cell table:style-name="ce54" office:value-type="float" office:value="267" calcext:value-type="float">
            <text:p>267</text:p>
          </table:table-cell>
          <table:table-cell table:style-name="ce43" office:value-type="float" office:value="658" calcext:value-type="float">
            <text:p>658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89" calcext:value-type="float">
            <text:p>89</text:p>
          </table:table-cell>
          <table:table-cell table:style-name="ce54" office:value-type="float" office:value="60" calcext:value-type="float">
            <text:p>60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8699" calcext:value-type="float">
            <text:p>2,628,699</text:p>
          </table:table-cell>
          <table:table-cell table:style-name="ce25" table:formula="of:=SUM([.E77:.I77])" office:value-type="float" office:value="110595" calcext:value-type="float">
            <text:p>110,595</text:p>
          </table:table-cell>
          <table:table-cell table:style-name="ce25" office:value-type="float" office:value="20963" calcext:value-type="float">
            <text:p>20,963</text:p>
          </table:table-cell>
          <table:table-cell table:style-name="ce25" office:value-type="float" office:value="22318" calcext:value-type="float">
            <text:p>22,318</text:p>
          </table:table-cell>
          <table:table-cell table:style-name="ce25" office:value-type="float" office:value="21958" calcext:value-type="float">
            <text:p>21,958</text:p>
          </table:table-cell>
          <table:table-cell table:style-name="ce25" office:value-type="float" office:value="22811" calcext:value-type="float">
            <text:p>22,811</text:p>
          </table:table-cell>
          <table:table-cell table:style-name="ce25" office:value-type="float" office:value="22545" calcext:value-type="float">
            <text:p>22,545</text:p>
          </table:table-cell>
          <table:table-cell table:style-name="ce25" office:value-type="float" office:value="135586" calcext:value-type="float">
            <text:p>135,586</text:p>
          </table:table-cell>
          <table:table-cell table:style-name="ce25" office:value-type="float" office:value="24491" calcext:value-type="float">
            <text:p>24,491</text:p>
          </table:table-cell>
          <table:table-cell table:style-name="ce25" office:value-type="float" office:value="24382" calcext:value-type="float">
            <text:p>24,382</text:p>
          </table:table-cell>
          <table:table-cell table:style-name="ce25" office:value-type="float" office:value="28583" calcext:value-type="float">
            <text:p>28,583</text:p>
          </table:table-cell>
          <table:table-cell table:style-name="ce25" office:value-type="float" office:value="29496" calcext:value-type="float">
            <text:p>29,496</text:p>
          </table:table-cell>
          <table:table-cell table:style-name="ce49" office:value-type="float" office:value="28634" calcext:value-type="float">
            <text:p>28,634</text:p>
          </table:table-cell>
          <table:table-cell table:style-name="ce25" office:value-type="float" office:value="169289" calcext:value-type="float">
            <text:p>169,289</text:p>
          </table:table-cell>
          <table:table-cell table:style-name="ce25" office:value-type="float" office:value="31768" calcext:value-type="float">
            <text:p>31,768</text:p>
          </table:table-cell>
          <table:table-cell table:style-name="ce25" office:value-type="float" office:value="34320" calcext:value-type="float">
            <text:p>34,320</text:p>
          </table:table-cell>
          <table:table-cell table:style-name="ce25" office:value-type="float" office:value="35350" calcext:value-type="float">
            <text:p>35,350</text:p>
          </table:table-cell>
          <table:table-cell table:style-name="ce25" office:value-type="float" office:value="34269" calcext:value-type="float">
            <text:p>34,269</text:p>
          </table:table-cell>
          <table:table-cell table:style-name="ce49" office:value-type="float" office:value="33582" calcext:value-type="float">
            <text:p>33,582</text:p>
          </table:table-cell>
          <table:table-cell table:style-name="ce25" office:value-type="float" office:value="162080" calcext:value-type="float">
            <text:p>162,080</text:p>
          </table:table-cell>
          <table:table-cell table:style-name="ce25" office:value-type="float" office:value="32960" calcext:value-type="float">
            <text:p>32,960</text:p>
          </table:table-cell>
          <table:table-cell table:style-name="ce25" office:value-type="float" office:value="31780" calcext:value-type="float">
            <text:p>31,780</text:p>
          </table:table-cell>
          <table:table-cell table:style-name="ce25" office:value-type="float" office:value="32356" calcext:value-type="float">
            <text:p>32,356</text:p>
          </table:table-cell>
          <table:table-cell table:style-name="ce25" office:value-type="float" office:value="32702" calcext:value-type="float">
            <text:p>32,702</text:p>
          </table:table-cell>
          <table:table-cell table:style-name="ce49" office:value-type="float" office:value="32282" calcext:value-type="float">
            <text:p>32,282</text:p>
          </table:table-cell>
          <table:table-cell table:style-name="ce25" office:value-type="float" office:value="163102" calcext:value-type="float">
            <text:p>163,102</text:p>
          </table:table-cell>
          <table:table-cell table:style-name="ce25" office:value-type="float" office:value="30996" calcext:value-type="float">
            <text:p>30,996</text:p>
          </table:table-cell>
          <table:table-cell table:style-name="ce25" office:value-type="float" office:value="30027" calcext:value-type="float">
            <text:p>30,027</text:p>
          </table:table-cell>
          <table:table-cell table:style-name="ce25" office:value-type="float" office:value="31304" calcext:value-type="float">
            <text:p>31,304</text:p>
          </table:table-cell>
          <table:table-cell table:style-name="ce25" office:value-type="float" office:value="34995" calcext:value-type="float">
            <text:p>34,995</text:p>
          </table:table-cell>
          <table:table-cell table:style-name="ce49" office:value-type="float" office:value="35780" calcext:value-type="float">
            <text:p>35,780</text:p>
          </table:table-cell>
          <table:table-cell table:style-name="ce25" office:value-type="float" office:value="199009" calcext:value-type="float">
            <text:p>199,009</text:p>
          </table:table-cell>
          <table:table-cell table:style-name="ce25" office:value-type="float" office:value="38107" calcext:value-type="float">
            <text:p>38,107</text:p>
          </table:table-cell>
          <table:table-cell table:style-name="ce25" office:value-type="float" office:value="39619" calcext:value-type="float">
            <text:p>39,619</text:p>
          </table:table-cell>
          <table:table-cell table:style-name="ce25" office:value-type="float" office:value="40009" calcext:value-type="float">
            <text:p>40,009</text:p>
          </table:table-cell>
          <table:table-cell table:style-name="ce25" office:value-type="float" office:value="40542" calcext:value-type="float">
            <text:p>40,542</text:p>
          </table:table-cell>
          <table:table-cell table:style-name="ce49" office:value-type="float" office:value="40732" calcext:value-type="float">
            <text:p>40,732</text:p>
          </table:table-cell>
          <table:table-cell table:style-name="ce25" office:value-type="float" office:value="198532" calcext:value-type="float">
            <text:p>198,532</text:p>
          </table:table-cell>
          <table:table-cell table:style-name="ce25" office:value-type="float" office:value="38300" calcext:value-type="float">
            <text:p>38,300</text:p>
          </table:table-cell>
          <table:table-cell table:style-name="ce25" office:value-type="float" office:value="42651" calcext:value-type="float">
            <text:p>42,651</text:p>
          </table:table-cell>
          <table:table-cell table:style-name="ce25" office:value-type="float" office:value="40149" calcext:value-type="float">
            <text:p>40,149</text:p>
          </table:table-cell>
          <table:table-cell table:style-name="ce25" office:value-type="float" office:value="38814" calcext:value-type="float">
            <text:p>38,814</text:p>
          </table:table-cell>
          <table:table-cell table:style-name="ce49" office:value-type="float" office:value="38618" calcext:value-type="float">
            <text:p>38,618</text:p>
          </table:table-cell>
          <table:table-cell table:style-name="ce25" office:value-type="float" office:value="209971" calcext:value-type="float">
            <text:p>209,971</text:p>
          </table:table-cell>
          <table:table-cell table:style-name="ce25" office:value-type="float" office:value="39360" calcext:value-type="float">
            <text:p>39,360</text:p>
          </table:table-cell>
          <table:table-cell table:style-name="ce25" office:value-type="float" office:value="40719" calcext:value-type="float">
            <text:p>40,719</text:p>
          </table:table-cell>
          <table:table-cell table:style-name="ce25" office:value-type="float" office:value="42516" calcext:value-type="float">
            <text:p>42,516</text:p>
          </table:table-cell>
          <table:table-cell table:style-name="ce25" office:value-type="float" office:value="43564" calcext:value-type="float">
            <text:p>43,564</text:p>
          </table:table-cell>
          <table:table-cell table:style-name="ce49" office:value-type="float" office:value="43812" calcext:value-type="float">
            <text:p>43,812</text:p>
          </table:table-cell>
          <table:table-cell table:style-name="ce25" office:value-type="float" office:value="220789" calcext:value-type="float">
            <text:p>220,789</text:p>
          </table:table-cell>
          <table:table-cell table:style-name="ce25" office:value-type="float" office:value="43148" calcext:value-type="float">
            <text:p>43,148</text:p>
          </table:table-cell>
          <table:table-cell table:style-name="ce25" office:value-type="float" office:value="42858" calcext:value-type="float">
            <text:p>42,858</text:p>
          </table:table-cell>
          <table:table-cell table:style-name="ce25" office:value-type="float" office:value="43950" calcext:value-type="float">
            <text:p>43,950</text:p>
          </table:table-cell>
          <table:table-cell table:style-name="ce25" office:value-type="float" office:value="45532" calcext:value-type="float">
            <text:p>45,532</text:p>
          </table:table-cell>
          <table:table-cell table:style-name="ce49" office:value-type="float" office:value="45301" calcext:value-type="float">
            <text:p>45,301</text:p>
          </table:table-cell>
          <table:table-cell table:style-name="ce25" office:value-type="float" office:value="225953" calcext:value-type="float">
            <text:p>225,953</text:p>
          </table:table-cell>
          <table:table-cell table:style-name="ce25" office:value-type="float" office:value="45877" calcext:value-type="float">
            <text:p>45,877</text:p>
          </table:table-cell>
          <table:table-cell table:style-name="ce25" office:value-type="float" office:value="44903" calcext:value-type="float">
            <text:p>44,903</text:p>
          </table:table-cell>
          <table:table-cell table:style-name="ce25" office:value-type="float" office:value="44550" calcext:value-type="float">
            <text:p>44,550</text:p>
          </table:table-cell>
          <table:table-cell table:style-name="ce25" office:value-type="float" office:value="44842" calcext:value-type="float">
            <text:p>44,842</text:p>
          </table:table-cell>
          <table:table-cell table:style-name="ce49" office:value-type="float" office:value="45781" calcext:value-type="float">
            <text:p>45,781</text:p>
          </table:table-cell>
          <table:table-cell table:style-name="ce25" office:value-type="float" office:value="217825" calcext:value-type="float">
            <text:p>217,825</text:p>
          </table:table-cell>
          <table:table-cell table:style-name="ce25" office:value-type="float" office:value="44123" calcext:value-type="float">
            <text:p>44,123</text:p>
          </table:table-cell>
          <table:table-cell table:style-name="ce25" office:value-type="float" office:value="43337" calcext:value-type="float">
            <text:p>43,337</text:p>
          </table:table-cell>
          <table:table-cell table:style-name="ce25" office:value-type="float" office:value="44503" calcext:value-type="float">
            <text:p>44,503</text:p>
          </table:table-cell>
          <table:table-cell table:style-name="ce25" office:value-type="float" office:value="44012" calcext:value-type="float">
            <text:p>44,012</text:p>
          </table:table-cell>
          <table:table-cell table:style-name="ce49" office:value-type="float" office:value="41850" calcext:value-type="float">
            <text:p>41,850</text:p>
          </table:table-cell>
          <table:table-cell table:style-name="ce25" office:value-type="float" office:value="188321" calcext:value-type="float">
            <text:p>188,321</text:p>
          </table:table-cell>
          <table:table-cell table:style-name="ce25" office:value-type="float" office:value="41525" calcext:value-type="float">
            <text:p>41,525</text:p>
          </table:table-cell>
          <table:table-cell table:style-name="ce25" office:value-type="float" office:value="40984" calcext:value-type="float">
            <text:p>40,984</text:p>
          </table:table-cell>
          <table:table-cell table:style-name="ce25" office:value-type="float" office:value="39570" calcext:value-type="float">
            <text:p>39,570</text:p>
          </table:table-cell>
          <table:table-cell table:style-name="ce25" office:value-type="float" office:value="34233" calcext:value-type="float">
            <text:p>34,233</text:p>
          </table:table-cell>
          <table:table-cell table:style-name="ce49" office:value-type="float" office:value="32009" calcext:value-type="float">
            <text:p>32,009</text:p>
          </table:table-cell>
          <table:table-cell table:style-name="ce25" office:value-type="float" office:value="109177" calcext:value-type="float">
            <text:p>109,177</text:p>
          </table:table-cell>
          <table:table-cell table:style-name="ce25" office:value-type="float" office:value="27268" calcext:value-type="float">
            <text:p>27,268</text:p>
          </table:table-cell>
          <table:table-cell table:style-name="ce25" office:value-type="float" office:value="24532" calcext:value-type="float">
            <text:p>24,532</text:p>
          </table:table-cell>
          <table:table-cell table:style-name="ce25" office:value-type="float" office:value="17462" calcext:value-type="float">
            <text:p>17,462</text:p>
          </table:table-cell>
          <table:table-cell table:style-name="ce25" office:value-type="float" office:value="19109" calcext:value-type="float">
            <text:p>19,109</text:p>
          </table:table-cell>
          <table:table-cell table:style-name="ce49" office:value-type="float" office:value="20806" calcext:value-type="float">
            <text:p>20,806</text:p>
          </table:table-cell>
          <table:table-cell table:style-name="ce25" office:value-type="float" office:value="96410" calcext:value-type="float">
            <text:p>96,410</text:p>
          </table:table-cell>
          <table:table-cell table:style-name="ce25" office:value-type="float" office:value="20222" calcext:value-type="float">
            <text:p>20,222</text:p>
          </table:table-cell>
          <table:table-cell table:style-name="ce25" office:value-type="float" office:value="19987" calcext:value-type="float">
            <text:p>19,987</text:p>
          </table:table-cell>
          <table:table-cell table:style-name="ce25" office:value-type="float" office:value="19592" calcext:value-type="float">
            <text:p>19,592</text:p>
          </table:table-cell>
          <table:table-cell table:style-name="ce25" office:value-type="float" office:value="19028" calcext:value-type="float">
            <text:p>19,028</text:p>
          </table:table-cell>
          <table:table-cell table:style-name="ce49" office:value-type="float" office:value="17581" calcext:value-type="float">
            <text:p>17,581</text:p>
          </table:table-cell>
          <table:table-cell table:style-name="ce25" office:value-type="float" office:value="74095" calcext:value-type="float">
            <text:p>74,095</text:p>
          </table:table-cell>
          <table:table-cell table:style-name="ce25" office:value-type="float" office:value="16322" calcext:value-type="float">
            <text:p>16,322</text:p>
          </table:table-cell>
          <table:table-cell table:style-name="ce25" office:value-type="float" office:value="15446" calcext:value-type="float">
            <text:p>15,446</text:p>
          </table:table-cell>
          <table:table-cell table:style-name="ce25" office:value-type="float" office:value="14820" calcext:value-type="float">
            <text:p>14,820</text:p>
          </table:table-cell>
          <table:table-cell table:style-name="ce25" office:value-type="float" office:value="14167" calcext:value-type="float">
            <text:p>14,167</text:p>
          </table:table-cell>
          <table:table-cell table:style-name="ce49" office:value-type="float" office:value="13340" calcext:value-type="float">
            <text:p>13,340</text:p>
          </table:table-cell>
          <table:table-cell table:style-name="ce25" office:value-type="float" office:value="64969" calcext:value-type="float">
            <text:p>64,969</text:p>
          </table:table-cell>
          <table:table-cell table:style-name="ce25" office:value-type="float" office:value="13325" calcext:value-type="float">
            <text:p>13,325</text:p>
          </table:table-cell>
          <table:table-cell table:style-name="ce25" office:value-type="float" office:value="13419" calcext:value-type="float">
            <text:p>13,419</text:p>
          </table:table-cell>
          <table:table-cell table:style-name="ce25" office:value-type="float" office:value="13106" calcext:value-type="float">
            <text:p>13,106</text:p>
          </table:table-cell>
          <table:table-cell table:style-name="ce25" office:value-type="float" office:value="12885" calcext:value-type="float">
            <text:p>12,885</text:p>
          </table:table-cell>
          <table:table-cell table:style-name="ce49" office:value-type="float" office:value="12234" calcext:value-type="float">
            <text:p>12,234</text:p>
          </table:table-cell>
          <table:table-cell table:style-name="ce25" office:value-type="float" office:value="48403" calcext:value-type="float">
            <text:p>48,403</text:p>
          </table:table-cell>
          <table:table-cell table:style-name="ce25" office:value-type="float" office:value="11410" calcext:value-type="float">
            <text:p>11,410</text:p>
          </table:table-cell>
          <table:table-cell table:style-name="ce25" office:value-type="float" office:value="10580" calcext:value-type="float">
            <text:p>10,580</text:p>
          </table:table-cell>
          <table:table-cell table:style-name="ce25" office:value-type="float" office:value="10029" calcext:value-type="float">
            <text:p>10,029</text:p>
          </table:table-cell>
          <table:table-cell table:style-name="ce25" office:value-type="float" office:value="8779" calcext:value-type="float">
            <text:p>8,779</text:p>
          </table:table-cell>
          <table:table-cell table:style-name="ce49" office:value-type="float" office:value="7605" calcext:value-type="float">
            <text:p>7,605</text:p>
          </table:table-cell>
          <table:table-cell table:style-name="ce25" office:value-type="float" office:value="24135" calcext:value-type="float">
            <text:p>24,135</text:p>
          </table:table-cell>
          <table:table-cell table:style-name="ce25" office:value-type="float" office:value="6527" calcext:value-type="float">
            <text:p>6,527</text:p>
          </table:table-cell>
          <table:table-cell table:style-name="ce25" office:value-type="float" office:value="5881" calcext:value-type="float">
            <text:p>5,881</text:p>
          </table:table-cell>
          <table:table-cell table:style-name="ce25" office:value-type="float" office:value="4965" calcext:value-type="float">
            <text:p>4,965</text:p>
          </table:table-cell>
          <table:table-cell table:style-name="ce25" office:value-type="float" office:value="3754" calcext:value-type="float">
            <text:p>3,754</text:p>
          </table:table-cell>
          <table:table-cell table:style-name="ce49" office:value-type="float" office:value="3008" calcext:value-type="float">
            <text:p>3,008</text:p>
          </table:table-cell>
          <table:table-cell table:style-name="ce25" office:value-type="float" office:value="7959" calcext:value-type="float">
            <text:p>7,959</text:p>
          </table:table-cell>
          <table:table-cell table:style-name="ce25" office:value-type="float" office:value="2391" calcext:value-type="float">
            <text:p>2,391</text:p>
          </table:table-cell>
          <table:table-cell table:style-name="ce25" office:value-type="float" office:value="1942" calcext:value-type="float">
            <text:p>1,942</text:p>
          </table:table-cell>
          <table:table-cell table:style-name="ce25" office:value-type="float" office:value="1441" calcext:value-type="float">
            <text:p>1,441</text:p>
          </table:table-cell>
          <table:table-cell table:style-name="ce25" office:value-type="float" office:value="1170" calcext:value-type="float">
            <text:p>1,170</text:p>
          </table:table-cell>
          <table:table-cell table:style-name="ce49" office:value-type="float" office:value="1015" calcext:value-type="float">
            <text:p>1,015</text:p>
          </table:table-cell>
          <table:table-cell table:style-name="ce25" office:value-type="float" office:value="1992" calcext:value-type="float">
            <text:p>1,992</text:p>
          </table:table-cell>
          <table:table-cell table:style-name="ce25" office:value-type="float" office:value="728" calcext:value-type="float">
            <text:p>728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225" calcext:value-type="float">
            <text:p>225</text:p>
          </table:table-cell>
          <table:table-cell table:style-name="ce49" office:value-type="float" office:value="145" calcext:value-type="float">
            <text:p>145</text:p>
          </table:table-cell>
          <table:table-cell table:style-name="ce25" office:value-type="float" office:value="507" calcext:value-type="float">
            <text:p>50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5162" calcext:value-type="float">
            <text:p>1,275,162</text:p>
          </table:table-cell>
          <table:table-cell table:style-name="ce25" table:formula="of:=SUM([.E78:.I78])" office:value-type="float" office:value="57625" calcext:value-type="float">
            <text:p>57,625</text:p>
          </table:table-cell>
          <table:table-cell table:style-name="ce25" office:value-type="float" office:value="10788" calcext:value-type="float">
            <text:p>10,788</text:p>
          </table:table-cell>
          <table:table-cell table:style-name="ce25" office:value-type="float" office:value="11441" calcext:value-type="float">
            <text:p>11,441</text:p>
          </table:table-cell>
          <table:table-cell table:style-name="ce25" office:value-type="float" office:value="11525" calcext:value-type="float">
            <text:p>11,525</text:p>
          </table:table-cell>
          <table:table-cell table:style-name="ce25" office:value-type="float" office:value="12079" calcext:value-type="float">
            <text:p>12,079</text:p>
          </table:table-cell>
          <table:table-cell table:style-name="ce25" office:value-type="float" office:value="11792" calcext:value-type="float">
            <text:p>11,792</text:p>
          </table:table-cell>
          <table:table-cell table:style-name="ce25" office:value-type="float" office:value="70730" calcext:value-type="float">
            <text:p>70,730</text:p>
          </table:table-cell>
          <table:table-cell table:style-name="ce25" office:value-type="float" office:value="12810" calcext:value-type="float">
            <text:p>12,810</text:p>
          </table:table-cell>
          <table:table-cell table:style-name="ce25" office:value-type="float" office:value="12657" calcext:value-type="float">
            <text:p>12,657</text:p>
          </table:table-cell>
          <table:table-cell table:style-name="ce25" office:value-type="float" office:value="14777" calcext:value-type="float">
            <text:p>14,777</text:p>
          </table:table-cell>
          <table:table-cell table:style-name="ce25" office:value-type="float" office:value="15492" calcext:value-type="float">
            <text:p>15,492</text:p>
          </table:table-cell>
          <table:table-cell table:style-name="ce49" office:value-type="float" office:value="14994" calcext:value-type="float">
            <text:p>14,994</text:p>
          </table:table-cell>
          <table:table-cell table:style-name="ce25" office:value-type="float" office:value="88183" calcext:value-type="float">
            <text:p>88,183</text:p>
          </table:table-cell>
          <table:table-cell table:style-name="ce25" office:value-type="float" office:value="16647" calcext:value-type="float">
            <text:p>16,647</text:p>
          </table:table-cell>
          <table:table-cell table:style-name="ce25" office:value-type="float" office:value="17748" calcext:value-type="float">
            <text:p>17,748</text:p>
          </table:table-cell>
          <table:table-cell table:style-name="ce25" office:value-type="float" office:value="18337" calcext:value-type="float">
            <text:p>18,337</text:p>
          </table:table-cell>
          <table:table-cell table:style-name="ce25" office:value-type="float" office:value="17912" calcext:value-type="float">
            <text:p>17,912</text:p>
          </table:table-cell>
          <table:table-cell table:style-name="ce49" office:value-type="float" office:value="17539" calcext:value-type="float">
            <text:p>17,539</text:p>
          </table:table-cell>
          <table:table-cell table:style-name="ce25" office:value-type="float" office:value="84572" calcext:value-type="float">
            <text:p>84,572</text:p>
          </table:table-cell>
          <table:table-cell table:style-name="ce25" office:value-type="float" office:value="17088" calcext:value-type="float">
            <text:p>17,088</text:p>
          </table:table-cell>
          <table:table-cell table:style-name="ce25" office:value-type="float" office:value="16681" calcext:value-type="float">
            <text:p>16,681</text:p>
          </table:table-cell>
          <table:table-cell table:style-name="ce25" office:value-type="float" office:value="17049" calcext:value-type="float">
            <text:p>17,049</text:p>
          </table:table-cell>
          <table:table-cell table:style-name="ce25" office:value-type="float" office:value="17023" calcext:value-type="float">
            <text:p>17,023</text:p>
          </table:table-cell>
          <table:table-cell table:style-name="ce49" office:value-type="float" office:value="16731" calcext:value-type="float">
            <text:p>16,731</text:p>
          </table:table-cell>
          <table:table-cell table:style-name="ce25" office:value-type="float" office:value="82884" calcext:value-type="float">
            <text:p>82,884</text:p>
          </table:table-cell>
          <table:table-cell table:style-name="ce25" office:value-type="float" office:value="15846" calcext:value-type="float">
            <text:p>15,846</text:p>
          </table:table-cell>
          <table:table-cell table:style-name="ce25" office:value-type="float" office:value="15367" calcext:value-type="float">
            <text:p>15,367</text:p>
          </table:table-cell>
          <table:table-cell table:style-name="ce25" office:value-type="float" office:value="15889" calcext:value-type="float">
            <text:p>15,889</text:p>
          </table:table-cell>
          <table:table-cell table:style-name="ce25" office:value-type="float" office:value="17768" calcext:value-type="float">
            <text:p>17,768</text:p>
          </table:table-cell>
          <table:table-cell table:style-name="ce49" office:value-type="float" office:value="18014" calcext:value-type="float">
            <text:p>18,014</text:p>
          </table:table-cell>
          <table:table-cell table:style-name="ce25" office:value-type="float" office:value="97993" calcext:value-type="float">
            <text:p>97,993</text:p>
          </table:table-cell>
          <table:table-cell table:style-name="ce25" office:value-type="float" office:value="19304" calcext:value-type="float">
            <text:p>19,304</text:p>
          </table:table-cell>
          <table:table-cell table:style-name="ce25" office:value-type="float" office:value="19760" calcext:value-type="float">
            <text:p>19,760</text:p>
          </table:table-cell>
          <table:table-cell table:style-name="ce25" office:value-type="float" office:value="19639" calcext:value-type="float">
            <text:p>19,639</text:p>
          </table:table-cell>
          <table:table-cell table:style-name="ce25" office:value-type="float" office:value="19748" calcext:value-type="float">
            <text:p>19,748</text:p>
          </table:table-cell>
          <table:table-cell table:style-name="ce49" office:value-type="float" office:value="19542" calcext:value-type="float">
            <text:p>19,542</text:p>
          </table:table-cell>
          <table:table-cell table:style-name="ce25" office:value-type="float" office:value="92172" calcext:value-type="float">
            <text:p>92,172</text:p>
          </table:table-cell>
          <table:table-cell table:style-name="ce25" office:value-type="float" office:value="18192" calcext:value-type="float">
            <text:p>18,192</text:p>
          </table:table-cell>
          <table:table-cell table:style-name="ce25" office:value-type="float" office:value="19978" calcext:value-type="float">
            <text:p>19,978</text:p>
          </table:table-cell>
          <table:table-cell table:style-name="ce25" office:value-type="float" office:value="18522" calcext:value-type="float">
            <text:p>18,522</text:p>
          </table:table-cell>
          <table:table-cell table:style-name="ce25" office:value-type="float" office:value="17720" calcext:value-type="float">
            <text:p>17,720</text:p>
          </table:table-cell>
          <table:table-cell table:style-name="ce49" office:value-type="float" office:value="17760" calcext:value-type="float">
            <text:p>17,760</text:p>
          </table:table-cell>
          <table:table-cell table:style-name="ce25" office:value-type="float" office:value="95385" calcext:value-type="float">
            <text:p>95,385</text:p>
          </table:table-cell>
          <table:table-cell table:style-name="ce25" office:value-type="float" office:value="17991" calcext:value-type="float">
            <text:p>17,991</text:p>
          </table:table-cell>
          <table:table-cell table:style-name="ce25" office:value-type="float" office:value="18368" calcext:value-type="float">
            <text:p>18,368</text:p>
          </table:table-cell>
          <table:table-cell table:style-name="ce25" office:value-type="float" office:value="19315" calcext:value-type="float">
            <text:p>19,315</text:p>
          </table:table-cell>
          <table:table-cell table:style-name="ce25" office:value-type="float" office:value="19785" calcext:value-type="float">
            <text:p>19,785</text:p>
          </table:table-cell>
          <table:table-cell table:style-name="ce49" office:value-type="float" office:value="19926" calcext:value-type="float">
            <text:p>19,926</text:p>
          </table:table-cell>
          <table:table-cell table:style-name="ce25" office:value-type="float" office:value="101834" calcext:value-type="float">
            <text:p>101,834</text:p>
          </table:table-cell>
          <table:table-cell table:style-name="ce25" office:value-type="float" office:value="19554" calcext:value-type="float">
            <text:p>19,554</text:p>
          </table:table-cell>
          <table:table-cell table:style-name="ce25" office:value-type="float" office:value="19711" calcext:value-type="float">
            <text:p>19,711</text:p>
          </table:table-cell>
          <table:table-cell table:style-name="ce25" office:value-type="float" office:value="20210" calcext:value-type="float">
            <text:p>20,210</text:p>
          </table:table-cell>
          <table:table-cell table:style-name="ce25" office:value-type="float" office:value="21267" calcext:value-type="float">
            <text:p>21,267</text:p>
          </table:table-cell>
          <table:table-cell table:style-name="ce49" office:value-type="float" office:value="21092" calcext:value-type="float">
            <text:p>21,092</text:p>
          </table:table-cell>
          <table:table-cell table:style-name="ce25" office:value-type="float" office:value="106059" calcext:value-type="float">
            <text:p>106,059</text:p>
          </table:table-cell>
          <table:table-cell table:style-name="ce25" office:value-type="float" office:value="21503" calcext:value-type="float">
            <text:p>21,503</text:p>
          </table:table-cell>
          <table:table-cell table:style-name="ce25" office:value-type="float" office:value="20942" calcext:value-type="float">
            <text:p>20,942</text:p>
          </table:table-cell>
          <table:table-cell table:style-name="ce25" office:value-type="float" office:value="21063" calcext:value-type="float">
            <text:p>21,063</text:p>
          </table:table-cell>
          <table:table-cell table:style-name="ce25" office:value-type="float" office:value="21137" calcext:value-type="float">
            <text:p>21,137</text:p>
          </table:table-cell>
          <table:table-cell table:style-name="ce49" office:value-type="float" office:value="21414" calcext:value-type="float">
            <text:p>21,414</text:p>
          </table:table-cell>
          <table:table-cell table:style-name="ce25" office:value-type="float" office:value="103128" calcext:value-type="float">
            <text:p>103,128</text:p>
          </table:table-cell>
          <table:table-cell table:style-name="ce25" office:value-type="float" office:value="20848" calcext:value-type="float">
            <text:p>20,848</text:p>
          </table:table-cell>
          <table:table-cell table:style-name="ce25" office:value-type="float" office:value="20243" calcext:value-type="float">
            <text:p>20,243</text:p>
          </table:table-cell>
          <table:table-cell table:style-name="ce25" office:value-type="float" office:value="21031" calcext:value-type="float">
            <text:p>21,031</text:p>
          </table:table-cell>
          <table:table-cell table:style-name="ce25" office:value-type="float" office:value="21055" calcext:value-type="float">
            <text:p>21,055</text:p>
          </table:table-cell>
          <table:table-cell table:style-name="ce49" office:value-type="float" office:value="19951" calcext:value-type="float">
            <text:p>19,951</text:p>
          </table:table-cell>
          <table:table-cell table:style-name="ce25" office:value-type="float" office:value="89254" calcext:value-type="float">
            <text:p>89,254</text:p>
          </table:table-cell>
          <table:table-cell table:style-name="ce25" office:value-type="float" office:value="19871" calcext:value-type="float">
            <text:p>19,871</text:p>
          </table:table-cell>
          <table:table-cell table:style-name="ce25" office:value-type="float" office:value="19481" calcext:value-type="float">
            <text:p>19,481</text:p>
          </table:table-cell>
          <table:table-cell table:style-name="ce25" office:value-type="float" office:value="18796" calcext:value-type="float">
            <text:p>18,796</text:p>
          </table:table-cell>
          <table:table-cell table:style-name="ce25" office:value-type="float" office:value="15929" calcext:value-type="float">
            <text:p>15,929</text:p>
          </table:table-cell>
          <table:table-cell table:style-name="ce49" office:value-type="float" office:value="15177" calcext:value-type="float">
            <text:p>15,177</text:p>
          </table:table-cell>
          <table:table-cell table:style-name="ce25" office:value-type="float" office:value="51261" calcext:value-type="float">
            <text:p>51,261</text:p>
          </table:table-cell>
          <table:table-cell table:style-name="ce25" office:value-type="float" office:value="13010" calcext:value-type="float">
            <text:p>13,010</text:p>
          </table:table-cell>
          <table:table-cell table:style-name="ce25" office:value-type="float" office:value="11647" calcext:value-type="float">
            <text:p>11,647</text:p>
          </table:table-cell>
          <table:table-cell table:style-name="ce25" office:value-type="float" office:value="8231" calcext:value-type="float">
            <text:p>8,231</text:p>
          </table:table-cell>
          <table:table-cell table:style-name="ce25" office:value-type="float" office:value="8742" calcext:value-type="float">
            <text:p>8,742</text:p>
          </table:table-cell>
          <table:table-cell table:style-name="ce49" office:value-type="float" office:value="9631" calcext:value-type="float">
            <text:p>9,631</text:p>
          </table:table-cell>
          <table:table-cell table:style-name="ce25" office:value-type="float" office:value="43405" calcext:value-type="float">
            <text:p>43,405</text:p>
          </table:table-cell>
          <table:table-cell table:style-name="ce25" office:value-type="float" office:value="9272" calcext:value-type="float">
            <text:p>9,272</text:p>
          </table:table-cell>
          <table:table-cell table:style-name="ce25" office:value-type="float" office:value="9063" calcext:value-type="float">
            <text:p>9,063</text:p>
          </table:table-cell>
          <table:table-cell table:style-name="ce25" office:value-type="float" office:value="8905" calcext:value-type="float">
            <text:p>8,905</text:p>
          </table:table-cell>
          <table:table-cell table:style-name="ce25" office:value-type="float" office:value="8334" calcext:value-type="float">
            <text:p>8,334</text:p>
          </table:table-cell>
          <table:table-cell table:style-name="ce49" office:value-type="float" office:value="7831" calcext:value-type="float">
            <text:p>7,831</text:p>
          </table:table-cell>
          <table:table-cell table:style-name="ce25" office:value-type="float" office:value="32849" calcext:value-type="float">
            <text:p>32,849</text:p>
          </table:table-cell>
          <table:table-cell table:style-name="ce25" office:value-type="float" office:value="7096" calcext:value-type="float">
            <text:p>7,096</text:p>
          </table:table-cell>
          <table:table-cell table:style-name="ce25" office:value-type="float" office:value="6740" calcext:value-type="float">
            <text:p>6,740</text:p>
          </table:table-cell>
          <table:table-cell table:style-name="ce25" office:value-type="float" office:value="6519" calcext:value-type="float">
            <text:p>6,519</text:p>
          </table:table-cell>
          <table:table-cell table:style-name="ce25" office:value-type="float" office:value="6304" calcext:value-type="float">
            <text:p>6,304</text:p>
          </table:table-cell>
          <table:table-cell table:style-name="ce49" office:value-type="float" office:value="6190" calcext:value-type="float">
            <text:p>6,190</text:p>
          </table:table-cell>
          <table:table-cell table:style-name="ce25" office:value-type="float" office:value="33462" calcext:value-type="float">
            <text:p>33,462</text:p>
          </table:table-cell>
          <table:table-cell table:style-name="ce25" office:value-type="float" office:value="6358" calcext:value-type="float">
            <text:p>6,358</text:p>
          </table:table-cell>
          <table:table-cell table:style-name="ce25" office:value-type="float" office:value="6729" calcext:value-type="float">
            <text:p>6,729</text:p>
          </table:table-cell>
          <table:table-cell table:style-name="ce25" office:value-type="float" office:value="6933" calcext:value-type="float">
            <text:p>6,933</text:p>
          </table:table-cell>
          <table:table-cell table:style-name="ce25" office:value-type="float" office:value="6855" calcext:value-type="float">
            <text:p>6,855</text:p>
          </table:table-cell>
          <table:table-cell table:style-name="ce49" office:value-type="float" office:value="6587" calcext:value-type="float">
            <text:p>6,587</text:p>
          </table:table-cell>
          <table:table-cell table:style-name="ce25" office:value-type="float" office:value="26090" calcext:value-type="float">
            <text:p>26,090</text:p>
          </table:table-cell>
          <table:table-cell table:style-name="ce25" office:value-type="float" office:value="6055" calcext:value-type="float">
            <text:p>6,055</text:p>
          </table:table-cell>
          <table:table-cell table:style-name="ce25" office:value-type="float" office:value="5713" calcext:value-type="float">
            <text:p>5,713</text:p>
          </table:table-cell>
          <table:table-cell table:style-name="ce25" office:value-type="float" office:value="5468" calcext:value-type="float">
            <text:p>5,468</text:p>
          </table:table-cell>
          <table:table-cell table:style-name="ce25" office:value-type="float" office:value="4765" calcext:value-type="float">
            <text:p>4,765</text:p>
          </table:table-cell>
          <table:table-cell table:style-name="ce49" office:value-type="float" office:value="4089" calcext:value-type="float">
            <text:p>4,089</text:p>
          </table:table-cell>
          <table:table-cell table:style-name="ce25" office:value-type="float" office:value="12966" calcext:value-type="float">
            <text:p>12,966</text:p>
          </table:table-cell>
          <table:table-cell table:style-name="ce25" office:value-type="float" office:value="3556" calcext:value-type="float">
            <text:p>3,556</text:p>
          </table:table-cell>
          <table:table-cell table:style-name="ce25" office:value-type="float" office:value="3195" calcext:value-type="float">
            <text:p>3,195</text:p>
          </table:table-cell>
          <table:table-cell table:style-name="ce25" office:value-type="float" office:value="2607" calcext:value-type="float">
            <text:p>2,607</text:p>
          </table:table-cell>
          <table:table-cell table:style-name="ce25" office:value-type="float" office:value="1990" calcext:value-type="float">
            <text:p>1,990</text:p>
          </table:table-cell>
          <table:table-cell table:style-name="ce49" office:value-type="float" office:value="1618" calcext:value-type="float">
            <text:p>1,618</text:p>
          </table:table-cell>
          <table:table-cell table:style-name="ce25" office:value-type="float" office:value="4006" calcext:value-type="float">
            <text:p>4,006</text:p>
          </table:table-cell>
          <table:table-cell table:style-name="ce25" office:value-type="float" office:value="1196" calcext:value-type="float">
            <text:p>1,196</text:p>
          </table:table-cell>
          <table:table-cell table:style-name="ce25" office:value-type="float" office:value="985" calcext:value-type="float">
            <text:p>985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office:value-type="float" office:value="588" calcext:value-type="float">
            <text:p>588</text:p>
          </table:table-cell>
          <table:table-cell table:style-name="ce49" office:value-type="float" office:value="513" calcext:value-type="float">
            <text:p>51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120" calcext:value-type="float">
            <text:p>120</text:p>
          </table:table-cell>
          <table:table-cell table:style-name="ce49" office:value-type="float" office:value="86" calcext:value-type="float">
            <text:p>86</text:p>
          </table:table-cell>
          <table:table-cell table:style-name="ce25" office:value-type="float" office:value="269" calcext:value-type="float">
            <text:p>2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3537" calcext:value-type="float">
            <text:p>1,353,537</text:p>
          </table:table-cell>
          <table:table-cell table:style-name="ce38" table:formula="of:=SUM([.E79:.I79])" office:value-type="float" office:value="52970" calcext:value-type="float">
            <text:p>52,970</text:p>
          </table:table-cell>
          <table:table-cell table:style-name="ce26" office:value-type="float" office:value="10175" calcext:value-type="float">
            <text:p>10,175</text:p>
          </table:table-cell>
          <table:table-cell table:style-name="ce26" office:value-type="float" office:value="10877" calcext:value-type="float">
            <text:p>10,877</text:p>
          </table:table-cell>
          <table:table-cell table:style-name="ce26" office:value-type="float" office:value="10433" calcext:value-type="float">
            <text:p>10,433</text:p>
          </table:table-cell>
          <table:table-cell table:style-name="ce26" office:value-type="float" office:value="10732" calcext:value-type="float">
            <text:p>10,732</text:p>
          </table:table-cell>
          <table:table-cell table:style-name="ce26" office:value-type="float" office:value="10753" calcext:value-type="float">
            <text:p>10,753</text:p>
          </table:table-cell>
          <table:table-cell table:style-name="ce26" office:value-type="float" office:value="64856" calcext:value-type="float">
            <text:p>64,856</text:p>
          </table:table-cell>
          <table:table-cell table:style-name="ce26" office:value-type="float" office:value="11681" calcext:value-type="float">
            <text:p>11,681</text:p>
          </table:table-cell>
          <table:table-cell table:style-name="ce26" office:value-type="float" office:value="11725" calcext:value-type="float">
            <text:p>11,725</text:p>
          </table:table-cell>
          <table:table-cell table:style-name="ce26" office:value-type="float" office:value="13806" calcext:value-type="float">
            <text:p>13,806</text:p>
          </table:table-cell>
          <table:table-cell table:style-name="ce26" office:value-type="float" office:value="14004" calcext:value-type="float">
            <text:p>14,004</text:p>
          </table:table-cell>
          <table:table-cell table:style-name="ce38" office:value-type="float" office:value="13640" calcext:value-type="float">
            <text:p>13,640</text:p>
          </table:table-cell>
          <table:table-cell table:style-name="ce26" office:value-type="float" office:value="81106" calcext:value-type="float">
            <text:p>81,106</text:p>
          </table:table-cell>
          <table:table-cell table:style-name="ce26" office:value-type="float" office:value="15121" calcext:value-type="float">
            <text:p>15,121</text:p>
          </table:table-cell>
          <table:table-cell table:style-name="ce26" office:value-type="float" office:value="16572" calcext:value-type="float">
            <text:p>16,572</text:p>
          </table:table-cell>
          <table:table-cell table:style-name="ce26" office:value-type="float" office:value="17013" calcext:value-type="float">
            <text:p>17,013</text:p>
          </table:table-cell>
          <table:table-cell table:style-name="ce26" office:value-type="float" office:value="16357" calcext:value-type="float">
            <text:p>16,357</text:p>
          </table:table-cell>
          <table:table-cell table:style-name="ce38" office:value-type="float" office:value="16043" calcext:value-type="float">
            <text:p>16,043</text:p>
          </table:table-cell>
          <table:table-cell table:style-name="ce26" office:value-type="float" office:value="77508" calcext:value-type="float">
            <text:p>77,508</text:p>
          </table:table-cell>
          <table:table-cell table:style-name="ce26" office:value-type="float" office:value="15872" calcext:value-type="float">
            <text:p>15,872</text:p>
          </table:table-cell>
          <table:table-cell table:style-name="ce26" office:value-type="float" office:value="15099" calcext:value-type="float">
            <text:p>15,099</text:p>
          </table:table-cell>
          <table:table-cell table:style-name="ce26" office:value-type="float" office:value="15307" calcext:value-type="float">
            <text:p>15,307</text:p>
          </table:table-cell>
          <table:table-cell table:style-name="ce26" office:value-type="float" office:value="15679" calcext:value-type="float">
            <text:p>15,679</text:p>
          </table:table-cell>
          <table:table-cell table:style-name="ce38" office:value-type="float" office:value="15551" calcext:value-type="float">
            <text:p>15,551</text:p>
          </table:table-cell>
          <table:table-cell table:style-name="ce26" office:value-type="float" office:value="80218" calcext:value-type="float">
            <text:p>80,218</text:p>
          </table:table-cell>
          <table:table-cell table:style-name="ce26" office:value-type="float" office:value="15150" calcext:value-type="float">
            <text:p>15,150</text:p>
          </table:table-cell>
          <table:table-cell table:style-name="ce26" office:value-type="float" office:value="14660" calcext:value-type="float">
            <text:p>14,660</text:p>
          </table:table-cell>
          <table:table-cell table:style-name="ce26" office:value-type="float" office:value="15415" calcext:value-type="float">
            <text:p>15,415</text:p>
          </table:table-cell>
          <table:table-cell table:style-name="ce26" office:value-type="float" office:value="17227" calcext:value-type="float">
            <text:p>17,227</text:p>
          </table:table-cell>
          <table:table-cell table:style-name="ce38" office:value-type="float" office:value="17766" calcext:value-type="float">
            <text:p>17,766</text:p>
          </table:table-cell>
          <table:table-cell table:style-name="ce26" office:value-type="float" office:value="101016" calcext:value-type="float">
            <text:p>101,016</text:p>
          </table:table-cell>
          <table:table-cell table:style-name="ce26" office:value-type="float" office:value="18803" calcext:value-type="float">
            <text:p>18,803</text:p>
          </table:table-cell>
          <table:table-cell table:style-name="ce26" office:value-type="float" office:value="19859" calcext:value-type="float">
            <text:p>19,859</text:p>
          </table:table-cell>
          <table:table-cell table:style-name="ce26" office:value-type="float" office:value="20370" calcext:value-type="float">
            <text:p>20,370</text:p>
          </table:table-cell>
          <table:table-cell table:style-name="ce26" office:value-type="float" office:value="20794" calcext:value-type="float">
            <text:p>20,794</text:p>
          </table:table-cell>
          <table:table-cell table:style-name="ce38" office:value-type="float" office:value="21190" calcext:value-type="float">
            <text:p>21,190</text:p>
          </table:table-cell>
          <table:table-cell table:style-name="ce26" office:value-type="float" office:value="106360" calcext:value-type="float">
            <text:p>106,360</text:p>
          </table:table-cell>
          <table:table-cell table:style-name="ce26" office:value-type="float" office:value="20108" calcext:value-type="float">
            <text:p>20,108</text:p>
          </table:table-cell>
          <table:table-cell table:style-name="ce26" office:value-type="float" office:value="22673" calcext:value-type="float">
            <text:p>22,673</text:p>
          </table:table-cell>
          <table:table-cell table:style-name="ce26" office:value-type="float" office:value="21627" calcext:value-type="float">
            <text:p>21,627</text:p>
          </table:table-cell>
          <table:table-cell table:style-name="ce26" office:value-type="float" office:value="21094" calcext:value-type="float">
            <text:p>21,094</text:p>
          </table:table-cell>
          <table:table-cell table:style-name="ce38" office:value-type="float" office:value="20858" calcext:value-type="float">
            <text:p>20,858</text:p>
          </table:table-cell>
          <table:table-cell table:style-name="ce26" office:value-type="float" office:value="114586" calcext:value-type="float">
            <text:p>114,586</text:p>
          </table:table-cell>
          <table:table-cell table:style-name="ce26" office:value-type="float" office:value="21369" calcext:value-type="float">
            <text:p>21,369</text:p>
          </table:table-cell>
          <table:table-cell table:style-name="ce26" office:value-type="float" office:value="22351" calcext:value-type="float">
            <text:p>22,351</text:p>
          </table:table-cell>
          <table:table-cell table:style-name="ce26" office:value-type="float" office:value="23201" calcext:value-type="float">
            <text:p>23,201</text:p>
          </table:table-cell>
          <table:table-cell table:style-name="ce26" office:value-type="float" office:value="23779" calcext:value-type="float">
            <text:p>23,779</text:p>
          </table:table-cell>
          <table:table-cell table:style-name="ce38" office:value-type="float" office:value="23886" calcext:value-type="float">
            <text:p>23,886</text:p>
          </table:table-cell>
          <table:table-cell table:style-name="ce26" office:value-type="float" office:value="118955" calcext:value-type="float">
            <text:p>118,955</text:p>
          </table:table-cell>
          <table:table-cell table:style-name="ce26" office:value-type="float" office:value="23594" calcext:value-type="float">
            <text:p>23,594</text:p>
          </table:table-cell>
          <table:table-cell table:style-name="ce26" office:value-type="float" office:value="23147" calcext:value-type="float">
            <text:p>23,147</text:p>
          </table:table-cell>
          <table:table-cell table:style-name="ce26" office:value-type="float" office:value="23740" calcext:value-type="float">
            <text:p>23,740</text:p>
          </table:table-cell>
          <table:table-cell table:style-name="ce26" office:value-type="float" office:value="24265" calcext:value-type="float">
            <text:p>24,265</text:p>
          </table:table-cell>
          <table:table-cell table:style-name="ce38" office:value-type="float" office:value="24209" calcext:value-type="float">
            <text:p>24,209</text:p>
          </table:table-cell>
          <table:table-cell table:style-name="ce26" office:value-type="float" office:value="119894" calcext:value-type="float">
            <text:p>119,894</text:p>
          </table:table-cell>
          <table:table-cell table:style-name="ce26" office:value-type="float" office:value="24374" calcext:value-type="float">
            <text:p>24,374</text:p>
          </table:table-cell>
          <table:table-cell table:style-name="ce26" office:value-type="float" office:value="23961" calcext:value-type="float">
            <text:p>23,961</text:p>
          </table:table-cell>
          <table:table-cell table:style-name="ce26" office:value-type="float" office:value="23487" calcext:value-type="float">
            <text:p>23,487</text:p>
          </table:table-cell>
          <table:table-cell table:style-name="ce26" office:value-type="float" office:value="23705" calcext:value-type="float">
            <text:p>23,705</text:p>
          </table:table-cell>
          <table:table-cell table:style-name="ce38" office:value-type="float" office:value="24367" calcext:value-type="float">
            <text:p>24,367</text:p>
          </table:table-cell>
          <table:table-cell table:style-name="ce26" office:value-type="float" office:value="114697" calcext:value-type="float">
            <text:p>114,697</text:p>
          </table:table-cell>
          <table:table-cell table:style-name="ce26" office:value-type="float" office:value="23275" calcext:value-type="float">
            <text:p>23,275</text:p>
          </table:table-cell>
          <table:table-cell table:style-name="ce26" office:value-type="float" office:value="23094" calcext:value-type="float">
            <text:p>23,094</text:p>
          </table:table-cell>
          <table:table-cell table:style-name="ce26" office:value-type="float" office:value="23472" calcext:value-type="float">
            <text:p>23,472</text:p>
          </table:table-cell>
          <table:table-cell table:style-name="ce26" office:value-type="float" office:value="22957" calcext:value-type="float">
            <text:p>22,957</text:p>
          </table:table-cell>
          <table:table-cell table:style-name="ce38" office:value-type="float" office:value="21899" calcext:value-type="float">
            <text:p>21,899</text:p>
          </table:table-cell>
          <table:table-cell table:style-name="ce26" office:value-type="float" office:value="99067" calcext:value-type="float">
            <text:p>99,067</text:p>
          </table:table-cell>
          <table:table-cell table:style-name="ce26" office:value-type="float" office:value="21654" calcext:value-type="float">
            <text:p>21,654</text:p>
          </table:table-cell>
          <table:table-cell table:style-name="ce26" office:value-type="float" office:value="21503" calcext:value-type="float">
            <text:p>21,503</text:p>
          </table:table-cell>
          <table:table-cell table:style-name="ce26" office:value-type="float" office:value="20774" calcext:value-type="float">
            <text:p>20,774</text:p>
          </table:table-cell>
          <table:table-cell table:style-name="ce26" office:value-type="float" office:value="18304" calcext:value-type="float">
            <text:p>18,304</text:p>
          </table:table-cell>
          <table:table-cell table:style-name="ce38" office:value-type="float" office:value="16832" calcext:value-type="float">
            <text:p>16,832</text:p>
          </table:table-cell>
          <table:table-cell table:style-name="ce26" office:value-type="float" office:value="57916" calcext:value-type="float">
            <text:p>57,916</text:p>
          </table:table-cell>
          <table:table-cell table:style-name="ce26" office:value-type="float" office:value="14258" calcext:value-type="float">
            <text:p>14,258</text:p>
          </table:table-cell>
          <table:table-cell table:style-name="ce26" office:value-type="float" office:value="12885" calcext:value-type="float">
            <text:p>12,885</text:p>
          </table:table-cell>
          <table:table-cell table:style-name="ce26" office:value-type="float" office:value="9231" calcext:value-type="float">
            <text:p>9,231</text:p>
          </table:table-cell>
          <table:table-cell table:style-name="ce26" office:value-type="float" office:value="10367" calcext:value-type="float">
            <text:p>10,367</text:p>
          </table:table-cell>
          <table:table-cell table:style-name="ce38" office:value-type="float" office:value="11175" calcext:value-type="float">
            <text:p>11,175</text:p>
          </table:table-cell>
          <table:table-cell table:style-name="ce26" office:value-type="float" office:value="53005" calcext:value-type="float">
            <text:p>53,005</text:p>
          </table:table-cell>
          <table:table-cell table:style-name="ce26" office:value-type="float" office:value="10950" calcext:value-type="float">
            <text:p>10,950</text:p>
          </table:table-cell>
          <table:table-cell table:style-name="ce26" office:value-type="float" office:value="10924" calcext:value-type="float">
            <text:p>10,924</text:p>
          </table:table-cell>
          <table:table-cell table:style-name="ce26" office:value-type="float" office:value="10687" calcext:value-type="float">
            <text:p>10,687</text:p>
          </table:table-cell>
          <table:table-cell table:style-name="ce26" office:value-type="float" office:value="10694" calcext:value-type="float">
            <text:p>10,694</text:p>
          </table:table-cell>
          <table:table-cell table:style-name="ce38" office:value-type="float" office:value="9750" calcext:value-type="float">
            <text:p>9,750</text:p>
          </table:table-cell>
          <table:table-cell table:style-name="ce26" office:value-type="float" office:value="41246" calcext:value-type="float">
            <text:p>41,246</text:p>
          </table:table-cell>
          <table:table-cell table:style-name="ce26" office:value-type="float" office:value="9226" calcext:value-type="float">
            <text:p>9,226</text:p>
          </table:table-cell>
          <table:table-cell table:style-name="ce26" office:value-type="float" office:value="8706" calcext:value-type="float">
            <text:p>8,706</text:p>
          </table:table-cell>
          <table:table-cell table:style-name="ce26" office:value-type="float" office:value="8301" calcext:value-type="float">
            <text:p>8,301</text:p>
          </table:table-cell>
          <table:table-cell table:style-name="ce26" office:value-type="float" office:value="7863" calcext:value-type="float">
            <text:p>7,863</text:p>
          </table:table-cell>
          <table:table-cell table:style-name="ce38" office:value-type="float" office:value="7150" calcext:value-type="float">
            <text:p>7,150</text:p>
          </table:table-cell>
          <table:table-cell table:style-name="ce26" office:value-type="float" office:value="31507" calcext:value-type="float">
            <text:p>31,507</text:p>
          </table:table-cell>
          <table:table-cell table:style-name="ce26" office:value-type="float" office:value="6967" calcext:value-type="float">
            <text:p>6,967</text:p>
          </table:table-cell>
          <table:table-cell table:style-name="ce26" office:value-type="float" office:value="6690" calcext:value-type="float">
            <text:p>6,690</text:p>
          </table:table-cell>
          <table:table-cell table:style-name="ce26" office:value-type="float" office:value="6173" calcext:value-type="float">
            <text:p>6,173</text:p>
          </table:table-cell>
          <table:table-cell table:style-name="ce26" office:value-type="float" office:value="6030" calcext:value-type="float">
            <text:p>6,030</text:p>
          </table:table-cell>
          <table:table-cell table:style-name="ce38" office:value-type="float" office:value="5647" calcext:value-type="float">
            <text:p>5,647</text:p>
          </table:table-cell>
          <table:table-cell table:style-name="ce26" office:value-type="float" office:value="22313" calcext:value-type="float">
            <text:p>22,313</text:p>
          </table:table-cell>
          <table:table-cell table:style-name="ce26" office:value-type="float" office:value="5355" calcext:value-type="float">
            <text:p>5,355</text:p>
          </table:table-cell>
          <table:table-cell table:style-name="ce26" office:value-type="float" office:value="4867" calcext:value-type="float">
            <text:p>4,867</text:p>
          </table:table-cell>
          <table:table-cell table:style-name="ce26" office:value-type="float" office:value="4561" calcext:value-type="float">
            <text:p>4,561</text:p>
          </table:table-cell>
          <table:table-cell table:style-name="ce26" office:value-type="float" office:value="4014" calcext:value-type="float">
            <text:p>4,014</text:p>
          </table:table-cell>
          <table:table-cell table:style-name="ce38" office:value-type="float" office:value="3516" calcext:value-type="float">
            <text:p>3,516</text:p>
          </table:table-cell>
          <table:table-cell table:style-name="ce26" office:value-type="float" office:value="11169" calcext:value-type="float">
            <text:p>11,169</text:p>
          </table:table-cell>
          <table:table-cell table:style-name="ce26" office:value-type="float" office:value="2971" calcext:value-type="float">
            <text:p>2,971</text:p>
          </table:table-cell>
          <table:table-cell table:style-name="ce26" office:value-type="float" office:value="2686" calcext:value-type="float">
            <text:p>2,686</text:p>
          </table:table-cell>
          <table:table-cell table:style-name="ce26" office:value-type="float" office:value="2358" calcext:value-type="float">
            <text:p>2,358</text:p>
          </table:table-cell>
          <table:table-cell table:style-name="ce26" office:value-type="float" office:value="1764" calcext:value-type="float">
            <text:p>1,764</text:p>
          </table:table-cell>
          <table:table-cell table:style-name="ce38" office:value-type="float" office:value="1390" calcext:value-type="float">
            <text:p>1,390</text:p>
          </table:table-cell>
          <table:table-cell table:style-name="ce26" office:value-type="float" office:value="3953" calcext:value-type="float">
            <text:p>3,953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717" calcext:value-type="float">
            <text:p>717</text:p>
          </table:table-cell>
          <table:table-cell table:style-name="ce26" office:value-type="float" office:value="582" calcext:value-type="float">
            <text:p>582</text:p>
          </table:table-cell>
          <table:table-cell table:style-name="ce38" office:value-type="float" office:value="502" calcext:value-type="float">
            <text:p>502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365" calcext:value-type="float">
            <text:p>365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05" calcext:value-type="float">
            <text:p>105</text:p>
          </table:table-cell>
          <table:table-cell table:style-name="ce38" office:value-type="float" office:value="59" calcext:value-type="float">
            <text:p>59</text:p>
          </table:table-cell>
          <table:table-cell table:style-name="ce26" office:value-type="float" office:value="238" calcext:value-type="float">
            <text:p>2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3649" calcext:value-type="float">
            <text:p>1,523,649</text:p>
          </table:table-cell>
          <table:table-cell table:style-name="ce25" table:formula="of:=SUM([.E80:.I80])" office:value-type="float" office:value="61988" calcext:value-type="float">
            <text:p>61,988</text:p>
          </table:table-cell>
          <table:table-cell table:style-name="ce25" office:value-type="float" office:value="11241" calcext:value-type="float">
            <text:p>11,241</text:p>
          </table:table-cell>
          <table:table-cell table:style-name="ce25" office:value-type="float" office:value="12092" calcext:value-type="float">
            <text:p>12,092</text:p>
          </table:table-cell>
          <table:table-cell table:style-name="ce25" office:value-type="float" office:value="12244" calcext:value-type="float">
            <text:p>12,244</text:p>
          </table:table-cell>
          <table:table-cell table:style-name="ce25" office:value-type="float" office:value="13011" calcext:value-type="float">
            <text:p>13,011</text:p>
          </table:table-cell>
          <table:table-cell table:style-name="ce25" office:value-type="float" office:value="13400" calcext:value-type="float">
            <text:p>13,400</text:p>
          </table:table-cell>
          <table:table-cell table:style-name="ce25" office:value-type="float" office:value="85303" calcext:value-type="float">
            <text:p>85,303</text:p>
          </table:table-cell>
          <table:table-cell table:style-name="ce25" office:value-type="float" office:value="14809" calcext:value-type="float">
            <text:p>14,809</text:p>
          </table:table-cell>
          <table:table-cell table:style-name="ce25" office:value-type="float" office:value="15431" calcext:value-type="float">
            <text:p>15,431</text:p>
          </table:table-cell>
          <table:table-cell table:style-name="ce25" office:value-type="float" office:value="18394" calcext:value-type="float">
            <text:p>18,394</text:p>
          </table:table-cell>
          <table:table-cell table:style-name="ce25" office:value-type="float" office:value="18878" calcext:value-type="float">
            <text:p>18,878</text:p>
          </table:table-cell>
          <table:table-cell table:style-name="ce49" office:value-type="float" office:value="17791" calcext:value-type="float">
            <text:p>17,791</text:p>
          </table:table-cell>
          <table:table-cell table:style-name="ce25" office:value-type="float" office:value="104428" calcext:value-type="float">
            <text:p>104,428</text:p>
          </table:table-cell>
          <table:table-cell table:style-name="ce25" office:value-type="float" office:value="19372" calcext:value-type="float">
            <text:p>19,372</text:p>
          </table:table-cell>
          <table:table-cell table:style-name="ce25" office:value-type="float" office:value="21417" calcext:value-type="float">
            <text:p>21,417</text:p>
          </table:table-cell>
          <table:table-cell table:style-name="ce25" office:value-type="float" office:value="21247" calcext:value-type="float">
            <text:p>21,247</text:p>
          </table:table-cell>
          <table:table-cell table:style-name="ce25" office:value-type="float" office:value="21246" calcext:value-type="float">
            <text:p>21,246</text:p>
          </table:table-cell>
          <table:table-cell table:style-name="ce49" office:value-type="float" office:value="21146" calcext:value-type="float">
            <text:p>21,146</text:p>
          </table:table-cell>
          <table:table-cell table:style-name="ce25" office:value-type="float" office:value="101397" calcext:value-type="float">
            <text:p>101,397</text:p>
          </table:table-cell>
          <table:table-cell table:style-name="ce25" office:value-type="float" office:value="20578" calcext:value-type="float">
            <text:p>20,578</text:p>
          </table:table-cell>
          <table:table-cell table:style-name="ce25" office:value-type="float" office:value="19835" calcext:value-type="float">
            <text:p>19,835</text:p>
          </table:table-cell>
          <table:table-cell table:style-name="ce25" office:value-type="float" office:value="20303" calcext:value-type="float">
            <text:p>20,303</text:p>
          </table:table-cell>
          <table:table-cell table:style-name="ce25" office:value-type="float" office:value="20507" calcext:value-type="float">
            <text:p>20,507</text:p>
          </table:table-cell>
          <table:table-cell table:style-name="ce49" office:value-type="float" office:value="20174" calcext:value-type="float">
            <text:p>20,174</text:p>
          </table:table-cell>
          <table:table-cell table:style-name="ce25" office:value-type="float" office:value="105688" calcext:value-type="float">
            <text:p>105,688</text:p>
          </table:table-cell>
          <table:table-cell table:style-name="ce25" office:value-type="float" office:value="20166" calcext:value-type="float">
            <text:p>20,166</text:p>
          </table:table-cell>
          <table:table-cell table:style-name="ce25" office:value-type="float" office:value="18958" calcext:value-type="float">
            <text:p>18,958</text:p>
          </table:table-cell>
          <table:table-cell table:style-name="ce25" office:value-type="float" office:value="20096" calcext:value-type="float">
            <text:p>20,096</text:p>
          </table:table-cell>
          <table:table-cell table:style-name="ce25" office:value-type="float" office:value="22913" calcext:value-type="float">
            <text:p>22,913</text:p>
          </table:table-cell>
          <table:table-cell table:style-name="ce49" office:value-type="float" office:value="23555" calcext:value-type="float">
            <text:p>23,555</text:p>
          </table:table-cell>
          <table:table-cell table:style-name="ce25" office:value-type="float" office:value="133748" calcext:value-type="float">
            <text:p>133,748</text:p>
          </table:table-cell>
          <table:table-cell table:style-name="ce25" office:value-type="float" office:value="25246" calcext:value-type="float">
            <text:p>25,246</text:p>
          </table:table-cell>
          <table:table-cell table:style-name="ce25" office:value-type="float" office:value="26356" calcext:value-type="float">
            <text:p>26,356</text:p>
          </table:table-cell>
          <table:table-cell table:style-name="ce25" office:value-type="float" office:value="27104" calcext:value-type="float">
            <text:p>27,104</text:p>
          </table:table-cell>
          <table:table-cell table:style-name="ce25" office:value-type="float" office:value="27568" calcext:value-type="float">
            <text:p>27,568</text:p>
          </table:table-cell>
          <table:table-cell table:style-name="ce49" office:value-type="float" office:value="27474" calcext:value-type="float">
            <text:p>27,474</text:p>
          </table:table-cell>
          <table:table-cell table:style-name="ce25" office:value-type="float" office:value="131144" calcext:value-type="float">
            <text:p>131,144</text:p>
          </table:table-cell>
          <table:table-cell table:style-name="ce25" office:value-type="float" office:value="26499" calcext:value-type="float">
            <text:p>26,499</text:p>
          </table:table-cell>
          <table:table-cell table:style-name="ce25" office:value-type="float" office:value="28426" calcext:value-type="float">
            <text:p>28,426</text:p>
          </table:table-cell>
          <table:table-cell table:style-name="ce25" office:value-type="float" office:value="26641" calcext:value-type="float">
            <text:p>26,641</text:p>
          </table:table-cell>
          <table:table-cell table:style-name="ce25" office:value-type="float" office:value="25060" calcext:value-type="float">
            <text:p>25,060</text:p>
          </table:table-cell>
          <table:table-cell table:style-name="ce49" office:value-type="float" office:value="24518" calcext:value-type="float">
            <text:p>24,518</text:p>
          </table:table-cell>
          <table:table-cell table:style-name="ce25" office:value-type="float" office:value="127583" calcext:value-type="float">
            <text:p>127,583</text:p>
          </table:table-cell>
          <table:table-cell table:style-name="ce25" office:value-type="float" office:value="24699" calcext:value-type="float">
            <text:p>24,699</text:p>
          </table:table-cell>
          <table:table-cell table:style-name="ce25" office:value-type="float" office:value="25037" calcext:value-type="float">
            <text:p>25,037</text:p>
          </table:table-cell>
          <table:table-cell table:style-name="ce25" office:value-type="float" office:value="25678" calcext:value-type="float">
            <text:p>25,678</text:p>
          </table:table-cell>
          <table:table-cell table:style-name="ce25" office:value-type="float" office:value="26209" calcext:value-type="float">
            <text:p>26,209</text:p>
          </table:table-cell>
          <table:table-cell table:style-name="ce49" office:value-type="float" office:value="25960" calcext:value-type="float">
            <text:p>25,960</text:p>
          </table:table-cell>
          <table:table-cell table:style-name="ce25" office:value-type="float" office:value="126320" calcext:value-type="float">
            <text:p>126,320</text:p>
          </table:table-cell>
          <table:table-cell table:style-name="ce25" office:value-type="float" office:value="25422" calcext:value-type="float">
            <text:p>25,422</text:p>
          </table:table-cell>
          <table:table-cell table:style-name="ce25" office:value-type="float" office:value="25044" calcext:value-type="float">
            <text:p>25,044</text:p>
          </table:table-cell>
          <table:table-cell table:style-name="ce25" office:value-type="float" office:value="25313" calcext:value-type="float">
            <text:p>25,313</text:p>
          </table:table-cell>
          <table:table-cell table:style-name="ce25" office:value-type="float" office:value="25372" calcext:value-type="float">
            <text:p>25,372</text:p>
          </table:table-cell>
          <table:table-cell table:style-name="ce49" office:value-type="float" office:value="25169" calcext:value-type="float">
            <text:p>25,169</text:p>
          </table:table-cell>
          <table:table-cell table:style-name="ce25" office:value-type="float" office:value="125057" calcext:value-type="float">
            <text:p>125,057</text:p>
          </table:table-cell>
          <table:table-cell table:style-name="ce25" office:value-type="float" office:value="25599" calcext:value-type="float">
            <text:p>25,599</text:p>
          </table:table-cell>
          <table:table-cell table:style-name="ce25" office:value-type="float" office:value="25523" calcext:value-type="float">
            <text:p>25,523</text:p>
          </table:table-cell>
          <table:table-cell table:style-name="ce25" office:value-type="float" office:value="24847" calcext:value-type="float">
            <text:p>24,847</text:p>
          </table:table-cell>
          <table:table-cell table:style-name="ce25" office:value-type="float" office:value="24635" calcext:value-type="float">
            <text:p>24,635</text:p>
          </table:table-cell>
          <table:table-cell table:style-name="ce49" office:value-type="float" office:value="24453" calcext:value-type="float">
            <text:p>24,453</text:p>
          </table:table-cell>
          <table:table-cell table:style-name="ce25" office:value-type="float" office:value="119492" calcext:value-type="float">
            <text:p>119,492</text:p>
          </table:table-cell>
          <table:table-cell table:style-name="ce25" office:value-type="float" office:value="24172" calcext:value-type="float">
            <text:p>24,172</text:p>
          </table:table-cell>
          <table:table-cell table:style-name="ce25" office:value-type="float" office:value="23656" calcext:value-type="float">
            <text:p>23,656</text:p>
          </table:table-cell>
          <table:table-cell table:style-name="ce25" office:value-type="float" office:value="24835" calcext:value-type="float">
            <text:p>24,835</text:p>
          </table:table-cell>
          <table:table-cell table:style-name="ce25" office:value-type="float" office:value="24231" calcext:value-type="float">
            <text:p>24,231</text:p>
          </table:table-cell>
          <table:table-cell table:style-name="ce49" office:value-type="float" office:value="22598" calcext:value-type="float">
            <text:p>22,598</text:p>
          </table:table-cell>
          <table:table-cell table:style-name="ce25" office:value-type="float" office:value="100658" calcext:value-type="float">
            <text:p>100,658</text:p>
          </table:table-cell>
          <table:table-cell table:style-name="ce25" office:value-type="float" office:value="22164" calcext:value-type="float">
            <text:p>22,164</text:p>
          </table:table-cell>
          <table:table-cell table:style-name="ce25" office:value-type="float" office:value="22163" calcext:value-type="float">
            <text:p>22,163</text:p>
          </table:table-cell>
          <table:table-cell table:style-name="ce25" office:value-type="float" office:value="21732" calcext:value-type="float">
            <text:p>21,732</text:p>
          </table:table-cell>
          <table:table-cell table:style-name="ce25" office:value-type="float" office:value="18044" calcext:value-type="float">
            <text:p>18,044</text:p>
          </table:table-cell>
          <table:table-cell table:style-name="ce49" office:value-type="float" office:value="16555" calcext:value-type="float">
            <text:p>16,555</text:p>
          </table:table-cell>
          <table:table-cell table:style-name="ce25" office:value-type="float" office:value="57625" calcext:value-type="float">
            <text:p>57,625</text:p>
          </table:table-cell>
          <table:table-cell table:style-name="ce25" office:value-type="float" office:value="15092" calcext:value-type="float">
            <text:p>15,092</text:p>
          </table:table-cell>
          <table:table-cell table:style-name="ce25" office:value-type="float" office:value="11995" calcext:value-type="float">
            <text:p>11,995</text:p>
          </table:table-cell>
          <table:table-cell table:style-name="ce25" office:value-type="float" office:value="9029" calcext:value-type="float">
            <text:p>9,029</text:p>
          </table:table-cell>
          <table:table-cell table:style-name="ce25" office:value-type="float" office:value="10231" calcext:value-type="float">
            <text:p>10,231</text:p>
          </table:table-cell>
          <table:table-cell table:style-name="ce49" office:value-type="float" office:value="11278" calcext:value-type="float">
            <text:p>11,278</text:p>
          </table:table-cell>
          <table:table-cell table:style-name="ce25" office:value-type="float" office:value="49834" calcext:value-type="float">
            <text:p>49,834</text:p>
          </table:table-cell>
          <table:table-cell table:style-name="ce25" office:value-type="float" office:value="10607" calcext:value-type="float">
            <text:p>10,607</text:p>
          </table:table-cell>
          <table:table-cell table:style-name="ce25" office:value-type="float" office:value="10376" calcext:value-type="float">
            <text:p>10,376</text:p>
          </table:table-cell>
          <table:table-cell table:style-name="ce25" office:value-type="float" office:value="10392" calcext:value-type="float">
            <text:p>10,392</text:p>
          </table:table-cell>
          <table:table-cell table:style-name="ce25" office:value-type="float" office:value="9520" calcext:value-type="float">
            <text:p>9,520</text:p>
          </table:table-cell>
          <table:table-cell table:style-name="ce49" office:value-type="float" office:value="8939" calcext:value-type="float">
            <text:p>8,939</text:p>
          </table:table-cell>
          <table:table-cell table:style-name="ce25" office:value-type="float" office:value="36585" calcext:value-type="float">
            <text:p>36,585</text:p>
          </table:table-cell>
          <table:table-cell table:style-name="ce25" office:value-type="float" office:value="8409" calcext:value-type="float">
            <text:p>8,409</text:p>
          </table:table-cell>
          <table:table-cell table:style-name="ce25" office:value-type="float" office:value="7594" calcext:value-type="float">
            <text:p>7,594</text:p>
          </table:table-cell>
          <table:table-cell table:style-name="ce25" office:value-type="float" office:value="7239" calcext:value-type="float">
            <text:p>7,239</text:p>
          </table:table-cell>
          <table:table-cell table:style-name="ce25" office:value-type="float" office:value="6991" calcext:value-type="float">
            <text:p>6,991</text:p>
          </table:table-cell>
          <table:table-cell table:style-name="ce49" office:value-type="float" office:value="6352" calcext:value-type="float">
            <text:p>6,352</text:p>
          </table:table-cell>
          <table:table-cell table:style-name="ce25" office:value-type="float" office:value="28186" calcext:value-type="float">
            <text:p>28,186</text:p>
          </table:table-cell>
          <table:table-cell table:style-name="ce25" office:value-type="float" office:value="5919" calcext:value-type="float">
            <text:p>5,919</text:p>
          </table:table-cell>
          <table:table-cell table:style-name="ce25" office:value-type="float" office:value="5915" calcext:value-type="float">
            <text:p>5,915</text:p>
          </table:table-cell>
          <table:table-cell table:style-name="ce25" office:value-type="float" office:value="5840" calcext:value-type="float">
            <text:p>5,840</text:p>
          </table:table-cell>
          <table:table-cell table:style-name="ce25" office:value-type="float" office:value="5392" calcext:value-type="float">
            <text:p>5,392</text:p>
          </table:table-cell>
          <table:table-cell table:style-name="ce49" office:value-type="float" office:value="5120" calcext:value-type="float">
            <text:p>5,120</text:p>
          </table:table-cell>
          <table:table-cell table:style-name="ce25" office:value-type="float" office:value="18557" calcext:value-type="float">
            <text:p>18,557</text:p>
          </table:table-cell>
          <table:table-cell table:style-name="ce25" office:value-type="float" office:value="4706" calcext:value-type="float">
            <text:p>4,706</text:p>
          </table:table-cell>
          <table:table-cell table:style-name="ce25" office:value-type="float" office:value="4089" calcext:value-type="float">
            <text:p>4,089</text:p>
          </table:table-cell>
          <table:table-cell table:style-name="ce25" office:value-type="float" office:value="3876" calcext:value-type="float">
            <text:p>3,876</text:p>
          </table:table-cell>
          <table:table-cell table:style-name="ce25" office:value-type="float" office:value="3214" calcext:value-type="float">
            <text:p>3,214</text:p>
          </table:table-cell>
          <table:table-cell table:style-name="ce49" office:value-type="float" office:value="2672" calcext:value-type="float">
            <text:p>2,672</text:p>
          </table:table-cell>
          <table:table-cell table:style-name="ce25" office:value-type="float" office:value="7594" calcext:value-type="float">
            <text:p>7,594</text:p>
          </table:table-cell>
          <table:table-cell table:style-name="ce25" office:value-type="float" office:value="2141" calcext:value-type="float">
            <text:p>2,141</text:p>
          </table:table-cell>
          <table:table-cell table:style-name="ce25" office:value-type="float" office:value="1934" calcext:value-type="float">
            <text:p>1,934</text:p>
          </table:table-cell>
          <table:table-cell table:style-name="ce25" office:value-type="float" office:value="1520" calcext:value-type="float">
            <text:p>1,520</text:p>
          </table:table-cell>
          <table:table-cell table:style-name="ce25" office:value-type="float" office:value="1165" calcext:value-type="float">
            <text:p>1,165</text:p>
          </table:table-cell>
          <table:table-cell table:style-name="ce49" office:value-type="float" office:value="834" calcext:value-type="float">
            <text:p>834</text:p>
          </table:table-cell>
          <table:table-cell table:style-name="ce25" office:value-type="float" office:value="1951" calcext:value-type="float">
            <text:p>1,951</text:p>
          </table:table-cell>
          <table:table-cell table:style-name="ce25" office:value-type="float" office:value="632" calcext:value-type="float">
            <text:p>632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288" calcext:value-type="float">
            <text:p>288</text:p>
          </table:table-cell>
          <table:table-cell table:style-name="ce49" office:value-type="float" office:value="218" calcext:value-type="float">
            <text:p>218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4" calcext:value-type="float">
            <text:p>34</text:p>
          </table:table-cell>
          <table:table-cell table:style-name="ce49" office:value-type="float" office:value="34" calcext:value-type="float">
            <text:p>34</text:p>
          </table:table-cell>
          <table:table-cell table:style-name="ce25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7127" calcext:value-type="float">
            <text:p>757,127</text:p>
          </table:table-cell>
          <table:table-cell table:style-name="ce25" table:formula="of:=SUM([.E81:.I81])" office:value-type="float" office:value="32484" calcext:value-type="float">
            <text:p>32,484</text:p>
          </table:table-cell>
          <table:table-cell table:style-name="ce25" office:value-type="float" office:value="5985" calcext:value-type="float">
            <text:p>5,985</text:p>
          </table:table-cell>
          <table:table-cell table:style-name="ce25" office:value-type="float" office:value="6322" calcext:value-type="float">
            <text:p>6,322</text:p>
          </table:table-cell>
          <table:table-cell table:style-name="ce25" office:value-type="float" office:value="6358" calcext:value-type="float">
            <text:p>6,358</text:p>
          </table:table-cell>
          <table:table-cell table:style-name="ce25" office:value-type="float" office:value="6809" calcext:value-type="float">
            <text:p>6,809</text:p>
          </table:table-cell>
          <table:table-cell table:style-name="ce25" office:value-type="float" office:value="7010" calcext:value-type="float">
            <text:p>7,010</text:p>
          </table:table-cell>
          <table:table-cell table:style-name="ce25" office:value-type="float" office:value="44387" calcext:value-type="float">
            <text:p>44,387</text:p>
          </table:table-cell>
          <table:table-cell table:style-name="ce25" office:value-type="float" office:value="7675" calcext:value-type="float">
            <text:p>7,675</text:p>
          </table:table-cell>
          <table:table-cell table:style-name="ce25" office:value-type="float" office:value="8035" calcext:value-type="float">
            <text:p>8,035</text:p>
          </table:table-cell>
          <table:table-cell table:style-name="ce25" office:value-type="float" office:value="9580" calcext:value-type="float">
            <text:p>9,580</text:p>
          </table:table-cell>
          <table:table-cell table:style-name="ce25" office:value-type="float" office:value="9883" calcext:value-type="float">
            <text:p>9,883</text:p>
          </table:table-cell>
          <table:table-cell table:style-name="ce49" office:value-type="float" office:value="9214" calcext:value-type="float">
            <text:p>9,214</text:p>
          </table:table-cell>
          <table:table-cell table:style-name="ce25" office:value-type="float" office:value="54108" calcext:value-type="float">
            <text:p>54,108</text:p>
          </table:table-cell>
          <table:table-cell table:style-name="ce25" office:value-type="float" office:value="9955" calcext:value-type="float">
            <text:p>9,955</text:p>
          </table:table-cell>
          <table:table-cell table:style-name="ce25" office:value-type="float" office:value="11128" calcext:value-type="float">
            <text:p>11,128</text:p>
          </table:table-cell>
          <table:table-cell table:style-name="ce25" office:value-type="float" office:value="11058" calcext:value-type="float">
            <text:p>11,058</text:p>
          </table:table-cell>
          <table:table-cell table:style-name="ce25" office:value-type="float" office:value="10994" calcext:value-type="float">
            <text:p>10,994</text:p>
          </table:table-cell>
          <table:table-cell table:style-name="ce49" office:value-type="float" office:value="10973" calcext:value-type="float">
            <text:p>10,973</text:p>
          </table:table-cell>
          <table:table-cell table:style-name="ce25" office:value-type="float" office:value="52829" calcext:value-type="float">
            <text:p>52,829</text:p>
          </table:table-cell>
          <table:table-cell table:style-name="ce25" office:value-type="float" office:value="10733" calcext:value-type="float">
            <text:p>10,733</text:p>
          </table:table-cell>
          <table:table-cell table:style-name="ce25" office:value-type="float" office:value="10363" calcext:value-type="float">
            <text:p>10,363</text:p>
          </table:table-cell>
          <table:table-cell table:style-name="ce25" office:value-type="float" office:value="10549" calcext:value-type="float">
            <text:p>10,549</text:p>
          </table:table-cell>
          <table:table-cell table:style-name="ce25" office:value-type="float" office:value="10587" calcext:value-type="float">
            <text:p>10,587</text:p>
          </table:table-cell>
          <table:table-cell table:style-name="ce49" office:value-type="float" office:value="10597" calcext:value-type="float">
            <text:p>10,597</text:p>
          </table:table-cell>
          <table:table-cell table:style-name="ce25" office:value-type="float" office:value="54473" calcext:value-type="float">
            <text:p>54,473</text:p>
          </table:table-cell>
          <table:table-cell table:style-name="ce25" office:value-type="float" office:value="10417" calcext:value-type="float">
            <text:p>10,417</text:p>
          </table:table-cell>
          <table:table-cell table:style-name="ce25" office:value-type="float" office:value="9895" calcext:value-type="float">
            <text:p>9,895</text:p>
          </table:table-cell>
          <table:table-cell table:style-name="ce25" office:value-type="float" office:value="10360" calcext:value-type="float">
            <text:p>10,360</text:p>
          </table:table-cell>
          <table:table-cell table:style-name="ce25" office:value-type="float" office:value="11855" calcext:value-type="float">
            <text:p>11,855</text:p>
          </table:table-cell>
          <table:table-cell table:style-name="ce49" office:value-type="float" office:value="11946" calcext:value-type="float">
            <text:p>11,946</text:p>
          </table:table-cell>
          <table:table-cell table:style-name="ce25" office:value-type="float" office:value="66983" calcext:value-type="float">
            <text:p>66,983</text:p>
          </table:table-cell>
          <table:table-cell table:style-name="ce25" office:value-type="float" office:value="12784" calcext:value-type="float">
            <text:p>12,784</text:p>
          </table:table-cell>
          <table:table-cell table:style-name="ce25" office:value-type="float" office:value="13282" calcext:value-type="float">
            <text:p>13,282</text:p>
          </table:table-cell>
          <table:table-cell table:style-name="ce25" office:value-type="float" office:value="13581" calcext:value-type="float">
            <text:p>13,581</text:p>
          </table:table-cell>
          <table:table-cell table:style-name="ce25" office:value-type="float" office:value="13742" calcext:value-type="float">
            <text:p>13,742</text:p>
          </table:table-cell>
          <table:table-cell table:style-name="ce49" office:value-type="float" office:value="13594" calcext:value-type="float">
            <text:p>13,594</text:p>
          </table:table-cell>
          <table:table-cell table:style-name="ce25" office:value-type="float" office:value="64119" calcext:value-type="float">
            <text:p>64,119</text:p>
          </table:table-cell>
          <table:table-cell table:style-name="ce25" office:value-type="float" office:value="13028" calcext:value-type="float">
            <text:p>13,028</text:p>
          </table:table-cell>
          <table:table-cell table:style-name="ce25" office:value-type="float" office:value="13982" calcext:value-type="float">
            <text:p>13,982</text:p>
          </table:table-cell>
          <table:table-cell table:style-name="ce25" office:value-type="float" office:value="13058" calcext:value-type="float">
            <text:p>13,058</text:p>
          </table:table-cell>
          <table:table-cell table:style-name="ce25" office:value-type="float" office:value="12136" calcext:value-type="float">
            <text:p>12,136</text:p>
          </table:table-cell>
          <table:table-cell table:style-name="ce49" office:value-type="float" office:value="11915" calcext:value-type="float">
            <text:p>11,915</text:p>
          </table:table-cell>
          <table:table-cell table:style-name="ce25" office:value-type="float" office:value="61759" calcext:value-type="float">
            <text:p>61,759</text:p>
          </table:table-cell>
          <table:table-cell table:style-name="ce25" office:value-type="float" office:value="11891" calcext:value-type="float">
            <text:p>11,891</text:p>
          </table:table-cell>
          <table:table-cell table:style-name="ce25" office:value-type="float" office:value="12096" calcext:value-type="float">
            <text:p>12,096</text:p>
          </table:table-cell>
          <table:table-cell table:style-name="ce25" office:value-type="float" office:value="12417" calcext:value-type="float">
            <text:p>12,417</text:p>
          </table:table-cell>
          <table:table-cell table:style-name="ce25" office:value-type="float" office:value="12791" calcext:value-type="float">
            <text:p>12,791</text:p>
          </table:table-cell>
          <table:table-cell table:style-name="ce49" office:value-type="float" office:value="12564" calcext:value-type="float">
            <text:p>12,564</text:p>
          </table:table-cell>
          <table:table-cell table:style-name="ce25" office:value-type="float" office:value="61484" calcext:value-type="float">
            <text:p>61,484</text:p>
          </table:table-cell>
          <table:table-cell table:style-name="ce25" office:value-type="float" office:value="12450" calcext:value-type="float">
            <text:p>12,450</text:p>
          </table:table-cell>
          <table:table-cell table:style-name="ce25" office:value-type="float" office:value="12233" calcext:value-type="float">
            <text:p>12,233</text:p>
          </table:table-cell>
          <table:table-cell table:style-name="ce25" office:value-type="float" office:value="12274" calcext:value-type="float">
            <text:p>12,274</text:p>
          </table:table-cell>
          <table:table-cell table:style-name="ce25" office:value-type="float" office:value="12354" calcext:value-type="float">
            <text:p>12,354</text:p>
          </table:table-cell>
          <table:table-cell table:style-name="ce49" office:value-type="float" office:value="12173" calcext:value-type="float">
            <text:p>12,173</text:p>
          </table:table-cell>
          <table:table-cell table:style-name="ce25" office:value-type="float" office:value="60343" calcext:value-type="float">
            <text:p>60,343</text:p>
          </table:table-cell>
          <table:table-cell table:style-name="ce25" office:value-type="float" office:value="12444" calcext:value-type="float">
            <text:p>12,444</text:p>
          </table:table-cell>
          <table:table-cell table:style-name="ce25" office:value-type="float" office:value="12411" calcext:value-type="float">
            <text:p>12,411</text:p>
          </table:table-cell>
          <table:table-cell table:style-name="ce25" office:value-type="float" office:value="11924" calcext:value-type="float">
            <text:p>11,924</text:p>
          </table:table-cell>
          <table:table-cell table:style-name="ce25" office:value-type="float" office:value="11790" calcext:value-type="float">
            <text:p>11,790</text:p>
          </table:table-cell>
          <table:table-cell table:style-name="ce49" office:value-type="float" office:value="11774" calcext:value-type="float">
            <text:p>11,774</text:p>
          </table:table-cell>
          <table:table-cell table:style-name="ce25" office:value-type="float" office:value="57496" calcext:value-type="float">
            <text:p>57,496</text:p>
          </table:table-cell>
          <table:table-cell table:style-name="ce25" office:value-type="float" office:value="11683" calcext:value-type="float">
            <text:p>11,683</text:p>
          </table:table-cell>
          <table:table-cell table:style-name="ce25" office:value-type="float" office:value="11292" calcext:value-type="float">
            <text:p>11,292</text:p>
          </table:table-cell>
          <table:table-cell table:style-name="ce25" office:value-type="float" office:value="12032" calcext:value-type="float">
            <text:p>12,032</text:p>
          </table:table-cell>
          <table:table-cell table:style-name="ce25" office:value-type="float" office:value="11593" calcext:value-type="float">
            <text:p>11,593</text:p>
          </table:table-cell>
          <table:table-cell table:style-name="ce49" office:value-type="float" office:value="10896" calcext:value-type="float">
            <text:p>10,896</text:p>
          </table:table-cell>
          <table:table-cell table:style-name="ce25" office:value-type="float" office:value="48374" calcext:value-type="float">
            <text:p>48,374</text:p>
          </table:table-cell>
          <table:table-cell table:style-name="ce25" office:value-type="float" office:value="10619" calcext:value-type="float">
            <text:p>10,619</text:p>
          </table:table-cell>
          <table:table-cell table:style-name="ce25" office:value-type="float" office:value="10735" calcext:value-type="float">
            <text:p>10,735</text:p>
          </table:table-cell>
          <table:table-cell table:style-name="ce25" office:value-type="float" office:value="10379" calcext:value-type="float">
            <text:p>10,379</text:p>
          </table:table-cell>
          <table:table-cell table:style-name="ce25" office:value-type="float" office:value="8659" calcext:value-type="float">
            <text:p>8,659</text:p>
          </table:table-cell>
          <table:table-cell table:style-name="ce49" office:value-type="float" office:value="7982" calcext:value-type="float">
            <text:p>7,982</text:p>
          </table:table-cell>
          <table:table-cell table:style-name="ce25" office:value-type="float" office:value="27750" calcext:value-type="float">
            <text:p>27,750</text:p>
          </table:table-cell>
          <table:table-cell table:style-name="ce25" office:value-type="float" office:value="7313" calcext:value-type="float">
            <text:p>7,313</text:p>
          </table:table-cell>
          <table:table-cell table:style-name="ce25" office:value-type="float" office:value="5808" calcext:value-type="float">
            <text:p>5,808</text:p>
          </table:table-cell>
          <table:table-cell table:style-name="ce25" office:value-type="float" office:value="4380" calcext:value-type="float">
            <text:p>4,380</text:p>
          </table:table-cell>
          <table:table-cell table:style-name="ce25" office:value-type="float" office:value="4871" calcext:value-type="float">
            <text:p>4,871</text:p>
          </table:table-cell>
          <table:table-cell table:style-name="ce49" office:value-type="float" office:value="5378" calcext:value-type="float">
            <text:p>5,378</text:p>
          </table:table-cell>
          <table:table-cell table:style-name="ce25" office:value-type="float" office:value="23465" calcext:value-type="float">
            <text:p>23,465</text:p>
          </table:table-cell>
          <table:table-cell table:style-name="ce25" office:value-type="float" office:value="5126" calcext:value-type="float">
            <text:p>5,126</text:p>
          </table:table-cell>
          <table:table-cell table:style-name="ce25" office:value-type="float" office:value="5001" calcext:value-type="float">
            <text:p>5,001</text:p>
          </table:table-cell>
          <table:table-cell table:style-name="ce25" office:value-type="float" office:value="4902" calcext:value-type="float">
            <text:p>4,902</text:p>
          </table:table-cell>
          <table:table-cell table:style-name="ce25" office:value-type="float" office:value="4371" calcext:value-type="float">
            <text:p>4,371</text:p>
          </table:table-cell>
          <table:table-cell table:style-name="ce49" office:value-type="float" office:value="4065" calcext:value-type="float">
            <text:p>4,065</text:p>
          </table:table-cell>
          <table:table-cell table:style-name="ce25" office:value-type="float" office:value="16853" calcext:value-type="float">
            <text:p>16,853</text:p>
          </table:table-cell>
          <table:table-cell table:style-name="ce25" office:value-type="float" office:value="3768" calcext:value-type="float">
            <text:p>3,768</text:p>
          </table:table-cell>
          <table:table-cell table:style-name="ce25" office:value-type="float" office:value="3509" calcext:value-type="float">
            <text:p>3,509</text:p>
          </table:table-cell>
          <table:table-cell table:style-name="ce25" office:value-type="float" office:value="3285" calcext:value-type="float">
            <text:p>3,285</text:p>
          </table:table-cell>
          <table:table-cell table:style-name="ce25" office:value-type="float" office:value="3249" calcext:value-type="float">
            <text:p>3,249</text:p>
          </table:table-cell>
          <table:table-cell table:style-name="ce49" office:value-type="float" office:value="3042" calcext:value-type="float">
            <text:p>3,042</text:p>
          </table:table-cell>
          <table:table-cell table:style-name="ce25" office:value-type="float" office:value="14878" calcext:value-type="float">
            <text:p>14,878</text:p>
          </table:table-cell>
          <table:table-cell table:style-name="ce25" office:value-type="float" office:value="2899" calcext:value-type="float">
            <text:p>2,899</text:p>
          </table:table-cell>
          <table:table-cell table:style-name="ce25" office:value-type="float" office:value="3015" calcext:value-type="float">
            <text:p>3,015</text:p>
          </table:table-cell>
          <table:table-cell table:style-name="ce25" office:value-type="float" office:value="3133" calcext:value-type="float">
            <text:p>3,133</text:p>
          </table:table-cell>
          <table:table-cell table:style-name="ce25" office:value-type="float" office:value="3017" calcext:value-type="float">
            <text:p>3,017</text:p>
          </table:table-cell>
          <table:table-cell table:style-name="ce49" office:value-type="float" office:value="2814" calcext:value-type="float">
            <text:p>2,814</text:p>
          </table:table-cell>
          <table:table-cell table:style-name="ce25" office:value-type="float" office:value="10374" calcext:value-type="float">
            <text:p>10,374</text:p>
          </table:table-cell>
          <table:table-cell table:style-name="ce25" office:value-type="float" office:value="2694" calcext:value-type="float">
            <text:p>2,694</text:p>
          </table:table-cell>
          <table:table-cell table:style-name="ce25" office:value-type="float" office:value="2294" calcext:value-type="float">
            <text:p>2,294</text:p>
          </table:table-cell>
          <table:table-cell table:style-name="ce25" office:value-type="float" office:value="2178" calcext:value-type="float">
            <text:p>2,178</text:p>
          </table:table-cell>
          <table:table-cell table:style-name="ce25" office:value-type="float" office:value="1772" calcext:value-type="float">
            <text:p>1,772</text:p>
          </table:table-cell>
          <table:table-cell table:style-name="ce49" office:value-type="float" office:value="1436" calcext:value-type="float">
            <text:p>1,436</text:p>
          </table:table-cell>
          <table:table-cell table:style-name="ce25" office:value-type="float" office:value="3869" calcext:value-type="float">
            <text:p>3,869</text:p>
          </table:table-cell>
          <table:table-cell table:style-name="ce25" office:value-type="float" office:value="1094" calcext:value-type="float">
            <text:p>1,094</text:p>
          </table:table-cell>
          <table:table-cell table:style-name="ce25" office:value-type="float" office:value="993" calcext:value-type="float">
            <text:p>993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office:value-type="float" office:value="595" calcext:value-type="float">
            <text:p>595</text:p>
          </table:table-cell>
          <table:table-cell table:style-name="ce49" office:value-type="float" office:value="391" calcext:value-type="float">
            <text:p>391</text:p>
          </table:table-cell>
          <table:table-cell table:style-name="ce25" office:value-type="float" office:value="881" calcext:value-type="float">
            <text:p>881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130" calcext:value-type="float">
            <text:p>130</text:p>
          </table:table-cell>
          <table:table-cell table:style-name="ce49" office:value-type="float" office:value="104" calcext:value-type="float">
            <text:p>10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6522" calcext:value-type="float">
            <text:p>766,522</text:p>
          </table:table-cell>
          <table:table-cell table:style-name="ce38" table:formula="of:=SUM([.E82:.I82])" office:value-type="float" office:value="29504" calcext:value-type="float">
            <text:p>29,504</text:p>
          </table:table-cell>
          <table:table-cell table:style-name="ce26" office:value-type="float" office:value="5256" calcext:value-type="float">
            <text:p>5,256</text:p>
          </table:table-cell>
          <table:table-cell table:style-name="ce26" office:value-type="float" office:value="5770" calcext:value-type="float">
            <text:p>5,770</text:p>
          </table:table-cell>
          <table:table-cell table:style-name="ce26" office:value-type="float" office:value="5886" calcext:value-type="float">
            <text:p>5,886</text:p>
          </table:table-cell>
          <table:table-cell table:style-name="ce26" office:value-type="float" office:value="6202" calcext:value-type="float">
            <text:p>6,202</text:p>
          </table:table-cell>
          <table:table-cell table:style-name="ce26" office:value-type="float" office:value="6390" calcext:value-type="float">
            <text:p>6,390</text:p>
          </table:table-cell>
          <table:table-cell table:style-name="ce26" office:value-type="float" office:value="40916" calcext:value-type="float">
            <text:p>40,916</text:p>
          </table:table-cell>
          <table:table-cell table:style-name="ce26" office:value-type="float" office:value="7134" calcext:value-type="float">
            <text:p>7,134</text:p>
          </table:table-cell>
          <table:table-cell table:style-name="ce26" office:value-type="float" office:value="7396" calcext:value-type="float">
            <text:p>7,396</text:p>
          </table:table-cell>
          <table:table-cell table:style-name="ce26" office:value-type="float" office:value="8814" calcext:value-type="float">
            <text:p>8,814</text:p>
          </table:table-cell>
          <table:table-cell table:style-name="ce26" office:value-type="float" office:value="8995" calcext:value-type="float">
            <text:p>8,995</text:p>
          </table:table-cell>
          <table:table-cell table:style-name="ce38" office:value-type="float" office:value="8577" calcext:value-type="float">
            <text:p>8,577</text:p>
          </table:table-cell>
          <table:table-cell table:style-name="ce26" office:value-type="float" office:value="50320" calcext:value-type="float">
            <text:p>50,320</text:p>
          </table:table-cell>
          <table:table-cell table:style-name="ce26" office:value-type="float" office:value="9417" calcext:value-type="float">
            <text:p>9,417</text:p>
          </table:table-cell>
          <table:table-cell table:style-name="ce26" office:value-type="float" office:value="10289" calcext:value-type="float">
            <text:p>10,289</text:p>
          </table:table-cell>
          <table:table-cell table:style-name="ce26" office:value-type="float" office:value="10189" calcext:value-type="float">
            <text:p>10,189</text:p>
          </table:table-cell>
          <table:table-cell table:style-name="ce26" office:value-type="float" office:value="10252" calcext:value-type="float">
            <text:p>10,252</text:p>
          </table:table-cell>
          <table:table-cell table:style-name="ce38" office:value-type="float" office:value="10173" calcext:value-type="float">
            <text:p>10,173</text:p>
          </table:table-cell>
          <table:table-cell table:style-name="ce26" office:value-type="float" office:value="48568" calcext:value-type="float">
            <text:p>48,568</text:p>
          </table:table-cell>
          <table:table-cell table:style-name="ce26" office:value-type="float" office:value="9845" calcext:value-type="float">
            <text:p>9,845</text:p>
          </table:table-cell>
          <table:table-cell table:style-name="ce26" office:value-type="float" office:value="9472" calcext:value-type="float">
            <text:p>9,472</text:p>
          </table:table-cell>
          <table:table-cell table:style-name="ce26" office:value-type="float" office:value="9754" calcext:value-type="float">
            <text:p>9,754</text:p>
          </table:table-cell>
          <table:table-cell table:style-name="ce26" office:value-type="float" office:value="9920" calcext:value-type="float">
            <text:p>9,920</text:p>
          </table:table-cell>
          <table:table-cell table:style-name="ce38" office:value-type="float" office:value="9577" calcext:value-type="float">
            <text:p>9,577</text:p>
          </table:table-cell>
          <table:table-cell table:style-name="ce26" office:value-type="float" office:value="51215" calcext:value-type="float">
            <text:p>51,215</text:p>
          </table:table-cell>
          <table:table-cell table:style-name="ce26" office:value-type="float" office:value="9749" calcext:value-type="float">
            <text:p>9,749</text:p>
          </table:table-cell>
          <table:table-cell table:style-name="ce26" office:value-type="float" office:value="9063" calcext:value-type="float">
            <text:p>9,063</text:p>
          </table:table-cell>
          <table:table-cell table:style-name="ce26" office:value-type="float" office:value="9736" calcext:value-type="float">
            <text:p>9,736</text:p>
          </table:table-cell>
          <table:table-cell table:style-name="ce26" office:value-type="float" office:value="11058" calcext:value-type="float">
            <text:p>11,058</text:p>
          </table:table-cell>
          <table:table-cell table:style-name="ce38" office:value-type="float" office:value="11609" calcext:value-type="float">
            <text:p>11,609</text:p>
          </table:table-cell>
          <table:table-cell table:style-name="ce26" office:value-type="float" office:value="66765" calcext:value-type="float">
            <text:p>66,765</text:p>
          </table:table-cell>
          <table:table-cell table:style-name="ce26" office:value-type="float" office:value="12462" calcext:value-type="float">
            <text:p>12,462</text:p>
          </table:table-cell>
          <table:table-cell table:style-name="ce26" office:value-type="float" office:value="13074" calcext:value-type="float">
            <text:p>13,074</text:p>
          </table:table-cell>
          <table:table-cell table:style-name="ce26" office:value-type="float" office:value="13523" calcext:value-type="float">
            <text:p>13,523</text:p>
          </table:table-cell>
          <table:table-cell table:style-name="ce26" office:value-type="float" office:value="13826" calcext:value-type="float">
            <text:p>13,826</text:p>
          </table:table-cell>
          <table:table-cell table:style-name="ce38" office:value-type="float" office:value="13880" calcext:value-type="float">
            <text:p>13,880</text:p>
          </table:table-cell>
          <table:table-cell table:style-name="ce26" office:value-type="float" office:value="67025" calcext:value-type="float">
            <text:p>67,025</text:p>
          </table:table-cell>
          <table:table-cell table:style-name="ce26" office:value-type="float" office:value="13471" calcext:value-type="float">
            <text:p>13,471</text:p>
          </table:table-cell>
          <table:table-cell table:style-name="ce26" office:value-type="float" office:value="14444" calcext:value-type="float">
            <text:p>14,444</text:p>
          </table:table-cell>
          <table:table-cell table:style-name="ce26" office:value-type="float" office:value="13583" calcext:value-type="float">
            <text:p>13,583</text:p>
          </table:table-cell>
          <table:table-cell table:style-name="ce26" office:value-type="float" office:value="12924" calcext:value-type="float">
            <text:p>12,924</text:p>
          </table:table-cell>
          <table:table-cell table:style-name="ce38" office:value-type="float" office:value="12603" calcext:value-type="float">
            <text:p>12,603</text:p>
          </table:table-cell>
          <table:table-cell table:style-name="ce26" office:value-type="float" office:value="65824" calcext:value-type="float">
            <text:p>65,824</text:p>
          </table:table-cell>
          <table:table-cell table:style-name="ce26" office:value-type="float" office:value="12808" calcext:value-type="float">
            <text:p>12,808</text:p>
          </table:table-cell>
          <table:table-cell table:style-name="ce26" office:value-type="float" office:value="12941" calcext:value-type="float">
            <text:p>12,941</text:p>
          </table:table-cell>
          <table:table-cell table:style-name="ce26" office:value-type="float" office:value="13261" calcext:value-type="float">
            <text:p>13,261</text:p>
          </table:table-cell>
          <table:table-cell table:style-name="ce26" office:value-type="float" office:value="13418" calcext:value-type="float">
            <text:p>13,418</text:p>
          </table:table-cell>
          <table:table-cell table:style-name="ce38" office:value-type="float" office:value="13396" calcext:value-type="float">
            <text:p>13,396</text:p>
          </table:table-cell>
          <table:table-cell table:style-name="ce26" office:value-type="float" office:value="64836" calcext:value-type="float">
            <text:p>64,836</text:p>
          </table:table-cell>
          <table:table-cell table:style-name="ce26" office:value-type="float" office:value="12972" calcext:value-type="float">
            <text:p>12,972</text:p>
          </table:table-cell>
          <table:table-cell table:style-name="ce26" office:value-type="float" office:value="12811" calcext:value-type="float">
            <text:p>12,811</text:p>
          </table:table-cell>
          <table:table-cell table:style-name="ce26" office:value-type="float" office:value="13039" calcext:value-type="float">
            <text:p>13,039</text:p>
          </table:table-cell>
          <table:table-cell table:style-name="ce26" office:value-type="float" office:value="13018" calcext:value-type="float">
            <text:p>13,018</text:p>
          </table:table-cell>
          <table:table-cell table:style-name="ce38" office:value-type="float" office:value="12996" calcext:value-type="float">
            <text:p>12,996</text:p>
          </table:table-cell>
          <table:table-cell table:style-name="ce26" office:value-type="float" office:value="64714" calcext:value-type="float">
            <text:p>64,714</text:p>
          </table:table-cell>
          <table:table-cell table:style-name="ce26" office:value-type="float" office:value="13155" calcext:value-type="float">
            <text:p>13,155</text:p>
          </table:table-cell>
          <table:table-cell table:style-name="ce26" office:value-type="float" office:value="13112" calcext:value-type="float">
            <text:p>13,112</text:p>
          </table:table-cell>
          <table:table-cell table:style-name="ce26" office:value-type="float" office:value="12923" calcext:value-type="float">
            <text:p>12,923</text:p>
          </table:table-cell>
          <table:table-cell table:style-name="ce26" office:value-type="float" office:value="12845" calcext:value-type="float">
            <text:p>12,845</text:p>
          </table:table-cell>
          <table:table-cell table:style-name="ce38" office:value-type="float" office:value="12679" calcext:value-type="float">
            <text:p>12,679</text:p>
          </table:table-cell>
          <table:table-cell table:style-name="ce26" office:value-type="float" office:value="61996" calcext:value-type="float">
            <text:p>61,996</text:p>
          </table:table-cell>
          <table:table-cell table:style-name="ce26" office:value-type="float" office:value="12489" calcext:value-type="float">
            <text:p>12,489</text:p>
          </table:table-cell>
          <table:table-cell table:style-name="ce26" office:value-type="float" office:value="12364" calcext:value-type="float">
            <text:p>12,364</text:p>
          </table:table-cell>
          <table:table-cell table:style-name="ce26" office:value-type="float" office:value="12803" calcext:value-type="float">
            <text:p>12,803</text:p>
          </table:table-cell>
          <table:table-cell table:style-name="ce26" office:value-type="float" office:value="12638" calcext:value-type="float">
            <text:p>12,638</text:p>
          </table:table-cell>
          <table:table-cell table:style-name="ce38" office:value-type="float" office:value="11702" calcext:value-type="float">
            <text:p>11,702</text:p>
          </table:table-cell>
          <table:table-cell table:style-name="ce26" office:value-type="float" office:value="52284" calcext:value-type="float">
            <text:p>52,284</text:p>
          </table:table-cell>
          <table:table-cell table:style-name="ce26" office:value-type="float" office:value="11545" calcext:value-type="float">
            <text:p>11,545</text:p>
          </table:table-cell>
          <table:table-cell table:style-name="ce26" office:value-type="float" office:value="11428" calcext:value-type="float">
            <text:p>11,428</text:p>
          </table:table-cell>
          <table:table-cell table:style-name="ce26" office:value-type="float" office:value="11353" calcext:value-type="float">
            <text:p>11,353</text:p>
          </table:table-cell>
          <table:table-cell table:style-name="ce26" office:value-type="float" office:value="9385" calcext:value-type="float">
            <text:p>9,385</text:p>
          </table:table-cell>
          <table:table-cell table:style-name="ce38" office:value-type="float" office:value="8573" calcext:value-type="float">
            <text:p>8,573</text:p>
          </table:table-cell>
          <table:table-cell table:style-name="ce26" office:value-type="float" office:value="29875" calcext:value-type="float">
            <text:p>29,875</text:p>
          </table:table-cell>
          <table:table-cell table:style-name="ce26" office:value-type="float" office:value="7779" calcext:value-type="float">
            <text:p>7,779</text:p>
          </table:table-cell>
          <table:table-cell table:style-name="ce26" office:value-type="float" office:value="6187" calcext:value-type="float">
            <text:p>6,187</text:p>
          </table:table-cell>
          <table:table-cell table:style-name="ce26" office:value-type="float" office:value="4649" calcext:value-type="float">
            <text:p>4,649</text:p>
          </table:table-cell>
          <table:table-cell table:style-name="ce26" office:value-type="float" office:value="5360" calcext:value-type="float">
            <text:p>5,360</text:p>
          </table:table-cell>
          <table:table-cell table:style-name="ce38" office:value-type="float" office:value="5900" calcext:value-type="float">
            <text:p>5,900</text:p>
          </table:table-cell>
          <table:table-cell table:style-name="ce26" office:value-type="float" office:value="26369" calcext:value-type="float">
            <text:p>26,369</text:p>
          </table:table-cell>
          <table:table-cell table:style-name="ce26" office:value-type="float" office:value="5481" calcext:value-type="float">
            <text:p>5,481</text:p>
          </table:table-cell>
          <table:table-cell table:style-name="ce26" office:value-type="float" office:value="5375" calcext:value-type="float">
            <text:p>5,375</text:p>
          </table:table-cell>
          <table:table-cell table:style-name="ce26" office:value-type="float" office:value="5490" calcext:value-type="float">
            <text:p>5,490</text:p>
          </table:table-cell>
          <table:table-cell table:style-name="ce26" office:value-type="float" office:value="5149" calcext:value-type="float">
            <text:p>5,149</text:p>
          </table:table-cell>
          <table:table-cell table:style-name="ce38" office:value-type="float" office:value="4874" calcext:value-type="float">
            <text:p>4,874</text:p>
          </table:table-cell>
          <table:table-cell table:style-name="ce26" office:value-type="float" office:value="19732" calcext:value-type="float">
            <text:p>19,732</text:p>
          </table:table-cell>
          <table:table-cell table:style-name="ce26" office:value-type="float" office:value="4641" calcext:value-type="float">
            <text:p>4,641</text:p>
          </table:table-cell>
          <table:table-cell table:style-name="ce26" office:value-type="float" office:value="4085" calcext:value-type="float">
            <text:p>4,085</text:p>
          </table:table-cell>
          <table:table-cell table:style-name="ce26" office:value-type="float" office:value="3954" calcext:value-type="float">
            <text:p>3,954</text:p>
          </table:table-cell>
          <table:table-cell table:style-name="ce26" office:value-type="float" office:value="3742" calcext:value-type="float">
            <text:p>3,742</text:p>
          </table:table-cell>
          <table:table-cell table:style-name="ce38" office:value-type="float" office:value="3310" calcext:value-type="float">
            <text:p>3,310</text:p>
          </table:table-cell>
          <table:table-cell table:style-name="ce26" office:value-type="float" office:value="13308" calcext:value-type="float">
            <text:p>13,308</text:p>
          </table:table-cell>
          <table:table-cell table:style-name="ce26" office:value-type="float" office:value="3020" calcext:value-type="float">
            <text:p>3,020</text:p>
          </table:table-cell>
          <table:table-cell table:style-name="ce26" office:value-type="float" office:value="2900" calcext:value-type="float">
            <text:p>2,900</text:p>
          </table:table-cell>
          <table:table-cell table:style-name="ce26" office:value-type="float" office:value="2707" calcext:value-type="float">
            <text:p>2,707</text:p>
          </table:table-cell>
          <table:table-cell table:style-name="ce26" office:value-type="float" office:value="2375" calcext:value-type="float">
            <text:p>2,375</text:p>
          </table:table-cell>
          <table:table-cell table:style-name="ce38" office:value-type="float" office:value="2306" calcext:value-type="float">
            <text:p>2,306</text:p>
          </table:table-cell>
          <table:table-cell table:style-name="ce26" office:value-type="float" office:value="8183" calcext:value-type="float">
            <text:p>8,183</text:p>
          </table:table-cell>
          <table:table-cell table:style-name="ce26" office:value-type="float" office:value="2012" calcext:value-type="float">
            <text:p>2,012</text:p>
          </table:table-cell>
          <table:table-cell table:style-name="ce26" office:value-type="float" office:value="1795" calcext:value-type="float">
            <text:p>1,795</text:p>
          </table:table-cell>
          <table:table-cell table:style-name="ce26" office:value-type="float" office:value="1698" calcext:value-type="float">
            <text:p>1,698</text:p>
          </table:table-cell>
          <table:table-cell table:style-name="ce26" office:value-type="float" office:value="1442" calcext:value-type="float">
            <text:p>1,442</text:p>
          </table:table-cell>
          <table:table-cell table:style-name="ce38" office:value-type="float" office:value="1236" calcext:value-type="float">
            <text:p>1,236</text:p>
          </table:table-cell>
          <table:table-cell table:style-name="ce26" office:value-type="float" office:value="3725" calcext:value-type="float">
            <text:p>3,725</text:p>
          </table:table-cell>
          <table:table-cell table:style-name="ce26" office:value-type="float" office:value="1047" calcext:value-type="float">
            <text:p>1,047</text:p>
          </table:table-cell>
          <table:table-cell table:style-name="ce26" office:value-type="float" office:value="941" calcext:value-type="float">
            <text:p>941</text:p>
          </table:table-cell>
          <table:table-cell table:style-name="ce26" office:value-type="float" office:value="724" calcext:value-type="float">
            <text:p>724</text:p>
          </table:table-cell>
          <table:table-cell table:style-name="ce26" office:value-type="float" office:value="570" calcext:value-type="float">
            <text:p>570</text:p>
          </table:table-cell>
          <table:table-cell table:style-name="ce38" office:value-type="float" office:value="443" calcext:value-type="float">
            <text:p>44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58" calcext:value-type="float">
            <text:p>158</text:p>
          </table:table-cell>
          <table:table-cell table:style-name="ce38" office:value-type="float" office:value="114" calcext:value-type="float">
            <text:p>114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7" calcext:value-type="float">
            <text:p>17</text:p>
          </table:table-cell>
          <table:table-cell table:style-name="ce38" office:value-type="float" office:value="21" calcext:value-type="float">
            <text:p>21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3213" calcext:value-type="float">
            <text:p>93,213</text:p>
          </table:table-cell>
          <table:table-cell table:style-name="ce25" table:formula="of:=SUM([.E83:.I83])" office:value-type="float" office:value="4642" calcext:value-type="float">
            <text:p>4,642</text:p>
          </table:table-cell>
          <table:table-cell table:style-name="ce25" office:value-type="float" office:value="1005" calcext:value-type="float">
            <text:p>1,005</text:p>
          </table:table-cell>
          <table:table-cell table:style-name="ce25" office:value-type="float" office:value="1027" calcext:value-type="float">
            <text:p>1,027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4117" calcext:value-type="float">
            <text:p>4,117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office:value-type="float" office:value="767" calcext:value-type="float">
            <text:p>767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834" calcext:value-type="float">
            <text:p>834</text:p>
          </table:table-cell>
          <table:table-cell table:style-name="ce49" office:value-type="float" office:value="811" calcext:value-type="float">
            <text:p>811</text:p>
          </table:table-cell>
          <table:table-cell table:style-name="ce25" office:value-type="float" office:value="4361" calcext:value-type="float">
            <text:p>4,361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office:value-type="float" office:value="896" calcext:value-type="float">
            <text:p>896</text:p>
          </table:table-cell>
          <table:table-cell table:style-name="ce49" office:value-type="float" office:value="910" calcext:value-type="float">
            <text:p>910</text:p>
          </table:table-cell>
          <table:table-cell table:style-name="ce25" office:value-type="float" office:value="5373" calcext:value-type="float">
            <text:p>5,373</text:p>
          </table:table-cell>
          <table:table-cell table:style-name="ce25" office:value-type="float" office:value="910" calcext:value-type="float">
            <text:p>910</text:p>
          </table:table-cell>
          <table:table-cell table:style-name="ce25" office:value-type="float" office:value="978" calcext:value-type="float">
            <text:p>978</text:p>
          </table:table-cell>
          <table:table-cell table:style-name="ce25" office:value-type="float" office:value="977" calcext:value-type="float">
            <text:p>977</text:p>
          </table:table-cell>
          <table:table-cell table:style-name="ce25" office:value-type="float" office:value="1102" calcext:value-type="float">
            <text:p>1,102</text:p>
          </table:table-cell>
          <table:table-cell table:style-name="ce49" office:value-type="float" office:value="1406" calcext:value-type="float">
            <text:p>1,406</text:p>
          </table:table-cell>
          <table:table-cell table:style-name="ce25" office:value-type="float" office:value="7071" calcext:value-type="float">
            <text:p>7,071</text:p>
          </table:table-cell>
          <table:table-cell table:style-name="ce25" office:value-type="float" office:value="1404" calcext:value-type="float">
            <text:p>1,404</text:p>
          </table:table-cell>
          <table:table-cell table:style-name="ce25" office:value-type="float" office:value="1319" calcext:value-type="float">
            <text:p>1,319</text:p>
          </table:table-cell>
          <table:table-cell table:style-name="ce25" office:value-type="float" office:value="1338" calcext:value-type="float">
            <text:p>1,338</text:p>
          </table:table-cell>
          <table:table-cell table:style-name="ce25" office:value-type="float" office:value="1483" calcext:value-type="float">
            <text:p>1,483</text:p>
          </table:table-cell>
          <table:table-cell table:style-name="ce49" office:value-type="float" office:value="1527" calcext:value-type="float">
            <text:p>1,527</text:p>
          </table:table-cell>
          <table:table-cell table:style-name="ce25" office:value-type="float" office:value="7687" calcext:value-type="float">
            <text:p>7,687</text:p>
          </table:table-cell>
          <table:table-cell table:style-name="ce25" office:value-type="float" office:value="1531" calcext:value-type="float">
            <text:p>1,531</text:p>
          </table:table-cell>
          <table:table-cell table:style-name="ce25" office:value-type="float" office:value="1490" calcext:value-type="float">
            <text:p>1,490</text:p>
          </table:table-cell>
          <table:table-cell table:style-name="ce25" office:value-type="float" office:value="1515" calcext:value-type="float">
            <text:p>1,515</text:p>
          </table:table-cell>
          <table:table-cell table:style-name="ce25" office:value-type="float" office:value="1557" calcext:value-type="float">
            <text:p>1,557</text:p>
          </table:table-cell>
          <table:table-cell table:style-name="ce49" office:value-type="float" office:value="1594" calcext:value-type="float">
            <text:p>1,594</text:p>
          </table:table-cell>
          <table:table-cell table:style-name="ce25" office:value-type="float" office:value="7747" calcext:value-type="float">
            <text:p>7,747</text:p>
          </table:table-cell>
          <table:table-cell table:style-name="ce25" office:value-type="float" office:value="1622" calcext:value-type="float">
            <text:p>1,622</text:p>
          </table:table-cell>
          <table:table-cell table:style-name="ce25" office:value-type="float" office:value="1630" calcext:value-type="float">
            <text:p>1,630</text:p>
          </table:table-cell>
          <table:table-cell table:style-name="ce25" office:value-type="float" office:value="1524" calcext:value-type="float">
            <text:p>1,524</text:p>
          </table:table-cell>
          <table:table-cell table:style-name="ce25" office:value-type="float" office:value="1492" calcext:value-type="float">
            <text:p>1,492</text:p>
          </table:table-cell>
          <table:table-cell table:style-name="ce49" office:value-type="float" office:value="1479" calcext:value-type="float">
            <text:p>1,479</text:p>
          </table:table-cell>
          <table:table-cell table:style-name="ce25" office:value-type="float" office:value="7365" calcext:value-type="float">
            <text:p>7,365</text:p>
          </table:table-cell>
          <table:table-cell table:style-name="ce25" office:value-type="float" office:value="1496" calcext:value-type="float">
            <text:p>1,496</text:p>
          </table:table-cell>
          <table:table-cell table:style-name="ce25" office:value-type="float" office:value="1454" calcext:value-type="float">
            <text:p>1,454</text:p>
          </table:table-cell>
          <table:table-cell table:style-name="ce25" office:value-type="float" office:value="1499" calcext:value-type="float">
            <text:p>1,499</text:p>
          </table:table-cell>
          <table:table-cell table:style-name="ce25" office:value-type="float" office:value="1497" calcext:value-type="float">
            <text:p>1,497</text:p>
          </table:table-cell>
          <table:table-cell table:style-name="ce49" office:value-type="float" office:value="1419" calcext:value-type="float">
            <text:p>1,419</text:p>
          </table:table-cell>
          <table:table-cell table:style-name="ce25" office:value-type="float" office:value="7725" calcext:value-type="float">
            <text:p>7,725</text:p>
          </table:table-cell>
          <table:table-cell table:style-name="ce25" office:value-type="float" office:value="1431" calcext:value-type="float">
            <text:p>1,431</text:p>
          </table:table-cell>
          <table:table-cell table:style-name="ce25" office:value-type="float" office:value="1485" calcext:value-type="float">
            <text:p>1,485</text:p>
          </table:table-cell>
          <table:table-cell table:style-name="ce25" office:value-type="float" office:value="1577" calcext:value-type="float">
            <text:p>1,577</text:p>
          </table:table-cell>
          <table:table-cell table:style-name="ce25" office:value-type="float" office:value="1602" calcext:value-type="float">
            <text:p>1,602</text:p>
          </table:table-cell>
          <table:table-cell table:style-name="ce49" office:value-type="float" office:value="1630" calcext:value-type="float">
            <text:p>1,630</text:p>
          </table:table-cell>
          <table:table-cell table:style-name="ce25" office:value-type="float" office:value="7655" calcext:value-type="float">
            <text:p>7,655</text:p>
          </table:table-cell>
          <table:table-cell table:style-name="ce25" office:value-type="float" office:value="1531" calcext:value-type="float">
            <text:p>1,531</text:p>
          </table:table-cell>
          <table:table-cell table:style-name="ce25" office:value-type="float" office:value="1541" calcext:value-type="float">
            <text:p>1,541</text:p>
          </table:table-cell>
          <table:table-cell table:style-name="ce25" office:value-type="float" office:value="1476" calcext:value-type="float">
            <text:p>1,476</text:p>
          </table:table-cell>
          <table:table-cell table:style-name="ce25" office:value-type="float" office:value="1638" calcext:value-type="float">
            <text:p>1,638</text:p>
          </table:table-cell>
          <table:table-cell table:style-name="ce49" office:value-type="float" office:value="1469" calcext:value-type="float">
            <text:p>1,469</text:p>
          </table:table-cell>
          <table:table-cell table:style-name="ce25" office:value-type="float" office:value="8017" calcext:value-type="float">
            <text:p>8,017</text:p>
          </table:table-cell>
          <table:table-cell table:style-name="ce25" office:value-type="float" office:value="1751" calcext:value-type="float">
            <text:p>1,751</text:p>
          </table:table-cell>
          <table:table-cell table:style-name="ce25" office:value-type="float" office:value="1632" calcext:value-type="float">
            <text:p>1,632</text:p>
          </table:table-cell>
          <table:table-cell table:style-name="ce25" office:value-type="float" office:value="1607" calcext:value-type="float">
            <text:p>1,607</text:p>
          </table:table-cell>
          <table:table-cell table:style-name="ce25" office:value-type="float" office:value="1515" calcext:value-type="float">
            <text:p>1,515</text:p>
          </table:table-cell>
          <table:table-cell table:style-name="ce49" office:value-type="float" office:value="1512" calcext:value-type="float">
            <text:p>1,512</text:p>
          </table:table-cell>
          <table:table-cell table:style-name="ce25" office:value-type="float" office:value="5871" calcext:value-type="float">
            <text:p>5,871</text:p>
          </table:table-cell>
          <table:table-cell table:style-name="ce25" office:value-type="float" office:value="1387" calcext:value-type="float">
            <text:p>1,387</text:p>
          </table:table-cell>
          <table:table-cell table:style-name="ce25" office:value-type="float" office:value="1303" calcext:value-type="float">
            <text:p>1,303</text:p>
          </table:table-cell>
          <table:table-cell table:style-name="ce25" office:value-type="float" office:value="1199" calcext:value-type="float">
            <text:p>1,199</text:p>
          </table:table-cell>
          <table:table-cell table:style-name="ce25" office:value-type="float" office:value="982" calcext:value-type="float">
            <text:p>982</text:p>
          </table:table-cell>
          <table:table-cell table:style-name="ce49" office:value-type="float" office:value="1000" calcext:value-type="float">
            <text:p>1,000</text:p>
          </table:table-cell>
          <table:table-cell table:style-name="ce25" office:value-type="float" office:value="4043" calcext:value-type="float">
            <text:p>4,043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office:value-type="float" office:value="707" calcext:value-type="float">
            <text:p>707</text:p>
          </table:table-cell>
          <table:table-cell table:style-name="ce25" office:value-type="float" office:value="783" calcext:value-type="float">
            <text:p>783</text:p>
          </table:table-cell>
          <table:table-cell table:style-name="ce49" office:value-type="float" office:value="854" calcext:value-type="float">
            <text:p>854</text:p>
          </table:table-cell>
          <table:table-cell table:style-name="ce25" office:value-type="float" office:value="3543" calcext:value-type="float">
            <text:p>3,543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office:value-type="float" office:value="752" calcext:value-type="float">
            <text:p>752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695" calcext:value-type="float">
            <text:p>695</text:p>
          </table:table-cell>
          <table:table-cell table:style-name="ce49" office:value-type="float" office:value="663" calcext:value-type="float">
            <text:p>663</text:p>
          </table:table-cell>
          <table:table-cell table:style-name="ce25" office:value-type="float" office:value="3188" calcext:value-type="float">
            <text:p>3,188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559" calcext:value-type="float">
            <text:p>559</text:p>
          </table:table-cell>
          <table:table-cell table:style-name="ce49" office:value-type="float" office:value="620" calcext:value-type="float">
            <text:p>620</text:p>
          </table:table-cell>
          <table:table-cell table:style-name="ce25" office:value-type="float" office:value="2221" calcext:value-type="float">
            <text:p>2,221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office:value-type="float" office:value="399" calcext:value-type="float">
            <text:p>399</text:p>
          </table:table-cell>
          <table:table-cell table:style-name="ce49" office:value-type="float" office:value="386" calcext:value-type="float">
            <text:p>386</text:p>
          </table:table-cell>
          <table:table-cell table:style-name="ce25" office:value-type="float" office:value="1360" calcext:value-type="float">
            <text:p>1,360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276" calcext:value-type="float">
            <text:p>276</text:p>
          </table:table-cell>
          <table:table-cell table:style-name="ce49" office:value-type="float" office:value="222" calcext:value-type="float">
            <text:p>222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99" calcext:value-type="float">
            <text:p>99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4" calcext:value-type="float">
            <text:p>44</text:p>
          </table:table-cell>
          <table:table-cell table:style-name="ce49" office:value-type="float" office:value="37" calcext:value-type="float">
            <text:p>37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1" calcext:value-type="float">
            <text:p>11</text:p>
          </table:table-cell>
          <table:table-cell table:style-name="ce49" office:value-type="float" office:value="16" calcext:value-type="float">
            <text:p>16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020" calcext:value-type="float">
            <text:p>50,020</text:p>
          </table:table-cell>
          <table:table-cell table:style-name="ce25" table:formula="of:=SUM([.E84:.I84])" office:value-type="float" office:value="2452" calcext:value-type="float">
            <text:p>2,452</text:p>
          </table:table-cell>
          <table:table-cell table:style-name="ce27" office:value-type="float" office:value="537" calcext:value-type="float">
            <text:p>537</text:p>
          </table:table-cell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2166" calcext:value-type="float">
            <text:p>2,166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412" calcext:value-type="float">
            <text:p>412</text:p>
          </table:table-cell>
          <table:table-cell table:style-name="ce50" office:value-type="float" office:value="430" calcext:value-type="float">
            <text:p>430</text:p>
          </table:table-cell>
          <table:table-cell table:style-name="ce27" office:value-type="float" office:value="2245" calcext:value-type="float">
            <text:p>2,245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468" calcext:value-type="float">
            <text:p>468</text:p>
          </table:table-cell>
          <table:table-cell table:style-name="ce50" office:value-type="float" office:value="457" calcext:value-type="float">
            <text:p>457</text:p>
          </table:table-cell>
          <table:table-cell table:style-name="ce27" office:value-type="float" office:value="2791" calcext:value-type="float">
            <text:p>2,791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511" calcext:value-type="float">
            <text:p>511</text:p>
          </table:table-cell>
          <table:table-cell table:style-name="ce27" office:value-type="float" office:value="575" calcext:value-type="float">
            <text:p>575</text:p>
          </table:table-cell>
          <table:table-cell table:style-name="ce50" office:value-type="float" office:value="721" calcext:value-type="float">
            <text:p>721</text:p>
          </table:table-cell>
          <table:table-cell table:style-name="ce27" office:value-type="float" office:value="3607" calcext:value-type="float">
            <text:p>3,607</text:p>
          </table:table-cell>
          <table:table-cell table:style-name="ce27" office:value-type="float" office:value="702" calcext:value-type="float">
            <text:p>702</text:p>
          </table:table-cell>
          <table:table-cell table:style-name="ce27" office:value-type="float" office:value="675" calcext:value-type="float">
            <text:p>675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760" calcext:value-type="float">
            <text:p>760</text:p>
          </table:table-cell>
          <table:table-cell table:style-name="ce50" office:value-type="float" office:value="791" calcext:value-type="float">
            <text:p>791</text:p>
          </table:table-cell>
          <table:table-cell table:style-name="ce27" office:value-type="float" office:value="3893" calcext:value-type="float">
            <text:p>3,893</text:p>
          </table:table-cell>
          <table:table-cell table:style-name="ce27" office:value-type="float" office:value="774" calcext:value-type="float">
            <text:p>774</text:p>
          </table:table-cell>
          <table:table-cell table:style-name="ce27" office:value-type="float" office:value="781" calcext:value-type="float">
            <text:p>781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785" calcext:value-type="float">
            <text:p>785</text:p>
          </table:table-cell>
          <table:table-cell table:style-name="ce50" office:value-type="float" office:value="803" calcext:value-type="float">
            <text:p>803</text:p>
          </table:table-cell>
          <table:table-cell table:style-name="ce27" office:value-type="float" office:value="3990" calcext:value-type="float">
            <text:p>3,990</text:p>
          </table:table-cell>
          <table:table-cell table:style-name="ce27" office:value-type="float" office:value="775" calcext:value-type="float">
            <text:p>775</text:p>
          </table:table-cell>
          <table:table-cell table:style-name="ce27" office:value-type="float" office:value="825" calcext:value-type="float">
            <text:p>825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765" calcext:value-type="float">
            <text:p>765</text:p>
          </table:table-cell>
          <table:table-cell table:style-name="ce50" office:value-type="float" office:value="823" calcext:value-type="float">
            <text:p>823</text:p>
          </table:table-cell>
          <table:table-cell table:style-name="ce27" office:value-type="float" office:value="4252" calcext:value-type="float">
            <text:p>4,252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897" calcext:value-type="float">
            <text:p>897</text:p>
          </table:table-cell>
          <table:table-cell table:style-name="ce50" office:value-type="float" office:value="851" calcext:value-type="float">
            <text:p>851</text:p>
          </table:table-cell>
          <table:table-cell table:style-name="ce27" office:value-type="float" office:value="4551" calcext:value-type="float">
            <text:p>4,551</text:p>
          </table:table-cell>
          <table:table-cell table:style-name="ce27" office:value-type="float" office:value="822" calcext:value-type="float">
            <text:p>822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988" calcext:value-type="float">
            <text:p>988</text:p>
          </table:table-cell>
          <table:table-cell table:style-name="ce50" office:value-type="float" office:value="954" calcext:value-type="float">
            <text:p>954</text:p>
          </table:table-cell>
          <table:table-cell table:style-name="ce27" office:value-type="float" office:value="4480" calcext:value-type="float">
            <text:p>4,480</text:p>
          </table:table-cell>
          <table:table-cell table:style-name="ce27" office:value-type="float" office:value="896" calcext:value-type="float">
            <text:p>896</text:p>
          </table:table-cell>
          <table:table-cell table:style-name="ce27" office:value-type="float" office:value="908" calcext:value-type="float">
            <text:p>908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943" calcext:value-type="float">
            <text:p>943</text:p>
          </table:table-cell>
          <table:table-cell table:style-name="ce50" office:value-type="float" office:value="863" calcext:value-type="float">
            <text:p>863</text:p>
          </table:table-cell>
          <table:table-cell table:style-name="ce27" office:value-type="float" office:value="4409" calcext:value-type="float">
            <text:p>4,409</text:p>
          </table:table-cell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859" calcext:value-type="float">
            <text:p>859</text:p>
          </table:table-cell>
          <table:table-cell table:style-name="ce27" office:value-type="float" office:value="834" calcext:value-type="float">
            <text:p>834</text:p>
          </table:table-cell>
          <table:table-cell table:style-name="ce50" office:value-type="float" office:value="813" calcext:value-type="float">
            <text:p>813</text:p>
          </table:table-cell>
          <table:table-cell table:style-name="ce27" office:value-type="float" office:value="3173" calcext:value-type="float">
            <text:p>3,173</text:p>
          </table:table-cell>
          <table:table-cell table:style-name="ce27" office:value-type="float" office:value="769" calcext:value-type="float">
            <text:p>769</text:p>
          </table:table-cell>
          <table:table-cell table:style-name="ce27" office:value-type="float" office:value="667" calcext:value-type="float">
            <text:p>667</text:p>
          </table:table-cell>
          <table:table-cell table:style-name="ce27" office:value-type="float" office:value="648" calcext:value-type="float">
            <text:p>648</text:p>
          </table:table-cell>
          <table:table-cell table:style-name="ce27" office:value-type="float" office:value="537" calcext:value-type="float">
            <text:p>537</text:p>
          </table:table-cell>
          <table:table-cell table:style-name="ce50" office:value-type="float" office:value="552" calcext:value-type="float">
            <text:p>552</text:p>
          </table:table-cell>
          <table:table-cell table:style-name="ce27" office:value-type="float" office:value="2219" calcext:value-type="float">
            <text:p>2,219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434" calcext:value-type="float">
            <text:p>434</text:p>
          </table:table-cell>
          <table:table-cell table:style-name="ce50" office:value-type="float" office:value="491" calcext:value-type="float">
            <text:p>491</text:p>
          </table:table-cell>
          <table:table-cell table:style-name="ce27" office:value-type="float" office:value="1975" calcext:value-type="float">
            <text:p>1,975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391" calcext:value-type="float">
            <text:p>391</text:p>
          </table:table-cell>
          <table:table-cell table:style-name="ce50" office:value-type="float" office:value="371" calcext:value-type="float">
            <text:p>371</text:p>
          </table:table-cell>
          <table:table-cell table:style-name="ce27" office:value-type="float" office:value="1805" calcext:value-type="float">
            <text:p>1,805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314" calcext:value-type="float">
            <text:p>314</text:p>
          </table:table-cell>
          <table:table-cell table:style-name="ce50" office:value-type="float" office:value="348" calcext:value-type="float">
            <text:p>348</text:p>
          </table:table-cell>
          <table:table-cell table:style-name="ce27" office:value-type="float" office:value="1056" calcext:value-type="float">
            <text:p>1,056</text:p>
          </table:table-cell>
          <table:table-cell table:style-name="ce27" office:value-type="float" office:value="286" calcext:value-type="float">
            <text:p>286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177" calcext:value-type="float">
            <text:p>177</text:p>
          </table:table-cell>
          <table:table-cell table:style-name="ce50" office:value-type="float" office:value="144" calcext:value-type="float">
            <text:p>144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14" calcext:value-type="float">
            <text:p>114</text:p>
          </table:table-cell>
          <table:table-cell table:style-name="ce50" office:value-type="float" office:value="83" calcext:value-type="float">
            <text:p>83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4" calcext:value-type="float">
            <text:p>44</text:p>
          </table:table-cell>
          <table:table-cell table:style-name="ce50" office:value-type="float" office:value="43" calcext:value-type="float">
            <text:p>43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50" office:value-type="float" office:value="10" calcext:value-type="float">
            <text:p>1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3193" calcext:value-type="float">
            <text:p>43,193</text:p>
          </table:table-cell>
          <table:table-cell table:style-name="ce38" table:formula="of:=SUM([.E85:.I85])" office:value-type="float" office:value="2190" calcext:value-type="float">
            <text:p>2,190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422" calcext:value-type="float">
            <text:p>422</text:p>
          </table:table-cell>
          <table:table-cell table:style-name="ce51" office:value-type="float" office:value="381" calcext:value-type="float">
            <text:p>381</text:p>
          </table:table-cell>
          <table:table-cell table:style-name="ce28" office:value-type="float" office:value="2116" calcext:value-type="float">
            <text:p>2,116</text:p>
          </table:table-cell>
          <table:table-cell table:style-name="ce28" office:value-type="float" office:value="395" calcext:value-type="float">
            <text:p>395</text:p>
          </table:table-cell>
          <table:table-cell table:number-columns-repeated="2" table:style-name="ce28" office:value-type="float" office:value="420" calcext:value-type="float">
            <text:p>420</text:p>
          </table:table-cell>
          <table:table-cell table:style-name="ce28" office:value-type="float" office:value="428" calcext:value-type="float">
            <text:p>428</text:p>
          </table:table-cell>
          <table:table-cell table:style-name="ce51" office:value-type="float" office:value="453" calcext:value-type="float">
            <text:p>453</text:p>
          </table:table-cell>
          <table:table-cell table:style-name="ce28" office:value-type="float" office:value="2582" calcext:value-type="float">
            <text:p>2,582</text:p>
          </table:table-cell>
          <table:table-cell table:number-columns-repeated="2" table:style-name="ce28" office:value-type="float" office:value="452" calcext:value-type="float">
            <text:p>452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527" calcext:value-type="float">
            <text:p>527</text:p>
          </table:table-cell>
          <table:table-cell table:style-name="ce51" office:value-type="float" office:value="685" calcext:value-type="float">
            <text:p>685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23" calcext:value-type="float">
            <text:p>723</text:p>
          </table:table-cell>
          <table:table-cell table:style-name="ce51" office:value-type="float" office:value="736" calcext:value-type="float">
            <text:p>736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72" calcext:value-type="float">
            <text:p>772</text:p>
          </table:table-cell>
          <table:table-cell table:style-name="ce51" office:value-type="float" office:value="791" calcext:value-type="float">
            <text:p>791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27" calcext:value-type="float">
            <text:p>727</text:p>
          </table:table-cell>
          <table:table-cell table:style-name="ce51" office:value-type="float" office:value="656" calcext:value-type="float">
            <text:p>656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00" calcext:value-type="float">
            <text:p>600</text:p>
          </table:table-cell>
          <table:table-cell table:style-name="ce51" office:value-type="float" office:value="568" calcext:value-type="float">
            <text:p>568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614" calcext:value-type="float">
            <text:p>614</text:p>
          </table:table-cell>
          <table:table-cell table:style-name="ce51" office:value-type="float" office:value="676" calcext:value-type="float">
            <text:p>676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695" calcext:value-type="float">
            <text:p>695</text:p>
          </table:table-cell>
          <table:table-cell table:style-name="ce51" office:value-type="float" office:value="606" calcext:value-type="float">
            <text:p>606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81" calcext:value-type="float">
            <text:p>681</text:p>
          </table:table-cell>
          <table:table-cell table:style-name="ce51" office:value-type="float" office:value="699" calcext:value-type="float">
            <text:p>699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445" calcext:value-type="float">
            <text:p>445</text:p>
          </table:table-cell>
          <table:table-cell table:style-name="ce51" office:value-type="float" office:value="448" calcext:value-type="float">
            <text:p>448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49" calcext:value-type="float">
            <text:p>349</text:p>
          </table:table-cell>
          <table:table-cell table:style-name="ce51" office:value-type="float" office:value="363" calcext:value-type="float">
            <text:p>363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304" calcext:value-type="float">
            <text:p>304</text:p>
          </table:table-cell>
          <table:table-cell table:style-name="ce51" office:value-type="float" office:value="292" calcext:value-type="float">
            <text:p>292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45" calcext:value-type="float">
            <text:p>245</text:p>
          </table:table-cell>
          <table:table-cell table:style-name="ce51" office:value-type="float" office:value="272" calcext:value-type="float">
            <text:p>272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22" calcext:value-type="float">
            <text:p>222</text:p>
          </table:table-cell>
          <table:table-cell table:style-name="ce51" office:value-type="float" office:value="242" calcext:value-type="float">
            <text:p>242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62" calcext:value-type="float">
            <text:p>162</text:p>
          </table:table-cell>
          <table:table-cell table:style-name="ce51" office:value-type="float" office:value="139" calcext:value-type="float">
            <text:p>139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8" calcext:value-type="float">
            <text:p>78</text:p>
          </table:table-cell>
          <table:table-cell table:style-name="ce51" office:value-type="float" office:value="56" calcext:value-type="float">
            <text:p>56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3329" calcext:value-type="float">
            <text:p>83,329</text:p>
          </table:table-cell>
          <table:table-cell table:style-name="ce29" table:formula="of:=SUM([.E86:.I86])" office:value-type="float" office:value="4168" calcext:value-type="float">
            <text:p>4,168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26" calcext:value-type="float">
            <text:p>726</text:p>
          </table:table-cell>
          <table:table-cell table:style-name="ce52" office:value-type="float" office:value="712" calcext:value-type="float">
            <text:p>712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98" calcext:value-type="float">
            <text:p>798</text:p>
          </table:table-cell>
          <table:table-cell table:style-name="ce52" office:value-type="float" office:value="812" calcext:value-type="float">
            <text:p>812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989" calcext:value-type="float">
            <text:p>989</text:p>
          </table:table-cell>
          <table:table-cell table:style-name="ce52" office:value-type="float" office:value="1251" calcext:value-type="float">
            <text:p>1,251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333" calcext:value-type="float">
            <text:p>1,333</text:p>
          </table:table-cell>
          <table:table-cell table:style-name="ce52" office:value-type="float" office:value="1386" calcext:value-type="float">
            <text:p>1,386</text:p>
          </table:table-cell>
          <table:table-cell table:style-name="ce29" office:value-type="float" office:value="6869" calcext:value-type="float">
            <text:p>6,869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382" calcext:value-type="float">
            <text:p>1,382</text:p>
          </table:table-cell>
          <table:table-cell table:style-name="ce52" office:value-type="float" office:value="1427" calcext:value-type="float">
            <text:p>1,427</text:p>
          </table:table-cell>
          <table:table-cell table:style-name="ce29" office:value-type="float" office:value="6911" calcext:value-type="float">
            <text:p>6,91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308" calcext:value-type="float">
            <text:p>1,308</text:p>
          </table:table-cell>
          <table:table-cell table:style-name="ce52" office:value-type="float" office:value="1313" calcext:value-type="float">
            <text:p>1,313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337" calcext:value-type="float">
            <text:p>1,337</text:p>
          </table:table-cell>
          <table:table-cell table:style-name="ce52" office:value-type="float" office:value="1261" calcext:value-type="float">
            <text:p>1,261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409" calcext:value-type="float">
            <text:p>1,409</text:p>
          </table:table-cell>
          <table:table-cell table:style-name="ce52" office:value-type="float" office:value="1474" calcext:value-type="float">
            <text:p>1,474</text:p>
          </table:table-cell>
          <table:table-cell table:style-name="ce29" office:value-type="float" office:value="6725" calcext:value-type="float">
            <text:p>6,725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426" calcext:value-type="float">
            <text:p>1,426</text:p>
          </table:table-cell>
          <table:table-cell table:style-name="ce52" office:value-type="float" office:value="1285" calcext:value-type="float">
            <text:p>1,285</text:p>
          </table:table-cell>
          <table:table-cell table:style-name="ce29" office:value-type="float" office:value="7095" calcext:value-type="float">
            <text:p>7,09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347" calcext:value-type="float">
            <text:p>1,347</text:p>
          </table:table-cell>
          <table:table-cell table:style-name="ce52" office:value-type="float" office:value="1339" calcext:value-type="float">
            <text:p>1,339</text:p>
          </table:table-cell>
          <table:table-cell table:style-name="ce29" office:value-type="float" office:value="5240" calcext:value-type="float">
            <text:p>5,240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863" calcext:value-type="float">
            <text:p>863</text:p>
          </table:table-cell>
          <table:table-cell table:style-name="ce52" office:value-type="float" office:value="900" calcext:value-type="float">
            <text:p>900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707" calcext:value-type="float">
            <text:p>707</text:p>
          </table:table-cell>
          <table:table-cell table:style-name="ce52" office:value-type="float" office:value="793" calcext:value-type="float">
            <text:p>793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648" calcext:value-type="float">
            <text:p>648</text:p>
          </table:table-cell>
          <table:table-cell table:style-name="ce52" office:value-type="float" office:value="611" calcext:value-type="float">
            <text:p>611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521" calcext:value-type="float">
            <text:p>521</text:p>
          </table:table-cell>
          <table:table-cell table:style-name="ce52" office:value-type="float" office:value="571" calcext:value-type="float">
            <text:p>571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249" calcext:value-type="float">
            <text:p>44,249</text:p>
          </table:table-cell>
          <table:table-cell table:style-name="ce29" table:formula="of:=SUM([.E87:.I87])" office:value-type="float" office:value="2179" calcext:value-type="float">
            <text:p>2,179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52" calcext:value-type="float">
            <text:p>352</text:p>
          </table:table-cell>
          <table:table-cell table:style-name="ce52" office:value-type="float" office:value="382" calcext:value-type="float">
            <text:p>382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426" calcext:value-type="float">
            <text:p>426</text:p>
          </table:table-cell>
          <table:table-cell table:style-name="ce52" office:value-type="float" office:value="413" calcext:value-type="float">
            <text:p>413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523" calcext:value-type="float">
            <text:p>523</text:p>
          </table:table-cell>
          <table:table-cell table:style-name="ce52" office:value-type="float" office:value="630" calcext:value-type="float">
            <text:p>630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74" calcext:value-type="float">
            <text:p>674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86" calcext:value-type="float">
            <text:p>686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65" calcext:value-type="float">
            <text:p>665</text:p>
          </table:table-cell>
          <table:table-cell table:style-name="ce52" office:value-type="float" office:value="724" calcext:value-type="float">
            <text:p>724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87" calcext:value-type="float">
            <text:p>787</text:p>
          </table:table-cell>
          <table:table-cell table:style-name="ce52" office:value-type="float" office:value="742" calcext:value-type="float">
            <text:p>742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849" calcext:value-type="float">
            <text:p>849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810" calcext:value-type="float">
            <text:p>810</text:p>
          </table:table-cell>
          <table:table-cell table:style-name="ce52" office:value-type="float" office:value="742" calcext:value-type="float">
            <text:p>742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34" calcext:value-type="float">
            <text:p>734</text:p>
          </table:table-cell>
          <table:table-cell table:style-name="ce52" office:value-type="float" office:value="704" calcext:value-type="float">
            <text:p>704</text:p>
          </table:table-cell>
          <table:table-cell table:style-name="ce29" office:value-type="float" office:value="2781" calcext:value-type="float">
            <text:p>2,781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461" calcext:value-type="float">
            <text:p>461</text:p>
          </table:table-cell>
          <table:table-cell table:style-name="ce52" office:value-type="float" office:value="497" calcext:value-type="float">
            <text:p>497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81" calcext:value-type="float">
            <text:p>381</text:p>
          </table:table-cell>
          <table:table-cell table:style-name="ce52" office:value-type="float" office:value="444" calcext:value-type="float">
            <text:p>444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342" calcext:value-type="float">
            <text:p>342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94" calcext:value-type="float">
            <text:p>294</text:p>
          </table:table-cell>
          <table:table-cell table:style-name="ce52" office:value-type="float" office:value="326" calcext:value-type="float">
            <text:p>326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9080" calcext:value-type="float">
            <text:p>39,080</text:p>
          </table:table-cell>
          <table:table-cell table:style-name="ce37" table:formula="of:=SUM([.E88:.I88])" office:value-type="float" office:value="1989" calcext:value-type="float">
            <text:p>1,989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74" calcext:value-type="float">
            <text:p>374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72" calcext:value-type="float">
            <text:p>372</text:p>
          </table:table-cell>
          <table:table-cell table:style-name="ce37" office:value-type="float" office:value="399" calcext:value-type="float">
            <text:p>399</text:p>
          </table:table-cell>
          <table:table-cell table:style-name="ce30" office:value-type="float" office:value="2301" calcext:value-type="float">
            <text:p>2,301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466" calcext:value-type="float">
            <text:p>466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659" calcext:value-type="float">
            <text:p>659</text:p>
          </table:table-cell>
          <table:table-cell table:style-name="ce37" office:value-type="float" office:value="680" calcext:value-type="float">
            <text:p>680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96" calcext:value-type="float">
            <text:p>696</text:p>
          </table:table-cell>
          <table:table-cell table:style-name="ce37" office:value-type="float" office:value="718" calcext:value-type="float">
            <text:p>718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43" calcext:value-type="float">
            <text:p>643</text:p>
          </table:table-cell>
          <table:table-cell table:style-name="ce37" office:value-type="float" office:value="589" calcext:value-type="float">
            <text:p>589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50" calcext:value-type="float">
            <text:p>550</text:p>
          </table:table-cell>
          <table:table-cell table:style-name="ce37" office:value-type="float" office:value="519" calcext:value-type="float">
            <text:p>519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552" calcext:value-type="float">
            <text:p>552</text:p>
          </table:table-cell>
          <table:table-cell table:style-name="ce37" office:value-type="float" office:value="625" calcext:value-type="float">
            <text:p>625</text:p>
          </table:table-cell>
          <table:table-cell table:style-name="ce30" office:value-type="float" office:value="2825" calcext:value-type="float">
            <text:p>2,825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616" calcext:value-type="float">
            <text:p>616</text:p>
          </table:table-cell>
          <table:table-cell table:style-name="ce37" office:value-type="float" office:value="543" calcext:value-type="float">
            <text:p>543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635" calcext:value-type="float">
            <text:p>635</text:p>
          </table:table-cell>
          <table:table-cell table:style-name="ce30" office:value-type="float" office:value="2459" calcext:value-type="float">
            <text:p>2,459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float" office:value="403" calcext:value-type="float">
            <text:p>403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326" calcext:value-type="float">
            <text:p>326</text:p>
          </table:table-cell>
          <table:table-cell table:style-name="ce37" office:value-type="float" office:value="349" calcext:value-type="float">
            <text:p>349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91" calcext:value-type="float">
            <text:p>291</text:p>
          </table:table-cell>
          <table:table-cell table:style-name="ce37" office:value-type="float" office:value="269" calcext:value-type="float">
            <text:p>269</text:p>
          </table:table-cell>
          <table:table-cell table:style-name="ce30" office:value-type="float" office:value="1261" calcext:value-type="float">
            <text:p>1,261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27" calcext:value-type="float">
            <text:p>227</text:p>
          </table:table-cell>
          <table:table-cell table:style-name="ce37" office:value-type="float" office:value="245" calcext:value-type="float">
            <text:p>245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201" calcext:value-type="float">
            <text:p>201</text:p>
          </table:table-cell>
          <table:table-cell table:style-name="ce37" office:value-type="float" office:value="219" calcext:value-type="float">
            <text:p>219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50" calcext:value-type="float">
            <text:p>150</text:p>
          </table:table-cell>
          <table:table-cell table:style-name="ce37" office:value-type="float" office:value="122" calcext:value-type="float">
            <text:p>122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46" calcext:value-type="float">
            <text:p>46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884" calcext:value-type="float">
            <text:p>9,884</text:p>
          </table:table-cell>
          <table:table-cell table:style-name="ce29" table:formula="of:=SUM([.E89:.I89])" office:value-type="float" office:value="474" calcext:value-type="float">
            <text:p>474</text:p>
          </table:table-cell>
          <table:table-cell table:number-columns-repeated="2" table:style-name="ce29" office:value-type="float" office:value="100" calcext:value-type="float">
            <text:p>10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155" calcext:value-type="float">
            <text:p>155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60" calcext:value-type="float">
            <text:p>160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212" calcext:value-type="float">
            <text:p>212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76" calcext:value-type="float">
            <text:p>76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771" calcext:value-type="float">
            <text:p>5,771</text:p>
          </table:table-cell>
          <table:table-cell table:style-name="ce29" table:formula="of:=SUM([.E90:.I90])" office:value-type="float" office:value="273" calcext:value-type="float">
            <text:p>27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352" calcext:value-type="float">
            <text:p>352</text:p>
          </table:table-cell>
          <table:table-cell table:number-columns-repeated="2" table:style-name="ce29" office:value-type="float" office:value="57" calcext:value-type="float">
            <text:p>5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31" calcext:value-type="float">
            <text:p>131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33" calcext:value-type="float">
            <text:p>133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6" calcext:value-type="float">
            <text:p>76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13" calcext:value-type="float">
            <text:p>4,113</text:p>
          </table:table-cell>
          <table:table-cell table:style-name="ce37" table:formula="of:=SUM([.E91:.I91])" office:value-type="float" office:value="201" calcext:value-type="float">
            <text:p>20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54" calcext:value-type="float">
            <text:p>54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67" calcext:value-type="float">
            <text:p>67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9" calcext:value-type="float">
            <text:p>79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99" calcext:value-type="float">
            <text:p>99</text:p>
          </table:table-cell>
          <table:table-cell table:number-columns-repeated="2" table:style-name="ce30" office:value-type="float" office:value="25" calcext:value-type="float">
            <text:p>25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4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8月6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5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5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2"/>
          <table:table-cell table:number-columns-repeated="1021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MOI</dc:creator>
    <dc:date>2008-08-06T10:54:15</dc:date>
    <meta:print-date>2008-01-23T14:12:45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